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68pt"/>
    </style:style>
    <style:style style:name="co2" style:family="table-column">
      <style:table-column-properties fo:break-before="auto" style:column-width="50.6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31.55pt"/>
    </style:style>
    <style:style style:name="co9" style:family="table-column">
      <style:table-column-properties fo:break-before="auto" style:column-width="44.16pt"/>
    </style:style>
    <style:style style:name="co10" style:family="table-column">
      <style:table-column-properties fo:break-before="auto" style:column-width="15.39pt"/>
    </style:style>
    <style:style style:name="co11" style:family="table-column">
      <style:table-column-properties fo:break-before="auto" style:column-width="29.54pt"/>
    </style:style>
    <style:style style:name="co12" style:family="table-column">
      <style:table-column-properties fo:break-before="auto" style:column-width="54.85pt"/>
    </style:style>
    <style:style style:name="co13" style:family="table-column">
      <style:table-column-properties fo:break-before="auto" style:column-width="41.95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62.7pt"/>
    </style:style>
    <style:style style:name="co16" style:family="table-column">
      <style:table-column-properties fo:break-before="auto" style:column-width="43.4pt"/>
    </style:style>
    <style:style style:name="co17" style:family="table-column">
      <style:table-column-properties fo:break-before="auto" style:column-width="71.86pt"/>
    </style:style>
    <style:style style:name="co18" style:family="table-column">
      <style:table-column-properties fo:break-before="auto" style:column-width="54pt"/>
    </style:style>
    <style:style style:name="co19" style:family="table-column">
      <style:table-column-properties fo:break-before="auto" style:column-width="37.59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54.99pt"/>
    </style:style>
    <style:style style:name="co22" style:family="table-column">
      <style:table-column-properties fo:break-before="auto" style:column-width="71.6pt"/>
    </style:style>
    <style:style style:name="co23" style:family="table-column">
      <style:table-column-properties fo:break-before="auto" style:column-width="68.74pt"/>
    </style:style>
    <style:style style:name="co24" style:family="table-column">
      <style:table-column-properties fo:break-before="auto" style:column-width="74.35pt"/>
    </style:style>
    <style:style style:name="co25" style:family="table-column">
      <style:table-column-properties fo:break-before="auto" style:column-width="80.7pt"/>
    </style:style>
    <style:style style:name="co26" style:family="table-column">
      <style:table-column-properties fo:break-before="auto" style:column-width="56.81pt"/>
    </style:style>
    <style:style style:name="co27" style:family="table-column">
      <style:table-column-properties fo:break-before="auto" style:column-width="69.45pt"/>
    </style:style>
    <style:style style:name="co28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99pt solid #000000" fo:background-color="#faa61a" style:text-align-source="fix" style:repeat-content="false" fo:border-left="none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ackground-color="#faa61a"/>
    </style:style>
    <style:style style:name="ce4" style:family="table-cell" style:parent-style-name="Default">
      <style:table-cell-properties fo:border-bottom="0.99pt solid #000000" fo:background-color="#faa61a" fo:border-left="none" fo:border-right="none" fo:border-top="none"/>
    </style:style>
    <style:style style:name="ce5" style:family="table-cell" style:parent-style-name="Default">
      <style:table-cell-properties fo:background-color="#ef413d"/>
    </style:style>
    <style:style style:name="ce6" style:family="table-cell" style:parent-style-name="Default">
      <style:table-cell-properties fo:background-color="#72bf44"/>
    </style:style>
    <style:style style:name="ce7" style:family="table-cell" style:parent-style-name="Default">
      <style:table-cell-properties fo:border-bottom="0.99pt solid #000000" fo:background-color="#fff200" fo:border-left="none" fo:border-right="none" fo:border-top="none"/>
    </style:style>
    <style:style style:name="ce8" style:family="table-cell" style:parent-style-name="Default" style:data-style-name="N4">
      <style:table-cell-properties fo:background-color="#fff200"/>
    </style:style>
    <style:style style:name="ce9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4">
      <style:table-cell-properties fo:background-color="#999999"/>
    </style:style>
    <style:style style:name="ce11" style:family="table-cell" style:parent-style-name="Default" style:data-style-name="N4">
      <style:table-cell-properties fo:border-bottom="0.99pt solid #000000" fo:background-color="#999999" fo:border-left="none" fo:border-right="none" fo:border-top="none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 style:data-style-name="N136">
      <style:table-cell-properties fo:background-color="#fff200"/>
    </style:style>
    <style:style style:name="ce14" style:family="table-cell" style:parent-style-name="Default" style:data-style-name="N136">
      <style:table-cell-properties fo:border-bottom="0.99pt solid #000000" fo:background-color="#fff200" fo:border-left="none" fo:border-right="none" fo:border-top="none"/>
    </style:style>
    <style:style style:name="ce15" style:family="table-cell" style:parent-style-name="Default" style:data-style-name="N136">
      <style:table-cell-properties fo:background-color="#999999"/>
    </style:style>
    <style:style style:name="ce16" style:family="table-cell" style:parent-style-name="Default" style:data-style-name="N11"/>
    <style:style style:name="ce17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order-bottom="0.99pt solid #000000" fo:background-color="#999999" fo:border-left="none" fo:border-right="none" fo:border-top="none"/>
    </style:style>
    <style:style style:name="ce19" style:family="table-cell" style:parent-style-name="Default" style:data-style-name="N11">
      <style:table-cell-properties fo:border-bottom="0.99pt solid #000000" fo:border-left="none" fo:border-right="none" fo:border-top="none"/>
    </style:style>
    <style:style style:name="ce20" style:family="table-cell" style:parent-style-name="Default" style:data-style-name="N2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0.99pt solid #000000" fo:background-color="#faa61a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fff66"/>
    </style:style>
    <style:style style:name="ce24" style:family="table-cell" style:parent-style-name="Default" style:data-style-name="N4">
      <style:table-cell-properties fo:background-color="#ffff66"/>
    </style:style>
    <style:style style:name="ce25" style:family="table-cell" style:parent-style-name="Default" style:data-style-name="N4"/>
    <style:style style:name="ce26" style:family="table-cell" style:parent-style-name="Default" style:data-style-name="N137"/>
    <style:style style:name="ce27" style:family="table-cell" style:parent-style-name="Default" style:data-style-name="N137">
      <style:table-cell-properties fo:background-color="#fff200"/>
    </style:style>
    <style:style style:name="ce28" style:family="table-cell" style:parent-style-name="Default" style:data-style-name="N137">
      <style:table-cell-properties fo:background-color="#999999"/>
    </style:style>
    <style:style style:name="ce29" style:family="table-cell" style:parent-style-name="Default" style:data-style-name="N124"/>
    <style:style style:name="ce30" style:family="table-cell" style:parent-style-name="Default" style:data-style-name="N136"/>
    <style:style style:name="ce31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 style:data-style-name="N137">
      <style:table-cell-properties fo:background-color="#72bf44"/>
    </style:style>
    <style:style style:name="ce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5" style:family="table-cell" style:parent-style-name="Default">
      <style:table-cell-properties fo:border-bottom="0.99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137">
      <style:table-cell-properties fo:background-color="transparent"/>
    </style:style>
    <style:style style:name="ce38" style:family="table-cell" style:parent-style-name="Default" style:data-style-name="N122">
      <style:table-cell-properties fo:background-color="transparent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 style:data-style-name="N124">
      <style:table-cell-properties fo:background-color="#ffff66"/>
    </style:style>
    <style:style style:name="ce41" style:family="table-cell" style:parent-style-name="Default" style:data-style-name="N123"/>
  </office:automatic-styles>
  <office:body>
    <office:spreadsheet>
      <table:calculation-settings table:automatic-find-labels="false"/>
      <table:table table:name="LM3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vertir de [ºC] a [mA]</text:p>
          </table:table-cell>
          <table:covered-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'1º ) Calculamos Rt Segun el rango de temperaturas que queremos:</text:p>
          </table:table-cell>
          <table:table-cell table:number-columns-repeated="7"/>
          <table:table-cell table:style-name="Default" office:value-type="string" calcext:value-type="string">
            <text:p>Iloop=10[mv/ºC]*T[ºC]/Rt + 1.25/Rt * (Ra+Rt / R+Ra)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Temp[ºC]</text:p>
          </table:table-cell>
          <table:table-cell table:style-name="ce2" office:value-type="string" calcext:value-type="string">
            <text:p>VLM35[mv]</text:p>
          </table:table-cell>
          <table:table-cell table:style-name="ce2" office:value-type="string" calcext:value-type="string">
            <text:p>I[mA]</text:p>
          </table:table-cell>
          <table:table-cell table:number-columns-repeated="4"/>
          <table:table-cell table:style-name="Default" office:value-type="string" calcext:value-type="string">
            <text:p>Rt=(Vlmax-Vlmin)/(Imax-Imin)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inima</text:p>
          </table:table-cell>
          <table:table-cell table:style-name="ce6" office:value-type="float" office:value="-28.93" calcext:value-type="float">
            <text:p>-28.93</text:p>
          </table:table-cell>
          <table:table-cell table:style-name="ce12" table:formula="of:=[.B4]*10" office:value-type="float" office:value="-289.3" calcext:value-type="float">
            <text:p>-289.3</text:p>
          </table:table-cell>
          <table:table-cell table:style-name="ce17" office:value-type="float" office:value="4" calcext:value-type="float">
            <text:p>4</text:p>
          </table:table-cell>
          <table:table-cell table:formula="of:=[.B5]-[.E6]" office:value-type="float" office:value="-28.93" calcext:value-type="float">
            <text:p>-28.93</text:p>
          </table:table-cell>
          <table:table-cell table:number-columns-repeated="3"/>
          <table:table-cell table:style-name="Default" office:value-type="string" calcext:value-type="string">
            <text:p>(Ra+Rt) / (R+Ra) = {24[mA]*Rt – 10[mv]*(Tmax+Tmin)} / 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ximo</text:p>
          </table:table-cell>
          <table:table-cell table:style-name="ce6" office:value-type="float" office:value="28.67" calcext:value-type="float">
            <text:p>28.67</text:p>
          </table:table-cell>
          <table:table-cell table:style-name="ce12" table:formula="of:=[.B5]*10" office:value-type="float" office:value="286.7" calcext:value-type="float">
            <text:p>286.7</text:p>
          </table:table-cell>
          <table:table-cell table:style-name="ce17" office:value-type="float" office:value="20" calcext:value-type="float">
            <text:p>20</text:p>
          </table:table-cell>
          <table:table-cell table:formula="of:=[.B4]+[.E6]" office:value-type="float" office:value="28.67" calcext:value-type="float">
            <text:p>28.67</text:p>
          </table:table-cell>
          <table:table-cell table:number-columns-repeated="3"/>
          <table:table-cell table:style-name="Default" office:value-type="string" calcext:value-type="string">
            <text:p>Ra= (K R – Tr) / (1 – K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if</text:p>
          </table:table-cell>
          <table:table-cell table:style-name="ce7" table:formula="of:=[.B5]-[.B4]" office:value-type="float" office:value="57.6" calcext:value-type="float">
            <text:p>57.6</text:p>
          </table:table-cell>
          <table:table-cell table:style-name="ce7" table:formula="of:=[.C5]-[.C4]" office:value-type="float" office:value="576" calcext:value-type="float">
            <text:p>576</text:p>
          </table:table-cell>
          <table:table-cell table:style-name="ce18" table:formula="of:=[.D5]-[.D4]" office:value-type="float" office:value="16" calcext:value-type="float">
            <text:p>16</text:p>
          </table:table-cell>
          <table:table-cell table:formula="of:=[.D6]*[.E7]/10" office:value-type="float" office:value="57.6" calcext:value-type="float">
            <text:p>57.6</text:p>
          </table:table-cell>
          <table:table-cell office:value-type="string" calcext:value-type="string">
            <text:p>Rango Verdadero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t=[Ohms]</text:p>
          </table:table-cell>
          <table:table-cell table:style-name="ce12" table:formula="of:=[.C6]/[.D6]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Elejir segun valores comerciales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style-name="ce12" table:formula="of:=((([.D4]+[.D5])*[.E7])/2.5-([.C5]+[.C4])/2.5)/1000" office:value-type="float" office:value="0.34664" calcext:value-type="float">
            <text:p>0.3466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'2) Seleccionamos los valores de Ra y Rt segun la tabla</text:p>
          </table:table-cell>
          <table:table-cell table:number-columns-repeated="6"/>
          <table:table-cell office:value-type="string" calcext:value-type="string">
            <text:p>Ra</text:p>
          </table:table-cell>
          <table:table-cell table:style-name="Default" office:value-type="string" calcext:value-type="string">
            <text:p>R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RT Cal</text:p>
          </table:table-cell>
          <table:table-cell table:style-name="ce2" office:value-type="string" calcext:value-type="string">
            <text:p>RT Com</text:p>
          </table:table-cell>
          <table:table-cell/>
          <table:table-cell office:value-type="string" calcext:value-type="string">
            <text:p>Loop</text:p>
          </table:table-cell>
          <table:table-cell table:number-columns-repeated="2"/>
          <table:table-cell table:style-name="ce6" office:value-type="float" office:value="100" calcext:value-type="float">
            <text:p>100</text:p>
          </table:table-cell>
          <table:table-cell table:formula="of:=(([.H11]*(1-[.$D$8]))+[.$E$7])/[.$D$8]" office:value-type="float" office:value="292.337872144011" calcext:value-type="float">
            <text:p>292.34</text:p>
          </table:table-cell>
          <table:table-cell table:number-columns-repeated="3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8" table:formula="of:=(([.A12]*(1-[.$D$8]))+[.$E$7])/[.$D$8]" office:value-type="float" office:value="330.034618047542" calcext:value-type="float">
            <text:p>330.03</text:p>
          </table:table-cell>
          <table:table-cell table:style-name="ce5" office:value-type="float" office:value="330" calcext:value-type="float">
            <text:p>33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formula="of:=(([.H12]*(1-[.$D$8]))+[.$E$7])/[.$D$8]" office:value-type="float" office:value="330.034618047542" calcext:value-type="float">
            <text:p>330.03</text:p>
          </table:table-cell>
          <table:table-cell/>
          <table:table-cell office:value-type="float" office:value="620" calcext:value-type="float">
            <text:p>620</text:p>
          </table:table-cell>
          <table:table-cell table:style-name="ce20" table:formula="of:=(([.K12]*(1-[.$D$8]))+[.$E$7])/[.$D$8]" office:value-type="float" office:value="1272.45326563582" calcext:value-type="float">
            <text:p>1272.45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formula="of:=(([.H13]*(1-[.$D$8]))+[.$E$7])/[.$D$8]" office:value-type="float" office:value="348.882990999308" calcext:value-type="float">
            <text:p>348.88</text:p>
          </table:table-cell>
          <table:table-cell/>
          <table:table-cell office:value-type="float" office:value="680" calcext:value-type="float">
            <text:p>680</text:p>
          </table:table-cell>
          <table:table-cell table:style-name="ce20" table:formula="of:=(([.K13]*(1-[.$D$8]))+[.$E$7])/[.$D$8]" office:value-type="float" office:value="1385.54350334641" calcext:value-type="float">
            <text:p>1385.54</text:p>
          </table:table-cell>
        </table:table-row>
        <table:table-row table:style-name="ro1">
          <table:table-cell office:value-type="string" calcext:value-type="string">
            <text:p>'3) Recalculamos para comprobar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formula="of:=(([.H14]*(1-[.$D$8]))+[.$E$7])/[.$D$8]" office:value-type="float" office:value="386.579736902839" calcext:value-type="float">
            <text:p>386.58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ce20" table:formula="of:=(([.K14]*(1-[.$D$8]))+[.$E$7])/[.$D$8]" office:value-type="float" office:value="1517.48211400877" calcext:value-type="float">
            <text:p>1517.48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Iloop</text:p>
          </table:table-cell>
          <table:table-cell table:style-name="ce9" office:value-type="string" calcext:value-type="string">
            <text:p>Dif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formula="of:=(([.H15]*(1-[.$D$8]))+[.$E$7])/[.$D$8]" office:value-type="float" office:value="405.428109854604" calcext:value-type="float">
            <text:p>405.43</text:p>
          </table:table-cell>
          <table:table-cell/>
          <table:table-cell office:value-type="float" office:value="820" calcext:value-type="float">
            <text:p>820</text:p>
          </table:table-cell>
          <table:table-cell table:style-name="ce20" table:formula="of:=(([.K15]*(1-[.$D$8]))+[.$E$7])/[.$D$8]" office:value-type="float" office:value="1649.42072467113" calcext:value-type="float">
            <text:p>1649.42</text:p>
          </table:table-cell>
        </table:table-row>
        <table:table-row table:style-name="ro1">
          <table:table-cell table:style-name="ce4"/>
          <table:table-cell table:style-name="ce2" office:value-type="string" calcext:value-type="string">
            <text:p>[ºC]</text:p>
          </table:table-cell>
          <table:table-cell table:number-columns-repeated="2" table:style-name="ce2" office:value-type="string" calcext:value-type="string">
            <text:p>[mA]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formula="of:=(([.H16]*(1-[.$D$8]))+[.$E$7])/[.$D$8]" office:value-type="float" office:value="443.124855758135" calcext:value-type="float">
            <text:p>443.12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ce20" table:formula="of:=(([.K16]*(1-[.$D$8]))+[.$E$7])/[.$D$8]" office:value-type="float" office:value="1819.05608123702" calcext:value-type="float">
            <text:p>1819.06</text:p>
          </table:table-cell>
        </table:table-row>
        <table:table-row table:style-name="ro1">
          <table:table-cell table:style-name="ce3" office:value-type="string" calcext:value-type="string">
            <text:p>Minimo</text:p>
          </table:table-cell>
          <table:table-cell table:style-name="ce10" table:formula="of:=[.$B$4]" office:value-type="float" office:value="-28.93" calcext:value-type="float">
            <text:p>-28.93</text:p>
          </table:table-cell>
          <table:table-cell table:style-name="ce13" table:formula="of:=((0.01*[.B17]/[.$E$7])+(1.25/[.$E$7])*(([.$A$12]+[.$E$7])/([.$C$12]+[.$A$12])))*1000" office:value-type="float" office:value="4.00092592592593" calcext:value-type="float">
            <text:p>4.001</text:p>
          </table:table-cell>
          <table:table-cell table:style-name="ce16" table:formula="of:=([.C19]-[.C17])/[.C19]" office:value-type="percentage" office:value="-0.000231481481481666" calcext:value-type="percentage">
            <text:p>-0.02%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(([.H17]*(1-[.$D$8]))+[.$E$7])/[.$D$8]" office:value-type="float" office:value="480.821601661666" calcext:value-type="float">
            <text:p>480.82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20" table:formula="of:=(([.K17]*(1-[.$D$8]))+[.$E$7])/[.$D$8]" office:value-type="float" office:value="1988.69143780291" calcext:value-type="float">
            <text:p>1988.69</text:p>
          </table:table-cell>
        </table:table-row>
        <table:table-row table:style-name="ro1">
          <table:table-cell table:style-name="ce4" office:value-type="string" calcext:value-type="string">
            <text:p>Máximo</text:p>
          </table:table-cell>
          <table:table-cell table:style-name="ce11" table:formula="of:=[.$B$5]" office:value-type="float" office:value="28.67" calcext:value-type="float">
            <text:p>28.67</text:p>
          </table:table-cell>
          <table:table-cell table:style-name="ce14" table:formula="of:=((0.01*[.B18]/[.$E$7])+(1.25/[.$E$7])*(([.$A$12]+[.$E$7])/([.$C$12]+[.$A$12])))*1000" office:value-type="float" office:value="20.0009259259259" calcext:value-type="float">
            <text:p>20.001</text:p>
          </table:table-cell>
          <table:table-cell table:style-name="ce19" table:formula="of:=([.C20]-[.C18])/[.C20]" office:value-type="percentage" office:value="-0.0000462962962965108" calcext:value-type="percentage">
            <text:p>0.00%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formula="of:=(([.H18]*(1-[.$D$8]))+[.$E$7])/[.$D$8]" office:value-type="float" office:value="518.518347565197" calcext:value-type="float">
            <text:p>518.52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20" table:formula="of:=(([.K18]*(1-[.$D$8]))+[.$E$7])/[.$D$8]" office:value-type="float" office:value="2177.17516732056" calcext:value-type="float">
            <text:p>2177.18</text:p>
          </table:table-cell>
        </table:table-row>
        <table:table-row table:style-name="ro1">
          <table:table-cell table:style-name="ce3" office:value-type="string" calcext:value-type="string">
            <text:p>Minimo</text:p>
          </table:table-cell>
          <table:table-cell table:style-name="ce8" table:formula="of:=(([.C19]/1000)-((1.25/[.$E$7])*(([.$A$12]+[.$E$7])/([.$C$12]+[.$A$12]))))*([.$E$7]/0.01)" office:value-type="float" office:value="-28.9333333333333" calcext:value-type="float">
            <text:p>-28.93</text:p>
          </table:table-cell>
          <table:table-cell table:style-name="ce15" table:formula="of:=[.$D$4]" office:value-type="float" office:value="4" calcext:value-type="float">
            <text:p>4.000</text:p>
          </table:table-cell>
          <table:table-cell table:style-name="ce16" table:formula="of:=([.B17]-[.B19])/[.B17]" office:value-type="percentage" office:value="-0.000115220647540303" calcext:value-type="percentage">
            <text:p>-0.01%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formula="of:=(([.H19]*(1-[.$D$8]))+[.$E$7])/[.$D$8]" office:value-type="float" office:value="556.215093468728" calcext:value-type="float">
            <text:p>556.22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20" table:formula="of:=(([.K19]*(1-[.$D$8]))+[.$E$7])/[.$D$8]" office:value-type="float" office:value="2365.65889683822" calcext:value-type="float">
            <text:p>2365.66</text:p>
          </table:table-cell>
        </table:table-row>
        <table:table-row table:style-name="ro1">
          <table:table-cell table:style-name="ce3" office:value-type="string" calcext:value-type="string">
            <text:p>Máximo</text:p>
          </table:table-cell>
          <table:table-cell table:style-name="ce8" table:formula="of:=(([.C20]/1000)-((1.25/[.$E$7])*(([.$A$12]+[.$E$7])/([.$C$12]+[.$A$12]))))*([.$E$7]/0.01)" office:value-type="float" office:value="28.6666666666667" calcext:value-type="float">
            <text:p>28.67</text:p>
          </table:table-cell>
          <table:table-cell table:style-name="ce15" table:formula="of:=[.$D$5]" office:value-type="float" office:value="20" calcext:value-type="float">
            <text:p>20.000</text:p>
          </table:table-cell>
          <table:table-cell table:style-name="ce16" table:formula="of:=([.B18]-[.B20])/[.B18]" office:value-type="percentage" office:value="0.000116265550517648" calcext:value-type="percentage">
            <text:p>0.01%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formula="of:=(([.H20]*(1-[.$D$8]))+[.$E$7])/[.$D$8]" office:value-type="float" office:value="612.760212324025" calcext:value-type="float">
            <text:p>612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formula="of:=(([.H21]*(1-[.$D$8]))+[.$E$7])/[.$D$8]" office:value-type="float" office:value="669.305331179321" calcext:value-type="float">
            <text:p>669.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formula="of:=(([.H22]*(1-[.$D$8]))+[.$E$7])/[.$D$8]" office:value-type="float" office:value="725.850450034618" calcext:value-type="float">
            <text:p>725.8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formula="of:=(([.H23]*(1-[.$D$8]))+[.$E$7])/[.$D$8]" office:value-type="float" office:value="782.395568889915" calcext:value-type="float">
            <text:p>782.4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formula="of:=(([.H24]*(1-[.$D$8]))+[.$E$7])/[.$D$8]" office:value-type="float" office:value="838.940687745211" calcext:value-type="float">
            <text:p>838.9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formula="of:=(([.H25]*(1-[.$D$8]))+[.$E$7])/[.$D$8]" office:value-type="float" office:value="914.334179552273" calcext:value-type="float">
            <text:p>914.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number-columns-repeated="2"/>
          <table:table-cell table:style-name="ce6"/>
          <table:table-cell/>
          <table:table-cell office:value-type="float" office:value="470" calcext:value-type="float">
            <text:p>470</text:p>
          </table:table-cell>
          <table:table-cell table:formula="of:=(([.H26]*(1-[.$D$8]))+[.$E$7])/[.$D$8]" office:value-type="float" office:value="989.727671359335" calcext:value-type="float">
            <text:p>989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number-columns-repeated="4"/>
          <table:table-cell office:value-type="float" office:value="510" calcext:value-type="float">
            <text:p>510</text:p>
          </table:table-cell>
          <table:table-cell table:formula="of:=(([.H27]*(1-[.$D$8]))+[.$E$7])/[.$D$8]" office:value-type="float" office:value="1065.1211631664" calcext:value-type="float">
            <text:p>1065.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number-columns-repeated="2"/>
          <table:table-cell table:style-name="ce6"/>
          <table:table-cell/>
          <table:table-cell office:value-type="float" office:value="560" calcext:value-type="float">
            <text:p>560</text:p>
          </table:table-cell>
          <table:table-cell table:formula="of:=(([.H28]*(1-[.$D$8]))+[.$E$7])/[.$D$8]" office:value-type="float" office:value="1159.36302792523" calcext:value-type="float">
            <text:p>1159.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number-columns-repeated="5"/>
          <table:table-cell table:style-name="Default"/>
          <table:table-cell table:number-columns-repeated="3"/>
        </table:table-row>
      </table:table>
      <table:table table:name="Transductor" table:style-name="ta1">
        <table:table-column table:style-name="co13" table:default-cell-style-name="ce3"/>
        <table:table-column table:style-name="co14" table:default-cell-style-name="ce6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18" table:default-cell-style-name="ce29"/>
        <table:table-column table:style-name="co19" table:default-cell-style-name="Default"/>
        <table:table-column table:style-name="co20" table:default-cell-style-name="Default"/>
        <table:table-column table:style-name="co21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Transductor [A] a [v]</text:p>
          </table:table-cell>
          <table:covered-table-cell table:number-columns-repeated="7" table:style-name="ce17"/>
          <table:table-cell/>
          <table:table-cell office:value-type="string" calcext:value-type="string">
            <text:p>Si solo tenenmos en cuenta las resistencia de ganancia (RG2 y RG1) la salida queda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>
            <text:p>1) Elegimos Rin de acuerdo a la maxima excurcion que nos permita el OPAMP</text:p>
          </table:table-cell>
          <table:table-cell table:style-name="ce21" table:number-columns-repeated="7"/>
          <table:table-cell/>
          <table:table-cell office:value-type="string" calcext:value-type="string">
            <text:p>Vo[v]=Iin[A]*Rin[ohm] * (1+RG2/Rg1) – Vx[v] * RG2/RG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VoutOpam</text:p>
          </table:table-cell>
          <table:table-cell table:style-name="ce2" office:value-type="string" calcext:value-type="string">
            <text:p>VaReal</text:p>
          </table:table-cell>
          <table:table-cell table:number-columns-repeated="5"/>
          <table:table-cell office:value-type="string" calcext:value-type="string">
            <text:p>Vo[v]=Va * (1+A) – Vx[v] * A ==&gt; Vo – Va = A (Va – Vx) 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3.5" calcext:value-type="float">
            <text:p>3.5</text:p>
          </table:table-cell>
          <table:table-cell table:style-name="ce12" table:formula="of:=[.D5]/1000*[.B4]" office:value-type="float" office:value="2.4" calcext:value-type="float">
            <text:p>2.4</text:p>
          </table:table-cell>
          <table:table-cell table:number-columns-repeated="6"/>
          <table:table-cell table:style-name="Default" office:value-type="string" calcext:value-type="string">
            <text:p>Vomax – Vamax = A (Vamax – Vx) = V1 ==&gt; A = (Vo-Va) / (Va – Vx)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23" office:value-type="string" calcext:value-type="string">
            <text:p>Rin</text:p>
          </table:table-cell>
          <table:table-cell table:style-name="ce23" table:formula="of:=[.C4]*1000/[.B4]" office:value-type="float" office:value="175" calcext:value-type="float">
            <text:p>175</text:p>
          </table:table-cell>
          <table:table-cell table:style-name="ce5" office:value-type="float" office:value="120" calcext:value-type="float">
            <text:p>120</text:p>
          </table:table-cell>
          <table:table-cell table:style-name="ce6" office:value-type="string" calcext:value-type="string">
            <text:p>Rin Comercial</text:p>
          </table:table-cell>
          <table:table-cell table:number-columns-repeated="5"/>
          <table:table-cell table:style-name="Default" office:value-type="string" calcext:value-type="string">
            <text:p>Vomin – Vamin = A (Vamin – Vx) = V2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 office:value-type="string" calcext:value-type="string">
            <text:p>'=&gt; (V1/V2) * (Vamin - Vx) = Vamax – Vx =&gt; Vamax – (V1/V2)*Vamin = Vx [ 1 – (V1/V2) ]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2) Elegimos los limites de Voltios que queremos a l asalida (entrada del ADC)</text:p>
          </table:table-cell>
          <table:table-cell table:style-name="Default"/>
          <table:table-cell table:number-columns-repeated="8"/>
          <table:table-cell table:style-name="Default" office:value-type="string" calcext:value-type="string">
            <text:p>'=&gt; Vx = (Vamax-(V1/V2) * Vamin)/ (1-(V1/V2))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Iin[mA]</text:p>
          </table:table-cell>
          <table:table-cell table:style-name="ce2" office:value-type="string" calcext:value-type="string">
            <text:p>Va = Iin*Rin</text:p>
          </table:table-cell>
          <table:table-cell table:style-name="ce2" office:value-type="string" calcext:value-type="string">
            <text:p>Vo = VinADC</text:p>
          </table:table-cell>
          <table:table-cell table:style-name="ce2" office:value-type="string" calcext:value-type="string">
            <text:p>Vo-Va</text:p>
          </table:table-cell>
          <table:table-cell table:style-name="ce2" office:value-type="string" calcext:value-type="string">
            <text:p>A1 (RG2/RG1)</text:p>
          </table:table-cell>
          <table:table-cell table:style-name="ce2" office:value-type="string" calcext:value-type="string">
            <text:p>A2 (Ra1/Ra2)</text:p>
          </table:table-cell>
          <table:table-cell table:number-columns-repeated="2"/>
          <table:table-cell office:value-type="string" calcext:value-type="string">
            <text:p>Vx es el divisor con Ra1 y Ra2 =&gt; Vdd/Vx = Ra2/Ra1+Ra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n</text:p>
          </table:table-cell>
          <table:table-cell table:style-name="ce17" office:value-type="float" office:value="4" calcext:value-type="float">
            <text:p>4</text:p>
          </table:table-cell>
          <table:table-cell table:style-name="ce23" table:formula="of:=[.B9]*[.$D$5]/1000" office:value-type="float" office:value="0.48" calcext:value-type="float">
            <text:p>0.48</text:p>
          </table:table-cell>
          <table:table-cell table:style-name="ce6" office:value-type="float" office:value="0.2" calcext:value-type="float">
            <text:p>0.2</text:p>
          </table:table-cell>
          <table:table-cell table:style-name="ce23" table:formula="of:=[.D9]-[.C9]" office:value-type="float" office:value="-0.28" calcext:value-type="float">
            <text:p>-0.28</text:p>
          </table:table-cell>
          <table:table-cell table:style-name="ce23" table:formula="of:=[.E9]/([.C9]-[.E11])" office:value-type="float" office:value="0.5625" calcext:value-type="float">
            <text:p>0.5625</text:p>
          </table:table-cell>
          <table:table-cell table:style-name="ce23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x</text:p>
          </table:table-cell>
          <table:table-cell table:style-name="ce17" office:value-type="float" office:value="20" calcext:value-type="float">
            <text:p>20</text:p>
          </table:table-cell>
          <table:table-cell table:style-name="ce23" table:formula="of:=[.B10]*[.$D$5]/1000" office:value-type="float" office:value="2.4" calcext:value-type="float">
            <text:p>2.4</text:p>
          </table:table-cell>
          <table:table-cell table:style-name="ce6" office:value-type="float" office:value="3.2" calcext:value-type="float">
            <text:p>3.2</text:p>
          </table:table-cell>
          <table:table-cell table:style-name="ce23" table:formula="of:=[.D10]-[.C10]" office:value-type="float" office:value="0.8" calcext:value-type="float">
            <text:p>0.8</text:p>
          </table:table-cell>
          <table:table-cell table:style-name="ce23" table:formula="of:=[.E10]/([.C10]-[.E11])" office:value-type="float" office:value="0.5625" calcext:value-type="float">
            <text:p>0.5625</text:p>
          </table:table-cell>
          <table:table-cell table:style-name="ce23" table:formula="of:=(1/([.E11]/5)-1)" office:value-type="float" office:value="4.11363636363636" calcext:value-type="float">
            <text:p>4.1136363636363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ce23" office:value-type="string" calcext:value-type="string">
            <text:p>Vx</text:p>
          </table:table-cell>
          <table:table-cell table:style-name="ce23" table:formula="of:=([.C10]-([.E10]/[.E9])*[.C9])/(1-([.E10]/[.E9]))" office:value-type="float" office:value="0.977777777777778" calcext:value-type="float">
            <text:p>0.977777777777778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RG1</text:p>
          </table:table-cell>
          <table:table-cell table:style-name="Default" office:value-type="string" calcext:value-type="string">
            <text:p>RG2</text:p>
          </table:table-cell>
          <table:table-cell/>
          <table:table-cell office:value-type="string" calcext:value-type="string">
            <text:p>Ra2</text:p>
          </table:table-cell>
          <table:table-cell table:style-name="Default" office:value-type="string" calcext:value-type="string">
            <text:p>Ra1</text:p>
          </table:table-cell>
        </table:table-row>
        <table:table-row table:style-name="ro2">
          <table:table-cell table:style-name="Default" office:value-type="string" calcext:value-type="string">
            <text:p>3) Elegimos los valores de RG1 y Ra2, con estos obtenemos los valores de Ra2 y RG2 </text:p>
            <text:p>RG2 debera ser un poco mayor al indicado y Ra1/2 lo mas chico posible para no afectar la ganancia</text:p>
          </table:table-cell>
          <table:table-cell table:style-name="Default"/>
          <table:table-cell table:number-columns-repeated="7"/>
          <table:table-cell table:style-name="ce6" office:value-type="float" office:value="2200" calcext:value-type="float">
            <text:p>2200</text:p>
          </table:table-cell>
          <table:table-cell table:formula="of:=[.J13]*[.$F$10]" office:value-type="float" office:value="1237.5" calcext:value-type="float">
            <text:p>1237.500</text:p>
          </table:table-cell>
          <table:table-cell/>
          <table:table-cell table:style-name="ce6" office:value-type="float" office:value="120" calcext:value-type="float">
            <text:p>120</text:p>
          </table:table-cell>
          <table:table-cell table:formula="of:=[.M13]*[.$G$10]" office:value-type="float" office:value="493.636363636364" calcext:value-type="float">
            <text:p>493.636</text:p>
          </table:table-cell>
        </table:table-row>
        <table:table-row table:style-name="ro1">
          <table:table-cell table:style-name="ce2" office:value-type="string" calcext:value-type="string">
            <text:p>RG1</text:p>
          </table:table-cell>
          <table:table-cell table:style-name="ce2" office:value-type="string" calcext:value-type="string">
            <text:p>RG2 cal</text:p>
          </table:table-cell>
          <table:table-cell table:style-name="ce2" office:value-type="string" calcext:value-type="string">
            <text:p>RG2com</text:p>
          </table:table-cell>
          <table:table-cell table:style-name="ce2" office:value-type="string" calcext:value-type="string">
            <text:p>Ra2</text:p>
          </table:table-cell>
          <table:table-cell table:style-name="ce2" office:value-type="string" calcext:value-type="string">
            <text:p>Ra1 cal</text:p>
          </table:table-cell>
          <table:table-cell table:style-name="ce2" office:value-type="string" calcext:value-type="string">
            <text:p>Ra1 Com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formula="of:=[.J14]*[.$F$10]" office:value-type="float" office:value="101.25" calcext:value-type="float">
            <text:p>101.25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M14]*[.$G$10]" office:value-type="float" office:value="617.045454545455" calcext:value-type="float">
            <text:p>617.045</text:p>
          </table:table-cell>
        </table:table-row>
        <table:table-row table:style-name="ro1">
          <table:table-cell table:style-name="ce5" office:value-type="float" office:value="2200" calcext:value-type="float">
            <text:p>2200</text:p>
          </table:table-cell>
          <table:table-cell table:style-name="ce24" table:formula="of:=[.A15]*[.$F$10]" office:value-type="float" office:value="1237.5" calcext:value-type="float">
            <text:p>1,237.5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0" calcext:value-type="float">
            <text:p>120</text:p>
          </table:table-cell>
          <table:table-cell table:style-name="ce24" table:formula="of:=[.D15]*[.$G$10]" office:value-type="float" office:value="493.636363636364" calcext:value-type="float">
            <text:p>493.64</text:p>
          </table:table-cell>
          <table:table-cell table:style-name="ce5" office:value-type="float" office:value="470" calcext:value-type="float">
            <text:p>47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formula="of:=[.J15]*[.$F$10]" office:value-type="float" office:value="123.75" calcext:value-type="float">
            <text:p>123.75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M15]*[.$G$10]" office:value-type="float" office:value="658.181818181818" calcext:value-type="float">
            <text:p>658.182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float" office:value="300" calcext:value-type="float">
            <text:p>300</text:p>
          </table:table-cell>
          <table:table-cell table:formula="of:=[.J16]*[.$F$10]" office:value-type="float" office:value="168.75" calcext:value-type="float">
            <text:p>168.75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M16]*[.$G$10]" office:value-type="float" office:value="740.454545454546" calcext:value-type="float">
            <text:p>740.455</text:p>
          </table:table-cell>
        </table:table-row>
        <table:table-row table:style-name="ro1">
          <table:table-cell table:style-name="Default" office:value-type="string" calcext:value-type="string">
            <text:p>4) Recalculamos todo</text:p>
          </table:table-cell>
          <table:table-cell table:style-name="Default"/>
          <table:table-cell table:number-columns-repeated="7"/>
          <table:table-cell office:value-type="float" office:value="330" calcext:value-type="float">
            <text:p>330</text:p>
          </table:table-cell>
          <table:table-cell table:formula="of:=[.J17]*[.$F$10]" office:value-type="float" office:value="185.625" calcext:value-type="float">
            <text:p>185.62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M17]*[.$G$10]" office:value-type="float" office:value="822.727272727273" calcext:value-type="float">
            <text:p>822.727</text:p>
          </table:table-cell>
        </table:table-row>
        <table:table-row table:style-name="ro1">
          <table:table-cell table:style-name="ce22" office:value-type="string" calcext:value-type="string" table:number-columns-spanned="8" table:number-rows-spanned="1">
            <text:p>Sin tener en cuenta RG1 y RG2 en Voff</text:p>
          </table:table-cell>
          <table:covered-table-cell table:style-name="Default"/>
          <table:covered-table-cell table:number-columns-repeated="6"/>
          <table:table-cell/>
          <table:table-cell office:value-type="float" office:value="510" calcext:value-type="float">
            <text:p>510</text:p>
          </table:table-cell>
          <table:table-cell table:formula="of:=[.J18]*[.$F$10]" office:value-type="float" office:value="286.875" calcext:value-type="float">
            <text:p>286.875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M18]*[.$G$10]" office:value-type="float" office:value="905" calcext:value-type="float">
            <text:p>905.000</text:p>
          </table:table-cell>
        </table:table-row>
        <table:table-row table:style-name="ro1">
          <table:table-cell office:value-type="string" calcext:value-type="string">
            <text:p>Rin</text:p>
          </table:table-cell>
          <table:table-cell table:formula="of:=[.$D$5]" office:value-type="float" office:value="120" calcext:value-type="float">
            <text:p>120</text:p>
          </table:table-cell>
          <table:table-cell table:style-name="ce21" table:number-columns-repeated="2"/>
          <table:table-cell table:style-name="ce3"/>
          <table:table-cell table:style-name="ce2" office:value-type="string" calcext:value-type="string">
            <text:p>Iin [mA]</text:p>
          </table:table-cell>
          <table:table-cell table:style-name="ce2" office:value-type="string" calcext:value-type="string">
            <text:p>Vout [v]</text:p>
          </table:table-cell>
          <table:table-cell table:style-name="ce2" office:value-type="string" calcext:value-type="string">
            <text:p>Dif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J19]*[.$F$10]" office:value-type="float" office:value="382.5" calcext:value-type="float">
            <text:p>382.50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M19]*[.$G$10]" office:value-type="float" office:value="987.272727272727" calcext:value-type="float">
            <text:p>987.273</text:p>
          </table:table-cell>
        </table:table-row>
        <table:table-row table:style-name="ro1">
          <table:table-cell office:value-type="string" calcext:value-type="string">
            <text:p>RG1</text:p>
          </table:table-cell>
          <table:table-cell table:formula="of:=[.$A$15]" office:value-type="float" office:value="2200" calcext:value-type="float">
            <text:p>2200</text:p>
          </table:table-cell>
          <table:table-cell office:value-type="string" calcext:value-type="string">
            <text:p>Voff</text:p>
          </table:table-cell>
          <table:table-cell table:formula="of:=5*([.B23]/([.B22]+[.B23]))*[.D22]" office:value-type="float" office:value="0.554699537750385" calcext:value-type="float">
            <text:p>0.554699537750385</text:p>
          </table:table-cell>
          <table:table-cell table:style-name="ce3"/>
          <table:table-cell table:style-name="ce25" table:formula="of:=[.B9]" office:value-type="float" office:value="4" calcext:value-type="float">
            <text:p>4.00</text:p>
          </table:table-cell>
          <table:table-cell table:style-name="ce26" table:formula="of:=(([.F20]/1000)*[.B19]*[.D21])-[.D20]" office:value-type="float" office:value="0.176215996803661" calcext:value-type="float">
            <text:p>0.1762</text:p>
          </table:table-cell>
          <table:table-cell table:style-name="ce16" table:formula="of:=([.G22]-[.G20])/[.G22]" office:value-type="percentage" office:value="0.118920015981696" calcext:value-type="percentage">
            <text:p>11.89%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J20]*[.$F$10]" office:value-type="float" office:value="461.25" calcext:value-type="float">
            <text:p>461.250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M20]*[.$G$10]" office:value-type="float" office:value="1110.68181818182" calcext:value-type="float">
            <text:p>1,110.682</text:p>
          </table:table-cell>
        </table:table-row>
        <table:table-row table:style-name="ro1">
          <table:table-cell office:value-type="string" calcext:value-type="string">
            <text:p>RG2</text:p>
          </table:table-cell>
          <table:table-cell table:formula="of:=[.$C$15]" office:value-type="float" office:value="1200" calcext:value-type="float">
            <text:p>1200</text:p>
          </table:table-cell>
          <table:table-cell office:value-type="string" calcext:value-type="string">
            <text:p>G+</text:p>
          </table:table-cell>
          <table:table-cell table:formula="of:=(1+([.B21]/([.B20]+[.D23])))" office:value-type="float" office:value="1.5227406969876" calcext:value-type="float">
            <text:p>1.5227406969876</text:p>
          </table:table-cell>
          <table:table-cell table:style-name="ce3"/>
          <table:table-cell table:style-name="ce25" table:formula="of:=[.B10]" office:value-type="float" office:value="20" calcext:value-type="float">
            <text:p>20.00</text:p>
          </table:table-cell>
          <table:table-cell table:style-name="ce26" table:formula="of:=(([.F21]/1000)*[.B19]*[.D21])-[.D20]" office:value-type="float" office:value="3.09987813501984" calcext:value-type="float">
            <text:p>3.0999</text:p>
          </table:table-cell>
          <table:table-cell table:style-name="ce16" table:formula="of:=([.G23]-[.G21])/[.G23]" office:value-type="percentage" office:value="0.0312880828062986" calcext:value-type="percentage">
            <text:p>3.13%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1]*[.$F$10]" office:value-type="float" office:value="562.5" calcext:value-type="float">
            <text:p>562.5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M21]*[.$G$10]" office:value-type="float" office:value="1234.09090909091" calcext:value-type="float">
            <text:p>1,234.091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formula="of:=[.$F$15]" office:value-type="float" office:value="470" calcext:value-type="float">
            <text:p>470</text:p>
          </table:table-cell>
          <table:table-cell office:value-type="string" calcext:value-type="string">
            <text:p>G-</text:p>
          </table:table-cell>
          <table:table-cell table:formula="of:=[.B21]/[.B20]" office:value-type="float" office:value="0.545454545454545" calcext:value-type="float">
            <text:p>0.545454545454545</text:p>
          </table:table-cell>
          <table:table-cell table:style-name="ce3"/>
          <table:table-cell table:style-name="ce25" table:formula="of:=1000*([.G22]+[.D20])/([.B19]*[.D21])" office:value-type="float" office:value="4.13016006403996" calcext:value-type="float">
            <text:p>4.13</text:p>
          </table:table-cell>
          <table:table-cell table:style-name="ce26" table:formula="of:=[.$D$9]" office:value-type="float" office:value="0.2" calcext:value-type="float">
            <text:p>0.2000</text:p>
          </table:table-cell>
          <table:table-cell table:style-name="ce16" table:formula="of:=([.F20]-[.F22])/[.F20]" office:value-type="percentage" office:value="-0.0325400160099902" calcext:value-type="percentage">
            <text:p>-3.25%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J22]*[.$F$10]" office:value-type="float" office:value="675" calcext:value-type="float">
            <text:p>675.000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M22]*[.$G$10]" office:value-type="float" office:value="1357.5" calcext:value-type="float">
            <text:p>1,357.500</text:p>
          </table:table-cell>
        </table:table-row>
        <table:table-row table:style-name="ro1">
          <table:table-cell office:value-type="string" calcext:value-type="string">
            <text:p>Ra2</text:p>
          </table:table-cell>
          <table:table-cell table:formula="of:=[.$D$15]" office:value-type="float" office:value="120" calcext:value-type="float">
            <text:p>120</text:p>
          </table:table-cell>
          <table:table-cell office:value-type="string" calcext:value-type="string">
            <text:p>Ra1//Ra2</text:p>
          </table:table-cell>
          <table:table-cell table:formula="of:=1/((1/[.B22])+(1/[.B23]))" office:value-type="float" office:value="95.5932203389831" calcext:value-type="float">
            <text:p>95.5932203389831</text:p>
          </table:table-cell>
          <table:table-cell table:style-name="ce3"/>
          <table:table-cell table:style-name="ce25" table:formula="of:=1000*([.G23]+[.D20])/([.B19]*[.D21])" office:value-type="float" office:value="20.5479257738926" calcext:value-type="float">
            <text:p>20.55</text:p>
          </table:table-cell>
          <table:table-cell table:style-name="ce26" table:formula="of:=[.$D$10]" office:value-type="float" office:value="3.2" calcext:value-type="float">
            <text:p>3.2000</text:p>
          </table:table-cell>
          <table:table-cell table:style-name="ce16" table:formula="of:=([.F21]-[.F23])/[.F21]" office:value-type="percentage" office:value="-0.0273962886946281" calcext:value-type="percentage">
            <text:p>-2.74%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J23]*[.$F$10]" office:value-type="float" office:value="675" calcext:value-type="float">
            <text:p>675.00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M23]*[.$G$10]" office:value-type="float" office:value="1480.90909090909" calcext:value-type="float">
            <text:p>1,480.909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float" office:value="1500" calcext:value-type="float">
            <text:p>1500</text:p>
          </table:table-cell>
          <table:table-cell table:formula="of:=[.J24]*[.$F$10]" office:value-type="float" office:value="843.75" calcext:value-type="float">
            <text:p>843.750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M24]*[.$G$10]" office:value-type="float" office:value="1604.31818181818" calcext:value-type="float">
            <text:p>1,604.318</text:p>
          </table:table-cell>
        </table:table-row>
        <table:table-row table:style-name="ro1">
          <table:table-cell table:style-name="ce22" office:value-type="string" calcext:value-type="string" table:number-columns-spanned="8" table:number-rows-spanned="1">
            <text:p>Tomando en cuenta todas las resistencias</text:p>
          </table:table-cell>
          <table:covered-table-cell table:style-name="Default"/>
          <table:covered-table-cell table:number-columns-repeated="6"/>
          <table:table-cell/>
          <table:table-cell office:value-type="float" office:value="2000" calcext:value-type="float">
            <text:p>2000</text:p>
          </table:table-cell>
          <table:table-cell table:formula="of:=[.J25]*[.$F$10]" office:value-type="float" office:value="1125" calcext:value-type="float">
            <text:p>1125.00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M25]*[.$G$10]" office:value-type="float" office:value="1768.86363636364" calcext:value-type="float">
            <text:p>1,768.864</text:p>
          </table:table-cell>
        </table:table-row>
        <table:table-row table:style-name="ro1">
          <table:table-cell office:value-type="string" calcext:value-type="string">
            <text:p>Rin</text:p>
          </table:table-cell>
          <table:table-cell table:formula="of:=[.$B$19]" office:value-type="float" office:value="120" calcext:value-type="float">
            <text:p>120</text:p>
          </table:table-cell>
          <table:table-cell table:style-name="ce21" table:number-columns-repeated="2"/>
          <table:table-cell table:style-name="ce3"/>
          <table:table-cell table:style-name="ce2" office:value-type="string" calcext:value-type="string">
            <text:p>Iin [mA]</text:p>
          </table:table-cell>
          <table:table-cell table:style-name="ce2" office:value-type="string" calcext:value-type="string">
            <text:p>Vout [v]</text:p>
          </table:table-cell>
          <table:table-cell table:style-name="ce2" office:value-type="string" calcext:value-type="string">
            <text:p>Dif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J26]*[.$F$10]" office:value-type="float" office:value="1237.5" calcext:value-type="float">
            <text:p>1237.500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M26]*[.$G$10]" office:value-type="float" office:value="1933.40909090909" calcext:value-type="float">
            <text:p>1,933.409</text:p>
          </table:table-cell>
        </table:table-row>
        <table:table-row table:style-name="ro1">
          <table:table-cell office:value-type="string" calcext:value-type="string">
            <text:p>RG1</text:p>
          </table:table-cell>
          <table:table-cell table:formula="of:=[.$B$20]" office:value-type="float" office:value="2200" calcext:value-type="float">
            <text:p>2200</text:p>
          </table:table-cell>
          <table:table-cell office:value-type="string" calcext:value-type="string">
            <text:p>Vadj</text:p>
          </table:table-cell>
          <table:table-cell table:formula="of:=5*([.B28]/[.B27])*([.D29]/[.B29])" office:value-type="float" office:value="0.531600708800945" calcext:value-type="float">
            <text:p>0.531600708800945</text:p>
          </table:table-cell>
          <table:table-cell table:style-name="ce3"/>
          <table:table-cell table:style-name="ce10" table:formula="of:=[.B9]" office:value-type="float" office:value="4" calcext:value-type="float">
            <text:p>4.00</text:p>
          </table:table-cell>
          <table:table-cell table:style-name="ce27" table:formula="of:=(([.F27]/1000)*[.B26]*[.D28])-[.D27]" office:value-type="float" office:value="0.199314825753101" calcext:value-type="float">
            <text:p>0.1993</text:p>
          </table:table-cell>
          <table:table-cell table:style-name="ce16" table:formula="of:=([.G29]-[.G27])/[.G29]" office:value-type="percentage" office:value="0.00342587123449561" calcext:value-type="percentage">
            <text:p>0.34%</text:p>
          </table:table-cell>
          <table:table-cell/>
          <table:table-cell office:value-type="float" office:value="2700" calcext:value-type="float">
            <text:p>2700</text:p>
          </table:table-cell>
          <table:table-cell table:formula="of:=[.J27]*[.$F$10]" office:value-type="float" office:value="1518.75" calcext:value-type="float">
            <text:p>1518.750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M27]*[.$G$10]" office:value-type="float" office:value="2097.95454545455" calcext:value-type="float">
            <text:p>2,097.955</text:p>
          </table:table-cell>
        </table:table-row>
        <table:table-row table:style-name="ro1">
          <table:table-cell office:value-type="string" calcext:value-type="string">
            <text:p>RG2</text:p>
          </table:table-cell>
          <table:table-cell table:formula="of:=[.$B$21]" office:value-type="float" office:value="1200" calcext:value-type="float">
            <text:p>1200</text:p>
          </table:table-cell>
          <table:table-cell office:value-type="string" calcext:value-type="string">
            <text:p>G+</text:p>
          </table:table-cell>
          <table:table-cell table:formula="of:=(1+([.B28]/([.B27]+[.D30])))" office:value-type="float" office:value="1.5227406969876" calcext:value-type="float">
            <text:p>1.5227406969876</text:p>
          </table:table-cell>
          <table:table-cell table:style-name="ce3"/>
          <table:table-cell table:style-name="ce10" table:formula="of:=[.B10]" office:value-type="float" office:value="20" calcext:value-type="float">
            <text:p>20.00</text:p>
          </table:table-cell>
          <table:table-cell table:style-name="ce27" table:formula="of:=(([.F28]/1000)*[.B26]*[.D28])-[.D27]" office:value-type="float" office:value="3.12297696396928" calcext:value-type="float">
            <text:p>3.1230</text:p>
          </table:table-cell>
          <table:table-cell table:style-name="ce16" table:formula="of:=([.G30]-[.G28])/[.G30]" office:value-type="percentage" office:value="0.0240696987595985" calcext:value-type="percentage">
            <text:p>2.41%</text:p>
          </table:table-cell>
          <table:table-cell/>
          <table:table-cell office:value-type="float" office:value="3300" calcext:value-type="float">
            <text:p>3300</text:p>
          </table:table-cell>
          <table:table-cell table:formula="of:=[.J28]*[.$F$10]" office:value-type="float" office:value="1856.25" calcext:value-type="float">
            <text:p>1856.250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M28]*[.$G$10]" office:value-type="float" office:value="2303.63636363636" calcext:value-type="float">
            <text:p>2,303.636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formula="of:=[.$B$22]" office:value-type="float" office:value="470" calcext:value-type="float">
            <text:p>470</text:p>
          </table:table-cell>
          <table:table-cell office:value-type="string" calcext:value-type="string">
            <text:p>Ra1//Ra2//RG1</text:p>
          </table:table-cell>
          <table:table-cell table:formula="of:=1/((1/[.B30])+(1/[.B27])+(1/[.B29]))" office:value-type="float" office:value="91.6125221500296" calcext:value-type="float">
            <text:p>91.6125221500296</text:p>
          </table:table-cell>
          <table:table-cell table:style-name="ce3"/>
          <table:table-cell table:style-name="ce8" table:formula="of:=1000*([.G29]+[.D27])/([.B26]*[.D28])" office:value-type="float" office:value="4.003749676752" calcext:value-type="float">
            <text:p>4.00</text:p>
          </table:table-cell>
          <table:table-cell table:style-name="ce28" table:formula="of:=[.$D$9]" office:value-type="float" office:value="0.2" calcext:value-type="float">
            <text:p>0.2000</text:p>
          </table:table-cell>
          <table:table-cell table:style-name="ce16" table:formula="of:=([.F27]-[.F29])/[.F29]" office:value-type="percentage" office:value="-0.000936541256257195" calcext:value-type="percentage">
            <text:p>-0.09%</text:p>
          </table:table-cell>
          <table:table-cell/>
          <table:table-cell office:value-type="float" office:value="3900" calcext:value-type="float">
            <text:p>3900</text:p>
          </table:table-cell>
          <table:table-cell table:formula="of:=[.J29]*[.$F$10]" office:value-type="float" office:value="2193.75" calcext:value-type="float">
            <text:p>2193.750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M29]*[.$G$10]" office:value-type="float" office:value="2550.45454545455" calcext:value-type="float">
            <text:p>2,550.455</text:p>
          </table:table-cell>
        </table:table-row>
        <table:table-row table:style-name="ro1">
          <table:table-cell office:value-type="string" calcext:value-type="string">
            <text:p>Ra2</text:p>
          </table:table-cell>
          <table:table-cell table:formula="of:=[.$B$23]" office:value-type="float" office:value="120" calcext:value-type="float">
            <text:p>120</text:p>
          </table:table-cell>
          <table:table-cell office:value-type="string" calcext:value-type="string">
            <text:p>Ra1//Ra2</text:p>
          </table:table-cell>
          <table:table-cell table:formula="of:=1/((1/[.B29])+(1/[.B30]))" office:value-type="float" office:value="95.5932203389831" calcext:value-type="float">
            <text:p>95.5932203389831</text:p>
          </table:table-cell>
          <table:table-cell table:style-name="ce3"/>
          <table:table-cell table:style-name="ce8" table:formula="of:=1000*([.G30]+[.D27])/([.B26]*[.D28])" office:value-type="float" office:value="20.4215153866046" calcext:value-type="float">
            <text:p>20.42</text:p>
          </table:table-cell>
          <table:table-cell table:style-name="ce28" table:formula="of:=[.$D$10]" office:value-type="float" office:value="3.2" calcext:value-type="float">
            <text:p>3.2000</text:p>
          </table:table-cell>
          <table:table-cell table:style-name="ce16" table:formula="of:=([.F28]-[.F30])/[.F30]" office:value-type="percentage" office:value="-0.0206407496517667" calcext:value-type="percentage">
            <text:p>-2.06%</text:p>
          </table:table-cell>
          <table:table-cell/>
          <table:table-cell office:value-type="float" office:value="4700" calcext:value-type="float">
            <text:p>4700</text:p>
          </table:table-cell>
          <table:table-cell table:formula="of:=[.J30]*[.$F$10]" office:value-type="float" office:value="2643.75" calcext:value-type="float">
            <text:p>2643.75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M30]*[.$G$10]" office:value-type="float" office:value="2797.27272727273" calcext:value-type="float">
            <text:p>2,797.273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float" office:value="5600" calcext:value-type="float">
            <text:p>5600</text:p>
          </table:table-cell>
          <table:table-cell table:formula="of:=[.J31]*[.$F$10]" office:value-type="float" office:value="3150" calcext:value-type="float">
            <text:p>3150.000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M31]*[.$G$10]" office:value-type="float" office:value="3085.22727272727" calcext:value-type="float">
            <text:p>3,085.227</text:p>
          </table:table-cell>
        </table:table-row>
      </table:table>
      <table:table table:name="Final" table:style-name="ta1"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number-columns-repeated="3" table:default-cell-style-name="Default"/>
        <table:table-column table:style-name="co26" table:default-cell-style-name="Default"/>
        <table:table-column table:style-name="co24" table:number-columns-repeated="3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nsor LM35 – Conversión [ºC] a [mA]</text:p>
          </table:table-cell>
          <table:covered-table-cell table:number-columns-repeated="3"/>
          <table:covered-table-cell table:number-columns-repeated="2" table:style-name="ce21"/>
          <table:covered-table-cell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Iloop</text:p>
          </table:table-cell>
          <table:table-cell table:style-name="ce9" office:value-type="string" calcext:value-type="string">
            <text:p>Dif (Es-Re)/Es</text:p>
          </table:table-cell>
          <table:table-cell/>
          <table:table-cell table:style-name="ce39" office:value-type="string" calcext:value-type="string">
            <text:p>Loop</text:p>
          </table:table-cell>
          <table:table-cell table:style-name="ce39"/>
          <table:table-cell table:number-columns-repeated="5"/>
          <table:table-cell table:style-name="ce21" table:number-columns-repeated="3"/>
          <table:table-cell table:number-columns-repeated="1010"/>
        </table:table-row>
        <table:table-row table:style-name="ro1">
          <table:table-cell table:style-name="ce9" office:value-type="string" calcext:value-type="string">
            <text:p>[ºC]</text:p>
          </table:table-cell>
          <table:table-cell table:style-name="ce9" office:value-type="string" calcext:value-type="string">
            <text:p>[mA]</text:p>
          </table:table-cell>
          <table:table-cell table:style-name="ce9" office:value-type="string" calcext:value-type="string">
            <text:p>[%]</text:p>
          </table:table-cell>
          <table:table-cell/>
          <table:table-cell table:style-name="ce39" office:value-type="string" calcext:value-type="string">
            <text:p>Ra</text:p>
          </table:table-cell>
          <table:table-cell table:style-name="ce39" table:formula="of:=[$LM35.A12]" office:value-type="float" office:value="120" calcext:value-type="float">
            <text:p>120</text:p>
          </table:table-cell>
          <table:table-cell/>
          <table:table-cell office:value-type="string" calcext:value-type="string">
            <text:p>Verde = Valores A convertir (Tablas)</text:p>
          </table:table-cell>
          <table:table-cell table:number-columns-repeated="3"/>
          <table:table-cell table:style-name="ce21" table:number-columns-repeated="3"/>
          <table:table-cell table:number-columns-repeated="1010"/>
        </table:table-row>
        <table:table-row table:style-name="ro1">
          <table:table-cell table:style-name="ce6" table:formula="of:=[LM35.B4]" office:value-type="float" office:value="-28.93" calcext:value-type="float">
            <text:p>-28.93</text:p>
          </table:table-cell>
          <table:table-cell table:formula="of:=((0.01*[.A4]/[.$F$4])+(1.25/[.$F$4])*(([.$F$3]+[.$F$4])/([.$F$5]+[.$F$3])))*1000" office:value-type="float" office:value="4.00092592592593" calcext:value-type="float">
            <text:p>4.00092592592593</text:p>
          </table:table-cell>
          <table:table-cell table:style-name="ce16" table:formula="of:=([.B6]-[.B4])/[.B6]" office:value-type="percentage" office:value="-0.000231481481481666" calcext:value-type="percentage">
            <text:p>-0.02%</text:p>
          </table:table-cell>
          <table:table-cell/>
          <table:table-cell table:style-name="ce39" office:value-type="string" calcext:value-type="string">
            <text:p>RT</text:p>
          </table:table-cell>
          <table:table-cell table:style-name="ce39" table:formula="of:=[$LM35.E7]" office:value-type="float" office:value="36" calcext:value-type="float">
            <text:p>36</text:p>
          </table:table-cell>
          <table:table-cell/>
          <table:table-cell office:value-type="string" calcext:value-type="string">
            <text:p>Naranja = Componentes del Diseño</text:p>
          </table:table-cell>
          <table:table-cell table:number-columns-repeated="3"/>
          <table:table-cell table:style-name="ce21" table:number-columns-repeated="3"/>
          <table:table-cell table:number-columns-repeated="1010"/>
        </table:table-row>
        <table:table-row table:style-name="ro1">
          <table:table-cell table:style-name="ce6" table:formula="of:=[LM35.B5]" office:value-type="float" office:value="28.67" calcext:value-type="float">
            <text:p>28.67</text:p>
          </table:table-cell>
          <table:table-cell table:style-name="ce35" table:formula="of:=((0.01*[.A5]/[.$F$4])+(1.25/[.$F$4])*(([.$F$3]+[.$F$4])/([.$F$5]+[.$F$3])))*1000" office:value-type="float" office:value="20.0009259259259" calcext:value-type="float">
            <text:p>20.0009259259259</text:p>
          </table:table-cell>
          <table:table-cell table:style-name="ce19" table:formula="of:=([.B7]-[.B5])/[.B7]" office:value-type="percentage" office:value="-0.0000462962962965108" calcext:value-type="percentage">
            <text:p>0.00%</text:p>
          </table:table-cell>
          <table:table-cell/>
          <table:table-cell table:style-name="ce39" office:value-type="string" calcext:value-type="string">
            <text:p>R</text:p>
          </table:table-cell>
          <table:table-cell table:style-name="ce39" table:formula="of:=[$LM35.C12]" office:value-type="float" office:value="330" calcext:value-type="float">
            <text:p>330</text:p>
          </table:table-cell>
          <table:table-cell table:number-columns-repeated="5"/>
          <table:table-cell table:style-name="ce21" table:number-columns-repeated="3"/>
          <table:table-cell table:number-columns-repeated="1010"/>
        </table:table-row>
        <table:table-row table:style-name="ro1">
          <table:table-cell table:style-name="ce26" table:formula="of:=(([.B6]/1000)-((1.25/[.$F$4])*(([.$F$3]+[.$F$4])/([.$F$5]+[.$F$3]))))*[.$F$4]/0.01" office:value-type="float" office:value="-28.9333333333333" calcext:value-type="float">
            <text:p>-28.9333</text:p>
          </table:table-cell>
          <table:table-cell table:style-name="ce6" office:value-type="float" office:value="4" calcext:value-type="float">
            <text:p>4</text:p>
          </table:table-cell>
          <table:table-cell table:style-name="ce16" table:formula="of:=([.A4]-[.A6])/[.A4]" office:value-type="percentage" office:value="-0.00011522064754018" calcext:value-type="percentage">
            <text:p>-0.01%</text:p>
          </table:table-cell>
          <table:table-cell table:number-columns-repeated="8"/>
          <table:table-cell table:style-name="ce21" table:number-columns-repeated="3"/>
          <table:table-cell table:number-columns-repeated="1010"/>
        </table:table-row>
        <table:table-row table:style-name="ro1">
          <table:table-cell table:style-name="ce26" table:formula="of:=(([.B7]/1000)-((1.25/[.$F$4])*(([.$F$3]+[.$F$4])/([.$F$5]+[.$F$3]))))*[.$F$4]/0.01" office:value-type="float" office:value="28.6666666666667" calcext:value-type="float">
            <text:p>28.6667</text:p>
          </table:table-cell>
          <table:table-cell table:style-name="ce6" office:value-type="float" office:value="20" calcext:value-type="float">
            <text:p>20</text:p>
          </table:table-cell>
          <table:table-cell table:style-name="ce16" table:formula="of:=([.A5]-[.A7])/[.A5]" office:value-type="percentage" office:value="0.000116265550517648" calcext:value-type="percentage">
            <text:p>0.01%</text:p>
          </table:table-cell>
          <table:table-cell table:number-columns-repeated="8"/>
          <table:table-cell table:style-name="ce21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21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8" table:number-rows-spanned="1">
            <text:p>Recepción – Conversión [mA] a [v] para el ADC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9" office:value-type="string" calcext:value-type="string">
            <text:p>Iin</text:p>
          </table:table-cell>
          <table:table-cell table:style-name="ce9" office:value-type="string" calcext:value-type="string">
            <text:p>Vout</text:p>
          </table:table-cell>
          <table:table-cell table:style-name="ce9" office:value-type="string" calcext:value-type="string">
            <text:p>Dif</text:p>
          </table:table-cell>
          <table:table-cell/>
          <table:table-cell table:style-name="ce39" office:value-type="string" calcext:value-type="string">
            <text:p>Rin</text:p>
          </table:table-cell>
          <table:table-cell table:style-name="ce39" table:formula="of:=[$Transductor.D5]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formula="of:=(([.A11]/1000)*[.$F$10]*[.$H$12])-[.$H$11]" office:value-type="float" office:value="0.199314825753103" calcext:value-type="float">
            <text:p>0.199314825753103</text:p>
          </table:table-cell>
          <table:table-cell table:style-name="ce16" table:formula="of:=([.B13]-[.B11])/[.B13]" office:value-type="percentage" office:value="0.00342587123449561" calcext:value-type="percentage">
            <text:p>0.34%</text:p>
          </table:table-cell>
          <table:table-cell/>
          <table:table-cell table:style-name="ce39" office:value-type="string" calcext:value-type="string">
            <text:p>RG1</text:p>
          </table:table-cell>
          <table:table-cell table:style-name="ce39" table:formula="of:=[$Transductor.A15]" office:value-type="float" office:value="2200" calcext:value-type="float">
            <text:p>2200</text:p>
          </table:table-cell>
          <table:table-cell table:style-name="ce23" office:value-type="string" calcext:value-type="string">
            <text:p>Vadj</text:p>
          </table:table-cell>
          <table:table-cell table:style-name="ce23" table:formula="of:=5*([.F12]/[.F11])*([.H13]/[.F13])" office:value-type="float" office:value="0.531600708800945" calcext:value-type="float">
            <text:p>0.531600708800945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35" table:formula="of:=(([.A12]/1000)*[.F10]*[.H12])-[.H11]" office:value-type="float" office:value="3.12297696396928" calcext:value-type="float">
            <text:p>3.12297696396928</text:p>
          </table:table-cell>
          <table:table-cell table:style-name="ce19" table:formula="of:=([.B14]-[.B12])/[.B14]" office:value-type="percentage" office:value="-0.00741192386105959" calcext:value-type="percentage">
            <text:p>-0.74%</text:p>
          </table:table-cell>
          <table:table-cell/>
          <table:table-cell table:style-name="ce39" office:value-type="string" calcext:value-type="string">
            <text:p>RG2</text:p>
          </table:table-cell>
          <table:table-cell table:style-name="ce39" table:formula="of:=[$Transductor.C15]" office:value-type="float" office:value="1200" calcext:value-type="float">
            <text:p>1200</text:p>
          </table:table-cell>
          <table:table-cell table:style-name="ce23" office:value-type="string" calcext:value-type="string">
            <text:p>G+</text:p>
          </table:table-cell>
          <table:table-cell table:style-name="ce23" table:formula="of:=(1+([.F12]/([.F11]+[.H14])))" office:value-type="float" office:value="1.5227406969876" calcext:value-type="float">
            <text:p>1.5227406969876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formula="of:=1000*([.B13]+[.$H$11])/([.$F$10]*[.$H$12])" office:value-type="float" office:value="4.00374967675199" calcext:value-type="float">
            <text:p>4.00374967675199</text:p>
          </table:table-cell>
          <table:table-cell table:style-name="ce6" office:value-type="float" office:value="0.2" calcext:value-type="float">
            <text:p>0.2</text:p>
          </table:table-cell>
          <table:table-cell table:style-name="ce16" table:formula="of:=([.A11]-[.A13])/[.A11]" office:value-type="percentage" office:value="-0.000937419188001165" calcext:value-type="percentage">
            <text:p>-0.09%</text:p>
          </table:table-cell>
          <table:table-cell/>
          <table:table-cell table:style-name="ce39" office:value-type="string" calcext:value-type="string">
            <text:p>Ra1</text:p>
          </table:table-cell>
          <table:table-cell table:style-name="ce39" table:formula="of:=[$Transductor.F15]" office:value-type="float" office:value="470" calcext:value-type="float">
            <text:p>470</text:p>
          </table:table-cell>
          <table:table-cell table:style-name="ce23" office:value-type="string" calcext:value-type="string">
            <text:p>Ra1//Ra2//RG1</text:p>
          </table:table-cell>
          <table:table-cell table:style-name="ce23" table:formula="of:=1/((1/[.F14])+(1/[.F11])+(1/[.F13]))" office:value-type="float" office:value="91.6125221500296" calcext:value-type="float">
            <text:p>91.6125221500296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formula="of:=1000*([.B14]+[.H11])/([.F10]*[.H12])" office:value-type="float" office:value="19.8742565296095" calcext:value-type="float">
            <text:p>19.8742565296095</text:p>
          </table:table-cell>
          <table:table-cell table:style-name="ce6" office:value-type="float" office:value="3.1" calcext:value-type="float">
            <text:p>3.1</text:p>
          </table:table-cell>
          <table:table-cell table:style-name="ce16" table:formula="of:=([.A12]-[.A14])/[.A12]" office:value-type="percentage" office:value="0.0062871735195241" calcext:value-type="percentage">
            <text:p>0.63%</text:p>
          </table:table-cell>
          <table:table-cell/>
          <table:table-cell table:style-name="ce39" office:value-type="string" calcext:value-type="string">
            <text:p>Ra2</text:p>
          </table:table-cell>
          <table:table-cell table:style-name="ce39" table:formula="of:=[$Transductor.D15]" office:value-type="float" office:value="120" calcext:value-type="float">
            <text:p>120</text:p>
          </table:table-cell>
          <table:table-cell table:style-name="ce23" office:value-type="string" calcext:value-type="string">
            <text:p>Ra1//Ra2</text:p>
          </table:table-cell>
          <table:table-cell table:style-name="ce23" table:formula="of:=1/((1/[.F13])+(1/[.F14]))" office:value-type="float" office:value="95.5932203389831" calcext:value-type="float">
            <text:p>95.5932203389831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Digitalización – Conversión de [v] a Cuentas con posterior descarte de bit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9" office:value-type="string" calcext:value-type="string">
            <text:p>Vin – ADC</text:p>
          </table:table-cell>
          <table:table-cell table:style-name="ce9" office:value-type="string" calcext:value-type="string">
            <text:p>Cuentas Tot</text:p>
          </table:table-cell>
          <table:table-cell table:style-name="ce9" office:value-type="string" calcext:value-type="string">
            <text:p>Cuenta Trunca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[v]</text:p>
          </table:table-cell>
          <table:table-cell table:number-columns-repeated="2" table:style-name="ce9" office:value-type="string" calcext:value-type="string">
            <text:p>[Cuentas]</text:p>
          </table:table-cell>
          <table:table-cell table:number-columns-repeated="1021"/>
        </table:table-row>
        <table:table-row table:style-name="ro1">
          <table:table-cell table:formula="of:=[.A20]-([.$F$23]/1000)" office:value-type="float" office:value="1.9935546875" calcext:value-type="float">
            <text:p>1.9935546875</text:p>
          </table:table-cell>
          <table:table-cell table:formula="of:=INT([.A19]/([.$F$20]/[.$G$21]))" office:value-type="float" office:value="2474" calcext:value-type="float">
            <text:p>2474</text:p>
          </table:table-cell>
          <table:table-cell table:formula="of:=[.$G$22]*INT([.A19]/([.$G$22]*[.$F$20]/[.$G$21]))" office:value-type="float" office:value="2472" calcext:value-type="float">
            <text:p>2472</text:p>
          </table:table-cell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formula="of:=INT([.A20]/([.$F$20]/[.$G$21]))" office:value-type="float" office:value="2482" calcext:value-type="float">
            <text:p>2482</text:p>
          </table:table-cell>
          <table:table-cell table:formula="of:=[.$G$22]*INT([.A20]/([.$G$22]*[.$F$20]/[.$G$21]))" office:value-type="float" office:value="2480" calcext:value-type="float">
            <text:p>2480</text:p>
          </table:table-cell>
          <table:table-cell/>
          <table:table-cell table:style-name="ce39" office:value-type="string" calcext:value-type="string">
            <text:p>Vref+ [v]</text:p>
          </table:table-cell>
          <table:table-cell table:style-name="ce39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31" table:formula="of:=[.A20]+([.$F$23]/1000)" office:value-type="float" office:value="2.0064453125" calcext:value-type="float">
            <text:p>2.0064453125</text:p>
          </table:table-cell>
          <table:table-cell table:style-name="ce35" table:formula="of:=INT([.A21]/([.$F$20]/[.$G$21]))" office:value-type="float" office:value="2490" calcext:value-type="float">
            <text:p>2490</text:p>
          </table:table-cell>
          <table:table-cell table:style-name="ce35" table:formula="of:=[.$G$22]*INT([.A21]/([.$G$22]*[.$F$20]/[.$G$21]))" office:value-type="float" office:value="2488" calcext:value-type="float">
            <text:p>2488</text:p>
          </table:table-cell>
          <table:table-cell/>
          <table:table-cell table:style-name="ce39" office:value-type="string" calcext:value-type="string">
            <text:p>Nº Bits ADC </text:p>
          </table:table-cell>
          <table:table-cell table:style-name="ce39" office:value-type="float" office:value="12" calcext:value-type="float">
            <text:p>12</text:p>
          </table:table-cell>
          <table:table-cell table:style-name="ce23" table:formula="of:=2^[.F21]" office:value-type="float" office:value="4096" calcext:value-type="float">
            <text:p>4096</text:p>
          </table:table-cell>
          <table:table-cell table:number-columns-repeated="1017"/>
        </table:table-row>
        <table:table-row table:style-name="ro1">
          <table:table-cell table:style-name="ce21" table:formula="of:=[.C22]*[.$F$20]/[.$G$21]" office:value-type="float" office:value="3.287109375" calcext:value-type="float">
            <text:p>3.287109375</text:p>
          </table:table-cell>
          <table:table-cell/>
          <table:table-cell table:formula="of:=[.C23]-8" office:value-type="float" office:value="4080" calcext:value-type="float">
            <text:p>4080</text:p>
          </table:table-cell>
          <table:table-cell/>
          <table:table-cell table:style-name="ce39" office:value-type="string" calcext:value-type="string">
            <text:p>Bits Descarte</text:p>
          </table:table-cell>
          <table:table-cell table:style-name="ce39" office:value-type="float" office:value="3" calcext:value-type="float">
            <text:p>3</text:p>
          </table:table-cell>
          <table:table-cell table:style-name="ce23" table:formula="of:=2^[.F22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1" table:formula="of:=[.C23]*[.$F$20]/[.$G$21]" office:value-type="float" office:value="3.2935546875" calcext:value-type="float">
            <text:p>3.2935546875</text:p>
          </table:table-cell>
          <table:table-cell table:style-name="ce6" office:value-type="float" office:value="4095" calcext:value-type="float">
            <text:p>4095</text:p>
          </table:table-cell>
          <table:table-cell table:style-name="ce21" table:formula="of:=[.$G$22]*INT([.B23]/[.$G$22])" office:value-type="float" office:value="4088" calcext:value-type="float">
            <text:p>4088</text:p>
          </table:table-cell>
          <table:table-cell/>
          <table:table-cell table:style-name="ce23" office:value-type="string" calcext:value-type="string">
            <text:p>Resolución [mv]</text:p>
          </table:table-cell>
          <table:table-cell table:style-name="ce23" table:formula="of:=1000*[.$F$20]*[.$G$22]/[.$G$21]" office:value-type="float" office:value="6.4453125" calcext:value-type="float">
            <text:p>6.4453125</text:p>
          </table:table-cell>
          <table:table-cell table:number-columns-repeated="1018"/>
        </table:table-row>
        <table:table-row table:style-name="ro1">
          <table:table-cell table:style-name="ce31" table:formula="of:=[.C24]*[.$F$20]/[.$G$21]" office:value-type="float" office:value="3.3" calcext:value-type="float">
            <text:p>3.3</text:p>
          </table:table-cell>
          <table:table-cell table:style-name="ce31"/>
          <table:table-cell table:style-name="ce31" table:formula="of:=[.C23]+8" office:value-type="float" office:value="4096" calcext:value-type="float">
            <text:p>4096</text:p>
          </table:table-cell>
          <table:table-cell table:number-columns-repeated="1021"/>
        </table:table-row>
        <table:table-row table:style-name="ro1">
          <table:table-cell table:style-name="ce21" table:formula="of:=[.B25]*[.$F$20]/[.$G$21]" office:value-type="float" office:value="0.0064453125" calcext:value-type="float">
            <text:p>0.0064453125</text:p>
          </table:table-cell>
          <table:table-cell table:style-name="ce6" office:value-type="float" office:value="8" calcext:value-type="float">
            <text:p>8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Traducción – Converción de Cuentas Truncas a [ºC] sin 4-20[mA]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9" office:value-type="string" calcext:value-type="string">
            <text:p>Cuentas Tot</text:p>
          </table:table-cell>
          <table:table-cell table:style-name="ce9" office:value-type="string" calcext:value-type="string">
            <text:p>Cuenta Trunca</text:p>
          </table:table-cell>
          <table:table-cell table:number-columns-repeated="3"/>
          <table:table-cell table:style-name="ce39" office:value-type="string" calcext:value-type="string">
            <text:p>Temp [ºC]</text:p>
          </table:table-cell>
          <table:table-cell table:style-name="ce39" office:value-type="string" calcext:value-type="string">
            <text:p>Cuentas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string" calcext:value-type="string">
            <text:p>[Cuentas]</text:p>
          </table:table-cell>
          <table:table-cell table:number-columns-repeated="2"/>
          <table:table-cell table:style-name="ce39" office:value-type="string" calcext:value-type="string">
            <text:p>Minimo</text:p>
          </table:table-cell>
          <table:table-cell table:style-name="ce39" office:value-type="float" office:value="-30" calcext:value-type="float">
            <text:p>-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21" table:formula="of:=[.B31]+[.$G$22]" office:value-type="float" office:value="2064" calcext:value-type="float">
            <text:p>2064</text:p>
          </table:table-cell>
          <table:table-cell table:style-name="ce29" table:formula="of:=[.$F$32]*([.B30]-[.$G$31])/[.$G$32]" office:value-type="float" office:value="0.234375" calcext:value-type="float">
            <text:p>0.234</text:p>
          </table:table-cell>
          <table:table-cell/>
          <table:table-cell table:style-name="ce39" office:value-type="string" calcext:value-type="string">
            <text:p>Máximo</text:p>
          </table:table-cell>
          <table:table-cell table:style-name="ce39" office:value-type="float" office:value="30" calcext:value-type="float">
            <text:p>30</text:p>
          </table:table-cell>
          <table:table-cell table:style-name="ce39" table:formula="of:=[.G21]" office:value-type="float" office:value="4096" calcext:value-type="float">
            <text:p>4096</text:p>
          </table:table-cell>
          <table:table-cell table:number-columns-repeated="1017"/>
        </table:table-row>
        <table:table-row table:style-name="ro1">
          <table:table-cell table:style-name="ce6" office:value-type="float" office:value="2060" calcext:value-type="float">
            <text:p>2060</text:p>
          </table:table-cell>
          <table:table-cell table:style-name="ce21" table:formula="of:=[.$G$22]*INT([.A31]/[.$G$22])" office:value-type="float" office:value="2056" calcext:value-type="float">
            <text:p>2056</text:p>
          </table:table-cell>
          <table:table-cell table:style-name="ce29" table:formula="of:=[.$F$32]*([.B31]-[.$G$31])/[.$G$32]" office:value-type="float" office:value="0.1171875" calcext:value-type="float">
            <text:p>0.117</text:p>
          </table:table-cell>
          <table:table-cell/>
          <table:table-cell table:style-name="ce23" office:value-type="string" calcext:value-type="string">
            <text:p>Valor medio</text:p>
          </table:table-cell>
          <table:table-cell table:style-name="ce23" table:formula="of:=([.F29]+[.F30])/2" office:value-type="float" office:value="0" calcext:value-type="float">
            <text:p>0</text:p>
          </table:table-cell>
          <table:table-cell table:style-name="ce23" table:formula="of:=([.G30]+[.G29])/2"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21" table:formula="of:=[.B31]-[.$G$32]" office:value-type="float" office:value="2048" calcext:value-type="float">
            <text:p>2048</text:p>
          </table:table-cell>
          <table:table-cell table:style-name="ce29" table:formula="of:=[.$F$32]*([.B32]-[.$G$31])/[.$G$32]" office:value-type="float" office:value="0" calcext:value-type="float">
            <text:p>0.000</text:p>
          </table:table-cell>
          <table:table-cell/>
          <table:table-cell table:style-name="ce23" office:value-type="string" calcext:value-type="string">
            <text:p>Resolucion</text:p>
          </table:table-cell>
          <table:table-cell table:style-name="ce40" table:formula="of:=([.F30]-[.F29])*[.G32]/[.G30]" office:value-type="float" office:value="0.1171875" calcext:value-type="float">
            <text:p>0.117</text:p>
          </table:table-cell>
          <table:table-cell table:style-name="ce23" table:formula="of:=[.G22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Valores Teoricos, Sin tener en cuenta el circuito de recepcion de 4-20 m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Hallamos el Valor de 0 [ºC] y la Resolución del sistema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office:value-type="string" calcext:value-type="string">
            <text:p>Para esto ponemos cualquier valor de cuenta, lo pasamos a tención a la entrada del ADC y le sumamos la resolución de tención que tenemos. </text:p>
            <text:p>Luego traducimos estos valores a Temperaturas y hacemos la diferencia entre los consecutivos, de esta forma tenemos la resolución en Temperaturas</text:p>
            <text:p>En otras palabras es ver a cuantos ºC equivales las 8 cuentas de los 3 bits descartados (8 cuentas = 6.44 [mv] = 0.127 [ºC]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uentas Tot</text:p>
          </table:table-cell>
          <table:table-cell table:style-name="ce9" office:value-type="string" calcext:value-type="string">
            <text:p>Cuenta Trunca</text:p>
          </table:table-cell>
          <table:table-cell table:style-name="ce9" office:value-type="string" calcext:value-type="string">
            <text:p>Vin – ADC</text:p>
          </table:table-cell>
          <table:table-cell table:style-name="ce9" office:value-type="string" calcext:value-type="string">
            <text:p>Iin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Resolución</text:p>
          </table:table-cell>
          <table:table-cell table:style-name="ce9" office:value-type="string" calcext:value-type="string">
            <text:p>Promedio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string" calcext:value-type="string">
            <text:p>[Cuentas]</text:p>
          </table:table-cell>
          <table:table-cell table:style-name="ce9" office:value-type="string" calcext:value-type="string">
            <text:p>[v]</text:p>
          </table:table-cell>
          <table:table-cell table:style-name="ce9" office:value-type="string" calcext:value-type="string">
            <text:p>[mA]</text:p>
          </table:table-cell>
          <table:table-cell table:number-columns-repeated="3" table:style-name="ce9" office:value-type="string" calcext:value-type="string">
            <text:p>[ºC]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0]-([.$F$23]/1000)" office:value-type="float" office:value="1.6048828125" calcext:value-type="float">
            <text:p>1.6048828125</text:p>
          </table:table-cell>
          <table:table-cell table:formula="of:=1000*([.C39]+[.$H$11])/([.$F$10]*[.$H$12])" office:value-type="float" office:value="11.6920952985599" calcext:value-type="float">
            <text:p>11.6920952985599</text:p>
          </table:table-cell>
          <table:table-cell table:formula="of:=(([.D39]/1000)-((1.25/[.$F$4])*(([.$F$3]+[.$F$4])/([.$F$5]+[.$F$3]))))*[.$F$4]/0.01" office:value-type="float" office:value="-1.2417902585177" calcext:value-type="float">
            <text:p>-1.2417902585177</text:p>
          </table:table-cell>
          <table:table-cell table:formula="of:=[.E40]-[.E39]" office:value-type="float" office:value="0.126981156662143" calcext:value-type="float">
            <text:p>0.126981156662143</text:p>
          </table:table-cell>
          <table:table-cell table:number-columns-repeated="1018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21" table:formula="of:=[.$G$22]*INT([.A40]/[.$G$22])" office:value-type="float" office:value="2000" calcext:value-type="float">
            <text:p>2000</text:p>
          </table:table-cell>
          <table:table-cell table:style-name="ce21" table:formula="of:=[.B40]*[.$F$20]/[.$G$21]" office:value-type="float" office:value="1.611328125" calcext:value-type="float">
            <text:p>1.611328125</text:p>
          </table:table-cell>
          <table:table-cell table:formula="of:=1000*([.C40]+[.$H$11])/([.$F$10]*[.$H$12])" office:value-type="float" office:value="11.7273678420772" calcext:value-type="float">
            <text:p>11.7273678420772</text:p>
          </table:table-cell>
          <table:table-cell table:formula="of:=(([.D40]/1000)-((1.25/[.$F$4])*(([.$F$3]+[.$F$4])/([.$F$5]+[.$F$3]))))*[.$F$4]/0.01" office:value-type="float" office:value="-1.11480910185556" calcext:value-type="float">
            <text:p>-1.11480910185556</text:p>
          </table:table-cell>
          <table:table-cell/>
          <table:table-cell table:formula="of:=([.F39]+[.F41])/2" office:value-type="float" office:value="0.126981156662143" calcext:value-type="float">
            <text:p>0.1269811566621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" table:formula="of:=[.C40]+([.$F$23]/1000)" office:value-type="float" office:value="1.6177734375" calcext:value-type="float">
            <text:p>1.6177734375</text:p>
          </table:table-cell>
          <table:table-cell table:formula="of:=1000*([.C41]+[.$H$11])/([.$F$10]*[.$H$12])" office:value-type="float" office:value="11.7626403855944" calcext:value-type="float">
            <text:p>11.7626403855944</text:p>
          </table:table-cell>
          <table:table-cell table:formula="of:=(([.D41]/1000)-((1.25/[.$F$4])*(([.$F$3]+[.$F$4])/([.$F$5]+[.$F$3]))))*[.$F$4]/0.01" office:value-type="float" office:value="-0.987827945193419" calcext:value-type="float">
            <text:p>-0.987827945193419</text:p>
          </table:table-cell>
          <table:table-cell table:formula="of:=[.E41]-[.E40]" office:value-type="float" office:value="0.126981156662143" calcext:value-type="float">
            <text:p>0.126981156662143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Lo anterior es con una definición infinita… Usaremos 2 decimales por ser temperatur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Valor Ref [ºC]</text:p>
          </table:table-cell>
          <table:table-cell table:style-name="ce12" table:formula="of:=ROUND([.A6]+([.A7]-[.A6])/2;2)" office:value-type="float" office:value="-0.13" calcext:value-type="float">
            <text:p>-0.13</text:p>
          </table:table-cell>
          <table:table-cell office:value-type="string" calcext:value-type="string">
            <text:p>Tmin + (Tmin – Tmax)/2</text:p>
          </table:table-cell>
          <table:table-cell/>
          <table:table-cell table:formula="of:=[.B44]*1000" office:value-type="float" office:value="-130" calcext:value-type="float">
            <text:p>-1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alor Ref [N]</text:p>
          </table:table-cell>
          <table:table-cell table:style-name="ce12" table:formula="of:=[.E65]" office:value-type="float" office:value="2056" calcext:value-type="float">
            <text:p>2056</text:p>
          </table:table-cell>
          <table:table-cell office:value-type="string" calcext:value-type="string">
            <text:p>Cuentas</text:p>
          </table:table-cell>
          <table:table-cell/>
          <table:table-cell table:formula="of:=[.B46]*1000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s de T [ºC]</text:p>
          </table:table-cell>
          <table:table-cell table:style-name="ce12" table:formula="of:=ROUND([.G40];3)" office:value-type="float" office:value="0.127" calcext:value-type="float">
            <text:p>0.127</text:p>
          </table:table-cell>
          <table:table-cell office:value-type="string" calcext:value-type="string">
            <text:p>ºC</text:p>
          </table:table-cell>
          <table:table-cell office:value-type="string" calcext:value-type="string">
            <text:p>Luego el valor convertido sera : Vref[ºC] + Resol[ºC]/(2^BitsDescarte) * (Vleido[Ntrunc] – Vref[Cuentas]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s Cuenta [N]</text:p>
          </table:table-cell>
          <table:table-cell table:style-name="ce12" table:formula="of:=[.G22]" office:value-type="float" office:value="8" calcext:value-type="float">
            <text:p>8</text:p>
          </table:table-cell>
          <table:table-cell office:value-type="string" calcext:value-type="string">
            <text:p>Cuen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º Ofsets</text:p>
          </table:table-cell>
          <table:table-cell table:formula="of:=COUNTIF([.F65:.F317];16)+COUNTIF([.P65:.P317];16)+COUNTIF([.F65:.F317];0)+COUNTIF([.P65:.P317];0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 no introducir correcciones por offsets fijamos la resolucion en 0.127 y luego solo mostramos 2 decima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8" table:number-rows-spanned="1">
            <text:p>Tabla De conversiones globales—Rellenar los espacios verd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Iloop</text:p>
          </table:table-cell>
          <table:table-cell table:style-name="ce9" office:value-type="string" calcext:value-type="string">
            <text:p>Vout</text:p>
          </table:table-cell>
          <table:table-cell table:style-name="ce9" office:value-type="string" calcext:value-type="string">
            <text:p>Cuentas Tot</text:p>
          </table:table-cell>
          <table:table-cell table:style-name="ce9" office:value-type="string" calcext:value-type="string">
            <text:p>Cuenta Trunca</text:p>
          </table:table-cell>
          <table:table-cell table:style-name="ce9" office:value-type="string" calcext:value-type="string">
            <text:p>Valor Traducido</text:p>
          </table:table-cell>
          <table:table-cell table:style-name="ce9" office:value-type="string" calcext:value-type="string">
            <text:p>Valor Mostrado</text:p>
          </table:table-cell>
          <table:table-cell table:number-columns-repeated="2" table:style-name="ce9" office:value-type="string" calcext:value-type="string">
            <text:p>Most-Real</text:p>
          </table:table-cell>
          <table:table-cell table:style-name="ce36" table:number-columns-repeated="1015"/>
        </table:table-row>
        <table:table-row table:style-name="ro1">
          <table:table-cell table:style-name="ce9" office:value-type="string" calcext:value-type="string">
            <text:p>[ºC]</text:p>
          </table:table-cell>
          <table:table-cell table:style-name="ce9" office:value-type="string" calcext:value-type="string">
            <text:p>[mA]</text:p>
          </table:table-cell>
          <table:table-cell table:style-name="ce9" office:value-type="string" calcext:value-type="string">
            <text:p>[v]</text:p>
          </table:table-cell>
          <table:table-cell table:number-columns-repeated="2" table:style-name="ce9" office:value-type="string" calcext:value-type="string">
            <text:p>[Cuentas]</text:p>
          </table:table-cell>
          <table:table-cell table:number-columns-repeated="3" table:style-name="ce9" office:value-type="string" calcext:value-type="string">
            <text:p>[ºC]</text:p>
          </table:table-cell>
          <table:table-cell table:style-name="ce9" office:value-type="string" calcext:value-type="string">
            <text:p>[%]</text:p>
          </table:table-cell>
          <table:table-cell table:style-name="ce36" table:number-columns-repeated="1015"/>
        </table:table-row>
        <table:table-row table:style-name="ro1">
          <table:table-cell table:style-name="ce33" office:value-type="float" office:value="58.7" calcext:value-type="float">
            <text:p>58.7000</text:p>
          </table:table-cell>
          <table:table-cell table:style-name="ce26" table:formula="of:=((0.01*[.A53]/[.$F$4])+(1.25/[.$F$4])*(([.$F$3]+[.$F$4])/([.$F$5]+[.$F$3])))*1000" office:value-type="float" office:value="28.3425925925926" calcext:value-type="float">
            <text:p>28.3426</text:p>
          </table:table-cell>
          <table:table-cell table:style-name="ce26" table:formula="of:=(([.B53]/1000)*[.$F$10]*[.$H$12])-[.$H$11]" office:value-type="float" office:value="4.64740959506466" calcext:value-type="float">
            <text:p>4.6474</text:p>
          </table:table-cell>
          <table:table-cell table:formula="of:=INT([.C53]/([.$F$20]/[.$G$21]))" office:value-type="float" office:value="5768" calcext:value-type="float">
            <text:p>5768</text:p>
          </table:table-cell>
          <table:table-cell table:formula="of:=[.$G$22]*INT([.C53]/([.$G$22]*[.$F$20]/[.$G$21]))" office:value-type="float" office:value="5768" calcext:value-type="float">
            <text:p>5768</text:p>
          </table:table-cell>
          <table:table-cell table:formula="of:=[.$B$44]+[.$B$46]*([.E53]-[.$B$45])/[.$B$47]" office:value-type="float" office:value="58.798" calcext:value-type="float">
            <text:p>58.798</text:p>
          </table:table-cell>
          <table:table-cell table:formula="of:=TRUNC([.F53];2)" office:value-type="float" office:value="58.79" calcext:value-type="float">
            <text:p>58.79</text:p>
          </table:table-cell>
          <table:table-cell table:style-name="ce41" table:formula="of:=[.G53]-[.A53]" office:value-type="float" office:value="0.0899999999999963" calcext:value-type="float">
            <text:p>0.0900</text:p>
          </table:table-cell>
          <table:table-cell table:style-name="ce16" table:formula="of:=[.H53]/[.A53]" office:value-type="percentage" office:value="0.00153321976149909" calcext:value-type="percentage">
            <text:p>0.15%</text:p>
          </table:table-cell>
          <table:table-cell table:number-columns-repeated="1015"/>
        </table:table-row>
        <table:table-row table:style-name="ro1">
          <table:table-cell table:style-name="ce26" table:formula="of:=(([.B54]/1000)-((1.25/[.$F$4])*(([.$F$3]+[.$F$4])/([.$F$5]+[.$F$3]))))*[.$F$4]/0.01" office:value-type="float" office:value="-28.9333333333333" calcext:value-type="float">
            <text:p>-28.9333</text:p>
          </table:table-cell>
          <table:table-cell table:style-name="ce33" office:value-type="float" office:value="4" calcext:value-type="float">
            <text:p>4.0000</text:p>
          </table:table-cell>
          <table:table-cell table:style-name="ce26" table:formula="of:=(([.B54]/1000)*[.$F$10]*[.$H$12])-[.$H$11]" office:value-type="float" office:value="0.199314825753101" calcext:value-type="float">
            <text:p>0.1993</text:p>
          </table:table-cell>
          <table:table-cell table:formula="of:=INT([.C54]/([.$F$20]/[.$G$21]))" office:value-type="float" office:value="247" calcext:value-type="float">
            <text:p>247</text:p>
          </table:table-cell>
          <table:table-cell table:formula="of:=[.$G$22]*INT([.C54]/([.$G$22]*[.$F$20]/[.$G$21]))" office:value-type="float" office:value="240" calcext:value-type="float">
            <text:p>240</text:p>
          </table:table-cell>
          <table:table-cell table:formula="of:=[.$B$44]+[.$B$46]*([.E54]-[.$B$45])/[.$B$47]" office:value-type="float" office:value="-28.959" calcext:value-type="float">
            <text:p>-28.959</text:p>
          </table:table-cell>
          <table:table-cell table:formula="of:=TRUNC([.F54];2)" office:value-type="float" office:value="-28.95" calcext:value-type="float">
            <text:p>-28.95</text:p>
          </table:table-cell>
          <table:table-cell table:style-name="ce41" table:formula="of:=[.G54]-[.A54]" office:value-type="float" office:value="-0.0166666666666622" calcext:value-type="float">
            <text:p>-0.0167</text:p>
          </table:table-cell>
          <table:table-cell table:style-name="ce16" table:formula="of:=[.H54]/[.A54]" office:value-type="percentage" office:value="0.000576036866359291" calcext:value-type="percentage">
            <text:p>0.06%</text:p>
          </table:table-cell>
          <table:table-cell table:number-columns-repeated="1015"/>
        </table:table-row>
        <table:table-row table:style-name="ro1">
          <table:table-cell table:style-name="ce26" table:formula="of:=(([.B55]/1000)-((1.25/[.$F$4])*(([.$F$3]+[.$F$4])/([.$F$5]+[.$F$3]))))*[.$F$4]/0.01" office:value-type="float" office:value="-28.9198344970262" calcext:value-type="float">
            <text:p>-28.9198</text:p>
          </table:table-cell>
          <table:table-cell table:style-name="ce26" table:formula="of:=1000*([.C55]+[.$H$11])/([.$F$10]*[.$H$12])" office:value-type="float" office:value="4.00374967675199" calcext:value-type="float">
            <text:p>4.0037</text:p>
          </table:table-cell>
          <table:table-cell table:style-name="ce33" office:value-type="float" office:value="0.2" calcext:value-type="float">
            <text:p>0.2000</text:p>
          </table:table-cell>
          <table:table-cell table:formula="of:=INT([.C55]/([.$F$20]/[.$G$21]))" office:value-type="float" office:value="248" calcext:value-type="float">
            <text:p>248</text:p>
          </table:table-cell>
          <table:table-cell table:formula="of:=[.$G$22]*INT([.C55]/([.$G$22]*[.$F$20]/[.$G$21]))" office:value-type="float" office:value="248" calcext:value-type="float">
            <text:p>248</text:p>
          </table:table-cell>
          <table:table-cell table:formula="of:=[.$B$44]+[.$B$46]*([.E55]-[.$B$45])/[.$B$47]" office:value-type="float" office:value="-28.832" calcext:value-type="float">
            <text:p>-28.832</text:p>
          </table:table-cell>
          <table:table-cell table:formula="of:=TRUNC([.F55];2)" office:value-type="float" office:value="-28.83" calcext:value-type="float">
            <text:p>-28.83</text:p>
          </table:table-cell>
          <table:table-cell table:style-name="ce41" table:formula="of:=[.G55]-[.A55]" office:value-type="float" office:value="0.089834497026164" calcext:value-type="float">
            <text:p>0.0898</text:p>
          </table:table-cell>
          <table:table-cell table:style-name="ce16" table:formula="of:=[.H55]/[.A55]" office:value-type="percentage" office:value="-0.00310632818577858" calcext:value-type="percentage">
            <text:p>-0.31%</text:p>
          </table:table-cell>
          <table:table-cell table:number-columns-repeated="1015"/>
        </table:table-row>
        <table:table-row table:style-name="ro1">
          <table:table-cell table:style-name="ce26" table:formula="of:=(([.B56]/1000)-((1.25/[.$F$4])*(([.$F$3]+[.$F$4])/([.$F$5]+[.$F$3]))))*[.$F$4]/0.01" office:value-type="float" office:value="14.757835480912" calcext:value-type="float">
            <text:p>14.7578</text:p>
          </table:table-cell>
          <table:table-cell table:style-name="ce26" table:formula="of:=1000*([.C56]+[.$H$11])/([.$F$10]*[.$H$12])" office:value-type="float" office:value="16.1364357817348" calcext:value-type="float">
            <text:p>16.1364</text:p>
          </table:table-cell>
          <table:table-cell table:style-name="ce37" table:formula="of:=[.E56]*[.$F$20]/[.$G$21]" office:value-type="float" office:value="2.4169921875" calcext:value-type="float">
            <text:p>2.4170</text:p>
          </table:table-cell>
          <table:table-cell table:style-name="ce6" office:value-type="float" office:value="3000" calcext:value-type="float">
            <text:p>3000</text:p>
          </table:table-cell>
          <table:table-cell table:style-name="ce21" table:formula="of:=[.$G$22]*INT([.D56]/[.$G$22])" office:value-type="float" office:value="3000" calcext:value-type="float">
            <text:p>3000</text:p>
          </table:table-cell>
          <table:table-cell table:formula="of:=[.$B$44]+[.$B$46]*([.E56]-[.$B$45])/[.$B$47]" office:value-type="float" office:value="14.856" calcext:value-type="float">
            <text:p>14.856</text:p>
          </table:table-cell>
          <table:table-cell table:formula="of:=TRUNC([.F56];2)" office:value-type="float" office:value="14.85" calcext:value-type="float">
            <text:p>14.85</text:p>
          </table:table-cell>
          <table:table-cell table:style-name="ce41" table:formula="of:=[.G56]-[.A56]" office:value-type="float" office:value="0.0921645190879623" calcext:value-type="float">
            <text:p>0.0922</text:p>
          </table:table-cell>
          <table:table-cell table:style-name="ce16" table:formula="of:=[.H56]/[.A56]" office:value-type="percentage" office:value="0.00624512444302344" calcext:value-type="percentage">
            <text:p>0.62%</text:p>
          </table:table-cell>
          <table:table-cell table:number-columns-repeated="1015"/>
        </table:table-row>
        <table:table-row table:style-name="ro1">
          <table:table-cell table:style-name="ce26" table:formula="of:=(([.B57]/1000)-((1.25/[.$F$4])*(([.$F$3]+[.$F$4])/([.$F$5]+[.$F$3]))))*[.$F$4]/0.01" office:value-type="float" office:value="14.8848166375742" calcext:value-type="float">
            <text:p>14.8848</text:p>
          </table:table-cell>
          <table:table-cell table:style-name="ce26" table:formula="of:=1000*([.C57]+[.$H$11])/([.$F$10]*[.$H$12])" office:value-type="float" office:value="16.1717083252521" calcext:value-type="float">
            <text:p>16.1717</text:p>
          </table:table-cell>
          <table:table-cell table:style-name="ce37" table:formula="of:=[.E57]*[.$F$20]/[.$G$21]" office:value-type="float" office:value="2.4234375" calcext:value-type="float">
            <text:p>2.4234</text:p>
          </table:table-cell>
          <table:table-cell table:style-name="ce21" office:value-type="float" office:value="3010" calcext:value-type="float">
            <text:p>3010</text:p>
          </table:table-cell>
          <table:table-cell table:style-name="ce21" table:formula="of:=[.$G$22]*INT([.D57]/[.$G$22])" office:value-type="float" office:value="3008" calcext:value-type="float">
            <text:p>3008</text:p>
          </table:table-cell>
          <table:table-cell table:style-name="ce12" table:formula="of:=[.$B$44]+[.$B$46]*([.E57]-[.$B$45])/[.$B$47]" office:value-type="float" office:value="14.983" calcext:value-type="float">
            <text:p>14.983</text:p>
          </table:table-cell>
          <table:table-cell table:formula="of:=TRUNC([.F57];2)" office:value-type="float" office:value="14.98" calcext:value-type="float">
            <text:p>14.98</text:p>
          </table:table-cell>
          <table:table-cell table:style-name="ce41" table:formula="of:=[.G57]-[.A57]" office:value-type="float" office:value="0.0951833624257699" calcext:value-type="float">
            <text:p>0.0952</text:p>
          </table:table-cell>
          <table:table-cell table:style-name="ce16" table:formula="of:=[.H57]/[.A57]" office:value-type="percentage" office:value="0.00639466140184054" calcext:value-type="percentage">
            <text:p>0.64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/>
          <table:table-cell table:style-name="ce21" table:number-columns-repeated="2"/>
          <table:table-cell table:number-columns-repeated="2"/>
          <table:table-cell table:style-name="ce41"/>
          <table:table-cell table:style-name="ce16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Rango Total partiendo de las Cuentas en el ADC</text:p>
          </table:table-cell>
          <table:covered-table-cell/>
          <table:covered-table-cell table:style-name="ce38"/>
          <table:covered-table-cell table:number-columns-repeated="3" table:style-name="ce21"/>
          <table:covered-table-cell/>
          <table:covered-table-cell table:style-name="ce41"/>
          <table:table-cell table:style-name="ce16"/>
          <table:table-cell table:number-columns-repeated="1015"/>
        </table:table-row>
        <table:table-row table:style-name="ro1">
          <table:table-cell table:style-name="ce26" table:formula="of:=(([.B60]/1000)-((1.25/[.$F$4])*(([.$F$3]+[.$F$4])/([.$F$5]+[.$F$3]))))*[.$F$4]/0.01" office:value-type="float" office:value="-32.7331171107286" calcext:value-type="float">
            <text:p>-32.7331</text:p>
          </table:table-cell>
          <table:table-cell table:style-name="ce26" table:formula="of:=1000*([.C60]+[.$H$11])/([.$F$10]*[.$H$12])" office:value-type="float" office:value="2.94450450627909" calcext:value-type="float">
            <text:p>2.9445</text:p>
          </table:table-cell>
          <table:table-cell table:style-name="ce37" table:formula="of:=[.E60]*[.$F$20]/[.$G$21]" office:value-type="float" office:value="0.0064453125" calcext:value-type="float">
            <text:p>0.0064</text:p>
          </table:table-cell>
          <table:table-cell table:style-name="ce6" office:value-type="float" office:value="8" calcext:value-type="float">
            <text:p>8</text:p>
          </table:table-cell>
          <table:table-cell table:style-name="ce21" table:formula="of:=[.$G$22]*INT([.D60]/[.$G$22])" office:value-type="float" office:value="8" calcext:value-type="float">
            <text:p>8</text:p>
          </table:table-cell>
          <table:table-cell table:formula="of:=[.$B$44]+[.$B$46]*([.E60]-[.$B$45])/[.$B$47]" office:value-type="float" office:value="-32.642" calcext:value-type="float">
            <text:p>-32.642</text:p>
          </table:table-cell>
          <table:table-cell table:formula="of:=TRUNC([.F60];2)" office:value-type="float" office:value="-32.64" calcext:value-type="float">
            <text:p>-32.64</text:p>
          </table:table-cell>
          <table:table-cell table:style-name="ce41" table:formula="of:=[.G60]-[.A60]" office:value-type="float" office:value="0.0931171107286133" calcext:value-type="float">
            <text:p>0.0931</text:p>
          </table:table-cell>
          <table:table-cell table:style-name="ce16" table:formula="of:=[.H60]/[.A60]" office:value-type="percentage" office:value="-0.00284473704149897" calcext:value-type="percentage">
            <text:p>-0.28%</text:p>
          </table:table-cell>
          <table:table-cell table:number-columns-repeated="1015"/>
        </table:table-row>
        <table:table-row table:style-name="ro1">
          <table:table-cell table:style-name="ce26" table:formula="of:=(([.B61]/1000)-((1.25/[.$F$4])*(([.$F$3]+[.$F$4])/([.$F$5]+[.$F$3]))))*[.$F$4]/0.01" office:value-type="float" office:value="32.1542539436256" calcext:value-type="float">
            <text:p>32.1543</text:p>
          </table:table-cell>
          <table:table-cell table:style-name="ce26" table:formula="of:=1000*([.C61]+[.$H$11])/([.$F$10]*[.$H$12])" office:value-type="float" office:value="20.9687742435997" calcext:value-type="float">
            <text:p>20.9688</text:p>
          </table:table-cell>
          <table:table-cell table:style-name="ce37" table:formula="of:=[.E61]*[.$F$20]/[.$G$21]" office:value-type="float" office:value="3.3" calcext:value-type="float">
            <text:p>3.3000</text:p>
          </table:table-cell>
          <table:table-cell table:style-name="ce6" office:value-type="float" office:value="4096" calcext:value-type="float">
            <text:p>4096</text:p>
          </table:table-cell>
          <table:table-cell table:style-name="ce21" table:formula="of:=[.$G$22]*INT([.D61]/[.$G$22])" office:value-type="float" office:value="4096" calcext:value-type="float">
            <text:p>4096</text:p>
          </table:table-cell>
          <table:table-cell table:formula="of:=[.$B$44]+[.$B$46]*([.E61]-[.$B$45])/[.$B$47]" office:value-type="float" office:value="32.255" calcext:value-type="float">
            <text:p>32.255</text:p>
          </table:table-cell>
          <table:table-cell table:formula="of:=TRUNC([.F61];2)" office:value-type="float" office:value="32.25" calcext:value-type="float">
            <text:p>32.25</text:p>
          </table:table-cell>
          <table:table-cell table:style-name="ce41" table:formula="of:=[.G61]-[.A61]" office:value-type="float" office:value="0.0957460563744235" calcext:value-type="float">
            <text:p>0.0957</text:p>
          </table:table-cell>
          <table:table-cell table:style-name="ce16" table:formula="of:=[.H61]/[.A61]" office:value-type="percentage" office:value="0.00297771040006993" calcext:value-type="percentage">
            <text:p>0.30%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 table:number-columns-spanned="8" table:number-rows-spanned="1">
            <text:p>La Tabla Completa con todos los Valores es la Siguiente</text:p>
          </table:table-cell>
          <table:covered-table-cell table:number-columns-repeated="7" table:style-name="ce36"/>
          <table:table-cell table:style-name="ce36" table:number-columns-repeated="1016"/>
        </table:table-row>
        <table:table-row table:style-name="ro1"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Iloop</text:p>
          </table:table-cell>
          <table:table-cell table:style-name="ce9" office:value-type="string" calcext:value-type="string">
            <text:p>Vout</text:p>
          </table:table-cell>
          <table:table-cell table:style-name="ce9" office:value-type="string" calcext:value-type="string">
            <text:p>Cuentas Tot</text:p>
          </table:table-cell>
          <table:table-cell table:style-name="ce9" office:value-type="string" calcext:value-type="string">
            <text:p>Cuenta Trunca</text:p>
          </table:table-cell>
          <table:table-cell table:style-name="ce9" office:value-type="string" calcext:value-type="string">
            <text:p>Dif en Cuentas</text:p>
          </table:table-cell>
          <table:table-cell table:style-name="ce9" office:value-type="string" calcext:value-type="string">
            <text:p>Valor Traducido</text:p>
          </table:table-cell>
          <table:table-cell table:style-name="ce9" office:value-type="string" calcext:value-type="string">
            <text:p>Valor Mostrado</text:p>
          </table:table-cell>
          <table:table-cell table:style-name="ce9" office:value-type="string" calcext:value-type="string">
            <text:p>Most-Real</text:p>
          </table:table-cell>
          <table:table-cell table:style-name="ce9"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Iloop</text:p>
          </table:table-cell>
          <table:table-cell table:style-name="ce9" office:value-type="string" calcext:value-type="string">
            <text:p>Vout</text:p>
          </table:table-cell>
          <table:table-cell table:style-name="ce9" office:value-type="string" calcext:value-type="string">
            <text:p>Cuentas Tot</text:p>
          </table:table-cell>
          <table:table-cell table:style-name="ce9" office:value-type="string" calcext:value-type="string">
            <text:p>Cuenta Trunca</text:p>
          </table:table-cell>
          <table:table-cell table:style-name="ce9" office:value-type="string" calcext:value-type="string">
            <text:p>Dif en Cuentas</text:p>
          </table:table-cell>
          <table:table-cell table:style-name="ce9" office:value-type="string" calcext:value-type="string">
            <text:p>Valor Traducido</text:p>
          </table:table-cell>
          <table:table-cell table:style-name="ce9" office:value-type="string" calcext:value-type="string">
            <text:p>Valor Mostrado</text:p>
          </table:table-cell>
          <table:table-cell table:style-name="ce9" office:value-type="string" calcext:value-type="string">
            <text:p>Most-Real</text:p>
          </table:table-cell>
          <table:table-cell table:style-name="ce36" table:number-columns-repeated="1005"/>
        </table:table-row>
        <table:table-row table:style-name="ro1">
          <table:table-cell table:style-name="ce9" office:value-type="string" calcext:value-type="string">
            <text:p>[ºC]</text:p>
          </table:table-cell>
          <table:table-cell table:style-name="ce9" office:value-type="string" calcext:value-type="string">
            <text:p>[mA]</text:p>
          </table:table-cell>
          <table:table-cell table:style-name="ce9" office:value-type="string" calcext:value-type="string">
            <text:p>[v]</text:p>
          </table:table-cell>
          <table:table-cell table:number-columns-repeated="3" table:style-name="ce9" office:value-type="string" calcext:value-type="string">
            <text:p>[Cuentas]</text:p>
          </table:table-cell>
          <table:table-cell table:number-columns-repeated="3" table:style-name="ce9" office:value-type="string" calcext:value-type="string">
            <text:p>[ºC]</text:p>
          </table:table-cell>
          <table:table-cell table:style-name="ce9"/>
          <table:table-cell table:style-name="ce9" office:value-type="string" calcext:value-type="string">
            <text:p>[ºC]</text:p>
          </table:table-cell>
          <table:table-cell table:style-name="ce9" office:value-type="string" calcext:value-type="string">
            <text:p>[mA]</text:p>
          </table:table-cell>
          <table:table-cell table:style-name="ce9" office:value-type="string" calcext:value-type="string">
            <text:p>[v]</text:p>
          </table:table-cell>
          <table:table-cell table:number-columns-repeated="3" table:style-name="ce9" office:value-type="string" calcext:value-type="string">
            <text:p>[Cuentas]</text:p>
          </table:table-cell>
          <table:table-cell table:number-columns-repeated="2" table:style-name="ce9" office:value-type="string" calcext:value-type="string">
            <text:p>[ºC]</text:p>
          </table:table-cell>
          <table:table-cell table:style-name="ce9"/>
          <table:table-cell table:style-name="ce36" table:number-columns-repeated="1005"/>
        </table:table-row>
        <table:table-row table:style-name="ro1">
          <table:table-cell table:style-name="ce21" table:formula="of:=[.B44]" office:value-type="float" office:value="-0.13" calcext:value-type="float">
            <text:p>-0.13</text:p>
          </table:table-cell>
          <table:table-cell table:formula="of:=((0.01*[.A65]/[.$F$4])+(1.25/[.$F$4])*(([.$F$3]+[.$F$4])/([.$F$5]+[.$F$3])))*1000" office:value-type="float" office:value="12.0009259259259" calcext:value-type="float">
            <text:p>12.0009259259259</text:p>
          </table:table-cell>
          <table:table-cell table:formula="of:=ROUND((([.B65]/1000)*[.$F$10]*[.$H$12])-[.$H$11];5)" office:value-type="float" office:value="1.66132" calcext:value-type="float">
            <text:p>1.66132</text:p>
          </table:table-cell>
          <table:table-cell table:formula="of:=INT([.C65]/([.$F$20]/[.$G$21]))" office:value-type="float" office:value="2062" calcext:value-type="float">
            <text:p>2062</text:p>
          </table:table-cell>
          <table:table-cell table:formula="of:=[.$G$22]*INT([.C65]/([.$G$22]*[.$F$20]/[.$G$21]))" office:value-type="float" office:value="2056" calcext:value-type="float">
            <text:p>2056</text:p>
          </table:table-cell>
          <table:table-cell/>
          <table:table-cell table:formula="of:=[.$B$44]+[.$B$46]*([.E65]-[.$B$45])/[.$B$47]" office:value-type="float" office:value="-0.13" calcext:value-type="float">
            <text:p>-0.13</text:p>
          </table:table-cell>
          <table:table-cell table:formula="of:=TRUNC([.G65];2)" office:value-type="float" office:value="-0.13" calcext:value-type="float">
            <text:p>-0.13</text:p>
          </table:table-cell>
          <table:table-cell table:formula="of:=[.H65]-[.A65]" office:value-type="float" office:value="0" calcext:value-type="float">
            <text:p>0</text:p>
          </table:table-cell>
          <table:table-cell/>
          <table:table-cell table:style-name="ce21" table:formula="of:=[.A65]" office:value-type="float" office:value="-0.13" calcext:value-type="float">
            <text:p>-0.13</text:p>
          </table:table-cell>
          <table:table-cell table:formula="of:=((0.01*[.K65]/[.$F$4])+(1.25/[.$F$4])*(([.$F$3]+[.$F$4])/([.$F$5]+[.$F$3])))*1000" office:value-type="float" office:value="12.0009259259259" calcext:value-type="float">
            <text:p>12.0009259259259</text:p>
          </table:table-cell>
          <table:table-cell table:formula="of:=ROUND((([.L65]/1000)*[.$F$10]*[.$H$12])-[.$H$11];5)" office:value-type="float" office:value="1.66132" calcext:value-type="float">
            <text:p>1.66132</text:p>
          </table:table-cell>
          <table:table-cell table:formula="of:=INT([.M65]/([.$F$20]/[.$G$21]))" office:value-type="float" office:value="2062" calcext:value-type="float">
            <text:p>2062</text:p>
          </table:table-cell>
          <table:table-cell table:formula="of:=[.$G$22]*INT([.M65]/([.$G$22]*[.$F$20]/[.$G$21]))" office:value-type="float" office:value="2056" calcext:value-type="float">
            <text:p>2056</text:p>
          </table:table-cell>
          <table:table-cell/>
          <table:table-cell table:formula="of:=[.$B$44]+[.$B$46]*([.O65]-[.$B$45])/[.$B$47]" office:value-type="float" office:value="-0.13" calcext:value-type="float">
            <text:p>-0.13</text:p>
          </table:table-cell>
          <table:table-cell table:formula="of:=TRUNC([.Q65];2)" office:value-type="float" office:value="-0.13" calcext:value-type="float">
            <text:p>-0.13</text:p>
          </table:table-cell>
          <table:table-cell table:formula="of:=[.R65]-[.K6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65]-[.$B$46]" office:value-type="float" office:value="-0.257" calcext:value-type="float">
            <text:p>-0.257</text:p>
          </table:table-cell>
          <table:table-cell table:formula="of:=((0.01*[.A66]/[.$F$4])+(1.25/[.$F$4])*(([.$F$3]+[.$F$4])/([.$F$5]+[.$F$3])))*1000" office:value-type="float" office:value="11.9656481481482" calcext:value-type="float">
            <text:p>11.9656481481482</text:p>
          </table:table-cell>
          <table:table-cell table:formula="of:=ROUND((([.B66]/1000)*[.$F$10]*[.$H$12])-[.$H$11];5)" office:value-type="float" office:value="1.65487" calcext:value-type="float">
            <text:p>1.65487</text:p>
          </table:table-cell>
          <table:table-cell table:formula="of:=INT([.C66]/([.$F$20]/[.$G$21]))" office:value-type="float" office:value="2054" calcext:value-type="float">
            <text:p>2054</text:p>
          </table:table-cell>
          <table:table-cell table:formula="of:=[.$G$22]*INT([.C66]/([.$G$22]*[.$F$20]/[.$G$21]))" office:value-type="float" office:value="2048" calcext:value-type="float">
            <text:p>2048</text:p>
          </table:table-cell>
          <table:table-cell table:formula="of:=[.E65]-[.E66]" office:value-type="float" office:value="8" calcext:value-type="float">
            <text:p>8</text:p>
          </table:table-cell>
          <table:table-cell table:formula="of:=[.$B$44]+[.$B$46]*([.E66]-[.$B$45])/[.$B$47]" office:value-type="float" office:value="-0.257" calcext:value-type="float">
            <text:p>-0.257</text:p>
          </table:table-cell>
          <table:table-cell table:formula="of:=TRUNC([.G66];2)" office:value-type="float" office:value="-0.25" calcext:value-type="float">
            <text:p>-0.25</text:p>
          </table:table-cell>
          <table:table-cell table:formula="of:=[.H66]-[.A66]" office:value-type="float" office:value="0.00700000000000001" calcext:value-type="float">
            <text:p>0.007</text:p>
          </table:table-cell>
          <table:table-cell/>
          <table:table-cell table:formula="of:=[.K65]+[.$B$46]" office:value-type="float" office:value="-0.003" calcext:value-type="float">
            <text:p>-0.003</text:p>
          </table:table-cell>
          <table:table-cell table:formula="of:=((0.01*[.K66]/[.$F$4])+(1.25/[.$F$4])*(([.$F$3]+[.$F$4])/([.$F$5]+[.$F$3])))*1000" office:value-type="float" office:value="12.0362037037037" calcext:value-type="float">
            <text:p>12.0362037037037</text:p>
          </table:table-cell>
          <table:table-cell table:formula="of:=ROUND((([.L66]/1000)*[.$F$10]*[.$H$12])-[.$H$11];5)" office:value-type="float" office:value="1.66776" calcext:value-type="float">
            <text:p>1.66776</text:p>
          </table:table-cell>
          <table:table-cell table:formula="of:=INT([.M66]/([.$F$20]/[.$G$21]))" office:value-type="float" office:value="2070" calcext:value-type="float">
            <text:p>2070</text:p>
          </table:table-cell>
          <table:table-cell table:formula="of:=[.$G$22]*INT([.M66]/([.$G$22]*[.$F$20]/[.$G$21]))" office:value-type="float" office:value="2064" calcext:value-type="float">
            <text:p>2064</text:p>
          </table:table-cell>
          <table:table-cell table:formula="of:=[.O66]-[.O65]" office:value-type="float" office:value="8" calcext:value-type="float">
            <text:p>8</text:p>
          </table:table-cell>
          <table:table-cell table:formula="of:=[.$B$44]+[.$B$46]*([.O66]-[.$B$45])/[.$B$47]" office:value-type="float" office:value="-0.003" calcext:value-type="float">
            <text:p>-0.003</text:p>
          </table:table-cell>
          <table:table-cell table:formula="of:=TRUNC([.Q66];2)" office:value-type="float" office:value="-0" calcext:value-type="float">
            <text:p>0</text:p>
          </table:table-cell>
          <table:table-cell table:formula="of:=[.R66]-[.K66]" office:value-type="float" office:value="0.003" calcext:value-type="float">
            <text:p>0.003</text:p>
          </table:table-cell>
          <table:table-cell table:number-columns-repeated="1005"/>
        </table:table-row>
        <table:table-row table:style-name="ro1">
          <table:table-cell table:formula="of:=[.A66]-[.$B$46]" office:value-type="float" office:value="-0.384" calcext:value-type="float">
            <text:p>-0.384</text:p>
          </table:table-cell>
          <table:table-cell table:formula="of:=((0.01*[.A67]/[.$F$4])+(1.25/[.$F$4])*(([.$F$3]+[.$F$4])/([.$F$5]+[.$F$3])))*1000" office:value-type="float" office:value="11.9303703703704" calcext:value-type="float">
            <text:p>11.9303703703704</text:p>
          </table:table-cell>
          <table:table-cell table:formula="of:=ROUND((([.B67]/1000)*[.$F$10]*[.$H$12])-[.$H$11];5)" office:value-type="float" office:value="1.64842" calcext:value-type="float">
            <text:p>1.64842</text:p>
          </table:table-cell>
          <table:table-cell table:formula="of:=INT([.C67]/([.$F$20]/[.$G$21]))" office:value-type="float" office:value="2046" calcext:value-type="float">
            <text:p>2046</text:p>
          </table:table-cell>
          <table:table-cell table:formula="of:=[.$G$22]*INT([.C67]/([.$G$22]*[.$F$20]/[.$G$21]))" office:value-type="float" office:value="2040" calcext:value-type="float">
            <text:p>2040</text:p>
          </table:table-cell>
          <table:table-cell table:formula="of:=[.E66]-[.E67]" office:value-type="float" office:value="8" calcext:value-type="float">
            <text:p>8</text:p>
          </table:table-cell>
          <table:table-cell table:formula="of:=[.$B$44]+[.$B$46]*([.E67]-[.$B$45])/[.$B$47]" office:value-type="float" office:value="-0.384" calcext:value-type="float">
            <text:p>-0.384</text:p>
          </table:table-cell>
          <table:table-cell table:formula="of:=TRUNC([.G67];2)" office:value-type="float" office:value="-0.38" calcext:value-type="float">
            <text:p>-0.38</text:p>
          </table:table-cell>
          <table:table-cell table:formula="of:=[.H67]-[.A67]" office:value-type="float" office:value="0.004" calcext:value-type="float">
            <text:p>0.004</text:p>
          </table:table-cell>
          <table:table-cell/>
          <table:table-cell table:formula="of:=[.K66]+[.$B$46]" office:value-type="float" office:value="0.124" calcext:value-type="float">
            <text:p>0.124</text:p>
          </table:table-cell>
          <table:table-cell table:formula="of:=((0.01*[.K67]/[.$F$4])+(1.25/[.$F$4])*(([.$F$3]+[.$F$4])/([.$F$5]+[.$F$3])))*1000" office:value-type="float" office:value="12.0714814814815" calcext:value-type="float">
            <text:p>12.0714814814815</text:p>
          </table:table-cell>
          <table:table-cell table:formula="of:=ROUND((([.L67]/1000)*[.$F$10]*[.$H$12])-[.$H$11];5)" office:value-type="float" office:value="1.67421" calcext:value-type="float">
            <text:p>1.67421</text:p>
          </table:table-cell>
          <table:table-cell table:formula="of:=INT([.M67]/([.$F$20]/[.$G$21]))" office:value-type="float" office:value="2078" calcext:value-type="float">
            <text:p>2078</text:p>
          </table:table-cell>
          <table:table-cell table:formula="of:=[.$G$22]*INT([.M67]/([.$G$22]*[.$F$20]/[.$G$21]))" office:value-type="float" office:value="2072" calcext:value-type="float">
            <text:p>2072</text:p>
          </table:table-cell>
          <table:table-cell table:formula="of:=[.O67]-[.O66]" office:value-type="float" office:value="8" calcext:value-type="float">
            <text:p>8</text:p>
          </table:table-cell>
          <table:table-cell table:formula="of:=[.$B$44]+[.$B$46]*([.O67]-[.$B$45])/[.$B$47]" office:value-type="float" office:value="0.124" calcext:value-type="float">
            <text:p>0.124</text:p>
          </table:table-cell>
          <table:table-cell table:formula="of:=TRUNC([.Q67];2)" office:value-type="float" office:value="0.12" calcext:value-type="float">
            <text:p>0.12</text:p>
          </table:table-cell>
          <table:table-cell table:formula="of:=[.R67]-[.K67]" office:value-type="float" office:value="-0.004" calcext:value-type="float">
            <text:p>-0.004</text:p>
          </table:table-cell>
          <table:table-cell table:number-columns-repeated="1005"/>
        </table:table-row>
        <table:table-row table:style-name="ro1">
          <table:table-cell table:formula="of:=[.A67]-[.$B$46]" office:value-type="float" office:value="-0.511" calcext:value-type="float">
            <text:p>-0.511</text:p>
          </table:table-cell>
          <table:table-cell table:formula="of:=((0.01*[.A68]/[.$F$4])+(1.25/[.$F$4])*(([.$F$3]+[.$F$4])/([.$F$5]+[.$F$3])))*1000" office:value-type="float" office:value="11.8950925925926" calcext:value-type="float">
            <text:p>11.8950925925926</text:p>
          </table:table-cell>
          <table:table-cell table:formula="of:=ROUND((([.B68]/1000)*[.$F$10]*[.$H$12])-[.$H$11];5)" office:value-type="float" office:value="1.64198" calcext:value-type="float">
            <text:p>1.64198</text:p>
          </table:table-cell>
          <table:table-cell table:formula="of:=INT([.C68]/([.$F$20]/[.$G$21]))" office:value-type="float" office:value="2038" calcext:value-type="float">
            <text:p>2038</text:p>
          </table:table-cell>
          <table:table-cell table:formula="of:=[.$G$22]*INT([.C68]/([.$G$22]*[.$F$20]/[.$G$21]))" office:value-type="float" office:value="2032" calcext:value-type="float">
            <text:p>2032</text:p>
          </table:table-cell>
          <table:table-cell table:formula="of:=[.E67]-[.E68]" office:value-type="float" office:value="8" calcext:value-type="float">
            <text:p>8</text:p>
          </table:table-cell>
          <table:table-cell table:formula="of:=[.$B$44]+[.$B$46]*([.E68]-[.$B$45])/[.$B$47]" office:value-type="float" office:value="-0.511" calcext:value-type="float">
            <text:p>-0.511</text:p>
          </table:table-cell>
          <table:table-cell table:formula="of:=TRUNC([.G68];2)" office:value-type="float" office:value="-0.51" calcext:value-type="float">
            <text:p>-0.51</text:p>
          </table:table-cell>
          <table:table-cell table:formula="of:=[.H68]-[.A68]" office:value-type="float" office:value="0.001" calcext:value-type="float">
            <text:p>0.001</text:p>
          </table:table-cell>
          <table:table-cell/>
          <table:table-cell table:formula="of:=[.K67]+[.$B$46]" office:value-type="float" office:value="0.251" calcext:value-type="float">
            <text:p>0.251</text:p>
          </table:table-cell>
          <table:table-cell table:formula="of:=((0.01*[.K68]/[.$F$4])+(1.25/[.$F$4])*(([.$F$3]+[.$F$4])/([.$F$5]+[.$F$3])))*1000" office:value-type="float" office:value="12.1067592592593" calcext:value-type="float">
            <text:p>12.1067592592593</text:p>
          </table:table-cell>
          <table:table-cell table:formula="of:=ROUND((([.L68]/1000)*[.$F$10]*[.$H$12])-[.$H$11];5)" office:value-type="float" office:value="1.68065" calcext:value-type="float">
            <text:p>1.68065</text:p>
          </table:table-cell>
          <table:table-cell table:formula="of:=INT([.M68]/([.$F$20]/[.$G$21]))" office:value-type="float" office:value="2086" calcext:value-type="float">
            <text:p>2086</text:p>
          </table:table-cell>
          <table:table-cell table:formula="of:=[.$G$22]*INT([.M68]/([.$G$22]*[.$F$20]/[.$G$21]))" office:value-type="float" office:value="2080" calcext:value-type="float">
            <text:p>2080</text:p>
          </table:table-cell>
          <table:table-cell table:formula="of:=[.O68]-[.O67]" office:value-type="float" office:value="8" calcext:value-type="float">
            <text:p>8</text:p>
          </table:table-cell>
          <table:table-cell table:formula="of:=[.$B$44]+[.$B$46]*([.O68]-[.$B$45])/[.$B$47]" office:value-type="float" office:value="0.251" calcext:value-type="float">
            <text:p>0.251</text:p>
          </table:table-cell>
          <table:table-cell table:formula="of:=TRUNC([.Q68];2)" office:value-type="float" office:value="0.25" calcext:value-type="float">
            <text:p>0.25</text:p>
          </table:table-cell>
          <table:table-cell table:formula="of:=[.R68]-[.K68]"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table:formula="of:=[.A68]-[.$B$46]" office:value-type="float" office:value="-0.638" calcext:value-type="float">
            <text:p>-0.638</text:p>
          </table:table-cell>
          <table:table-cell table:formula="of:=((0.01*[.A69]/[.$F$4])+(1.25/[.$F$4])*(([.$F$3]+[.$F$4])/([.$F$5]+[.$F$3])))*1000" office:value-type="float" office:value="11.8598148148148" calcext:value-type="float">
            <text:p>11.8598148148148</text:p>
          </table:table-cell>
          <table:table-cell table:formula="of:=ROUND((([.B69]/1000)*[.$F$10]*[.$H$12])-[.$H$11];5)" office:value-type="float" office:value="1.63553" calcext:value-type="float">
            <text:p>1.63553</text:p>
          </table:table-cell>
          <table:table-cell table:formula="of:=INT([.C69]/([.$F$20]/[.$G$21]))" office:value-type="float" office:value="2030" calcext:value-type="float">
            <text:p>2030</text:p>
          </table:table-cell>
          <table:table-cell table:formula="of:=[.$G$22]*INT([.C69]/([.$G$22]*[.$F$20]/[.$G$21]))" office:value-type="float" office:value="2024" calcext:value-type="float">
            <text:p>2024</text:p>
          </table:table-cell>
          <table:table-cell table:formula="of:=[.E68]-[.E69]" office:value-type="float" office:value="8" calcext:value-type="float">
            <text:p>8</text:p>
          </table:table-cell>
          <table:table-cell table:formula="of:=[.$B$44]+[.$B$46]*([.E69]-[.$B$45])/[.$B$47]" office:value-type="float" office:value="-0.638" calcext:value-type="float">
            <text:p>-0.638</text:p>
          </table:table-cell>
          <table:table-cell table:formula="of:=TRUNC([.G69];2)" office:value-type="float" office:value="-0.63" calcext:value-type="float">
            <text:p>-0.63</text:p>
          </table:table-cell>
          <table:table-cell table:formula="of:=[.H69]-[.A69]" office:value-type="float" office:value="0.00800000000000001" calcext:value-type="float">
            <text:p>0.008</text:p>
          </table:table-cell>
          <table:table-cell/>
          <table:table-cell table:formula="of:=[.K68]+[.$B$46]" office:value-type="float" office:value="0.378" calcext:value-type="float">
            <text:p>0.378</text:p>
          </table:table-cell>
          <table:table-cell table:formula="of:=((0.01*[.K69]/[.$F$4])+(1.25/[.$F$4])*(([.$F$3]+[.$F$4])/([.$F$5]+[.$F$3])))*1000" office:value-type="float" office:value="12.142037037037" calcext:value-type="float">
            <text:p>12.142037037037</text:p>
          </table:table-cell>
          <table:table-cell table:formula="of:=ROUND((([.L69]/1000)*[.$F$10]*[.$H$12])-[.$H$11];5)" office:value-type="float" office:value="1.6871" calcext:value-type="float">
            <text:p>1.6871</text:p>
          </table:table-cell>
          <table:table-cell table:formula="of:=INT([.M69]/([.$F$20]/[.$G$21]))" office:value-type="float" office:value="2094" calcext:value-type="float">
            <text:p>2094</text:p>
          </table:table-cell>
          <table:table-cell table:formula="of:=[.$G$22]*INT([.M69]/([.$G$22]*[.$F$20]/[.$G$21]))" office:value-type="float" office:value="2088" calcext:value-type="float">
            <text:p>2088</text:p>
          </table:table-cell>
          <table:table-cell table:formula="of:=[.O69]-[.O68]" office:value-type="float" office:value="8" calcext:value-type="float">
            <text:p>8</text:p>
          </table:table-cell>
          <table:table-cell table:formula="of:=[.$B$44]+[.$B$46]*([.O69]-[.$B$45])/[.$B$47]" office:value-type="float" office:value="0.378" calcext:value-type="float">
            <text:p>0.378</text:p>
          </table:table-cell>
          <table:table-cell table:formula="of:=TRUNC([.Q69];2)" office:value-type="float" office:value="0.37" calcext:value-type="float">
            <text:p>0.37</text:p>
          </table:table-cell>
          <table:table-cell table:formula="of:=[.R69]-[.K69]" office:value-type="float" office:value="-0.00800000000000001" calcext:value-type="float">
            <text:p>-0.008</text:p>
          </table:table-cell>
          <table:table-cell table:number-columns-repeated="1005"/>
        </table:table-row>
        <table:table-row table:style-name="ro1">
          <table:table-cell table:formula="of:=[.A69]-[.$B$46]" office:value-type="float" office:value="-0.765" calcext:value-type="float">
            <text:p>-0.765</text:p>
          </table:table-cell>
          <table:table-cell table:formula="of:=((0.01*[.A70]/[.$F$4])+(1.25/[.$F$4])*(([.$F$3]+[.$F$4])/([.$F$5]+[.$F$3])))*1000" office:value-type="float" office:value="11.824537037037" calcext:value-type="float">
            <text:p>11.824537037037</text:p>
          </table:table-cell>
          <table:table-cell table:formula="of:=ROUND((([.B70]/1000)*[.$F$10]*[.$H$12])-[.$H$11];5)" office:value-type="float" office:value="1.62908" calcext:value-type="float">
            <text:p>1.62908</text:p>
          </table:table-cell>
          <table:table-cell table:formula="of:=INT([.C70]/([.$F$20]/[.$G$21]))" office:value-type="float" office:value="2022" calcext:value-type="float">
            <text:p>2022</text:p>
          </table:table-cell>
          <table:table-cell table:formula="of:=[.$G$22]*INT([.C70]/([.$G$22]*[.$F$20]/[.$G$21]))" office:value-type="float" office:value="2016" calcext:value-type="float">
            <text:p>2016</text:p>
          </table:table-cell>
          <table:table-cell table:formula="of:=[.E69]-[.E70]" office:value-type="float" office:value="8" calcext:value-type="float">
            <text:p>8</text:p>
          </table:table-cell>
          <table:table-cell table:formula="of:=[.$B$44]+[.$B$46]*([.E70]-[.$B$45])/[.$B$47]" office:value-type="float" office:value="-0.765" calcext:value-type="float">
            <text:p>-0.765</text:p>
          </table:table-cell>
          <table:table-cell table:formula="of:=TRUNC([.G70];2)" office:value-type="float" office:value="-0.76" calcext:value-type="float">
            <text:p>-0.76</text:p>
          </table:table-cell>
          <table:table-cell table:formula="of:=[.H70]-[.A70]" office:value-type="float" office:value="0.005" calcext:value-type="float">
            <text:p>0.005</text:p>
          </table:table-cell>
          <table:table-cell/>
          <table:table-cell table:formula="of:=[.K69]+[.$B$46]" office:value-type="float" office:value="0.505" calcext:value-type="float">
            <text:p>0.505</text:p>
          </table:table-cell>
          <table:table-cell table:formula="of:=((0.01*[.K70]/[.$F$4])+(1.25/[.$F$4])*(([.$F$3]+[.$F$4])/([.$F$5]+[.$F$3])))*1000" office:value-type="float" office:value="12.1773148148148" calcext:value-type="float">
            <text:p>12.1773148148148</text:p>
          </table:table-cell>
          <table:table-cell table:formula="of:=ROUND((([.L70]/1000)*[.$F$10]*[.$H$12])-[.$H$11];5)" office:value-type="float" office:value="1.69355" calcext:value-type="float">
            <text:p>1.69355</text:p>
          </table:table-cell>
          <table:table-cell table:formula="of:=INT([.M70]/([.$F$20]/[.$G$21]))" office:value-type="float" office:value="2102" calcext:value-type="float">
            <text:p>2102</text:p>
          </table:table-cell>
          <table:table-cell table:formula="of:=[.$G$22]*INT([.M70]/([.$G$22]*[.$F$20]/[.$G$21]))" office:value-type="float" office:value="2096" calcext:value-type="float">
            <text:p>2096</text:p>
          </table:table-cell>
          <table:table-cell table:formula="of:=[.O70]-[.O69]" office:value-type="float" office:value="8" calcext:value-type="float">
            <text:p>8</text:p>
          </table:table-cell>
          <table:table-cell table:formula="of:=[.$B$44]+[.$B$46]*([.O70]-[.$B$45])/[.$B$47]" office:value-type="float" office:value="0.505" calcext:value-type="float">
            <text:p>0.505</text:p>
          </table:table-cell>
          <table:table-cell table:formula="of:=TRUNC([.Q70];2)" office:value-type="float" office:value="0.5" calcext:value-type="float">
            <text:p>0.5</text:p>
          </table:table-cell>
          <table:table-cell table:formula="of:=[.R70]-[.K70]" office:value-type="float" office:value="-0.005" calcext:value-type="float">
            <text:p>-0.005</text:p>
          </table:table-cell>
          <table:table-cell table:number-columns-repeated="1005"/>
        </table:table-row>
        <table:table-row table:style-name="ro1">
          <table:table-cell table:formula="of:=[.A70]-[.$B$46]" office:value-type="float" office:value="-0.892" calcext:value-type="float">
            <text:p>-0.892</text:p>
          </table:table-cell>
          <table:table-cell table:formula="of:=((0.01*[.A71]/[.$F$4])+(1.25/[.$F$4])*(([.$F$3]+[.$F$4])/([.$F$5]+[.$F$3])))*1000" office:value-type="float" office:value="11.7892592592593" calcext:value-type="float">
            <text:p>11.7892592592593</text:p>
          </table:table-cell>
          <table:table-cell table:formula="of:=ROUND((([.B71]/1000)*[.$F$10]*[.$H$12])-[.$H$11];5)" office:value-type="float" office:value="1.62264" calcext:value-type="float">
            <text:p>1.62264</text:p>
          </table:table-cell>
          <table:table-cell table:formula="of:=INT([.C71]/([.$F$20]/[.$G$21]))" office:value-type="float" office:value="2014" calcext:value-type="float">
            <text:p>2014</text:p>
          </table:table-cell>
          <table:table-cell table:formula="of:=[.$G$22]*INT([.C71]/([.$G$22]*[.$F$20]/[.$G$21]))" office:value-type="float" office:value="2008" calcext:value-type="float">
            <text:p>2008</text:p>
          </table:table-cell>
          <table:table-cell table:formula="of:=[.E70]-[.E71]" office:value-type="float" office:value="8" calcext:value-type="float">
            <text:p>8</text:p>
          </table:table-cell>
          <table:table-cell table:formula="of:=[.$B$44]+[.$B$46]*([.E71]-[.$B$45])/[.$B$47]" office:value-type="float" office:value="-0.892" calcext:value-type="float">
            <text:p>-0.892</text:p>
          </table:table-cell>
          <table:table-cell table:formula="of:=TRUNC([.G71];2)" office:value-type="float" office:value="-0.89" calcext:value-type="float">
            <text:p>-0.89</text:p>
          </table:table-cell>
          <table:table-cell table:formula="of:=[.H71]-[.A71]" office:value-type="float" office:value="0.002" calcext:value-type="float">
            <text:p>0.002</text:p>
          </table:table-cell>
          <table:table-cell/>
          <table:table-cell table:formula="of:=[.K70]+[.$B$46]" office:value-type="float" office:value="0.632" calcext:value-type="float">
            <text:p>0.632</text:p>
          </table:table-cell>
          <table:table-cell table:formula="of:=((0.01*[.K71]/[.$F$4])+(1.25/[.$F$4])*(([.$F$3]+[.$F$4])/([.$F$5]+[.$F$3])))*1000" office:value-type="float" office:value="12.2125925925926" calcext:value-type="float">
            <text:p>12.2125925925926</text:p>
          </table:table-cell>
          <table:table-cell table:formula="of:=ROUND((([.L71]/1000)*[.$F$10]*[.$H$12])-[.$H$11];5)" office:value-type="float" office:value="1.69999" calcext:value-type="float">
            <text:p>1.69999</text:p>
          </table:table-cell>
          <table:table-cell table:formula="of:=INT([.M71]/([.$F$20]/[.$G$21]))" office:value-type="float" office:value="2110" calcext:value-type="float">
            <text:p>2110</text:p>
          </table:table-cell>
          <table:table-cell table:formula="of:=[.$G$22]*INT([.M71]/([.$G$22]*[.$F$20]/[.$G$21]))" office:value-type="float" office:value="2104" calcext:value-type="float">
            <text:p>2104</text:p>
          </table:table-cell>
          <table:table-cell table:formula="of:=[.O71]-[.O70]" office:value-type="float" office:value="8" calcext:value-type="float">
            <text:p>8</text:p>
          </table:table-cell>
          <table:table-cell table:formula="of:=[.$B$44]+[.$B$46]*([.O71]-[.$B$45])/[.$B$47]" office:value-type="float" office:value="0.632" calcext:value-type="float">
            <text:p>0.632</text:p>
          </table:table-cell>
          <table:table-cell table:formula="of:=TRUNC([.Q71];2)" office:value-type="float" office:value="0.63" calcext:value-type="float">
            <text:p>0.63</text:p>
          </table:table-cell>
          <table:table-cell table:formula="of:=[.R71]-[.K71]" office:value-type="float" office:value="-0.002" calcext:value-type="float">
            <text:p>-0.002</text:p>
          </table:table-cell>
          <table:table-cell table:number-columns-repeated="1005"/>
        </table:table-row>
        <table:table-row table:style-name="ro1">
          <table:table-cell table:formula="of:=[.A71]-[.$B$46]" office:value-type="float" office:value="-1.019" calcext:value-type="float">
            <text:p>-1.019</text:p>
          </table:table-cell>
          <table:table-cell table:formula="of:=((0.01*[.A72]/[.$F$4])+(1.25/[.$F$4])*(([.$F$3]+[.$F$4])/([.$F$5]+[.$F$3])))*1000" office:value-type="float" office:value="11.7539814814815" calcext:value-type="float">
            <text:p>11.7539814814815</text:p>
          </table:table-cell>
          <table:table-cell table:formula="of:=ROUND((([.B72]/1000)*[.$F$10]*[.$H$12])-[.$H$11];5)" office:value-type="float" office:value="1.61619" calcext:value-type="float">
            <text:p>1.61619</text:p>
          </table:table-cell>
          <table:table-cell table:formula="of:=INT([.C72]/([.$F$20]/[.$G$21]))" office:value-type="float" office:value="2006" calcext:value-type="float">
            <text:p>2006</text:p>
          </table:table-cell>
          <table:table-cell table:formula="of:=[.$G$22]*INT([.C72]/([.$G$22]*[.$F$20]/[.$G$21]))" office:value-type="float" office:value="2000" calcext:value-type="float">
            <text:p>2000</text:p>
          </table:table-cell>
          <table:table-cell table:formula="of:=[.E71]-[.E72]" office:value-type="float" office:value="8" calcext:value-type="float">
            <text:p>8</text:p>
          </table:table-cell>
          <table:table-cell table:formula="of:=[.$B$44]+[.$B$46]*([.E72]-[.$B$45])/[.$B$47]" office:value-type="float" office:value="-1.019" calcext:value-type="float">
            <text:p>-1.019</text:p>
          </table:table-cell>
          <table:table-cell table:formula="of:=TRUNC([.G72];2)" office:value-type="float" office:value="-1.01" calcext:value-type="float">
            <text:p>-1.01</text:p>
          </table:table-cell>
          <table:table-cell table:formula="of:=[.H72]-[.A72]" office:value-type="float" office:value="0.00900000000000012" calcext:value-type="float">
            <text:p>0.009</text:p>
          </table:table-cell>
          <table:table-cell/>
          <table:table-cell table:formula="of:=[.K71]+[.$B$46]" office:value-type="float" office:value="0.759" calcext:value-type="float">
            <text:p>0.759</text:p>
          </table:table-cell>
          <table:table-cell table:formula="of:=((0.01*[.K72]/[.$F$4])+(1.25/[.$F$4])*(([.$F$3]+[.$F$4])/([.$F$5]+[.$F$3])))*1000" office:value-type="float" office:value="12.2478703703704" calcext:value-type="float">
            <text:p>12.2478703703704</text:p>
          </table:table-cell>
          <table:table-cell table:formula="of:=ROUND((([.L72]/1000)*[.$F$10]*[.$H$12])-[.$H$11];5)" office:value-type="float" office:value="1.70644" calcext:value-type="float">
            <text:p>1.70644</text:p>
          </table:table-cell>
          <table:table-cell table:formula="of:=INT([.M72]/([.$F$20]/[.$G$21]))" office:value-type="float" office:value="2118" calcext:value-type="float">
            <text:p>2118</text:p>
          </table:table-cell>
          <table:table-cell table:formula="of:=[.$G$22]*INT([.M72]/([.$G$22]*[.$F$20]/[.$G$21]))" office:value-type="float" office:value="2112" calcext:value-type="float">
            <text:p>2112</text:p>
          </table:table-cell>
          <table:table-cell table:formula="of:=[.O72]-[.O71]" office:value-type="float" office:value="8" calcext:value-type="float">
            <text:p>8</text:p>
          </table:table-cell>
          <table:table-cell table:formula="of:=[.$B$44]+[.$B$46]*([.O72]-[.$B$45])/[.$B$47]" office:value-type="float" office:value="0.759" calcext:value-type="float">
            <text:p>0.759</text:p>
          </table:table-cell>
          <table:table-cell table:formula="of:=TRUNC([.Q72];2)" office:value-type="float" office:value="0.75" calcext:value-type="float">
            <text:p>0.75</text:p>
          </table:table-cell>
          <table:table-cell table:formula="of:=[.R72]-[.K72]" office:value-type="float" office:value="-0.00900000000000001" calcext:value-type="float">
            <text:p>-0.009</text:p>
          </table:table-cell>
          <table:table-cell table:number-columns-repeated="1005"/>
        </table:table-row>
        <table:table-row table:style-name="ro1">
          <table:table-cell table:formula="of:=[.A72]-[.$B$46]" office:value-type="float" office:value="-1.146" calcext:value-type="float">
            <text:p>-1.146</text:p>
          </table:table-cell>
          <table:table-cell table:formula="of:=((0.01*[.A73]/[.$F$4])+(1.25/[.$F$4])*(([.$F$3]+[.$F$4])/([.$F$5]+[.$F$3])))*1000" office:value-type="float" office:value="11.7187037037037" calcext:value-type="float">
            <text:p>11.7187037037037</text:p>
          </table:table-cell>
          <table:table-cell table:formula="of:=ROUND((([.B73]/1000)*[.$F$10]*[.$H$12])-[.$H$11];5)" office:value-type="float" office:value="1.60974" calcext:value-type="float">
            <text:p>1.60974</text:p>
          </table:table-cell>
          <table:table-cell table:formula="of:=INT([.C73]/([.$F$20]/[.$G$21]))" office:value-type="float" office:value="1998" calcext:value-type="float">
            <text:p>1998</text:p>
          </table:table-cell>
          <table:table-cell table:formula="of:=[.$G$22]*INT([.C73]/([.$G$22]*[.$F$20]/[.$G$21]))" office:value-type="float" office:value="1992" calcext:value-type="float">
            <text:p>1992</text:p>
          </table:table-cell>
          <table:table-cell table:formula="of:=[.E72]-[.E73]" office:value-type="float" office:value="8" calcext:value-type="float">
            <text:p>8</text:p>
          </table:table-cell>
          <table:table-cell table:formula="of:=[.$B$44]+[.$B$46]*([.E73]-[.$B$45])/[.$B$47]" office:value-type="float" office:value="-1.146" calcext:value-type="float">
            <text:p>-1.146</text:p>
          </table:table-cell>
          <table:table-cell table:formula="of:=TRUNC([.G73];2)" office:value-type="float" office:value="-1.14" calcext:value-type="float">
            <text:p>-1.14</text:p>
          </table:table-cell>
          <table:table-cell table:formula="of:=[.H73]-[.A73]" office:value-type="float" office:value="0.00600000000000023" calcext:value-type="float">
            <text:p>0.006</text:p>
          </table:table-cell>
          <table:table-cell/>
          <table:table-cell table:formula="of:=[.K72]+[.$B$46]" office:value-type="float" office:value="0.886" calcext:value-type="float">
            <text:p>0.886</text:p>
          </table:table-cell>
          <table:table-cell table:formula="of:=((0.01*[.K73]/[.$F$4])+(1.25/[.$F$4])*(([.$F$3]+[.$F$4])/([.$F$5]+[.$F$3])))*1000" office:value-type="float" office:value="12.2831481481482" calcext:value-type="float">
            <text:p>12.2831481481482</text:p>
          </table:table-cell>
          <table:table-cell table:formula="of:=ROUND((([.L73]/1000)*[.$F$10]*[.$H$12])-[.$H$11];5)" office:value-type="float" office:value="1.71289" calcext:value-type="float">
            <text:p>1.71289</text:p>
          </table:table-cell>
          <table:table-cell table:formula="of:=INT([.M73]/([.$F$20]/[.$G$21]))" office:value-type="float" office:value="2126" calcext:value-type="float">
            <text:p>2126</text:p>
          </table:table-cell>
          <table:table-cell table:formula="of:=[.$G$22]*INT([.M73]/([.$G$22]*[.$F$20]/[.$G$21]))" office:value-type="float" office:value="2120" calcext:value-type="float">
            <text:p>2120</text:p>
          </table:table-cell>
          <table:table-cell table:formula="of:=[.O73]-[.O72]" office:value-type="float" office:value="8" calcext:value-type="float">
            <text:p>8</text:p>
          </table:table-cell>
          <table:table-cell table:formula="of:=[.$B$44]+[.$B$46]*([.O73]-[.$B$45])/[.$B$47]" office:value-type="float" office:value="0.886" calcext:value-type="float">
            <text:p>0.886</text:p>
          </table:table-cell>
          <table:table-cell table:formula="of:=TRUNC([.Q73];2)" office:value-type="float" office:value="0.88" calcext:value-type="float">
            <text:p>0.88</text:p>
          </table:table-cell>
          <table:table-cell table:formula="of:=[.R73]-[.K73]" office:value-type="float" office:value="-0.00600000000000001" calcext:value-type="float">
            <text:p>-0.006</text:p>
          </table:table-cell>
          <table:table-cell table:number-columns-repeated="1005"/>
        </table:table-row>
        <table:table-row table:style-name="ro1">
          <table:table-cell table:formula="of:=[.A73]-[.$B$46]" office:value-type="float" office:value="-1.273" calcext:value-type="float">
            <text:p>-1.273</text:p>
          </table:table-cell>
          <table:table-cell table:formula="of:=((0.01*[.A74]/[.$F$4])+(1.25/[.$F$4])*(([.$F$3]+[.$F$4])/([.$F$5]+[.$F$3])))*1000" office:value-type="float" office:value="11.6834259259259" calcext:value-type="float">
            <text:p>11.6834259259259</text:p>
          </table:table-cell>
          <table:table-cell table:formula="of:=ROUND((([.B74]/1000)*[.$F$10]*[.$H$12])-[.$H$11];5)" office:value-type="float" office:value="1.6033" calcext:value-type="float">
            <text:p>1.6033</text:p>
          </table:table-cell>
          <table:table-cell table:formula="of:=INT([.C74]/([.$F$20]/[.$G$21]))" office:value-type="float" office:value="1990" calcext:value-type="float">
            <text:p>1990</text:p>
          </table:table-cell>
          <table:table-cell table:formula="of:=[.$G$22]*INT([.C74]/([.$G$22]*[.$F$20]/[.$G$21]))" office:value-type="float" office:value="1984" calcext:value-type="float">
            <text:p>1984</text:p>
          </table:table-cell>
          <table:table-cell table:formula="of:=[.E73]-[.E74]" office:value-type="float" office:value="8" calcext:value-type="float">
            <text:p>8</text:p>
          </table:table-cell>
          <table:table-cell table:formula="of:=[.$B$44]+[.$B$46]*([.E74]-[.$B$45])/[.$B$47]" office:value-type="float" office:value="-1.273" calcext:value-type="float">
            <text:p>-1.273</text:p>
          </table:table-cell>
          <table:table-cell table:formula="of:=TRUNC([.G74];2)" office:value-type="float" office:value="-1.27" calcext:value-type="float">
            <text:p>-1.27</text:p>
          </table:table-cell>
          <table:table-cell table:formula="of:=[.H74]-[.A74]" office:value-type="float" office:value="0.00300000000000011" calcext:value-type="float">
            <text:p>0.003</text:p>
          </table:table-cell>
          <table:table-cell/>
          <table:table-cell table:formula="of:=[.K73]+[.$B$46]" office:value-type="float" office:value="1.013" calcext:value-type="float">
            <text:p>1.013</text:p>
          </table:table-cell>
          <table:table-cell table:formula="of:=((0.01*[.K74]/[.$F$4])+(1.25/[.$F$4])*(([.$F$3]+[.$F$4])/([.$F$5]+[.$F$3])))*1000" office:value-type="float" office:value="12.3184259259259" calcext:value-type="float">
            <text:p>12.3184259259259</text:p>
          </table:table-cell>
          <table:table-cell table:formula="of:=ROUND((([.L74]/1000)*[.$F$10]*[.$H$12])-[.$H$11];5)" office:value-type="float" office:value="1.71933" calcext:value-type="float">
            <text:p>1.71933</text:p>
          </table:table-cell>
          <table:table-cell table:formula="of:=INT([.M74]/([.$F$20]/[.$G$21]))" office:value-type="float" office:value="2134" calcext:value-type="float">
            <text:p>2134</text:p>
          </table:table-cell>
          <table:table-cell table:formula="of:=[.$G$22]*INT([.M74]/([.$G$22]*[.$F$20]/[.$G$21]))" office:value-type="float" office:value="2128" calcext:value-type="float">
            <text:p>2128</text:p>
          </table:table-cell>
          <table:table-cell table:formula="of:=[.O74]-[.O73]" office:value-type="float" office:value="8" calcext:value-type="float">
            <text:p>8</text:p>
          </table:table-cell>
          <table:table-cell table:formula="of:=[.$B$44]+[.$B$46]*([.O74]-[.$B$45])/[.$B$47]" office:value-type="float" office:value="1.013" calcext:value-type="float">
            <text:p>1.013</text:p>
          </table:table-cell>
          <table:table-cell table:formula="of:=TRUNC([.Q74];2)" office:value-type="float" office:value="1.01" calcext:value-type="float">
            <text:p>1.01</text:p>
          </table:table-cell>
          <table:table-cell table:formula="of:=[.R74]-[.K74]" office:value-type="float" office:value="-0.00299999999999989" calcext:value-type="float">
            <text:p>-0.003</text:p>
          </table:table-cell>
          <table:table-cell table:number-columns-repeated="1005"/>
        </table:table-row>
        <table:table-row table:style-name="ro1">
          <table:table-cell table:formula="of:=[.A74]-[.$B$46]" office:value-type="float" office:value="-1.4" calcext:value-type="float">
            <text:p>-1.4</text:p>
          </table:table-cell>
          <table:table-cell table:formula="of:=((0.01*[.A75]/[.$F$4])+(1.25/[.$F$4])*(([.$F$3]+[.$F$4])/([.$F$5]+[.$F$3])))*1000" office:value-type="float" office:value="11.6481481481482" calcext:value-type="float">
            <text:p>11.6481481481482</text:p>
          </table:table-cell>
          <table:table-cell table:formula="of:=ROUND((([.B75]/1000)*[.$F$10]*[.$H$12])-[.$H$11];5)" office:value-type="float" office:value="1.59685" calcext:value-type="float">
            <text:p>1.59685</text:p>
          </table:table-cell>
          <table:table-cell table:formula="of:=INT([.C75]/([.$F$20]/[.$G$21]))" office:value-type="float" office:value="1982" calcext:value-type="float">
            <text:p>1982</text:p>
          </table:table-cell>
          <table:table-cell table:formula="of:=[.$G$22]*INT([.C75]/([.$G$22]*[.$F$20]/[.$G$21]))" office:value-type="float" office:value="1976" calcext:value-type="float">
            <text:p>1976</text:p>
          </table:table-cell>
          <table:table-cell table:formula="of:=[.E74]-[.E75]" office:value-type="float" office:value="8" calcext:value-type="float">
            <text:p>8</text:p>
          </table:table-cell>
          <table:table-cell table:formula="of:=[.$B$44]+[.$B$46]*([.E75]-[.$B$45])/[.$B$47]" office:value-type="float" office:value="-1.4" calcext:value-type="float">
            <text:p>-1.4</text:p>
          </table:table-cell>
          <table:table-cell table:formula="of:=TRUNC([.G75];2)" office:value-type="float" office:value="-1.4" calcext:value-type="float">
            <text:p>-1.4</text:p>
          </table:table-cell>
          <table:table-cell table:formula="of:=[.H75]-[.A75]" office:value-type="float" office:value="0" calcext:value-type="float">
            <text:p>0</text:p>
          </table:table-cell>
          <table:table-cell/>
          <table:table-cell table:formula="of:=[.K74]+[.$B$46]" office:value-type="float" office:value="1.14" calcext:value-type="float">
            <text:p>1.14</text:p>
          </table:table-cell>
          <table:table-cell table:formula="of:=((0.01*[.K75]/[.$F$4])+(1.25/[.$F$4])*(([.$F$3]+[.$F$4])/([.$F$5]+[.$F$3])))*1000" office:value-type="float" office:value="12.3537037037037" calcext:value-type="float">
            <text:p>12.3537037037037</text:p>
          </table:table-cell>
          <table:table-cell table:formula="of:=ROUND((([.L75]/1000)*[.$F$10]*[.$H$12])-[.$H$11];5)" office:value-type="float" office:value="1.72578" calcext:value-type="float">
            <text:p>1.72578</text:p>
          </table:table-cell>
          <table:table-cell table:formula="of:=INT([.M75]/([.$F$20]/[.$G$21]))" office:value-type="float" office:value="2142" calcext:value-type="float">
            <text:p>2142</text:p>
          </table:table-cell>
          <table:table-cell table:formula="of:=[.$G$22]*INT([.M75]/([.$G$22]*[.$F$20]/[.$G$21]))" office:value-type="float" office:value="2136" calcext:value-type="float">
            <text:p>2136</text:p>
          </table:table-cell>
          <table:table-cell table:formula="of:=[.O75]-[.O74]" office:value-type="float" office:value="8" calcext:value-type="float">
            <text:p>8</text:p>
          </table:table-cell>
          <table:table-cell table:formula="of:=[.$B$44]+[.$B$46]*([.O75]-[.$B$45])/[.$B$47]" office:value-type="float" office:value="1.14" calcext:value-type="float">
            <text:p>1.14</text:p>
          </table:table-cell>
          <table:table-cell table:formula="of:=TRUNC([.Q75];2)" office:value-type="float" office:value="1.14" calcext:value-type="float">
            <text:p>1.14</text:p>
          </table:table-cell>
          <table:table-cell table:formula="of:=[.R75]-[.K7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75]-[.$B$46]" office:value-type="float" office:value="-1.527" calcext:value-type="float">
            <text:p>-1.527</text:p>
          </table:table-cell>
          <table:table-cell table:formula="of:=((0.01*[.A76]/[.$F$4])+(1.25/[.$F$4])*(([.$F$3]+[.$F$4])/([.$F$5]+[.$F$3])))*1000" office:value-type="float" office:value="11.6128703703704" calcext:value-type="float">
            <text:p>11.6128703703704</text:p>
          </table:table-cell>
          <table:table-cell table:formula="of:=ROUND((([.B76]/1000)*[.$F$10]*[.$H$12])-[.$H$11];5)" office:value-type="float" office:value="1.59041" calcext:value-type="float">
            <text:p>1.59041</text:p>
          </table:table-cell>
          <table:table-cell table:formula="of:=INT([.C76]/([.$F$20]/[.$G$21]))" office:value-type="float" office:value="1974" calcext:value-type="float">
            <text:p>1974</text:p>
          </table:table-cell>
          <table:table-cell table:formula="of:=[.$G$22]*INT([.C76]/([.$G$22]*[.$F$20]/[.$G$21]))" office:value-type="float" office:value="1968" calcext:value-type="float">
            <text:p>1968</text:p>
          </table:table-cell>
          <table:table-cell table:formula="of:=[.E75]-[.E76]" office:value-type="float" office:value="8" calcext:value-type="float">
            <text:p>8</text:p>
          </table:table-cell>
          <table:table-cell table:formula="of:=[.$B$44]+[.$B$46]*([.E76]-[.$B$45])/[.$B$47]" office:value-type="float" office:value="-1.527" calcext:value-type="float">
            <text:p>-1.527</text:p>
          </table:table-cell>
          <table:table-cell table:formula="of:=TRUNC([.G76];2)" office:value-type="float" office:value="-1.52" calcext:value-type="float">
            <text:p>-1.52</text:p>
          </table:table-cell>
          <table:table-cell table:formula="of:=[.H76]-[.A76]" office:value-type="float" office:value="0.00700000000000012" calcext:value-type="float">
            <text:p>0.007</text:p>
          </table:table-cell>
          <table:table-cell/>
          <table:table-cell table:formula="of:=[.K75]+[.$B$46]" office:value-type="float" office:value="1.267" calcext:value-type="float">
            <text:p>1.267</text:p>
          </table:table-cell>
          <table:table-cell table:formula="of:=((0.01*[.K76]/[.$F$4])+(1.25/[.$F$4])*(([.$F$3]+[.$F$4])/([.$F$5]+[.$F$3])))*1000" office:value-type="float" office:value="12.3889814814815" calcext:value-type="float">
            <text:p>12.3889814814815</text:p>
          </table:table-cell>
          <table:table-cell table:formula="of:=ROUND((([.L76]/1000)*[.$F$10]*[.$H$12])-[.$H$11];5)" office:value-type="float" office:value="1.73222" calcext:value-type="float">
            <text:p>1.73222</text:p>
          </table:table-cell>
          <table:table-cell table:formula="of:=INT([.M76]/([.$F$20]/[.$G$21]))" office:value-type="float" office:value="2150" calcext:value-type="float">
            <text:p>2150</text:p>
          </table:table-cell>
          <table:table-cell table:formula="of:=[.$G$22]*INT([.M76]/([.$G$22]*[.$F$20]/[.$G$21]))" office:value-type="float" office:value="2144" calcext:value-type="float">
            <text:p>2144</text:p>
          </table:table-cell>
          <table:table-cell table:formula="of:=[.O76]-[.O75]" office:value-type="float" office:value="8" calcext:value-type="float">
            <text:p>8</text:p>
          </table:table-cell>
          <table:table-cell table:formula="of:=[.$B$44]+[.$B$46]*([.O76]-[.$B$45])/[.$B$47]" office:value-type="float" office:value="1.267" calcext:value-type="float">
            <text:p>1.267</text:p>
          </table:table-cell>
          <table:table-cell table:formula="of:=TRUNC([.Q76];2)" office:value-type="float" office:value="1.26" calcext:value-type="float">
            <text:p>1.26</text:p>
          </table:table-cell>
          <table:table-cell table:formula="of:=[.R76]-[.K76]" office:value-type="float" office:value="-0.0069999999999999" calcext:value-type="float">
            <text:p>-0.007</text:p>
          </table:table-cell>
          <table:table-cell table:number-columns-repeated="1005"/>
        </table:table-row>
        <table:table-row table:style-name="ro1">
          <table:table-cell table:formula="of:=[.A76]-[.$B$46]" office:value-type="float" office:value="-1.654" calcext:value-type="float">
            <text:p>-1.654</text:p>
          </table:table-cell>
          <table:table-cell table:formula="of:=((0.01*[.A77]/[.$F$4])+(1.25/[.$F$4])*(([.$F$3]+[.$F$4])/([.$F$5]+[.$F$3])))*1000" office:value-type="float" office:value="11.5775925925926" calcext:value-type="float">
            <text:p>11.5775925925926</text:p>
          </table:table-cell>
          <table:table-cell table:formula="of:=ROUND((([.B77]/1000)*[.$F$10]*[.$H$12])-[.$H$11];5)" office:value-type="float" office:value="1.58396" calcext:value-type="float">
            <text:p>1.58396</text:p>
          </table:table-cell>
          <table:table-cell table:formula="of:=INT([.C77]/([.$F$20]/[.$G$21]))" office:value-type="float" office:value="1966" calcext:value-type="float">
            <text:p>1966</text:p>
          </table:table-cell>
          <table:table-cell table:formula="of:=[.$G$22]*INT([.C77]/([.$G$22]*[.$F$20]/[.$G$21]))" office:value-type="float" office:value="1960" calcext:value-type="float">
            <text:p>1960</text:p>
          </table:table-cell>
          <table:table-cell table:formula="of:=[.E76]-[.E77]" office:value-type="float" office:value="8" calcext:value-type="float">
            <text:p>8</text:p>
          </table:table-cell>
          <table:table-cell table:formula="of:=[.$B$44]+[.$B$46]*([.E77]-[.$B$45])/[.$B$47]" office:value-type="float" office:value="-1.654" calcext:value-type="float">
            <text:p>-1.654</text:p>
          </table:table-cell>
          <table:table-cell table:formula="of:=TRUNC([.G77];2)" office:value-type="float" office:value="-1.65" calcext:value-type="float">
            <text:p>-1.65</text:p>
          </table:table-cell>
          <table:table-cell table:formula="of:=[.H77]-[.A77]" office:value-type="float" office:value="0.00400000000000023" calcext:value-type="float">
            <text:p>0.004</text:p>
          </table:table-cell>
          <table:table-cell/>
          <table:table-cell table:formula="of:=[.K76]+[.$B$46]" office:value-type="float" office:value="1.394" calcext:value-type="float">
            <text:p>1.394</text:p>
          </table:table-cell>
          <table:table-cell table:formula="of:=((0.01*[.K77]/[.$F$4])+(1.25/[.$F$4])*(([.$F$3]+[.$F$4])/([.$F$5]+[.$F$3])))*1000" office:value-type="float" office:value="12.4242592592593" calcext:value-type="float">
            <text:p>12.4242592592593</text:p>
          </table:table-cell>
          <table:table-cell table:formula="of:=ROUND((([.L77]/1000)*[.$F$10]*[.$H$12])-[.$H$11];5)" office:value-type="float" office:value="1.73867" calcext:value-type="float">
            <text:p>1.73867</text:p>
          </table:table-cell>
          <table:table-cell table:formula="of:=INT([.M77]/([.$F$20]/[.$G$21]))" office:value-type="float" office:value="2158" calcext:value-type="float">
            <text:p>2158</text:p>
          </table:table-cell>
          <table:table-cell table:formula="of:=[.$G$22]*INT([.M77]/([.$G$22]*[.$F$20]/[.$G$21]))" office:value-type="float" office:value="2152" calcext:value-type="float">
            <text:p>2152</text:p>
          </table:table-cell>
          <table:table-cell table:formula="of:=[.O77]-[.O76]" office:value-type="float" office:value="8" calcext:value-type="float">
            <text:p>8</text:p>
          </table:table-cell>
          <table:table-cell table:formula="of:=[.$B$44]+[.$B$46]*([.O77]-[.$B$45])/[.$B$47]" office:value-type="float" office:value="1.394" calcext:value-type="float">
            <text:p>1.394</text:p>
          </table:table-cell>
          <table:table-cell table:formula="of:=TRUNC([.Q77];2)" office:value-type="float" office:value="1.39" calcext:value-type="float">
            <text:p>1.39</text:p>
          </table:table-cell>
          <table:table-cell table:formula="of:=[.R77]-[.K77]" office:value-type="float" office:value="-0.004" calcext:value-type="float">
            <text:p>-0.004</text:p>
          </table:table-cell>
          <table:table-cell table:number-columns-repeated="1005"/>
        </table:table-row>
        <table:table-row table:style-name="ro1">
          <table:table-cell table:formula="of:=[.A77]-[.$B$46]" office:value-type="float" office:value="-1.781" calcext:value-type="float">
            <text:p>-1.781</text:p>
          </table:table-cell>
          <table:table-cell table:formula="of:=((0.01*[.A78]/[.$F$4])+(1.25/[.$F$4])*(([.$F$3]+[.$F$4])/([.$F$5]+[.$F$3])))*1000" office:value-type="float" office:value="11.5423148148148" calcext:value-type="float">
            <text:p>11.5423148148148</text:p>
          </table:table-cell>
          <table:table-cell table:formula="of:=ROUND((([.B78]/1000)*[.$F$10]*[.$H$12])-[.$H$11];5)" office:value-type="float" office:value="1.57751" calcext:value-type="float">
            <text:p>1.57751</text:p>
          </table:table-cell>
          <table:table-cell table:formula="of:=INT([.C78]/([.$F$20]/[.$G$21]))" office:value-type="float" office:value="1958" calcext:value-type="float">
            <text:p>1958</text:p>
          </table:table-cell>
          <table:table-cell table:formula="of:=[.$G$22]*INT([.C78]/([.$G$22]*[.$F$20]/[.$G$21]))" office:value-type="float" office:value="1952" calcext:value-type="float">
            <text:p>1952</text:p>
          </table:table-cell>
          <table:table-cell table:formula="of:=[.E77]-[.E78]" office:value-type="float" office:value="8" calcext:value-type="float">
            <text:p>8</text:p>
          </table:table-cell>
          <table:table-cell table:formula="of:=[.$B$44]+[.$B$46]*([.E78]-[.$B$45])/[.$B$47]" office:value-type="float" office:value="-1.781" calcext:value-type="float">
            <text:p>-1.781</text:p>
          </table:table-cell>
          <table:table-cell table:formula="of:=TRUNC([.G78];2)" office:value-type="float" office:value="-1.78" calcext:value-type="float">
            <text:p>-1.78</text:p>
          </table:table-cell>
          <table:table-cell table:formula="of:=[.H78]-[.A78]" office:value-type="float" office:value="0.00100000000000011" calcext:value-type="float">
            <text:p>0.001</text:p>
          </table:table-cell>
          <table:table-cell/>
          <table:table-cell table:formula="of:=[.K77]+[.$B$46]" office:value-type="float" office:value="1.521" calcext:value-type="float">
            <text:p>1.521</text:p>
          </table:table-cell>
          <table:table-cell table:formula="of:=((0.01*[.K78]/[.$F$4])+(1.25/[.$F$4])*(([.$F$3]+[.$F$4])/([.$F$5]+[.$F$3])))*1000" office:value-type="float" office:value="12.459537037037" calcext:value-type="float">
            <text:p>12.459537037037</text:p>
          </table:table-cell>
          <table:table-cell table:formula="of:=ROUND((([.L78]/1000)*[.$F$10]*[.$H$12])-[.$H$11];5)" office:value-type="float" office:value="1.74512" calcext:value-type="float">
            <text:p>1.74512</text:p>
          </table:table-cell>
          <table:table-cell table:formula="of:=INT([.M78]/([.$F$20]/[.$G$21]))" office:value-type="float" office:value="2166" calcext:value-type="float">
            <text:p>2166</text:p>
          </table:table-cell>
          <table:table-cell table:formula="of:=[.$G$22]*INT([.M78]/([.$G$22]*[.$F$20]/[.$G$21]))" office:value-type="float" office:value="2160" calcext:value-type="float">
            <text:p>2160</text:p>
          </table:table-cell>
          <table:table-cell table:formula="of:=[.O78]-[.O77]" office:value-type="float" office:value="8" calcext:value-type="float">
            <text:p>8</text:p>
          </table:table-cell>
          <table:table-cell table:formula="of:=[.$B$44]+[.$B$46]*([.O78]-[.$B$45])/[.$B$47]" office:value-type="float" office:value="1.521" calcext:value-type="float">
            <text:p>1.521</text:p>
          </table:table-cell>
          <table:table-cell table:formula="of:=TRUNC([.Q78];2)" office:value-type="float" office:value="1.52" calcext:value-type="float">
            <text:p>1.52</text:p>
          </table:table-cell>
          <table:table-cell table:formula="of:=[.R78]-[.K78]" office:value-type="float" office:value="-0.00099999999999989" calcext:value-type="float">
            <text:p>-0.001</text:p>
          </table:table-cell>
          <table:table-cell table:number-columns-repeated="1005"/>
        </table:table-row>
        <table:table-row table:style-name="ro1">
          <table:table-cell table:formula="of:=[.A78]-[.$B$46]" office:value-type="float" office:value="-1.908" calcext:value-type="float">
            <text:p>-1.908</text:p>
          </table:table-cell>
          <table:table-cell table:formula="of:=((0.01*[.A79]/[.$F$4])+(1.25/[.$F$4])*(([.$F$3]+[.$F$4])/([.$F$5]+[.$F$3])))*1000" office:value-type="float" office:value="11.507037037037" calcext:value-type="float">
            <text:p>11.507037037037</text:p>
          </table:table-cell>
          <table:table-cell table:formula="of:=ROUND((([.B79]/1000)*[.$F$10]*[.$H$12])-[.$H$11];5)" office:value-type="float" office:value="1.57107" calcext:value-type="float">
            <text:p>1.57107</text:p>
          </table:table-cell>
          <table:table-cell table:formula="of:=INT([.C79]/([.$F$20]/[.$G$21]))" office:value-type="float" office:value="1950" calcext:value-type="float">
            <text:p>1950</text:p>
          </table:table-cell>
          <table:table-cell table:formula="of:=[.$G$22]*INT([.C79]/([.$G$22]*[.$F$20]/[.$G$21]))" office:value-type="float" office:value="1944" calcext:value-type="float">
            <text:p>1944</text:p>
          </table:table-cell>
          <table:table-cell table:formula="of:=[.E78]-[.E79]" office:value-type="float" office:value="8" calcext:value-type="float">
            <text:p>8</text:p>
          </table:table-cell>
          <table:table-cell table:formula="of:=[.$B$44]+[.$B$46]*([.E79]-[.$B$45])/[.$B$47]" office:value-type="float" office:value="-1.908" calcext:value-type="float">
            <text:p>-1.908</text:p>
          </table:table-cell>
          <table:table-cell table:formula="of:=TRUNC([.G79];2)" office:value-type="float" office:value="-1.9" calcext:value-type="float">
            <text:p>-1.9</text:p>
          </table:table-cell>
          <table:table-cell table:formula="of:=[.H79]-[.A79]" office:value-type="float" office:value="0.00800000000000023" calcext:value-type="float">
            <text:p>0.008</text:p>
          </table:table-cell>
          <table:table-cell/>
          <table:table-cell table:formula="of:=[.K78]+[.$B$46]" office:value-type="float" office:value="1.648" calcext:value-type="float">
            <text:p>1.648</text:p>
          </table:table-cell>
          <table:table-cell table:formula="of:=((0.01*[.K79]/[.$F$4])+(1.25/[.$F$4])*(([.$F$3]+[.$F$4])/([.$F$5]+[.$F$3])))*1000" office:value-type="float" office:value="12.4948148148148" calcext:value-type="float">
            <text:p>12.4948148148148</text:p>
          </table:table-cell>
          <table:table-cell table:formula="of:=ROUND((([.L79]/1000)*[.$F$10]*[.$H$12])-[.$H$11];5)" office:value-type="float" office:value="1.75156" calcext:value-type="float">
            <text:p>1.75156</text:p>
          </table:table-cell>
          <table:table-cell table:formula="of:=INT([.M79]/([.$F$20]/[.$G$21]))" office:value-type="float" office:value="2174" calcext:value-type="float">
            <text:p>2174</text:p>
          </table:table-cell>
          <table:table-cell table:formula="of:=[.$G$22]*INT([.M79]/([.$G$22]*[.$F$20]/[.$G$21]))" office:value-type="float" office:value="2168" calcext:value-type="float">
            <text:p>2168</text:p>
          </table:table-cell>
          <table:table-cell table:formula="of:=[.O79]-[.O78]" office:value-type="float" office:value="8" calcext:value-type="float">
            <text:p>8</text:p>
          </table:table-cell>
          <table:table-cell table:formula="of:=[.$B$44]+[.$B$46]*([.O79]-[.$B$45])/[.$B$47]" office:value-type="float" office:value="1.648" calcext:value-type="float">
            <text:p>1.648</text:p>
          </table:table-cell>
          <table:table-cell table:formula="of:=TRUNC([.Q79];2)" office:value-type="float" office:value="1.64" calcext:value-type="float">
            <text:p>1.64</text:p>
          </table:table-cell>
          <table:table-cell table:formula="of:=[.R79]-[.K79]" office:value-type="float" office:value="-0.00800000000000001" calcext:value-type="float">
            <text:p>-0.008</text:p>
          </table:table-cell>
          <table:table-cell table:number-columns-repeated="1005"/>
        </table:table-row>
        <table:table-row table:style-name="ro1">
          <table:table-cell table:formula="of:=[.A79]-[.$B$46]" office:value-type="float" office:value="-2.035" calcext:value-type="float">
            <text:p>-2.035</text:p>
          </table:table-cell>
          <table:table-cell table:formula="of:=((0.01*[.A80]/[.$F$4])+(1.25/[.$F$4])*(([.$F$3]+[.$F$4])/([.$F$5]+[.$F$3])))*1000" office:value-type="float" office:value="11.4717592592593" calcext:value-type="float">
            <text:p>11.4717592592593</text:p>
          </table:table-cell>
          <table:table-cell table:formula="of:=ROUND((([.B80]/1000)*[.$F$10]*[.$H$12])-[.$H$11];5)" office:value-type="float" office:value="1.56462" calcext:value-type="float">
            <text:p>1.56462</text:p>
          </table:table-cell>
          <table:table-cell table:formula="of:=INT([.C80]/([.$F$20]/[.$G$21]))" office:value-type="float" office:value="1942" calcext:value-type="float">
            <text:p>1942</text:p>
          </table:table-cell>
          <table:table-cell table:formula="of:=[.$G$22]*INT([.C80]/([.$G$22]*[.$F$20]/[.$G$21]))" office:value-type="float" office:value="1936" calcext:value-type="float">
            <text:p>1936</text:p>
          </table:table-cell>
          <table:table-cell table:formula="of:=[.E79]-[.E80]" office:value-type="float" office:value="8" calcext:value-type="float">
            <text:p>8</text:p>
          </table:table-cell>
          <table:table-cell table:formula="of:=[.$B$44]+[.$B$46]*([.E80]-[.$B$45])/[.$B$47]" office:value-type="float" office:value="-2.035" calcext:value-type="float">
            <text:p>-2.035</text:p>
          </table:table-cell>
          <table:table-cell table:formula="of:=TRUNC([.G80];2)" office:value-type="float" office:value="-2.03" calcext:value-type="float">
            <text:p>-2.03</text:p>
          </table:table-cell>
          <table:table-cell table:formula="of:=[.H80]-[.A80]" office:value-type="float" office:value="0.00500000000000034" calcext:value-type="float">
            <text:p>0.005</text:p>
          </table:table-cell>
          <table:table-cell/>
          <table:table-cell table:formula="of:=[.K79]+[.$B$46]" office:value-type="float" office:value="1.775" calcext:value-type="float">
            <text:p>1.775</text:p>
          </table:table-cell>
          <table:table-cell table:formula="of:=((0.01*[.K80]/[.$F$4])+(1.25/[.$F$4])*(([.$F$3]+[.$F$4])/([.$F$5]+[.$F$3])))*1000" office:value-type="float" office:value="12.5300925925926" calcext:value-type="float">
            <text:p>12.5300925925926</text:p>
          </table:table-cell>
          <table:table-cell table:formula="of:=ROUND((([.L80]/1000)*[.$F$10]*[.$H$12])-[.$H$11];5)" office:value-type="float" office:value="1.75801" calcext:value-type="float">
            <text:p>1.75801</text:p>
          </table:table-cell>
          <table:table-cell table:formula="of:=INT([.M80]/([.$F$20]/[.$G$21]))" office:value-type="float" office:value="2182" calcext:value-type="float">
            <text:p>2182</text:p>
          </table:table-cell>
          <table:table-cell table:formula="of:=[.$G$22]*INT([.M80]/([.$G$22]*[.$F$20]/[.$G$21]))" office:value-type="float" office:value="2176" calcext:value-type="float">
            <text:p>2176</text:p>
          </table:table-cell>
          <table:table-cell table:formula="of:=[.O80]-[.O79]" office:value-type="float" office:value="8" calcext:value-type="float">
            <text:p>8</text:p>
          </table:table-cell>
          <table:table-cell table:formula="of:=[.$B$44]+[.$B$46]*([.O80]-[.$B$45])/[.$B$47]" office:value-type="float" office:value="1.775" calcext:value-type="float">
            <text:p>1.775</text:p>
          </table:table-cell>
          <table:table-cell table:formula="of:=TRUNC([.Q80];2)" office:value-type="float" office:value="1.77" calcext:value-type="float">
            <text:p>1.77</text:p>
          </table:table-cell>
          <table:table-cell table:formula="of:=[.R80]-[.K80]" office:value-type="float" office:value="-0.00499999999999989" calcext:value-type="float">
            <text:p>-0.005</text:p>
          </table:table-cell>
          <table:table-cell table:number-columns-repeated="1005"/>
        </table:table-row>
        <table:table-row table:style-name="ro1">
          <table:table-cell table:formula="of:=[.A80]-[.$B$46]" office:value-type="float" office:value="-2.162" calcext:value-type="float">
            <text:p>-2.162</text:p>
          </table:table-cell>
          <table:table-cell table:formula="of:=((0.01*[.A81]/[.$F$4])+(1.25/[.$F$4])*(([.$F$3]+[.$F$4])/([.$F$5]+[.$F$3])))*1000" office:value-type="float" office:value="11.4364814814815" calcext:value-type="float">
            <text:p>11.4364814814815</text:p>
          </table:table-cell>
          <table:table-cell table:formula="of:=ROUND((([.B81]/1000)*[.$F$10]*[.$H$12])-[.$H$11];5)" office:value-type="float" office:value="1.55817" calcext:value-type="float">
            <text:p>1.55817</text:p>
          </table:table-cell>
          <table:table-cell table:formula="of:=INT([.C81]/([.$F$20]/[.$G$21]))" office:value-type="float" office:value="1934" calcext:value-type="float">
            <text:p>1934</text:p>
          </table:table-cell>
          <table:table-cell table:formula="of:=[.$G$22]*INT([.C81]/([.$G$22]*[.$F$20]/[.$G$21]))" office:value-type="float" office:value="1928" calcext:value-type="float">
            <text:p>1928</text:p>
          </table:table-cell>
          <table:table-cell table:formula="of:=[.E80]-[.E81]" office:value-type="float" office:value="8" calcext:value-type="float">
            <text:p>8</text:p>
          </table:table-cell>
          <table:table-cell table:formula="of:=[.$B$44]+[.$B$46]*([.E81]-[.$B$45])/[.$B$47]" office:value-type="float" office:value="-2.162" calcext:value-type="float">
            <text:p>-2.162</text:p>
          </table:table-cell>
          <table:table-cell table:formula="of:=TRUNC([.G81];2)" office:value-type="float" office:value="-2.16" calcext:value-type="float">
            <text:p>-2.16</text:p>
          </table:table-cell>
          <table:table-cell table:formula="of:=[.H81]-[.A81]" office:value-type="float" office:value="0.00199999999999978" calcext:value-type="float">
            <text:p>0.002</text:p>
          </table:table-cell>
          <table:table-cell/>
          <table:table-cell table:formula="of:=[.K80]+[.$B$46]" office:value-type="float" office:value="1.902" calcext:value-type="float">
            <text:p>1.902</text:p>
          </table:table-cell>
          <table:table-cell table:formula="of:=((0.01*[.K81]/[.$F$4])+(1.25/[.$F$4])*(([.$F$3]+[.$F$4])/([.$F$5]+[.$F$3])))*1000" office:value-type="float" office:value="12.5653703703704" calcext:value-type="float">
            <text:p>12.5653703703704</text:p>
          </table:table-cell>
          <table:table-cell table:formula="of:=ROUND((([.L81]/1000)*[.$F$10]*[.$H$12])-[.$H$11];5)" office:value-type="float" office:value="1.76446" calcext:value-type="float">
            <text:p>1.76446</text:p>
          </table:table-cell>
          <table:table-cell table:formula="of:=INT([.M81]/([.$F$20]/[.$G$21]))" office:value-type="float" office:value="2190" calcext:value-type="float">
            <text:p>2190</text:p>
          </table:table-cell>
          <table:table-cell table:formula="of:=[.$G$22]*INT([.M81]/([.$G$22]*[.$F$20]/[.$G$21]))" office:value-type="float" office:value="2184" calcext:value-type="float">
            <text:p>2184</text:p>
          </table:table-cell>
          <table:table-cell table:formula="of:=[.O81]-[.O80]" office:value-type="float" office:value="8" calcext:value-type="float">
            <text:p>8</text:p>
          </table:table-cell>
          <table:table-cell table:formula="of:=[.$B$44]+[.$B$46]*([.O81]-[.$B$45])/[.$B$47]" office:value-type="float" office:value="1.902" calcext:value-type="float">
            <text:p>1.902</text:p>
          </table:table-cell>
          <table:table-cell table:formula="of:=TRUNC([.Q81];2)" office:value-type="float" office:value="1.9" calcext:value-type="float">
            <text:p>1.9</text:p>
          </table:table-cell>
          <table:table-cell table:formula="of:=[.R81]-[.K81]" office:value-type="float" office:value="-0.002" calcext:value-type="float">
            <text:p>-0.002</text:p>
          </table:table-cell>
          <table:table-cell table:number-columns-repeated="1005"/>
        </table:table-row>
        <table:table-row table:style-name="ro1">
          <table:table-cell table:formula="of:=[.A81]-[.$B$46]" office:value-type="float" office:value="-2.289" calcext:value-type="float">
            <text:p>-2.289</text:p>
          </table:table-cell>
          <table:table-cell table:formula="of:=((0.01*[.A82]/[.$F$4])+(1.25/[.$F$4])*(([.$F$3]+[.$F$4])/([.$F$5]+[.$F$3])))*1000" office:value-type="float" office:value="11.4012037037037" calcext:value-type="float">
            <text:p>11.4012037037037</text:p>
          </table:table-cell>
          <table:table-cell table:formula="of:=ROUND((([.B82]/1000)*[.$F$10]*[.$H$12])-[.$H$11];5)" office:value-type="float" office:value="1.55173" calcext:value-type="float">
            <text:p>1.55173</text:p>
          </table:table-cell>
          <table:table-cell table:formula="of:=INT([.C82]/([.$F$20]/[.$G$21]))" office:value-type="float" office:value="1926" calcext:value-type="float">
            <text:p>1926</text:p>
          </table:table-cell>
          <table:table-cell table:formula="of:=[.$G$22]*INT([.C82]/([.$G$22]*[.$F$20]/[.$G$21]))" office:value-type="float" office:value="1920" calcext:value-type="float">
            <text:p>1920</text:p>
          </table:table-cell>
          <table:table-cell table:formula="of:=[.E81]-[.E82]" office:value-type="float" office:value="8" calcext:value-type="float">
            <text:p>8</text:p>
          </table:table-cell>
          <table:table-cell table:formula="of:=[.$B$44]+[.$B$46]*([.E82]-[.$B$45])/[.$B$47]" office:value-type="float" office:value="-2.289" calcext:value-type="float">
            <text:p>-2.289</text:p>
          </table:table-cell>
          <table:table-cell table:formula="of:=TRUNC([.G82];2)" office:value-type="float" office:value="-2.28" calcext:value-type="float">
            <text:p>-2.28</text:p>
          </table:table-cell>
          <table:table-cell table:formula="of:=[.H82]-[.A82]" office:value-type="float" office:value="0.0089999999999999" calcext:value-type="float">
            <text:p>0.009</text:p>
          </table:table-cell>
          <table:table-cell/>
          <table:table-cell table:formula="of:=[.K81]+[.$B$46]" office:value-type="float" office:value="2.029" calcext:value-type="float">
            <text:p>2.029</text:p>
          </table:table-cell>
          <table:table-cell table:formula="of:=((0.01*[.K82]/[.$F$4])+(1.25/[.$F$4])*(([.$F$3]+[.$F$4])/([.$F$5]+[.$F$3])))*1000" office:value-type="float" office:value="12.6006481481482" calcext:value-type="float">
            <text:p>12.6006481481482</text:p>
          </table:table-cell>
          <table:table-cell table:formula="of:=ROUND((([.L82]/1000)*[.$F$10]*[.$H$12])-[.$H$11];5)" office:value-type="float" office:value="1.7709" calcext:value-type="float">
            <text:p>1.7709</text:p>
          </table:table-cell>
          <table:table-cell table:formula="of:=INT([.M82]/([.$F$20]/[.$G$21]))" office:value-type="float" office:value="2198" calcext:value-type="float">
            <text:p>2198</text:p>
          </table:table-cell>
          <table:table-cell table:formula="of:=[.$G$22]*INT([.M82]/([.$G$22]*[.$F$20]/[.$G$21]))" office:value-type="float" office:value="2192" calcext:value-type="float">
            <text:p>2192</text:p>
          </table:table-cell>
          <table:table-cell table:formula="of:=[.O82]-[.O81]" office:value-type="float" office:value="8" calcext:value-type="float">
            <text:p>8</text:p>
          </table:table-cell>
          <table:table-cell table:formula="of:=[.$B$44]+[.$B$46]*([.O82]-[.$B$45])/[.$B$47]" office:value-type="float" office:value="2.029" calcext:value-type="float">
            <text:p>2.029</text:p>
          </table:table-cell>
          <table:table-cell table:formula="of:=TRUNC([.Q82];2)" office:value-type="float" office:value="2.02" calcext:value-type="float">
            <text:p>2.02</text:p>
          </table:table-cell>
          <table:table-cell table:formula="of:=[.R82]-[.K82]" office:value-type="float" office:value="-0.0089999999999999" calcext:value-type="float">
            <text:p>-0.009</text:p>
          </table:table-cell>
          <table:table-cell table:number-columns-repeated="1005"/>
        </table:table-row>
        <table:table-row table:style-name="ro1">
          <table:table-cell table:formula="of:=[.A82]-[.$B$46]" office:value-type="float" office:value="-2.416" calcext:value-type="float">
            <text:p>-2.416</text:p>
          </table:table-cell>
          <table:table-cell table:formula="of:=((0.01*[.A83]/[.$F$4])+(1.25/[.$F$4])*(([.$F$3]+[.$F$4])/([.$F$5]+[.$F$3])))*1000" office:value-type="float" office:value="11.3659259259259" calcext:value-type="float">
            <text:p>11.3659259259259</text:p>
          </table:table-cell>
          <table:table-cell table:formula="of:=ROUND((([.B83]/1000)*[.$F$10]*[.$H$12])-[.$H$11];5)" office:value-type="float" office:value="1.54528" calcext:value-type="float">
            <text:p>1.54528</text:p>
          </table:table-cell>
          <table:table-cell table:formula="of:=INT([.C83]/([.$F$20]/[.$G$21]))" office:value-type="float" office:value="1918" calcext:value-type="float">
            <text:p>1918</text:p>
          </table:table-cell>
          <table:table-cell table:formula="of:=[.$G$22]*INT([.C83]/([.$G$22]*[.$F$20]/[.$G$21]))" office:value-type="float" office:value="1912" calcext:value-type="float">
            <text:p>1912</text:p>
          </table:table-cell>
          <table:table-cell table:formula="of:=[.E82]-[.E83]" office:value-type="float" office:value="8" calcext:value-type="float">
            <text:p>8</text:p>
          </table:table-cell>
          <table:table-cell table:formula="of:=[.$B$44]+[.$B$46]*([.E83]-[.$B$45])/[.$B$47]" office:value-type="float" office:value="-2.416" calcext:value-type="float">
            <text:p>-2.416</text:p>
          </table:table-cell>
          <table:table-cell table:formula="of:=TRUNC([.G83];2)" office:value-type="float" office:value="-2.41" calcext:value-type="float">
            <text:p>-2.41</text:p>
          </table:table-cell>
          <table:table-cell table:formula="of:=[.H83]-[.A83]" office:value-type="float" office:value="0.00599999999999934" calcext:value-type="float">
            <text:p>0.005999999999999</text:p>
          </table:table-cell>
          <table:table-cell/>
          <table:table-cell table:formula="of:=[.K82]+[.$B$46]" office:value-type="float" office:value="2.156" calcext:value-type="float">
            <text:p>2.156</text:p>
          </table:table-cell>
          <table:table-cell table:formula="of:=((0.01*[.K83]/[.$F$4])+(1.25/[.$F$4])*(([.$F$3]+[.$F$4])/([.$F$5]+[.$F$3])))*1000" office:value-type="float" office:value="12.6359259259259" calcext:value-type="float">
            <text:p>12.6359259259259</text:p>
          </table:table-cell>
          <table:table-cell table:formula="of:=ROUND((([.L83]/1000)*[.$F$10]*[.$H$12])-[.$H$11];5)" office:value-type="float" office:value="1.77735" calcext:value-type="float">
            <text:p>1.77735</text:p>
          </table:table-cell>
          <table:table-cell table:formula="of:=INT([.M83]/([.$F$20]/[.$G$21]))" office:value-type="float" office:value="2206" calcext:value-type="float">
            <text:p>2206</text:p>
          </table:table-cell>
          <table:table-cell table:formula="of:=[.$G$22]*INT([.M83]/([.$G$22]*[.$F$20]/[.$G$21]))" office:value-type="float" office:value="2200" calcext:value-type="float">
            <text:p>2200</text:p>
          </table:table-cell>
          <table:table-cell table:formula="of:=[.O83]-[.O82]" office:value-type="float" office:value="8" calcext:value-type="float">
            <text:p>8</text:p>
          </table:table-cell>
          <table:table-cell table:formula="of:=[.$B$44]+[.$B$46]*([.O83]-[.$B$45])/[.$B$47]" office:value-type="float" office:value="2.156" calcext:value-type="float">
            <text:p>2.156</text:p>
          </table:table-cell>
          <table:table-cell table:formula="of:=TRUNC([.Q83];2)" office:value-type="float" office:value="2.15" calcext:value-type="float">
            <text:p>2.15</text:p>
          </table:table-cell>
          <table:table-cell table:formula="of:=[.R83]-[.K83]" office:value-type="float" office:value="-0.00599999999999978" calcext:value-type="float">
            <text:p>-0.006</text:p>
          </table:table-cell>
          <table:table-cell table:number-columns-repeated="1005"/>
        </table:table-row>
        <table:table-row table:style-name="ro1">
          <table:table-cell table:formula="of:=[.A83]-[.$B$46]" office:value-type="float" office:value="-2.543" calcext:value-type="float">
            <text:p>-2.543</text:p>
          </table:table-cell>
          <table:table-cell table:formula="of:=((0.01*[.A84]/[.$F$4])+(1.25/[.$F$4])*(([.$F$3]+[.$F$4])/([.$F$5]+[.$F$3])))*1000" office:value-type="float" office:value="11.3306481481482" calcext:value-type="float">
            <text:p>11.3306481481482</text:p>
          </table:table-cell>
          <table:table-cell table:formula="of:=ROUND((([.B84]/1000)*[.$F$10]*[.$H$12])-[.$H$11];5)" office:value-type="float" office:value="1.53884" calcext:value-type="float">
            <text:p>1.53884</text:p>
          </table:table-cell>
          <table:table-cell table:formula="of:=INT([.C84]/([.$F$20]/[.$G$21]))" office:value-type="float" office:value="1910" calcext:value-type="float">
            <text:p>1910</text:p>
          </table:table-cell>
          <table:table-cell table:formula="of:=[.$G$22]*INT([.C84]/([.$G$22]*[.$F$20]/[.$G$21]))" office:value-type="float" office:value="1904" calcext:value-type="float">
            <text:p>1904</text:p>
          </table:table-cell>
          <table:table-cell table:formula="of:=[.E83]-[.E84]" office:value-type="float" office:value="8" calcext:value-type="float">
            <text:p>8</text:p>
          </table:table-cell>
          <table:table-cell table:formula="of:=[.$B$44]+[.$B$46]*([.E84]-[.$B$45])/[.$B$47]" office:value-type="float" office:value="-2.543" calcext:value-type="float">
            <text:p>-2.543</text:p>
          </table:table-cell>
          <table:table-cell table:formula="of:=TRUNC([.G84];2)" office:value-type="float" office:value="-2.54" calcext:value-type="float">
            <text:p>-2.54</text:p>
          </table:table-cell>
          <table:table-cell table:formula="of:=[.H84]-[.A84]" office:value-type="float" office:value="0.00299999999999923" calcext:value-type="float">
            <text:p>0.002999999999999</text:p>
          </table:table-cell>
          <table:table-cell/>
          <table:table-cell table:formula="of:=[.K83]+[.$B$46]" office:value-type="float" office:value="2.283" calcext:value-type="float">
            <text:p>2.283</text:p>
          </table:table-cell>
          <table:table-cell table:formula="of:=((0.01*[.K84]/[.$F$4])+(1.25/[.$F$4])*(([.$F$3]+[.$F$4])/([.$F$5]+[.$F$3])))*1000" office:value-type="float" office:value="12.6712037037037" calcext:value-type="float">
            <text:p>12.6712037037037</text:p>
          </table:table-cell>
          <table:table-cell table:formula="of:=ROUND((([.L84]/1000)*[.$F$10]*[.$H$12])-[.$H$11];5)" office:value-type="float" office:value="1.78379" calcext:value-type="float">
            <text:p>1.78379</text:p>
          </table:table-cell>
          <table:table-cell table:formula="of:=INT([.M84]/([.$F$20]/[.$G$21]))" office:value-type="float" office:value="2214" calcext:value-type="float">
            <text:p>2214</text:p>
          </table:table-cell>
          <table:table-cell table:formula="of:=[.$G$22]*INT([.M84]/([.$G$22]*[.$F$20]/[.$G$21]))" office:value-type="float" office:value="2208" calcext:value-type="float">
            <text:p>2208</text:p>
          </table:table-cell>
          <table:table-cell table:formula="of:=[.O84]-[.O83]" office:value-type="float" office:value="8" calcext:value-type="float">
            <text:p>8</text:p>
          </table:table-cell>
          <table:table-cell table:formula="of:=[.$B$44]+[.$B$46]*([.O84]-[.$B$45])/[.$B$47]" office:value-type="float" office:value="2.283" calcext:value-type="float">
            <text:p>2.283</text:p>
          </table:table-cell>
          <table:table-cell table:formula="of:=TRUNC([.Q84];2)" office:value-type="float" office:value="2.28" calcext:value-type="float">
            <text:p>2.28</text:p>
          </table:table-cell>
          <table:table-cell table:formula="of:=[.R84]-[.K84]" office:value-type="float" office:value="-0.00299999999999967" calcext:value-type="float">
            <text:p>-0.003</text:p>
          </table:table-cell>
          <table:table-cell table:number-columns-repeated="1005"/>
        </table:table-row>
        <table:table-row table:style-name="ro1">
          <table:table-cell table:formula="of:=[.A84]-[.$B$46]" office:value-type="float" office:value="-2.67" calcext:value-type="float">
            <text:p>-2.67</text:p>
          </table:table-cell>
          <table:table-cell table:formula="of:=((0.01*[.A85]/[.$F$4])+(1.25/[.$F$4])*(([.$F$3]+[.$F$4])/([.$F$5]+[.$F$3])))*1000" office:value-type="float" office:value="11.2953703703704" calcext:value-type="float">
            <text:p>11.2953703703704</text:p>
          </table:table-cell>
          <table:table-cell table:formula="of:=ROUND((([.B85]/1000)*[.$F$10]*[.$H$12])-[.$H$11];5)" office:value-type="float" office:value="1.53239" calcext:value-type="float">
            <text:p>1.53239</text:p>
          </table:table-cell>
          <table:table-cell table:formula="of:=INT([.C85]/([.$F$20]/[.$G$21]))" office:value-type="float" office:value="1902" calcext:value-type="float">
            <text:p>1902</text:p>
          </table:table-cell>
          <table:table-cell table:formula="of:=[.$G$22]*INT([.C85]/([.$G$22]*[.$F$20]/[.$G$21]))" office:value-type="float" office:value="1896" calcext:value-type="float">
            <text:p>1896</text:p>
          </table:table-cell>
          <table:table-cell table:formula="of:=[.E84]-[.E85]" office:value-type="float" office:value="8" calcext:value-type="float">
            <text:p>8</text:p>
          </table:table-cell>
          <table:table-cell table:formula="of:=[.$B$44]+[.$B$46]*([.E85]-[.$B$45])/[.$B$47]" office:value-type="float" office:value="-2.67" calcext:value-type="float">
            <text:p>-2.67</text:p>
          </table:table-cell>
          <table:table-cell table:formula="of:=TRUNC([.G85];2)" office:value-type="float" office:value="-2.67" calcext:value-type="float">
            <text:p>-2.67</text:p>
          </table:table-cell>
          <table:table-cell table:formula="of:=[.H85]-[.A85]" office:value-type="float" office:value="0" calcext:value-type="float">
            <text:p>0</text:p>
          </table:table-cell>
          <table:table-cell/>
          <table:table-cell table:formula="of:=[.K84]+[.$B$46]" office:value-type="float" office:value="2.41" calcext:value-type="float">
            <text:p>2.41</text:p>
          </table:table-cell>
          <table:table-cell table:formula="of:=((0.01*[.K85]/[.$F$4])+(1.25/[.$F$4])*(([.$F$3]+[.$F$4])/([.$F$5]+[.$F$3])))*1000" office:value-type="float" office:value="12.7064814814815" calcext:value-type="float">
            <text:p>12.7064814814815</text:p>
          </table:table-cell>
          <table:table-cell table:formula="of:=ROUND((([.L85]/1000)*[.$F$10]*[.$H$12])-[.$H$11];5)" office:value-type="float" office:value="1.79024" calcext:value-type="float">
            <text:p>1.79024</text:p>
          </table:table-cell>
          <table:table-cell table:formula="of:=INT([.M85]/([.$F$20]/[.$G$21]))" office:value-type="float" office:value="2222" calcext:value-type="float">
            <text:p>2222</text:p>
          </table:table-cell>
          <table:table-cell table:formula="of:=[.$G$22]*INT([.M85]/([.$G$22]*[.$F$20]/[.$G$21]))" office:value-type="float" office:value="2216" calcext:value-type="float">
            <text:p>2216</text:p>
          </table:table-cell>
          <table:table-cell table:formula="of:=[.O85]-[.O84]" office:value-type="float" office:value="8" calcext:value-type="float">
            <text:p>8</text:p>
          </table:table-cell>
          <table:table-cell table:formula="of:=[.$B$44]+[.$B$46]*([.O85]-[.$B$45])/[.$B$47]" office:value-type="float" office:value="2.41" calcext:value-type="float">
            <text:p>2.41</text:p>
          </table:table-cell>
          <table:table-cell table:formula="of:=TRUNC([.Q85];2)" office:value-type="float" office:value="2.41" calcext:value-type="float">
            <text:p>2.41</text:p>
          </table:table-cell>
          <table:table-cell table:formula="of:=[.R85]-[.K8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85]-[.$B$46]" office:value-type="float" office:value="-2.797" calcext:value-type="float">
            <text:p>-2.797</text:p>
          </table:table-cell>
          <table:table-cell table:formula="of:=((0.01*[.A86]/[.$F$4])+(1.25/[.$F$4])*(([.$F$3]+[.$F$4])/([.$F$5]+[.$F$3])))*1000" office:value-type="float" office:value="11.2600925925926" calcext:value-type="float">
            <text:p>11.2600925925926</text:p>
          </table:table-cell>
          <table:table-cell table:formula="of:=ROUND((([.B86]/1000)*[.$F$10]*[.$H$12])-[.$H$11];5)" office:value-type="float" office:value="1.52594" calcext:value-type="float">
            <text:p>1.52594</text:p>
          </table:table-cell>
          <table:table-cell table:formula="of:=INT([.C86]/([.$F$20]/[.$G$21]))" office:value-type="float" office:value="1894" calcext:value-type="float">
            <text:p>1894</text:p>
          </table:table-cell>
          <table:table-cell table:formula="of:=[.$G$22]*INT([.C86]/([.$G$22]*[.$F$20]/[.$G$21]))" office:value-type="float" office:value="1888" calcext:value-type="float">
            <text:p>1888</text:p>
          </table:table-cell>
          <table:table-cell table:formula="of:=[.E85]-[.E86]" office:value-type="float" office:value="8" calcext:value-type="float">
            <text:p>8</text:p>
          </table:table-cell>
          <table:table-cell table:formula="of:=[.$B$44]+[.$B$46]*([.E86]-[.$B$45])/[.$B$47]" office:value-type="float" office:value="-2.797" calcext:value-type="float">
            <text:p>-2.797</text:p>
          </table:table-cell>
          <table:table-cell table:formula="of:=TRUNC([.G86];2)" office:value-type="float" office:value="-2.79" calcext:value-type="float">
            <text:p>-2.79</text:p>
          </table:table-cell>
          <table:table-cell table:formula="of:=[.H86]-[.A86]" office:value-type="float" office:value="0.00699999999999879" calcext:value-type="float">
            <text:p>0.006999999999999</text:p>
          </table:table-cell>
          <table:table-cell/>
          <table:table-cell table:formula="of:=[.K85]+[.$B$46]" office:value-type="float" office:value="2.537" calcext:value-type="float">
            <text:p>2.537</text:p>
          </table:table-cell>
          <table:table-cell table:formula="of:=((0.01*[.K86]/[.$F$4])+(1.25/[.$F$4])*(([.$F$3]+[.$F$4])/([.$F$5]+[.$F$3])))*1000" office:value-type="float" office:value="12.7417592592593" calcext:value-type="float">
            <text:p>12.7417592592593</text:p>
          </table:table-cell>
          <table:table-cell table:formula="of:=ROUND((([.L86]/1000)*[.$F$10]*[.$H$12])-[.$H$11];5)" office:value-type="float" office:value="1.79669" calcext:value-type="float">
            <text:p>1.79669</text:p>
          </table:table-cell>
          <table:table-cell table:formula="of:=INT([.M86]/([.$F$20]/[.$G$21]))" office:value-type="float" office:value="2230" calcext:value-type="float">
            <text:p>2230</text:p>
          </table:table-cell>
          <table:table-cell table:formula="of:=[.$G$22]*INT([.M86]/([.$G$22]*[.$F$20]/[.$G$21]))" office:value-type="float" office:value="2224" calcext:value-type="float">
            <text:p>2224</text:p>
          </table:table-cell>
          <table:table-cell table:formula="of:=[.O86]-[.O85]" office:value-type="float" office:value="8" calcext:value-type="float">
            <text:p>8</text:p>
          </table:table-cell>
          <table:table-cell table:formula="of:=[.$B$44]+[.$B$46]*([.O86]-[.$B$45])/[.$B$47]" office:value-type="float" office:value="2.537" calcext:value-type="float">
            <text:p>2.537</text:p>
          </table:table-cell>
          <table:table-cell table:formula="of:=TRUNC([.Q86];2)" office:value-type="float" office:value="2.53" calcext:value-type="float">
            <text:p>2.53</text:p>
          </table:table-cell>
          <table:table-cell table:formula="of:=[.R86]-[.K86]" office:value-type="float" office:value="-0.00699999999999923" calcext:value-type="float">
            <text:p>-0.006999999999999</text:p>
          </table:table-cell>
          <table:table-cell table:number-columns-repeated="1005"/>
        </table:table-row>
        <table:table-row table:style-name="ro1">
          <table:table-cell table:formula="of:=[.A86]-[.$B$46]" office:value-type="float" office:value="-2.924" calcext:value-type="float">
            <text:p>-2.924</text:p>
          </table:table-cell>
          <table:table-cell table:formula="of:=((0.01*[.A87]/[.$F$4])+(1.25/[.$F$4])*(([.$F$3]+[.$F$4])/([.$F$5]+[.$F$3])))*1000" office:value-type="float" office:value="11.2248148148148" calcext:value-type="float">
            <text:p>11.2248148148148</text:p>
          </table:table-cell>
          <table:table-cell table:formula="of:=ROUND((([.B87]/1000)*[.$F$10]*[.$H$12])-[.$H$11];5)" office:value-type="float" office:value="1.5195" calcext:value-type="float">
            <text:p>1.5195</text:p>
          </table:table-cell>
          <table:table-cell table:formula="of:=INT([.C87]/([.$F$20]/[.$G$21]))" office:value-type="float" office:value="1886" calcext:value-type="float">
            <text:p>1886</text:p>
          </table:table-cell>
          <table:table-cell table:formula="of:=[.$G$22]*INT([.C87]/([.$G$22]*[.$F$20]/[.$G$21]))" office:value-type="float" office:value="1880" calcext:value-type="float">
            <text:p>1880</text:p>
          </table:table-cell>
          <table:table-cell table:formula="of:=[.E86]-[.E87]" office:value-type="float" office:value="8" calcext:value-type="float">
            <text:p>8</text:p>
          </table:table-cell>
          <table:table-cell table:formula="of:=[.$B$44]+[.$B$46]*([.E87]-[.$B$45])/[.$B$47]" office:value-type="float" office:value="-2.924" calcext:value-type="float">
            <text:p>-2.924</text:p>
          </table:table-cell>
          <table:table-cell table:formula="of:=TRUNC([.G87];2)" office:value-type="float" office:value="-2.92" calcext:value-type="float">
            <text:p>-2.92</text:p>
          </table:table-cell>
          <table:table-cell table:formula="of:=[.H87]-[.A87]" office:value-type="float" office:value="0.00399999999999867" calcext:value-type="float">
            <text:p>0.003999999999999</text:p>
          </table:table-cell>
          <table:table-cell/>
          <table:table-cell table:formula="of:=[.K86]+[.$B$46]" office:value-type="float" office:value="2.664" calcext:value-type="float">
            <text:p>2.664</text:p>
          </table:table-cell>
          <table:table-cell table:formula="of:=((0.01*[.K87]/[.$F$4])+(1.25/[.$F$4])*(([.$F$3]+[.$F$4])/([.$F$5]+[.$F$3])))*1000" office:value-type="float" office:value="12.777037037037" calcext:value-type="float">
            <text:p>12.777037037037</text:p>
          </table:table-cell>
          <table:table-cell table:formula="of:=ROUND((([.L87]/1000)*[.$F$10]*[.$H$12])-[.$H$11];5)" office:value-type="float" office:value="1.80313" calcext:value-type="float">
            <text:p>1.80313</text:p>
          </table:table-cell>
          <table:table-cell table:formula="of:=INT([.M87]/([.$F$20]/[.$G$21]))" office:value-type="float" office:value="2238" calcext:value-type="float">
            <text:p>2238</text:p>
          </table:table-cell>
          <table:table-cell table:formula="of:=[.$G$22]*INT([.M87]/([.$G$22]*[.$F$20]/[.$G$21]))" office:value-type="float" office:value="2232" calcext:value-type="float">
            <text:p>2232</text:p>
          </table:table-cell>
          <table:table-cell table:formula="of:=[.O87]-[.O86]" office:value-type="float" office:value="8" calcext:value-type="float">
            <text:p>8</text:p>
          </table:table-cell>
          <table:table-cell table:formula="of:=[.$B$44]+[.$B$46]*([.O87]-[.$B$45])/[.$B$47]" office:value-type="float" office:value="2.664" calcext:value-type="float">
            <text:p>2.664</text:p>
          </table:table-cell>
          <table:table-cell table:formula="of:=TRUNC([.Q87];2)" office:value-type="float" office:value="2.66" calcext:value-type="float">
            <text:p>2.66</text:p>
          </table:table-cell>
          <table:table-cell table:formula="of:=[.R87]-[.K87]" office:value-type="float" office:value="-0.00399999999999867" calcext:value-type="float">
            <text:p>-0.003999999999999</text:p>
          </table:table-cell>
          <table:table-cell table:number-columns-repeated="1005"/>
        </table:table-row>
        <table:table-row table:style-name="ro1">
          <table:table-cell table:formula="of:=[.A87]-[.$B$46]" office:value-type="float" office:value="-3.051" calcext:value-type="float">
            <text:p>-3.051</text:p>
          </table:table-cell>
          <table:table-cell table:formula="of:=((0.01*[.A88]/[.$F$4])+(1.25/[.$F$4])*(([.$F$3]+[.$F$4])/([.$F$5]+[.$F$3])))*1000" office:value-type="float" office:value="11.189537037037" calcext:value-type="float">
            <text:p>11.189537037037</text:p>
          </table:table-cell>
          <table:table-cell table:formula="of:=ROUND((([.B88]/1000)*[.$F$10]*[.$H$12])-[.$H$11];5)" office:value-type="float" office:value="1.51305" calcext:value-type="float">
            <text:p>1.51305</text:p>
          </table:table-cell>
          <table:table-cell table:formula="of:=INT([.C88]/([.$F$20]/[.$G$21]))" office:value-type="float" office:value="1878" calcext:value-type="float">
            <text:p>1878</text:p>
          </table:table-cell>
          <table:table-cell table:formula="of:=[.$G$22]*INT([.C88]/([.$G$22]*[.$F$20]/[.$G$21]))" office:value-type="float" office:value="1872" calcext:value-type="float">
            <text:p>1872</text:p>
          </table:table-cell>
          <table:table-cell table:formula="of:=[.E87]-[.E88]" office:value-type="float" office:value="8" calcext:value-type="float">
            <text:p>8</text:p>
          </table:table-cell>
          <table:table-cell table:formula="of:=[.$B$44]+[.$B$46]*([.E88]-[.$B$45])/[.$B$47]" office:value-type="float" office:value="-3.051" calcext:value-type="float">
            <text:p>-3.051</text:p>
          </table:table-cell>
          <table:table-cell table:formula="of:=TRUNC([.G88];2)" office:value-type="float" office:value="-3.05" calcext:value-type="float">
            <text:p>-3.05</text:p>
          </table:table-cell>
          <table:table-cell table:formula="of:=[.H88]-[.A88]" office:value-type="float" office:value="0.000999999999998558" calcext:value-type="float">
            <text:p>0.000999999999999</text:p>
          </table:table-cell>
          <table:table-cell/>
          <table:table-cell table:formula="of:=[.K87]+[.$B$46]" office:value-type="float" office:value="2.791" calcext:value-type="float">
            <text:p>2.791</text:p>
          </table:table-cell>
          <table:table-cell table:formula="of:=((0.01*[.K88]/[.$F$4])+(1.25/[.$F$4])*(([.$F$3]+[.$F$4])/([.$F$5]+[.$F$3])))*1000" office:value-type="float" office:value="12.8123148148148" calcext:value-type="float">
            <text:p>12.8123148148148</text:p>
          </table:table-cell>
          <table:table-cell table:formula="of:=ROUND((([.L88]/1000)*[.$F$10]*[.$H$12])-[.$H$11];5)" office:value-type="float" office:value="1.80958" calcext:value-type="float">
            <text:p>1.80958</text:p>
          </table:table-cell>
          <table:table-cell table:formula="of:=INT([.M88]/([.$F$20]/[.$G$21]))" office:value-type="float" office:value="2246" calcext:value-type="float">
            <text:p>2246</text:p>
          </table:table-cell>
          <table:table-cell table:formula="of:=[.$G$22]*INT([.M88]/([.$G$22]*[.$F$20]/[.$G$21]))" office:value-type="float" office:value="2240" calcext:value-type="float">
            <text:p>2240</text:p>
          </table:table-cell>
          <table:table-cell table:formula="of:=[.O88]-[.O87]" office:value-type="float" office:value="8" calcext:value-type="float">
            <text:p>8</text:p>
          </table:table-cell>
          <table:table-cell table:formula="of:=[.$B$44]+[.$B$46]*([.O88]-[.$B$45])/[.$B$47]" office:value-type="float" office:value="2.791" calcext:value-type="float">
            <text:p>2.791</text:p>
          </table:table-cell>
          <table:table-cell table:formula="of:=TRUNC([.Q88];2)" office:value-type="float" office:value="2.79" calcext:value-type="float">
            <text:p>2.79</text:p>
          </table:table-cell>
          <table:table-cell table:formula="of:=[.R88]-[.K88]" office:value-type="float" office:value="-0.000999999999998558" calcext:value-type="float">
            <text:p>-0.000999999999999</text:p>
          </table:table-cell>
          <table:table-cell table:number-columns-repeated="1005"/>
        </table:table-row>
        <table:table-row table:style-name="ro1">
          <table:table-cell table:formula="of:=[.A88]-[.$B$46]" office:value-type="float" office:value="-3.178" calcext:value-type="float">
            <text:p>-3.178</text:p>
          </table:table-cell>
          <table:table-cell table:formula="of:=((0.01*[.A89]/[.$F$4])+(1.25/[.$F$4])*(([.$F$3]+[.$F$4])/([.$F$5]+[.$F$3])))*1000" office:value-type="float" office:value="11.1542592592593" calcext:value-type="float">
            <text:p>11.1542592592593</text:p>
          </table:table-cell>
          <table:table-cell table:formula="of:=ROUND((([.B89]/1000)*[.$F$10]*[.$H$12])-[.$H$11];5)" office:value-type="float" office:value="1.5066" calcext:value-type="float">
            <text:p>1.5066</text:p>
          </table:table-cell>
          <table:table-cell table:formula="of:=INT([.C89]/([.$F$20]/[.$G$21]))" office:value-type="float" office:value="1870" calcext:value-type="float">
            <text:p>1870</text:p>
          </table:table-cell>
          <table:table-cell table:formula="of:=[.$G$22]*INT([.C89]/([.$G$22]*[.$F$20]/[.$G$21]))" office:value-type="float" office:value="1864" calcext:value-type="float">
            <text:p>1864</text:p>
          </table:table-cell>
          <table:table-cell table:formula="of:=[.E88]-[.E89]" office:value-type="float" office:value="8" calcext:value-type="float">
            <text:p>8</text:p>
          </table:table-cell>
          <table:table-cell table:formula="of:=[.$B$44]+[.$B$46]*([.E89]-[.$B$45])/[.$B$47]" office:value-type="float" office:value="-3.178" calcext:value-type="float">
            <text:p>-3.178</text:p>
          </table:table-cell>
          <table:table-cell table:formula="of:=TRUNC([.G89];2)" office:value-type="float" office:value="-3.17" calcext:value-type="float">
            <text:p>-3.17</text:p>
          </table:table-cell>
          <table:table-cell table:formula="of:=[.H89]-[.A89]" office:value-type="float" office:value="0.00799999999999823" calcext:value-type="float">
            <text:p>0.007999999999998</text:p>
          </table:table-cell>
          <table:table-cell/>
          <table:table-cell table:formula="of:=[.K88]+[.$B$46]" office:value-type="float" office:value="2.918" calcext:value-type="float">
            <text:p>2.918</text:p>
          </table:table-cell>
          <table:table-cell table:formula="of:=((0.01*[.K89]/[.$F$4])+(1.25/[.$F$4])*(([.$F$3]+[.$F$4])/([.$F$5]+[.$F$3])))*1000" office:value-type="float" office:value="12.8475925925926" calcext:value-type="float">
            <text:p>12.8475925925926</text:p>
          </table:table-cell>
          <table:table-cell table:formula="of:=ROUND((([.L89]/1000)*[.$F$10]*[.$H$12])-[.$H$11];5)" office:value-type="float" office:value="1.81603" calcext:value-type="float">
            <text:p>1.81603</text:p>
          </table:table-cell>
          <table:table-cell table:formula="of:=INT([.M89]/([.$F$20]/[.$G$21]))" office:value-type="float" office:value="2254" calcext:value-type="float">
            <text:p>2254</text:p>
          </table:table-cell>
          <table:table-cell table:formula="of:=[.$G$22]*INT([.M89]/([.$G$22]*[.$F$20]/[.$G$21]))" office:value-type="float" office:value="2248" calcext:value-type="float">
            <text:p>2248</text:p>
          </table:table-cell>
          <table:table-cell table:formula="of:=[.O89]-[.O88]" office:value-type="float" office:value="8" calcext:value-type="float">
            <text:p>8</text:p>
          </table:table-cell>
          <table:table-cell table:formula="of:=[.$B$44]+[.$B$46]*([.O89]-[.$B$45])/[.$B$47]" office:value-type="float" office:value="2.918" calcext:value-type="float">
            <text:p>2.918</text:p>
          </table:table-cell>
          <table:table-cell table:formula="of:=TRUNC([.Q89];2)" office:value-type="float" office:value="2.91" calcext:value-type="float">
            <text:p>2.91</text:p>
          </table:table-cell>
          <table:table-cell table:formula="of:=[.R89]-[.K89]" office:value-type="float" office:value="-0.00799999999999823" calcext:value-type="float">
            <text:p>-0.007999999999998</text:p>
          </table:table-cell>
          <table:table-cell table:number-columns-repeated="1005"/>
        </table:table-row>
        <table:table-row table:style-name="ro1">
          <table:table-cell table:formula="of:=[.A89]-[.$B$46]" office:value-type="float" office:value="-3.305" calcext:value-type="float">
            <text:p>-3.305</text:p>
          </table:table-cell>
          <table:table-cell table:formula="of:=((0.01*[.A90]/[.$F$4])+(1.25/[.$F$4])*(([.$F$3]+[.$F$4])/([.$F$5]+[.$F$3])))*1000" office:value-type="float" office:value="11.1189814814815" calcext:value-type="float">
            <text:p>11.1189814814815</text:p>
          </table:table-cell>
          <table:table-cell table:formula="of:=ROUND((([.B90]/1000)*[.$F$10]*[.$H$12])-[.$H$11];5)" office:value-type="float" office:value="1.50016" calcext:value-type="float">
            <text:p>1.50016</text:p>
          </table:table-cell>
          <table:table-cell table:formula="of:=INT([.C90]/([.$F$20]/[.$G$21]))" office:value-type="float" office:value="1862" calcext:value-type="float">
            <text:p>1862</text:p>
          </table:table-cell>
          <table:table-cell table:formula="of:=[.$G$22]*INT([.C90]/([.$G$22]*[.$F$20]/[.$G$21]))" office:value-type="float" office:value="1856" calcext:value-type="float">
            <text:p>1856</text:p>
          </table:table-cell>
          <table:table-cell table:formula="of:=[.E89]-[.E90]" office:value-type="float" office:value="8" calcext:value-type="float">
            <text:p>8</text:p>
          </table:table-cell>
          <table:table-cell table:formula="of:=[.$B$44]+[.$B$46]*([.E90]-[.$B$45])/[.$B$47]" office:value-type="float" office:value="-3.305" calcext:value-type="float">
            <text:p>-3.305</text:p>
          </table:table-cell>
          <table:table-cell table:formula="of:=TRUNC([.G90];2)" office:value-type="float" office:value="-3.3" calcext:value-type="float">
            <text:p>-3.3</text:p>
          </table:table-cell>
          <table:table-cell table:formula="of:=[.H90]-[.A90]" office:value-type="float" office:value="0.00499999999999812" calcext:value-type="float">
            <text:p>0.004999999999998</text:p>
          </table:table-cell>
          <table:table-cell/>
          <table:table-cell table:formula="of:=[.K89]+[.$B$46]" office:value-type="float" office:value="3.045" calcext:value-type="float">
            <text:p>3.045</text:p>
          </table:table-cell>
          <table:table-cell table:formula="of:=((0.01*[.K90]/[.$F$4])+(1.25/[.$F$4])*(([.$F$3]+[.$F$4])/([.$F$5]+[.$F$3])))*1000" office:value-type="float" office:value="12.8828703703704" calcext:value-type="float">
            <text:p>12.8828703703704</text:p>
          </table:table-cell>
          <table:table-cell table:formula="of:=ROUND((([.L90]/1000)*[.$F$10]*[.$H$12])-[.$H$11];5)" office:value-type="float" office:value="1.82247" calcext:value-type="float">
            <text:p>1.82247</text:p>
          </table:table-cell>
          <table:table-cell table:formula="of:=INT([.M90]/([.$F$20]/[.$G$21]))" office:value-type="float" office:value="2262" calcext:value-type="float">
            <text:p>2262</text:p>
          </table:table-cell>
          <table:table-cell table:formula="of:=[.$G$22]*INT([.M90]/([.$G$22]*[.$F$20]/[.$G$21]))" office:value-type="float" office:value="2256" calcext:value-type="float">
            <text:p>2256</text:p>
          </table:table-cell>
          <table:table-cell table:formula="of:=[.O90]-[.O89]" office:value-type="float" office:value="8" calcext:value-type="float">
            <text:p>8</text:p>
          </table:table-cell>
          <table:table-cell table:formula="of:=[.$B$44]+[.$B$46]*([.O90]-[.$B$45])/[.$B$47]" office:value-type="float" office:value="3.045" calcext:value-type="float">
            <text:p>3.045</text:p>
          </table:table-cell>
          <table:table-cell table:formula="of:=TRUNC([.Q90];2)" office:value-type="float" office:value="3.04" calcext:value-type="float">
            <text:p>3.04</text:p>
          </table:table-cell>
          <table:table-cell table:formula="of:=[.R90]-[.K90]" office:value-type="float" office:value="-0.00499999999999812" calcext:value-type="float">
            <text:p>-0.004999999999998</text:p>
          </table:table-cell>
          <table:table-cell table:number-columns-repeated="1005"/>
        </table:table-row>
        <table:table-row table:style-name="ro1">
          <table:table-cell table:formula="of:=[.A90]-[.$B$46]" office:value-type="float" office:value="-3.432" calcext:value-type="float">
            <text:p>-3.432</text:p>
          </table:table-cell>
          <table:table-cell table:formula="of:=((0.01*[.A91]/[.$F$4])+(1.25/[.$F$4])*(([.$F$3]+[.$F$4])/([.$F$5]+[.$F$3])))*1000" office:value-type="float" office:value="11.0837037037037" calcext:value-type="float">
            <text:p>11.0837037037037</text:p>
          </table:table-cell>
          <table:table-cell table:formula="of:=ROUND((([.B91]/1000)*[.$F$10]*[.$H$12])-[.$H$11];5)" office:value-type="float" office:value="1.49371" calcext:value-type="float">
            <text:p>1.49371</text:p>
          </table:table-cell>
          <table:table-cell table:formula="of:=INT([.C91]/([.$F$20]/[.$G$21]))" office:value-type="float" office:value="1854" calcext:value-type="float">
            <text:p>1854</text:p>
          </table:table-cell>
          <table:table-cell table:formula="of:=[.$G$22]*INT([.C91]/([.$G$22]*[.$F$20]/[.$G$21]))" office:value-type="float" office:value="1848" calcext:value-type="float">
            <text:p>1848</text:p>
          </table:table-cell>
          <table:table-cell table:formula="of:=[.E90]-[.E91]" office:value-type="float" office:value="8" calcext:value-type="float">
            <text:p>8</text:p>
          </table:table-cell>
          <table:table-cell table:formula="of:=[.$B$44]+[.$B$46]*([.E91]-[.$B$45])/[.$B$47]" office:value-type="float" office:value="-3.432" calcext:value-type="float">
            <text:p>-3.432</text:p>
          </table:table-cell>
          <table:table-cell table:formula="of:=TRUNC([.G91];2)" office:value-type="float" office:value="-3.43" calcext:value-type="float">
            <text:p>-3.43</text:p>
          </table:table-cell>
          <table:table-cell table:formula="of:=[.H91]-[.A91]" office:value-type="float" office:value="0.00199999999999756" calcext:value-type="float">
            <text:p>0.001999999999998</text:p>
          </table:table-cell>
          <table:table-cell/>
          <table:table-cell table:formula="of:=[.K90]+[.$B$46]" office:value-type="float" office:value="3.172" calcext:value-type="float">
            <text:p>3.172</text:p>
          </table:table-cell>
          <table:table-cell table:formula="of:=((0.01*[.K91]/[.$F$4])+(1.25/[.$F$4])*(([.$F$3]+[.$F$4])/([.$F$5]+[.$F$3])))*1000" office:value-type="float" office:value="12.9181481481481" calcext:value-type="float">
            <text:p>12.9181481481481</text:p>
          </table:table-cell>
          <table:table-cell table:formula="of:=ROUND((([.L91]/1000)*[.$F$10]*[.$H$12])-[.$H$11];5)" office:value-type="float" office:value="1.82892" calcext:value-type="float">
            <text:p>1.82892</text:p>
          </table:table-cell>
          <table:table-cell table:formula="of:=INT([.M91]/([.$F$20]/[.$G$21]))" office:value-type="float" office:value="2270" calcext:value-type="float">
            <text:p>2270</text:p>
          </table:table-cell>
          <table:table-cell table:formula="of:=[.$G$22]*INT([.M91]/([.$G$22]*[.$F$20]/[.$G$21]))" office:value-type="float" office:value="2264" calcext:value-type="float">
            <text:p>2264</text:p>
          </table:table-cell>
          <table:table-cell table:formula="of:=[.O91]-[.O90]" office:value-type="float" office:value="8" calcext:value-type="float">
            <text:p>8</text:p>
          </table:table-cell>
          <table:table-cell table:formula="of:=[.$B$44]+[.$B$46]*([.O91]-[.$B$45])/[.$B$47]" office:value-type="float" office:value="3.172" calcext:value-type="float">
            <text:p>3.172</text:p>
          </table:table-cell>
          <table:table-cell table:formula="of:=TRUNC([.Q91];2)" office:value-type="float" office:value="3.17" calcext:value-type="float">
            <text:p>3.17</text:p>
          </table:table-cell>
          <table:table-cell table:formula="of:=[.R91]-[.K91]" office:value-type="float" office:value="-0.001999999999998" calcext:value-type="float">
            <text:p>-0.001999999999998</text:p>
          </table:table-cell>
          <table:table-cell table:number-columns-repeated="1005"/>
        </table:table-row>
        <table:table-row table:style-name="ro1">
          <table:table-cell table:formula="of:=[.A91]-[.$B$46]" office:value-type="float" office:value="-3.559" calcext:value-type="float">
            <text:p>-3.559</text:p>
          </table:table-cell>
          <table:table-cell table:formula="of:=((0.01*[.A92]/[.$F$4])+(1.25/[.$F$4])*(([.$F$3]+[.$F$4])/([.$F$5]+[.$F$3])))*1000" office:value-type="float" office:value="11.0484259259259" calcext:value-type="float">
            <text:p>11.0484259259259</text:p>
          </table:table-cell>
          <table:table-cell table:formula="of:=ROUND((([.B92]/1000)*[.$F$10]*[.$H$12])-[.$H$11];5)" office:value-type="float" office:value="1.48727" calcext:value-type="float">
            <text:p>1.48727</text:p>
          </table:table-cell>
          <table:table-cell table:formula="of:=INT([.C92]/([.$F$20]/[.$G$21]))" office:value-type="float" office:value="1846" calcext:value-type="float">
            <text:p>1846</text:p>
          </table:table-cell>
          <table:table-cell table:formula="of:=[.$G$22]*INT([.C92]/([.$G$22]*[.$F$20]/[.$G$21]))" office:value-type="float" office:value="1840" calcext:value-type="float">
            <text:p>1840</text:p>
          </table:table-cell>
          <table:table-cell table:formula="of:=[.E91]-[.E92]" office:value-type="float" office:value="8" calcext:value-type="float">
            <text:p>8</text:p>
          </table:table-cell>
          <table:table-cell table:formula="of:=[.$B$44]+[.$B$46]*([.E92]-[.$B$45])/[.$B$47]" office:value-type="float" office:value="-3.559" calcext:value-type="float">
            <text:p>-3.559</text:p>
          </table:table-cell>
          <table:table-cell table:formula="of:=TRUNC([.G92];2)" office:value-type="float" office:value="-3.55" calcext:value-type="float">
            <text:p>-3.55</text:p>
          </table:table-cell>
          <table:table-cell table:formula="of:=[.H92]-[.A92]" office:value-type="float" office:value="0.00899999999999768" calcext:value-type="float">
            <text:p>0.008999999999998</text:p>
          </table:table-cell>
          <table:table-cell/>
          <table:table-cell table:formula="of:=[.K91]+[.$B$46]" office:value-type="float" office:value="3.299" calcext:value-type="float">
            <text:p>3.299</text:p>
          </table:table-cell>
          <table:table-cell table:formula="of:=((0.01*[.K92]/[.$F$4])+(1.25/[.$F$4])*(([.$F$3]+[.$F$4])/([.$F$5]+[.$F$3])))*1000" office:value-type="float" office:value="12.9534259259259" calcext:value-type="float">
            <text:p>12.9534259259259</text:p>
          </table:table-cell>
          <table:table-cell table:formula="of:=ROUND((([.L92]/1000)*[.$F$10]*[.$H$12])-[.$H$11];5)" office:value-type="float" office:value="1.83536" calcext:value-type="float">
            <text:p>1.83536</text:p>
          </table:table-cell>
          <table:table-cell table:formula="of:=INT([.M92]/([.$F$20]/[.$G$21]))" office:value-type="float" office:value="2278" calcext:value-type="float">
            <text:p>2278</text:p>
          </table:table-cell>
          <table:table-cell table:formula="of:=[.$G$22]*INT([.M92]/([.$G$22]*[.$F$20]/[.$G$21]))" office:value-type="float" office:value="2272" calcext:value-type="float">
            <text:p>2272</text:p>
          </table:table-cell>
          <table:table-cell table:formula="of:=[.O92]-[.O91]" office:value-type="float" office:value="8" calcext:value-type="float">
            <text:p>8</text:p>
          </table:table-cell>
          <table:table-cell table:formula="of:=[.$B$44]+[.$B$46]*([.O92]-[.$B$45])/[.$B$47]" office:value-type="float" office:value="3.299" calcext:value-type="float">
            <text:p>3.299</text:p>
          </table:table-cell>
          <table:table-cell table:formula="of:=TRUNC([.Q92];2)" office:value-type="float" office:value="3.29" calcext:value-type="float">
            <text:p>3.29</text:p>
          </table:table-cell>
          <table:table-cell table:formula="of:=[.R92]-[.K92]" office:value-type="float" office:value="-0.00899999999999768" calcext:value-type="float">
            <text:p>-0.008999999999998</text:p>
          </table:table-cell>
          <table:table-cell table:number-columns-repeated="1005"/>
        </table:table-row>
        <table:table-row table:style-name="ro1">
          <table:table-cell table:formula="of:=[.A92]-[.$B$46]" office:value-type="float" office:value="-3.686" calcext:value-type="float">
            <text:p>-3.686</text:p>
          </table:table-cell>
          <table:table-cell table:formula="of:=((0.01*[.A93]/[.$F$4])+(1.25/[.$F$4])*(([.$F$3]+[.$F$4])/([.$F$5]+[.$F$3])))*1000" office:value-type="float" office:value="11.0131481481482" calcext:value-type="float">
            <text:p>11.0131481481482</text:p>
          </table:table-cell>
          <table:table-cell table:formula="of:=ROUND((([.B93]/1000)*[.$F$10]*[.$H$12])-[.$H$11];5)" office:value-type="float" office:value="1.48082" calcext:value-type="float">
            <text:p>1.48082</text:p>
          </table:table-cell>
          <table:table-cell table:formula="of:=INT([.C93]/([.$F$20]/[.$G$21]))" office:value-type="float" office:value="1838" calcext:value-type="float">
            <text:p>1838</text:p>
          </table:table-cell>
          <table:table-cell table:formula="of:=[.$G$22]*INT([.C93]/([.$G$22]*[.$F$20]/[.$G$21]))" office:value-type="float" office:value="1832" calcext:value-type="float">
            <text:p>1832</text:p>
          </table:table-cell>
          <table:table-cell table:formula="of:=[.E92]-[.E93]" office:value-type="float" office:value="8" calcext:value-type="float">
            <text:p>8</text:p>
          </table:table-cell>
          <table:table-cell table:formula="of:=[.$B$44]+[.$B$46]*([.E93]-[.$B$45])/[.$B$47]" office:value-type="float" office:value="-3.686" calcext:value-type="float">
            <text:p>-3.686</text:p>
          </table:table-cell>
          <table:table-cell table:formula="of:=TRUNC([.G93];2)" office:value-type="float" office:value="-3.68" calcext:value-type="float">
            <text:p>-3.68</text:p>
          </table:table-cell>
          <table:table-cell table:formula="of:=[.H93]-[.A93]" office:value-type="float" office:value="0.00599999999999712" calcext:value-type="float">
            <text:p>0.005999999999997</text:p>
          </table:table-cell>
          <table:table-cell/>
          <table:table-cell table:formula="of:=[.K92]+[.$B$46]" office:value-type="float" office:value="3.426" calcext:value-type="float">
            <text:p>3.426</text:p>
          </table:table-cell>
          <table:table-cell table:formula="of:=((0.01*[.K93]/[.$F$4])+(1.25/[.$F$4])*(([.$F$3]+[.$F$4])/([.$F$5]+[.$F$3])))*1000" office:value-type="float" office:value="12.9887037037037" calcext:value-type="float">
            <text:p>12.9887037037037</text:p>
          </table:table-cell>
          <table:table-cell table:formula="of:=ROUND((([.L93]/1000)*[.$F$10]*[.$H$12])-[.$H$11];5)" office:value-type="float" office:value="1.84181" calcext:value-type="float">
            <text:p>1.84181</text:p>
          </table:table-cell>
          <table:table-cell table:formula="of:=INT([.M93]/([.$F$20]/[.$G$21]))" office:value-type="float" office:value="2286" calcext:value-type="float">
            <text:p>2286</text:p>
          </table:table-cell>
          <table:table-cell table:formula="of:=[.$G$22]*INT([.M93]/([.$G$22]*[.$F$20]/[.$G$21]))" office:value-type="float" office:value="2280" calcext:value-type="float">
            <text:p>2280</text:p>
          </table:table-cell>
          <table:table-cell table:formula="of:=[.O93]-[.O92]" office:value-type="float" office:value="8" calcext:value-type="float">
            <text:p>8</text:p>
          </table:table-cell>
          <table:table-cell table:formula="of:=[.$B$44]+[.$B$46]*([.O93]-[.$B$45])/[.$B$47]" office:value-type="float" office:value="3.426" calcext:value-type="float">
            <text:p>3.426</text:p>
          </table:table-cell>
          <table:table-cell table:formula="of:=TRUNC([.Q93];2)" office:value-type="float" office:value="3.42" calcext:value-type="float">
            <text:p>3.42</text:p>
          </table:table-cell>
          <table:table-cell table:formula="of:=[.R93]-[.K93]" office:value-type="float" office:value="-0.00599999999999756" calcext:value-type="float">
            <text:p>-0.005999999999998</text:p>
          </table:table-cell>
          <table:table-cell table:number-columns-repeated="1005"/>
        </table:table-row>
        <table:table-row table:style-name="ro1">
          <table:table-cell table:formula="of:=[.A93]-[.$B$46]" office:value-type="float" office:value="-3.813" calcext:value-type="float">
            <text:p>-3.813</text:p>
          </table:table-cell>
          <table:table-cell table:formula="of:=((0.01*[.A94]/[.$F$4])+(1.25/[.$F$4])*(([.$F$3]+[.$F$4])/([.$F$5]+[.$F$3])))*1000" office:value-type="float" office:value="10.9778703703704" calcext:value-type="float">
            <text:p>10.9778703703704</text:p>
          </table:table-cell>
          <table:table-cell table:formula="of:=ROUND((([.B94]/1000)*[.$F$10]*[.$H$12])-[.$H$11];5)" office:value-type="float" office:value="1.47437" calcext:value-type="float">
            <text:p>1.47437</text:p>
          </table:table-cell>
          <table:table-cell table:formula="of:=INT([.C94]/([.$F$20]/[.$G$21]))" office:value-type="float" office:value="1830" calcext:value-type="float">
            <text:p>1830</text:p>
          </table:table-cell>
          <table:table-cell table:formula="of:=[.$G$22]*INT([.C94]/([.$G$22]*[.$F$20]/[.$G$21]))" office:value-type="float" office:value="1824" calcext:value-type="float">
            <text:p>1824</text:p>
          </table:table-cell>
          <table:table-cell table:formula="of:=[.E93]-[.E94]" office:value-type="float" office:value="8" calcext:value-type="float">
            <text:p>8</text:p>
          </table:table-cell>
          <table:table-cell table:formula="of:=[.$B$44]+[.$B$46]*([.E94]-[.$B$45])/[.$B$47]" office:value-type="float" office:value="-3.813" calcext:value-type="float">
            <text:p>-3.813</text:p>
          </table:table-cell>
          <table:table-cell table:formula="of:=TRUNC([.G94];2)" office:value-type="float" office:value="-3.81" calcext:value-type="float">
            <text:p>-3.81</text:p>
          </table:table-cell>
          <table:table-cell table:formula="of:=[.H94]-[.A94]" office:value-type="float" office:value="0.00299999999999701" calcext:value-type="float">
            <text:p>0.002999999999997</text:p>
          </table:table-cell>
          <table:table-cell/>
          <table:table-cell table:formula="of:=[.K93]+[.$B$46]" office:value-type="float" office:value="3.553" calcext:value-type="float">
            <text:p>3.553</text:p>
          </table:table-cell>
          <table:table-cell table:formula="of:=((0.01*[.K94]/[.$F$4])+(1.25/[.$F$4])*(([.$F$3]+[.$F$4])/([.$F$5]+[.$F$3])))*1000" office:value-type="float" office:value="13.0239814814815" calcext:value-type="float">
            <text:p>13.0239814814815</text:p>
          </table:table-cell>
          <table:table-cell table:formula="of:=ROUND((([.L94]/1000)*[.$F$10]*[.$H$12])-[.$H$11];5)" office:value-type="float" office:value="1.84826" calcext:value-type="float">
            <text:p>1.84826</text:p>
          </table:table-cell>
          <table:table-cell table:formula="of:=INT([.M94]/([.$F$20]/[.$G$21]))" office:value-type="float" office:value="2294" calcext:value-type="float">
            <text:p>2294</text:p>
          </table:table-cell>
          <table:table-cell table:formula="of:=[.$G$22]*INT([.M94]/([.$G$22]*[.$F$20]/[.$G$21]))" office:value-type="float" office:value="2288" calcext:value-type="float">
            <text:p>2288</text:p>
          </table:table-cell>
          <table:table-cell table:formula="of:=[.O94]-[.O93]" office:value-type="float" office:value="8" calcext:value-type="float">
            <text:p>8</text:p>
          </table:table-cell>
          <table:table-cell table:formula="of:=[.$B$44]+[.$B$46]*([.O94]-[.$B$45])/[.$B$47]" office:value-type="float" office:value="3.553" calcext:value-type="float">
            <text:p>3.553</text:p>
          </table:table-cell>
          <table:table-cell table:formula="of:=TRUNC([.Q94];2)" office:value-type="float" office:value="3.55" calcext:value-type="float">
            <text:p>3.55</text:p>
          </table:table-cell>
          <table:table-cell table:formula="of:=[.R94]-[.K94]" office:value-type="float" office:value="-0.00299999999999745" calcext:value-type="float">
            <text:p>-0.002999999999997</text:p>
          </table:table-cell>
          <table:table-cell table:number-columns-repeated="1005"/>
        </table:table-row>
        <table:table-row table:style-name="ro1">
          <table:table-cell table:formula="of:=[.A94]-[.$B$46]" office:value-type="float" office:value="-3.94" calcext:value-type="float">
            <text:p>-3.94</text:p>
          </table:table-cell>
          <table:table-cell table:formula="of:=((0.01*[.A95]/[.$F$4])+(1.25/[.$F$4])*(([.$F$3]+[.$F$4])/([.$F$5]+[.$F$3])))*1000" office:value-type="float" office:value="10.9425925925926" calcext:value-type="float">
            <text:p>10.9425925925926</text:p>
          </table:table-cell>
          <table:table-cell table:formula="of:=ROUND((([.B95]/1000)*[.$F$10]*[.$H$12])-[.$H$11];5)" office:value-type="float" office:value="1.46793" calcext:value-type="float">
            <text:p>1.46793</text:p>
          </table:table-cell>
          <table:table-cell table:formula="of:=INT([.C95]/([.$F$20]/[.$G$21]))" office:value-type="float" office:value="1822" calcext:value-type="float">
            <text:p>1822</text:p>
          </table:table-cell>
          <table:table-cell table:formula="of:=[.$G$22]*INT([.C95]/([.$G$22]*[.$F$20]/[.$G$21]))" office:value-type="float" office:value="1816" calcext:value-type="float">
            <text:p>1816</text:p>
          </table:table-cell>
          <table:table-cell table:formula="of:=[.E94]-[.E95]" office:value-type="float" office:value="8" calcext:value-type="float">
            <text:p>8</text:p>
          </table:table-cell>
          <table:table-cell table:formula="of:=[.$B$44]+[.$B$46]*([.E95]-[.$B$45])/[.$B$47]" office:value-type="float" office:value="-3.94" calcext:value-type="float">
            <text:p>-3.94</text:p>
          </table:table-cell>
          <table:table-cell table:formula="of:=TRUNC([.G95];2)" office:value-type="float" office:value="-3.94" calcext:value-type="float">
            <text:p>-3.94</text:p>
          </table:table-cell>
          <table:table-cell table:formula="of:=[.H95]-[.A95]" office:value-type="float" office:value="0" calcext:value-type="float">
            <text:p>0</text:p>
          </table:table-cell>
          <table:table-cell/>
          <table:table-cell table:formula="of:=[.K94]+[.$B$46]" office:value-type="float" office:value="3.68" calcext:value-type="float">
            <text:p>3.68</text:p>
          </table:table-cell>
          <table:table-cell table:formula="of:=((0.01*[.K95]/[.$F$4])+(1.25/[.$F$4])*(([.$F$3]+[.$F$4])/([.$F$5]+[.$F$3])))*1000" office:value-type="float" office:value="13.0592592592593" calcext:value-type="float">
            <text:p>13.0592592592593</text:p>
          </table:table-cell>
          <table:table-cell table:formula="of:=ROUND((([.L95]/1000)*[.$F$10]*[.$H$12])-[.$H$11];5)" office:value-type="float" office:value="1.8547" calcext:value-type="float">
            <text:p>1.8547</text:p>
          </table:table-cell>
          <table:table-cell table:formula="of:=INT([.M95]/([.$F$20]/[.$G$21]))" office:value-type="float" office:value="2302" calcext:value-type="float">
            <text:p>2302</text:p>
          </table:table-cell>
          <table:table-cell table:formula="of:=[.$G$22]*INT([.M95]/([.$G$22]*[.$F$20]/[.$G$21]))" office:value-type="float" office:value="2296" calcext:value-type="float">
            <text:p>2296</text:p>
          </table:table-cell>
          <table:table-cell table:formula="of:=[.O95]-[.O94]" office:value-type="float" office:value="8" calcext:value-type="float">
            <text:p>8</text:p>
          </table:table-cell>
          <table:table-cell table:formula="of:=[.$B$44]+[.$B$46]*([.O95]-[.$B$45])/[.$B$47]" office:value-type="float" office:value="3.68" calcext:value-type="float">
            <text:p>3.68</text:p>
          </table:table-cell>
          <table:table-cell table:formula="of:=TRUNC([.Q95];2)" office:value-type="float" office:value="3.68" calcext:value-type="float">
            <text:p>3.68</text:p>
          </table:table-cell>
          <table:table-cell table:formula="of:=[.R95]-[.K9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95]-[.$B$46]" office:value-type="float" office:value="-4.067" calcext:value-type="float">
            <text:p>-4.067</text:p>
          </table:table-cell>
          <table:table-cell table:formula="of:=((0.01*[.A96]/[.$F$4])+(1.25/[.$F$4])*(([.$F$3]+[.$F$4])/([.$F$5]+[.$F$3])))*1000" office:value-type="float" office:value="10.9073148148148" calcext:value-type="float">
            <text:p>10.9073148148148</text:p>
          </table:table-cell>
          <table:table-cell table:formula="of:=ROUND((([.B96]/1000)*[.$F$10]*[.$H$12])-[.$H$11];5)" office:value-type="float" office:value="1.46148" calcext:value-type="float">
            <text:p>1.46148</text:p>
          </table:table-cell>
          <table:table-cell table:formula="of:=INT([.C96]/([.$F$20]/[.$G$21]))" office:value-type="float" office:value="1814" calcext:value-type="float">
            <text:p>1814</text:p>
          </table:table-cell>
          <table:table-cell table:formula="of:=[.$G$22]*INT([.C96]/([.$G$22]*[.$F$20]/[.$G$21]))" office:value-type="float" office:value="1808" calcext:value-type="float">
            <text:p>1808</text:p>
          </table:table-cell>
          <table:table-cell table:formula="of:=[.E95]-[.E96]" office:value-type="float" office:value="8" calcext:value-type="float">
            <text:p>8</text:p>
          </table:table-cell>
          <table:table-cell table:formula="of:=[.$B$44]+[.$B$46]*([.E96]-[.$B$45])/[.$B$47]" office:value-type="float" office:value="-4.067" calcext:value-type="float">
            <text:p>-4.067</text:p>
          </table:table-cell>
          <table:table-cell table:formula="of:=TRUNC([.G96];2)" office:value-type="float" office:value="-4.06" calcext:value-type="float">
            <text:p>-4.06</text:p>
          </table:table-cell>
          <table:table-cell table:formula="of:=[.H96]-[.A96]" office:value-type="float" office:value="0.00699999999999701" calcext:value-type="float">
            <text:p>0.006999999999997</text:p>
          </table:table-cell>
          <table:table-cell/>
          <table:table-cell table:formula="of:=[.K95]+[.$B$46]" office:value-type="float" office:value="3.807" calcext:value-type="float">
            <text:p>3.807</text:p>
          </table:table-cell>
          <table:table-cell table:formula="of:=((0.01*[.K96]/[.$F$4])+(1.25/[.$F$4])*(([.$F$3]+[.$F$4])/([.$F$5]+[.$F$3])))*1000" office:value-type="float" office:value="13.094537037037" calcext:value-type="float">
            <text:p>13.094537037037</text:p>
          </table:table-cell>
          <table:table-cell table:formula="of:=ROUND((([.L96]/1000)*[.$F$10]*[.$H$12])-[.$H$11];5)" office:value-type="float" office:value="1.86115" calcext:value-type="float">
            <text:p>1.86115</text:p>
          </table:table-cell>
          <table:table-cell table:formula="of:=INT([.M96]/([.$F$20]/[.$G$21]))" office:value-type="float" office:value="2310" calcext:value-type="float">
            <text:p>2310</text:p>
          </table:table-cell>
          <table:table-cell table:formula="of:=[.$G$22]*INT([.M96]/([.$G$22]*[.$F$20]/[.$G$21]))" office:value-type="float" office:value="2304" calcext:value-type="float">
            <text:p>2304</text:p>
          </table:table-cell>
          <table:table-cell table:formula="of:=[.O96]-[.O95]" office:value-type="float" office:value="8" calcext:value-type="float">
            <text:p>8</text:p>
          </table:table-cell>
          <table:table-cell table:formula="of:=[.$B$44]+[.$B$46]*([.O96]-[.$B$45])/[.$B$47]" office:value-type="float" office:value="3.807" calcext:value-type="float">
            <text:p>3.807</text:p>
          </table:table-cell>
          <table:table-cell table:formula="of:=TRUNC([.Q96];2)" office:value-type="float" office:value="3.8" calcext:value-type="float">
            <text:p>3.8</text:p>
          </table:table-cell>
          <table:table-cell table:formula="of:=[.R96]-[.K96]" office:value-type="float" office:value="-0.00699999999999701" calcext:value-type="float">
            <text:p>-0.006999999999997</text:p>
          </table:table-cell>
          <table:table-cell table:number-columns-repeated="1005"/>
        </table:table-row>
        <table:table-row table:style-name="ro1">
          <table:table-cell table:formula="of:=[.A96]-[.$B$46]" office:value-type="float" office:value="-4.194" calcext:value-type="float">
            <text:p>-4.194</text:p>
          </table:table-cell>
          <table:table-cell table:formula="of:=((0.01*[.A97]/[.$F$4])+(1.25/[.$F$4])*(([.$F$3]+[.$F$4])/([.$F$5]+[.$F$3])))*1000" office:value-type="float" office:value="10.872037037037" calcext:value-type="float">
            <text:p>10.872037037037</text:p>
          </table:table-cell>
          <table:table-cell table:formula="of:=ROUND((([.B97]/1000)*[.$F$10]*[.$H$12])-[.$H$11];5)" office:value-type="float" office:value="1.45503" calcext:value-type="float">
            <text:p>1.45503</text:p>
          </table:table-cell>
          <table:table-cell table:formula="of:=INT([.C97]/([.$F$20]/[.$G$21]))" office:value-type="float" office:value="1806" calcext:value-type="float">
            <text:p>1806</text:p>
          </table:table-cell>
          <table:table-cell table:formula="of:=[.$G$22]*INT([.C97]/([.$G$22]*[.$F$20]/[.$G$21]))" office:value-type="float" office:value="1800" calcext:value-type="float">
            <text:p>1800</text:p>
          </table:table-cell>
          <table:table-cell table:formula="of:=[.E96]-[.E97]" office:value-type="float" office:value="8" calcext:value-type="float">
            <text:p>8</text:p>
          </table:table-cell>
          <table:table-cell table:formula="of:=[.$B$44]+[.$B$46]*([.E97]-[.$B$45])/[.$B$47]" office:value-type="float" office:value="-4.194" calcext:value-type="float">
            <text:p>-4.194</text:p>
          </table:table-cell>
          <table:table-cell table:formula="of:=TRUNC([.G97];2)" office:value-type="float" office:value="-4.19" calcext:value-type="float">
            <text:p>-4.19</text:p>
          </table:table-cell>
          <table:table-cell table:formula="of:=[.H97]-[.A97]" office:value-type="float" office:value="0.00399999999999601" calcext:value-type="float">
            <text:p>0.003999999999996</text:p>
          </table:table-cell>
          <table:table-cell/>
          <table:table-cell table:formula="of:=[.K96]+[.$B$46]" office:value-type="float" office:value="3.934" calcext:value-type="float">
            <text:p>3.934</text:p>
          </table:table-cell>
          <table:table-cell table:formula="of:=((0.01*[.K97]/[.$F$4])+(1.25/[.$F$4])*(([.$F$3]+[.$F$4])/([.$F$5]+[.$F$3])))*1000" office:value-type="float" office:value="13.1298148148148" calcext:value-type="float">
            <text:p>13.1298148148148</text:p>
          </table:table-cell>
          <table:table-cell table:formula="of:=ROUND((([.L97]/1000)*[.$F$10]*[.$H$12])-[.$H$11];5)" office:value-type="float" office:value="1.8676" calcext:value-type="float">
            <text:p>1.8676</text:p>
          </table:table-cell>
          <table:table-cell table:formula="of:=INT([.M97]/([.$F$20]/[.$G$21]))" office:value-type="float" office:value="2318" calcext:value-type="float">
            <text:p>2318</text:p>
          </table:table-cell>
          <table:table-cell table:formula="of:=[.$G$22]*INT([.M97]/([.$G$22]*[.$F$20]/[.$G$21]))" office:value-type="float" office:value="2312" calcext:value-type="float">
            <text:p>2312</text:p>
          </table:table-cell>
          <table:table-cell table:formula="of:=[.O97]-[.O96]" office:value-type="float" office:value="8" calcext:value-type="float">
            <text:p>8</text:p>
          </table:table-cell>
          <table:table-cell table:formula="of:=[.$B$44]+[.$B$46]*([.O97]-[.$B$45])/[.$B$47]" office:value-type="float" office:value="3.934" calcext:value-type="float">
            <text:p>3.934</text:p>
          </table:table-cell>
          <table:table-cell table:formula="of:=TRUNC([.Q97];2)" office:value-type="float" office:value="3.93" calcext:value-type="float">
            <text:p>3.93</text:p>
          </table:table-cell>
          <table:table-cell table:formula="of:=[.R97]-[.K97]" office:value-type="float" office:value="-0.00399999999999645" calcext:value-type="float">
            <text:p>-0.003999999999996</text:p>
          </table:table-cell>
          <table:table-cell table:number-columns-repeated="1005"/>
        </table:table-row>
        <table:table-row table:style-name="ro1">
          <table:table-cell table:formula="of:=[.A97]-[.$B$46]" office:value-type="float" office:value="-4.321" calcext:value-type="float">
            <text:p>-4.321</text:p>
          </table:table-cell>
          <table:table-cell table:formula="of:=((0.01*[.A98]/[.$F$4])+(1.25/[.$F$4])*(([.$F$3]+[.$F$4])/([.$F$5]+[.$F$3])))*1000" office:value-type="float" office:value="10.8367592592593" calcext:value-type="float">
            <text:p>10.8367592592593</text:p>
          </table:table-cell>
          <table:table-cell table:formula="of:=ROUND((([.B98]/1000)*[.$F$10]*[.$H$12])-[.$H$11];5)" office:value-type="float" office:value="1.44859" calcext:value-type="float">
            <text:p>1.44859</text:p>
          </table:table-cell>
          <table:table-cell table:formula="of:=INT([.C98]/([.$F$20]/[.$G$21]))" office:value-type="float" office:value="1798" calcext:value-type="float">
            <text:p>1798</text:p>
          </table:table-cell>
          <table:table-cell table:formula="of:=[.$G$22]*INT([.C98]/([.$G$22]*[.$F$20]/[.$G$21]))" office:value-type="float" office:value="1792" calcext:value-type="float">
            <text:p>1792</text:p>
          </table:table-cell>
          <table:table-cell table:formula="of:=[.E97]-[.E98]" office:value-type="float" office:value="8" calcext:value-type="float">
            <text:p>8</text:p>
          </table:table-cell>
          <table:table-cell table:formula="of:=[.$B$44]+[.$B$46]*([.E98]-[.$B$45])/[.$B$47]" office:value-type="float" office:value="-4.321" calcext:value-type="float">
            <text:p>-4.321</text:p>
          </table:table-cell>
          <table:table-cell table:formula="of:=TRUNC([.G98];2)" office:value-type="float" office:value="-4.32" calcext:value-type="float">
            <text:p>-4.32</text:p>
          </table:table-cell>
          <table:table-cell table:formula="of:=[.H98]-[.A98]" office:value-type="float" office:value="0.000999999999995893" calcext:value-type="float">
            <text:p>0.000999999999996</text:p>
          </table:table-cell>
          <table:table-cell/>
          <table:table-cell table:formula="of:=[.K97]+[.$B$46]" office:value-type="float" office:value="4.061" calcext:value-type="float">
            <text:p>4.061</text:p>
          </table:table-cell>
          <table:table-cell table:formula="of:=((0.01*[.K98]/[.$F$4])+(1.25/[.$F$4])*(([.$F$3]+[.$F$4])/([.$F$5]+[.$F$3])))*1000" office:value-type="float" office:value="13.1650925925926" calcext:value-type="float">
            <text:p>13.1650925925926</text:p>
          </table:table-cell>
          <table:table-cell table:formula="of:=ROUND((([.L98]/1000)*[.$F$10]*[.$H$12])-[.$H$11];5)" office:value-type="float" office:value="1.87404" calcext:value-type="float">
            <text:p>1.87404</text:p>
          </table:table-cell>
          <table:table-cell table:formula="of:=INT([.M98]/([.$F$20]/[.$G$21]))" office:value-type="float" office:value="2326" calcext:value-type="float">
            <text:p>2326</text:p>
          </table:table-cell>
          <table:table-cell table:formula="of:=[.$G$22]*INT([.M98]/([.$G$22]*[.$F$20]/[.$G$21]))" office:value-type="float" office:value="2320" calcext:value-type="float">
            <text:p>2320</text:p>
          </table:table-cell>
          <table:table-cell table:formula="of:=[.O98]-[.O97]" office:value-type="float" office:value="8" calcext:value-type="float">
            <text:p>8</text:p>
          </table:table-cell>
          <table:table-cell table:formula="of:=[.$B$44]+[.$B$46]*([.O98]-[.$B$45])/[.$B$47]" office:value-type="float" office:value="4.061" calcext:value-type="float">
            <text:p>4.061</text:p>
          </table:table-cell>
          <table:table-cell table:formula="of:=TRUNC([.Q98];2)" office:value-type="float" office:value="4.06" calcext:value-type="float">
            <text:p>4.06</text:p>
          </table:table-cell>
          <table:table-cell table:formula="of:=[.R98]-[.K98]" office:value-type="float" office:value="-0.000999999999996781" calcext:value-type="float">
            <text:p>-0.000999999999997</text:p>
          </table:table-cell>
          <table:table-cell table:number-columns-repeated="1005"/>
        </table:table-row>
        <table:table-row table:style-name="ro1">
          <table:table-cell table:formula="of:=[.A98]-[.$B$46]" office:value-type="float" office:value="-4.448" calcext:value-type="float">
            <text:p>-4.448</text:p>
          </table:table-cell>
          <table:table-cell table:formula="of:=((0.01*[.A99]/[.$F$4])+(1.25/[.$F$4])*(([.$F$3]+[.$F$4])/([.$F$5]+[.$F$3])))*1000" office:value-type="float" office:value="10.8014814814815" calcext:value-type="float">
            <text:p>10.8014814814815</text:p>
          </table:table-cell>
          <table:table-cell table:formula="of:=ROUND((([.B99]/1000)*[.$F$10]*[.$H$12])-[.$H$11];5)" office:value-type="float" office:value="1.44214" calcext:value-type="float">
            <text:p>1.44214</text:p>
          </table:table-cell>
          <table:table-cell table:formula="of:=INT([.C99]/([.$F$20]/[.$G$21]))" office:value-type="float" office:value="1790" calcext:value-type="float">
            <text:p>1790</text:p>
          </table:table-cell>
          <table:table-cell table:formula="of:=[.$G$22]*INT([.C99]/([.$G$22]*[.$F$20]/[.$G$21]))" office:value-type="float" office:value="1784" calcext:value-type="float">
            <text:p>1784</text:p>
          </table:table-cell>
          <table:table-cell table:formula="of:=[.E98]-[.E99]" office:value-type="float" office:value="8" calcext:value-type="float">
            <text:p>8</text:p>
          </table:table-cell>
          <table:table-cell table:formula="of:=[.$B$44]+[.$B$46]*([.E99]-[.$B$45])/[.$B$47]" office:value-type="float" office:value="-4.448" calcext:value-type="float">
            <text:p>-4.448</text:p>
          </table:table-cell>
          <table:table-cell table:formula="of:=TRUNC([.G99];2)" office:value-type="float" office:value="-4.44" calcext:value-type="float">
            <text:p>-4.44</text:p>
          </table:table-cell>
          <table:table-cell table:formula="of:=[.H99]-[.A99]" office:value-type="float" office:value="0.00799999999999557" calcext:value-type="float">
            <text:p>0.007999999999996</text:p>
          </table:table-cell>
          <table:table-cell/>
          <table:table-cell table:formula="of:=[.K98]+[.$B$46]" office:value-type="float" office:value="4.188" calcext:value-type="float">
            <text:p>4.188</text:p>
          </table:table-cell>
          <table:table-cell table:formula="of:=((0.01*[.K99]/[.$F$4])+(1.25/[.$F$4])*(([.$F$3]+[.$F$4])/([.$F$5]+[.$F$3])))*1000" office:value-type="float" office:value="13.2003703703704" calcext:value-type="float">
            <text:p>13.2003703703704</text:p>
          </table:table-cell>
          <table:table-cell table:formula="of:=ROUND((([.L99]/1000)*[.$F$10]*[.$H$12])-[.$H$11];5)" office:value-type="float" office:value="1.88049" calcext:value-type="float">
            <text:p>1.88049</text:p>
          </table:table-cell>
          <table:table-cell table:formula="of:=INT([.M99]/([.$F$20]/[.$G$21]))" office:value-type="float" office:value="2334" calcext:value-type="float">
            <text:p>2334</text:p>
          </table:table-cell>
          <table:table-cell table:formula="of:=[.$G$22]*INT([.M99]/([.$G$22]*[.$F$20]/[.$G$21]))" office:value-type="float" office:value="2328" calcext:value-type="float">
            <text:p>2328</text:p>
          </table:table-cell>
          <table:table-cell table:formula="of:=[.O99]-[.O98]" office:value-type="float" office:value="8" calcext:value-type="float">
            <text:p>8</text:p>
          </table:table-cell>
          <table:table-cell table:formula="of:=[.$B$44]+[.$B$46]*([.O99]-[.$B$45])/[.$B$47]" office:value-type="float" office:value="4.188" calcext:value-type="float">
            <text:p>4.188</text:p>
          </table:table-cell>
          <table:table-cell table:formula="of:=TRUNC([.Q99];2)" office:value-type="float" office:value="4.18" calcext:value-type="float">
            <text:p>4.18</text:p>
          </table:table-cell>
          <table:table-cell table:formula="of:=[.R99]-[.K99]" office:value-type="float" office:value="-0.00799999999999645" calcext:value-type="float">
            <text:p>-0.007999999999996</text:p>
          </table:table-cell>
          <table:table-cell table:number-columns-repeated="1005"/>
        </table:table-row>
        <table:table-row table:style-name="ro1">
          <table:table-cell table:formula="of:=[.A99]-[.$B$46]" office:value-type="float" office:value="-4.575" calcext:value-type="float">
            <text:p>-4.575</text:p>
          </table:table-cell>
          <table:table-cell table:formula="of:=((0.01*[.A100]/[.$F$4])+(1.25/[.$F$4])*(([.$F$3]+[.$F$4])/([.$F$5]+[.$F$3])))*1000" office:value-type="float" office:value="10.7662037037037" calcext:value-type="float">
            <text:p>10.7662037037037</text:p>
          </table:table-cell>
          <table:table-cell table:formula="of:=ROUND((([.B100]/1000)*[.$F$10]*[.$H$12])-[.$H$11];5)" office:value-type="float" office:value="1.4357" calcext:value-type="float">
            <text:p>1.4357</text:p>
          </table:table-cell>
          <table:table-cell table:formula="of:=INT([.C100]/([.$F$20]/[.$G$21]))" office:value-type="float" office:value="1782" calcext:value-type="float">
            <text:p>1782</text:p>
          </table:table-cell>
          <table:table-cell table:formula="of:=[.$G$22]*INT([.C100]/([.$G$22]*[.$F$20]/[.$G$21]))" office:value-type="float" office:value="1776" calcext:value-type="float">
            <text:p>1776</text:p>
          </table:table-cell>
          <table:table-cell table:formula="of:=[.E99]-[.E100]" office:value-type="float" office:value="8" calcext:value-type="float">
            <text:p>8</text:p>
          </table:table-cell>
          <table:table-cell table:formula="of:=[.$B$44]+[.$B$46]*([.E100]-[.$B$45])/[.$B$47]" office:value-type="float" office:value="-4.575" calcext:value-type="float">
            <text:p>-4.575</text:p>
          </table:table-cell>
          <table:table-cell table:formula="of:=TRUNC([.G100];2)" office:value-type="float" office:value="-4.57" calcext:value-type="float">
            <text:p>-4.57</text:p>
          </table:table-cell>
          <table:table-cell table:formula="of:=[.H100]-[.A100]" office:value-type="float" office:value="0.00499999999999545" calcext:value-type="float">
            <text:p>0.004999999999995</text:p>
          </table:table-cell>
          <table:table-cell/>
          <table:table-cell table:formula="of:=[.K99]+[.$B$46]" office:value-type="float" office:value="4.315" calcext:value-type="float">
            <text:p>4.315</text:p>
          </table:table-cell>
          <table:table-cell table:formula="of:=((0.01*[.K100]/[.$F$4])+(1.25/[.$F$4])*(([.$F$3]+[.$F$4])/([.$F$5]+[.$F$3])))*1000" office:value-type="float" office:value="13.2356481481482" calcext:value-type="float">
            <text:p>13.2356481481482</text:p>
          </table:table-cell>
          <table:table-cell table:formula="of:=ROUND((([.L100]/1000)*[.$F$10]*[.$H$12])-[.$H$11];5)" office:value-type="float" office:value="1.88693" calcext:value-type="float">
            <text:p>1.88693</text:p>
          </table:table-cell>
          <table:table-cell table:formula="of:=INT([.M100]/([.$F$20]/[.$G$21]))" office:value-type="float" office:value="2342" calcext:value-type="float">
            <text:p>2342</text:p>
          </table:table-cell>
          <table:table-cell table:formula="of:=[.$G$22]*INT([.M100]/([.$G$22]*[.$F$20]/[.$G$21]))" office:value-type="float" office:value="2336" calcext:value-type="float">
            <text:p>2336</text:p>
          </table:table-cell>
          <table:table-cell table:formula="of:=[.O100]-[.O99]" office:value-type="float" office:value="8" calcext:value-type="float">
            <text:p>8</text:p>
          </table:table-cell>
          <table:table-cell table:formula="of:=[.$B$44]+[.$B$46]*([.O100]-[.$B$45])/[.$B$47]" office:value-type="float" office:value="4.315" calcext:value-type="float">
            <text:p>4.315</text:p>
          </table:table-cell>
          <table:table-cell table:formula="of:=TRUNC([.Q100];2)" office:value-type="float" office:value="4.31" calcext:value-type="float">
            <text:p>4.31</text:p>
          </table:table-cell>
          <table:table-cell table:formula="of:=[.R100]-[.K100]" office:value-type="float" office:value="-0.00499999999999634" calcext:value-type="float">
            <text:p>-0.004999999999996</text:p>
          </table:table-cell>
          <table:table-cell table:number-columns-repeated="1005"/>
        </table:table-row>
        <table:table-row table:style-name="ro1">
          <table:table-cell table:formula="of:=[.A100]-[.$B$46]" office:value-type="float" office:value="-4.702" calcext:value-type="float">
            <text:p>-4.702</text:p>
          </table:table-cell>
          <table:table-cell table:formula="of:=((0.01*[.A101]/[.$F$4])+(1.25/[.$F$4])*(([.$F$3]+[.$F$4])/([.$F$5]+[.$F$3])))*1000" office:value-type="float" office:value="10.7309259259259" calcext:value-type="float">
            <text:p>10.7309259259259</text:p>
          </table:table-cell>
          <table:table-cell table:formula="of:=ROUND((([.B101]/1000)*[.$F$10]*[.$H$12])-[.$H$11];5)" office:value-type="float" office:value="1.42925" calcext:value-type="float">
            <text:p>1.42925</text:p>
          </table:table-cell>
          <table:table-cell table:formula="of:=INT([.C101]/([.$F$20]/[.$G$21]))" office:value-type="float" office:value="1774" calcext:value-type="float">
            <text:p>1774</text:p>
          </table:table-cell>
          <table:table-cell table:formula="of:=[.$G$22]*INT([.C101]/([.$G$22]*[.$F$20]/[.$G$21]))" office:value-type="float" office:value="1768" calcext:value-type="float">
            <text:p>1768</text:p>
          </table:table-cell>
          <table:table-cell table:formula="of:=[.E100]-[.E101]" office:value-type="float" office:value="8" calcext:value-type="float">
            <text:p>8</text:p>
          </table:table-cell>
          <table:table-cell table:formula="of:=[.$B$44]+[.$B$46]*([.E101]-[.$B$45])/[.$B$47]" office:value-type="float" office:value="-4.702" calcext:value-type="float">
            <text:p>-4.702</text:p>
          </table:table-cell>
          <table:table-cell table:formula="of:=TRUNC([.G101];2)" office:value-type="float" office:value="-4.7" calcext:value-type="float">
            <text:p>-4.7</text:p>
          </table:table-cell>
          <table:table-cell table:formula="of:=[.H101]-[.A101]" office:value-type="float" office:value="0.00199999999999534" calcext:value-type="float">
            <text:p>0.001999999999995</text:p>
          </table:table-cell>
          <table:table-cell/>
          <table:table-cell table:formula="of:=[.K100]+[.$B$46]" office:value-type="float" office:value="4.442" calcext:value-type="float">
            <text:p>4.442</text:p>
          </table:table-cell>
          <table:table-cell table:formula="of:=((0.01*[.K101]/[.$F$4])+(1.25/[.$F$4])*(([.$F$3]+[.$F$4])/([.$F$5]+[.$F$3])))*1000" office:value-type="float" office:value="13.2709259259259" calcext:value-type="float">
            <text:p>13.2709259259259</text:p>
          </table:table-cell>
          <table:table-cell table:formula="of:=ROUND((([.L101]/1000)*[.$F$10]*[.$H$12])-[.$H$11];5)" office:value-type="float" office:value="1.89338" calcext:value-type="float">
            <text:p>1.89338</text:p>
          </table:table-cell>
          <table:table-cell table:formula="of:=INT([.M101]/([.$F$20]/[.$G$21]))" office:value-type="float" office:value="2350" calcext:value-type="float">
            <text:p>2350</text:p>
          </table:table-cell>
          <table:table-cell table:formula="of:=[.$G$22]*INT([.M101]/([.$G$22]*[.$F$20]/[.$G$21]))" office:value-type="float" office:value="2344" calcext:value-type="float">
            <text:p>2344</text:p>
          </table:table-cell>
          <table:table-cell table:formula="of:=[.O101]-[.O100]" office:value-type="float" office:value="8" calcext:value-type="float">
            <text:p>8</text:p>
          </table:table-cell>
          <table:table-cell table:formula="of:=[.$B$44]+[.$B$46]*([.O101]-[.$B$45])/[.$B$47]" office:value-type="float" office:value="4.442" calcext:value-type="float">
            <text:p>4.442</text:p>
          </table:table-cell>
          <table:table-cell table:formula="of:=TRUNC([.Q101];2)" office:value-type="float" office:value="4.44" calcext:value-type="float">
            <text:p>4.44</text:p>
          </table:table-cell>
          <table:table-cell table:formula="of:=[.R101]-[.K101]" office:value-type="float" office:value="-0.00199999999999534" calcext:value-type="float">
            <text:p>-0.001999999999995</text:p>
          </table:table-cell>
          <table:table-cell table:number-columns-repeated="1005"/>
        </table:table-row>
        <table:table-row table:style-name="ro1">
          <table:table-cell table:formula="of:=[.A101]-[.$B$46]" office:value-type="float" office:value="-4.829" calcext:value-type="float">
            <text:p>-4.829</text:p>
          </table:table-cell>
          <table:table-cell table:formula="of:=((0.01*[.A102]/[.$F$4])+(1.25/[.$F$4])*(([.$F$3]+[.$F$4])/([.$F$5]+[.$F$3])))*1000" office:value-type="float" office:value="10.6956481481482" calcext:value-type="float">
            <text:p>10.6956481481482</text:p>
          </table:table-cell>
          <table:table-cell table:formula="of:=ROUND((([.B102]/1000)*[.$F$10]*[.$H$12])-[.$H$11];5)" office:value-type="float" office:value="1.4228" calcext:value-type="float">
            <text:p>1.4228</text:p>
          </table:table-cell>
          <table:table-cell table:formula="of:=INT([.C102]/([.$F$20]/[.$G$21]))" office:value-type="float" office:value="1765" calcext:value-type="float">
            <text:p>1765</text:p>
          </table:table-cell>
          <table:table-cell table:formula="of:=[.$G$22]*INT([.C102]/([.$G$22]*[.$F$20]/[.$G$21]))" office:value-type="float" office:value="1760" calcext:value-type="float">
            <text:p>1760</text:p>
          </table:table-cell>
          <table:table-cell table:formula="of:=[.E101]-[.E102]" office:value-type="float" office:value="8" calcext:value-type="float">
            <text:p>8</text:p>
          </table:table-cell>
          <table:table-cell table:formula="of:=[.$B$44]+[.$B$46]*([.E102]-[.$B$45])/[.$B$47]" office:value-type="float" office:value="-4.829" calcext:value-type="float">
            <text:p>-4.829</text:p>
          </table:table-cell>
          <table:table-cell table:formula="of:=TRUNC([.G102];2)" office:value-type="float" office:value="-4.82" calcext:value-type="float">
            <text:p>-4.82</text:p>
          </table:table-cell>
          <table:table-cell table:formula="of:=[.H102]-[.A102]" office:value-type="float" office:value="0.00899999999999501" calcext:value-type="float">
            <text:p>0.008999999999995</text:p>
          </table:table-cell>
          <table:table-cell/>
          <table:table-cell table:formula="of:=[.K101]+[.$B$46]" office:value-type="float" office:value="4.569" calcext:value-type="float">
            <text:p>4.569</text:p>
          </table:table-cell>
          <table:table-cell table:formula="of:=((0.01*[.K102]/[.$F$4])+(1.25/[.$F$4])*(([.$F$3]+[.$F$4])/([.$F$5]+[.$F$3])))*1000" office:value-type="float" office:value="13.3062037037037" calcext:value-type="float">
            <text:p>13.3062037037037</text:p>
          </table:table-cell>
          <table:table-cell table:formula="of:=ROUND((([.L102]/1000)*[.$F$10]*[.$H$12])-[.$H$11];5)" office:value-type="float" office:value="1.89983" calcext:value-type="float">
            <text:p>1.89983</text:p>
          </table:table-cell>
          <table:table-cell table:formula="of:=INT([.M102]/([.$F$20]/[.$G$21]))" office:value-type="float" office:value="2358" calcext:value-type="float">
            <text:p>2358</text:p>
          </table:table-cell>
          <table:table-cell table:formula="of:=[.$G$22]*INT([.M102]/([.$G$22]*[.$F$20]/[.$G$21]))" office:value-type="float" office:value="2352" calcext:value-type="float">
            <text:p>2352</text:p>
          </table:table-cell>
          <table:table-cell table:formula="of:=[.O102]-[.O101]" office:value-type="float" office:value="8" calcext:value-type="float">
            <text:p>8</text:p>
          </table:table-cell>
          <table:table-cell table:formula="of:=[.$B$44]+[.$B$46]*([.O102]-[.$B$45])/[.$B$47]" office:value-type="float" office:value="4.569" calcext:value-type="float">
            <text:p>4.569</text:p>
          </table:table-cell>
          <table:table-cell table:formula="of:=TRUNC([.Q102];2)" office:value-type="float" office:value="4.56" calcext:value-type="float">
            <text:p>4.56</text:p>
          </table:table-cell>
          <table:table-cell table:formula="of:=[.R102]-[.K102]" office:value-type="float" office:value="-0.0089999999999959" calcext:value-type="float">
            <text:p>-0.008999999999996</text:p>
          </table:table-cell>
          <table:table-cell table:number-columns-repeated="1005"/>
        </table:table-row>
        <table:table-row table:style-name="ro1">
          <table:table-cell table:formula="of:=[.A102]-[.$B$46]" office:value-type="float" office:value="-4.956" calcext:value-type="float">
            <text:p>-4.956</text:p>
          </table:table-cell>
          <table:table-cell table:formula="of:=((0.01*[.A103]/[.$F$4])+(1.25/[.$F$4])*(([.$F$3]+[.$F$4])/([.$F$5]+[.$F$3])))*1000" office:value-type="float" office:value="10.6603703703704" calcext:value-type="float">
            <text:p>10.6603703703704</text:p>
          </table:table-cell>
          <table:table-cell table:formula="of:=ROUND((([.B103]/1000)*[.$F$10]*[.$H$12])-[.$H$11];5)" office:value-type="float" office:value="1.41636" calcext:value-type="float">
            <text:p>1.41636</text:p>
          </table:table-cell>
          <table:table-cell table:formula="of:=INT([.C103]/([.$F$20]/[.$G$21]))" office:value-type="float" office:value="1758" calcext:value-type="float">
            <text:p>1758</text:p>
          </table:table-cell>
          <table:table-cell table:formula="of:=[.$G$22]*INT([.C103]/([.$G$22]*[.$F$20]/[.$G$21]))" office:value-type="float" office:value="1752" calcext:value-type="float">
            <text:p>1752</text:p>
          </table:table-cell>
          <table:table-cell table:formula="of:=[.E102]-[.E103]" office:value-type="float" office:value="8" calcext:value-type="float">
            <text:p>8</text:p>
          </table:table-cell>
          <table:table-cell table:formula="of:=[.$B$44]+[.$B$46]*([.E103]-[.$B$45])/[.$B$47]" office:value-type="float" office:value="-4.956" calcext:value-type="float">
            <text:p>-4.956</text:p>
          </table:table-cell>
          <table:table-cell table:formula="of:=TRUNC([.G103];2)" office:value-type="float" office:value="-4.95" calcext:value-type="float">
            <text:p>-4.95</text:p>
          </table:table-cell>
          <table:table-cell table:formula="of:=[.H103]-[.A103]" office:value-type="float" office:value="0.0059999999999949" calcext:value-type="float">
            <text:p>0.005999999999995</text:p>
          </table:table-cell>
          <table:table-cell/>
          <table:table-cell table:formula="of:=[.K102]+[.$B$46]" office:value-type="float" office:value="4.696" calcext:value-type="float">
            <text:p>4.696</text:p>
          </table:table-cell>
          <table:table-cell table:formula="of:=((0.01*[.K103]/[.$F$4])+(1.25/[.$F$4])*(([.$F$3]+[.$F$4])/([.$F$5]+[.$F$3])))*1000" office:value-type="float" office:value="13.3414814814815" calcext:value-type="float">
            <text:p>13.3414814814815</text:p>
          </table:table-cell>
          <table:table-cell table:formula="of:=ROUND((([.L103]/1000)*[.$F$10]*[.$H$12])-[.$H$11];5)" office:value-type="float" office:value="1.90627" calcext:value-type="float">
            <text:p>1.90627</text:p>
          </table:table-cell>
          <table:table-cell table:formula="of:=INT([.M103]/([.$F$20]/[.$G$21]))" office:value-type="float" office:value="2366" calcext:value-type="float">
            <text:p>2366</text:p>
          </table:table-cell>
          <table:table-cell table:formula="of:=[.$G$22]*INT([.M103]/([.$G$22]*[.$F$20]/[.$G$21]))" office:value-type="float" office:value="2360" calcext:value-type="float">
            <text:p>2360</text:p>
          </table:table-cell>
          <table:table-cell table:formula="of:=[.O103]-[.O102]" office:value-type="float" office:value="8" calcext:value-type="float">
            <text:p>8</text:p>
          </table:table-cell>
          <table:table-cell table:formula="of:=[.$B$44]+[.$B$46]*([.O103]-[.$B$45])/[.$B$47]" office:value-type="float" office:value="4.696" calcext:value-type="float">
            <text:p>4.696</text:p>
          </table:table-cell>
          <table:table-cell table:formula="of:=TRUNC([.Q103];2)" office:value-type="float" office:value="4.69" calcext:value-type="float">
            <text:p>4.69</text:p>
          </table:table-cell>
          <table:table-cell table:formula="of:=[.R103]-[.K103]" office:value-type="float" office:value="-0.0059999999999949" calcext:value-type="float">
            <text:p>-0.005999999999995</text:p>
          </table:table-cell>
          <table:table-cell table:number-columns-repeated="1005"/>
        </table:table-row>
        <table:table-row table:style-name="ro1">
          <table:table-cell table:formula="of:=[.A103]-[.$B$46]" office:value-type="float" office:value="-5.083" calcext:value-type="float">
            <text:p>-5.083</text:p>
          </table:table-cell>
          <table:table-cell table:formula="of:=((0.01*[.A104]/[.$F$4])+(1.25/[.$F$4])*(([.$F$3]+[.$F$4])/([.$F$5]+[.$F$3])))*1000" office:value-type="float" office:value="10.6250925925926" calcext:value-type="float">
            <text:p>10.6250925925926</text:p>
          </table:table-cell>
          <table:table-cell table:formula="of:=ROUND((([.B104]/1000)*[.$F$10]*[.$H$12])-[.$H$11];5)" office:value-type="float" office:value="1.40991" calcext:value-type="float">
            <text:p>1.40991</text:p>
          </table:table-cell>
          <table:table-cell table:formula="of:=INT([.C104]/([.$F$20]/[.$G$21]))" office:value-type="float" office:value="1749" calcext:value-type="float">
            <text:p>1749</text:p>
          </table:table-cell>
          <table:table-cell table:formula="of:=[.$G$22]*INT([.C104]/([.$G$22]*[.$F$20]/[.$G$21]))" office:value-type="float" office:value="1744" calcext:value-type="float">
            <text:p>1744</text:p>
          </table:table-cell>
          <table:table-cell table:formula="of:=[.E103]-[.E104]" office:value-type="float" office:value="8" calcext:value-type="float">
            <text:p>8</text:p>
          </table:table-cell>
          <table:table-cell table:formula="of:=[.$B$44]+[.$B$46]*([.E104]-[.$B$45])/[.$B$47]" office:value-type="float" office:value="-5.083" calcext:value-type="float">
            <text:p>-5.083</text:p>
          </table:table-cell>
          <table:table-cell table:formula="of:=TRUNC([.G104];2)" office:value-type="float" office:value="-5.08" calcext:value-type="float">
            <text:p>-5.08</text:p>
          </table:table-cell>
          <table:table-cell table:formula="of:=[.H104]-[.A104]" office:value-type="float" office:value="0.00299999999999478" calcext:value-type="float">
            <text:p>0.002999999999995</text:p>
          </table:table-cell>
          <table:table-cell/>
          <table:table-cell table:formula="of:=[.K103]+[.$B$46]" office:value-type="float" office:value="4.823" calcext:value-type="float">
            <text:p>4.823</text:p>
          </table:table-cell>
          <table:table-cell table:formula="of:=((0.01*[.K104]/[.$F$4])+(1.25/[.$F$4])*(([.$F$3]+[.$F$4])/([.$F$5]+[.$F$3])))*1000" office:value-type="float" office:value="13.3767592592593" calcext:value-type="float">
            <text:p>13.3767592592593</text:p>
          </table:table-cell>
          <table:table-cell table:formula="of:=ROUND((([.L104]/1000)*[.$F$10]*[.$H$12])-[.$H$11];5)" office:value-type="float" office:value="1.91272" calcext:value-type="float">
            <text:p>1.91272</text:p>
          </table:table-cell>
          <table:table-cell table:formula="of:=INT([.M104]/([.$F$20]/[.$G$21]))" office:value-type="float" office:value="2374" calcext:value-type="float">
            <text:p>2374</text:p>
          </table:table-cell>
          <table:table-cell table:formula="of:=[.$G$22]*INT([.M104]/([.$G$22]*[.$F$20]/[.$G$21]))" office:value-type="float" office:value="2368" calcext:value-type="float">
            <text:p>2368</text:p>
          </table:table-cell>
          <table:table-cell table:formula="of:=[.O104]-[.O103]" office:value-type="float" office:value="8" calcext:value-type="float">
            <text:p>8</text:p>
          </table:table-cell>
          <table:table-cell table:formula="of:=[.$B$44]+[.$B$46]*([.O104]-[.$B$45])/[.$B$47]" office:value-type="float" office:value="4.823" calcext:value-type="float">
            <text:p>4.823</text:p>
          </table:table-cell>
          <table:table-cell table:formula="of:=TRUNC([.Q104];2)" office:value-type="float" office:value="4.82" calcext:value-type="float">
            <text:p>4.82</text:p>
          </table:table-cell>
          <table:table-cell table:formula="of:=[.R104]-[.K104]" office:value-type="float" office:value="-0.00299999999999478" calcext:value-type="float">
            <text:p>-0.002999999999995</text:p>
          </table:table-cell>
          <table:table-cell table:number-columns-repeated="1005"/>
        </table:table-row>
        <table:table-row table:style-name="ro1">
          <table:table-cell table:formula="of:=[.A104]-[.$B$46]" office:value-type="float" office:value="-5.20999999999999" calcext:value-type="float">
            <text:p>-5.20999999999999</text:p>
          </table:table-cell>
          <table:table-cell table:formula="of:=((0.01*[.A105]/[.$F$4])+(1.25/[.$F$4])*(([.$F$3]+[.$F$4])/([.$F$5]+[.$F$3])))*1000" office:value-type="float" office:value="10.5898148148148" calcext:value-type="float">
            <text:p>10.5898148148148</text:p>
          </table:table-cell>
          <table:table-cell table:formula="of:=ROUND((([.B105]/1000)*[.$F$10]*[.$H$12])-[.$H$11];5)" office:value-type="float" office:value="1.40346" calcext:value-type="float">
            <text:p>1.40346</text:p>
          </table:table-cell>
          <table:table-cell table:formula="of:=INT([.C105]/([.$F$20]/[.$G$21]))" office:value-type="float" office:value="1741" calcext:value-type="float">
            <text:p>1741</text:p>
          </table:table-cell>
          <table:table-cell table:formula="of:=[.$G$22]*INT([.C105]/([.$G$22]*[.$F$20]/[.$G$21]))" office:value-type="float" office:value="1736" calcext:value-type="float">
            <text:p>1736</text:p>
          </table:table-cell>
          <table:table-cell table:formula="of:=[.E104]-[.E105]" office:value-type="float" office:value="8" calcext:value-type="float">
            <text:p>8</text:p>
          </table:table-cell>
          <table:table-cell table:formula="of:=[.$B$44]+[.$B$46]*([.E105]-[.$B$45])/[.$B$47]" office:value-type="float" office:value="-5.21" calcext:value-type="float">
            <text:p>-5.21</text:p>
          </table:table-cell>
          <table:table-cell table:formula="of:=TRUNC([.G105];2)" office:value-type="float" office:value="-5.21" calcext:value-type="float">
            <text:p>-5.21</text:p>
          </table:table-cell>
          <table:table-cell table:formula="of:=[.H105]-[.A105]" office:value-type="float" office:value="0" calcext:value-type="float">
            <text:p>0</text:p>
          </table:table-cell>
          <table:table-cell/>
          <table:table-cell table:formula="of:=[.K104]+[.$B$46]" office:value-type="float" office:value="4.95" calcext:value-type="float">
            <text:p>4.95</text:p>
          </table:table-cell>
          <table:table-cell table:formula="of:=((0.01*[.K105]/[.$F$4])+(1.25/[.$F$4])*(([.$F$3]+[.$F$4])/([.$F$5]+[.$F$3])))*1000" office:value-type="float" office:value="13.412037037037" calcext:value-type="float">
            <text:p>13.412037037037</text:p>
          </table:table-cell>
          <table:table-cell table:formula="of:=ROUND((([.L105]/1000)*[.$F$10]*[.$H$12])-[.$H$11];5)" office:value-type="float" office:value="1.91917" calcext:value-type="float">
            <text:p>1.91917</text:p>
          </table:table-cell>
          <table:table-cell table:formula="of:=INT([.M105]/([.$F$20]/[.$G$21]))" office:value-type="float" office:value="2382" calcext:value-type="float">
            <text:p>2382</text:p>
          </table:table-cell>
          <table:table-cell table:formula="of:=[.$G$22]*INT([.M105]/([.$G$22]*[.$F$20]/[.$G$21]))" office:value-type="float" office:value="2376" calcext:value-type="float">
            <text:p>2376</text:p>
          </table:table-cell>
          <table:table-cell table:formula="of:=[.O105]-[.O104]" office:value-type="float" office:value="8" calcext:value-type="float">
            <text:p>8</text:p>
          </table:table-cell>
          <table:table-cell table:formula="of:=[.$B$44]+[.$B$46]*([.O105]-[.$B$45])/[.$B$47]" office:value-type="float" office:value="4.95" calcext:value-type="float">
            <text:p>4.95</text:p>
          </table:table-cell>
          <table:table-cell table:formula="of:=TRUNC([.Q105];2)" office:value-type="float" office:value="4.95" calcext:value-type="float">
            <text:p>4.95</text:p>
          </table:table-cell>
          <table:table-cell table:formula="of:=[.R105]-[.K10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05]-[.$B$46]" office:value-type="float" office:value="-5.33699999999999" calcext:value-type="float">
            <text:p>-5.33699999999999</text:p>
          </table:table-cell>
          <table:table-cell table:formula="of:=((0.01*[.A106]/[.$F$4])+(1.25/[.$F$4])*(([.$F$3]+[.$F$4])/([.$F$5]+[.$F$3])))*1000" office:value-type="float" office:value="10.554537037037" calcext:value-type="float">
            <text:p>10.554537037037</text:p>
          </table:table-cell>
          <table:table-cell table:formula="of:=ROUND((([.B106]/1000)*[.$F$10]*[.$H$12])-[.$H$11];5)" office:value-type="float" office:value="1.39702" calcext:value-type="float">
            <text:p>1.39702</text:p>
          </table:table-cell>
          <table:table-cell table:formula="of:=INT([.C106]/([.$F$20]/[.$G$21]))" office:value-type="float" office:value="1733" calcext:value-type="float">
            <text:p>1733</text:p>
          </table:table-cell>
          <table:table-cell table:formula="of:=[.$G$22]*INT([.C106]/([.$G$22]*[.$F$20]/[.$G$21]))" office:value-type="float" office:value="1728" calcext:value-type="float">
            <text:p>1728</text:p>
          </table:table-cell>
          <table:table-cell table:formula="of:=[.E105]-[.E106]" office:value-type="float" office:value="8" calcext:value-type="float">
            <text:p>8</text:p>
          </table:table-cell>
          <table:table-cell table:formula="of:=[.$B$44]+[.$B$46]*([.E106]-[.$B$45])/[.$B$47]" office:value-type="float" office:value="-5.337" calcext:value-type="float">
            <text:p>-5.337</text:p>
          </table:table-cell>
          <table:table-cell table:formula="of:=TRUNC([.G106];2)" office:value-type="float" office:value="-5.33" calcext:value-type="float">
            <text:p>-5.33</text:p>
          </table:table-cell>
          <table:table-cell table:formula="of:=[.H106]-[.A106]" office:value-type="float" office:value="0.00699999999999434" calcext:value-type="float">
            <text:p>0.006999999999994</text:p>
          </table:table-cell>
          <table:table-cell/>
          <table:table-cell table:formula="of:=[.K105]+[.$B$46]" office:value-type="float" office:value="5.07699999999999" calcext:value-type="float">
            <text:p>5.07699999999999</text:p>
          </table:table-cell>
          <table:table-cell table:formula="of:=((0.01*[.K106]/[.$F$4])+(1.25/[.$F$4])*(([.$F$3]+[.$F$4])/([.$F$5]+[.$F$3])))*1000" office:value-type="float" office:value="13.4473148148148" calcext:value-type="float">
            <text:p>13.4473148148148</text:p>
          </table:table-cell>
          <table:table-cell table:formula="of:=ROUND((([.L106]/1000)*[.$F$10]*[.$H$12])-[.$H$11];5)" office:value-type="float" office:value="1.92561" calcext:value-type="float">
            <text:p>1.92561</text:p>
          </table:table-cell>
          <table:table-cell table:formula="of:=INT([.M106]/([.$F$20]/[.$G$21]))" office:value-type="float" office:value="2390" calcext:value-type="float">
            <text:p>2390</text:p>
          </table:table-cell>
          <table:table-cell table:formula="of:=[.$G$22]*INT([.M106]/([.$G$22]*[.$F$20]/[.$G$21]))" office:value-type="float" office:value="2384" calcext:value-type="float">
            <text:p>2384</text:p>
          </table:table-cell>
          <table:table-cell table:formula="of:=[.O106]-[.O105]" office:value-type="float" office:value="8" calcext:value-type="float">
            <text:p>8</text:p>
          </table:table-cell>
          <table:table-cell table:formula="of:=[.$B$44]+[.$B$46]*([.O106]-[.$B$45])/[.$B$47]" office:value-type="float" office:value="5.077" calcext:value-type="float">
            <text:p>5.077</text:p>
          </table:table-cell>
          <table:table-cell table:formula="of:=TRUNC([.Q106];2)" office:value-type="float" office:value="5.07" calcext:value-type="float">
            <text:p>5.07</text:p>
          </table:table-cell>
          <table:table-cell table:formula="of:=[.R106]-[.K106]" office:value-type="float" office:value="-0.00699999999999434" calcext:value-type="float">
            <text:p>-0.006999999999994</text:p>
          </table:table-cell>
          <table:table-cell table:number-columns-repeated="1005"/>
        </table:table-row>
        <table:table-row table:style-name="ro1">
          <table:table-cell table:formula="of:=[.A106]-[.$B$46]" office:value-type="float" office:value="-5.46399999999999" calcext:value-type="float">
            <text:p>-5.46399999999999</text:p>
          </table:table-cell>
          <table:table-cell table:formula="of:=((0.01*[.A107]/[.$F$4])+(1.25/[.$F$4])*(([.$F$3]+[.$F$4])/([.$F$5]+[.$F$3])))*1000" office:value-type="float" office:value="10.5192592592593" calcext:value-type="float">
            <text:p>10.5192592592593</text:p>
          </table:table-cell>
          <table:table-cell table:formula="of:=ROUND((([.B107]/1000)*[.$F$10]*[.$H$12])-[.$H$11];5)" office:value-type="float" office:value="1.39057" calcext:value-type="float">
            <text:p>1.39057</text:p>
          </table:table-cell>
          <table:table-cell table:formula="of:=INT([.C107]/([.$F$20]/[.$G$21]))" office:value-type="float" office:value="1725" calcext:value-type="float">
            <text:p>1725</text:p>
          </table:table-cell>
          <table:table-cell table:formula="of:=[.$G$22]*INT([.C107]/([.$G$22]*[.$F$20]/[.$G$21]))" office:value-type="float" office:value="1720" calcext:value-type="float">
            <text:p>1720</text:p>
          </table:table-cell>
          <table:table-cell table:formula="of:=[.E106]-[.E107]" office:value-type="float" office:value="8" calcext:value-type="float">
            <text:p>8</text:p>
          </table:table-cell>
          <table:table-cell table:formula="of:=[.$B$44]+[.$B$46]*([.E107]-[.$B$45])/[.$B$47]" office:value-type="float" office:value="-5.464" calcext:value-type="float">
            <text:p>-5.464</text:p>
          </table:table-cell>
          <table:table-cell table:formula="of:=TRUNC([.G107];2)" office:value-type="float" office:value="-5.46" calcext:value-type="float">
            <text:p>-5.46</text:p>
          </table:table-cell>
          <table:table-cell table:formula="of:=[.H107]-[.A107]" office:value-type="float" office:value="0.00399999999999423" calcext:value-type="float">
            <text:p>0.003999999999994</text:p>
          </table:table-cell>
          <table:table-cell/>
          <table:table-cell table:formula="of:=[.K106]+[.$B$46]" office:value-type="float" office:value="5.20399999999999" calcext:value-type="float">
            <text:p>5.20399999999999</text:p>
          </table:table-cell>
          <table:table-cell table:formula="of:=((0.01*[.K107]/[.$F$4])+(1.25/[.$F$4])*(([.$F$3]+[.$F$4])/([.$F$5]+[.$F$3])))*1000" office:value-type="float" office:value="13.4825925925926" calcext:value-type="float">
            <text:p>13.4825925925926</text:p>
          </table:table-cell>
          <table:table-cell table:formula="of:=ROUND((([.L107]/1000)*[.$F$10]*[.$H$12])-[.$H$11];5)" office:value-type="float" office:value="1.93206" calcext:value-type="float">
            <text:p>1.93206</text:p>
          </table:table-cell>
          <table:table-cell table:formula="of:=INT([.M107]/([.$F$20]/[.$G$21]))" office:value-type="float" office:value="2398" calcext:value-type="float">
            <text:p>2398</text:p>
          </table:table-cell>
          <table:table-cell table:formula="of:=[.$G$22]*INT([.M107]/([.$G$22]*[.$F$20]/[.$G$21]))" office:value-type="float" office:value="2392" calcext:value-type="float">
            <text:p>2392</text:p>
          </table:table-cell>
          <table:table-cell table:formula="of:=[.O107]-[.O106]" office:value-type="float" office:value="8" calcext:value-type="float">
            <text:p>8</text:p>
          </table:table-cell>
          <table:table-cell table:formula="of:=[.$B$44]+[.$B$46]*([.O107]-[.$B$45])/[.$B$47]" office:value-type="float" office:value="5.204" calcext:value-type="float">
            <text:p>5.204</text:p>
          </table:table-cell>
          <table:table-cell table:formula="of:=TRUNC([.Q107];2)" office:value-type="float" office:value="5.2" calcext:value-type="float">
            <text:p>5.2</text:p>
          </table:table-cell>
          <table:table-cell table:formula="of:=[.R107]-[.K107]" office:value-type="float" office:value="-0.00399999999999423" calcext:value-type="float">
            <text:p>-0.003999999999994</text:p>
          </table:table-cell>
          <table:table-cell table:number-columns-repeated="1005"/>
        </table:table-row>
        <table:table-row table:style-name="ro1">
          <table:table-cell table:formula="of:=[.A107]-[.$B$46]" office:value-type="float" office:value="-5.59099999999999" calcext:value-type="float">
            <text:p>-5.59099999999999</text:p>
          </table:table-cell>
          <table:table-cell table:formula="of:=((0.01*[.A108]/[.$F$4])+(1.25/[.$F$4])*(([.$F$3]+[.$F$4])/([.$F$5]+[.$F$3])))*1000" office:value-type="float" office:value="10.4839814814815" calcext:value-type="float">
            <text:p>10.4839814814815</text:p>
          </table:table-cell>
          <table:table-cell table:formula="of:=ROUND((([.B108]/1000)*[.$F$10]*[.$H$12])-[.$H$11];5)" office:value-type="float" office:value="1.38413" calcext:value-type="float">
            <text:p>1.38413</text:p>
          </table:table-cell>
          <table:table-cell table:formula="of:=INT([.C108]/([.$F$20]/[.$G$21]))" office:value-type="float" office:value="1717" calcext:value-type="float">
            <text:p>1717</text:p>
          </table:table-cell>
          <table:table-cell table:formula="of:=[.$G$22]*INT([.C108]/([.$G$22]*[.$F$20]/[.$G$21]))" office:value-type="float" office:value="1712" calcext:value-type="float">
            <text:p>1712</text:p>
          </table:table-cell>
          <table:table-cell table:formula="of:=[.E107]-[.E108]" office:value-type="float" office:value="8" calcext:value-type="float">
            <text:p>8</text:p>
          </table:table-cell>
          <table:table-cell table:formula="of:=[.$B$44]+[.$B$46]*([.E108]-[.$B$45])/[.$B$47]" office:value-type="float" office:value="-5.591" calcext:value-type="float">
            <text:p>-5.591</text:p>
          </table:table-cell>
          <table:table-cell table:formula="of:=TRUNC([.G108];2)" office:value-type="float" office:value="-5.59" calcext:value-type="float">
            <text:p>-5.59</text:p>
          </table:table-cell>
          <table:table-cell table:formula="of:=[.H108]-[.A108]" office:value-type="float" office:value="0.000999999999994117" calcext:value-type="float">
            <text:p>0.000999999999994</text:p>
          </table:table-cell>
          <table:table-cell/>
          <table:table-cell table:formula="of:=[.K107]+[.$B$46]" office:value-type="float" office:value="5.33099999999999" calcext:value-type="float">
            <text:p>5.33099999999999</text:p>
          </table:table-cell>
          <table:table-cell table:formula="of:=((0.01*[.K108]/[.$F$4])+(1.25/[.$F$4])*(([.$F$3]+[.$F$4])/([.$F$5]+[.$F$3])))*1000" office:value-type="float" office:value="13.5178703703704" calcext:value-type="float">
            <text:p>13.5178703703704</text:p>
          </table:table-cell>
          <table:table-cell table:formula="of:=ROUND((([.L108]/1000)*[.$F$10]*[.$H$12])-[.$H$11];5)" office:value-type="float" office:value="1.9385" calcext:value-type="float">
            <text:p>1.9385</text:p>
          </table:table-cell>
          <table:table-cell table:formula="of:=INT([.M108]/([.$F$20]/[.$G$21]))" office:value-type="float" office:value="2406" calcext:value-type="float">
            <text:p>2406</text:p>
          </table:table-cell>
          <table:table-cell table:formula="of:=[.$G$22]*INT([.M108]/([.$G$22]*[.$F$20]/[.$G$21]))" office:value-type="float" office:value="2400" calcext:value-type="float">
            <text:p>2400</text:p>
          </table:table-cell>
          <table:table-cell table:formula="of:=[.O108]-[.O107]" office:value-type="float" office:value="8" calcext:value-type="float">
            <text:p>8</text:p>
          </table:table-cell>
          <table:table-cell table:formula="of:=[.$B$44]+[.$B$46]*([.O108]-[.$B$45])/[.$B$47]" office:value-type="float" office:value="5.331" calcext:value-type="float">
            <text:p>5.331</text:p>
          </table:table-cell>
          <table:table-cell table:formula="of:=TRUNC([.Q108];2)" office:value-type="float" office:value="5.33" calcext:value-type="float">
            <text:p>5.33</text:p>
          </table:table-cell>
          <table:table-cell table:formula="of:=[.R108]-[.K108]" office:value-type="float" office:value="-0.000999999999994117" calcext:value-type="float">
            <text:p>-0.000999999999994</text:p>
          </table:table-cell>
          <table:table-cell table:number-columns-repeated="1005"/>
        </table:table-row>
        <table:table-row table:style-name="ro1">
          <table:table-cell table:formula="of:=[.A108]-[.$B$46]" office:value-type="float" office:value="-5.71799999999999" calcext:value-type="float">
            <text:p>-5.71799999999999</text:p>
          </table:table-cell>
          <table:table-cell table:formula="of:=((0.01*[.A109]/[.$F$4])+(1.25/[.$F$4])*(([.$F$3]+[.$F$4])/([.$F$5]+[.$F$3])))*1000" office:value-type="float" office:value="10.4487037037037" calcext:value-type="float">
            <text:p>10.4487037037037</text:p>
          </table:table-cell>
          <table:table-cell table:formula="of:=ROUND((([.B109]/1000)*[.$F$10]*[.$H$12])-[.$H$11];5)" office:value-type="float" office:value="1.37768" calcext:value-type="float">
            <text:p>1.37768</text:p>
          </table:table-cell>
          <table:table-cell table:formula="of:=INT([.C109]/([.$F$20]/[.$G$21]))" office:value-type="float" office:value="1709" calcext:value-type="float">
            <text:p>1709</text:p>
          </table:table-cell>
          <table:table-cell table:formula="of:=[.$G$22]*INT([.C109]/([.$G$22]*[.$F$20]/[.$G$21]))" office:value-type="float" office:value="1704" calcext:value-type="float">
            <text:p>1704</text:p>
          </table:table-cell>
          <table:table-cell table:formula="of:=[.E108]-[.E109]" office:value-type="float" office:value="8" calcext:value-type="float">
            <text:p>8</text:p>
          </table:table-cell>
          <table:table-cell table:formula="of:=[.$B$44]+[.$B$46]*([.E109]-[.$B$45])/[.$B$47]" office:value-type="float" office:value="-5.718" calcext:value-type="float">
            <text:p>-5.718</text:p>
          </table:table-cell>
          <table:table-cell table:formula="of:=TRUNC([.G109];2)" office:value-type="float" office:value="-5.71" calcext:value-type="float">
            <text:p>-5.71</text:p>
          </table:table-cell>
          <table:table-cell table:formula="of:=[.H109]-[.A109]" office:value-type="float" office:value="0.00799999999999379" calcext:value-type="float">
            <text:p>0.007999999999994</text:p>
          </table:table-cell>
          <table:table-cell/>
          <table:table-cell table:formula="of:=[.K108]+[.$B$46]" office:value-type="float" office:value="5.45799999999999" calcext:value-type="float">
            <text:p>5.45799999999999</text:p>
          </table:table-cell>
          <table:table-cell table:formula="of:=((0.01*[.K109]/[.$F$4])+(1.25/[.$F$4])*(([.$F$3]+[.$F$4])/([.$F$5]+[.$F$3])))*1000" office:value-type="float" office:value="13.5531481481481" calcext:value-type="float">
            <text:p>13.5531481481481</text:p>
          </table:table-cell>
          <table:table-cell table:formula="of:=ROUND((([.L109]/1000)*[.$F$10]*[.$H$12])-[.$H$11];5)" office:value-type="float" office:value="1.94495" calcext:value-type="float">
            <text:p>1.94495</text:p>
          </table:table-cell>
          <table:table-cell table:formula="of:=INT([.M109]/([.$F$20]/[.$G$21]))" office:value-type="float" office:value="2414" calcext:value-type="float">
            <text:p>2414</text:p>
          </table:table-cell>
          <table:table-cell table:formula="of:=[.$G$22]*INT([.M109]/([.$G$22]*[.$F$20]/[.$G$21]))" office:value-type="float" office:value="2408" calcext:value-type="float">
            <text:p>2408</text:p>
          </table:table-cell>
          <table:table-cell table:formula="of:=[.O109]-[.O108]" office:value-type="float" office:value="8" calcext:value-type="float">
            <text:p>8</text:p>
          </table:table-cell>
          <table:table-cell table:formula="of:=[.$B$44]+[.$B$46]*([.O109]-[.$B$45])/[.$B$47]" office:value-type="float" office:value="5.458" calcext:value-type="float">
            <text:p>5.458</text:p>
          </table:table-cell>
          <table:table-cell table:formula="of:=TRUNC([.Q109];2)" office:value-type="float" office:value="5.45" calcext:value-type="float">
            <text:p>5.45</text:p>
          </table:table-cell>
          <table:table-cell table:formula="of:=[.R109]-[.K109]" office:value-type="float" office:value="-0.00799999999999379" calcext:value-type="float">
            <text:p>-0.007999999999994</text:p>
          </table:table-cell>
          <table:table-cell table:number-columns-repeated="1005"/>
        </table:table-row>
        <table:table-row table:style-name="ro1">
          <table:table-cell table:formula="of:=[.A109]-[.$B$46]" office:value-type="float" office:value="-5.84499999999999" calcext:value-type="float">
            <text:p>-5.84499999999999</text:p>
          </table:table-cell>
          <table:table-cell table:formula="of:=((0.01*[.A110]/[.$F$4])+(1.25/[.$F$4])*(([.$F$3]+[.$F$4])/([.$F$5]+[.$F$3])))*1000" office:value-type="float" office:value="10.4134259259259" calcext:value-type="float">
            <text:p>10.4134259259259</text:p>
          </table:table-cell>
          <table:table-cell table:formula="of:=ROUND((([.B110]/1000)*[.$F$10]*[.$H$12])-[.$H$11];5)" office:value-type="float" office:value="1.37123" calcext:value-type="float">
            <text:p>1.37123</text:p>
          </table:table-cell>
          <table:table-cell table:formula="of:=INT([.C110]/([.$F$20]/[.$G$21]))" office:value-type="float" office:value="1701" calcext:value-type="float">
            <text:p>1701</text:p>
          </table:table-cell>
          <table:table-cell table:formula="of:=[.$G$22]*INT([.C110]/([.$G$22]*[.$F$20]/[.$G$21]))" office:value-type="float" office:value="1696" calcext:value-type="float">
            <text:p>1696</text:p>
          </table:table-cell>
          <table:table-cell table:formula="of:=[.E109]-[.E110]" office:value-type="float" office:value="8" calcext:value-type="float">
            <text:p>8</text:p>
          </table:table-cell>
          <table:table-cell table:formula="of:=[.$B$44]+[.$B$46]*([.E110]-[.$B$45])/[.$B$47]" office:value-type="float" office:value="-5.845" calcext:value-type="float">
            <text:p>-5.845</text:p>
          </table:table-cell>
          <table:table-cell table:formula="of:=TRUNC([.G110];2)" office:value-type="float" office:value="-5.84" calcext:value-type="float">
            <text:p>-5.84</text:p>
          </table:table-cell>
          <table:table-cell table:formula="of:=[.H110]-[.A110]" office:value-type="float" office:value="0.00499999999999368" calcext:value-type="float">
            <text:p>0.004999999999994</text:p>
          </table:table-cell>
          <table:table-cell/>
          <table:table-cell table:formula="of:=[.K109]+[.$B$46]" office:value-type="float" office:value="5.58499999999999" calcext:value-type="float">
            <text:p>5.58499999999999</text:p>
          </table:table-cell>
          <table:table-cell table:formula="of:=((0.01*[.K110]/[.$F$4])+(1.25/[.$F$4])*(([.$F$3]+[.$F$4])/([.$F$5]+[.$F$3])))*1000" office:value-type="float" office:value="13.5884259259259" calcext:value-type="float">
            <text:p>13.5884259259259</text:p>
          </table:table-cell>
          <table:table-cell table:formula="of:=ROUND((([.L110]/1000)*[.$F$10]*[.$H$12])-[.$H$11];5)" office:value-type="float" office:value="1.9514" calcext:value-type="float">
            <text:p>1.9514</text:p>
          </table:table-cell>
          <table:table-cell table:formula="of:=INT([.M110]/([.$F$20]/[.$G$21]))" office:value-type="float" office:value="2422" calcext:value-type="float">
            <text:p>2422</text:p>
          </table:table-cell>
          <table:table-cell table:formula="of:=[.$G$22]*INT([.M110]/([.$G$22]*[.$F$20]/[.$G$21]))" office:value-type="float" office:value="2416" calcext:value-type="float">
            <text:p>2416</text:p>
          </table:table-cell>
          <table:table-cell table:formula="of:=[.O110]-[.O109]" office:value-type="float" office:value="8" calcext:value-type="float">
            <text:p>8</text:p>
          </table:table-cell>
          <table:table-cell table:formula="of:=[.$B$44]+[.$B$46]*([.O110]-[.$B$45])/[.$B$47]" office:value-type="float" office:value="5.585" calcext:value-type="float">
            <text:p>5.585</text:p>
          </table:table-cell>
          <table:table-cell table:formula="of:=TRUNC([.Q110];2)" office:value-type="float" office:value="5.58" calcext:value-type="float">
            <text:p>5.58</text:p>
          </table:table-cell>
          <table:table-cell table:formula="of:=[.R110]-[.K110]" office:value-type="float" office:value="-0.00499999999999368" calcext:value-type="float">
            <text:p>-0.004999999999994</text:p>
          </table:table-cell>
          <table:table-cell table:number-columns-repeated="1005"/>
        </table:table-row>
        <table:table-row table:style-name="ro1">
          <table:table-cell table:formula="of:=[.A110]-[.$B$46]" office:value-type="float" office:value="-5.97199999999999" calcext:value-type="float">
            <text:p>-5.97199999999999</text:p>
          </table:table-cell>
          <table:table-cell table:formula="of:=((0.01*[.A111]/[.$F$4])+(1.25/[.$F$4])*(([.$F$3]+[.$F$4])/([.$F$5]+[.$F$3])))*1000" office:value-type="float" office:value="10.3781481481482" calcext:value-type="float">
            <text:p>10.3781481481482</text:p>
          </table:table-cell>
          <table:table-cell table:formula="of:=ROUND((([.B111]/1000)*[.$F$10]*[.$H$12])-[.$H$11];5)" office:value-type="float" office:value="1.36479" calcext:value-type="float">
            <text:p>1.36479</text:p>
          </table:table-cell>
          <table:table-cell table:formula="of:=INT([.C111]/([.$F$20]/[.$G$21]))" office:value-type="float" office:value="1693" calcext:value-type="float">
            <text:p>1693</text:p>
          </table:table-cell>
          <table:table-cell table:formula="of:=[.$G$22]*INT([.C111]/([.$G$22]*[.$F$20]/[.$G$21]))" office:value-type="float" office:value="1688" calcext:value-type="float">
            <text:p>1688</text:p>
          </table:table-cell>
          <table:table-cell table:formula="of:=[.E110]-[.E111]" office:value-type="float" office:value="8" calcext:value-type="float">
            <text:p>8</text:p>
          </table:table-cell>
          <table:table-cell table:formula="of:=[.$B$44]+[.$B$46]*([.E111]-[.$B$45])/[.$B$47]" office:value-type="float" office:value="-5.972" calcext:value-type="float">
            <text:p>-5.972</text:p>
          </table:table-cell>
          <table:table-cell table:formula="of:=TRUNC([.G111];2)" office:value-type="float" office:value="-5.97" calcext:value-type="float">
            <text:p>-5.97</text:p>
          </table:table-cell>
          <table:table-cell table:formula="of:=[.H111]-[.A111]" office:value-type="float" office:value="0.00199999999999356" calcext:value-type="float">
            <text:p>0.001999999999994</text:p>
          </table:table-cell>
          <table:table-cell/>
          <table:table-cell table:formula="of:=[.K110]+[.$B$46]" office:value-type="float" office:value="5.71199999999999" calcext:value-type="float">
            <text:p>5.71199999999999</text:p>
          </table:table-cell>
          <table:table-cell table:formula="of:=((0.01*[.K111]/[.$F$4])+(1.25/[.$F$4])*(([.$F$3]+[.$F$4])/([.$F$5]+[.$F$3])))*1000" office:value-type="float" office:value="13.6237037037037" calcext:value-type="float">
            <text:p>13.6237037037037</text:p>
          </table:table-cell>
          <table:table-cell table:formula="of:=ROUND((([.L111]/1000)*[.$F$10]*[.$H$12])-[.$H$11];5)" office:value-type="float" office:value="1.95784" calcext:value-type="float">
            <text:p>1.95784</text:p>
          </table:table-cell>
          <table:table-cell table:formula="of:=INT([.M111]/([.$F$20]/[.$G$21]))" office:value-type="float" office:value="2430" calcext:value-type="float">
            <text:p>2430</text:p>
          </table:table-cell>
          <table:table-cell table:formula="of:=[.$G$22]*INT([.M111]/([.$G$22]*[.$F$20]/[.$G$21]))" office:value-type="float" office:value="2424" calcext:value-type="float">
            <text:p>2424</text:p>
          </table:table-cell>
          <table:table-cell table:formula="of:=[.O111]-[.O110]" office:value-type="float" office:value="8" calcext:value-type="float">
            <text:p>8</text:p>
          </table:table-cell>
          <table:table-cell table:formula="of:=[.$B$44]+[.$B$46]*([.O111]-[.$B$45])/[.$B$47]" office:value-type="float" office:value="5.712" calcext:value-type="float">
            <text:p>5.712</text:p>
          </table:table-cell>
          <table:table-cell table:formula="of:=TRUNC([.Q111];2)" office:value-type="float" office:value="5.71" calcext:value-type="float">
            <text:p>5.71</text:p>
          </table:table-cell>
          <table:table-cell table:formula="of:=[.R111]-[.K111]" office:value-type="float" office:value="-0.00199999999999356" calcext:value-type="float">
            <text:p>-0.001999999999994</text:p>
          </table:table-cell>
          <table:table-cell table:number-columns-repeated="1005"/>
        </table:table-row>
        <table:table-row table:style-name="ro1">
          <table:table-cell table:formula="of:=[.A111]-[.$B$46]" office:value-type="float" office:value="-6.09899999999999" calcext:value-type="float">
            <text:p>-6.09899999999999</text:p>
          </table:table-cell>
          <table:table-cell table:formula="of:=((0.01*[.A112]/[.$F$4])+(1.25/[.$F$4])*(([.$F$3]+[.$F$4])/([.$F$5]+[.$F$3])))*1000" office:value-type="float" office:value="10.3428703703704" calcext:value-type="float">
            <text:p>10.3428703703704</text:p>
          </table:table-cell>
          <table:table-cell table:formula="of:=ROUND((([.B112]/1000)*[.$F$10]*[.$H$12])-[.$H$11];5)" office:value-type="float" office:value="1.35834" calcext:value-type="float">
            <text:p>1.35834</text:p>
          </table:table-cell>
          <table:table-cell table:formula="of:=INT([.C112]/([.$F$20]/[.$G$21]))" office:value-type="float" office:value="1685" calcext:value-type="float">
            <text:p>1685</text:p>
          </table:table-cell>
          <table:table-cell table:formula="of:=[.$G$22]*INT([.C112]/([.$G$22]*[.$F$20]/[.$G$21]))" office:value-type="float" office:value="1680" calcext:value-type="float">
            <text:p>1680</text:p>
          </table:table-cell>
          <table:table-cell table:formula="of:=[.E111]-[.E112]" office:value-type="float" office:value="8" calcext:value-type="float">
            <text:p>8</text:p>
          </table:table-cell>
          <table:table-cell table:formula="of:=[.$B$44]+[.$B$46]*([.E112]-[.$B$45])/[.$B$47]" office:value-type="float" office:value="-6.099" calcext:value-type="float">
            <text:p>-6.099</text:p>
          </table:table-cell>
          <table:table-cell table:formula="of:=TRUNC([.G112];2)" office:value-type="float" office:value="-6.09" calcext:value-type="float">
            <text:p>-6.09</text:p>
          </table:table-cell>
          <table:table-cell table:formula="of:=[.H112]-[.A112]" office:value-type="float" office:value="0.00899999999999324" calcext:value-type="float">
            <text:p>0.008999999999993</text:p>
          </table:table-cell>
          <table:table-cell/>
          <table:table-cell table:formula="of:=[.K111]+[.$B$46]" office:value-type="float" office:value="5.83899999999999" calcext:value-type="float">
            <text:p>5.83899999999999</text:p>
          </table:table-cell>
          <table:table-cell table:formula="of:=((0.01*[.K112]/[.$F$4])+(1.25/[.$F$4])*(([.$F$3]+[.$F$4])/([.$F$5]+[.$F$3])))*1000" office:value-type="float" office:value="13.6589814814815" calcext:value-type="float">
            <text:p>13.6589814814815</text:p>
          </table:table-cell>
          <table:table-cell table:formula="of:=ROUND((([.L112]/1000)*[.$F$10]*[.$H$12])-[.$H$11];5)" office:value-type="float" office:value="1.96429" calcext:value-type="float">
            <text:p>1.96429</text:p>
          </table:table-cell>
          <table:table-cell table:formula="of:=INT([.M112]/([.$F$20]/[.$G$21]))" office:value-type="float" office:value="2438" calcext:value-type="float">
            <text:p>2438</text:p>
          </table:table-cell>
          <table:table-cell table:formula="of:=[.$G$22]*INT([.M112]/([.$G$22]*[.$F$20]/[.$G$21]))" office:value-type="float" office:value="2432" calcext:value-type="float">
            <text:p>2432</text:p>
          </table:table-cell>
          <table:table-cell table:formula="of:=[.O112]-[.O111]" office:value-type="float" office:value="8" calcext:value-type="float">
            <text:p>8</text:p>
          </table:table-cell>
          <table:table-cell table:formula="of:=[.$B$44]+[.$B$46]*([.O112]-[.$B$45])/[.$B$47]" office:value-type="float" office:value="5.839" calcext:value-type="float">
            <text:p>5.839</text:p>
          </table:table-cell>
          <table:table-cell table:formula="of:=TRUNC([.Q112];2)" office:value-type="float" office:value="5.83" calcext:value-type="float">
            <text:p>5.83</text:p>
          </table:table-cell>
          <table:table-cell table:formula="of:=[.R112]-[.K112]" office:value-type="float" office:value="-0.00899999999999324" calcext:value-type="float">
            <text:p>-0.008999999999993</text:p>
          </table:table-cell>
          <table:table-cell table:number-columns-repeated="1005"/>
        </table:table-row>
        <table:table-row table:style-name="ro1">
          <table:table-cell table:formula="of:=[.A112]-[.$B$46]" office:value-type="float" office:value="-6.22599999999999" calcext:value-type="float">
            <text:p>-6.22599999999999</text:p>
          </table:table-cell>
          <table:table-cell table:formula="of:=((0.01*[.A113]/[.$F$4])+(1.25/[.$F$4])*(([.$F$3]+[.$F$4])/([.$F$5]+[.$F$3])))*1000" office:value-type="float" office:value="10.3075925925926" calcext:value-type="float">
            <text:p>10.3075925925926</text:p>
          </table:table-cell>
          <table:table-cell table:formula="of:=ROUND((([.B113]/1000)*[.$F$10]*[.$H$12])-[.$H$11];5)" office:value-type="float" office:value="1.35189" calcext:value-type="float">
            <text:p>1.35189</text:p>
          </table:table-cell>
          <table:table-cell table:formula="of:=INT([.C113]/([.$F$20]/[.$G$21]))" office:value-type="float" office:value="1677" calcext:value-type="float">
            <text:p>1677</text:p>
          </table:table-cell>
          <table:table-cell table:formula="of:=[.$G$22]*INT([.C113]/([.$G$22]*[.$F$20]/[.$G$21]))" office:value-type="float" office:value="1672" calcext:value-type="float">
            <text:p>1672</text:p>
          </table:table-cell>
          <table:table-cell table:formula="of:=[.E112]-[.E113]" office:value-type="float" office:value="8" calcext:value-type="float">
            <text:p>8</text:p>
          </table:table-cell>
          <table:table-cell table:formula="of:=[.$B$44]+[.$B$46]*([.E113]-[.$B$45])/[.$B$47]" office:value-type="float" office:value="-6.226" calcext:value-type="float">
            <text:p>-6.226</text:p>
          </table:table-cell>
          <table:table-cell table:formula="of:=TRUNC([.G113];2)" office:value-type="float" office:value="-6.22" calcext:value-type="float">
            <text:p>-6.22</text:p>
          </table:table-cell>
          <table:table-cell table:formula="of:=[.H113]-[.A113]" office:value-type="float" office:value="0.00599999999999312" calcext:value-type="float">
            <text:p>0.005999999999993</text:p>
          </table:table-cell>
          <table:table-cell/>
          <table:table-cell table:formula="of:=[.K112]+[.$B$46]" office:value-type="float" office:value="5.96599999999999" calcext:value-type="float">
            <text:p>5.96599999999999</text:p>
          </table:table-cell>
          <table:table-cell table:formula="of:=((0.01*[.K113]/[.$F$4])+(1.25/[.$F$4])*(([.$F$3]+[.$F$4])/([.$F$5]+[.$F$3])))*1000" office:value-type="float" office:value="13.6942592592593" calcext:value-type="float">
            <text:p>13.6942592592593</text:p>
          </table:table-cell>
          <table:table-cell table:formula="of:=ROUND((([.L113]/1000)*[.$F$10]*[.$H$12])-[.$H$11];5)" office:value-type="float" office:value="1.97074" calcext:value-type="float">
            <text:p>1.97074</text:p>
          </table:table-cell>
          <table:table-cell table:formula="of:=INT([.M113]/([.$F$20]/[.$G$21]))" office:value-type="float" office:value="2446" calcext:value-type="float">
            <text:p>2446</text:p>
          </table:table-cell>
          <table:table-cell table:formula="of:=[.$G$22]*INT([.M113]/([.$G$22]*[.$F$20]/[.$G$21]))" office:value-type="float" office:value="2440" calcext:value-type="float">
            <text:p>2440</text:p>
          </table:table-cell>
          <table:table-cell table:formula="of:=[.O113]-[.O112]" office:value-type="float" office:value="8" calcext:value-type="float">
            <text:p>8</text:p>
          </table:table-cell>
          <table:table-cell table:formula="of:=[.$B$44]+[.$B$46]*([.O113]-[.$B$45])/[.$B$47]" office:value-type="float" office:value="5.966" calcext:value-type="float">
            <text:p>5.966</text:p>
          </table:table-cell>
          <table:table-cell table:formula="of:=TRUNC([.Q113];2)" office:value-type="float" office:value="5.96" calcext:value-type="float">
            <text:p>5.96</text:p>
          </table:table-cell>
          <table:table-cell table:formula="of:=[.R113]-[.K113]" office:value-type="float" office:value="-0.00599999999999312" calcext:value-type="float">
            <text:p>-0.005999999999993</text:p>
          </table:table-cell>
          <table:table-cell table:number-columns-repeated="1005"/>
        </table:table-row>
        <table:table-row table:style-name="ro1">
          <table:table-cell table:formula="of:=[.A113]-[.$B$46]" office:value-type="float" office:value="-6.35299999999999" calcext:value-type="float">
            <text:p>-6.35299999999999</text:p>
          </table:table-cell>
          <table:table-cell table:formula="of:=((0.01*[.A114]/[.$F$4])+(1.25/[.$F$4])*(([.$F$3]+[.$F$4])/([.$F$5]+[.$F$3])))*1000" office:value-type="float" office:value="10.2723148148148" calcext:value-type="float">
            <text:p>10.2723148148148</text:p>
          </table:table-cell>
          <table:table-cell table:formula="of:=ROUND((([.B114]/1000)*[.$F$10]*[.$H$12])-[.$H$11];5)" office:value-type="float" office:value="1.34545" calcext:value-type="float">
            <text:p>1.34545</text:p>
          </table:table-cell>
          <table:table-cell table:formula="of:=INT([.C114]/([.$F$20]/[.$G$21]))" office:value-type="float" office:value="1669" calcext:value-type="float">
            <text:p>1669</text:p>
          </table:table-cell>
          <table:table-cell table:formula="of:=[.$G$22]*INT([.C114]/([.$G$22]*[.$F$20]/[.$G$21]))" office:value-type="float" office:value="1664" calcext:value-type="float">
            <text:p>1664</text:p>
          </table:table-cell>
          <table:table-cell table:formula="of:=[.E113]-[.E114]" office:value-type="float" office:value="8" calcext:value-type="float">
            <text:p>8</text:p>
          </table:table-cell>
          <table:table-cell table:formula="of:=[.$B$44]+[.$B$46]*([.E114]-[.$B$45])/[.$B$47]" office:value-type="float" office:value="-6.353" calcext:value-type="float">
            <text:p>-6.353</text:p>
          </table:table-cell>
          <table:table-cell table:formula="of:=TRUNC([.G114];2)" office:value-type="float" office:value="-6.35" calcext:value-type="float">
            <text:p>-6.35</text:p>
          </table:table-cell>
          <table:table-cell table:formula="of:=[.H114]-[.A114]" office:value-type="float" office:value="0.00299999999999301" calcext:value-type="float">
            <text:p>0.002999999999993</text:p>
          </table:table-cell>
          <table:table-cell/>
          <table:table-cell table:formula="of:=[.K113]+[.$B$46]" office:value-type="float" office:value="6.09299999999999" calcext:value-type="float">
            <text:p>6.09299999999999</text:p>
          </table:table-cell>
          <table:table-cell table:formula="of:=((0.01*[.K114]/[.$F$4])+(1.25/[.$F$4])*(([.$F$3]+[.$F$4])/([.$F$5]+[.$F$3])))*1000" office:value-type="float" office:value="13.729537037037" calcext:value-type="float">
            <text:p>13.729537037037</text:p>
          </table:table-cell>
          <table:table-cell table:formula="of:=ROUND((([.L114]/1000)*[.$F$10]*[.$H$12])-[.$H$11];5)" office:value-type="float" office:value="1.97718" calcext:value-type="float">
            <text:p>1.97718</text:p>
          </table:table-cell>
          <table:table-cell table:formula="of:=INT([.M114]/([.$F$20]/[.$G$21]))" office:value-type="float" office:value="2454" calcext:value-type="float">
            <text:p>2454</text:p>
          </table:table-cell>
          <table:table-cell table:formula="of:=[.$G$22]*INT([.M114]/([.$G$22]*[.$F$20]/[.$G$21]))" office:value-type="float" office:value="2448" calcext:value-type="float">
            <text:p>2448</text:p>
          </table:table-cell>
          <table:table-cell table:formula="of:=[.O114]-[.O113]" office:value-type="float" office:value="8" calcext:value-type="float">
            <text:p>8</text:p>
          </table:table-cell>
          <table:table-cell table:formula="of:=[.$B$44]+[.$B$46]*([.O114]-[.$B$45])/[.$B$47]" office:value-type="float" office:value="6.093" calcext:value-type="float">
            <text:p>6.093</text:p>
          </table:table-cell>
          <table:table-cell table:formula="of:=TRUNC([.Q114];2)" office:value-type="float" office:value="6.09" calcext:value-type="float">
            <text:p>6.09</text:p>
          </table:table-cell>
          <table:table-cell table:formula="of:=[.R114]-[.K114]" office:value-type="float" office:value="-0.00299999999999301" calcext:value-type="float">
            <text:p>-0.002999999999993</text:p>
          </table:table-cell>
          <table:table-cell table:number-columns-repeated="1005"/>
        </table:table-row>
        <table:table-row table:style-name="ro1">
          <table:table-cell table:formula="of:=[.A114]-[.$B$46]" office:value-type="float" office:value="-6.47999999999999" calcext:value-type="float">
            <text:p>-6.47999999999999</text:p>
          </table:table-cell>
          <table:table-cell table:formula="of:=((0.01*[.A115]/[.$F$4])+(1.25/[.$F$4])*(([.$F$3]+[.$F$4])/([.$F$5]+[.$F$3])))*1000" office:value-type="float" office:value="10.237037037037" calcext:value-type="float">
            <text:p>10.237037037037</text:p>
          </table:table-cell>
          <table:table-cell table:formula="of:=ROUND((([.B115]/1000)*[.$F$10]*[.$H$12])-[.$H$11];5)" office:value-type="float" office:value="1.339" calcext:value-type="float">
            <text:p>1.339</text:p>
          </table:table-cell>
          <table:table-cell table:formula="of:=INT([.C115]/([.$F$20]/[.$G$21]))" office:value-type="float" office:value="1661" calcext:value-type="float">
            <text:p>1661</text:p>
          </table:table-cell>
          <table:table-cell table:formula="of:=[.$G$22]*INT([.C115]/([.$G$22]*[.$F$20]/[.$G$21]))" office:value-type="float" office:value="1656" calcext:value-type="float">
            <text:p>1656</text:p>
          </table:table-cell>
          <table:table-cell table:formula="of:=[.E114]-[.E115]" office:value-type="float" office:value="8" calcext:value-type="float">
            <text:p>8</text:p>
          </table:table-cell>
          <table:table-cell table:formula="of:=[.$B$44]+[.$B$46]*([.E115]-[.$B$45])/[.$B$47]" office:value-type="float" office:value="-6.48" calcext:value-type="float">
            <text:p>-6.48</text:p>
          </table:table-cell>
          <table:table-cell table:formula="of:=TRUNC([.G115];2)" office:value-type="float" office:value="-6.48" calcext:value-type="float">
            <text:p>-6.48</text:p>
          </table:table-cell>
          <table:table-cell table:formula="of:=[.H115]-[.A115]" office:value-type="float" office:value="0" calcext:value-type="float">
            <text:p>0</text:p>
          </table:table-cell>
          <table:table-cell/>
          <table:table-cell table:formula="of:=[.K114]+[.$B$46]" office:value-type="float" office:value="6.21999999999999" calcext:value-type="float">
            <text:p>6.21999999999999</text:p>
          </table:table-cell>
          <table:table-cell table:formula="of:=((0.01*[.K115]/[.$F$4])+(1.25/[.$F$4])*(([.$F$3]+[.$F$4])/([.$F$5]+[.$F$3])))*1000" office:value-type="float" office:value="13.7648148148148" calcext:value-type="float">
            <text:p>13.7648148148148</text:p>
          </table:table-cell>
          <table:table-cell table:formula="of:=ROUND((([.L115]/1000)*[.$F$10]*[.$H$12])-[.$H$11];5)" office:value-type="float" office:value="1.98363" calcext:value-type="float">
            <text:p>1.98363</text:p>
          </table:table-cell>
          <table:table-cell table:formula="of:=INT([.M115]/([.$F$20]/[.$G$21]))" office:value-type="float" office:value="2462" calcext:value-type="float">
            <text:p>2462</text:p>
          </table:table-cell>
          <table:table-cell table:formula="of:=[.$G$22]*INT([.M115]/([.$G$22]*[.$F$20]/[.$G$21]))" office:value-type="float" office:value="2456" calcext:value-type="float">
            <text:p>2456</text:p>
          </table:table-cell>
          <table:table-cell table:formula="of:=[.O115]-[.O114]" office:value-type="float" office:value="8" calcext:value-type="float">
            <text:p>8</text:p>
          </table:table-cell>
          <table:table-cell table:formula="of:=[.$B$44]+[.$B$46]*([.O115]-[.$B$45])/[.$B$47]" office:value-type="float" office:value="6.22" calcext:value-type="float">
            <text:p>6.22</text:p>
          </table:table-cell>
          <table:table-cell table:formula="of:=TRUNC([.Q115];2)" office:value-type="float" office:value="6.22" calcext:value-type="float">
            <text:p>6.22</text:p>
          </table:table-cell>
          <table:table-cell table:formula="of:=[.R115]-[.K1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15]-[.$B$46]" office:value-type="float" office:value="-6.60699999999999" calcext:value-type="float">
            <text:p>-6.60699999999999</text:p>
          </table:table-cell>
          <table:table-cell table:formula="of:=((0.01*[.A116]/[.$F$4])+(1.25/[.$F$4])*(([.$F$3]+[.$F$4])/([.$F$5]+[.$F$3])))*1000" office:value-type="float" office:value="10.2017592592593" calcext:value-type="float">
            <text:p>10.2017592592593</text:p>
          </table:table-cell>
          <table:table-cell table:formula="of:=ROUND((([.B116]/1000)*[.$F$10]*[.$H$12])-[.$H$11];5)" office:value-type="float" office:value="1.33256" calcext:value-type="float">
            <text:p>1.33256</text:p>
          </table:table-cell>
          <table:table-cell table:formula="of:=INT([.C116]/([.$F$20]/[.$G$21]))" office:value-type="float" office:value="1653" calcext:value-type="float">
            <text:p>1653</text:p>
          </table:table-cell>
          <table:table-cell table:formula="of:=[.$G$22]*INT([.C116]/([.$G$22]*[.$F$20]/[.$G$21]))" office:value-type="float" office:value="1648" calcext:value-type="float">
            <text:p>1648</text:p>
          </table:table-cell>
          <table:table-cell table:formula="of:=[.E115]-[.E116]" office:value-type="float" office:value="8" calcext:value-type="float">
            <text:p>8</text:p>
          </table:table-cell>
          <table:table-cell table:formula="of:=[.$B$44]+[.$B$46]*([.E116]-[.$B$45])/[.$B$47]" office:value-type="float" office:value="-6.607" calcext:value-type="float">
            <text:p>-6.607</text:p>
          </table:table-cell>
          <table:table-cell table:formula="of:=TRUNC([.G116];2)" office:value-type="float" office:value="-6.6" calcext:value-type="float">
            <text:p>-6.6</text:p>
          </table:table-cell>
          <table:table-cell table:formula="of:=[.H116]-[.A116]" office:value-type="float" office:value="0.00699999999999257" calcext:value-type="float">
            <text:p>0.006999999999993</text:p>
          </table:table-cell>
          <table:table-cell/>
          <table:table-cell table:formula="of:=[.K115]+[.$B$46]" office:value-type="float" office:value="6.34699999999999" calcext:value-type="float">
            <text:p>6.34699999999999</text:p>
          </table:table-cell>
          <table:table-cell table:formula="of:=((0.01*[.K116]/[.$F$4])+(1.25/[.$F$4])*(([.$F$3]+[.$F$4])/([.$F$5]+[.$F$3])))*1000" office:value-type="float" office:value="13.8000925925926" calcext:value-type="float">
            <text:p>13.8000925925926</text:p>
          </table:table-cell>
          <table:table-cell table:formula="of:=ROUND((([.L116]/1000)*[.$F$10]*[.$H$12])-[.$H$11];5)" office:value-type="float" office:value="1.99007" calcext:value-type="float">
            <text:p>1.99007</text:p>
          </table:table-cell>
          <table:table-cell table:formula="of:=INT([.M116]/([.$F$20]/[.$G$21]))" office:value-type="float" office:value="2470" calcext:value-type="float">
            <text:p>2470</text:p>
          </table:table-cell>
          <table:table-cell table:formula="of:=[.$G$22]*INT([.M116]/([.$G$22]*[.$F$20]/[.$G$21]))" office:value-type="float" office:value="2464" calcext:value-type="float">
            <text:p>2464</text:p>
          </table:table-cell>
          <table:table-cell table:formula="of:=[.O116]-[.O115]" office:value-type="float" office:value="8" calcext:value-type="float">
            <text:p>8</text:p>
          </table:table-cell>
          <table:table-cell table:formula="of:=[.$B$44]+[.$B$46]*([.O116]-[.$B$45])/[.$B$47]" office:value-type="float" office:value="6.347" calcext:value-type="float">
            <text:p>6.347</text:p>
          </table:table-cell>
          <table:table-cell table:formula="of:=TRUNC([.Q116];2)" office:value-type="float" office:value="6.34" calcext:value-type="float">
            <text:p>6.34</text:p>
          </table:table-cell>
          <table:table-cell table:formula="of:=[.R116]-[.K116]" office:value-type="float" office:value="-0.00699999999999257" calcext:value-type="float">
            <text:p>-0.006999999999993</text:p>
          </table:table-cell>
          <table:table-cell table:number-columns-repeated="1005"/>
        </table:table-row>
        <table:table-row table:style-name="ro1">
          <table:table-cell table:formula="of:=[.A116]-[.$B$46]" office:value-type="float" office:value="-6.73399999999999" calcext:value-type="float">
            <text:p>-6.73399999999999</text:p>
          </table:table-cell>
          <table:table-cell table:formula="of:=((0.01*[.A117]/[.$F$4])+(1.25/[.$F$4])*(([.$F$3]+[.$F$4])/([.$F$5]+[.$F$3])))*1000" office:value-type="float" office:value="10.1664814814815" calcext:value-type="float">
            <text:p>10.1664814814815</text:p>
          </table:table-cell>
          <table:table-cell table:formula="of:=ROUND((([.B117]/1000)*[.$F$10]*[.$H$12])-[.$H$11];5)" office:value-type="float" office:value="1.32611" calcext:value-type="float">
            <text:p>1.32611</text:p>
          </table:table-cell>
          <table:table-cell table:formula="of:=INT([.C117]/([.$F$20]/[.$G$21]))" office:value-type="float" office:value="1645" calcext:value-type="float">
            <text:p>1645</text:p>
          </table:table-cell>
          <table:table-cell table:formula="of:=[.$G$22]*INT([.C117]/([.$G$22]*[.$F$20]/[.$G$21]))" office:value-type="float" office:value="1640" calcext:value-type="float">
            <text:p>1640</text:p>
          </table:table-cell>
          <table:table-cell table:formula="of:=[.E116]-[.E117]" office:value-type="float" office:value="8" calcext:value-type="float">
            <text:p>8</text:p>
          </table:table-cell>
          <table:table-cell table:formula="of:=[.$B$44]+[.$B$46]*([.E117]-[.$B$45])/[.$B$47]" office:value-type="float" office:value="-6.734" calcext:value-type="float">
            <text:p>-6.734</text:p>
          </table:table-cell>
          <table:table-cell table:formula="of:=TRUNC([.G117];2)" office:value-type="float" office:value="-6.73" calcext:value-type="float">
            <text:p>-6.73</text:p>
          </table:table-cell>
          <table:table-cell table:formula="of:=[.H117]-[.A117]" office:value-type="float" office:value="0.00399999999999157" calcext:value-type="float">
            <text:p>0.003999999999992</text:p>
          </table:table-cell>
          <table:table-cell/>
          <table:table-cell table:formula="of:=[.K116]+[.$B$46]" office:value-type="float" office:value="6.47399999999999" calcext:value-type="float">
            <text:p>6.47399999999999</text:p>
          </table:table-cell>
          <table:table-cell table:formula="of:=((0.01*[.K117]/[.$F$4])+(1.25/[.$F$4])*(([.$F$3]+[.$F$4])/([.$F$5]+[.$F$3])))*1000" office:value-type="float" office:value="13.8353703703704" calcext:value-type="float">
            <text:p>13.8353703703704</text:p>
          </table:table-cell>
          <table:table-cell table:formula="of:=ROUND((([.L117]/1000)*[.$F$10]*[.$H$12])-[.$H$11];5)" office:value-type="float" office:value="1.99652" calcext:value-type="float">
            <text:p>1.99652</text:p>
          </table:table-cell>
          <table:table-cell table:formula="of:=INT([.M117]/([.$F$20]/[.$G$21]))" office:value-type="float" office:value="2478" calcext:value-type="float">
            <text:p>2478</text:p>
          </table:table-cell>
          <table:table-cell table:formula="of:=[.$G$22]*INT([.M117]/([.$G$22]*[.$F$20]/[.$G$21]))" office:value-type="float" office:value="2472" calcext:value-type="float">
            <text:p>2472</text:p>
          </table:table-cell>
          <table:table-cell table:formula="of:=[.O117]-[.O116]" office:value-type="float" office:value="8" calcext:value-type="float">
            <text:p>8</text:p>
          </table:table-cell>
          <table:table-cell table:formula="of:=[.$B$44]+[.$B$46]*([.O117]-[.$B$45])/[.$B$47]" office:value-type="float" office:value="6.474" calcext:value-type="float">
            <text:p>6.474</text:p>
          </table:table-cell>
          <table:table-cell table:formula="of:=TRUNC([.Q117];2)" office:value-type="float" office:value="6.47" calcext:value-type="float">
            <text:p>6.47</text:p>
          </table:table-cell>
          <table:table-cell table:formula="of:=[.R117]-[.K117]" office:value-type="float" office:value="-0.00399999999999245" calcext:value-type="float">
            <text:p>-0.003999999999992</text:p>
          </table:table-cell>
          <table:table-cell table:number-columns-repeated="1005"/>
        </table:table-row>
        <table:table-row table:style-name="ro1">
          <table:table-cell table:formula="of:=[.A117]-[.$B$46]" office:value-type="float" office:value="-6.86099999999999" calcext:value-type="float">
            <text:p>-6.86099999999999</text:p>
          </table:table-cell>
          <table:table-cell table:formula="of:=((0.01*[.A118]/[.$F$4])+(1.25/[.$F$4])*(([.$F$3]+[.$F$4])/([.$F$5]+[.$F$3])))*1000" office:value-type="float" office:value="10.1312037037037" calcext:value-type="float">
            <text:p>10.1312037037037</text:p>
          </table:table-cell>
          <table:table-cell table:formula="of:=ROUND((([.B118]/1000)*[.$F$10]*[.$H$12])-[.$H$11];5)" office:value-type="float" office:value="1.31966" calcext:value-type="float">
            <text:p>1.31966</text:p>
          </table:table-cell>
          <table:table-cell table:formula="of:=INT([.C118]/([.$F$20]/[.$G$21]))" office:value-type="float" office:value="1637" calcext:value-type="float">
            <text:p>1637</text:p>
          </table:table-cell>
          <table:table-cell table:formula="of:=[.$G$22]*INT([.C118]/([.$G$22]*[.$F$20]/[.$G$21]))" office:value-type="float" office:value="1632" calcext:value-type="float">
            <text:p>1632</text:p>
          </table:table-cell>
          <table:table-cell table:formula="of:=[.E117]-[.E118]" office:value-type="float" office:value="8" calcext:value-type="float">
            <text:p>8</text:p>
          </table:table-cell>
          <table:table-cell table:formula="of:=[.$B$44]+[.$B$46]*([.E118]-[.$B$45])/[.$B$47]" office:value-type="float" office:value="-6.861" calcext:value-type="float">
            <text:p>-6.861</text:p>
          </table:table-cell>
          <table:table-cell table:formula="of:=TRUNC([.G118];2)" office:value-type="float" office:value="-6.86" calcext:value-type="float">
            <text:p>-6.86</text:p>
          </table:table-cell>
          <table:table-cell table:formula="of:=[.H118]-[.A118]" office:value-type="float" office:value="0.000999999999991452" calcext:value-type="float">
            <text:p>0.000999999999991</text:p>
          </table:table-cell>
          <table:table-cell/>
          <table:table-cell table:formula="of:=[.K117]+[.$B$46]" office:value-type="float" office:value="6.60099999999999" calcext:value-type="float">
            <text:p>6.60099999999999</text:p>
          </table:table-cell>
          <table:table-cell table:formula="of:=((0.01*[.K118]/[.$F$4])+(1.25/[.$F$4])*(([.$F$3]+[.$F$4])/([.$F$5]+[.$F$3])))*1000" office:value-type="float" office:value="13.8706481481481" calcext:value-type="float">
            <text:p>13.8706481481481</text:p>
          </table:table-cell>
          <table:table-cell table:formula="of:=ROUND((([.L118]/1000)*[.$F$10]*[.$H$12])-[.$H$11];5)" office:value-type="float" office:value="2.00297" calcext:value-type="float">
            <text:p>2.00297</text:p>
          </table:table-cell>
          <table:table-cell table:formula="of:=INT([.M118]/([.$F$20]/[.$G$21]))" office:value-type="float" office:value="2486" calcext:value-type="float">
            <text:p>2486</text:p>
          </table:table-cell>
          <table:table-cell table:formula="of:=[.$G$22]*INT([.M118]/([.$G$22]*[.$F$20]/[.$G$21]))" office:value-type="float" office:value="2480" calcext:value-type="float">
            <text:p>2480</text:p>
          </table:table-cell>
          <table:table-cell table:formula="of:=[.O118]-[.O117]" office:value-type="float" office:value="8" calcext:value-type="float">
            <text:p>8</text:p>
          </table:table-cell>
          <table:table-cell table:formula="of:=[.$B$44]+[.$B$46]*([.O118]-[.$B$45])/[.$B$47]" office:value-type="float" office:value="6.601" calcext:value-type="float">
            <text:p>6.601</text:p>
          </table:table-cell>
          <table:table-cell table:formula="of:=TRUNC([.Q118];2)" office:value-type="float" office:value="6.6" calcext:value-type="float">
            <text:p>6.6</text:p>
          </table:table-cell>
          <table:table-cell table:formula="of:=[.R118]-[.K118]" office:value-type="float" office:value="-0.00099999999999234" calcext:value-type="float">
            <text:p>-0.000999999999992</text:p>
          </table:table-cell>
          <table:table-cell table:number-columns-repeated="1005"/>
        </table:table-row>
        <table:table-row table:style-name="ro1">
          <table:table-cell table:formula="of:=[.A118]-[.$B$46]" office:value-type="float" office:value="-6.98799999999999" calcext:value-type="float">
            <text:p>-6.98799999999999</text:p>
          </table:table-cell>
          <table:table-cell table:formula="of:=((0.01*[.A119]/[.$F$4])+(1.25/[.$F$4])*(([.$F$3]+[.$F$4])/([.$F$5]+[.$F$3])))*1000" office:value-type="float" office:value="10.0959259259259" calcext:value-type="float">
            <text:p>10.0959259259259</text:p>
          </table:table-cell>
          <table:table-cell table:formula="of:=ROUND((([.B119]/1000)*[.$F$10]*[.$H$12])-[.$H$11];5)" office:value-type="float" office:value="1.31322" calcext:value-type="float">
            <text:p>1.31322</text:p>
          </table:table-cell>
          <table:table-cell table:formula="of:=INT([.C119]/([.$F$20]/[.$G$21]))" office:value-type="float" office:value="1629" calcext:value-type="float">
            <text:p>1629</text:p>
          </table:table-cell>
          <table:table-cell table:formula="of:=[.$G$22]*INT([.C119]/([.$G$22]*[.$F$20]/[.$G$21]))" office:value-type="float" office:value="1624" calcext:value-type="float">
            <text:p>1624</text:p>
          </table:table-cell>
          <table:table-cell table:formula="of:=[.E118]-[.E119]" office:value-type="float" office:value="8" calcext:value-type="float">
            <text:p>8</text:p>
          </table:table-cell>
          <table:table-cell table:formula="of:=[.$B$44]+[.$B$46]*([.E119]-[.$B$45])/[.$B$47]" office:value-type="float" office:value="-6.988" calcext:value-type="float">
            <text:p>-6.988</text:p>
          </table:table-cell>
          <table:table-cell table:formula="of:=TRUNC([.G119];2)" office:value-type="float" office:value="-6.98" calcext:value-type="float">
            <text:p>-6.98</text:p>
          </table:table-cell>
          <table:table-cell table:formula="of:=[.H119]-[.A119]" office:value-type="float" office:value="0.00799999999999113" calcext:value-type="float">
            <text:p>0.007999999999991</text:p>
          </table:table-cell>
          <table:table-cell/>
          <table:table-cell table:formula="of:=[.K118]+[.$B$46]" office:value-type="float" office:value="6.72799999999999" calcext:value-type="float">
            <text:p>6.72799999999999</text:p>
          </table:table-cell>
          <table:table-cell table:formula="of:=((0.01*[.K119]/[.$F$4])+(1.25/[.$F$4])*(([.$F$3]+[.$F$4])/([.$F$5]+[.$F$3])))*1000" office:value-type="float" office:value="13.9059259259259" calcext:value-type="float">
            <text:p>13.9059259259259</text:p>
          </table:table-cell>
          <table:table-cell table:formula="of:=ROUND((([.L119]/1000)*[.$F$10]*[.$H$12])-[.$H$11];5)" office:value-type="float" office:value="2.00941" calcext:value-type="float">
            <text:p>2.00941</text:p>
          </table:table-cell>
          <table:table-cell table:formula="of:=INT([.M119]/([.$F$20]/[.$G$21]))" office:value-type="float" office:value="2494" calcext:value-type="float">
            <text:p>2494</text:p>
          </table:table-cell>
          <table:table-cell table:formula="of:=[.$G$22]*INT([.M119]/([.$G$22]*[.$F$20]/[.$G$21]))" office:value-type="float" office:value="2488" calcext:value-type="float">
            <text:p>2488</text:p>
          </table:table-cell>
          <table:table-cell table:formula="of:=[.O119]-[.O118]" office:value-type="float" office:value="8" calcext:value-type="float">
            <text:p>8</text:p>
          </table:table-cell>
          <table:table-cell table:formula="of:=[.$B$44]+[.$B$46]*([.O119]-[.$B$45])/[.$B$47]" office:value-type="float" office:value="6.728" calcext:value-type="float">
            <text:p>6.728</text:p>
          </table:table-cell>
          <table:table-cell table:formula="of:=TRUNC([.Q119];2)" office:value-type="float" office:value="6.72" calcext:value-type="float">
            <text:p>6.72</text:p>
          </table:table-cell>
          <table:table-cell table:formula="of:=[.R119]-[.K119]" office:value-type="float" office:value="-0.00799999999999201" calcext:value-type="float">
            <text:p>-0.007999999999992</text:p>
          </table:table-cell>
          <table:table-cell table:number-columns-repeated="1005"/>
        </table:table-row>
        <table:table-row table:style-name="ro1">
          <table:table-cell table:formula="of:=[.A119]-[.$B$46]" office:value-type="float" office:value="-7.11499999999999" calcext:value-type="float">
            <text:p>-7.11499999999999</text:p>
          </table:table-cell>
          <table:table-cell table:formula="of:=((0.01*[.A120]/[.$F$4])+(1.25/[.$F$4])*(([.$F$3]+[.$F$4])/([.$F$5]+[.$F$3])))*1000" office:value-type="float" office:value="10.0606481481482" calcext:value-type="float">
            <text:p>10.0606481481482</text:p>
          </table:table-cell>
          <table:table-cell table:formula="of:=ROUND((([.B120]/1000)*[.$F$10]*[.$H$12])-[.$H$11];5)" office:value-type="float" office:value="1.30677" calcext:value-type="float">
            <text:p>1.30677</text:p>
          </table:table-cell>
          <table:table-cell table:formula="of:=INT([.C120]/([.$F$20]/[.$G$21]))" office:value-type="float" office:value="1621" calcext:value-type="float">
            <text:p>1621</text:p>
          </table:table-cell>
          <table:table-cell table:formula="of:=[.$G$22]*INT([.C120]/([.$G$22]*[.$F$20]/[.$G$21]))" office:value-type="float" office:value="1616" calcext:value-type="float">
            <text:p>1616</text:p>
          </table:table-cell>
          <table:table-cell table:formula="of:=[.E119]-[.E120]" office:value-type="float" office:value="8" calcext:value-type="float">
            <text:p>8</text:p>
          </table:table-cell>
          <table:table-cell table:formula="of:=[.$B$44]+[.$B$46]*([.E120]-[.$B$45])/[.$B$47]" office:value-type="float" office:value="-7.115" calcext:value-type="float">
            <text:p>-7.115</text:p>
          </table:table-cell>
          <table:table-cell table:formula="of:=TRUNC([.G120];2)" office:value-type="float" office:value="-7.11" calcext:value-type="float">
            <text:p>-7.11</text:p>
          </table:table-cell>
          <table:table-cell table:formula="of:=[.H120]-[.A120]" office:value-type="float" office:value="0.00499999999999101" calcext:value-type="float">
            <text:p>0.004999999999991</text:p>
          </table:table-cell>
          <table:table-cell/>
          <table:table-cell table:formula="of:=[.K119]+[.$B$46]" office:value-type="float" office:value="6.85499999999999" calcext:value-type="float">
            <text:p>6.85499999999999</text:p>
          </table:table-cell>
          <table:table-cell table:formula="of:=((0.01*[.K120]/[.$F$4])+(1.25/[.$F$4])*(([.$F$3]+[.$F$4])/([.$F$5]+[.$F$3])))*1000" office:value-type="float" office:value="13.9412037037037" calcext:value-type="float">
            <text:p>13.9412037037037</text:p>
          </table:table-cell>
          <table:table-cell table:formula="of:=ROUND((([.L120]/1000)*[.$F$10]*[.$H$12])-[.$H$11];5)" office:value-type="float" office:value="2.01586" calcext:value-type="float">
            <text:p>2.01586</text:p>
          </table:table-cell>
          <table:table-cell table:formula="of:=INT([.M120]/([.$F$20]/[.$G$21]))" office:value-type="float" office:value="2502" calcext:value-type="float">
            <text:p>2502</text:p>
          </table:table-cell>
          <table:table-cell table:formula="of:=[.$G$22]*INT([.M120]/([.$G$22]*[.$F$20]/[.$G$21]))" office:value-type="float" office:value="2496" calcext:value-type="float">
            <text:p>2496</text:p>
          </table:table-cell>
          <table:table-cell table:formula="of:=[.O120]-[.O119]" office:value-type="float" office:value="8" calcext:value-type="float">
            <text:p>8</text:p>
          </table:table-cell>
          <table:table-cell table:formula="of:=[.$B$44]+[.$B$46]*([.O120]-[.$B$45])/[.$B$47]" office:value-type="float" office:value="6.855" calcext:value-type="float">
            <text:p>6.855</text:p>
          </table:table-cell>
          <table:table-cell table:formula="of:=TRUNC([.Q120];2)" office:value-type="float" office:value="6.85" calcext:value-type="float">
            <text:p>6.85</text:p>
          </table:table-cell>
          <table:table-cell table:formula="of:=[.R120]-[.K120]" office:value-type="float" office:value="-0.0049999999999919" calcext:value-type="float">
            <text:p>-0.004999999999992</text:p>
          </table:table-cell>
          <table:table-cell table:number-columns-repeated="1005"/>
        </table:table-row>
        <table:table-row table:style-name="ro1">
          <table:table-cell table:formula="of:=[.A120]-[.$B$46]" office:value-type="float" office:value="-7.24199999999999" calcext:value-type="float">
            <text:p>-7.24199999999999</text:p>
          </table:table-cell>
          <table:table-cell table:formula="of:=((0.01*[.A121]/[.$F$4])+(1.25/[.$F$4])*(([.$F$3]+[.$F$4])/([.$F$5]+[.$F$3])))*1000" office:value-type="float" office:value="10.0253703703704" calcext:value-type="float">
            <text:p>10.0253703703704</text:p>
          </table:table-cell>
          <table:table-cell table:formula="of:=ROUND((([.B121]/1000)*[.$F$10]*[.$H$12])-[.$H$11];5)" office:value-type="float" office:value="1.30032" calcext:value-type="float">
            <text:p>1.30032</text:p>
          </table:table-cell>
          <table:table-cell table:formula="of:=INT([.C121]/([.$F$20]/[.$G$21]))" office:value-type="float" office:value="1613" calcext:value-type="float">
            <text:p>1613</text:p>
          </table:table-cell>
          <table:table-cell table:formula="of:=[.$G$22]*INT([.C121]/([.$G$22]*[.$F$20]/[.$G$21]))" office:value-type="float" office:value="1608" calcext:value-type="float">
            <text:p>1608</text:p>
          </table:table-cell>
          <table:table-cell table:formula="of:=[.E120]-[.E121]" office:value-type="float" office:value="8" calcext:value-type="float">
            <text:p>8</text:p>
          </table:table-cell>
          <table:table-cell table:formula="of:=[.$B$44]+[.$B$46]*([.E121]-[.$B$45])/[.$B$47]" office:value-type="float" office:value="-7.242" calcext:value-type="float">
            <text:p>-7.242</text:p>
          </table:table-cell>
          <table:table-cell table:formula="of:=TRUNC([.G121];2)" office:value-type="float" office:value="-7.24" calcext:value-type="float">
            <text:p>-7.24</text:p>
          </table:table-cell>
          <table:table-cell table:formula="of:=[.H121]-[.A121]" office:value-type="float" office:value="0.0019999999999909" calcext:value-type="float">
            <text:p>0.001999999999991</text:p>
          </table:table-cell>
          <table:table-cell/>
          <table:table-cell table:formula="of:=[.K120]+[.$B$46]" office:value-type="float" office:value="6.98199999999999" calcext:value-type="float">
            <text:p>6.98199999999999</text:p>
          </table:table-cell>
          <table:table-cell table:formula="of:=((0.01*[.K121]/[.$F$4])+(1.25/[.$F$4])*(([.$F$3]+[.$F$4])/([.$F$5]+[.$F$3])))*1000" office:value-type="float" office:value="13.9764814814815" calcext:value-type="float">
            <text:p>13.9764814814815</text:p>
          </table:table-cell>
          <table:table-cell table:formula="of:=ROUND((([.L121]/1000)*[.$F$10]*[.$H$12])-[.$H$11];5)" office:value-type="float" office:value="2.02231" calcext:value-type="float">
            <text:p>2.02231</text:p>
          </table:table-cell>
          <table:table-cell table:formula="of:=INT([.M121]/([.$F$20]/[.$G$21]))" office:value-type="float" office:value="2510" calcext:value-type="float">
            <text:p>2510</text:p>
          </table:table-cell>
          <table:table-cell table:formula="of:=[.$G$22]*INT([.M121]/([.$G$22]*[.$F$20]/[.$G$21]))" office:value-type="float" office:value="2504" calcext:value-type="float">
            <text:p>2504</text:p>
          </table:table-cell>
          <table:table-cell table:formula="of:=[.O121]-[.O120]" office:value-type="float" office:value="8" calcext:value-type="float">
            <text:p>8</text:p>
          </table:table-cell>
          <table:table-cell table:formula="of:=[.$B$44]+[.$B$46]*([.O121]-[.$B$45])/[.$B$47]" office:value-type="float" office:value="6.982" calcext:value-type="float">
            <text:p>6.982</text:p>
          </table:table-cell>
          <table:table-cell table:formula="of:=TRUNC([.Q121];2)" office:value-type="float" office:value="6.98" calcext:value-type="float">
            <text:p>6.98</text:p>
          </table:table-cell>
          <table:table-cell table:formula="of:=[.R121]-[.K121]" office:value-type="float" office:value="-0.0019999999999909" calcext:value-type="float">
            <text:p>-0.001999999999991</text:p>
          </table:table-cell>
          <table:table-cell table:number-columns-repeated="1005"/>
        </table:table-row>
        <table:table-row table:style-name="ro1">
          <table:table-cell table:formula="of:=[.A121]-[.$B$46]" office:value-type="float" office:value="-7.36899999999999" calcext:value-type="float">
            <text:p>-7.36899999999999</text:p>
          </table:table-cell>
          <table:table-cell table:formula="of:=((0.01*[.A122]/[.$F$4])+(1.25/[.$F$4])*(([.$F$3]+[.$F$4])/([.$F$5]+[.$F$3])))*1000" office:value-type="float" office:value="9.9900925925926" calcext:value-type="float">
            <text:p>9.9900925925926</text:p>
          </table:table-cell>
          <table:table-cell table:formula="of:=ROUND((([.B122]/1000)*[.$F$10]*[.$H$12])-[.$H$11];5)" office:value-type="float" office:value="1.29388" calcext:value-type="float">
            <text:p>1.29388</text:p>
          </table:table-cell>
          <table:table-cell table:formula="of:=INT([.C122]/([.$F$20]/[.$G$21]))" office:value-type="float" office:value="1605" calcext:value-type="float">
            <text:p>1605</text:p>
          </table:table-cell>
          <table:table-cell table:formula="of:=[.$G$22]*INT([.C122]/([.$G$22]*[.$F$20]/[.$G$21]))" office:value-type="float" office:value="1600" calcext:value-type="float">
            <text:p>1600</text:p>
          </table:table-cell>
          <table:table-cell table:formula="of:=[.E121]-[.E122]" office:value-type="float" office:value="8" calcext:value-type="float">
            <text:p>8</text:p>
          </table:table-cell>
          <table:table-cell table:formula="of:=[.$B$44]+[.$B$46]*([.E122]-[.$B$45])/[.$B$47]" office:value-type="float" office:value="-7.369" calcext:value-type="float">
            <text:p>-7.369</text:p>
          </table:table-cell>
          <table:table-cell table:formula="of:=TRUNC([.G122];2)" office:value-type="float" office:value="-7.36" calcext:value-type="float">
            <text:p>-7.36</text:p>
          </table:table-cell>
          <table:table-cell table:formula="of:=[.H122]-[.A122]" office:value-type="float" office:value="0.00899999999999057" calcext:value-type="float">
            <text:p>0.008999999999991</text:p>
          </table:table-cell>
          <table:table-cell/>
          <table:table-cell table:formula="of:=[.K121]+[.$B$46]" office:value-type="float" office:value="7.10899999999999" calcext:value-type="float">
            <text:p>7.10899999999999</text:p>
          </table:table-cell>
          <table:table-cell table:formula="of:=((0.01*[.K122]/[.$F$4])+(1.25/[.$F$4])*(([.$F$3]+[.$F$4])/([.$F$5]+[.$F$3])))*1000" office:value-type="float" office:value="14.0117592592593" calcext:value-type="float">
            <text:p>14.0117592592593</text:p>
          </table:table-cell>
          <table:table-cell table:formula="of:=ROUND((([.L122]/1000)*[.$F$10]*[.$H$12])-[.$H$11];5)" office:value-type="float" office:value="2.02875" calcext:value-type="float">
            <text:p>2.02875</text:p>
          </table:table-cell>
          <table:table-cell table:formula="of:=INT([.M122]/([.$F$20]/[.$G$21]))" office:value-type="float" office:value="2518" calcext:value-type="float">
            <text:p>2518</text:p>
          </table:table-cell>
          <table:table-cell table:formula="of:=[.$G$22]*INT([.M122]/([.$G$22]*[.$F$20]/[.$G$21]))" office:value-type="float" office:value="2512" calcext:value-type="float">
            <text:p>2512</text:p>
          </table:table-cell>
          <table:table-cell table:formula="of:=[.O122]-[.O121]" office:value-type="float" office:value="8" calcext:value-type="float">
            <text:p>8</text:p>
          </table:table-cell>
          <table:table-cell table:formula="of:=[.$B$44]+[.$B$46]*([.O122]-[.$B$45])/[.$B$47]" office:value-type="float" office:value="7.109" calcext:value-type="float">
            <text:p>7.109</text:p>
          </table:table-cell>
          <table:table-cell table:formula="of:=TRUNC([.Q122];2)" office:value-type="float" office:value="7.1" calcext:value-type="float">
            <text:p>7.1</text:p>
          </table:table-cell>
          <table:table-cell table:formula="of:=[.R122]-[.K122]" office:value-type="float" office:value="-0.00899999999999146" calcext:value-type="float">
            <text:p>-0.008999999999991</text:p>
          </table:table-cell>
          <table:table-cell table:number-columns-repeated="1005"/>
        </table:table-row>
        <table:table-row table:style-name="ro1">
          <table:table-cell table:formula="of:=[.A122]-[.$B$46]" office:value-type="float" office:value="-7.49599999999999" calcext:value-type="float">
            <text:p>-7.49599999999999</text:p>
          </table:table-cell>
          <table:table-cell table:formula="of:=((0.01*[.A123]/[.$F$4])+(1.25/[.$F$4])*(([.$F$3]+[.$F$4])/([.$F$5]+[.$F$3])))*1000" office:value-type="float" office:value="9.95481481481482" calcext:value-type="float">
            <text:p>9.95481481481482</text:p>
          </table:table-cell>
          <table:table-cell table:formula="of:=ROUND((([.B123]/1000)*[.$F$10]*[.$H$12])-[.$H$11];5)" office:value-type="float" office:value="1.28743" calcext:value-type="float">
            <text:p>1.28743</text:p>
          </table:table-cell>
          <table:table-cell table:formula="of:=INT([.C123]/([.$F$20]/[.$G$21]))" office:value-type="float" office:value="1597" calcext:value-type="float">
            <text:p>1597</text:p>
          </table:table-cell>
          <table:table-cell table:formula="of:=[.$G$22]*INT([.C123]/([.$G$22]*[.$F$20]/[.$G$21]))" office:value-type="float" office:value="1592" calcext:value-type="float">
            <text:p>1592</text:p>
          </table:table-cell>
          <table:table-cell table:formula="of:=[.E122]-[.E123]" office:value-type="float" office:value="8" calcext:value-type="float">
            <text:p>8</text:p>
          </table:table-cell>
          <table:table-cell table:formula="of:=[.$B$44]+[.$B$46]*([.E123]-[.$B$45])/[.$B$47]" office:value-type="float" office:value="-7.496" calcext:value-type="float">
            <text:p>-7.496</text:p>
          </table:table-cell>
          <table:table-cell table:formula="of:=TRUNC([.G123];2)" office:value-type="float" office:value="-7.49" calcext:value-type="float">
            <text:p>-7.49</text:p>
          </table:table-cell>
          <table:table-cell table:formula="of:=[.H123]-[.A123]" office:value-type="float" office:value="0.00599999999999046" calcext:value-type="float">
            <text:p>0.00599999999999</text:p>
          </table:table-cell>
          <table:table-cell/>
          <table:table-cell table:formula="of:=[.K122]+[.$B$46]" office:value-type="float" office:value="7.23599999999999" calcext:value-type="float">
            <text:p>7.23599999999999</text:p>
          </table:table-cell>
          <table:table-cell table:formula="of:=((0.01*[.K123]/[.$F$4])+(1.25/[.$F$4])*(([.$F$3]+[.$F$4])/([.$F$5]+[.$F$3])))*1000" office:value-type="float" office:value="14.047037037037" calcext:value-type="float">
            <text:p>14.047037037037</text:p>
          </table:table-cell>
          <table:table-cell table:formula="of:=ROUND((([.L123]/1000)*[.$F$10]*[.$H$12])-[.$H$11];5)" office:value-type="float" office:value="2.0352" calcext:value-type="float">
            <text:p>2.0352</text:p>
          </table:table-cell>
          <table:table-cell table:formula="of:=INT([.M123]/([.$F$20]/[.$G$21]))" office:value-type="float" office:value="2526" calcext:value-type="float">
            <text:p>2526</text:p>
          </table:table-cell>
          <table:table-cell table:formula="of:=[.$G$22]*INT([.M123]/([.$G$22]*[.$F$20]/[.$G$21]))" office:value-type="float" office:value="2520" calcext:value-type="float">
            <text:p>2520</text:p>
          </table:table-cell>
          <table:table-cell table:formula="of:=[.O123]-[.O122]" office:value-type="float" office:value="8" calcext:value-type="float">
            <text:p>8</text:p>
          </table:table-cell>
          <table:table-cell table:formula="of:=[.$B$44]+[.$B$46]*([.O123]-[.$B$45])/[.$B$47]" office:value-type="float" office:value="7.236" calcext:value-type="float">
            <text:p>7.236</text:p>
          </table:table-cell>
          <table:table-cell table:formula="of:=TRUNC([.Q123];2)" office:value-type="float" office:value="7.23" calcext:value-type="float">
            <text:p>7.23</text:p>
          </table:table-cell>
          <table:table-cell table:formula="of:=[.R123]-[.K123]" office:value-type="float" office:value="-0.00599999999999046" calcext:value-type="float">
            <text:p>-0.00599999999999</text:p>
          </table:table-cell>
          <table:table-cell table:number-columns-repeated="1005"/>
        </table:table-row>
        <table:table-row table:style-name="ro1">
          <table:table-cell table:formula="of:=[.A123]-[.$B$46]" office:value-type="float" office:value="-7.62299999999999" calcext:value-type="float">
            <text:p>-7.62299999999999</text:p>
          </table:table-cell>
          <table:table-cell table:formula="of:=((0.01*[.A124]/[.$F$4])+(1.25/[.$F$4])*(([.$F$3]+[.$F$4])/([.$F$5]+[.$F$3])))*1000" office:value-type="float" office:value="9.91953703703704" calcext:value-type="float">
            <text:p>9.91953703703704</text:p>
          </table:table-cell>
          <table:table-cell table:formula="of:=ROUND((([.B124]/1000)*[.$F$10]*[.$H$12])-[.$H$11];5)" office:value-type="float" office:value="1.28099" calcext:value-type="float">
            <text:p>1.28099</text:p>
          </table:table-cell>
          <table:table-cell table:formula="of:=INT([.C124]/([.$F$20]/[.$G$21]))" office:value-type="float" office:value="1589" calcext:value-type="float">
            <text:p>1589</text:p>
          </table:table-cell>
          <table:table-cell table:formula="of:=[.$G$22]*INT([.C124]/([.$G$22]*[.$F$20]/[.$G$21]))" office:value-type="float" office:value="1584" calcext:value-type="float">
            <text:p>1584</text:p>
          </table:table-cell>
          <table:table-cell table:formula="of:=[.E123]-[.E124]" office:value-type="float" office:value="8" calcext:value-type="float">
            <text:p>8</text:p>
          </table:table-cell>
          <table:table-cell table:formula="of:=[.$B$44]+[.$B$46]*([.E124]-[.$B$45])/[.$B$47]" office:value-type="float" office:value="-7.623" calcext:value-type="float">
            <text:p>-7.623</text:p>
          </table:table-cell>
          <table:table-cell table:formula="of:=TRUNC([.G124];2)" office:value-type="float" office:value="-7.62" calcext:value-type="float">
            <text:p>-7.62</text:p>
          </table:table-cell>
          <table:table-cell table:formula="of:=[.H124]-[.A124]" office:value-type="float" office:value="0.00299999999999034" calcext:value-type="float">
            <text:p>0.00299999999999</text:p>
          </table:table-cell>
          <table:table-cell/>
          <table:table-cell table:formula="of:=[.K123]+[.$B$46]" office:value-type="float" office:value="7.36299999999999" calcext:value-type="float">
            <text:p>7.36299999999999</text:p>
          </table:table-cell>
          <table:table-cell table:formula="of:=((0.01*[.K124]/[.$F$4])+(1.25/[.$F$4])*(([.$F$3]+[.$F$4])/([.$F$5]+[.$F$3])))*1000" office:value-type="float" office:value="14.0823148148148" calcext:value-type="float">
            <text:p>14.0823148148148</text:p>
          </table:table-cell>
          <table:table-cell table:formula="of:=ROUND((([.L124]/1000)*[.$F$10]*[.$H$12])-[.$H$11];5)" office:value-type="float" office:value="2.04164" calcext:value-type="float">
            <text:p>2.04164</text:p>
          </table:table-cell>
          <table:table-cell table:formula="of:=INT([.M124]/([.$F$20]/[.$G$21]))" office:value-type="float" office:value="2534" calcext:value-type="float">
            <text:p>2534</text:p>
          </table:table-cell>
          <table:table-cell table:formula="of:=[.$G$22]*INT([.M124]/([.$G$22]*[.$F$20]/[.$G$21]))" office:value-type="float" office:value="2528" calcext:value-type="float">
            <text:p>2528</text:p>
          </table:table-cell>
          <table:table-cell table:formula="of:=[.O124]-[.O123]" office:value-type="float" office:value="8" calcext:value-type="float">
            <text:p>8</text:p>
          </table:table-cell>
          <table:table-cell table:formula="of:=[.$B$44]+[.$B$46]*([.O124]-[.$B$45])/[.$B$47]" office:value-type="float" office:value="7.363" calcext:value-type="float">
            <text:p>7.363</text:p>
          </table:table-cell>
          <table:table-cell table:formula="of:=TRUNC([.Q124];2)" office:value-type="float" office:value="7.36" calcext:value-type="float">
            <text:p>7.36</text:p>
          </table:table-cell>
          <table:table-cell table:formula="of:=[.R124]-[.K124]" office:value-type="float" office:value="-0.00299999999999034" calcext:value-type="float">
            <text:p>-0.00299999999999</text:p>
          </table:table-cell>
          <table:table-cell table:number-columns-repeated="1005"/>
        </table:table-row>
        <table:table-row table:style-name="ro1">
          <table:table-cell table:formula="of:=[.A124]-[.$B$46]" office:value-type="float" office:value="-7.74999999999999" calcext:value-type="float">
            <text:p>-7.74999999999999</text:p>
          </table:table-cell>
          <table:table-cell table:formula="of:=((0.01*[.A125]/[.$F$4])+(1.25/[.$F$4])*(([.$F$3]+[.$F$4])/([.$F$5]+[.$F$3])))*1000" office:value-type="float" office:value="9.88425925925926" calcext:value-type="float">
            <text:p>9.88425925925926</text:p>
          </table:table-cell>
          <table:table-cell table:formula="of:=ROUND((([.B125]/1000)*[.$F$10]*[.$H$12])-[.$H$11];5)" office:value-type="float" office:value="1.27454" calcext:value-type="float">
            <text:p>1.27454</text:p>
          </table:table-cell>
          <table:table-cell table:formula="of:=INT([.C125]/([.$F$20]/[.$G$21]))" office:value-type="float" office:value="1581" calcext:value-type="float">
            <text:p>1581</text:p>
          </table:table-cell>
          <table:table-cell table:formula="of:=[.$G$22]*INT([.C125]/([.$G$22]*[.$F$20]/[.$G$21]))" office:value-type="float" office:value="1576" calcext:value-type="float">
            <text:p>1576</text:p>
          </table:table-cell>
          <table:table-cell table:formula="of:=[.E124]-[.E125]" office:value-type="float" office:value="8" calcext:value-type="float">
            <text:p>8</text:p>
          </table:table-cell>
          <table:table-cell table:formula="of:=[.$B$44]+[.$B$46]*([.E125]-[.$B$45])/[.$B$47]" office:value-type="float" office:value="-7.75" calcext:value-type="float">
            <text:p>-7.75</text:p>
          </table:table-cell>
          <table:table-cell table:formula="of:=TRUNC([.G125];2)" office:value-type="float" office:value="-7.75" calcext:value-type="float">
            <text:p>-7.75</text:p>
          </table:table-cell>
          <table:table-cell table:formula="of:=[.H125]-[.A125]" office:value-type="float" office:value="0" calcext:value-type="float">
            <text:p>0</text:p>
          </table:table-cell>
          <table:table-cell/>
          <table:table-cell table:formula="of:=[.K124]+[.$B$46]" office:value-type="float" office:value="7.48999999999999" calcext:value-type="float">
            <text:p>7.48999999999999</text:p>
          </table:table-cell>
          <table:table-cell table:formula="of:=((0.01*[.K125]/[.$F$4])+(1.25/[.$F$4])*(([.$F$3]+[.$F$4])/([.$F$5]+[.$F$3])))*1000" office:value-type="float" office:value="14.1175925925926" calcext:value-type="float">
            <text:p>14.1175925925926</text:p>
          </table:table-cell>
          <table:table-cell table:formula="of:=ROUND((([.L125]/1000)*[.$F$10]*[.$H$12])-[.$H$11];5)" office:value-type="float" office:value="2.04809" calcext:value-type="float">
            <text:p>2.04809</text:p>
          </table:table-cell>
          <table:table-cell table:formula="of:=INT([.M125]/([.$F$20]/[.$G$21]))" office:value-type="float" office:value="2542" calcext:value-type="float">
            <text:p>2542</text:p>
          </table:table-cell>
          <table:table-cell table:formula="of:=[.$G$22]*INT([.M125]/([.$G$22]*[.$F$20]/[.$G$21]))" office:value-type="float" office:value="2536" calcext:value-type="float">
            <text:p>2536</text:p>
          </table:table-cell>
          <table:table-cell table:formula="of:=[.O125]-[.O124]" office:value-type="float" office:value="8" calcext:value-type="float">
            <text:p>8</text:p>
          </table:table-cell>
          <table:table-cell table:formula="of:=[.$B$44]+[.$B$46]*([.O125]-[.$B$45])/[.$B$47]" office:value-type="float" office:value="7.49" calcext:value-type="float">
            <text:p>7.49</text:p>
          </table:table-cell>
          <table:table-cell table:formula="of:=TRUNC([.Q125];2)" office:value-type="float" office:value="7.49" calcext:value-type="float">
            <text:p>7.49</text:p>
          </table:table-cell>
          <table:table-cell table:formula="of:=[.R125]-[.K12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25]-[.$B$46]" office:value-type="float" office:value="-7.87699999999999" calcext:value-type="float">
            <text:p>-7.87699999999999</text:p>
          </table:table-cell>
          <table:table-cell table:formula="of:=((0.01*[.A126]/[.$F$4])+(1.25/[.$F$4])*(([.$F$3]+[.$F$4])/([.$F$5]+[.$F$3])))*1000" office:value-type="float" office:value="9.84898148148149" calcext:value-type="float">
            <text:p>9.84898148148149</text:p>
          </table:table-cell>
          <table:table-cell table:formula="of:=ROUND((([.B126]/1000)*[.$F$10]*[.$H$12])-[.$H$11];5)" office:value-type="float" office:value="1.26809" calcext:value-type="float">
            <text:p>1.26809</text:p>
          </table:table-cell>
          <table:table-cell table:formula="of:=INT([.C126]/([.$F$20]/[.$G$21]))" office:value-type="float" office:value="1573" calcext:value-type="float">
            <text:p>1573</text:p>
          </table:table-cell>
          <table:table-cell table:formula="of:=[.$G$22]*INT([.C126]/([.$G$22]*[.$F$20]/[.$G$21]))" office:value-type="float" office:value="1568" calcext:value-type="float">
            <text:p>1568</text:p>
          </table:table-cell>
          <table:table-cell table:formula="of:=[.E125]-[.E126]" office:value-type="float" office:value="8" calcext:value-type="float">
            <text:p>8</text:p>
          </table:table-cell>
          <table:table-cell table:formula="of:=[.$B$44]+[.$B$46]*([.E126]-[.$B$45])/[.$B$47]" office:value-type="float" office:value="-7.877" calcext:value-type="float">
            <text:p>-7.877</text:p>
          </table:table-cell>
          <table:table-cell table:formula="of:=TRUNC([.G126];2)" office:value-type="float" office:value="-7.87" calcext:value-type="float">
            <text:p>-7.87</text:p>
          </table:table-cell>
          <table:table-cell table:formula="of:=[.H126]-[.A126]" office:value-type="float" office:value="0.0069999999999899" calcext:value-type="float">
            <text:p>0.00699999999999</text:p>
          </table:table-cell>
          <table:table-cell/>
          <table:table-cell table:formula="of:=[.K125]+[.$B$46]" office:value-type="float" office:value="7.61699999999999" calcext:value-type="float">
            <text:p>7.61699999999999</text:p>
          </table:table-cell>
          <table:table-cell table:formula="of:=((0.01*[.K126]/[.$F$4])+(1.25/[.$F$4])*(([.$F$3]+[.$F$4])/([.$F$5]+[.$F$3])))*1000" office:value-type="float" office:value="14.1528703703704" calcext:value-type="float">
            <text:p>14.1528703703704</text:p>
          </table:table-cell>
          <table:table-cell table:formula="of:=ROUND((([.L126]/1000)*[.$F$10]*[.$H$12])-[.$H$11];5)" office:value-type="float" office:value="2.05454" calcext:value-type="float">
            <text:p>2.05454</text:p>
          </table:table-cell>
          <table:table-cell table:formula="of:=INT([.M126]/([.$F$20]/[.$G$21]))" office:value-type="float" office:value="2550" calcext:value-type="float">
            <text:p>2550</text:p>
          </table:table-cell>
          <table:table-cell table:formula="of:=[.$G$22]*INT([.M126]/([.$G$22]*[.$F$20]/[.$G$21]))" office:value-type="float" office:value="2544" calcext:value-type="float">
            <text:p>2544</text:p>
          </table:table-cell>
          <table:table-cell table:formula="of:=[.O126]-[.O125]" office:value-type="float" office:value="8" calcext:value-type="float">
            <text:p>8</text:p>
          </table:table-cell>
          <table:table-cell table:formula="of:=[.$B$44]+[.$B$46]*([.O126]-[.$B$45])/[.$B$47]" office:value-type="float" office:value="7.617" calcext:value-type="float">
            <text:p>7.617</text:p>
          </table:table-cell>
          <table:table-cell table:formula="of:=TRUNC([.Q126];2)" office:value-type="float" office:value="7.61" calcext:value-type="float">
            <text:p>7.61</text:p>
          </table:table-cell>
          <table:table-cell table:formula="of:=[.R126]-[.K126]" office:value-type="float" office:value="-0.0069999999999899" calcext:value-type="float">
            <text:p>-0.00699999999999</text:p>
          </table:table-cell>
          <table:table-cell table:number-columns-repeated="1005"/>
        </table:table-row>
        <table:table-row table:style-name="ro1">
          <table:table-cell table:formula="of:=[.A126]-[.$B$46]" office:value-type="float" office:value="-8.00399999999999" calcext:value-type="float">
            <text:p>-8.00399999999999</text:p>
          </table:table-cell>
          <table:table-cell table:formula="of:=((0.01*[.A127]/[.$F$4])+(1.25/[.$F$4])*(([.$F$3]+[.$F$4])/([.$F$5]+[.$F$3])))*1000" office:value-type="float" office:value="9.81370370370371" calcext:value-type="float">
            <text:p>9.81370370370371</text:p>
          </table:table-cell>
          <table:table-cell table:formula="of:=ROUND((([.B127]/1000)*[.$F$10]*[.$H$12])-[.$H$11];5)" office:value-type="float" office:value="1.26165" calcext:value-type="float">
            <text:p>1.26165</text:p>
          </table:table-cell>
          <table:table-cell table:formula="of:=INT([.C127]/([.$F$20]/[.$G$21]))" office:value-type="float" office:value="1565" calcext:value-type="float">
            <text:p>1565</text:p>
          </table:table-cell>
          <table:table-cell table:formula="of:=[.$G$22]*INT([.C127]/([.$G$22]*[.$F$20]/[.$G$21]))" office:value-type="float" office:value="1560" calcext:value-type="float">
            <text:p>1560</text:p>
          </table:table-cell>
          <table:table-cell table:formula="of:=[.E126]-[.E127]" office:value-type="float" office:value="8" calcext:value-type="float">
            <text:p>8</text:p>
          </table:table-cell>
          <table:table-cell table:formula="of:=[.$B$44]+[.$B$46]*([.E127]-[.$B$45])/[.$B$47]" office:value-type="float" office:value="-8.004" calcext:value-type="float">
            <text:p>-8.004</text:p>
          </table:table-cell>
          <table:table-cell table:formula="of:=TRUNC([.G127];2)" office:value-type="float" office:value="-8" calcext:value-type="float">
            <text:p>-8</text:p>
          </table:table-cell>
          <table:table-cell table:formula="of:=[.H127]-[.A127]" office:value-type="float" office:value="0.00399999999999068" calcext:value-type="float">
            <text:p>0.003999999999991</text:p>
          </table:table-cell>
          <table:table-cell/>
          <table:table-cell table:formula="of:=[.K126]+[.$B$46]" office:value-type="float" office:value="7.74399999999999" calcext:value-type="float">
            <text:p>7.74399999999999</text:p>
          </table:table-cell>
          <table:table-cell table:formula="of:=((0.01*[.K127]/[.$F$4])+(1.25/[.$F$4])*(([.$F$3]+[.$F$4])/([.$F$5]+[.$F$3])))*1000" office:value-type="float" office:value="14.1881481481481" calcext:value-type="float">
            <text:p>14.1881481481481</text:p>
          </table:table-cell>
          <table:table-cell table:formula="of:=ROUND((([.L127]/1000)*[.$F$10]*[.$H$12])-[.$H$11];5)" office:value-type="float" office:value="2.06098" calcext:value-type="float">
            <text:p>2.06098</text:p>
          </table:table-cell>
          <table:table-cell table:formula="of:=INT([.M127]/([.$F$20]/[.$G$21]))" office:value-type="float" office:value="2558" calcext:value-type="float">
            <text:p>2558</text:p>
          </table:table-cell>
          <table:table-cell table:formula="of:=[.$G$22]*INT([.M127]/([.$G$22]*[.$F$20]/[.$G$21]))" office:value-type="float" office:value="2552" calcext:value-type="float">
            <text:p>2552</text:p>
          </table:table-cell>
          <table:table-cell table:formula="of:=[.O127]-[.O126]" office:value-type="float" office:value="8" calcext:value-type="float">
            <text:p>8</text:p>
          </table:table-cell>
          <table:table-cell table:formula="of:=[.$B$44]+[.$B$46]*([.O127]-[.$B$45])/[.$B$47]" office:value-type="float" office:value="7.744" calcext:value-type="float">
            <text:p>7.744</text:p>
          </table:table-cell>
          <table:table-cell table:formula="of:=TRUNC([.Q127];2)" office:value-type="float" office:value="7.74" calcext:value-type="float">
            <text:p>7.74</text:p>
          </table:table-cell>
          <table:table-cell table:formula="of:=[.R127]-[.K127]" office:value-type="float" office:value="-0.00399999999998979" calcext:value-type="float">
            <text:p>-0.00399999999999</text:p>
          </table:table-cell>
          <table:table-cell table:number-columns-repeated="1005"/>
        </table:table-row>
        <table:table-row table:style-name="ro1">
          <table:table-cell table:formula="of:=[.A127]-[.$B$46]" office:value-type="float" office:value="-8.13099999999999" calcext:value-type="float">
            <text:p>-8.13099999999999</text:p>
          </table:table-cell>
          <table:table-cell table:formula="of:=((0.01*[.A128]/[.$F$4])+(1.25/[.$F$4])*(([.$F$3]+[.$F$4])/([.$F$5]+[.$F$3])))*1000" office:value-type="float" office:value="9.77842592592593" calcext:value-type="float">
            <text:p>9.77842592592593</text:p>
          </table:table-cell>
          <table:table-cell table:formula="of:=ROUND((([.B128]/1000)*[.$F$10]*[.$H$12])-[.$H$11];5)" office:value-type="float" office:value="1.2552" calcext:value-type="float">
            <text:p>1.2552</text:p>
          </table:table-cell>
          <table:table-cell table:formula="of:=INT([.C128]/([.$F$20]/[.$G$21]))" office:value-type="float" office:value="1557" calcext:value-type="float">
            <text:p>1557</text:p>
          </table:table-cell>
          <table:table-cell table:formula="of:=[.$G$22]*INT([.C128]/([.$G$22]*[.$F$20]/[.$G$21]))" office:value-type="float" office:value="1552" calcext:value-type="float">
            <text:p>1552</text:p>
          </table:table-cell>
          <table:table-cell table:formula="of:=[.E127]-[.E128]" office:value-type="float" office:value="8" calcext:value-type="float">
            <text:p>8</text:p>
          </table:table-cell>
          <table:table-cell table:formula="of:=[.$B$44]+[.$B$46]*([.E128]-[.$B$45])/[.$B$47]" office:value-type="float" office:value="-8.131" calcext:value-type="float">
            <text:p>-8.131</text:p>
          </table:table-cell>
          <table:table-cell table:formula="of:=TRUNC([.G128];2)" office:value-type="float" office:value="-8.13" calcext:value-type="float">
            <text:p>-8.13</text:p>
          </table:table-cell>
          <table:table-cell table:formula="of:=[.H128]-[.A128]" office:value-type="float" office:value="0.000999999999990564" calcext:value-type="float">
            <text:p>0.000999999999991</text:p>
          </table:table-cell>
          <table:table-cell/>
          <table:table-cell table:formula="of:=[.K127]+[.$B$46]" office:value-type="float" office:value="7.87099999999999" calcext:value-type="float">
            <text:p>7.87099999999999</text:p>
          </table:table-cell>
          <table:table-cell table:formula="of:=((0.01*[.K128]/[.$F$4])+(1.25/[.$F$4])*(([.$F$3]+[.$F$4])/([.$F$5]+[.$F$3])))*1000" office:value-type="float" office:value="14.2234259259259" calcext:value-type="float">
            <text:p>14.2234259259259</text:p>
          </table:table-cell>
          <table:table-cell table:formula="of:=ROUND((([.L128]/1000)*[.$F$10]*[.$H$12])-[.$H$11];5)" office:value-type="float" office:value="2.06743" calcext:value-type="float">
            <text:p>2.06743</text:p>
          </table:table-cell>
          <table:table-cell table:formula="of:=INT([.M128]/([.$F$20]/[.$G$21]))" office:value-type="float" office:value="2566" calcext:value-type="float">
            <text:p>2566</text:p>
          </table:table-cell>
          <table:table-cell table:formula="of:=[.$G$22]*INT([.M128]/([.$G$22]*[.$F$20]/[.$G$21]))" office:value-type="float" office:value="2560" calcext:value-type="float">
            <text:p>2560</text:p>
          </table:table-cell>
          <table:table-cell table:formula="of:=[.O128]-[.O127]" office:value-type="float" office:value="8" calcext:value-type="float">
            <text:p>8</text:p>
          </table:table-cell>
          <table:table-cell table:formula="of:=[.$B$44]+[.$B$46]*([.O128]-[.$B$45])/[.$B$47]" office:value-type="float" office:value="7.871" calcext:value-type="float">
            <text:p>7.871</text:p>
          </table:table-cell>
          <table:table-cell table:formula="of:=TRUNC([.Q128];2)" office:value-type="float" office:value="7.87" calcext:value-type="float">
            <text:p>7.87</text:p>
          </table:table-cell>
          <table:table-cell table:formula="of:=[.R128]-[.K128]" office:value-type="float" office:value="-0.000999999999989676" calcext:value-type="float">
            <text:p>-0.00099999999999</text:p>
          </table:table-cell>
          <table:table-cell table:number-columns-repeated="1005"/>
        </table:table-row>
        <table:table-row table:style-name="ro1">
          <table:table-cell table:formula="of:=[.A128]-[.$B$46]" office:value-type="float" office:value="-8.25799999999999" calcext:value-type="float">
            <text:p>-8.25799999999999</text:p>
          </table:table-cell>
          <table:table-cell table:formula="of:=((0.01*[.A129]/[.$F$4])+(1.25/[.$F$4])*(([.$F$3]+[.$F$4])/([.$F$5]+[.$F$3])))*1000" office:value-type="float" office:value="9.74314814814815" calcext:value-type="float">
            <text:p>9.74314814814815</text:p>
          </table:table-cell>
          <table:table-cell table:formula="of:=ROUND((([.B129]/1000)*[.$F$10]*[.$H$12])-[.$H$11];5)" office:value-type="float" office:value="1.24875" calcext:value-type="float">
            <text:p>1.24875</text:p>
          </table:table-cell>
          <table:table-cell table:formula="of:=INT([.C129]/([.$F$20]/[.$G$21]))" office:value-type="float" office:value="1549" calcext:value-type="float">
            <text:p>1549</text:p>
          </table:table-cell>
          <table:table-cell table:formula="of:=[.$G$22]*INT([.C129]/([.$G$22]*[.$F$20]/[.$G$21]))" office:value-type="float" office:value="1544" calcext:value-type="float">
            <text:p>1544</text:p>
          </table:table-cell>
          <table:table-cell table:formula="of:=[.E128]-[.E129]" office:value-type="float" office:value="8" calcext:value-type="float">
            <text:p>8</text:p>
          </table:table-cell>
          <table:table-cell table:formula="of:=[.$B$44]+[.$B$46]*([.E129]-[.$B$45])/[.$B$47]" office:value-type="float" office:value="-8.258" calcext:value-type="float">
            <text:p>-8.258</text:p>
          </table:table-cell>
          <table:table-cell table:formula="of:=TRUNC([.G129];2)" office:value-type="float" office:value="-8.25" calcext:value-type="float">
            <text:p>-8.25</text:p>
          </table:table-cell>
          <table:table-cell table:formula="of:=[.H129]-[.A129]" office:value-type="float" office:value="0.00799999999999201" calcext:value-type="float">
            <text:p>0.007999999999992</text:p>
          </table:table-cell>
          <table:table-cell/>
          <table:table-cell table:formula="of:=[.K128]+[.$B$46]" office:value-type="float" office:value="7.99799999999999" calcext:value-type="float">
            <text:p>7.99799999999999</text:p>
          </table:table-cell>
          <table:table-cell table:formula="of:=((0.01*[.K129]/[.$F$4])+(1.25/[.$F$4])*(([.$F$3]+[.$F$4])/([.$F$5]+[.$F$3])))*1000" office:value-type="float" office:value="14.2587037037037" calcext:value-type="float">
            <text:p>14.2587037037037</text:p>
          </table:table-cell>
          <table:table-cell table:formula="of:=ROUND((([.L129]/1000)*[.$F$10]*[.$H$12])-[.$H$11];5)" office:value-type="float" office:value="2.07388" calcext:value-type="float">
            <text:p>2.07388</text:p>
          </table:table-cell>
          <table:table-cell table:formula="of:=INT([.M129]/([.$F$20]/[.$G$21]))" office:value-type="float" office:value="2574" calcext:value-type="float">
            <text:p>2574</text:p>
          </table:table-cell>
          <table:table-cell table:formula="of:=[.$G$22]*INT([.M129]/([.$G$22]*[.$F$20]/[.$G$21]))" office:value-type="float" office:value="2568" calcext:value-type="float">
            <text:p>2568</text:p>
          </table:table-cell>
          <table:table-cell table:formula="of:=[.O129]-[.O128]" office:value-type="float" office:value="8" calcext:value-type="float">
            <text:p>8</text:p>
          </table:table-cell>
          <table:table-cell table:formula="of:=[.$B$44]+[.$B$46]*([.O129]-[.$B$45])/[.$B$47]" office:value-type="float" office:value="7.998" calcext:value-type="float">
            <text:p>7.998</text:p>
          </table:table-cell>
          <table:table-cell table:formula="of:=TRUNC([.Q129];2)" office:value-type="float" office:value="7.99" calcext:value-type="float">
            <text:p>7.99</text:p>
          </table:table-cell>
          <table:table-cell table:formula="of:=[.R129]-[.K129]" office:value-type="float" office:value="-0.00799999999998935" calcext:value-type="float">
            <text:p>-0.007999999999989</text:p>
          </table:table-cell>
          <table:table-cell table:number-columns-repeated="1005"/>
        </table:table-row>
        <table:table-row table:style-name="ro1">
          <table:table-cell table:formula="of:=[.A129]-[.$B$46]" office:value-type="float" office:value="-8.38499999999999" calcext:value-type="float">
            <text:p>-8.38499999999999</text:p>
          </table:table-cell>
          <table:table-cell table:formula="of:=((0.01*[.A130]/[.$F$4])+(1.25/[.$F$4])*(([.$F$3]+[.$F$4])/([.$F$5]+[.$F$3])))*1000" office:value-type="float" office:value="9.70787037037037" calcext:value-type="float">
            <text:p>9.70787037037037</text:p>
          </table:table-cell>
          <table:table-cell table:formula="of:=ROUND((([.B130]/1000)*[.$F$10]*[.$H$12])-[.$H$11];5)" office:value-type="float" office:value="1.24231" calcext:value-type="float">
            <text:p>1.24231</text:p>
          </table:table-cell>
          <table:table-cell table:formula="of:=INT([.C130]/([.$F$20]/[.$G$21]))" office:value-type="float" office:value="1541" calcext:value-type="float">
            <text:p>1541</text:p>
          </table:table-cell>
          <table:table-cell table:formula="of:=[.$G$22]*INT([.C130]/([.$G$22]*[.$F$20]/[.$G$21]))" office:value-type="float" office:value="1536" calcext:value-type="float">
            <text:p>1536</text:p>
          </table:table-cell>
          <table:table-cell table:formula="of:=[.E129]-[.E130]" office:value-type="float" office:value="8" calcext:value-type="float">
            <text:p>8</text:p>
          </table:table-cell>
          <table:table-cell table:formula="of:=[.$B$44]+[.$B$46]*([.E130]-[.$B$45])/[.$B$47]" office:value-type="float" office:value="-8.385" calcext:value-type="float">
            <text:p>-8.385</text:p>
          </table:table-cell>
          <table:table-cell table:formula="of:=TRUNC([.G130];2)" office:value-type="float" office:value="-8.38" calcext:value-type="float">
            <text:p>-8.38</text:p>
          </table:table-cell>
          <table:table-cell table:formula="of:=[.H130]-[.A130]" office:value-type="float" office:value="0.0049999999999919" calcext:value-type="float">
            <text:p>0.004999999999992</text:p>
          </table:table-cell>
          <table:table-cell/>
          <table:table-cell table:formula="of:=[.K129]+[.$B$46]" office:value-type="float" office:value="8.12499999999999" calcext:value-type="float">
            <text:p>8.12499999999999</text:p>
          </table:table-cell>
          <table:table-cell table:formula="of:=((0.01*[.K130]/[.$F$4])+(1.25/[.$F$4])*(([.$F$3]+[.$F$4])/([.$F$5]+[.$F$3])))*1000" office:value-type="float" office:value="14.2939814814815" calcext:value-type="float">
            <text:p>14.2939814814815</text:p>
          </table:table-cell>
          <table:table-cell table:formula="of:=ROUND((([.L130]/1000)*[.$F$10]*[.$H$12])-[.$H$11];5)" office:value-type="float" office:value="2.08032" calcext:value-type="float">
            <text:p>2.08032</text:p>
          </table:table-cell>
          <table:table-cell table:formula="of:=INT([.M130]/([.$F$20]/[.$G$21]))" office:value-type="float" office:value="2582" calcext:value-type="float">
            <text:p>2582</text:p>
          </table:table-cell>
          <table:table-cell table:formula="of:=[.$G$22]*INT([.M130]/([.$G$22]*[.$F$20]/[.$G$21]))" office:value-type="float" office:value="2576" calcext:value-type="float">
            <text:p>2576</text:p>
          </table:table-cell>
          <table:table-cell table:formula="of:=[.O130]-[.O129]" office:value-type="float" office:value="8" calcext:value-type="float">
            <text:p>8</text:p>
          </table:table-cell>
          <table:table-cell table:formula="of:=[.$B$44]+[.$B$46]*([.O130]-[.$B$45])/[.$B$47]" office:value-type="float" office:value="8.125" calcext:value-type="float">
            <text:p>8.125</text:p>
          </table:table-cell>
          <table:table-cell table:formula="of:=TRUNC([.Q130];2)" office:value-type="float" office:value="8.12" calcext:value-type="float">
            <text:p>8.12</text:p>
          </table:table-cell>
          <table:table-cell table:formula="of:=[.R130]-[.K130]" office:value-type="float" office:value="-0.00499999999999012" calcext:value-type="float">
            <text:p>-0.00499999999999</text:p>
          </table:table-cell>
          <table:table-cell table:number-columns-repeated="1005"/>
        </table:table-row>
        <table:table-row table:style-name="ro1">
          <table:table-cell table:formula="of:=[.A130]-[.$B$46]" office:value-type="float" office:value="-8.51199999999999" calcext:value-type="float">
            <text:p>-8.51199999999999</text:p>
          </table:table-cell>
          <table:table-cell table:formula="of:=((0.01*[.A131]/[.$F$4])+(1.25/[.$F$4])*(([.$F$3]+[.$F$4])/([.$F$5]+[.$F$3])))*1000" office:value-type="float" office:value="9.6725925925926" calcext:value-type="float">
            <text:p>9.6725925925926</text:p>
          </table:table-cell>
          <table:table-cell table:formula="of:=ROUND((([.B131]/1000)*[.$F$10]*[.$H$12])-[.$H$11];5)" office:value-type="float" office:value="1.23586" calcext:value-type="float">
            <text:p>1.23586</text:p>
          </table:table-cell>
          <table:table-cell table:formula="of:=INT([.C131]/([.$F$20]/[.$G$21]))" office:value-type="float" office:value="1533" calcext:value-type="float">
            <text:p>1533</text:p>
          </table:table-cell>
          <table:table-cell table:formula="of:=[.$G$22]*INT([.C131]/([.$G$22]*[.$F$20]/[.$G$21]))" office:value-type="float" office:value="1528" calcext:value-type="float">
            <text:p>1528</text:p>
          </table:table-cell>
          <table:table-cell table:formula="of:=[.E130]-[.E131]" office:value-type="float" office:value="8" calcext:value-type="float">
            <text:p>8</text:p>
          </table:table-cell>
          <table:table-cell table:formula="of:=[.$B$44]+[.$B$46]*([.E131]-[.$B$45])/[.$B$47]" office:value-type="float" office:value="-8.512" calcext:value-type="float">
            <text:p>-8.512</text:p>
          </table:table-cell>
          <table:table-cell table:formula="of:=TRUNC([.G131];2)" office:value-type="float" office:value="-8.51" calcext:value-type="float">
            <text:p>-8.51</text:p>
          </table:table-cell>
          <table:table-cell table:formula="of:=[.H131]-[.A131]" office:value-type="float" office:value="0.00199999999999356" calcext:value-type="float">
            <text:p>0.001999999999994</text:p>
          </table:table-cell>
          <table:table-cell/>
          <table:table-cell table:formula="of:=[.K130]+[.$B$46]" office:value-type="float" office:value="8.25199999999999" calcext:value-type="float">
            <text:p>8.25199999999999</text:p>
          </table:table-cell>
          <table:table-cell table:formula="of:=((0.01*[.K131]/[.$F$4])+(1.25/[.$F$4])*(([.$F$3]+[.$F$4])/([.$F$5]+[.$F$3])))*1000" office:value-type="float" office:value="14.3292592592593" calcext:value-type="float">
            <text:p>14.3292592592593</text:p>
          </table:table-cell>
          <table:table-cell table:formula="of:=ROUND((([.L131]/1000)*[.$F$10]*[.$H$12])-[.$H$11];5)" office:value-type="float" office:value="2.08677" calcext:value-type="float">
            <text:p>2.08677</text:p>
          </table:table-cell>
          <table:table-cell table:formula="of:=INT([.M131]/([.$F$20]/[.$G$21]))" office:value-type="float" office:value="2590" calcext:value-type="float">
            <text:p>2590</text:p>
          </table:table-cell>
          <table:table-cell table:formula="of:=[.$G$22]*INT([.M131]/([.$G$22]*[.$F$20]/[.$G$21]))" office:value-type="float" office:value="2584" calcext:value-type="float">
            <text:p>2584</text:p>
          </table:table-cell>
          <table:table-cell table:formula="of:=[.O131]-[.O130]" office:value-type="float" office:value="8" calcext:value-type="float">
            <text:p>8</text:p>
          </table:table-cell>
          <table:table-cell table:formula="of:=[.$B$44]+[.$B$46]*([.O131]-[.$B$45])/[.$B$47]" office:value-type="float" office:value="8.252" calcext:value-type="float">
            <text:p>8.252</text:p>
          </table:table-cell>
          <table:table-cell table:formula="of:=TRUNC([.Q131];2)" office:value-type="float" office:value="8.25" calcext:value-type="float">
            <text:p>8.25</text:p>
          </table:table-cell>
          <table:table-cell table:formula="of:=[.R131]-[.K131]" office:value-type="float" office:value="-0.00199999999999001" calcext:value-type="float">
            <text:p>-0.00199999999999</text:p>
          </table:table-cell>
          <table:table-cell table:number-columns-repeated="1005"/>
        </table:table-row>
        <table:table-row table:style-name="ro1">
          <table:table-cell table:formula="of:=[.A131]-[.$B$46]" office:value-type="float" office:value="-8.63899999999999" calcext:value-type="float">
            <text:p>-8.63899999999999</text:p>
          </table:table-cell>
          <table:table-cell table:formula="of:=((0.01*[.A132]/[.$F$4])+(1.25/[.$F$4])*(([.$F$3]+[.$F$4])/([.$F$5]+[.$F$3])))*1000" office:value-type="float" office:value="9.63731481481482" calcext:value-type="float">
            <text:p>9.63731481481482</text:p>
          </table:table-cell>
          <table:table-cell table:formula="of:=ROUND((([.B132]/1000)*[.$F$10]*[.$H$12])-[.$H$11];5)" office:value-type="float" office:value="1.22942" calcext:value-type="float">
            <text:p>1.22942</text:p>
          </table:table-cell>
          <table:table-cell table:formula="of:=INT([.C132]/([.$F$20]/[.$G$21]))" office:value-type="float" office:value="1525" calcext:value-type="float">
            <text:p>1525</text:p>
          </table:table-cell>
          <table:table-cell table:formula="of:=[.$G$22]*INT([.C132]/([.$G$22]*[.$F$20]/[.$G$21]))" office:value-type="float" office:value="1520" calcext:value-type="float">
            <text:p>1520</text:p>
          </table:table-cell>
          <table:table-cell table:formula="of:=[.E131]-[.E132]" office:value-type="float" office:value="8" calcext:value-type="float">
            <text:p>8</text:p>
          </table:table-cell>
          <table:table-cell table:formula="of:=[.$B$44]+[.$B$46]*([.E132]-[.$B$45])/[.$B$47]" office:value-type="float" office:value="-8.639" calcext:value-type="float">
            <text:p>-8.639</text:p>
          </table:table-cell>
          <table:table-cell table:formula="of:=TRUNC([.G132];2)" office:value-type="float" office:value="-8.63" calcext:value-type="float">
            <text:p>-8.63</text:p>
          </table:table-cell>
          <table:table-cell table:formula="of:=[.H132]-[.A132]" office:value-type="float" office:value="0.00899999999999324" calcext:value-type="float">
            <text:p>0.008999999999993</text:p>
          </table:table-cell>
          <table:table-cell/>
          <table:table-cell table:formula="of:=[.K131]+[.$B$46]" office:value-type="float" office:value="8.37899999999999" calcext:value-type="float">
            <text:p>8.37899999999999</text:p>
          </table:table-cell>
          <table:table-cell table:formula="of:=((0.01*[.K132]/[.$F$4])+(1.25/[.$F$4])*(([.$F$3]+[.$F$4])/([.$F$5]+[.$F$3])))*1000" office:value-type="float" office:value="14.364537037037" calcext:value-type="float">
            <text:p>14.364537037037</text:p>
          </table:table-cell>
          <table:table-cell table:formula="of:=ROUND((([.L132]/1000)*[.$F$10]*[.$H$12])-[.$H$11];5)" office:value-type="float" office:value="2.09322" calcext:value-type="float">
            <text:p>2.09322</text:p>
          </table:table-cell>
          <table:table-cell table:formula="of:=INT([.M132]/([.$F$20]/[.$G$21]))" office:value-type="float" office:value="2598" calcext:value-type="float">
            <text:p>2598</text:p>
          </table:table-cell>
          <table:table-cell table:formula="of:=[.$G$22]*INT([.M132]/([.$G$22]*[.$F$20]/[.$G$21]))" office:value-type="float" office:value="2592" calcext:value-type="float">
            <text:p>2592</text:p>
          </table:table-cell>
          <table:table-cell table:formula="of:=[.O132]-[.O131]" office:value-type="float" office:value="8" calcext:value-type="float">
            <text:p>8</text:p>
          </table:table-cell>
          <table:table-cell table:formula="of:=[.$B$44]+[.$B$46]*([.O132]-[.$B$45])/[.$B$47]" office:value-type="float" office:value="8.379" calcext:value-type="float">
            <text:p>8.379</text:p>
          </table:table-cell>
          <table:table-cell table:formula="of:=TRUNC([.Q132];2)" office:value-type="float" office:value="8.37" calcext:value-type="float">
            <text:p>8.37</text:p>
          </table:table-cell>
          <table:table-cell table:formula="of:=[.R132]-[.K132]" office:value-type="float" office:value="-0.00899999999999146" calcext:value-type="float">
            <text:p>-0.008999999999991</text:p>
          </table:table-cell>
          <table:table-cell table:number-columns-repeated="1005"/>
        </table:table-row>
        <table:table-row table:style-name="ro1">
          <table:table-cell table:formula="of:=[.A132]-[.$B$46]" office:value-type="float" office:value="-8.766" calcext:value-type="float">
            <text:p>-8.766</text:p>
          </table:table-cell>
          <table:table-cell table:formula="of:=((0.01*[.A133]/[.$F$4])+(1.25/[.$F$4])*(([.$F$3]+[.$F$4])/([.$F$5]+[.$F$3])))*1000" office:value-type="float" office:value="9.60203703703704" calcext:value-type="float">
            <text:p>9.60203703703704</text:p>
          </table:table-cell>
          <table:table-cell table:formula="of:=ROUND((([.B133]/1000)*[.$F$10]*[.$H$12])-[.$H$11];5)" office:value-type="float" office:value="1.22297" calcext:value-type="float">
            <text:p>1.22297</text:p>
          </table:table-cell>
          <table:table-cell table:formula="of:=INT([.C133]/([.$F$20]/[.$G$21]))" office:value-type="float" office:value="1517" calcext:value-type="float">
            <text:p>1517</text:p>
          </table:table-cell>
          <table:table-cell table:formula="of:=[.$G$22]*INT([.C133]/([.$G$22]*[.$F$20]/[.$G$21]))" office:value-type="float" office:value="1512" calcext:value-type="float">
            <text:p>1512</text:p>
          </table:table-cell>
          <table:table-cell table:formula="of:=[.E132]-[.E133]" office:value-type="float" office:value="8" calcext:value-type="float">
            <text:p>8</text:p>
          </table:table-cell>
          <table:table-cell table:formula="of:=[.$B$44]+[.$B$46]*([.E133]-[.$B$45])/[.$B$47]" office:value-type="float" office:value="-8.766" calcext:value-type="float">
            <text:p>-8.766</text:p>
          </table:table-cell>
          <table:table-cell table:formula="of:=TRUNC([.G133];2)" office:value-type="float" office:value="-8.76" calcext:value-type="float">
            <text:p>-8.76</text:p>
          </table:table-cell>
          <table:table-cell table:formula="of:=[.H133]-[.A133]" office:value-type="float" office:value="0.0059999999999949" calcext:value-type="float">
            <text:p>0.005999999999995</text:p>
          </table:table-cell>
          <table:table-cell/>
          <table:table-cell table:formula="of:=[.K132]+[.$B$46]" office:value-type="float" office:value="8.50599999999999" calcext:value-type="float">
            <text:p>8.50599999999999</text:p>
          </table:table-cell>
          <table:table-cell table:formula="of:=((0.01*[.K133]/[.$F$4])+(1.25/[.$F$4])*(([.$F$3]+[.$F$4])/([.$F$5]+[.$F$3])))*1000" office:value-type="float" office:value="14.3998148148148" calcext:value-type="float">
            <text:p>14.3998148148148</text:p>
          </table:table-cell>
          <table:table-cell table:formula="of:=ROUND((([.L133]/1000)*[.$F$10]*[.$H$12])-[.$H$11];5)" office:value-type="float" office:value="2.09966" calcext:value-type="float">
            <text:p>2.09966</text:p>
          </table:table-cell>
          <table:table-cell table:formula="of:=INT([.M133]/([.$F$20]/[.$G$21]))" office:value-type="float" office:value="2606" calcext:value-type="float">
            <text:p>2606</text:p>
          </table:table-cell>
          <table:table-cell table:formula="of:=[.$G$22]*INT([.M133]/([.$G$22]*[.$F$20]/[.$G$21]))" office:value-type="float" office:value="2600" calcext:value-type="float">
            <text:p>2600</text:p>
          </table:table-cell>
          <table:table-cell table:formula="of:=[.O133]-[.O132]" office:value-type="float" office:value="8" calcext:value-type="float">
            <text:p>8</text:p>
          </table:table-cell>
          <table:table-cell table:formula="of:=[.$B$44]+[.$B$46]*([.O133]-[.$B$45])/[.$B$47]" office:value-type="float" office:value="8.506" calcext:value-type="float">
            <text:p>8.506</text:p>
          </table:table-cell>
          <table:table-cell table:formula="of:=TRUNC([.Q133];2)" office:value-type="float" office:value="8.5" calcext:value-type="float">
            <text:p>8.5</text:p>
          </table:table-cell>
          <table:table-cell table:formula="of:=[.R133]-[.K133]" office:value-type="float" office:value="-0.00599999999999135" calcext:value-type="float">
            <text:p>-0.005999999999991</text:p>
          </table:table-cell>
          <table:table-cell table:number-columns-repeated="1005"/>
        </table:table-row>
        <table:table-row table:style-name="ro1">
          <table:table-cell table:formula="of:=[.A133]-[.$B$46]" office:value-type="float" office:value="-8.893" calcext:value-type="float">
            <text:p>-8.893</text:p>
          </table:table-cell>
          <table:table-cell table:formula="of:=((0.01*[.A134]/[.$F$4])+(1.25/[.$F$4])*(([.$F$3]+[.$F$4])/([.$F$5]+[.$F$3])))*1000" office:value-type="float" office:value="9.56675925925926" calcext:value-type="float">
            <text:p>9.56675925925926</text:p>
          </table:table-cell>
          <table:table-cell table:formula="of:=ROUND((([.B134]/1000)*[.$F$10]*[.$H$12])-[.$H$11];5)" office:value-type="float" office:value="1.21652" calcext:value-type="float">
            <text:p>1.21652</text:p>
          </table:table-cell>
          <table:table-cell table:formula="of:=INT([.C134]/([.$F$20]/[.$G$21]))" office:value-type="float" office:value="1509" calcext:value-type="float">
            <text:p>1509</text:p>
          </table:table-cell>
          <table:table-cell table:formula="of:=[.$G$22]*INT([.C134]/([.$G$22]*[.$F$20]/[.$G$21]))" office:value-type="float" office:value="1504" calcext:value-type="float">
            <text:p>1504</text:p>
          </table:table-cell>
          <table:table-cell table:formula="of:=[.E133]-[.E134]" office:value-type="float" office:value="8" calcext:value-type="float">
            <text:p>8</text:p>
          </table:table-cell>
          <table:table-cell table:formula="of:=[.$B$44]+[.$B$46]*([.E134]-[.$B$45])/[.$B$47]" office:value-type="float" office:value="-8.893" calcext:value-type="float">
            <text:p>-8.893</text:p>
          </table:table-cell>
          <table:table-cell table:formula="of:=TRUNC([.G134];2)" office:value-type="float" office:value="-8.89" calcext:value-type="float">
            <text:p>-8.89</text:p>
          </table:table-cell>
          <table:table-cell table:formula="of:=[.H134]-[.A134]" office:value-type="float" office:value="0.00299999999999478" calcext:value-type="float">
            <text:p>0.002999999999995</text:p>
          </table:table-cell>
          <table:table-cell/>
          <table:table-cell table:formula="of:=[.K133]+[.$B$46]" office:value-type="float" office:value="8.63299999999999" calcext:value-type="float">
            <text:p>8.63299999999999</text:p>
          </table:table-cell>
          <table:table-cell table:formula="of:=((0.01*[.K134]/[.$F$4])+(1.25/[.$F$4])*(([.$F$3]+[.$F$4])/([.$F$5]+[.$F$3])))*1000" office:value-type="float" office:value="14.4350925925926" calcext:value-type="float">
            <text:p>14.4350925925926</text:p>
          </table:table-cell>
          <table:table-cell table:formula="of:=ROUND((([.L134]/1000)*[.$F$10]*[.$H$12])-[.$H$11];5)" office:value-type="float" office:value="2.10611" calcext:value-type="float">
            <text:p>2.10611</text:p>
          </table:table-cell>
          <table:table-cell table:formula="of:=INT([.M134]/([.$F$20]/[.$G$21]))" office:value-type="float" office:value="2614" calcext:value-type="float">
            <text:p>2614</text:p>
          </table:table-cell>
          <table:table-cell table:formula="of:=[.$G$22]*INT([.M134]/([.$G$22]*[.$F$20]/[.$G$21]))" office:value-type="float" office:value="2608" calcext:value-type="float">
            <text:p>2608</text:p>
          </table:table-cell>
          <table:table-cell table:formula="of:=[.O134]-[.O133]" office:value-type="float" office:value="8" calcext:value-type="float">
            <text:p>8</text:p>
          </table:table-cell>
          <table:table-cell table:formula="of:=[.$B$44]+[.$B$46]*([.O134]-[.$B$45])/[.$B$47]" office:value-type="float" office:value="8.633" calcext:value-type="float">
            <text:p>8.633</text:p>
          </table:table-cell>
          <table:table-cell table:formula="of:=TRUNC([.Q134];2)" office:value-type="float" office:value="8.63" calcext:value-type="float">
            <text:p>8.63</text:p>
          </table:table-cell>
          <table:table-cell table:formula="of:=[.R134]-[.K134]" office:value-type="float" office:value="-0.00299999999999123" calcext:value-type="float">
            <text:p>-0.002999999999991</text:p>
          </table:table-cell>
          <table:table-cell table:number-columns-repeated="1005"/>
        </table:table-row>
        <table:table-row table:style-name="ro1">
          <table:table-cell table:formula="of:=[.A134]-[.$B$46]" office:value-type="float" office:value="-9.02" calcext:value-type="float">
            <text:p>-9.02</text:p>
          </table:table-cell>
          <table:table-cell table:formula="of:=((0.01*[.A135]/[.$F$4])+(1.25/[.$F$4])*(([.$F$3]+[.$F$4])/([.$F$5]+[.$F$3])))*1000" office:value-type="float" office:value="9.53148148148149" calcext:value-type="float">
            <text:p>9.53148148148149</text:p>
          </table:table-cell>
          <table:table-cell table:formula="of:=ROUND((([.B135]/1000)*[.$F$10]*[.$H$12])-[.$H$11];5)" office:value-type="float" office:value="1.21008" calcext:value-type="float">
            <text:p>1.21008</text:p>
          </table:table-cell>
          <table:table-cell table:formula="of:=INT([.C135]/([.$F$20]/[.$G$21]))" office:value-type="float" office:value="1501" calcext:value-type="float">
            <text:p>1501</text:p>
          </table:table-cell>
          <table:table-cell table:formula="of:=[.$G$22]*INT([.C135]/([.$G$22]*[.$F$20]/[.$G$21]))" office:value-type="float" office:value="1496" calcext:value-type="float">
            <text:p>1496</text:p>
          </table:table-cell>
          <table:table-cell table:formula="of:=[.E134]-[.E135]" office:value-type="float" office:value="8" calcext:value-type="float">
            <text:p>8</text:p>
          </table:table-cell>
          <table:table-cell table:formula="of:=[.$B$44]+[.$B$46]*([.E135]-[.$B$45])/[.$B$47]" office:value-type="float" office:value="-9.02" calcext:value-type="float">
            <text:p>-9.02</text:p>
          </table:table-cell>
          <table:table-cell table:formula="of:=TRUNC([.G135];2)" office:value-type="float" office:value="-9.02" calcext:value-type="float">
            <text:p>-9.02</text:p>
          </table:table-cell>
          <table:table-cell table:formula="of:=[.H135]-[.A135]" office:value-type="float" office:value="0" calcext:value-type="float">
            <text:p>0</text:p>
          </table:table-cell>
          <table:table-cell/>
          <table:table-cell table:formula="of:=[.K134]+[.$B$46]" office:value-type="float" office:value="8.75999999999999" calcext:value-type="float">
            <text:p>8.75999999999999</text:p>
          </table:table-cell>
          <table:table-cell table:formula="of:=((0.01*[.K135]/[.$F$4])+(1.25/[.$F$4])*(([.$F$3]+[.$F$4])/([.$F$5]+[.$F$3])))*1000" office:value-type="float" office:value="14.4703703703704" calcext:value-type="float">
            <text:p>14.4703703703704</text:p>
          </table:table-cell>
          <table:table-cell table:formula="of:=ROUND((([.L135]/1000)*[.$F$10]*[.$H$12])-[.$H$11];5)" office:value-type="float" office:value="2.11255" calcext:value-type="float">
            <text:p>2.11255</text:p>
          </table:table-cell>
          <table:table-cell table:formula="of:=INT([.M135]/([.$F$20]/[.$G$21]))" office:value-type="float" office:value="2622" calcext:value-type="float">
            <text:p>2622</text:p>
          </table:table-cell>
          <table:table-cell table:formula="of:=[.$G$22]*INT([.M135]/([.$G$22]*[.$F$20]/[.$G$21]))" office:value-type="float" office:value="2616" calcext:value-type="float">
            <text:p>2616</text:p>
          </table:table-cell>
          <table:table-cell table:formula="of:=[.O135]-[.O134]" office:value-type="float" office:value="8" calcext:value-type="float">
            <text:p>8</text:p>
          </table:table-cell>
          <table:table-cell table:formula="of:=[.$B$44]+[.$B$46]*([.O135]-[.$B$45])/[.$B$47]" office:value-type="float" office:value="8.76" calcext:value-type="float">
            <text:p>8.76</text:p>
          </table:table-cell>
          <table:table-cell table:formula="of:=TRUNC([.Q135];2)" office:value-type="float" office:value="8.76" calcext:value-type="float">
            <text:p>8.76</text:p>
          </table:table-cell>
          <table:table-cell table:formula="of:=[.R135]-[.K1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35]-[.$B$46]" office:value-type="float" office:value="-9.147" calcext:value-type="float">
            <text:p>-9.147</text:p>
          </table:table-cell>
          <table:table-cell table:formula="of:=((0.01*[.A136]/[.$F$4])+(1.25/[.$F$4])*(([.$F$3]+[.$F$4])/([.$F$5]+[.$F$3])))*1000" office:value-type="float" office:value="9.49620370370371" calcext:value-type="float">
            <text:p>9.49620370370371</text:p>
          </table:table-cell>
          <table:table-cell table:formula="of:=ROUND((([.B136]/1000)*[.$F$10]*[.$H$12])-[.$H$11];5)" office:value-type="float" office:value="1.20363" calcext:value-type="float">
            <text:p>1.20363</text:p>
          </table:table-cell>
          <table:table-cell table:formula="of:=INT([.C136]/([.$F$20]/[.$G$21]))" office:value-type="float" office:value="1493" calcext:value-type="float">
            <text:p>1493</text:p>
          </table:table-cell>
          <table:table-cell table:formula="of:=[.$G$22]*INT([.C136]/([.$G$22]*[.$F$20]/[.$G$21]))" office:value-type="float" office:value="1488" calcext:value-type="float">
            <text:p>1488</text:p>
          </table:table-cell>
          <table:table-cell table:formula="of:=[.E135]-[.E136]" office:value-type="float" office:value="8" calcext:value-type="float">
            <text:p>8</text:p>
          </table:table-cell>
          <table:table-cell table:formula="of:=[.$B$44]+[.$B$46]*([.E136]-[.$B$45])/[.$B$47]" office:value-type="float" office:value="-9.147" calcext:value-type="float">
            <text:p>-9.147</text:p>
          </table:table-cell>
          <table:table-cell table:formula="of:=TRUNC([.G136];2)" office:value-type="float" office:value="-9.14" calcext:value-type="float">
            <text:p>-9.14</text:p>
          </table:table-cell>
          <table:table-cell table:formula="of:=[.H136]-[.A136]" office:value-type="float" office:value="0.00699999999999612" calcext:value-type="float">
            <text:p>0.006999999999996</text:p>
          </table:table-cell>
          <table:table-cell/>
          <table:table-cell table:formula="of:=[.K135]+[.$B$46]" office:value-type="float" office:value="8.88699999999999" calcext:value-type="float">
            <text:p>8.88699999999999</text:p>
          </table:table-cell>
          <table:table-cell table:formula="of:=((0.01*[.K136]/[.$F$4])+(1.25/[.$F$4])*(([.$F$3]+[.$F$4])/([.$F$5]+[.$F$3])))*1000" office:value-type="float" office:value="14.5056481481481" calcext:value-type="float">
            <text:p>14.5056481481481</text:p>
          </table:table-cell>
          <table:table-cell table:formula="of:=ROUND((([.L136]/1000)*[.$F$10]*[.$H$12])-[.$H$11];5)" office:value-type="float" office:value="2.119" calcext:value-type="float">
            <text:p>2.119</text:p>
          </table:table-cell>
          <table:table-cell table:formula="of:=INT([.M136]/([.$F$20]/[.$G$21]))" office:value-type="float" office:value="2630" calcext:value-type="float">
            <text:p>2630</text:p>
          </table:table-cell>
          <table:table-cell table:formula="of:=[.$G$22]*INT([.M136]/([.$G$22]*[.$F$20]/[.$G$21]))" office:value-type="float" office:value="2624" calcext:value-type="float">
            <text:p>2624</text:p>
          </table:table-cell>
          <table:table-cell table:formula="of:=[.O136]-[.O135]" office:value-type="float" office:value="8" calcext:value-type="float">
            <text:p>8</text:p>
          </table:table-cell>
          <table:table-cell table:formula="of:=[.$B$44]+[.$B$46]*([.O136]-[.$B$45])/[.$B$47]" office:value-type="float" office:value="8.887" calcext:value-type="float">
            <text:p>8.887</text:p>
          </table:table-cell>
          <table:table-cell table:formula="of:=TRUNC([.Q136];2)" office:value-type="float" office:value="8.88" calcext:value-type="float">
            <text:p>8.88</text:p>
          </table:table-cell>
          <table:table-cell table:formula="of:=[.R136]-[.K136]" office:value-type="float" office:value="-0.00699999999999257" calcext:value-type="float">
            <text:p>-0.006999999999993</text:p>
          </table:table-cell>
          <table:table-cell table:number-columns-repeated="1005"/>
        </table:table-row>
        <table:table-row table:style-name="ro1">
          <table:table-cell table:formula="of:=[.A136]-[.$B$46]" office:value-type="float" office:value="-9.274" calcext:value-type="float">
            <text:p>-9.274</text:p>
          </table:table-cell>
          <table:table-cell table:formula="of:=((0.01*[.A137]/[.$F$4])+(1.25/[.$F$4])*(([.$F$3]+[.$F$4])/([.$F$5]+[.$F$3])))*1000" office:value-type="float" office:value="9.46092592592593" calcext:value-type="float">
            <text:p>9.46092592592593</text:p>
          </table:table-cell>
          <table:table-cell table:formula="of:=ROUND((([.B137]/1000)*[.$F$10]*[.$H$12])-[.$H$11];5)" office:value-type="float" office:value="1.19718" calcext:value-type="float">
            <text:p>1.19718</text:p>
          </table:table-cell>
          <table:table-cell table:formula="of:=INT([.C137]/([.$F$20]/[.$G$21]))" office:value-type="float" office:value="1485" calcext:value-type="float">
            <text:p>1485</text:p>
          </table:table-cell>
          <table:table-cell table:formula="of:=[.$G$22]*INT([.C137]/([.$G$22]*[.$F$20]/[.$G$21]))" office:value-type="float" office:value="1480" calcext:value-type="float">
            <text:p>1480</text:p>
          </table:table-cell>
          <table:table-cell table:formula="of:=[.E136]-[.E137]" office:value-type="float" office:value="8" calcext:value-type="float">
            <text:p>8</text:p>
          </table:table-cell>
          <table:table-cell table:formula="of:=[.$B$44]+[.$B$46]*([.E137]-[.$B$45])/[.$B$47]" office:value-type="float" office:value="-9.274" calcext:value-type="float">
            <text:p>-9.274</text:p>
          </table:table-cell>
          <table:table-cell table:formula="of:=TRUNC([.G137];2)" office:value-type="float" office:value="-9.27" calcext:value-type="float">
            <text:p>-9.27</text:p>
          </table:table-cell>
          <table:table-cell table:formula="of:=[.H137]-[.A137]" office:value-type="float" office:value="0.00399999999999778" calcext:value-type="float">
            <text:p>0.003999999999998</text:p>
          </table:table-cell>
          <table:table-cell/>
          <table:table-cell table:formula="of:=[.K136]+[.$B$46]" office:value-type="float" office:value="9.01399999999999" calcext:value-type="float">
            <text:p>9.01399999999999</text:p>
          </table:table-cell>
          <table:table-cell table:formula="of:=((0.01*[.K137]/[.$F$4])+(1.25/[.$F$4])*(([.$F$3]+[.$F$4])/([.$F$5]+[.$F$3])))*1000" office:value-type="float" office:value="14.5409259259259" calcext:value-type="float">
            <text:p>14.5409259259259</text:p>
          </table:table-cell>
          <table:table-cell table:formula="of:=ROUND((([.L137]/1000)*[.$F$10]*[.$H$12])-[.$H$11];5)" office:value-type="float" office:value="2.12545" calcext:value-type="float">
            <text:p>2.12545</text:p>
          </table:table-cell>
          <table:table-cell table:formula="of:=INT([.M137]/([.$F$20]/[.$G$21]))" office:value-type="float" office:value="2638" calcext:value-type="float">
            <text:p>2638</text:p>
          </table:table-cell>
          <table:table-cell table:formula="of:=[.$G$22]*INT([.M137]/([.$G$22]*[.$F$20]/[.$G$21]))" office:value-type="float" office:value="2632" calcext:value-type="float">
            <text:p>2632</text:p>
          </table:table-cell>
          <table:table-cell table:formula="of:=[.O137]-[.O136]" office:value-type="float" office:value="8" calcext:value-type="float">
            <text:p>8</text:p>
          </table:table-cell>
          <table:table-cell table:formula="of:=[.$B$44]+[.$B$46]*([.O137]-[.$B$45])/[.$B$47]" office:value-type="float" office:value="9.014" calcext:value-type="float">
            <text:p>9.014</text:p>
          </table:table-cell>
          <table:table-cell table:formula="of:=TRUNC([.Q137];2)" office:value-type="float" office:value="9.01" calcext:value-type="float">
            <text:p>9.01</text:p>
          </table:table-cell>
          <table:table-cell table:formula="of:=[.R137]-[.K137]" office:value-type="float" office:value="-0.00399999999999423" calcext:value-type="float">
            <text:p>-0.003999999999994</text:p>
          </table:table-cell>
          <table:table-cell table:number-columns-repeated="1005"/>
        </table:table-row>
        <table:table-row table:style-name="ro1">
          <table:table-cell table:formula="of:=[.A137]-[.$B$46]" office:value-type="float" office:value="-9.401" calcext:value-type="float">
            <text:p>-9.401</text:p>
          </table:table-cell>
          <table:table-cell table:formula="of:=((0.01*[.A138]/[.$F$4])+(1.25/[.$F$4])*(([.$F$3]+[.$F$4])/([.$F$5]+[.$F$3])))*1000" office:value-type="float" office:value="9.42564814814815" calcext:value-type="float">
            <text:p>9.42564814814815</text:p>
          </table:table-cell>
          <table:table-cell table:formula="of:=ROUND((([.B138]/1000)*[.$F$10]*[.$H$12])-[.$H$11];5)" office:value-type="float" office:value="1.19074" calcext:value-type="float">
            <text:p>1.19074</text:p>
          </table:table-cell>
          <table:table-cell table:formula="of:=INT([.C138]/([.$F$20]/[.$G$21]))" office:value-type="float" office:value="1477" calcext:value-type="float">
            <text:p>1477</text:p>
          </table:table-cell>
          <table:table-cell table:formula="of:=[.$G$22]*INT([.C138]/([.$G$22]*[.$F$20]/[.$G$21]))" office:value-type="float" office:value="1472" calcext:value-type="float">
            <text:p>1472</text:p>
          </table:table-cell>
          <table:table-cell table:formula="of:=[.E137]-[.E138]" office:value-type="float" office:value="8" calcext:value-type="float">
            <text:p>8</text:p>
          </table:table-cell>
          <table:table-cell table:formula="of:=[.$B$44]+[.$B$46]*([.E138]-[.$B$45])/[.$B$47]" office:value-type="float" office:value="-9.401" calcext:value-type="float">
            <text:p>-9.401</text:p>
          </table:table-cell>
          <table:table-cell table:formula="of:=TRUNC([.G138];2)" office:value-type="float" office:value="-9.4" calcext:value-type="float">
            <text:p>-9.4</text:p>
          </table:table-cell>
          <table:table-cell table:formula="of:=[.H138]-[.A138]" office:value-type="float" office:value="0.000999999999997669" calcext:value-type="float">
            <text:p>0.000999999999998</text:p>
          </table:table-cell>
          <table:table-cell/>
          <table:table-cell table:formula="of:=[.K137]+[.$B$46]" office:value-type="float" office:value="9.141" calcext:value-type="float">
            <text:p>9.141</text:p>
          </table:table-cell>
          <table:table-cell table:formula="of:=((0.01*[.K138]/[.$F$4])+(1.25/[.$F$4])*(([.$F$3]+[.$F$4])/([.$F$5]+[.$F$3])))*1000" office:value-type="float" office:value="14.5762037037037" calcext:value-type="float">
            <text:p>14.5762037037037</text:p>
          </table:table-cell>
          <table:table-cell table:formula="of:=ROUND((([.L138]/1000)*[.$F$10]*[.$H$12])-[.$H$11];5)" office:value-type="float" office:value="2.13189" calcext:value-type="float">
            <text:p>2.13189</text:p>
          </table:table-cell>
          <table:table-cell table:formula="of:=INT([.M138]/([.$F$20]/[.$G$21]))" office:value-type="float" office:value="2646" calcext:value-type="float">
            <text:p>2646</text:p>
          </table:table-cell>
          <table:table-cell table:formula="of:=[.$G$22]*INT([.M138]/([.$G$22]*[.$F$20]/[.$G$21]))" office:value-type="float" office:value="2640" calcext:value-type="float">
            <text:p>2640</text:p>
          </table:table-cell>
          <table:table-cell table:formula="of:=[.O138]-[.O137]" office:value-type="float" office:value="8" calcext:value-type="float">
            <text:p>8</text:p>
          </table:table-cell>
          <table:table-cell table:formula="of:=[.$B$44]+[.$B$46]*([.O138]-[.$B$45])/[.$B$47]" office:value-type="float" office:value="9.141" calcext:value-type="float">
            <text:p>9.141</text:p>
          </table:table-cell>
          <table:table-cell table:formula="of:=TRUNC([.Q138];2)" office:value-type="float" office:value="9.14" calcext:value-type="float">
            <text:p>9.14</text:p>
          </table:table-cell>
          <table:table-cell table:formula="of:=[.R138]-[.K138]" office:value-type="float" office:value="-0.000999999999994117" calcext:value-type="float">
            <text:p>-0.000999999999994</text:p>
          </table:table-cell>
          <table:table-cell table:number-columns-repeated="1005"/>
        </table:table-row>
        <table:table-row table:style-name="ro1">
          <table:table-cell table:formula="of:=[.A138]-[.$B$46]" office:value-type="float" office:value="-9.528" calcext:value-type="float">
            <text:p>-9.528</text:p>
          </table:table-cell>
          <table:table-cell table:formula="of:=((0.01*[.A139]/[.$F$4])+(1.25/[.$F$4])*(([.$F$3]+[.$F$4])/([.$F$5]+[.$F$3])))*1000" office:value-type="float" office:value="9.39037037037037" calcext:value-type="float">
            <text:p>9.39037037037037</text:p>
          </table:table-cell>
          <table:table-cell table:formula="of:=ROUND((([.B139]/1000)*[.$F$10]*[.$H$12])-[.$H$11];5)" office:value-type="float" office:value="1.18429" calcext:value-type="float">
            <text:p>1.18429</text:p>
          </table:table-cell>
          <table:table-cell table:formula="of:=INT([.C139]/([.$F$20]/[.$G$21]))" office:value-type="float" office:value="1469" calcext:value-type="float">
            <text:p>1469</text:p>
          </table:table-cell>
          <table:table-cell table:formula="of:=[.$G$22]*INT([.C139]/([.$G$22]*[.$F$20]/[.$G$21]))" office:value-type="float" office:value="1464" calcext:value-type="float">
            <text:p>1464</text:p>
          </table:table-cell>
          <table:table-cell table:formula="of:=[.E138]-[.E139]" office:value-type="float" office:value="8" calcext:value-type="float">
            <text:p>8</text:p>
          </table:table-cell>
          <table:table-cell table:formula="of:=[.$B$44]+[.$B$46]*([.E139]-[.$B$45])/[.$B$47]" office:value-type="float" office:value="-9.528" calcext:value-type="float">
            <text:p>-9.528</text:p>
          </table:table-cell>
          <table:table-cell table:formula="of:=TRUNC([.G139];2)" office:value-type="float" office:value="-9.52" calcext:value-type="float">
            <text:p>-9.52</text:p>
          </table:table-cell>
          <table:table-cell table:formula="of:=[.H139]-[.A139]" office:value-type="float" office:value="0.00799999999999912" calcext:value-type="float">
            <text:p>0.007999999999999</text:p>
          </table:table-cell>
          <table:table-cell/>
          <table:table-cell table:formula="of:=[.K138]+[.$B$46]" office:value-type="float" office:value="9.268" calcext:value-type="float">
            <text:p>9.268</text:p>
          </table:table-cell>
          <table:table-cell table:formula="of:=((0.01*[.K139]/[.$F$4])+(1.25/[.$F$4])*(([.$F$3]+[.$F$4])/([.$F$5]+[.$F$3])))*1000" office:value-type="float" office:value="14.6114814814815" calcext:value-type="float">
            <text:p>14.6114814814815</text:p>
          </table:table-cell>
          <table:table-cell table:formula="of:=ROUND((([.L139]/1000)*[.$F$10]*[.$H$12])-[.$H$11];5)" office:value-type="float" office:value="2.13834" calcext:value-type="float">
            <text:p>2.13834</text:p>
          </table:table-cell>
          <table:table-cell table:formula="of:=INT([.M139]/([.$F$20]/[.$G$21]))" office:value-type="float" office:value="2654" calcext:value-type="float">
            <text:p>2654</text:p>
          </table:table-cell>
          <table:table-cell table:formula="of:=[.$G$22]*INT([.M139]/([.$G$22]*[.$F$20]/[.$G$21]))" office:value-type="float" office:value="2648" calcext:value-type="float">
            <text:p>2648</text:p>
          </table:table-cell>
          <table:table-cell table:formula="of:=[.O139]-[.O138]" office:value-type="float" office:value="8" calcext:value-type="float">
            <text:p>8</text:p>
          </table:table-cell>
          <table:table-cell table:formula="of:=[.$B$44]+[.$B$46]*([.O139]-[.$B$45])/[.$B$47]" office:value-type="float" office:value="9.268" calcext:value-type="float">
            <text:p>9.268</text:p>
          </table:table-cell>
          <table:table-cell table:formula="of:=TRUNC([.Q139];2)" office:value-type="float" office:value="9.26" calcext:value-type="float">
            <text:p>9.26</text:p>
          </table:table-cell>
          <table:table-cell table:formula="of:=[.R139]-[.K139]" office:value-type="float" office:value="-0.00799999999999557" calcext:value-type="float">
            <text:p>-0.007999999999996</text:p>
          </table:table-cell>
          <table:table-cell table:number-columns-repeated="1005"/>
        </table:table-row>
        <table:table-row table:style-name="ro1">
          <table:table-cell table:formula="of:=[.A139]-[.$B$46]" office:value-type="float" office:value="-9.655" calcext:value-type="float">
            <text:p>-9.655</text:p>
          </table:table-cell>
          <table:table-cell table:formula="of:=((0.01*[.A140]/[.$F$4])+(1.25/[.$F$4])*(([.$F$3]+[.$F$4])/([.$F$5]+[.$F$3])))*1000" office:value-type="float" office:value="9.35509259259259" calcext:value-type="float">
            <text:p>9.35509259259259</text:p>
          </table:table-cell>
          <table:table-cell table:formula="of:=ROUND((([.B140]/1000)*[.$F$10]*[.$H$12])-[.$H$11];5)" office:value-type="float" office:value="1.17784" calcext:value-type="float">
            <text:p>1.17784</text:p>
          </table:table-cell>
          <table:table-cell table:formula="of:=INT([.C140]/([.$F$20]/[.$G$21]))" office:value-type="float" office:value="1461" calcext:value-type="float">
            <text:p>1461</text:p>
          </table:table-cell>
          <table:table-cell table:formula="of:=[.$G$22]*INT([.C140]/([.$G$22]*[.$F$20]/[.$G$21]))" office:value-type="float" office:value="1456" calcext:value-type="float">
            <text:p>1456</text:p>
          </table:table-cell>
          <table:table-cell table:formula="of:=[.E139]-[.E140]" office:value-type="float" office:value="8" calcext:value-type="float">
            <text:p>8</text:p>
          </table:table-cell>
          <table:table-cell table:formula="of:=[.$B$44]+[.$B$46]*([.E140]-[.$B$45])/[.$B$47]" office:value-type="float" office:value="-9.655" calcext:value-type="float">
            <text:p>-9.655</text:p>
          </table:table-cell>
          <table:table-cell table:formula="of:=TRUNC([.G140];2)" office:value-type="float" office:value="-9.65" calcext:value-type="float">
            <text:p>-9.65</text:p>
          </table:table-cell>
          <table:table-cell table:formula="of:=[.H140]-[.A140]" office:value-type="float" office:value="0.00499999999999901" calcext:value-type="float">
            <text:p>0.004999999999999</text:p>
          </table:table-cell>
          <table:table-cell/>
          <table:table-cell table:formula="of:=[.K139]+[.$B$46]" office:value-type="float" office:value="9.395" calcext:value-type="float">
            <text:p>9.395</text:p>
          </table:table-cell>
          <table:table-cell table:formula="of:=((0.01*[.K140]/[.$F$4])+(1.25/[.$F$4])*(([.$F$3]+[.$F$4])/([.$F$5]+[.$F$3])))*1000" office:value-type="float" office:value="14.6467592592593" calcext:value-type="float">
            <text:p>14.6467592592593</text:p>
          </table:table-cell>
          <table:table-cell table:formula="of:=ROUND((([.L140]/1000)*[.$F$10]*[.$H$12])-[.$H$11];5)" office:value-type="float" office:value="2.14479" calcext:value-type="float">
            <text:p>2.14479</text:p>
          </table:table-cell>
          <table:table-cell table:formula="of:=INT([.M140]/([.$F$20]/[.$G$21]))" office:value-type="float" office:value="2662" calcext:value-type="float">
            <text:p>2662</text:p>
          </table:table-cell>
          <table:table-cell table:formula="of:=[.$G$22]*INT([.M140]/([.$G$22]*[.$F$20]/[.$G$21]))" office:value-type="float" office:value="2656" calcext:value-type="float">
            <text:p>2656</text:p>
          </table:table-cell>
          <table:table-cell table:formula="of:=[.O140]-[.O139]" office:value-type="float" office:value="8" calcext:value-type="float">
            <text:p>8</text:p>
          </table:table-cell>
          <table:table-cell table:formula="of:=[.$B$44]+[.$B$46]*([.O140]-[.$B$45])/[.$B$47]" office:value-type="float" office:value="9.395" calcext:value-type="float">
            <text:p>9.395</text:p>
          </table:table-cell>
          <table:table-cell table:formula="of:=TRUNC([.Q140];2)" office:value-type="float" office:value="9.39" calcext:value-type="float">
            <text:p>9.39</text:p>
          </table:table-cell>
          <table:table-cell table:formula="of:=[.R140]-[.K140]" office:value-type="float" office:value="-0.00499999999999545" calcext:value-type="float">
            <text:p>-0.004999999999995</text:p>
          </table:table-cell>
          <table:table-cell table:number-columns-repeated="1005"/>
        </table:table-row>
        <table:table-row table:style-name="ro1">
          <table:table-cell table:formula="of:=[.A140]-[.$B$46]" office:value-type="float" office:value="-9.782" calcext:value-type="float">
            <text:p>-9.782</text:p>
          </table:table-cell>
          <table:table-cell table:formula="of:=((0.01*[.A141]/[.$F$4])+(1.25/[.$F$4])*(([.$F$3]+[.$F$4])/([.$F$5]+[.$F$3])))*1000" office:value-type="float" office:value="9.31981481481482" calcext:value-type="float">
            <text:p>9.31981481481482</text:p>
          </table:table-cell>
          <table:table-cell table:formula="of:=ROUND((([.B141]/1000)*[.$F$10]*[.$H$12])-[.$H$11];5)" office:value-type="float" office:value="1.1714" calcext:value-type="float">
            <text:p>1.1714</text:p>
          </table:table-cell>
          <table:table-cell table:formula="of:=INT([.C141]/([.$F$20]/[.$G$21]))" office:value-type="float" office:value="1453" calcext:value-type="float">
            <text:p>1453</text:p>
          </table:table-cell>
          <table:table-cell table:formula="of:=[.$G$22]*INT([.C141]/([.$G$22]*[.$F$20]/[.$G$21]))" office:value-type="float" office:value="1448" calcext:value-type="float">
            <text:p>1448</text:p>
          </table:table-cell>
          <table:table-cell table:formula="of:=[.E140]-[.E141]" office:value-type="float" office:value="8" calcext:value-type="float">
            <text:p>8</text:p>
          </table:table-cell>
          <table:table-cell table:formula="of:=[.$B$44]+[.$B$46]*([.E141]-[.$B$45])/[.$B$47]" office:value-type="float" office:value="-9.782" calcext:value-type="float">
            <text:p>-9.782</text:p>
          </table:table-cell>
          <table:table-cell table:formula="of:=TRUNC([.G141];2)" office:value-type="float" office:value="-9.78" calcext:value-type="float">
            <text:p>-9.78</text:p>
          </table:table-cell>
          <table:table-cell table:formula="of:=[.H141]-[.A141]" office:value-type="float" office:value="0.00200000000000067" calcext:value-type="float">
            <text:p>0.002000000000001</text:p>
          </table:table-cell>
          <table:table-cell/>
          <table:table-cell table:formula="of:=[.K140]+[.$B$46]" office:value-type="float" office:value="9.522" calcext:value-type="float">
            <text:p>9.522</text:p>
          </table:table-cell>
          <table:table-cell table:formula="of:=((0.01*[.K141]/[.$F$4])+(1.25/[.$F$4])*(([.$F$3]+[.$F$4])/([.$F$5]+[.$F$3])))*1000" office:value-type="float" office:value="14.682037037037" calcext:value-type="float">
            <text:p>14.682037037037</text:p>
          </table:table-cell>
          <table:table-cell table:formula="of:=ROUND((([.L141]/1000)*[.$F$10]*[.$H$12])-[.$H$11];5)" office:value-type="float" office:value="2.15123" calcext:value-type="float">
            <text:p>2.15123</text:p>
          </table:table-cell>
          <table:table-cell table:formula="of:=INT([.M141]/([.$F$20]/[.$G$21]))" office:value-type="float" office:value="2670" calcext:value-type="float">
            <text:p>2670</text:p>
          </table:table-cell>
          <table:table-cell table:formula="of:=[.$G$22]*INT([.M141]/([.$G$22]*[.$F$20]/[.$G$21]))" office:value-type="float" office:value="2664" calcext:value-type="float">
            <text:p>2664</text:p>
          </table:table-cell>
          <table:table-cell table:formula="of:=[.O141]-[.O140]" office:value-type="float" office:value="8" calcext:value-type="float">
            <text:p>8</text:p>
          </table:table-cell>
          <table:table-cell table:formula="of:=[.$B$44]+[.$B$46]*([.O141]-[.$B$45])/[.$B$47]" office:value-type="float" office:value="9.522" calcext:value-type="float">
            <text:p>9.522</text:p>
          </table:table-cell>
          <table:table-cell table:formula="of:=TRUNC([.Q141];2)" office:value-type="float" office:value="9.52" calcext:value-type="float">
            <text:p>9.52</text:p>
          </table:table-cell>
          <table:table-cell table:formula="of:=[.R141]-[.K141]" office:value-type="float" office:value="-0.00199999999999712" calcext:value-type="float">
            <text:p>-0.001999999999997</text:p>
          </table:table-cell>
          <table:table-cell table:number-columns-repeated="1005"/>
        </table:table-row>
        <table:table-row table:style-name="ro1">
          <table:table-cell table:formula="of:=[.A141]-[.$B$46]" office:value-type="float" office:value="-9.909" calcext:value-type="float">
            <text:p>-9.909</text:p>
          </table:table-cell>
          <table:table-cell table:formula="of:=((0.01*[.A142]/[.$F$4])+(1.25/[.$F$4])*(([.$F$3]+[.$F$4])/([.$F$5]+[.$F$3])))*1000" office:value-type="float" office:value="9.28453703703704" calcext:value-type="float">
            <text:p>9.28453703703704</text:p>
          </table:table-cell>
          <table:table-cell table:formula="of:=ROUND((([.B142]/1000)*[.$F$10]*[.$H$12])-[.$H$11];5)" office:value-type="float" office:value="1.16495" calcext:value-type="float">
            <text:p>1.16495</text:p>
          </table:table-cell>
          <table:table-cell table:formula="of:=INT([.C142]/([.$F$20]/[.$G$21]))" office:value-type="float" office:value="1445" calcext:value-type="float">
            <text:p>1445</text:p>
          </table:table-cell>
          <table:table-cell table:formula="of:=[.$G$22]*INT([.C142]/([.$G$22]*[.$F$20]/[.$G$21]))" office:value-type="float" office:value="1440" calcext:value-type="float">
            <text:p>1440</text:p>
          </table:table-cell>
          <table:table-cell table:formula="of:=[.E141]-[.E142]" office:value-type="float" office:value="8" calcext:value-type="float">
            <text:p>8</text:p>
          </table:table-cell>
          <table:table-cell table:formula="of:=[.$B$44]+[.$B$46]*([.E142]-[.$B$45])/[.$B$47]" office:value-type="float" office:value="-9.909" calcext:value-type="float">
            <text:p>-9.909</text:p>
          </table:table-cell>
          <table:table-cell table:formula="of:=TRUNC([.G142];2)" office:value-type="float" office:value="-9.9" calcext:value-type="float">
            <text:p>-9.9</text:p>
          </table:table-cell>
          <table:table-cell table:formula="of:=[.H142]-[.A142]" office:value-type="float" office:value="0.00900000000000034" calcext:value-type="float">
            <text:p>0.009</text:p>
          </table:table-cell>
          <table:table-cell/>
          <table:table-cell table:formula="of:=[.K141]+[.$B$46]" office:value-type="float" office:value="9.649" calcext:value-type="float">
            <text:p>9.649</text:p>
          </table:table-cell>
          <table:table-cell table:formula="of:=((0.01*[.K142]/[.$F$4])+(1.25/[.$F$4])*(([.$F$3]+[.$F$4])/([.$F$5]+[.$F$3])))*1000" office:value-type="float" office:value="14.7173148148148" calcext:value-type="float">
            <text:p>14.7173148148148</text:p>
          </table:table-cell>
          <table:table-cell table:formula="of:=ROUND((([.L142]/1000)*[.$F$10]*[.$H$12])-[.$H$11];5)" office:value-type="float" office:value="2.15768" calcext:value-type="float">
            <text:p>2.15768</text:p>
          </table:table-cell>
          <table:table-cell table:formula="of:=INT([.M142]/([.$F$20]/[.$G$21]))" office:value-type="float" office:value="2678" calcext:value-type="float">
            <text:p>2678</text:p>
          </table:table-cell>
          <table:table-cell table:formula="of:=[.$G$22]*INT([.M142]/([.$G$22]*[.$F$20]/[.$G$21]))" office:value-type="float" office:value="2672" calcext:value-type="float">
            <text:p>2672</text:p>
          </table:table-cell>
          <table:table-cell table:formula="of:=[.O142]-[.O141]" office:value-type="float" office:value="8" calcext:value-type="float">
            <text:p>8</text:p>
          </table:table-cell>
          <table:table-cell table:formula="of:=[.$B$44]+[.$B$46]*([.O142]-[.$B$45])/[.$B$47]" office:value-type="float" office:value="9.649" calcext:value-type="float">
            <text:p>9.649</text:p>
          </table:table-cell>
          <table:table-cell table:formula="of:=TRUNC([.Q142];2)" office:value-type="float" office:value="9.64" calcext:value-type="float">
            <text:p>9.64</text:p>
          </table:table-cell>
          <table:table-cell table:formula="of:=[.R142]-[.K142]" office:value-type="float" office:value="-0.00899999999999679" calcext:value-type="float">
            <text:p>-0.008999999999997</text:p>
          </table:table-cell>
          <table:table-cell table:number-columns-repeated="1005"/>
        </table:table-row>
        <table:table-row table:style-name="ro1">
          <table:table-cell table:formula="of:=[.A142]-[.$B$46]" office:value-type="float" office:value="-10.036" calcext:value-type="float">
            <text:p>-10.036</text:p>
          </table:table-cell>
          <table:table-cell table:formula="of:=((0.01*[.A143]/[.$F$4])+(1.25/[.$F$4])*(([.$F$3]+[.$F$4])/([.$F$5]+[.$F$3])))*1000" office:value-type="float" office:value="9.24925925925926" calcext:value-type="float">
            <text:p>9.24925925925926</text:p>
          </table:table-cell>
          <table:table-cell table:formula="of:=ROUND((([.B143]/1000)*[.$F$10]*[.$H$12])-[.$H$11];5)" office:value-type="float" office:value="1.15851" calcext:value-type="float">
            <text:p>1.15851</text:p>
          </table:table-cell>
          <table:table-cell table:formula="of:=INT([.C143]/([.$F$20]/[.$G$21]))" office:value-type="float" office:value="1437" calcext:value-type="float">
            <text:p>1437</text:p>
          </table:table-cell>
          <table:table-cell table:formula="of:=[.$G$22]*INT([.C143]/([.$G$22]*[.$F$20]/[.$G$21]))" office:value-type="float" office:value="1432" calcext:value-type="float">
            <text:p>1432</text:p>
          </table:table-cell>
          <table:table-cell table:formula="of:=[.E142]-[.E143]" office:value-type="float" office:value="8" calcext:value-type="float">
            <text:p>8</text:p>
          </table:table-cell>
          <table:table-cell table:formula="of:=[.$B$44]+[.$B$46]*([.E143]-[.$B$45])/[.$B$47]" office:value-type="float" office:value="-10.036" calcext:value-type="float">
            <text:p>-10.036</text:p>
          </table:table-cell>
          <table:table-cell table:formula="of:=TRUNC([.G143];2)" office:value-type="float" office:value="-10.03" calcext:value-type="float">
            <text:p>-10.03</text:p>
          </table:table-cell>
          <table:table-cell table:formula="of:=[.H143]-[.A143]" office:value-type="float" office:value="0.006000000000002" calcext:value-type="float">
            <text:p>0.006000000000002</text:p>
          </table:table-cell>
          <table:table-cell/>
          <table:table-cell table:formula="of:=[.K142]+[.$B$46]" office:value-type="float" office:value="9.776" calcext:value-type="float">
            <text:p>9.776</text:p>
          </table:table-cell>
          <table:table-cell table:formula="of:=((0.01*[.K143]/[.$F$4])+(1.25/[.$F$4])*(([.$F$3]+[.$F$4])/([.$F$5]+[.$F$3])))*1000" office:value-type="float" office:value="14.7525925925926" calcext:value-type="float">
            <text:p>14.7525925925926</text:p>
          </table:table-cell>
          <table:table-cell table:formula="of:=ROUND((([.L143]/1000)*[.$F$10]*[.$H$12])-[.$H$11];5)" office:value-type="float" office:value="2.16412" calcext:value-type="float">
            <text:p>2.16412</text:p>
          </table:table-cell>
          <table:table-cell table:formula="of:=INT([.M143]/([.$F$20]/[.$G$21]))" office:value-type="float" office:value="2686" calcext:value-type="float">
            <text:p>2686</text:p>
          </table:table-cell>
          <table:table-cell table:formula="of:=[.$G$22]*INT([.M143]/([.$G$22]*[.$F$20]/[.$G$21]))" office:value-type="float" office:value="2680" calcext:value-type="float">
            <text:p>2680</text:p>
          </table:table-cell>
          <table:table-cell table:formula="of:=[.O143]-[.O142]" office:value-type="float" office:value="8" calcext:value-type="float">
            <text:p>8</text:p>
          </table:table-cell>
          <table:table-cell table:formula="of:=[.$B$44]+[.$B$46]*([.O143]-[.$B$45])/[.$B$47]" office:value-type="float" office:value="9.776" calcext:value-type="float">
            <text:p>9.776</text:p>
          </table:table-cell>
          <table:table-cell table:formula="of:=TRUNC([.Q143];2)" office:value-type="float" office:value="9.77" calcext:value-type="float">
            <text:p>9.77</text:p>
          </table:table-cell>
          <table:table-cell table:formula="of:=[.R143]-[.K143]" office:value-type="float" office:value="-0.00599999999999845" calcext:value-type="float">
            <text:p>-0.005999999999998</text:p>
          </table:table-cell>
          <table:table-cell table:number-columns-repeated="1005"/>
        </table:table-row>
        <table:table-row table:style-name="ro1">
          <table:table-cell table:formula="of:=[.A143]-[.$B$46]" office:value-type="float" office:value="-10.163" calcext:value-type="float">
            <text:p>-10.163</text:p>
          </table:table-cell>
          <table:table-cell table:formula="of:=((0.01*[.A144]/[.$F$4])+(1.25/[.$F$4])*(([.$F$3]+[.$F$4])/([.$F$5]+[.$F$3])))*1000" office:value-type="float" office:value="9.21398148148148" calcext:value-type="float">
            <text:p>9.21398148148148</text:p>
          </table:table-cell>
          <table:table-cell table:formula="of:=ROUND((([.B144]/1000)*[.$F$10]*[.$H$12])-[.$H$11];5)" office:value-type="float" office:value="1.15206" calcext:value-type="float">
            <text:p>1.15206</text:p>
          </table:table-cell>
          <table:table-cell table:formula="of:=INT([.C144]/([.$F$20]/[.$G$21]))" office:value-type="float" office:value="1429" calcext:value-type="float">
            <text:p>1429</text:p>
          </table:table-cell>
          <table:table-cell table:formula="of:=[.$G$22]*INT([.C144]/([.$G$22]*[.$F$20]/[.$G$21]))" office:value-type="float" office:value="1424" calcext:value-type="float">
            <text:p>1424</text:p>
          </table:table-cell>
          <table:table-cell table:formula="of:=[.E143]-[.E144]" office:value-type="float" office:value="8" calcext:value-type="float">
            <text:p>8</text:p>
          </table:table-cell>
          <table:table-cell table:formula="of:=[.$B$44]+[.$B$46]*([.E144]-[.$B$45])/[.$B$47]" office:value-type="float" office:value="-10.163" calcext:value-type="float">
            <text:p>-10.163</text:p>
          </table:table-cell>
          <table:table-cell table:formula="of:=TRUNC([.G144];2)" office:value-type="float" office:value="-10.16" calcext:value-type="float">
            <text:p>-10.16</text:p>
          </table:table-cell>
          <table:table-cell table:formula="of:=[.H144]-[.A144]" office:value-type="float" office:value="0.00300000000000189" calcext:value-type="float">
            <text:p>0.003000000000002</text:p>
          </table:table-cell>
          <table:table-cell/>
          <table:table-cell table:formula="of:=[.K143]+[.$B$46]" office:value-type="float" office:value="9.903" calcext:value-type="float">
            <text:p>9.903</text:p>
          </table:table-cell>
          <table:table-cell table:formula="of:=((0.01*[.K144]/[.$F$4])+(1.25/[.$F$4])*(([.$F$3]+[.$F$4])/([.$F$5]+[.$F$3])))*1000" office:value-type="float" office:value="14.7878703703704" calcext:value-type="float">
            <text:p>14.7878703703704</text:p>
          </table:table-cell>
          <table:table-cell table:formula="of:=ROUND((([.L144]/1000)*[.$F$10]*[.$H$12])-[.$H$11];5)" office:value-type="float" office:value="2.17057" calcext:value-type="float">
            <text:p>2.17057</text:p>
          </table:table-cell>
          <table:table-cell table:formula="of:=INT([.M144]/([.$F$20]/[.$G$21]))" office:value-type="float" office:value="2694" calcext:value-type="float">
            <text:p>2694</text:p>
          </table:table-cell>
          <table:table-cell table:formula="of:=[.$G$22]*INT([.M144]/([.$G$22]*[.$F$20]/[.$G$21]))" office:value-type="float" office:value="2688" calcext:value-type="float">
            <text:p>2688</text:p>
          </table:table-cell>
          <table:table-cell table:formula="of:=[.O144]-[.O143]" office:value-type="float" office:value="8" calcext:value-type="float">
            <text:p>8</text:p>
          </table:table-cell>
          <table:table-cell table:formula="of:=[.$B$44]+[.$B$46]*([.O144]-[.$B$45])/[.$B$47]" office:value-type="float" office:value="9.903" calcext:value-type="float">
            <text:p>9.903</text:p>
          </table:table-cell>
          <table:table-cell table:formula="of:=TRUNC([.Q144];2)" office:value-type="float" office:value="9.9" calcext:value-type="float">
            <text:p>9.9</text:p>
          </table:table-cell>
          <table:table-cell table:formula="of:=[.R144]-[.K144]" office:value-type="float" office:value="-0.00299999999999834" calcext:value-type="float">
            <text:p>-0.002999999999998</text:p>
          </table:table-cell>
          <table:table-cell table:number-columns-repeated="1005"/>
        </table:table-row>
        <table:table-row table:style-name="ro1">
          <table:table-cell table:formula="of:=[.A144]-[.$B$46]" office:value-type="float" office:value="-10.29" calcext:value-type="float">
            <text:p>-10.29</text:p>
          </table:table-cell>
          <table:table-cell table:formula="of:=((0.01*[.A145]/[.$F$4])+(1.25/[.$F$4])*(([.$F$3]+[.$F$4])/([.$F$5]+[.$F$3])))*1000" office:value-type="float" office:value="9.1787037037037" calcext:value-type="float">
            <text:p>9.1787037037037</text:p>
          </table:table-cell>
          <table:table-cell table:formula="of:=ROUND((([.B145]/1000)*[.$F$10]*[.$H$12])-[.$H$11];5)" office:value-type="float" office:value="1.14561" calcext:value-type="float">
            <text:p>1.14561</text:p>
          </table:table-cell>
          <table:table-cell table:formula="of:=INT([.C145]/([.$F$20]/[.$G$21]))" office:value-type="float" office:value="1421" calcext:value-type="float">
            <text:p>1421</text:p>
          </table:table-cell>
          <table:table-cell table:formula="of:=[.$G$22]*INT([.C145]/([.$G$22]*[.$F$20]/[.$G$21]))" office:value-type="float" office:value="1416" calcext:value-type="float">
            <text:p>1416</text:p>
          </table:table-cell>
          <table:table-cell table:formula="of:=[.E144]-[.E145]" office:value-type="float" office:value="8" calcext:value-type="float">
            <text:p>8</text:p>
          </table:table-cell>
          <table:table-cell table:formula="of:=[.$B$44]+[.$B$46]*([.E145]-[.$B$45])/[.$B$47]" office:value-type="float" office:value="-10.29" calcext:value-type="float">
            <text:p>-10.29</text:p>
          </table:table-cell>
          <table:table-cell table:formula="of:=TRUNC([.G145];2)" office:value-type="float" office:value="-10.29" calcext:value-type="float">
            <text:p>-10.29</text:p>
          </table:table-cell>
          <table:table-cell table:formula="of:=[.H145]-[.A145]" office:value-type="float" office:value="0" calcext:value-type="float">
            <text:p>0</text:p>
          </table:table-cell>
          <table:table-cell/>
          <table:table-cell table:formula="of:=[.K144]+[.$B$46]" office:value-type="float" office:value="10.03" calcext:value-type="float">
            <text:p>10.03</text:p>
          </table:table-cell>
          <table:table-cell table:formula="of:=((0.01*[.K145]/[.$F$4])+(1.25/[.$F$4])*(([.$F$3]+[.$F$4])/([.$F$5]+[.$F$3])))*1000" office:value-type="float" office:value="14.8231481481481" calcext:value-type="float">
            <text:p>14.8231481481481</text:p>
          </table:table-cell>
          <table:table-cell table:formula="of:=ROUND((([.L145]/1000)*[.$F$10]*[.$H$12])-[.$H$11];5)" office:value-type="float" office:value="2.17702" calcext:value-type="float">
            <text:p>2.17702</text:p>
          </table:table-cell>
          <table:table-cell table:formula="of:=INT([.M145]/([.$F$20]/[.$G$21]))" office:value-type="float" office:value="2702" calcext:value-type="float">
            <text:p>2702</text:p>
          </table:table-cell>
          <table:table-cell table:formula="of:=[.$G$22]*INT([.M145]/([.$G$22]*[.$F$20]/[.$G$21]))" office:value-type="float" office:value="2696" calcext:value-type="float">
            <text:p>2696</text:p>
          </table:table-cell>
          <table:table-cell table:formula="of:=[.O145]-[.O144]" office:value-type="float" office:value="8" calcext:value-type="float">
            <text:p>8</text:p>
          </table:table-cell>
          <table:table-cell table:formula="of:=[.$B$44]+[.$B$46]*([.O145]-[.$B$45])/[.$B$47]" office:value-type="float" office:value="10.03" calcext:value-type="float">
            <text:p>10.03</text:p>
          </table:table-cell>
          <table:table-cell table:formula="of:=TRUNC([.Q145];2)" office:value-type="float" office:value="10.03" calcext:value-type="float">
            <text:p>10.03</text:p>
          </table:table-cell>
          <table:table-cell table:formula="of:=[.R145]-[.K14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45]-[.$B$46]" office:value-type="float" office:value="-10.417" calcext:value-type="float">
            <text:p>-10.417</text:p>
          </table:table-cell>
          <table:table-cell table:formula="of:=((0.01*[.A146]/[.$F$4])+(1.25/[.$F$4])*(([.$F$3]+[.$F$4])/([.$F$5]+[.$F$3])))*1000" office:value-type="float" office:value="9.14342592592593" calcext:value-type="float">
            <text:p>9.14342592592593</text:p>
          </table:table-cell>
          <table:table-cell table:formula="of:=ROUND((([.B146]/1000)*[.$F$10]*[.$H$12])-[.$H$11];5)" office:value-type="float" office:value="1.13917" calcext:value-type="float">
            <text:p>1.13917</text:p>
          </table:table-cell>
          <table:table-cell table:formula="of:=INT([.C146]/([.$F$20]/[.$G$21]))" office:value-type="float" office:value="1413" calcext:value-type="float">
            <text:p>1413</text:p>
          </table:table-cell>
          <table:table-cell table:formula="of:=[.$G$22]*INT([.C146]/([.$G$22]*[.$F$20]/[.$G$21]))" office:value-type="float" office:value="1408" calcext:value-type="float">
            <text:p>1408</text:p>
          </table:table-cell>
          <table:table-cell table:formula="of:=[.E145]-[.E146]" office:value-type="float" office:value="8" calcext:value-type="float">
            <text:p>8</text:p>
          </table:table-cell>
          <table:table-cell table:formula="of:=[.$B$44]+[.$B$46]*([.E146]-[.$B$45])/[.$B$47]" office:value-type="float" office:value="-10.417" calcext:value-type="float">
            <text:p>-10.417</text:p>
          </table:table-cell>
          <table:table-cell table:formula="of:=TRUNC([.G146];2)" office:value-type="float" office:value="-10.41" calcext:value-type="float">
            <text:p>-10.41</text:p>
          </table:table-cell>
          <table:table-cell table:formula="of:=[.H146]-[.A146]" office:value-type="float" office:value="0.00700000000000323" calcext:value-type="float">
            <text:p>0.007000000000003</text:p>
          </table:table-cell>
          <table:table-cell/>
          <table:table-cell table:formula="of:=[.K145]+[.$B$46]" office:value-type="float" office:value="10.157" calcext:value-type="float">
            <text:p>10.157</text:p>
          </table:table-cell>
          <table:table-cell table:formula="of:=((0.01*[.K146]/[.$F$4])+(1.25/[.$F$4])*(([.$F$3]+[.$F$4])/([.$F$5]+[.$F$3])))*1000" office:value-type="float" office:value="14.8584259259259" calcext:value-type="float">
            <text:p>14.8584259259259</text:p>
          </table:table-cell>
          <table:table-cell table:formula="of:=ROUND((([.L146]/1000)*[.$F$10]*[.$H$12])-[.$H$11];5)" office:value-type="float" office:value="2.18346" calcext:value-type="float">
            <text:p>2.18346</text:p>
          </table:table-cell>
          <table:table-cell table:formula="of:=INT([.M146]/([.$F$20]/[.$G$21]))" office:value-type="float" office:value="2710" calcext:value-type="float">
            <text:p>2710</text:p>
          </table:table-cell>
          <table:table-cell table:formula="of:=[.$G$22]*INT([.M146]/([.$G$22]*[.$F$20]/[.$G$21]))" office:value-type="float" office:value="2704" calcext:value-type="float">
            <text:p>2704</text:p>
          </table:table-cell>
          <table:table-cell table:formula="of:=[.O146]-[.O145]" office:value-type="float" office:value="8" calcext:value-type="float">
            <text:p>8</text:p>
          </table:table-cell>
          <table:table-cell table:formula="of:=[.$B$44]+[.$B$46]*([.O146]-[.$B$45])/[.$B$47]" office:value-type="float" office:value="10.157" calcext:value-type="float">
            <text:p>10.157</text:p>
          </table:table-cell>
          <table:table-cell table:formula="of:=TRUNC([.Q146];2)" office:value-type="float" office:value="10.15" calcext:value-type="float">
            <text:p>10.15</text:p>
          </table:table-cell>
          <table:table-cell table:formula="of:=[.R146]-[.K146]" office:value-type="float" office:value="-0.00699999999999967" calcext:value-type="float">
            <text:p>-0.007</text:p>
          </table:table-cell>
          <table:table-cell table:number-columns-repeated="1005"/>
        </table:table-row>
        <table:table-row table:style-name="ro1">
          <table:table-cell table:formula="of:=[.A146]-[.$B$46]" office:value-type="float" office:value="-10.544" calcext:value-type="float">
            <text:p>-10.544</text:p>
          </table:table-cell>
          <table:table-cell table:formula="of:=((0.01*[.A147]/[.$F$4])+(1.25/[.$F$4])*(([.$F$3]+[.$F$4])/([.$F$5]+[.$F$3])))*1000" office:value-type="float" office:value="9.10814814814815" calcext:value-type="float">
            <text:p>9.10814814814815</text:p>
          </table:table-cell>
          <table:table-cell table:formula="of:=ROUND((([.B147]/1000)*[.$F$10]*[.$H$12])-[.$H$11];5)" office:value-type="float" office:value="1.13272" calcext:value-type="float">
            <text:p>1.13272</text:p>
          </table:table-cell>
          <table:table-cell table:formula="of:=INT([.C147]/([.$F$20]/[.$G$21]))" office:value-type="float" office:value="1405" calcext:value-type="float">
            <text:p>1405</text:p>
          </table:table-cell>
          <table:table-cell table:formula="of:=[.$G$22]*INT([.C147]/([.$G$22]*[.$F$20]/[.$G$21]))" office:value-type="float" office:value="1400" calcext:value-type="float">
            <text:p>1400</text:p>
          </table:table-cell>
          <table:table-cell table:formula="of:=[.E146]-[.E147]" office:value-type="float" office:value="8" calcext:value-type="float">
            <text:p>8</text:p>
          </table:table-cell>
          <table:table-cell table:formula="of:=[.$B$44]+[.$B$46]*([.E147]-[.$B$45])/[.$B$47]" office:value-type="float" office:value="-10.544" calcext:value-type="float">
            <text:p>-10.544</text:p>
          </table:table-cell>
          <table:table-cell table:formula="of:=TRUNC([.G147];2)" office:value-type="float" office:value="-10.54" calcext:value-type="float">
            <text:p>-10.54</text:p>
          </table:table-cell>
          <table:table-cell table:formula="of:=[.H147]-[.A147]" office:value-type="float" office:value="0.00400000000000489" calcext:value-type="float">
            <text:p>0.004000000000005</text:p>
          </table:table-cell>
          <table:table-cell/>
          <table:table-cell table:formula="of:=[.K146]+[.$B$46]" office:value-type="float" office:value="10.284" calcext:value-type="float">
            <text:p>10.284</text:p>
          </table:table-cell>
          <table:table-cell table:formula="of:=((0.01*[.K147]/[.$F$4])+(1.25/[.$F$4])*(([.$F$3]+[.$F$4])/([.$F$5]+[.$F$3])))*1000" office:value-type="float" office:value="14.8937037037037" calcext:value-type="float">
            <text:p>14.8937037037037</text:p>
          </table:table-cell>
          <table:table-cell table:formula="of:=ROUND((([.L147]/1000)*[.$F$10]*[.$H$12])-[.$H$11];5)" office:value-type="float" office:value="2.18991" calcext:value-type="float">
            <text:p>2.18991</text:p>
          </table:table-cell>
          <table:table-cell table:formula="of:=INT([.M147]/([.$F$20]/[.$G$21]))" office:value-type="float" office:value="2718" calcext:value-type="float">
            <text:p>2718</text:p>
          </table:table-cell>
          <table:table-cell table:formula="of:=[.$G$22]*INT([.M147]/([.$G$22]*[.$F$20]/[.$G$21]))" office:value-type="float" office:value="2712" calcext:value-type="float">
            <text:p>2712</text:p>
          </table:table-cell>
          <table:table-cell table:formula="of:=[.O147]-[.O146]" office:value-type="float" office:value="8" calcext:value-type="float">
            <text:p>8</text:p>
          </table:table-cell>
          <table:table-cell table:formula="of:=[.$B$44]+[.$B$46]*([.O147]-[.$B$45])/[.$B$47]" office:value-type="float" office:value="10.284" calcext:value-type="float">
            <text:p>10.284</text:p>
          </table:table-cell>
          <table:table-cell table:formula="of:=TRUNC([.Q147];2)" office:value-type="float" office:value="10.28" calcext:value-type="float">
            <text:p>10.28</text:p>
          </table:table-cell>
          <table:table-cell table:formula="of:=[.R147]-[.K147]" office:value-type="float" office:value="-0.00400000000000134" calcext:value-type="float">
            <text:p>-0.004000000000001</text:p>
          </table:table-cell>
          <table:table-cell table:number-columns-repeated="1005"/>
        </table:table-row>
        <table:table-row table:style-name="ro1">
          <table:table-cell table:formula="of:=[.A147]-[.$B$46]" office:value-type="float" office:value="-10.671" calcext:value-type="float">
            <text:p>-10.671</text:p>
          </table:table-cell>
          <table:table-cell table:formula="of:=((0.01*[.A148]/[.$F$4])+(1.25/[.$F$4])*(([.$F$3]+[.$F$4])/([.$F$5]+[.$F$3])))*1000" office:value-type="float" office:value="9.07287037037037" calcext:value-type="float">
            <text:p>9.07287037037037</text:p>
          </table:table-cell>
          <table:table-cell table:formula="of:=ROUND((([.B148]/1000)*[.$F$10]*[.$H$12])-[.$H$11];5)" office:value-type="float" office:value="1.12627" calcext:value-type="float">
            <text:p>1.12627</text:p>
          </table:table-cell>
          <table:table-cell table:formula="of:=INT([.C148]/([.$F$20]/[.$G$21]))" office:value-type="float" office:value="1397" calcext:value-type="float">
            <text:p>1397</text:p>
          </table:table-cell>
          <table:table-cell table:formula="of:=[.$G$22]*INT([.C148]/([.$G$22]*[.$F$20]/[.$G$21]))" office:value-type="float" office:value="1392" calcext:value-type="float">
            <text:p>1392</text:p>
          </table:table-cell>
          <table:table-cell table:formula="of:=[.E147]-[.E148]" office:value-type="float" office:value="8" calcext:value-type="float">
            <text:p>8</text:p>
          </table:table-cell>
          <table:table-cell table:formula="of:=[.$B$44]+[.$B$46]*([.E148]-[.$B$45])/[.$B$47]" office:value-type="float" office:value="-10.671" calcext:value-type="float">
            <text:p>-10.671</text:p>
          </table:table-cell>
          <table:table-cell table:formula="of:=TRUNC([.G148];2)" office:value-type="float" office:value="-10.67" calcext:value-type="float">
            <text:p>-10.67</text:p>
          </table:table-cell>
          <table:table-cell table:formula="of:=[.H148]-[.A148]" office:value-type="float" office:value="0.00100000000000477" calcext:value-type="float">
            <text:p>0.001000000000005</text:p>
          </table:table-cell>
          <table:table-cell/>
          <table:table-cell table:formula="of:=[.K147]+[.$B$46]" office:value-type="float" office:value="10.411" calcext:value-type="float">
            <text:p>10.411</text:p>
          </table:table-cell>
          <table:table-cell table:formula="of:=((0.01*[.K148]/[.$F$4])+(1.25/[.$F$4])*(([.$F$3]+[.$F$4])/([.$F$5]+[.$F$3])))*1000" office:value-type="float" office:value="14.9289814814815" calcext:value-type="float">
            <text:p>14.9289814814815</text:p>
          </table:table-cell>
          <table:table-cell table:formula="of:=ROUND((([.L148]/1000)*[.$F$10]*[.$H$12])-[.$H$11];5)" office:value-type="float" office:value="2.19636" calcext:value-type="float">
            <text:p>2.19636</text:p>
          </table:table-cell>
          <table:table-cell table:formula="of:=INT([.M148]/([.$F$20]/[.$G$21]))" office:value-type="float" office:value="2726" calcext:value-type="float">
            <text:p>2726</text:p>
          </table:table-cell>
          <table:table-cell table:formula="of:=[.$G$22]*INT([.M148]/([.$G$22]*[.$F$20]/[.$G$21]))" office:value-type="float" office:value="2720" calcext:value-type="float">
            <text:p>2720</text:p>
          </table:table-cell>
          <table:table-cell table:formula="of:=[.O148]-[.O147]" office:value-type="float" office:value="8" calcext:value-type="float">
            <text:p>8</text:p>
          </table:table-cell>
          <table:table-cell table:formula="of:=[.$B$44]+[.$B$46]*([.O148]-[.$B$45])/[.$B$47]" office:value-type="float" office:value="10.411" calcext:value-type="float">
            <text:p>10.411</text:p>
          </table:table-cell>
          <table:table-cell table:formula="of:=TRUNC([.Q148];2)" office:value-type="float" office:value="10.41" calcext:value-type="float">
            <text:p>10.41</text:p>
          </table:table-cell>
          <table:table-cell table:formula="of:=[.R148]-[.K148]" office:value-type="float" office:value="-0.00100000000000122" calcext:value-type="float">
            <text:p>-0.001000000000001</text:p>
          </table:table-cell>
          <table:table-cell table:number-columns-repeated="1005"/>
        </table:table-row>
        <table:table-row table:style-name="ro1">
          <table:table-cell table:formula="of:=[.A148]-[.$B$46]" office:value-type="float" office:value="-10.798" calcext:value-type="float">
            <text:p>-10.798</text:p>
          </table:table-cell>
          <table:table-cell table:formula="of:=((0.01*[.A149]/[.$F$4])+(1.25/[.$F$4])*(([.$F$3]+[.$F$4])/([.$F$5]+[.$F$3])))*1000" office:value-type="float" office:value="9.03759259259259" calcext:value-type="float">
            <text:p>9.03759259259259</text:p>
          </table:table-cell>
          <table:table-cell table:formula="of:=ROUND((([.B149]/1000)*[.$F$10]*[.$H$12])-[.$H$11];5)" office:value-type="float" office:value="1.11983" calcext:value-type="float">
            <text:p>1.11983</text:p>
          </table:table-cell>
          <table:table-cell table:formula="of:=INT([.C149]/([.$F$20]/[.$G$21]))" office:value-type="float" office:value="1389" calcext:value-type="float">
            <text:p>1389</text:p>
          </table:table-cell>
          <table:table-cell table:formula="of:=[.$G$22]*INT([.C149]/([.$G$22]*[.$F$20]/[.$G$21]))" office:value-type="float" office:value="1384" calcext:value-type="float">
            <text:p>1384</text:p>
          </table:table-cell>
          <table:table-cell table:formula="of:=[.E148]-[.E149]" office:value-type="float" office:value="8" calcext:value-type="float">
            <text:p>8</text:p>
          </table:table-cell>
          <table:table-cell table:formula="of:=[.$B$44]+[.$B$46]*([.E149]-[.$B$45])/[.$B$47]" office:value-type="float" office:value="-10.798" calcext:value-type="float">
            <text:p>-10.798</text:p>
          </table:table-cell>
          <table:table-cell table:formula="of:=TRUNC([.G149];2)" office:value-type="float" office:value="-10.79" calcext:value-type="float">
            <text:p>-10.79</text:p>
          </table:table-cell>
          <table:table-cell table:formula="of:=[.H149]-[.A149]" office:value-type="float" office:value="0.00800000000000622" calcext:value-type="float">
            <text:p>0.008000000000006</text:p>
          </table:table-cell>
          <table:table-cell/>
          <table:table-cell table:formula="of:=[.K148]+[.$B$46]" office:value-type="float" office:value="10.538" calcext:value-type="float">
            <text:p>10.538</text:p>
          </table:table-cell>
          <table:table-cell table:formula="of:=((0.01*[.K149]/[.$F$4])+(1.25/[.$F$4])*(([.$F$3]+[.$F$4])/([.$F$5]+[.$F$3])))*1000" office:value-type="float" office:value="14.9642592592593" calcext:value-type="float">
            <text:p>14.9642592592593</text:p>
          </table:table-cell>
          <table:table-cell table:formula="of:=ROUND((([.L149]/1000)*[.$F$10]*[.$H$12])-[.$H$11];5)" office:value-type="float" office:value="2.2028" calcext:value-type="float">
            <text:p>2.2028</text:p>
          </table:table-cell>
          <table:table-cell table:formula="of:=INT([.M149]/([.$F$20]/[.$G$21]))" office:value-type="float" office:value="2734" calcext:value-type="float">
            <text:p>2734</text:p>
          </table:table-cell>
          <table:table-cell table:formula="of:=[.$G$22]*INT([.M149]/([.$G$22]*[.$F$20]/[.$G$21]))" office:value-type="float" office:value="2728" calcext:value-type="float">
            <text:p>2728</text:p>
          </table:table-cell>
          <table:table-cell table:formula="of:=[.O149]-[.O148]" office:value-type="float" office:value="8" calcext:value-type="float">
            <text:p>8</text:p>
          </table:table-cell>
          <table:table-cell table:formula="of:=[.$B$44]+[.$B$46]*([.O149]-[.$B$45])/[.$B$47]" office:value-type="float" office:value="10.538" calcext:value-type="float">
            <text:p>10.538</text:p>
          </table:table-cell>
          <table:table-cell table:formula="of:=TRUNC([.Q149];2)" office:value-type="float" office:value="10.53" calcext:value-type="float">
            <text:p>10.53</text:p>
          </table:table-cell>
          <table:table-cell table:formula="of:=[.R149]-[.K149]" office:value-type="float" office:value="-0.00800000000000267" calcext:value-type="float">
            <text:p>-0.008000000000003</text:p>
          </table:table-cell>
          <table:table-cell table:number-columns-repeated="1005"/>
        </table:table-row>
        <table:table-row table:style-name="ro1">
          <table:table-cell table:formula="of:=[.A149]-[.$B$46]" office:value-type="float" office:value="-10.925" calcext:value-type="float">
            <text:p>-10.925</text:p>
          </table:table-cell>
          <table:table-cell table:formula="of:=((0.01*[.A150]/[.$F$4])+(1.25/[.$F$4])*(([.$F$3]+[.$F$4])/([.$F$5]+[.$F$3])))*1000" office:value-type="float" office:value="9.00231481481481" calcext:value-type="float">
            <text:p>9.00231481481481</text:p>
          </table:table-cell>
          <table:table-cell table:formula="of:=ROUND((([.B150]/1000)*[.$F$10]*[.$H$12])-[.$H$11];5)" office:value-type="float" office:value="1.11338" calcext:value-type="float">
            <text:p>1.11338</text:p>
          </table:table-cell>
          <table:table-cell table:formula="of:=INT([.C150]/([.$F$20]/[.$G$21]))" office:value-type="float" office:value="1381" calcext:value-type="float">
            <text:p>1381</text:p>
          </table:table-cell>
          <table:table-cell table:formula="of:=[.$G$22]*INT([.C150]/([.$G$22]*[.$F$20]/[.$G$21]))" office:value-type="float" office:value="1376" calcext:value-type="float">
            <text:p>1376</text:p>
          </table:table-cell>
          <table:table-cell table:formula="of:=[.E149]-[.E150]" office:value-type="float" office:value="8" calcext:value-type="float">
            <text:p>8</text:p>
          </table:table-cell>
          <table:table-cell table:formula="of:=[.$B$44]+[.$B$46]*([.E150]-[.$B$45])/[.$B$47]" office:value-type="float" office:value="-10.925" calcext:value-type="float">
            <text:p>-10.925</text:p>
          </table:table-cell>
          <table:table-cell table:formula="of:=TRUNC([.G150];2)" office:value-type="float" office:value="-10.92" calcext:value-type="float">
            <text:p>-10.92</text:p>
          </table:table-cell>
          <table:table-cell table:formula="of:=[.H150]-[.A150]" office:value-type="float" office:value="0.00500000000000611" calcext:value-type="float">
            <text:p>0.005000000000006</text:p>
          </table:table-cell>
          <table:table-cell/>
          <table:table-cell table:formula="of:=[.K149]+[.$B$46]" office:value-type="float" office:value="10.665" calcext:value-type="float">
            <text:p>10.665</text:p>
          </table:table-cell>
          <table:table-cell table:formula="of:=((0.01*[.K150]/[.$F$4])+(1.25/[.$F$4])*(([.$F$3]+[.$F$4])/([.$F$5]+[.$F$3])))*1000" office:value-type="float" office:value="14.999537037037" calcext:value-type="float">
            <text:p>14.999537037037</text:p>
          </table:table-cell>
          <table:table-cell table:formula="of:=ROUND((([.L150]/1000)*[.$F$10]*[.$H$12])-[.$H$11];5)" office:value-type="float" office:value="2.20925" calcext:value-type="float">
            <text:p>2.20925</text:p>
          </table:table-cell>
          <table:table-cell table:formula="of:=INT([.M150]/([.$F$20]/[.$G$21]))" office:value-type="float" office:value="2742" calcext:value-type="float">
            <text:p>2742</text:p>
          </table:table-cell>
          <table:table-cell table:formula="of:=[.$G$22]*INT([.M150]/([.$G$22]*[.$F$20]/[.$G$21]))" office:value-type="float" office:value="2736" calcext:value-type="float">
            <text:p>2736</text:p>
          </table:table-cell>
          <table:table-cell table:formula="of:=[.O150]-[.O149]" office:value-type="float" office:value="8" calcext:value-type="float">
            <text:p>8</text:p>
          </table:table-cell>
          <table:table-cell table:formula="of:=[.$B$44]+[.$B$46]*([.O150]-[.$B$45])/[.$B$47]" office:value-type="float" office:value="10.665" calcext:value-type="float">
            <text:p>10.665</text:p>
          </table:table-cell>
          <table:table-cell table:formula="of:=TRUNC([.Q150];2)" office:value-type="float" office:value="10.66" calcext:value-type="float">
            <text:p>10.66</text:p>
          </table:table-cell>
          <table:table-cell table:formula="of:=[.R150]-[.K150]" office:value-type="float" office:value="-0.00500000000000256" calcext:value-type="float">
            <text:p>-0.005000000000003</text:p>
          </table:table-cell>
          <table:table-cell table:number-columns-repeated="1005"/>
        </table:table-row>
        <table:table-row table:style-name="ro1">
          <table:table-cell table:formula="of:=[.A150]-[.$B$46]" office:value-type="float" office:value="-11.052" calcext:value-type="float">
            <text:p>-11.052</text:p>
          </table:table-cell>
          <table:table-cell table:formula="of:=((0.01*[.A151]/[.$F$4])+(1.25/[.$F$4])*(([.$F$3]+[.$F$4])/([.$F$5]+[.$F$3])))*1000" office:value-type="float" office:value="8.96703703703704" calcext:value-type="float">
            <text:p>8.96703703703704</text:p>
          </table:table-cell>
          <table:table-cell table:formula="of:=ROUND((([.B151]/1000)*[.$F$10]*[.$H$12])-[.$H$11];5)" office:value-type="float" office:value="1.10694" calcext:value-type="float">
            <text:p>1.10694</text:p>
          </table:table-cell>
          <table:table-cell table:formula="of:=INT([.C151]/([.$F$20]/[.$G$21]))" office:value-type="float" office:value="1373" calcext:value-type="float">
            <text:p>1373</text:p>
          </table:table-cell>
          <table:table-cell table:formula="of:=[.$G$22]*INT([.C151]/([.$G$22]*[.$F$20]/[.$G$21]))" office:value-type="float" office:value="1368" calcext:value-type="float">
            <text:p>1368</text:p>
          </table:table-cell>
          <table:table-cell table:formula="of:=[.E150]-[.E151]" office:value-type="float" office:value="8" calcext:value-type="float">
            <text:p>8</text:p>
          </table:table-cell>
          <table:table-cell table:formula="of:=[.$B$44]+[.$B$46]*([.E151]-[.$B$45])/[.$B$47]" office:value-type="float" office:value="-11.052" calcext:value-type="float">
            <text:p>-11.052</text:p>
          </table:table-cell>
          <table:table-cell table:formula="of:=TRUNC([.G151];2)" office:value-type="float" office:value="-11.05" calcext:value-type="float">
            <text:p>-11.05</text:p>
          </table:table-cell>
          <table:table-cell table:formula="of:=[.H151]-[.A151]" office:value-type="float" office:value="0.002000000000006" calcext:value-type="float">
            <text:p>0.002000000000006</text:p>
          </table:table-cell>
          <table:table-cell/>
          <table:table-cell table:formula="of:=[.K150]+[.$B$46]" office:value-type="float" office:value="10.792" calcext:value-type="float">
            <text:p>10.792</text:p>
          </table:table-cell>
          <table:table-cell table:formula="of:=((0.01*[.K151]/[.$F$4])+(1.25/[.$F$4])*(([.$F$3]+[.$F$4])/([.$F$5]+[.$F$3])))*1000" office:value-type="float" office:value="15.0348148148148" calcext:value-type="float">
            <text:p>15.0348148148148</text:p>
          </table:table-cell>
          <table:table-cell table:formula="of:=ROUND((([.L151]/1000)*[.$F$10]*[.$H$12])-[.$H$11];5)" office:value-type="float" office:value="2.21569" calcext:value-type="float">
            <text:p>2.21569</text:p>
          </table:table-cell>
          <table:table-cell table:formula="of:=INT([.M151]/([.$F$20]/[.$G$21]))" office:value-type="float" office:value="2750" calcext:value-type="float">
            <text:p>2750</text:p>
          </table:table-cell>
          <table:table-cell table:formula="of:=[.$G$22]*INT([.M151]/([.$G$22]*[.$F$20]/[.$G$21]))" office:value-type="float" office:value="2744" calcext:value-type="float">
            <text:p>2744</text:p>
          </table:table-cell>
          <table:table-cell table:formula="of:=[.O151]-[.O150]" office:value-type="float" office:value="8" calcext:value-type="float">
            <text:p>8</text:p>
          </table:table-cell>
          <table:table-cell table:formula="of:=[.$B$44]+[.$B$46]*([.O151]-[.$B$45])/[.$B$47]" office:value-type="float" office:value="10.792" calcext:value-type="float">
            <text:p>10.792</text:p>
          </table:table-cell>
          <table:table-cell table:formula="of:=TRUNC([.Q151];2)" office:value-type="float" office:value="10.79" calcext:value-type="float">
            <text:p>10.79</text:p>
          </table:table-cell>
          <table:table-cell table:formula="of:=[.R151]-[.K151]" office:value-type="float" office:value="-0.00200000000000422" calcext:value-type="float">
            <text:p>-0.002000000000004</text:p>
          </table:table-cell>
          <table:table-cell table:number-columns-repeated="1005"/>
        </table:table-row>
        <table:table-row table:style-name="ro1">
          <table:table-cell table:formula="of:=[.A151]-[.$B$46]" office:value-type="float" office:value="-11.179" calcext:value-type="float">
            <text:p>-11.179</text:p>
          </table:table-cell>
          <table:table-cell table:formula="of:=((0.01*[.A152]/[.$F$4])+(1.25/[.$F$4])*(([.$F$3]+[.$F$4])/([.$F$5]+[.$F$3])))*1000" office:value-type="float" office:value="8.93175925925926" calcext:value-type="float">
            <text:p>8.93175925925926</text:p>
          </table:table-cell>
          <table:table-cell table:formula="of:=ROUND((([.B152]/1000)*[.$F$10]*[.$H$12])-[.$H$11];5)" office:value-type="float" office:value="1.10049" calcext:value-type="float">
            <text:p>1.10049</text:p>
          </table:table-cell>
          <table:table-cell table:formula="of:=INT([.C152]/([.$F$20]/[.$G$21]))" office:value-type="float" office:value="1365" calcext:value-type="float">
            <text:p>1365</text:p>
          </table:table-cell>
          <table:table-cell table:formula="of:=[.$G$22]*INT([.C152]/([.$G$22]*[.$F$20]/[.$G$21]))" office:value-type="float" office:value="1360" calcext:value-type="float">
            <text:p>1360</text:p>
          </table:table-cell>
          <table:table-cell table:formula="of:=[.E151]-[.E152]" office:value-type="float" office:value="8" calcext:value-type="float">
            <text:p>8</text:p>
          </table:table-cell>
          <table:table-cell table:formula="of:=[.$B$44]+[.$B$46]*([.E152]-[.$B$45])/[.$B$47]" office:value-type="float" office:value="-11.179" calcext:value-type="float">
            <text:p>-11.179</text:p>
          </table:table-cell>
          <table:table-cell table:formula="of:=TRUNC([.G152];2)" office:value-type="float" office:value="-11.17" calcext:value-type="float">
            <text:p>-11.17</text:p>
          </table:table-cell>
          <table:table-cell table:formula="of:=[.H152]-[.A152]" office:value-type="float" office:value="0.00900000000000745" calcext:value-type="float">
            <text:p>0.009000000000007</text:p>
          </table:table-cell>
          <table:table-cell/>
          <table:table-cell table:formula="of:=[.K151]+[.$B$46]" office:value-type="float" office:value="10.919" calcext:value-type="float">
            <text:p>10.919</text:p>
          </table:table-cell>
          <table:table-cell table:formula="of:=((0.01*[.K152]/[.$F$4])+(1.25/[.$F$4])*(([.$F$3]+[.$F$4])/([.$F$5]+[.$F$3])))*1000" office:value-type="float" office:value="15.0700925925926" calcext:value-type="float">
            <text:p>15.0700925925926</text:p>
          </table:table-cell>
          <table:table-cell table:formula="of:=ROUND((([.L152]/1000)*[.$F$10]*[.$H$12])-[.$H$11];5)" office:value-type="float" office:value="2.22214" calcext:value-type="float">
            <text:p>2.22214</text:p>
          </table:table-cell>
          <table:table-cell table:formula="of:=INT([.M152]/([.$F$20]/[.$G$21]))" office:value-type="float" office:value="2758" calcext:value-type="float">
            <text:p>2758</text:p>
          </table:table-cell>
          <table:table-cell table:formula="of:=[.$G$22]*INT([.M152]/([.$G$22]*[.$F$20]/[.$G$21]))" office:value-type="float" office:value="2752" calcext:value-type="float">
            <text:p>2752</text:p>
          </table:table-cell>
          <table:table-cell table:formula="of:=[.O152]-[.O151]" office:value-type="float" office:value="8" calcext:value-type="float">
            <text:p>8</text:p>
          </table:table-cell>
          <table:table-cell table:formula="of:=[.$B$44]+[.$B$46]*([.O152]-[.$B$45])/[.$B$47]" office:value-type="float" office:value="10.919" calcext:value-type="float">
            <text:p>10.919</text:p>
          </table:table-cell>
          <table:table-cell table:formula="of:=TRUNC([.Q152];2)" office:value-type="float" office:value="10.91" calcext:value-type="float">
            <text:p>10.91</text:p>
          </table:table-cell>
          <table:table-cell table:formula="of:=[.R152]-[.K152]" office:value-type="float" office:value="-0.00900000000000389" calcext:value-type="float">
            <text:p>-0.009000000000004</text:p>
          </table:table-cell>
          <table:table-cell table:number-columns-repeated="1005"/>
        </table:table-row>
        <table:table-row table:style-name="ro1">
          <table:table-cell table:formula="of:=[.A152]-[.$B$46]" office:value-type="float" office:value="-11.306" calcext:value-type="float">
            <text:p>-11.306</text:p>
          </table:table-cell>
          <table:table-cell table:formula="of:=((0.01*[.A153]/[.$F$4])+(1.25/[.$F$4])*(([.$F$3]+[.$F$4])/([.$F$5]+[.$F$3])))*1000" office:value-type="float" office:value="8.89648148148148" calcext:value-type="float">
            <text:p>8.89648148148148</text:p>
          </table:table-cell>
          <table:table-cell table:formula="of:=ROUND((([.B153]/1000)*[.$F$10]*[.$H$12])-[.$H$11];5)" office:value-type="float" office:value="1.09404" calcext:value-type="float">
            <text:p>1.09404</text:p>
          </table:table-cell>
          <table:table-cell table:formula="of:=INT([.C153]/([.$F$20]/[.$G$21]))" office:value-type="float" office:value="1357" calcext:value-type="float">
            <text:p>1357</text:p>
          </table:table-cell>
          <table:table-cell table:formula="of:=[.$G$22]*INT([.C153]/([.$G$22]*[.$F$20]/[.$G$21]))" office:value-type="float" office:value="1352" calcext:value-type="float">
            <text:p>1352</text:p>
          </table:table-cell>
          <table:table-cell table:formula="of:=[.E152]-[.E153]" office:value-type="float" office:value="8" calcext:value-type="float">
            <text:p>8</text:p>
          </table:table-cell>
          <table:table-cell table:formula="of:=[.$B$44]+[.$B$46]*([.E153]-[.$B$45])/[.$B$47]" office:value-type="float" office:value="-11.306" calcext:value-type="float">
            <text:p>-11.306</text:p>
          </table:table-cell>
          <table:table-cell table:formula="of:=TRUNC([.G153];2)" office:value-type="float" office:value="-11.3" calcext:value-type="float">
            <text:p>-11.3</text:p>
          </table:table-cell>
          <table:table-cell table:formula="of:=[.H153]-[.A153]" office:value-type="float" office:value="0.00600000000000733" calcext:value-type="float">
            <text:p>0.006000000000007</text:p>
          </table:table-cell>
          <table:table-cell/>
          <table:table-cell table:formula="of:=[.K152]+[.$B$46]" office:value-type="float" office:value="11.046" calcext:value-type="float">
            <text:p>11.046</text:p>
          </table:table-cell>
          <table:table-cell table:formula="of:=((0.01*[.K153]/[.$F$4])+(1.25/[.$F$4])*(([.$F$3]+[.$F$4])/([.$F$5]+[.$F$3])))*1000" office:value-type="float" office:value="15.1053703703704" calcext:value-type="float">
            <text:p>15.1053703703704</text:p>
          </table:table-cell>
          <table:table-cell table:formula="of:=ROUND((([.L153]/1000)*[.$F$10]*[.$H$12])-[.$H$11];5)" office:value-type="float" office:value="2.22859" calcext:value-type="float">
            <text:p>2.22859</text:p>
          </table:table-cell>
          <table:table-cell table:formula="of:=INT([.M153]/([.$F$20]/[.$G$21]))" office:value-type="float" office:value="2766" calcext:value-type="float">
            <text:p>2766</text:p>
          </table:table-cell>
          <table:table-cell table:formula="of:=[.$G$22]*INT([.M153]/([.$G$22]*[.$F$20]/[.$G$21]))" office:value-type="float" office:value="2760" calcext:value-type="float">
            <text:p>2760</text:p>
          </table:table-cell>
          <table:table-cell table:formula="of:=[.O153]-[.O152]" office:value-type="float" office:value="8" calcext:value-type="float">
            <text:p>8</text:p>
          </table:table-cell>
          <table:table-cell table:formula="of:=[.$B$44]+[.$B$46]*([.O153]-[.$B$45])/[.$B$47]" office:value-type="float" office:value="11.046" calcext:value-type="float">
            <text:p>11.046</text:p>
          </table:table-cell>
          <table:table-cell table:formula="of:=TRUNC([.Q153];2)" office:value-type="float" office:value="11.04" calcext:value-type="float">
            <text:p>11.04</text:p>
          </table:table-cell>
          <table:table-cell table:formula="of:=[.R153]-[.K153]" office:value-type="float" office:value="-0.00600000000000556" calcext:value-type="float">
            <text:p>-0.006000000000006</text:p>
          </table:table-cell>
          <table:table-cell table:number-columns-repeated="1005"/>
        </table:table-row>
        <table:table-row table:style-name="ro1">
          <table:table-cell table:formula="of:=[.A153]-[.$B$46]" office:value-type="float" office:value="-11.433" calcext:value-type="float">
            <text:p>-11.433</text:p>
          </table:table-cell>
          <table:table-cell table:formula="of:=((0.01*[.A154]/[.$F$4])+(1.25/[.$F$4])*(([.$F$3]+[.$F$4])/([.$F$5]+[.$F$3])))*1000" office:value-type="float" office:value="8.8612037037037" calcext:value-type="float">
            <text:p>8.8612037037037</text:p>
          </table:table-cell>
          <table:table-cell table:formula="of:=ROUND((([.B154]/1000)*[.$F$10]*[.$H$12])-[.$H$11];5)" office:value-type="float" office:value="1.0876" calcext:value-type="float">
            <text:p>1.0876</text:p>
          </table:table-cell>
          <table:table-cell table:formula="of:=INT([.C154]/([.$F$20]/[.$G$21]))" office:value-type="float" office:value="1349" calcext:value-type="float">
            <text:p>1349</text:p>
          </table:table-cell>
          <table:table-cell table:formula="of:=[.$G$22]*INT([.C154]/([.$G$22]*[.$F$20]/[.$G$21]))" office:value-type="float" office:value="1344" calcext:value-type="float">
            <text:p>1344</text:p>
          </table:table-cell>
          <table:table-cell table:formula="of:=[.E153]-[.E154]" office:value-type="float" office:value="8" calcext:value-type="float">
            <text:p>8</text:p>
          </table:table-cell>
          <table:table-cell table:formula="of:=[.$B$44]+[.$B$46]*([.E154]-[.$B$45])/[.$B$47]" office:value-type="float" office:value="-11.433" calcext:value-type="float">
            <text:p>-11.433</text:p>
          </table:table-cell>
          <table:table-cell table:formula="of:=TRUNC([.G154];2)" office:value-type="float" office:value="-11.43" calcext:value-type="float">
            <text:p>-11.43</text:p>
          </table:table-cell>
          <table:table-cell table:formula="of:=[.H154]-[.A154]" office:value-type="float" office:value="0.003000000000009" calcext:value-type="float">
            <text:p>0.003000000000009</text:p>
          </table:table-cell>
          <table:table-cell/>
          <table:table-cell table:formula="of:=[.K153]+[.$B$46]" office:value-type="float" office:value="11.173" calcext:value-type="float">
            <text:p>11.173</text:p>
          </table:table-cell>
          <table:table-cell table:formula="of:=((0.01*[.K154]/[.$F$4])+(1.25/[.$F$4])*(([.$F$3]+[.$F$4])/([.$F$5]+[.$F$3])))*1000" office:value-type="float" office:value="15.1406481481482" calcext:value-type="float">
            <text:p>15.1406481481482</text:p>
          </table:table-cell>
          <table:table-cell table:formula="of:=ROUND((([.L154]/1000)*[.$F$10]*[.$H$12])-[.$H$11];5)" office:value-type="float" office:value="2.23503" calcext:value-type="float">
            <text:p>2.23503</text:p>
          </table:table-cell>
          <table:table-cell table:formula="of:=INT([.M154]/([.$F$20]/[.$G$21]))" office:value-type="float" office:value="2774" calcext:value-type="float">
            <text:p>2774</text:p>
          </table:table-cell>
          <table:table-cell table:formula="of:=[.$G$22]*INT([.M154]/([.$G$22]*[.$F$20]/[.$G$21]))" office:value-type="float" office:value="2768" calcext:value-type="float">
            <text:p>2768</text:p>
          </table:table-cell>
          <table:table-cell table:formula="of:=[.O154]-[.O153]" office:value-type="float" office:value="8" calcext:value-type="float">
            <text:p>8</text:p>
          </table:table-cell>
          <table:table-cell table:formula="of:=[.$B$44]+[.$B$46]*([.O154]-[.$B$45])/[.$B$47]" office:value-type="float" office:value="11.173" calcext:value-type="float">
            <text:p>11.173</text:p>
          </table:table-cell>
          <table:table-cell table:formula="of:=TRUNC([.Q154];2)" office:value-type="float" office:value="11.17" calcext:value-type="float">
            <text:p>11.17</text:p>
          </table:table-cell>
          <table:table-cell table:formula="of:=[.R154]-[.K154]" office:value-type="float" office:value="-0.00300000000000544" calcext:value-type="float">
            <text:p>-0.003000000000005</text:p>
          </table:table-cell>
          <table:table-cell table:number-columns-repeated="1005"/>
        </table:table-row>
        <table:table-row table:style-name="ro1">
          <table:table-cell table:formula="of:=[.A154]-[.$B$46]" office:value-type="float" office:value="-11.56" calcext:value-type="float">
            <text:p>-11.56</text:p>
          </table:table-cell>
          <table:table-cell table:formula="of:=((0.01*[.A155]/[.$F$4])+(1.25/[.$F$4])*(([.$F$3]+[.$F$4])/([.$F$5]+[.$F$3])))*1000" office:value-type="float" office:value="8.82592592592592" calcext:value-type="float">
            <text:p>8.82592592592592</text:p>
          </table:table-cell>
          <table:table-cell table:formula="of:=ROUND((([.B155]/1000)*[.$F$10]*[.$H$12])-[.$H$11];5)" office:value-type="float" office:value="1.08115" calcext:value-type="float">
            <text:p>1.08115</text:p>
          </table:table-cell>
          <table:table-cell table:formula="of:=INT([.C155]/([.$F$20]/[.$G$21]))" office:value-type="float" office:value="1341" calcext:value-type="float">
            <text:p>1341</text:p>
          </table:table-cell>
          <table:table-cell table:formula="of:=[.$G$22]*INT([.C155]/([.$G$22]*[.$F$20]/[.$G$21]))" office:value-type="float" office:value="1336" calcext:value-type="float">
            <text:p>1336</text:p>
          </table:table-cell>
          <table:table-cell table:formula="of:=[.E154]-[.E155]" office:value-type="float" office:value="8" calcext:value-type="float">
            <text:p>8</text:p>
          </table:table-cell>
          <table:table-cell table:formula="of:=[.$B$44]+[.$B$46]*([.E155]-[.$B$45])/[.$B$47]" office:value-type="float" office:value="-11.56" calcext:value-type="float">
            <text:p>-11.56</text:p>
          </table:table-cell>
          <table:table-cell table:formula="of:=TRUNC([.G155];2)" office:value-type="float" office:value="-11.56" calcext:value-type="float">
            <text:p>-11.56</text:p>
          </table:table-cell>
          <table:table-cell table:formula="of:=[.H155]-[.A155]" office:value-type="float" office:value="0" calcext:value-type="float">
            <text:p>0</text:p>
          </table:table-cell>
          <table:table-cell/>
          <table:table-cell table:formula="of:=[.K154]+[.$B$46]" office:value-type="float" office:value="11.3" calcext:value-type="float">
            <text:p>11.3</text:p>
          </table:table-cell>
          <table:table-cell table:formula="of:=((0.01*[.K155]/[.$F$4])+(1.25/[.$F$4])*(([.$F$3]+[.$F$4])/([.$F$5]+[.$F$3])))*1000" office:value-type="float" office:value="15.1759259259259" calcext:value-type="float">
            <text:p>15.1759259259259</text:p>
          </table:table-cell>
          <table:table-cell table:formula="of:=ROUND((([.L155]/1000)*[.$F$10]*[.$H$12])-[.$H$11];5)" office:value-type="float" office:value="2.24148" calcext:value-type="float">
            <text:p>2.24148</text:p>
          </table:table-cell>
          <table:table-cell table:formula="of:=INT([.M155]/([.$F$20]/[.$G$21]))" office:value-type="float" office:value="2782" calcext:value-type="float">
            <text:p>2782</text:p>
          </table:table-cell>
          <table:table-cell table:formula="of:=[.$G$22]*INT([.M155]/([.$G$22]*[.$F$20]/[.$G$21]))" office:value-type="float" office:value="2776" calcext:value-type="float">
            <text:p>2776</text:p>
          </table:table-cell>
          <table:table-cell table:formula="of:=[.O155]-[.O154]" office:value-type="float" office:value="8" calcext:value-type="float">
            <text:p>8</text:p>
          </table:table-cell>
          <table:table-cell table:formula="of:=[.$B$44]+[.$B$46]*([.O155]-[.$B$45])/[.$B$47]" office:value-type="float" office:value="11.3" calcext:value-type="float">
            <text:p>11.3</text:p>
          </table:table-cell>
          <table:table-cell table:formula="of:=TRUNC([.Q155];2)" office:value-type="float" office:value="11.3" calcext:value-type="float">
            <text:p>11.3</text:p>
          </table:table-cell>
          <table:table-cell table:formula="of:=[.R155]-[.K15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55]-[.$B$46]" office:value-type="float" office:value="-11.687" calcext:value-type="float">
            <text:p>-11.687</text:p>
          </table:table-cell>
          <table:table-cell table:formula="of:=((0.01*[.A156]/[.$F$4])+(1.25/[.$F$4])*(([.$F$3]+[.$F$4])/([.$F$5]+[.$F$3])))*1000" office:value-type="float" office:value="8.79064814814815" calcext:value-type="float">
            <text:p>8.79064814814815</text:p>
          </table:table-cell>
          <table:table-cell table:formula="of:=ROUND((([.B156]/1000)*[.$F$10]*[.$H$12])-[.$H$11];5)" office:value-type="float" office:value="1.0747" calcext:value-type="float">
            <text:p>1.0747</text:p>
          </table:table-cell>
          <table:table-cell table:formula="of:=INT([.C156]/([.$F$20]/[.$G$21]))" office:value-type="float" office:value="1333" calcext:value-type="float">
            <text:p>1333</text:p>
          </table:table-cell>
          <table:table-cell table:formula="of:=[.$G$22]*INT([.C156]/([.$G$22]*[.$F$20]/[.$G$21]))" office:value-type="float" office:value="1328" calcext:value-type="float">
            <text:p>1328</text:p>
          </table:table-cell>
          <table:table-cell table:formula="of:=[.E155]-[.E156]" office:value-type="float" office:value="8" calcext:value-type="float">
            <text:p>8</text:p>
          </table:table-cell>
          <table:table-cell table:formula="of:=[.$B$44]+[.$B$46]*([.E156]-[.$B$45])/[.$B$47]" office:value-type="float" office:value="-11.687" calcext:value-type="float">
            <text:p>-11.687</text:p>
          </table:table-cell>
          <table:table-cell table:formula="of:=TRUNC([.G156];2)" office:value-type="float" office:value="-11.68" calcext:value-type="float">
            <text:p>-11.68</text:p>
          </table:table-cell>
          <table:table-cell table:formula="of:=[.H156]-[.A156]" office:value-type="float" office:value="0.00700000000001033" calcext:value-type="float">
            <text:p>0.00700000000001</text:p>
          </table:table-cell>
          <table:table-cell/>
          <table:table-cell table:formula="of:=[.K155]+[.$B$46]" office:value-type="float" office:value="11.427" calcext:value-type="float">
            <text:p>11.427</text:p>
          </table:table-cell>
          <table:table-cell table:formula="of:=((0.01*[.K156]/[.$F$4])+(1.25/[.$F$4])*(([.$F$3]+[.$F$4])/([.$F$5]+[.$F$3])))*1000" office:value-type="float" office:value="15.2112037037037" calcext:value-type="float">
            <text:p>15.2112037037037</text:p>
          </table:table-cell>
          <table:table-cell table:formula="of:=ROUND((([.L156]/1000)*[.$F$10]*[.$H$12])-[.$H$11];5)" office:value-type="float" office:value="2.24793" calcext:value-type="float">
            <text:p>2.24793</text:p>
          </table:table-cell>
          <table:table-cell table:formula="of:=INT([.M156]/([.$F$20]/[.$G$21]))" office:value-type="float" office:value="2790" calcext:value-type="float">
            <text:p>2790</text:p>
          </table:table-cell>
          <table:table-cell table:formula="of:=[.$G$22]*INT([.M156]/([.$G$22]*[.$F$20]/[.$G$21]))" office:value-type="float" office:value="2784" calcext:value-type="float">
            <text:p>2784</text:p>
          </table:table-cell>
          <table:table-cell table:formula="of:=[.O156]-[.O155]" office:value-type="float" office:value="8" calcext:value-type="float">
            <text:p>8</text:p>
          </table:table-cell>
          <table:table-cell table:formula="of:=[.$B$44]+[.$B$46]*([.O156]-[.$B$45])/[.$B$47]" office:value-type="float" office:value="11.427" calcext:value-type="float">
            <text:p>11.427</text:p>
          </table:table-cell>
          <table:table-cell table:formula="of:=TRUNC([.Q156];2)" office:value-type="float" office:value="11.42" calcext:value-type="float">
            <text:p>11.42</text:p>
          </table:table-cell>
          <table:table-cell table:formula="of:=[.R156]-[.K156]" office:value-type="float" office:value="-0.00700000000000678" calcext:value-type="float">
            <text:p>-0.007000000000007</text:p>
          </table:table-cell>
          <table:table-cell table:number-columns-repeated="1005"/>
        </table:table-row>
        <table:table-row table:style-name="ro1">
          <table:table-cell table:formula="of:=[.A156]-[.$B$46]" office:value-type="float" office:value="-11.814" calcext:value-type="float">
            <text:p>-11.814</text:p>
          </table:table-cell>
          <table:table-cell table:formula="of:=((0.01*[.A157]/[.$F$4])+(1.25/[.$F$4])*(([.$F$3]+[.$F$4])/([.$F$5]+[.$F$3])))*1000" office:value-type="float" office:value="8.75537037037037" calcext:value-type="float">
            <text:p>8.75537037037037</text:p>
          </table:table-cell>
          <table:table-cell table:formula="of:=ROUND((([.B157]/1000)*[.$F$10]*[.$H$12])-[.$H$11];5)" office:value-type="float" office:value="1.06826" calcext:value-type="float">
            <text:p>1.06826</text:p>
          </table:table-cell>
          <table:table-cell table:formula="of:=INT([.C157]/([.$F$20]/[.$G$21]))" office:value-type="float" office:value="1325" calcext:value-type="float">
            <text:p>1325</text:p>
          </table:table-cell>
          <table:table-cell table:formula="of:=[.$G$22]*INT([.C157]/([.$G$22]*[.$F$20]/[.$G$21]))" office:value-type="float" office:value="1320" calcext:value-type="float">
            <text:p>1320</text:p>
          </table:table-cell>
          <table:table-cell table:formula="of:=[.E156]-[.E157]" office:value-type="float" office:value="8" calcext:value-type="float">
            <text:p>8</text:p>
          </table:table-cell>
          <table:table-cell table:formula="of:=[.$B$44]+[.$B$46]*([.E157]-[.$B$45])/[.$B$47]" office:value-type="float" office:value="-11.814" calcext:value-type="float">
            <text:p>-11.814</text:p>
          </table:table-cell>
          <table:table-cell table:formula="of:=TRUNC([.G157];2)" office:value-type="float" office:value="-11.81" calcext:value-type="float">
            <text:p>-11.81</text:p>
          </table:table-cell>
          <table:table-cell table:formula="of:=[.H157]-[.A157]" office:value-type="float" office:value="0.00400000000001022" calcext:value-type="float">
            <text:p>0.00400000000001</text:p>
          </table:table-cell>
          <table:table-cell/>
          <table:table-cell table:formula="of:=[.K156]+[.$B$46]" office:value-type="float" office:value="11.554" calcext:value-type="float">
            <text:p>11.554</text:p>
          </table:table-cell>
          <table:table-cell table:formula="of:=((0.01*[.K157]/[.$F$4])+(1.25/[.$F$4])*(([.$F$3]+[.$F$4])/([.$F$5]+[.$F$3])))*1000" office:value-type="float" office:value="15.2464814814815" calcext:value-type="float">
            <text:p>15.2464814814815</text:p>
          </table:table-cell>
          <table:table-cell table:formula="of:=ROUND((([.L157]/1000)*[.$F$10]*[.$H$12])-[.$H$11];5)" office:value-type="float" office:value="2.25437" calcext:value-type="float">
            <text:p>2.25437</text:p>
          </table:table-cell>
          <table:table-cell table:formula="of:=INT([.M157]/([.$F$20]/[.$G$21]))" office:value-type="float" office:value="2798" calcext:value-type="float">
            <text:p>2798</text:p>
          </table:table-cell>
          <table:table-cell table:formula="of:=[.$G$22]*INT([.M157]/([.$G$22]*[.$F$20]/[.$G$21]))" office:value-type="float" office:value="2792" calcext:value-type="float">
            <text:p>2792</text:p>
          </table:table-cell>
          <table:table-cell table:formula="of:=[.O157]-[.O156]" office:value-type="float" office:value="8" calcext:value-type="float">
            <text:p>8</text:p>
          </table:table-cell>
          <table:table-cell table:formula="of:=[.$B$44]+[.$B$46]*([.O157]-[.$B$45])/[.$B$47]" office:value-type="float" office:value="11.554" calcext:value-type="float">
            <text:p>11.554</text:p>
          </table:table-cell>
          <table:table-cell table:formula="of:=TRUNC([.Q157];2)" office:value-type="float" office:value="11.55" calcext:value-type="float">
            <text:p>11.55</text:p>
          </table:table-cell>
          <table:table-cell table:formula="of:=[.R157]-[.K157]" office:value-type="float" office:value="-0.00400000000000667" calcext:value-type="float">
            <text:p>-0.004000000000007</text:p>
          </table:table-cell>
          <table:table-cell table:number-columns-repeated="1005"/>
        </table:table-row>
        <table:table-row table:style-name="ro1">
          <table:table-cell table:formula="of:=[.A157]-[.$B$46]" office:value-type="float" office:value="-11.941" calcext:value-type="float">
            <text:p>-11.941</text:p>
          </table:table-cell>
          <table:table-cell table:formula="of:=((0.01*[.A158]/[.$F$4])+(1.25/[.$F$4])*(([.$F$3]+[.$F$4])/([.$F$5]+[.$F$3])))*1000" office:value-type="float" office:value="8.72009259259259" calcext:value-type="float">
            <text:p>8.72009259259259</text:p>
          </table:table-cell>
          <table:table-cell table:formula="of:=ROUND((([.B158]/1000)*[.$F$10]*[.$H$12])-[.$H$11];5)" office:value-type="float" office:value="1.06181" calcext:value-type="float">
            <text:p>1.06181</text:p>
          </table:table-cell>
          <table:table-cell table:formula="of:=INT([.C158]/([.$F$20]/[.$G$21]))" office:value-type="float" office:value="1317" calcext:value-type="float">
            <text:p>1317</text:p>
          </table:table-cell>
          <table:table-cell table:formula="of:=[.$G$22]*INT([.C158]/([.$G$22]*[.$F$20]/[.$G$21]))" office:value-type="float" office:value="1312" calcext:value-type="float">
            <text:p>1312</text:p>
          </table:table-cell>
          <table:table-cell table:formula="of:=[.E157]-[.E158]" office:value-type="float" office:value="8" calcext:value-type="float">
            <text:p>8</text:p>
          </table:table-cell>
          <table:table-cell table:formula="of:=[.$B$44]+[.$B$46]*([.E158]-[.$B$45])/[.$B$47]" office:value-type="float" office:value="-11.941" calcext:value-type="float">
            <text:p>-11.941</text:p>
          </table:table-cell>
          <table:table-cell table:formula="of:=TRUNC([.G158];2)" office:value-type="float" office:value="-11.94" calcext:value-type="float">
            <text:p>-11.94</text:p>
          </table:table-cell>
          <table:table-cell table:formula="of:=[.H158]-[.A158]" office:value-type="float" office:value="0.00100000000001188" calcext:value-type="float">
            <text:p>0.001000000000012</text:p>
          </table:table-cell>
          <table:table-cell/>
          <table:table-cell table:formula="of:=[.K157]+[.$B$46]" office:value-type="float" office:value="11.681" calcext:value-type="float">
            <text:p>11.681</text:p>
          </table:table-cell>
          <table:table-cell table:formula="of:=((0.01*[.K158]/[.$F$4])+(1.25/[.$F$4])*(([.$F$3]+[.$F$4])/([.$F$5]+[.$F$3])))*1000" office:value-type="float" office:value="15.2817592592593" calcext:value-type="float">
            <text:p>15.2817592592593</text:p>
          </table:table-cell>
          <table:table-cell table:formula="of:=ROUND((([.L158]/1000)*[.$F$10]*[.$H$12])-[.$H$11];5)" office:value-type="float" office:value="2.26082" calcext:value-type="float">
            <text:p>2.26082</text:p>
          </table:table-cell>
          <table:table-cell table:formula="of:=INT([.M158]/([.$F$20]/[.$G$21]))" office:value-type="float" office:value="2806" calcext:value-type="float">
            <text:p>2806</text:p>
          </table:table-cell>
          <table:table-cell table:formula="of:=[.$G$22]*INT([.M158]/([.$G$22]*[.$F$20]/[.$G$21]))" office:value-type="float" office:value="2800" calcext:value-type="float">
            <text:p>2800</text:p>
          </table:table-cell>
          <table:table-cell table:formula="of:=[.O158]-[.O157]" office:value-type="float" office:value="8" calcext:value-type="float">
            <text:p>8</text:p>
          </table:table-cell>
          <table:table-cell table:formula="of:=[.$B$44]+[.$B$46]*([.O158]-[.$B$45])/[.$B$47]" office:value-type="float" office:value="11.681" calcext:value-type="float">
            <text:p>11.681</text:p>
          </table:table-cell>
          <table:table-cell table:formula="of:=TRUNC([.Q158];2)" office:value-type="float" office:value="11.68" calcext:value-type="float">
            <text:p>11.68</text:p>
          </table:table-cell>
          <table:table-cell table:formula="of:=[.R158]-[.K158]" office:value-type="float" office:value="-0.00100000000000833" calcext:value-type="float">
            <text:p>-0.001000000000008</text:p>
          </table:table-cell>
          <table:table-cell table:number-columns-repeated="1005"/>
        </table:table-row>
        <table:table-row table:style-name="ro1">
          <table:table-cell table:formula="of:=[.A158]-[.$B$46]" office:value-type="float" office:value="-12.068" calcext:value-type="float">
            <text:p>-12.068</text:p>
          </table:table-cell>
          <table:table-cell table:formula="of:=((0.01*[.A159]/[.$F$4])+(1.25/[.$F$4])*(([.$F$3]+[.$F$4])/([.$F$5]+[.$F$3])))*1000" office:value-type="float" office:value="8.68481481481481" calcext:value-type="float">
            <text:p>8.68481481481481</text:p>
          </table:table-cell>
          <table:table-cell table:formula="of:=ROUND((([.B159]/1000)*[.$F$10]*[.$H$12])-[.$H$11];5)" office:value-type="float" office:value="1.05537" calcext:value-type="float">
            <text:p>1.05537</text:p>
          </table:table-cell>
          <table:table-cell table:formula="of:=INT([.C159]/([.$F$20]/[.$G$21]))" office:value-type="float" office:value="1309" calcext:value-type="float">
            <text:p>1309</text:p>
          </table:table-cell>
          <table:table-cell table:formula="of:=[.$G$22]*INT([.C159]/([.$G$22]*[.$F$20]/[.$G$21]))" office:value-type="float" office:value="1304" calcext:value-type="float">
            <text:p>1304</text:p>
          </table:table-cell>
          <table:table-cell table:formula="of:=[.E158]-[.E159]" office:value-type="float" office:value="8" calcext:value-type="float">
            <text:p>8</text:p>
          </table:table-cell>
          <table:table-cell table:formula="of:=[.$B$44]+[.$B$46]*([.E159]-[.$B$45])/[.$B$47]" office:value-type="float" office:value="-12.068" calcext:value-type="float">
            <text:p>-12.068</text:p>
          </table:table-cell>
          <table:table-cell table:formula="of:=TRUNC([.G159];2)" office:value-type="float" office:value="-12.06" calcext:value-type="float">
            <text:p>-12.06</text:p>
          </table:table-cell>
          <table:table-cell table:formula="of:=[.H159]-[.A159]" office:value-type="float" office:value="0.00800000000001155" calcext:value-type="float">
            <text:p>0.008000000000012</text:p>
          </table:table-cell>
          <table:table-cell/>
          <table:table-cell table:formula="of:=[.K158]+[.$B$46]" office:value-type="float" office:value="11.808" calcext:value-type="float">
            <text:p>11.808</text:p>
          </table:table-cell>
          <table:table-cell table:formula="of:=((0.01*[.K159]/[.$F$4])+(1.25/[.$F$4])*(([.$F$3]+[.$F$4])/([.$F$5]+[.$F$3])))*1000" office:value-type="float" office:value="15.317037037037" calcext:value-type="float">
            <text:p>15.317037037037</text:p>
          </table:table-cell>
          <table:table-cell table:formula="of:=ROUND((([.L159]/1000)*[.$F$10]*[.$H$12])-[.$H$11];5)" office:value-type="float" office:value="2.26726" calcext:value-type="float">
            <text:p>2.26726</text:p>
          </table:table-cell>
          <table:table-cell table:formula="of:=INT([.M159]/([.$F$20]/[.$G$21]))" office:value-type="float" office:value="2814" calcext:value-type="float">
            <text:p>2814</text:p>
          </table:table-cell>
          <table:table-cell table:formula="of:=[.$G$22]*INT([.M159]/([.$G$22]*[.$F$20]/[.$G$21]))" office:value-type="float" office:value="2808" calcext:value-type="float">
            <text:p>2808</text:p>
          </table:table-cell>
          <table:table-cell table:formula="of:=[.O159]-[.O158]" office:value-type="float" office:value="8" calcext:value-type="float">
            <text:p>8</text:p>
          </table:table-cell>
          <table:table-cell table:formula="of:=[.$B$44]+[.$B$46]*([.O159]-[.$B$45])/[.$B$47]" office:value-type="float" office:value="11.808" calcext:value-type="float">
            <text:p>11.808</text:p>
          </table:table-cell>
          <table:table-cell table:formula="of:=TRUNC([.Q159];2)" office:value-type="float" office:value="11.8" calcext:value-type="float">
            <text:p>11.8</text:p>
          </table:table-cell>
          <table:table-cell table:formula="of:=[.R159]-[.K159]" office:value-type="float" office:value="-0.008000000000008" calcext:value-type="float">
            <text:p>-0.008000000000008</text:p>
          </table:table-cell>
          <table:table-cell table:number-columns-repeated="1005"/>
        </table:table-row>
        <table:table-row table:style-name="ro1">
          <table:table-cell table:formula="of:=[.A159]-[.$B$46]" office:value-type="float" office:value="-12.195" calcext:value-type="float">
            <text:p>-12.195</text:p>
          </table:table-cell>
          <table:table-cell table:formula="of:=((0.01*[.A160]/[.$F$4])+(1.25/[.$F$4])*(([.$F$3]+[.$F$4])/([.$F$5]+[.$F$3])))*1000" office:value-type="float" office:value="8.64953703703704" calcext:value-type="float">
            <text:p>8.64953703703704</text:p>
          </table:table-cell>
          <table:table-cell table:formula="of:=ROUND((([.B160]/1000)*[.$F$10]*[.$H$12])-[.$H$11];5)" office:value-type="float" office:value="1.04892" calcext:value-type="float">
            <text:p>1.04892</text:p>
          </table:table-cell>
          <table:table-cell table:formula="of:=INT([.C160]/([.$F$20]/[.$G$21]))" office:value-type="float" office:value="1301" calcext:value-type="float">
            <text:p>1301</text:p>
          </table:table-cell>
          <table:table-cell table:formula="of:=[.$G$22]*INT([.C160]/([.$G$22]*[.$F$20]/[.$G$21]))" office:value-type="float" office:value="1296" calcext:value-type="float">
            <text:p>1296</text:p>
          </table:table-cell>
          <table:table-cell table:formula="of:=[.E159]-[.E160]" office:value-type="float" office:value="8" calcext:value-type="float">
            <text:p>8</text:p>
          </table:table-cell>
          <table:table-cell table:formula="of:=[.$B$44]+[.$B$46]*([.E160]-[.$B$45])/[.$B$47]" office:value-type="float" office:value="-12.195" calcext:value-type="float">
            <text:p>-12.195</text:p>
          </table:table-cell>
          <table:table-cell table:formula="of:=TRUNC([.G160];2)" office:value-type="float" office:value="-12.19" calcext:value-type="float">
            <text:p>-12.19</text:p>
          </table:table-cell>
          <table:table-cell table:formula="of:=[.H160]-[.A160]" office:value-type="float" office:value="0.00500000000001322" calcext:value-type="float">
            <text:p>0.005000000000013</text:p>
          </table:table-cell>
          <table:table-cell/>
          <table:table-cell table:formula="of:=[.K159]+[.$B$46]" office:value-type="float" office:value="11.935" calcext:value-type="float">
            <text:p>11.935</text:p>
          </table:table-cell>
          <table:table-cell table:formula="of:=((0.01*[.K160]/[.$F$4])+(1.25/[.$F$4])*(([.$F$3]+[.$F$4])/([.$F$5]+[.$F$3])))*1000" office:value-type="float" office:value="15.3523148148148" calcext:value-type="float">
            <text:p>15.3523148148148</text:p>
          </table:table-cell>
          <table:table-cell table:formula="of:=ROUND((([.L160]/1000)*[.$F$10]*[.$H$12])-[.$H$11];5)" office:value-type="float" office:value="2.27371" calcext:value-type="float">
            <text:p>2.27371</text:p>
          </table:table-cell>
          <table:table-cell table:formula="of:=INT([.M160]/([.$F$20]/[.$G$21]))" office:value-type="float" office:value="2822" calcext:value-type="float">
            <text:p>2822</text:p>
          </table:table-cell>
          <table:table-cell table:formula="of:=[.$G$22]*INT([.M160]/([.$G$22]*[.$F$20]/[.$G$21]))" office:value-type="float" office:value="2816" calcext:value-type="float">
            <text:p>2816</text:p>
          </table:table-cell>
          <table:table-cell table:formula="of:=[.O160]-[.O159]" office:value-type="float" office:value="8" calcext:value-type="float">
            <text:p>8</text:p>
          </table:table-cell>
          <table:table-cell table:formula="of:=[.$B$44]+[.$B$46]*([.O160]-[.$B$45])/[.$B$47]" office:value-type="float" office:value="11.935" calcext:value-type="float">
            <text:p>11.935</text:p>
          </table:table-cell>
          <table:table-cell table:formula="of:=TRUNC([.Q160];2)" office:value-type="float" office:value="11.93" calcext:value-type="float">
            <text:p>11.93</text:p>
          </table:table-cell>
          <table:table-cell table:formula="of:=[.R160]-[.K160]" office:value-type="float" office:value="-0.00500000000000966" calcext:value-type="float">
            <text:p>-0.00500000000001</text:p>
          </table:table-cell>
          <table:table-cell table:number-columns-repeated="1005"/>
        </table:table-row>
        <table:table-row table:style-name="ro1">
          <table:table-cell table:formula="of:=[.A160]-[.$B$46]" office:value-type="float" office:value="-12.322" calcext:value-type="float">
            <text:p>-12.322</text:p>
          </table:table-cell>
          <table:table-cell table:formula="of:=((0.01*[.A161]/[.$F$4])+(1.25/[.$F$4])*(([.$F$3]+[.$F$4])/([.$F$5]+[.$F$3])))*1000" office:value-type="float" office:value="8.61425925925926" calcext:value-type="float">
            <text:p>8.61425925925926</text:p>
          </table:table-cell>
          <table:table-cell table:formula="of:=ROUND((([.B161]/1000)*[.$F$10]*[.$H$12])-[.$H$11];5)" office:value-type="float" office:value="1.04247" calcext:value-type="float">
            <text:p>1.04247</text:p>
          </table:table-cell>
          <table:table-cell table:formula="of:=INT([.C161]/([.$F$20]/[.$G$21]))" office:value-type="float" office:value="1293" calcext:value-type="float">
            <text:p>1293</text:p>
          </table:table-cell>
          <table:table-cell table:formula="of:=[.$G$22]*INT([.C161]/([.$G$22]*[.$F$20]/[.$G$21]))" office:value-type="float" office:value="1288" calcext:value-type="float">
            <text:p>1288</text:p>
          </table:table-cell>
          <table:table-cell table:formula="of:=[.E160]-[.E161]" office:value-type="float" office:value="8" calcext:value-type="float">
            <text:p>8</text:p>
          </table:table-cell>
          <table:table-cell table:formula="of:=[.$B$44]+[.$B$46]*([.E161]-[.$B$45])/[.$B$47]" office:value-type="float" office:value="-12.322" calcext:value-type="float">
            <text:p>-12.322</text:p>
          </table:table-cell>
          <table:table-cell table:formula="of:=TRUNC([.G161];2)" office:value-type="float" office:value="-12.32" calcext:value-type="float">
            <text:p>-12.32</text:p>
          </table:table-cell>
          <table:table-cell table:formula="of:=[.H161]-[.A161]" office:value-type="float" office:value="0.0020000000000131" calcext:value-type="float">
            <text:p>0.002000000000013</text:p>
          </table:table-cell>
          <table:table-cell/>
          <table:table-cell table:formula="of:=[.K160]+[.$B$46]" office:value-type="float" office:value="12.062" calcext:value-type="float">
            <text:p>12.062</text:p>
          </table:table-cell>
          <table:table-cell table:formula="of:=((0.01*[.K161]/[.$F$4])+(1.25/[.$F$4])*(([.$F$3]+[.$F$4])/([.$F$5]+[.$F$3])))*1000" office:value-type="float" office:value="15.3875925925926" calcext:value-type="float">
            <text:p>15.3875925925926</text:p>
          </table:table-cell>
          <table:table-cell table:formula="of:=ROUND((([.L161]/1000)*[.$F$10]*[.$H$12])-[.$H$11];5)" office:value-type="float" office:value="2.28016" calcext:value-type="float">
            <text:p>2.28016</text:p>
          </table:table-cell>
          <table:table-cell table:formula="of:=INT([.M161]/([.$F$20]/[.$G$21]))" office:value-type="float" office:value="2830" calcext:value-type="float">
            <text:p>2830</text:p>
          </table:table-cell>
          <table:table-cell table:formula="of:=[.$G$22]*INT([.M161]/([.$G$22]*[.$F$20]/[.$G$21]))" office:value-type="float" office:value="2824" calcext:value-type="float">
            <text:p>2824</text:p>
          </table:table-cell>
          <table:table-cell table:formula="of:=[.O161]-[.O160]" office:value-type="float" office:value="8" calcext:value-type="float">
            <text:p>8</text:p>
          </table:table-cell>
          <table:table-cell table:formula="of:=[.$B$44]+[.$B$46]*([.O161]-[.$B$45])/[.$B$47]" office:value-type="float" office:value="12.062" calcext:value-type="float">
            <text:p>12.062</text:p>
          </table:table-cell>
          <table:table-cell table:formula="of:=TRUNC([.Q161];2)" office:value-type="float" office:value="12.06" calcext:value-type="float">
            <text:p>12.06</text:p>
          </table:table-cell>
          <table:table-cell table:formula="of:=[.R161]-[.K161]" office:value-type="float" office:value="-0.00200000000000955" calcext:value-type="float">
            <text:p>-0.00200000000001</text:p>
          </table:table-cell>
          <table:table-cell table:number-columns-repeated="1005"/>
        </table:table-row>
        <table:table-row table:style-name="ro1">
          <table:table-cell table:formula="of:=[.A161]-[.$B$46]" office:value-type="float" office:value="-12.449" calcext:value-type="float">
            <text:p>-12.449</text:p>
          </table:table-cell>
          <table:table-cell table:formula="of:=((0.01*[.A162]/[.$F$4])+(1.25/[.$F$4])*(([.$F$3]+[.$F$4])/([.$F$5]+[.$F$3])))*1000" office:value-type="float" office:value="8.57898148148148" calcext:value-type="float">
            <text:p>8.57898148148148</text:p>
          </table:table-cell>
          <table:table-cell table:formula="of:=ROUND((([.B162]/1000)*[.$F$10]*[.$H$12])-[.$H$11];5)" office:value-type="float" office:value="1.03603" calcext:value-type="float">
            <text:p>1.03603</text:p>
          </table:table-cell>
          <table:table-cell table:formula="of:=INT([.C162]/([.$F$20]/[.$G$21]))" office:value-type="float" office:value="1285" calcext:value-type="float">
            <text:p>1285</text:p>
          </table:table-cell>
          <table:table-cell table:formula="of:=[.$G$22]*INT([.C162]/([.$G$22]*[.$F$20]/[.$G$21]))" office:value-type="float" office:value="1280" calcext:value-type="float">
            <text:p>1280</text:p>
          </table:table-cell>
          <table:table-cell table:formula="of:=[.E161]-[.E162]" office:value-type="float" office:value="8" calcext:value-type="float">
            <text:p>8</text:p>
          </table:table-cell>
          <table:table-cell table:formula="of:=[.$B$44]+[.$B$46]*([.E162]-[.$B$45])/[.$B$47]" office:value-type="float" office:value="-12.449" calcext:value-type="float">
            <text:p>-12.449</text:p>
          </table:table-cell>
          <table:table-cell table:formula="of:=TRUNC([.G162];2)" office:value-type="float" office:value="-12.44" calcext:value-type="float">
            <text:p>-12.44</text:p>
          </table:table-cell>
          <table:table-cell table:formula="of:=[.H162]-[.A162]" office:value-type="float" office:value="0.00900000000001455" calcext:value-type="float">
            <text:p>0.009000000000015</text:p>
          </table:table-cell>
          <table:table-cell/>
          <table:table-cell table:formula="of:=[.K161]+[.$B$46]" office:value-type="float" office:value="12.189" calcext:value-type="float">
            <text:p>12.189</text:p>
          </table:table-cell>
          <table:table-cell table:formula="of:=((0.01*[.K162]/[.$F$4])+(1.25/[.$F$4])*(([.$F$3]+[.$F$4])/([.$F$5]+[.$F$3])))*1000" office:value-type="float" office:value="15.4228703703704" calcext:value-type="float">
            <text:p>15.4228703703704</text:p>
          </table:table-cell>
          <table:table-cell table:formula="of:=ROUND((([.L162]/1000)*[.$F$10]*[.$H$12])-[.$H$11];5)" office:value-type="float" office:value="2.2866" calcext:value-type="float">
            <text:p>2.2866</text:p>
          </table:table-cell>
          <table:table-cell table:formula="of:=INT([.M162]/([.$F$20]/[.$G$21]))" office:value-type="float" office:value="2838" calcext:value-type="float">
            <text:p>2838</text:p>
          </table:table-cell>
          <table:table-cell table:formula="of:=[.$G$22]*INT([.M162]/([.$G$22]*[.$F$20]/[.$G$21]))" office:value-type="float" office:value="2832" calcext:value-type="float">
            <text:p>2832</text:p>
          </table:table-cell>
          <table:table-cell table:formula="of:=[.O162]-[.O161]" office:value-type="float" office:value="8" calcext:value-type="float">
            <text:p>8</text:p>
          </table:table-cell>
          <table:table-cell table:formula="of:=[.$B$44]+[.$B$46]*([.O162]-[.$B$45])/[.$B$47]" office:value-type="float" office:value="12.189" calcext:value-type="float">
            <text:p>12.189</text:p>
          </table:table-cell>
          <table:table-cell table:formula="of:=TRUNC([.Q162];2)" office:value-type="float" office:value="12.18" calcext:value-type="float">
            <text:p>12.18</text:p>
          </table:table-cell>
          <table:table-cell table:formula="of:=[.R162]-[.K162]" office:value-type="float" office:value="-0.009000000000011" calcext:value-type="float">
            <text:p>-0.009000000000011</text:p>
          </table:table-cell>
          <table:table-cell table:number-columns-repeated="1005"/>
        </table:table-row>
        <table:table-row table:style-name="ro1">
          <table:table-cell table:formula="of:=[.A162]-[.$B$46]" office:value-type="float" office:value="-12.576" calcext:value-type="float">
            <text:p>-12.576</text:p>
          </table:table-cell>
          <table:table-cell table:formula="of:=((0.01*[.A163]/[.$F$4])+(1.25/[.$F$4])*(([.$F$3]+[.$F$4])/([.$F$5]+[.$F$3])))*1000" office:value-type="float" office:value="8.5437037037037" calcext:value-type="float">
            <text:p>8.5437037037037</text:p>
          </table:table-cell>
          <table:table-cell table:formula="of:=ROUND((([.B163]/1000)*[.$F$10]*[.$H$12])-[.$H$11];5)" office:value-type="float" office:value="1.02958" calcext:value-type="float">
            <text:p>1.02958</text:p>
          </table:table-cell>
          <table:table-cell table:formula="of:=INT([.C163]/([.$F$20]/[.$G$21]))" office:value-type="float" office:value="1277" calcext:value-type="float">
            <text:p>1277</text:p>
          </table:table-cell>
          <table:table-cell table:formula="of:=[.$G$22]*INT([.C163]/([.$G$22]*[.$F$20]/[.$G$21]))" office:value-type="float" office:value="1272" calcext:value-type="float">
            <text:p>1272</text:p>
          </table:table-cell>
          <table:table-cell table:formula="of:=[.E162]-[.E163]" office:value-type="float" office:value="8" calcext:value-type="float">
            <text:p>8</text:p>
          </table:table-cell>
          <table:table-cell table:formula="of:=[.$B$44]+[.$B$46]*([.E163]-[.$B$45])/[.$B$47]" office:value-type="float" office:value="-12.576" calcext:value-type="float">
            <text:p>-12.576</text:p>
          </table:table-cell>
          <table:table-cell table:formula="of:=TRUNC([.G163];2)" office:value-type="float" office:value="-12.57" calcext:value-type="float">
            <text:p>-12.57</text:p>
          </table:table-cell>
          <table:table-cell table:formula="of:=[.H163]-[.A163]" office:value-type="float" office:value="0.00600000000001444" calcext:value-type="float">
            <text:p>0.006000000000014</text:p>
          </table:table-cell>
          <table:table-cell/>
          <table:table-cell table:formula="of:=[.K162]+[.$B$46]" office:value-type="float" office:value="12.316" calcext:value-type="float">
            <text:p>12.316</text:p>
          </table:table-cell>
          <table:table-cell table:formula="of:=((0.01*[.K163]/[.$F$4])+(1.25/[.$F$4])*(([.$F$3]+[.$F$4])/([.$F$5]+[.$F$3])))*1000" office:value-type="float" office:value="15.4581481481482" calcext:value-type="float">
            <text:p>15.4581481481482</text:p>
          </table:table-cell>
          <table:table-cell table:formula="of:=ROUND((([.L163]/1000)*[.$F$10]*[.$H$12])-[.$H$11];5)" office:value-type="float" office:value="2.29305" calcext:value-type="float">
            <text:p>2.29305</text:p>
          </table:table-cell>
          <table:table-cell table:formula="of:=INT([.M163]/([.$F$20]/[.$G$21]))" office:value-type="float" office:value="2846" calcext:value-type="float">
            <text:p>2846</text:p>
          </table:table-cell>
          <table:table-cell table:formula="of:=[.$G$22]*INT([.M163]/([.$G$22]*[.$F$20]/[.$G$21]))" office:value-type="float" office:value="2840" calcext:value-type="float">
            <text:p>2840</text:p>
          </table:table-cell>
          <table:table-cell table:formula="of:=[.O163]-[.O162]" office:value-type="float" office:value="8" calcext:value-type="float">
            <text:p>8</text:p>
          </table:table-cell>
          <table:table-cell table:formula="of:=[.$B$44]+[.$B$46]*([.O163]-[.$B$45])/[.$B$47]" office:value-type="float" office:value="12.316" calcext:value-type="float">
            <text:p>12.316</text:p>
          </table:table-cell>
          <table:table-cell table:formula="of:=TRUNC([.Q163];2)" office:value-type="float" office:value="12.31" calcext:value-type="float">
            <text:p>12.31</text:p>
          </table:table-cell>
          <table:table-cell table:formula="of:=[.R163]-[.K163]" office:value-type="float" office:value="-0.00600000000001089" calcext:value-type="float">
            <text:p>-0.006000000000011</text:p>
          </table:table-cell>
          <table:table-cell table:number-columns-repeated="1005"/>
        </table:table-row>
        <table:table-row table:style-name="ro1">
          <table:table-cell table:formula="of:=[.A163]-[.$B$46]" office:value-type="float" office:value="-12.703" calcext:value-type="float">
            <text:p>-12.703</text:p>
          </table:table-cell>
          <table:table-cell table:formula="of:=((0.01*[.A164]/[.$F$4])+(1.25/[.$F$4])*(([.$F$3]+[.$F$4])/([.$F$5]+[.$F$3])))*1000" office:value-type="float" office:value="8.50842592592592" calcext:value-type="float">
            <text:p>8.50842592592592</text:p>
          </table:table-cell>
          <table:table-cell table:formula="of:=ROUND((([.B164]/1000)*[.$F$10]*[.$H$12])-[.$H$11];5)" office:value-type="float" office:value="1.02313" calcext:value-type="float">
            <text:p>1.02313</text:p>
          </table:table-cell>
          <table:table-cell table:formula="of:=INT([.C164]/([.$F$20]/[.$G$21]))" office:value-type="float" office:value="1269" calcext:value-type="float">
            <text:p>1269</text:p>
          </table:table-cell>
          <table:table-cell table:formula="of:=[.$G$22]*INT([.C164]/([.$G$22]*[.$F$20]/[.$G$21]))" office:value-type="float" office:value="1264" calcext:value-type="float">
            <text:p>1264</text:p>
          </table:table-cell>
          <table:table-cell table:formula="of:=[.E163]-[.E164]" office:value-type="float" office:value="8" calcext:value-type="float">
            <text:p>8</text:p>
          </table:table-cell>
          <table:table-cell table:formula="of:=[.$B$44]+[.$B$46]*([.E164]-[.$B$45])/[.$B$47]" office:value-type="float" office:value="-12.703" calcext:value-type="float">
            <text:p>-12.703</text:p>
          </table:table-cell>
          <table:table-cell table:formula="of:=TRUNC([.G164];2)" office:value-type="float" office:value="-12.7" calcext:value-type="float">
            <text:p>-12.7</text:p>
          </table:table-cell>
          <table:table-cell table:formula="of:=[.H164]-[.A164]" office:value-type="float" office:value="0.0030000000000161" calcext:value-type="float">
            <text:p>0.003000000000016</text:p>
          </table:table-cell>
          <table:table-cell/>
          <table:table-cell table:formula="of:=[.K163]+[.$B$46]" office:value-type="float" office:value="12.443" calcext:value-type="float">
            <text:p>12.443</text:p>
          </table:table-cell>
          <table:table-cell table:formula="of:=((0.01*[.K164]/[.$F$4])+(1.25/[.$F$4])*(([.$F$3]+[.$F$4])/([.$F$5]+[.$F$3])))*1000" office:value-type="float" office:value="15.4934259259259" calcext:value-type="float">
            <text:p>15.4934259259259</text:p>
          </table:table-cell>
          <table:table-cell table:formula="of:=ROUND((([.L164]/1000)*[.$F$10]*[.$H$12])-[.$H$11];5)" office:value-type="float" office:value="2.2995" calcext:value-type="float">
            <text:p>2.2995</text:p>
          </table:table-cell>
          <table:table-cell table:formula="of:=INT([.M164]/([.$F$20]/[.$G$21]))" office:value-type="float" office:value="2854" calcext:value-type="float">
            <text:p>2854</text:p>
          </table:table-cell>
          <table:table-cell table:formula="of:=[.$G$22]*INT([.M164]/([.$G$22]*[.$F$20]/[.$G$21]))" office:value-type="float" office:value="2848" calcext:value-type="float">
            <text:p>2848</text:p>
          </table:table-cell>
          <table:table-cell table:formula="of:=[.O164]-[.O163]" office:value-type="float" office:value="8" calcext:value-type="float">
            <text:p>8</text:p>
          </table:table-cell>
          <table:table-cell table:formula="of:=[.$B$44]+[.$B$46]*([.O164]-[.$B$45])/[.$B$47]" office:value-type="float" office:value="12.443" calcext:value-type="float">
            <text:p>12.443</text:p>
          </table:table-cell>
          <table:table-cell table:formula="of:=TRUNC([.Q164];2)" office:value-type="float" office:value="12.44" calcext:value-type="float">
            <text:p>12.44</text:p>
          </table:table-cell>
          <table:table-cell table:formula="of:=[.R164]-[.K164]" office:value-type="float" office:value="-0.00300000000001255" calcext:value-type="float">
            <text:p>-0.003000000000013</text:p>
          </table:table-cell>
          <table:table-cell table:number-columns-repeated="1005"/>
        </table:table-row>
        <table:table-row table:style-name="ro1">
          <table:table-cell table:formula="of:=[.A164]-[.$B$46]" office:value-type="float" office:value="-12.83" calcext:value-type="float">
            <text:p>-12.83</text:p>
          </table:table-cell>
          <table:table-cell table:formula="of:=((0.01*[.A165]/[.$F$4])+(1.25/[.$F$4])*(([.$F$3]+[.$F$4])/([.$F$5]+[.$F$3])))*1000" office:value-type="float" office:value="8.47314814814815" calcext:value-type="float">
            <text:p>8.47314814814815</text:p>
          </table:table-cell>
          <table:table-cell table:formula="of:=ROUND((([.B165]/1000)*[.$F$10]*[.$H$12])-[.$H$11];5)" office:value-type="float" office:value="1.01669" calcext:value-type="float">
            <text:p>1.01669</text:p>
          </table:table-cell>
          <table:table-cell table:formula="of:=INT([.C165]/([.$F$20]/[.$G$21]))" office:value-type="float" office:value="1261" calcext:value-type="float">
            <text:p>1261</text:p>
          </table:table-cell>
          <table:table-cell table:formula="of:=[.$G$22]*INT([.C165]/([.$G$22]*[.$F$20]/[.$G$21]))" office:value-type="float" office:value="1256" calcext:value-type="float">
            <text:p>1256</text:p>
          </table:table-cell>
          <table:table-cell table:formula="of:=[.E164]-[.E165]" office:value-type="float" office:value="8" calcext:value-type="float">
            <text:p>8</text:p>
          </table:table-cell>
          <table:table-cell table:formula="of:=[.$B$44]+[.$B$46]*([.E165]-[.$B$45])/[.$B$47]" office:value-type="float" office:value="-12.83" calcext:value-type="float">
            <text:p>-12.83</text:p>
          </table:table-cell>
          <table:table-cell table:formula="of:=TRUNC([.G165];2)" office:value-type="float" office:value="-12.83" calcext:value-type="float">
            <text:p>-12.83</text:p>
          </table:table-cell>
          <table:table-cell table:formula="of:=[.H165]-[.A165]" office:value-type="float" office:value="0" calcext:value-type="float">
            <text:p>0</text:p>
          </table:table-cell>
          <table:table-cell/>
          <table:table-cell table:formula="of:=[.K164]+[.$B$46]" office:value-type="float" office:value="12.57" calcext:value-type="float">
            <text:p>12.57</text:p>
          </table:table-cell>
          <table:table-cell table:formula="of:=((0.01*[.K165]/[.$F$4])+(1.25/[.$F$4])*(([.$F$3]+[.$F$4])/([.$F$5]+[.$F$3])))*1000" office:value-type="float" office:value="15.5287037037037" calcext:value-type="float">
            <text:p>15.5287037037037</text:p>
          </table:table-cell>
          <table:table-cell table:formula="of:=ROUND((([.L165]/1000)*[.$F$10]*[.$H$12])-[.$H$11];5)" office:value-type="float" office:value="2.30594" calcext:value-type="float">
            <text:p>2.30594</text:p>
          </table:table-cell>
          <table:table-cell table:formula="of:=INT([.M165]/([.$F$20]/[.$G$21]))" office:value-type="float" office:value="2862" calcext:value-type="float">
            <text:p>2862</text:p>
          </table:table-cell>
          <table:table-cell table:formula="of:=[.$G$22]*INT([.M165]/([.$G$22]*[.$F$20]/[.$G$21]))" office:value-type="float" office:value="2856" calcext:value-type="float">
            <text:p>2856</text:p>
          </table:table-cell>
          <table:table-cell table:formula="of:=[.O165]-[.O164]" office:value-type="float" office:value="8" calcext:value-type="float">
            <text:p>8</text:p>
          </table:table-cell>
          <table:table-cell table:formula="of:=[.$B$44]+[.$B$46]*([.O165]-[.$B$45])/[.$B$47]" office:value-type="float" office:value="12.57" calcext:value-type="float">
            <text:p>12.57</text:p>
          </table:table-cell>
          <table:table-cell table:formula="of:=TRUNC([.Q165];2)" office:value-type="float" office:value="12.57" calcext:value-type="float">
            <text:p>12.57</text:p>
          </table:table-cell>
          <table:table-cell table:formula="of:=[.R165]-[.K16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65]-[.$B$46]" office:value-type="float" office:value="-12.957" calcext:value-type="float">
            <text:p>-12.957</text:p>
          </table:table-cell>
          <table:table-cell table:formula="of:=((0.01*[.A166]/[.$F$4])+(1.25/[.$F$4])*(([.$F$3]+[.$F$4])/([.$F$5]+[.$F$3])))*1000" office:value-type="float" office:value="8.43787037037037" calcext:value-type="float">
            <text:p>8.43787037037037</text:p>
          </table:table-cell>
          <table:table-cell table:formula="of:=ROUND((([.B166]/1000)*[.$F$10]*[.$H$12])-[.$H$11];5)" office:value-type="float" office:value="1.01024" calcext:value-type="float">
            <text:p>1.01024</text:p>
          </table:table-cell>
          <table:table-cell table:formula="of:=INT([.C166]/([.$F$20]/[.$G$21]))" office:value-type="float" office:value="1253" calcext:value-type="float">
            <text:p>1253</text:p>
          </table:table-cell>
          <table:table-cell table:formula="of:=[.$G$22]*INT([.C166]/([.$G$22]*[.$F$20]/[.$G$21]))" office:value-type="float" office:value="1248" calcext:value-type="float">
            <text:p>1248</text:p>
          </table:table-cell>
          <table:table-cell table:formula="of:=[.E165]-[.E166]" office:value-type="float" office:value="8" calcext:value-type="float">
            <text:p>8</text:p>
          </table:table-cell>
          <table:table-cell table:formula="of:=[.$B$44]+[.$B$46]*([.E166]-[.$B$45])/[.$B$47]" office:value-type="float" office:value="-12.957" calcext:value-type="float">
            <text:p>-12.957</text:p>
          </table:table-cell>
          <table:table-cell table:formula="of:=TRUNC([.G166];2)" office:value-type="float" office:value="-12.95" calcext:value-type="float">
            <text:p>-12.95</text:p>
          </table:table-cell>
          <table:table-cell table:formula="of:=[.H166]-[.A166]" office:value-type="float" office:value="0.00700000000001744" calcext:value-type="float">
            <text:p>0.007000000000017</text:p>
          </table:table-cell>
          <table:table-cell/>
          <table:table-cell table:formula="of:=[.K165]+[.$B$46]" office:value-type="float" office:value="12.697" calcext:value-type="float">
            <text:p>12.697</text:p>
          </table:table-cell>
          <table:table-cell table:formula="of:=((0.01*[.K166]/[.$F$4])+(1.25/[.$F$4])*(([.$F$3]+[.$F$4])/([.$F$5]+[.$F$3])))*1000" office:value-type="float" office:value="15.5639814814815" calcext:value-type="float">
            <text:p>15.5639814814815</text:p>
          </table:table-cell>
          <table:table-cell table:formula="of:=ROUND((([.L166]/1000)*[.$F$10]*[.$H$12])-[.$H$11];5)" office:value-type="float" office:value="2.31239" calcext:value-type="float">
            <text:p>2.31239</text:p>
          </table:table-cell>
          <table:table-cell table:formula="of:=INT([.M166]/([.$F$20]/[.$G$21]))" office:value-type="float" office:value="2870" calcext:value-type="float">
            <text:p>2870</text:p>
          </table:table-cell>
          <table:table-cell table:formula="of:=[.$G$22]*INT([.M166]/([.$G$22]*[.$F$20]/[.$G$21]))" office:value-type="float" office:value="2864" calcext:value-type="float">
            <text:p>2864</text:p>
          </table:table-cell>
          <table:table-cell table:formula="of:=[.O166]-[.O165]" office:value-type="float" office:value="8" calcext:value-type="float">
            <text:p>8</text:p>
          </table:table-cell>
          <table:table-cell table:formula="of:=[.$B$44]+[.$B$46]*([.O166]-[.$B$45])/[.$B$47]" office:value-type="float" office:value="12.697" calcext:value-type="float">
            <text:p>12.697</text:p>
          </table:table-cell>
          <table:table-cell table:formula="of:=TRUNC([.Q166];2)" office:value-type="float" office:value="12.69" calcext:value-type="float">
            <text:p>12.69</text:p>
          </table:table-cell>
          <table:table-cell table:formula="of:=[.R166]-[.K166]" office:value-type="float" office:value="-0.00700000000001388" calcext:value-type="float">
            <text:p>-0.007000000000014</text:p>
          </table:table-cell>
          <table:table-cell table:number-columns-repeated="1005"/>
        </table:table-row>
        <table:table-row table:style-name="ro1">
          <table:table-cell table:formula="of:=[.A166]-[.$B$46]" office:value-type="float" office:value="-13.084" calcext:value-type="float">
            <text:p>-13.084</text:p>
          </table:table-cell>
          <table:table-cell table:formula="of:=((0.01*[.A167]/[.$F$4])+(1.25/[.$F$4])*(([.$F$3]+[.$F$4])/([.$F$5]+[.$F$3])))*1000" office:value-type="float" office:value="8.40259259259259" calcext:value-type="float">
            <text:p>8.40259259259259</text:p>
          </table:table-cell>
          <table:table-cell table:formula="of:=ROUND((([.B167]/1000)*[.$F$10]*[.$H$12])-[.$H$11];5)" office:value-type="float" office:value="1.0038" calcext:value-type="float">
            <text:p>1.0038</text:p>
          </table:table-cell>
          <table:table-cell table:formula="of:=INT([.C167]/([.$F$20]/[.$G$21]))" office:value-type="float" office:value="1245" calcext:value-type="float">
            <text:p>1245</text:p>
          </table:table-cell>
          <table:table-cell table:formula="of:=[.$G$22]*INT([.C167]/([.$G$22]*[.$F$20]/[.$G$21]))" office:value-type="float" office:value="1240" calcext:value-type="float">
            <text:p>1240</text:p>
          </table:table-cell>
          <table:table-cell table:formula="of:=[.E166]-[.E167]" office:value-type="float" office:value="8" calcext:value-type="float">
            <text:p>8</text:p>
          </table:table-cell>
          <table:table-cell table:formula="of:=[.$B$44]+[.$B$46]*([.E167]-[.$B$45])/[.$B$47]" office:value-type="float" office:value="-13.084" calcext:value-type="float">
            <text:p>-13.084</text:p>
          </table:table-cell>
          <table:table-cell table:formula="of:=TRUNC([.G167];2)" office:value-type="float" office:value="-13.08" calcext:value-type="float">
            <text:p>-13.08</text:p>
          </table:table-cell>
          <table:table-cell table:formula="of:=[.H167]-[.A167]" office:value-type="float" office:value="0.00400000000001732" calcext:value-type="float">
            <text:p>0.004000000000017</text:p>
          </table:table-cell>
          <table:table-cell/>
          <table:table-cell table:formula="of:=[.K166]+[.$B$46]" office:value-type="float" office:value="12.824" calcext:value-type="float">
            <text:p>12.824</text:p>
          </table:table-cell>
          <table:table-cell table:formula="of:=((0.01*[.K167]/[.$F$4])+(1.25/[.$F$4])*(([.$F$3]+[.$F$4])/([.$F$5]+[.$F$3])))*1000" office:value-type="float" office:value="15.5992592592593" calcext:value-type="float">
            <text:p>15.5992592592593</text:p>
          </table:table-cell>
          <table:table-cell table:formula="of:=ROUND((([.L167]/1000)*[.$F$10]*[.$H$12])-[.$H$11];5)" office:value-type="float" office:value="2.31883" calcext:value-type="float">
            <text:p>2.31883</text:p>
          </table:table-cell>
          <table:table-cell table:formula="of:=INT([.M167]/([.$F$20]/[.$G$21]))" office:value-type="float" office:value="2878" calcext:value-type="float">
            <text:p>2878</text:p>
          </table:table-cell>
          <table:table-cell table:formula="of:=[.$G$22]*INT([.M167]/([.$G$22]*[.$F$20]/[.$G$21]))" office:value-type="float" office:value="2872" calcext:value-type="float">
            <text:p>2872</text:p>
          </table:table-cell>
          <table:table-cell table:formula="of:=[.O167]-[.O166]" office:value-type="float" office:value="8" calcext:value-type="float">
            <text:p>8</text:p>
          </table:table-cell>
          <table:table-cell table:formula="of:=[.$B$44]+[.$B$46]*([.O167]-[.$B$45])/[.$B$47]" office:value-type="float" office:value="12.824" calcext:value-type="float">
            <text:p>12.824</text:p>
          </table:table-cell>
          <table:table-cell table:formula="of:=TRUNC([.Q167];2)" office:value-type="float" office:value="12.82" calcext:value-type="float">
            <text:p>12.82</text:p>
          </table:table-cell>
          <table:table-cell table:formula="of:=[.R167]-[.K167]" office:value-type="float" office:value="-0.00400000000001377" calcext:value-type="float">
            <text:p>-0.004000000000014</text:p>
          </table:table-cell>
          <table:table-cell table:number-columns-repeated="1005"/>
        </table:table-row>
        <table:table-row table:style-name="ro1">
          <table:table-cell table:formula="of:=[.A167]-[.$B$46]" office:value-type="float" office:value="-13.211" calcext:value-type="float">
            <text:p>-13.211</text:p>
          </table:table-cell>
          <table:table-cell table:formula="of:=((0.01*[.A168]/[.$F$4])+(1.25/[.$F$4])*(([.$F$3]+[.$F$4])/([.$F$5]+[.$F$3])))*1000" office:value-type="float" office:value="8.36731481481481" calcext:value-type="float">
            <text:p>8.36731481481481</text:p>
          </table:table-cell>
          <table:table-cell table:formula="of:=ROUND((([.B168]/1000)*[.$F$10]*[.$H$12])-[.$H$11];5)" office:value-type="float" office:value="0.99735" calcext:value-type="float">
            <text:p>0.99735</text:p>
          </table:table-cell>
          <table:table-cell table:formula="of:=INT([.C168]/([.$F$20]/[.$G$21]))" office:value-type="float" office:value="1237" calcext:value-type="float">
            <text:p>1237</text:p>
          </table:table-cell>
          <table:table-cell table:formula="of:=[.$G$22]*INT([.C168]/([.$G$22]*[.$F$20]/[.$G$21]))" office:value-type="float" office:value="1232" calcext:value-type="float">
            <text:p>1232</text:p>
          </table:table-cell>
          <table:table-cell table:formula="of:=[.E167]-[.E168]" office:value-type="float" office:value="8" calcext:value-type="float">
            <text:p>8</text:p>
          </table:table-cell>
          <table:table-cell table:formula="of:=[.$B$44]+[.$B$46]*([.E168]-[.$B$45])/[.$B$47]" office:value-type="float" office:value="-13.211" calcext:value-type="float">
            <text:p>-13.211</text:p>
          </table:table-cell>
          <table:table-cell table:formula="of:=TRUNC([.G168];2)" office:value-type="float" office:value="-13.21" calcext:value-type="float">
            <text:p>-13.21</text:p>
          </table:table-cell>
          <table:table-cell table:formula="of:=[.H168]-[.A168]" office:value-type="float" office:value="0.00100000000001721" calcext:value-type="float">
            <text:p>0.001000000000017</text:p>
          </table:table-cell>
          <table:table-cell/>
          <table:table-cell table:formula="of:=[.K167]+[.$B$46]" office:value-type="float" office:value="12.951" calcext:value-type="float">
            <text:p>12.951</text:p>
          </table:table-cell>
          <table:table-cell table:formula="of:=((0.01*[.K168]/[.$F$4])+(1.25/[.$F$4])*(([.$F$3]+[.$F$4])/([.$F$5]+[.$F$3])))*1000" office:value-type="float" office:value="15.634537037037" calcext:value-type="float">
            <text:p>15.634537037037</text:p>
          </table:table-cell>
          <table:table-cell table:formula="of:=ROUND((([.L168]/1000)*[.$F$10]*[.$H$12])-[.$H$11];5)" office:value-type="float" office:value="2.32528" calcext:value-type="float">
            <text:p>2.32528</text:p>
          </table:table-cell>
          <table:table-cell table:formula="of:=INT([.M168]/([.$F$20]/[.$G$21]))" office:value-type="float" office:value="2886" calcext:value-type="float">
            <text:p>2886</text:p>
          </table:table-cell>
          <table:table-cell table:formula="of:=[.$G$22]*INT([.M168]/([.$G$22]*[.$F$20]/[.$G$21]))" office:value-type="float" office:value="2880" calcext:value-type="float">
            <text:p>2880</text:p>
          </table:table-cell>
          <table:table-cell table:formula="of:=[.O168]-[.O167]" office:value-type="float" office:value="8" calcext:value-type="float">
            <text:p>8</text:p>
          </table:table-cell>
          <table:table-cell table:formula="of:=[.$B$44]+[.$B$46]*([.O168]-[.$B$45])/[.$B$47]" office:value-type="float" office:value="12.951" calcext:value-type="float">
            <text:p>12.951</text:p>
          </table:table-cell>
          <table:table-cell table:formula="of:=TRUNC([.Q168];2)" office:value-type="float" office:value="12.95" calcext:value-type="float">
            <text:p>12.95</text:p>
          </table:table-cell>
          <table:table-cell table:formula="of:=[.R168]-[.K168]" office:value-type="float" office:value="-0.00100000000001543" calcext:value-type="float">
            <text:p>-0.001000000000015</text:p>
          </table:table-cell>
          <table:table-cell table:number-columns-repeated="1005"/>
        </table:table-row>
        <table:table-row table:style-name="ro1">
          <table:table-cell table:formula="of:=[.A168]-[.$B$46]" office:value-type="float" office:value="-13.338" calcext:value-type="float">
            <text:p>-13.338</text:p>
          </table:table-cell>
          <table:table-cell table:formula="of:=((0.01*[.A169]/[.$F$4])+(1.25/[.$F$4])*(([.$F$3]+[.$F$4])/([.$F$5]+[.$F$3])))*1000" office:value-type="float" office:value="8.33203703703703" calcext:value-type="float">
            <text:p>8.33203703703703</text:p>
          </table:table-cell>
          <table:table-cell table:formula="of:=ROUND((([.B169]/1000)*[.$F$10]*[.$H$12])-[.$H$11];5)" office:value-type="float" office:value="0.9909" calcext:value-type="float">
            <text:p>0.9909</text:p>
          </table:table-cell>
          <table:table-cell table:formula="of:=INT([.C169]/([.$F$20]/[.$G$21]))" office:value-type="float" office:value="1229" calcext:value-type="float">
            <text:p>1229</text:p>
          </table:table-cell>
          <table:table-cell table:formula="of:=[.$G$22]*INT([.C169]/([.$G$22]*[.$F$20]/[.$G$21]))" office:value-type="float" office:value="1224" calcext:value-type="float">
            <text:p>1224</text:p>
          </table:table-cell>
          <table:table-cell table:formula="of:=[.E168]-[.E169]" office:value-type="float" office:value="8" calcext:value-type="float">
            <text:p>8</text:p>
          </table:table-cell>
          <table:table-cell table:formula="of:=[.$B$44]+[.$B$46]*([.E169]-[.$B$45])/[.$B$47]" office:value-type="float" office:value="-13.338" calcext:value-type="float">
            <text:p>-13.338</text:p>
          </table:table-cell>
          <table:table-cell table:formula="of:=TRUNC([.G169];2)" office:value-type="float" office:value="-13.33" calcext:value-type="float">
            <text:p>-13.33</text:p>
          </table:table-cell>
          <table:table-cell table:formula="of:=[.H169]-[.A169]" office:value-type="float" office:value="0.00800000000001866" calcext:value-type="float">
            <text:p>0.008000000000019</text:p>
          </table:table-cell>
          <table:table-cell/>
          <table:table-cell table:formula="of:=[.K168]+[.$B$46]" office:value-type="float" office:value="13.078" calcext:value-type="float">
            <text:p>13.078</text:p>
          </table:table-cell>
          <table:table-cell table:formula="of:=((0.01*[.K169]/[.$F$4])+(1.25/[.$F$4])*(([.$F$3]+[.$F$4])/([.$F$5]+[.$F$3])))*1000" office:value-type="float" office:value="15.6698148148148" calcext:value-type="float">
            <text:p>15.6698148148148</text:p>
          </table:table-cell>
          <table:table-cell table:formula="of:=ROUND((([.L169]/1000)*[.$F$10]*[.$H$12])-[.$H$11];5)" office:value-type="float" office:value="2.33173" calcext:value-type="float">
            <text:p>2.33173</text:p>
          </table:table-cell>
          <table:table-cell table:formula="of:=INT([.M169]/([.$F$20]/[.$G$21]))" office:value-type="float" office:value="2894" calcext:value-type="float">
            <text:p>2894</text:p>
          </table:table-cell>
          <table:table-cell table:formula="of:=[.$G$22]*INT([.M169]/([.$G$22]*[.$F$20]/[.$G$21]))" office:value-type="float" office:value="2888" calcext:value-type="float">
            <text:p>2888</text:p>
          </table:table-cell>
          <table:table-cell table:formula="of:=[.O169]-[.O168]" office:value-type="float" office:value="8" calcext:value-type="float">
            <text:p>8</text:p>
          </table:table-cell>
          <table:table-cell table:formula="of:=[.$B$44]+[.$B$46]*([.O169]-[.$B$45])/[.$B$47]" office:value-type="float" office:value="13.078" calcext:value-type="float">
            <text:p>13.078</text:p>
          </table:table-cell>
          <table:table-cell table:formula="of:=TRUNC([.Q169];2)" office:value-type="float" office:value="13.07" calcext:value-type="float">
            <text:p>13.07</text:p>
          </table:table-cell>
          <table:table-cell table:formula="of:=[.R169]-[.K169]" office:value-type="float" office:value="-0.00800000000001511" calcext:value-type="float">
            <text:p>-0.008000000000015</text:p>
          </table:table-cell>
          <table:table-cell table:number-columns-repeated="1005"/>
        </table:table-row>
        <table:table-row table:style-name="ro1">
          <table:table-cell table:formula="of:=[.A169]-[.$B$46]" office:value-type="float" office:value="-13.465" calcext:value-type="float">
            <text:p>-13.465</text:p>
          </table:table-cell>
          <table:table-cell table:formula="of:=((0.01*[.A170]/[.$F$4])+(1.25/[.$F$4])*(([.$F$3]+[.$F$4])/([.$F$5]+[.$F$3])))*1000" office:value-type="float" office:value="8.29675925925926" calcext:value-type="float">
            <text:p>8.29675925925926</text:p>
          </table:table-cell>
          <table:table-cell table:formula="of:=ROUND((([.B170]/1000)*[.$F$10]*[.$H$12])-[.$H$11];5)" office:value-type="float" office:value="0.98446" calcext:value-type="float">
            <text:p>0.98446</text:p>
          </table:table-cell>
          <table:table-cell table:formula="of:=INT([.C170]/([.$F$20]/[.$G$21]))" office:value-type="float" office:value="1221" calcext:value-type="float">
            <text:p>1221</text:p>
          </table:table-cell>
          <table:table-cell table:formula="of:=[.$G$22]*INT([.C170]/([.$G$22]*[.$F$20]/[.$G$21]))" office:value-type="float" office:value="1216" calcext:value-type="float">
            <text:p>1216</text:p>
          </table:table-cell>
          <table:table-cell table:formula="of:=[.E169]-[.E170]" office:value-type="float" office:value="8" calcext:value-type="float">
            <text:p>8</text:p>
          </table:table-cell>
          <table:table-cell table:formula="of:=[.$B$44]+[.$B$46]*([.E170]-[.$B$45])/[.$B$47]" office:value-type="float" office:value="-13.465" calcext:value-type="float">
            <text:p>-13.465</text:p>
          </table:table-cell>
          <table:table-cell table:formula="of:=TRUNC([.G170];2)" office:value-type="float" office:value="-13.46" calcext:value-type="float">
            <text:p>-13.46</text:p>
          </table:table-cell>
          <table:table-cell table:formula="of:=[.H170]-[.A170]" office:value-type="float" office:value="0.00500000000001855" calcext:value-type="float">
            <text:p>0.005000000000019</text:p>
          </table:table-cell>
          <table:table-cell/>
          <table:table-cell table:formula="of:=[.K169]+[.$B$46]" office:value-type="float" office:value="13.205" calcext:value-type="float">
            <text:p>13.205</text:p>
          </table:table-cell>
          <table:table-cell table:formula="of:=((0.01*[.K170]/[.$F$4])+(1.25/[.$F$4])*(([.$F$3]+[.$F$4])/([.$F$5]+[.$F$3])))*1000" office:value-type="float" office:value="15.7050925925926" calcext:value-type="float">
            <text:p>15.7050925925926</text:p>
          </table:table-cell>
          <table:table-cell table:formula="of:=ROUND((([.L170]/1000)*[.$F$10]*[.$H$12])-[.$H$11];5)" office:value-type="float" office:value="2.33817" calcext:value-type="float">
            <text:p>2.33817</text:p>
          </table:table-cell>
          <table:table-cell table:formula="of:=INT([.M170]/([.$F$20]/[.$G$21]))" office:value-type="float" office:value="2902" calcext:value-type="float">
            <text:p>2902</text:p>
          </table:table-cell>
          <table:table-cell table:formula="of:=[.$G$22]*INT([.M170]/([.$G$22]*[.$F$20]/[.$G$21]))" office:value-type="float" office:value="2896" calcext:value-type="float">
            <text:p>2896</text:p>
          </table:table-cell>
          <table:table-cell table:formula="of:=[.O170]-[.O169]" office:value-type="float" office:value="8" calcext:value-type="float">
            <text:p>8</text:p>
          </table:table-cell>
          <table:table-cell table:formula="of:=[.$B$44]+[.$B$46]*([.O170]-[.$B$45])/[.$B$47]" office:value-type="float" office:value="13.205" calcext:value-type="float">
            <text:p>13.205</text:p>
          </table:table-cell>
          <table:table-cell table:formula="of:=TRUNC([.Q170];2)" office:value-type="float" office:value="13.2" calcext:value-type="float">
            <text:p>13.2</text:p>
          </table:table-cell>
          <table:table-cell table:formula="of:=[.R170]-[.K170]" office:value-type="float" office:value="-0.00500000000001677" calcext:value-type="float">
            <text:p>-0.005000000000017</text:p>
          </table:table-cell>
          <table:table-cell table:number-columns-repeated="1005"/>
        </table:table-row>
        <table:table-row table:style-name="ro1">
          <table:table-cell table:formula="of:=[.A170]-[.$B$46]" office:value-type="float" office:value="-13.592" calcext:value-type="float">
            <text:p>-13.592</text:p>
          </table:table-cell>
          <table:table-cell table:formula="of:=((0.01*[.A171]/[.$F$4])+(1.25/[.$F$4])*(([.$F$3]+[.$F$4])/([.$F$5]+[.$F$3])))*1000" office:value-type="float" office:value="8.26148148148148" calcext:value-type="float">
            <text:p>8.26148148148148</text:p>
          </table:table-cell>
          <table:table-cell table:formula="of:=ROUND((([.B171]/1000)*[.$F$10]*[.$H$12])-[.$H$11];5)" office:value-type="float" office:value="0.97801" calcext:value-type="float">
            <text:p>0.97801</text:p>
          </table:table-cell>
          <table:table-cell table:formula="of:=INT([.C171]/([.$F$20]/[.$G$21]))" office:value-type="float" office:value="1213" calcext:value-type="float">
            <text:p>1213</text:p>
          </table:table-cell>
          <table:table-cell table:formula="of:=[.$G$22]*INT([.C171]/([.$G$22]*[.$F$20]/[.$G$21]))" office:value-type="float" office:value="1208" calcext:value-type="float">
            <text:p>1208</text:p>
          </table:table-cell>
          <table:table-cell table:formula="of:=[.E170]-[.E171]" office:value-type="float" office:value="8" calcext:value-type="float">
            <text:p>8</text:p>
          </table:table-cell>
          <table:table-cell table:formula="of:=[.$B$44]+[.$B$46]*([.E171]-[.$B$45])/[.$B$47]" office:value-type="float" office:value="-13.592" calcext:value-type="float">
            <text:p>-13.592</text:p>
          </table:table-cell>
          <table:table-cell table:formula="of:=TRUNC([.G171];2)" office:value-type="float" office:value="-13.59" calcext:value-type="float">
            <text:p>-13.59</text:p>
          </table:table-cell>
          <table:table-cell table:formula="of:=[.H171]-[.A171]" office:value-type="float" office:value="0.00200000000002021" calcext:value-type="float">
            <text:p>0.00200000000002</text:p>
          </table:table-cell>
          <table:table-cell/>
          <table:table-cell table:formula="of:=[.K170]+[.$B$46]" office:value-type="float" office:value="13.332" calcext:value-type="float">
            <text:p>13.332</text:p>
          </table:table-cell>
          <table:table-cell table:formula="of:=((0.01*[.K171]/[.$F$4])+(1.25/[.$F$4])*(([.$F$3]+[.$F$4])/([.$F$5]+[.$F$3])))*1000" office:value-type="float" office:value="15.7403703703704" calcext:value-type="float">
            <text:p>15.7403703703704</text:p>
          </table:table-cell>
          <table:table-cell table:formula="of:=ROUND((([.L171]/1000)*[.$F$10]*[.$H$12])-[.$H$11];5)" office:value-type="float" office:value="2.34462" calcext:value-type="float">
            <text:p>2.34462</text:p>
          </table:table-cell>
          <table:table-cell table:formula="of:=INT([.M171]/([.$F$20]/[.$G$21]))" office:value-type="float" office:value="2910" calcext:value-type="float">
            <text:p>2910</text:p>
          </table:table-cell>
          <table:table-cell table:formula="of:=[.$G$22]*INT([.M171]/([.$G$22]*[.$F$20]/[.$G$21]))" office:value-type="float" office:value="2904" calcext:value-type="float">
            <text:p>2904</text:p>
          </table:table-cell>
          <table:table-cell table:formula="of:=[.O171]-[.O170]" office:value-type="float" office:value="8" calcext:value-type="float">
            <text:p>8</text:p>
          </table:table-cell>
          <table:table-cell table:formula="of:=[.$B$44]+[.$B$46]*([.O171]-[.$B$45])/[.$B$47]" office:value-type="float" office:value="13.332" calcext:value-type="float">
            <text:p>13.332</text:p>
          </table:table-cell>
          <table:table-cell table:formula="of:=TRUNC([.Q171];2)" office:value-type="float" office:value="13.33" calcext:value-type="float">
            <text:p>13.33</text:p>
          </table:table-cell>
          <table:table-cell table:formula="of:=[.R171]-[.K171]" office:value-type="float" office:value="-0.00200000000001666" calcext:value-type="float">
            <text:p>-0.002000000000017</text:p>
          </table:table-cell>
          <table:table-cell table:number-columns-repeated="1005"/>
        </table:table-row>
        <table:table-row table:style-name="ro1">
          <table:table-cell table:formula="of:=[.A171]-[.$B$46]" office:value-type="float" office:value="-13.719" calcext:value-type="float">
            <text:p>-13.719</text:p>
          </table:table-cell>
          <table:table-cell table:formula="of:=((0.01*[.A172]/[.$F$4])+(1.25/[.$F$4])*(([.$F$3]+[.$F$4])/([.$F$5]+[.$F$3])))*1000" office:value-type="float" office:value="8.2262037037037" calcext:value-type="float">
            <text:p>8.2262037037037</text:p>
          </table:table-cell>
          <table:table-cell table:formula="of:=ROUND((([.B172]/1000)*[.$F$10]*[.$H$12])-[.$H$11];5)" office:value-type="float" office:value="0.97156" calcext:value-type="float">
            <text:p>0.97156</text:p>
          </table:table-cell>
          <table:table-cell table:formula="of:=INT([.C172]/([.$F$20]/[.$G$21]))" office:value-type="float" office:value="1205" calcext:value-type="float">
            <text:p>1205</text:p>
          </table:table-cell>
          <table:table-cell table:formula="of:=[.$G$22]*INT([.C172]/([.$G$22]*[.$F$20]/[.$G$21]))" office:value-type="float" office:value="1200" calcext:value-type="float">
            <text:p>1200</text:p>
          </table:table-cell>
          <table:table-cell table:formula="of:=[.E171]-[.E172]" office:value-type="float" office:value="8" calcext:value-type="float">
            <text:p>8</text:p>
          </table:table-cell>
          <table:table-cell table:formula="of:=[.$B$44]+[.$B$46]*([.E172]-[.$B$45])/[.$B$47]" office:value-type="float" office:value="-13.719" calcext:value-type="float">
            <text:p>-13.719</text:p>
          </table:table-cell>
          <table:table-cell table:formula="of:=TRUNC([.G172];2)" office:value-type="float" office:value="-13.71" calcext:value-type="float">
            <text:p>-13.71</text:p>
          </table:table-cell>
          <table:table-cell table:formula="of:=[.H172]-[.A172]" office:value-type="float" office:value="0.00900000000001988" calcext:value-type="float">
            <text:p>0.00900000000002</text:p>
          </table:table-cell>
          <table:table-cell/>
          <table:table-cell table:formula="of:=[.K171]+[.$B$46]" office:value-type="float" office:value="13.459" calcext:value-type="float">
            <text:p>13.459</text:p>
          </table:table-cell>
          <table:table-cell table:formula="of:=((0.01*[.K172]/[.$F$4])+(1.25/[.$F$4])*(([.$F$3]+[.$F$4])/([.$F$5]+[.$F$3])))*1000" office:value-type="float" office:value="15.7756481481482" calcext:value-type="float">
            <text:p>15.7756481481482</text:p>
          </table:table-cell>
          <table:table-cell table:formula="of:=ROUND((([.L172]/1000)*[.$F$10]*[.$H$12])-[.$H$11];5)" office:value-type="float" office:value="2.35107" calcext:value-type="float">
            <text:p>2.35107</text:p>
          </table:table-cell>
          <table:table-cell table:formula="of:=INT([.M172]/([.$F$20]/[.$G$21]))" office:value-type="float" office:value="2918" calcext:value-type="float">
            <text:p>2918</text:p>
          </table:table-cell>
          <table:table-cell table:formula="of:=[.$G$22]*INT([.M172]/([.$G$22]*[.$F$20]/[.$G$21]))" office:value-type="float" office:value="2912" calcext:value-type="float">
            <text:p>2912</text:p>
          </table:table-cell>
          <table:table-cell table:formula="of:=[.O172]-[.O171]" office:value-type="float" office:value="8" calcext:value-type="float">
            <text:p>8</text:p>
          </table:table-cell>
          <table:table-cell table:formula="of:=[.$B$44]+[.$B$46]*([.O172]-[.$B$45])/[.$B$47]" office:value-type="float" office:value="13.459" calcext:value-type="float">
            <text:p>13.459</text:p>
          </table:table-cell>
          <table:table-cell table:formula="of:=TRUNC([.Q172];2)" office:value-type="float" office:value="13.45" calcext:value-type="float">
            <text:p>13.45</text:p>
          </table:table-cell>
          <table:table-cell table:formula="of:=[.R172]-[.K172]" office:value-type="float" office:value="-0.0090000000000181" calcext:value-type="float">
            <text:p>-0.009000000000018</text:p>
          </table:table-cell>
          <table:table-cell table:number-columns-repeated="1005"/>
        </table:table-row>
        <table:table-row table:style-name="ro1">
          <table:table-cell table:formula="of:=[.A172]-[.$B$46]" office:value-type="float" office:value="-13.846" calcext:value-type="float">
            <text:p>-13.846</text:p>
          </table:table-cell>
          <table:table-cell table:formula="of:=((0.01*[.A173]/[.$F$4])+(1.25/[.$F$4])*(([.$F$3]+[.$F$4])/([.$F$5]+[.$F$3])))*1000" office:value-type="float" office:value="8.19092592592592" calcext:value-type="float">
            <text:p>8.19092592592592</text:p>
          </table:table-cell>
          <table:table-cell table:formula="of:=ROUND((([.B173]/1000)*[.$F$10]*[.$H$12])-[.$H$11];5)" office:value-type="float" office:value="0.96512" calcext:value-type="float">
            <text:p>0.96512</text:p>
          </table:table-cell>
          <table:table-cell table:formula="of:=INT([.C173]/([.$F$20]/[.$G$21]))" office:value-type="float" office:value="1197" calcext:value-type="float">
            <text:p>1197</text:p>
          </table:table-cell>
          <table:table-cell table:formula="of:=[.$G$22]*INT([.C173]/([.$G$22]*[.$F$20]/[.$G$21]))" office:value-type="float" office:value="1192" calcext:value-type="float">
            <text:p>1192</text:p>
          </table:table-cell>
          <table:table-cell table:formula="of:=[.E172]-[.E173]" office:value-type="float" office:value="8" calcext:value-type="float">
            <text:p>8</text:p>
          </table:table-cell>
          <table:table-cell table:formula="of:=[.$B$44]+[.$B$46]*([.E173]-[.$B$45])/[.$B$47]" office:value-type="float" office:value="-13.846" calcext:value-type="float">
            <text:p>-13.846</text:p>
          </table:table-cell>
          <table:table-cell table:formula="of:=TRUNC([.G173];2)" office:value-type="float" office:value="-13.84" calcext:value-type="float">
            <text:p>-13.84</text:p>
          </table:table-cell>
          <table:table-cell table:formula="of:=[.H173]-[.A173]" office:value-type="float" office:value="0.00600000000002154" calcext:value-type="float">
            <text:p>0.006000000000022</text:p>
          </table:table-cell>
          <table:table-cell/>
          <table:table-cell table:formula="of:=[.K172]+[.$B$46]" office:value-type="float" office:value="13.586" calcext:value-type="float">
            <text:p>13.586</text:p>
          </table:table-cell>
          <table:table-cell table:formula="of:=((0.01*[.K173]/[.$F$4])+(1.25/[.$F$4])*(([.$F$3]+[.$F$4])/([.$F$5]+[.$F$3])))*1000" office:value-type="float" office:value="15.8109259259259" calcext:value-type="float">
            <text:p>15.8109259259259</text:p>
          </table:table-cell>
          <table:table-cell table:formula="of:=ROUND((([.L173]/1000)*[.$F$10]*[.$H$12])-[.$H$11];5)" office:value-type="float" office:value="2.35751" calcext:value-type="float">
            <text:p>2.35751</text:p>
          </table:table-cell>
          <table:table-cell table:formula="of:=INT([.M173]/([.$F$20]/[.$G$21]))" office:value-type="float" office:value="2926" calcext:value-type="float">
            <text:p>2926</text:p>
          </table:table-cell>
          <table:table-cell table:formula="of:=[.$G$22]*INT([.M173]/([.$G$22]*[.$F$20]/[.$G$21]))" office:value-type="float" office:value="2920" calcext:value-type="float">
            <text:p>2920</text:p>
          </table:table-cell>
          <table:table-cell table:formula="of:=[.O173]-[.O172]" office:value-type="float" office:value="8" calcext:value-type="float">
            <text:p>8</text:p>
          </table:table-cell>
          <table:table-cell table:formula="of:=[.$B$44]+[.$B$46]*([.O173]-[.$B$45])/[.$B$47]" office:value-type="float" office:value="13.586" calcext:value-type="float">
            <text:p>13.586</text:p>
          </table:table-cell>
          <table:table-cell table:formula="of:=TRUNC([.Q173];2)" office:value-type="float" office:value="13.58" calcext:value-type="float">
            <text:p>13.58</text:p>
          </table:table-cell>
          <table:table-cell table:formula="of:=[.R173]-[.K173]" office:value-type="float" office:value="-0.00600000000001799" calcext:value-type="float">
            <text:p>-0.006000000000018</text:p>
          </table:table-cell>
          <table:table-cell table:number-columns-repeated="1005"/>
        </table:table-row>
        <table:table-row table:style-name="ro1">
          <table:table-cell table:formula="of:=[.A173]-[.$B$46]" office:value-type="float" office:value="-13.973" calcext:value-type="float">
            <text:p>-13.973</text:p>
          </table:table-cell>
          <table:table-cell table:formula="of:=((0.01*[.A174]/[.$F$4])+(1.25/[.$F$4])*(([.$F$3]+[.$F$4])/([.$F$5]+[.$F$3])))*1000" office:value-type="float" office:value="8.15564814814814" calcext:value-type="float">
            <text:p>8.15564814814814</text:p>
          </table:table-cell>
          <table:table-cell table:formula="of:=ROUND((([.B174]/1000)*[.$F$10]*[.$H$12])-[.$H$11];5)" office:value-type="float" office:value="0.95867" calcext:value-type="float">
            <text:p>0.95867</text:p>
          </table:table-cell>
          <table:table-cell table:formula="of:=INT([.C174]/([.$F$20]/[.$G$21]))" office:value-type="float" office:value="1189" calcext:value-type="float">
            <text:p>1189</text:p>
          </table:table-cell>
          <table:table-cell table:formula="of:=[.$G$22]*INT([.C174]/([.$G$22]*[.$F$20]/[.$G$21]))" office:value-type="float" office:value="1184" calcext:value-type="float">
            <text:p>1184</text:p>
          </table:table-cell>
          <table:table-cell table:formula="of:=[.E173]-[.E174]" office:value-type="float" office:value="8" calcext:value-type="float">
            <text:p>8</text:p>
          </table:table-cell>
          <table:table-cell table:formula="of:=[.$B$44]+[.$B$46]*([.E174]-[.$B$45])/[.$B$47]" office:value-type="float" office:value="-13.973" calcext:value-type="float">
            <text:p>-13.973</text:p>
          </table:table-cell>
          <table:table-cell table:formula="of:=TRUNC([.G174];2)" office:value-type="float" office:value="-13.97" calcext:value-type="float">
            <text:p>-13.97</text:p>
          </table:table-cell>
          <table:table-cell table:formula="of:=[.H174]-[.A174]" office:value-type="float" office:value="0.00300000000002143" calcext:value-type="float">
            <text:p>0.003000000000021</text:p>
          </table:table-cell>
          <table:table-cell/>
          <table:table-cell table:formula="of:=[.K173]+[.$B$46]" office:value-type="float" office:value="13.713" calcext:value-type="float">
            <text:p>13.713</text:p>
          </table:table-cell>
          <table:table-cell table:formula="of:=((0.01*[.K174]/[.$F$4])+(1.25/[.$F$4])*(([.$F$3]+[.$F$4])/([.$F$5]+[.$F$3])))*1000" office:value-type="float" office:value="15.8462037037037" calcext:value-type="float">
            <text:p>15.8462037037037</text:p>
          </table:table-cell>
          <table:table-cell table:formula="of:=ROUND((([.L174]/1000)*[.$F$10]*[.$H$12])-[.$H$11];5)" office:value-type="float" office:value="2.36396" calcext:value-type="float">
            <text:p>2.36396</text:p>
          </table:table-cell>
          <table:table-cell table:formula="of:=INT([.M174]/([.$F$20]/[.$G$21]))" office:value-type="float" office:value="2934" calcext:value-type="float">
            <text:p>2934</text:p>
          </table:table-cell>
          <table:table-cell table:formula="of:=[.$G$22]*INT([.M174]/([.$G$22]*[.$F$20]/[.$G$21]))" office:value-type="float" office:value="2928" calcext:value-type="float">
            <text:p>2928</text:p>
          </table:table-cell>
          <table:table-cell table:formula="of:=[.O174]-[.O173]" office:value-type="float" office:value="8" calcext:value-type="float">
            <text:p>8</text:p>
          </table:table-cell>
          <table:table-cell table:formula="of:=[.$B$44]+[.$B$46]*([.O174]-[.$B$45])/[.$B$47]" office:value-type="float" office:value="13.713" calcext:value-type="float">
            <text:p>13.713</text:p>
          </table:table-cell>
          <table:table-cell table:formula="of:=TRUNC([.Q174];2)" office:value-type="float" office:value="13.71" calcext:value-type="float">
            <text:p>13.71</text:p>
          </table:table-cell>
          <table:table-cell table:formula="of:=[.R174]-[.K174]" office:value-type="float" office:value="-0.00300000000001788" calcext:value-type="float">
            <text:p>-0.003000000000018</text:p>
          </table:table-cell>
          <table:table-cell table:number-columns-repeated="1005"/>
        </table:table-row>
        <table:table-row table:style-name="ro1">
          <table:table-cell table:formula="of:=[.A174]-[.$B$46]" office:value-type="float" office:value="-14.1" calcext:value-type="float">
            <text:p>-14.1</text:p>
          </table:table-cell>
          <table:table-cell table:formula="of:=((0.01*[.A175]/[.$F$4])+(1.25/[.$F$4])*(([.$F$3]+[.$F$4])/([.$F$5]+[.$F$3])))*1000" office:value-type="float" office:value="8.12037037037037" calcext:value-type="float">
            <text:p>8.12037037037037</text:p>
          </table:table-cell>
          <table:table-cell table:formula="of:=ROUND((([.B175]/1000)*[.$F$10]*[.$H$12])-[.$H$11];5)" office:value-type="float" office:value="0.95223" calcext:value-type="float">
            <text:p>0.95223</text:p>
          </table:table-cell>
          <table:table-cell table:formula="of:=INT([.C175]/([.$F$20]/[.$G$21]))" office:value-type="float" office:value="1181" calcext:value-type="float">
            <text:p>1181</text:p>
          </table:table-cell>
          <table:table-cell table:formula="of:=[.$G$22]*INT([.C175]/([.$G$22]*[.$F$20]/[.$G$21]))" office:value-type="float" office:value="1176" calcext:value-type="float">
            <text:p>1176</text:p>
          </table:table-cell>
          <table:table-cell table:formula="of:=[.E174]-[.E175]" office:value-type="float" office:value="8" calcext:value-type="float">
            <text:p>8</text:p>
          </table:table-cell>
          <table:table-cell table:formula="of:=[.$B$44]+[.$B$46]*([.E175]-[.$B$45])/[.$B$47]" office:value-type="float" office:value="-14.1" calcext:value-type="float">
            <text:p>-14.1</text:p>
          </table:table-cell>
          <table:table-cell table:formula="of:=TRUNC([.G175];2)" office:value-type="float" office:value="-14.1" calcext:value-type="float">
            <text:p>-14.1</text:p>
          </table:table-cell>
          <table:table-cell table:formula="of:=[.H175]-[.A175]" office:value-type="float" office:value="0" calcext:value-type="float">
            <text:p>0</text:p>
          </table:table-cell>
          <table:table-cell/>
          <table:table-cell table:formula="of:=[.K174]+[.$B$46]" office:value-type="float" office:value="13.84" calcext:value-type="float">
            <text:p>13.84</text:p>
          </table:table-cell>
          <table:table-cell table:formula="of:=((0.01*[.K175]/[.$F$4])+(1.25/[.$F$4])*(([.$F$3]+[.$F$4])/([.$F$5]+[.$F$3])))*1000" office:value-type="float" office:value="15.8814814814815" calcext:value-type="float">
            <text:p>15.8814814814815</text:p>
          </table:table-cell>
          <table:table-cell table:formula="of:=ROUND((([.L175]/1000)*[.$F$10]*[.$H$12])-[.$H$11];5)" office:value-type="float" office:value="2.3704" calcext:value-type="float">
            <text:p>2.3704</text:p>
          </table:table-cell>
          <table:table-cell table:formula="of:=INT([.M175]/([.$F$20]/[.$G$21]))" office:value-type="float" office:value="2942" calcext:value-type="float">
            <text:p>2942</text:p>
          </table:table-cell>
          <table:table-cell table:formula="of:=[.$G$22]*INT([.M175]/([.$G$22]*[.$F$20]/[.$G$21]))" office:value-type="float" office:value="2936" calcext:value-type="float">
            <text:p>2936</text:p>
          </table:table-cell>
          <table:table-cell table:formula="of:=[.O175]-[.O174]" office:value-type="float" office:value="8" calcext:value-type="float">
            <text:p>8</text:p>
          </table:table-cell>
          <table:table-cell table:formula="of:=[.$B$44]+[.$B$46]*([.O175]-[.$B$45])/[.$B$47]" office:value-type="float" office:value="13.84" calcext:value-type="float">
            <text:p>13.84</text:p>
          </table:table-cell>
          <table:table-cell table:formula="of:=TRUNC([.Q175];2)" office:value-type="float" office:value="13.84" calcext:value-type="float">
            <text:p>13.84</text:p>
          </table:table-cell>
          <table:table-cell table:formula="of:=[.R175]-[.K17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75]-[.$B$46]" office:value-type="float" office:value="-14.227" calcext:value-type="float">
            <text:p>-14.227</text:p>
          </table:table-cell>
          <table:table-cell table:formula="of:=((0.01*[.A176]/[.$F$4])+(1.25/[.$F$4])*(([.$F$3]+[.$F$4])/([.$F$5]+[.$F$3])))*1000" office:value-type="float" office:value="8.08509259259259" calcext:value-type="float">
            <text:p>8.08509259259259</text:p>
          </table:table-cell>
          <table:table-cell table:formula="of:=ROUND((([.B176]/1000)*[.$F$10]*[.$H$12])-[.$H$11];5)" office:value-type="float" office:value="0.94578" calcext:value-type="float">
            <text:p>0.94578</text:p>
          </table:table-cell>
          <table:table-cell table:formula="of:=INT([.C176]/([.$F$20]/[.$G$21]))" office:value-type="float" office:value="1173" calcext:value-type="float">
            <text:p>1173</text:p>
          </table:table-cell>
          <table:table-cell table:formula="of:=[.$G$22]*INT([.C176]/([.$G$22]*[.$F$20]/[.$G$21]))" office:value-type="float" office:value="1168" calcext:value-type="float">
            <text:p>1168</text:p>
          </table:table-cell>
          <table:table-cell table:formula="of:=[.E175]-[.E176]" office:value-type="float" office:value="8" calcext:value-type="float">
            <text:p>8</text:p>
          </table:table-cell>
          <table:table-cell table:formula="of:=[.$B$44]+[.$B$46]*([.E176]-[.$B$45])/[.$B$47]" office:value-type="float" office:value="-14.227" calcext:value-type="float">
            <text:p>-14.227</text:p>
          </table:table-cell>
          <table:table-cell table:formula="of:=TRUNC([.G176];2)" office:value-type="float" office:value="-14.22" calcext:value-type="float">
            <text:p>-14.22</text:p>
          </table:table-cell>
          <table:table-cell table:formula="of:=[.H176]-[.A176]" office:value-type="float" office:value="0.00700000000002277" calcext:value-type="float">
            <text:p>0.007000000000023</text:p>
          </table:table-cell>
          <table:table-cell/>
          <table:table-cell table:formula="of:=[.K175]+[.$B$46]" office:value-type="float" office:value="13.967" calcext:value-type="float">
            <text:p>13.967</text:p>
          </table:table-cell>
          <table:table-cell table:formula="of:=((0.01*[.K176]/[.$F$4])+(1.25/[.$F$4])*(([.$F$3]+[.$F$4])/([.$F$5]+[.$F$3])))*1000" office:value-type="float" office:value="15.9167592592593" calcext:value-type="float">
            <text:p>15.9167592592593</text:p>
          </table:table-cell>
          <table:table-cell table:formula="of:=ROUND((([.L176]/1000)*[.$F$10]*[.$H$12])-[.$H$11];5)" office:value-type="float" office:value="2.37685" calcext:value-type="float">
            <text:p>2.37685</text:p>
          </table:table-cell>
          <table:table-cell table:formula="of:=INT([.M176]/([.$F$20]/[.$G$21]))" office:value-type="float" office:value="2950" calcext:value-type="float">
            <text:p>2950</text:p>
          </table:table-cell>
          <table:table-cell table:formula="of:=[.$G$22]*INT([.M176]/([.$G$22]*[.$F$20]/[.$G$21]))" office:value-type="float" office:value="2944" calcext:value-type="float">
            <text:p>2944</text:p>
          </table:table-cell>
          <table:table-cell table:formula="of:=[.O176]-[.O175]" office:value-type="float" office:value="8" calcext:value-type="float">
            <text:p>8</text:p>
          </table:table-cell>
          <table:table-cell table:formula="of:=[.$B$44]+[.$B$46]*([.O176]-[.$B$45])/[.$B$47]" office:value-type="float" office:value="13.967" calcext:value-type="float">
            <text:p>13.967</text:p>
          </table:table-cell>
          <table:table-cell table:formula="of:=TRUNC([.Q176];2)" office:value-type="float" office:value="13.96" calcext:value-type="float">
            <text:p>13.96</text:p>
          </table:table-cell>
          <table:table-cell table:formula="of:=[.R176]-[.K176]" office:value-type="float" office:value="-0.00700000000001921" calcext:value-type="float">
            <text:p>-0.007000000000019</text:p>
          </table:table-cell>
          <table:table-cell table:number-columns-repeated="1005"/>
        </table:table-row>
        <table:table-row table:style-name="ro1">
          <table:table-cell table:formula="of:=[.A176]-[.$B$46]" office:value-type="float" office:value="-14.354" calcext:value-type="float">
            <text:p>-14.354</text:p>
          </table:table-cell>
          <table:table-cell table:formula="of:=((0.01*[.A177]/[.$F$4])+(1.25/[.$F$4])*(([.$F$3]+[.$F$4])/([.$F$5]+[.$F$3])))*1000" office:value-type="float" office:value="8.04981481481481" calcext:value-type="float">
            <text:p>8.04981481481481</text:p>
          </table:table-cell>
          <table:table-cell table:formula="of:=ROUND((([.B177]/1000)*[.$F$10]*[.$H$12])-[.$H$11];5)" office:value-type="float" office:value="0.93933" calcext:value-type="float">
            <text:p>0.93933</text:p>
          </table:table-cell>
          <table:table-cell table:formula="of:=INT([.C177]/([.$F$20]/[.$G$21]))" office:value-type="float" office:value="1165" calcext:value-type="float">
            <text:p>1165</text:p>
          </table:table-cell>
          <table:table-cell table:formula="of:=[.$G$22]*INT([.C177]/([.$G$22]*[.$F$20]/[.$G$21]))" office:value-type="float" office:value="1160" calcext:value-type="float">
            <text:p>1160</text:p>
          </table:table-cell>
          <table:table-cell table:formula="of:=[.E176]-[.E177]" office:value-type="float" office:value="8" calcext:value-type="float">
            <text:p>8</text:p>
          </table:table-cell>
          <table:table-cell table:formula="of:=[.$B$44]+[.$B$46]*([.E177]-[.$B$45])/[.$B$47]" office:value-type="float" office:value="-14.354" calcext:value-type="float">
            <text:p>-14.354</text:p>
          </table:table-cell>
          <table:table-cell table:formula="of:=TRUNC([.G177];2)" office:value-type="float" office:value="-14.35" calcext:value-type="float">
            <text:p>-14.35</text:p>
          </table:table-cell>
          <table:table-cell table:formula="of:=[.H177]-[.A177]" office:value-type="float" office:value="0.00400000000002443" calcext:value-type="float">
            <text:p>0.004000000000024</text:p>
          </table:table-cell>
          <table:table-cell/>
          <table:table-cell table:formula="of:=[.K176]+[.$B$46]" office:value-type="float" office:value="14.094" calcext:value-type="float">
            <text:p>14.094</text:p>
          </table:table-cell>
          <table:table-cell table:formula="of:=((0.01*[.K177]/[.$F$4])+(1.25/[.$F$4])*(([.$F$3]+[.$F$4])/([.$F$5]+[.$F$3])))*1000" office:value-type="float" office:value="15.952037037037" calcext:value-type="float">
            <text:p>15.952037037037</text:p>
          </table:table-cell>
          <table:table-cell table:formula="of:=ROUND((([.L177]/1000)*[.$F$10]*[.$H$12])-[.$H$11];5)" office:value-type="float" office:value="2.3833" calcext:value-type="float">
            <text:p>2.3833</text:p>
          </table:table-cell>
          <table:table-cell table:formula="of:=INT([.M177]/([.$F$20]/[.$G$21]))" office:value-type="float" office:value="2958" calcext:value-type="float">
            <text:p>2958</text:p>
          </table:table-cell>
          <table:table-cell table:formula="of:=[.$G$22]*INT([.M177]/([.$G$22]*[.$F$20]/[.$G$21]))" office:value-type="float" office:value="2952" calcext:value-type="float">
            <text:p>2952</text:p>
          </table:table-cell>
          <table:table-cell table:formula="of:=[.O177]-[.O176]" office:value-type="float" office:value="8" calcext:value-type="float">
            <text:p>8</text:p>
          </table:table-cell>
          <table:table-cell table:formula="of:=[.$B$44]+[.$B$46]*([.O177]-[.$B$45])/[.$B$47]" office:value-type="float" office:value="14.094" calcext:value-type="float">
            <text:p>14.094</text:p>
          </table:table-cell>
          <table:table-cell table:formula="of:=TRUNC([.Q177];2)" office:value-type="float" office:value="14.09" calcext:value-type="float">
            <text:p>14.09</text:p>
          </table:table-cell>
          <table:table-cell table:formula="of:=[.R177]-[.K177]" office:value-type="float" office:value="-0.00400000000002088" calcext:value-type="float">
            <text:p>-0.004000000000021</text:p>
          </table:table-cell>
          <table:table-cell table:number-columns-repeated="1005"/>
        </table:table-row>
        <table:table-row table:style-name="ro1">
          <table:table-cell table:formula="of:=[.A177]-[.$B$46]" office:value-type="float" office:value="-14.481" calcext:value-type="float">
            <text:p>-14.481</text:p>
          </table:table-cell>
          <table:table-cell table:formula="of:=((0.01*[.A178]/[.$F$4])+(1.25/[.$F$4])*(([.$F$3]+[.$F$4])/([.$F$5]+[.$F$3])))*1000" office:value-type="float" office:value="8.01453703703703" calcext:value-type="float">
            <text:p>8.01453703703703</text:p>
          </table:table-cell>
          <table:table-cell table:formula="of:=ROUND((([.B178]/1000)*[.$F$10]*[.$H$12])-[.$H$11];5)" office:value-type="float" office:value="0.93289" calcext:value-type="float">
            <text:p>0.93289</text:p>
          </table:table-cell>
          <table:table-cell table:formula="of:=INT([.C178]/([.$F$20]/[.$G$21]))" office:value-type="float" office:value="1157" calcext:value-type="float">
            <text:p>1157</text:p>
          </table:table-cell>
          <table:table-cell table:formula="of:=[.$G$22]*INT([.C178]/([.$G$22]*[.$F$20]/[.$G$21]))" office:value-type="float" office:value="1152" calcext:value-type="float">
            <text:p>1152</text:p>
          </table:table-cell>
          <table:table-cell table:formula="of:=[.E177]-[.E178]" office:value-type="float" office:value="8" calcext:value-type="float">
            <text:p>8</text:p>
          </table:table-cell>
          <table:table-cell table:formula="of:=[.$B$44]+[.$B$46]*([.E178]-[.$B$45])/[.$B$47]" office:value-type="float" office:value="-14.481" calcext:value-type="float">
            <text:p>-14.481</text:p>
          </table:table-cell>
          <table:table-cell table:formula="of:=TRUNC([.G178];2)" office:value-type="float" office:value="-14.48" calcext:value-type="float">
            <text:p>-14.48</text:p>
          </table:table-cell>
          <table:table-cell table:formula="of:=[.H178]-[.A178]" office:value-type="float" office:value="0.00100000000002431" calcext:value-type="float">
            <text:p>0.001000000000024</text:p>
          </table:table-cell>
          <table:table-cell/>
          <table:table-cell table:formula="of:=[.K177]+[.$B$46]" office:value-type="float" office:value="14.221" calcext:value-type="float">
            <text:p>14.221</text:p>
          </table:table-cell>
          <table:table-cell table:formula="of:=((0.01*[.K178]/[.$F$4])+(1.25/[.$F$4])*(([.$F$3]+[.$F$4])/([.$F$5]+[.$F$3])))*1000" office:value-type="float" office:value="15.9873148148148" calcext:value-type="float">
            <text:p>15.9873148148148</text:p>
          </table:table-cell>
          <table:table-cell table:formula="of:=ROUND((([.L178]/1000)*[.$F$10]*[.$H$12])-[.$H$11];5)" office:value-type="float" office:value="2.38974" calcext:value-type="float">
            <text:p>2.38974</text:p>
          </table:table-cell>
          <table:table-cell table:formula="of:=INT([.M178]/([.$F$20]/[.$G$21]))" office:value-type="float" office:value="2966" calcext:value-type="float">
            <text:p>2966</text:p>
          </table:table-cell>
          <table:table-cell table:formula="of:=[.$G$22]*INT([.M178]/([.$G$22]*[.$F$20]/[.$G$21]))" office:value-type="float" office:value="2960" calcext:value-type="float">
            <text:p>2960</text:p>
          </table:table-cell>
          <table:table-cell table:formula="of:=[.O178]-[.O177]" office:value-type="float" office:value="8" calcext:value-type="float">
            <text:p>8</text:p>
          </table:table-cell>
          <table:table-cell table:formula="of:=[.$B$44]+[.$B$46]*([.O178]-[.$B$45])/[.$B$47]" office:value-type="float" office:value="14.221" calcext:value-type="float">
            <text:p>14.221</text:p>
          </table:table-cell>
          <table:table-cell table:formula="of:=TRUNC([.Q178];2)" office:value-type="float" office:value="14.22" calcext:value-type="float">
            <text:p>14.22</text:p>
          </table:table-cell>
          <table:table-cell table:formula="of:=[.R178]-[.K178]" office:value-type="float" office:value="-0.00100000000002076" calcext:value-type="float">
            <text:p>-0.001000000000021</text:p>
          </table:table-cell>
          <table:table-cell table:number-columns-repeated="1005"/>
        </table:table-row>
        <table:table-row table:style-name="ro1">
          <table:table-cell table:formula="of:=[.A178]-[.$B$46]" office:value-type="float" office:value="-14.608" calcext:value-type="float">
            <text:p>-14.608</text:p>
          </table:table-cell>
          <table:table-cell table:formula="of:=((0.01*[.A179]/[.$F$4])+(1.25/[.$F$4])*(([.$F$3]+[.$F$4])/([.$F$5]+[.$F$3])))*1000" office:value-type="float" office:value="7.97925925925925" calcext:value-type="float">
            <text:p>7.97925925925925</text:p>
          </table:table-cell>
          <table:table-cell table:formula="of:=ROUND((([.B179]/1000)*[.$F$10]*[.$H$12])-[.$H$11];5)" office:value-type="float" office:value="0.92644" calcext:value-type="float">
            <text:p>0.92644</text:p>
          </table:table-cell>
          <table:table-cell table:formula="of:=INT([.C179]/([.$F$20]/[.$G$21]))" office:value-type="float" office:value="1149" calcext:value-type="float">
            <text:p>1149</text:p>
          </table:table-cell>
          <table:table-cell table:formula="of:=[.$G$22]*INT([.C179]/([.$G$22]*[.$F$20]/[.$G$21]))" office:value-type="float" office:value="1144" calcext:value-type="float">
            <text:p>1144</text:p>
          </table:table-cell>
          <table:table-cell table:formula="of:=[.E178]-[.E179]" office:value-type="float" office:value="8" calcext:value-type="float">
            <text:p>8</text:p>
          </table:table-cell>
          <table:table-cell table:formula="of:=[.$B$44]+[.$B$46]*([.E179]-[.$B$45])/[.$B$47]" office:value-type="float" office:value="-14.608" calcext:value-type="float">
            <text:p>-14.608</text:p>
          </table:table-cell>
          <table:table-cell table:formula="of:=TRUNC([.G179];2)" office:value-type="float" office:value="-14.6" calcext:value-type="float">
            <text:p>-14.6</text:p>
          </table:table-cell>
          <table:table-cell table:formula="of:=[.H179]-[.A179]" office:value-type="float" office:value="0.00800000000002576" calcext:value-type="float">
            <text:p>0.008000000000026</text:p>
          </table:table-cell>
          <table:table-cell/>
          <table:table-cell table:formula="of:=[.K178]+[.$B$46]" office:value-type="float" office:value="14.348" calcext:value-type="float">
            <text:p>14.348</text:p>
          </table:table-cell>
          <table:table-cell table:formula="of:=((0.01*[.K179]/[.$F$4])+(1.25/[.$F$4])*(([.$F$3]+[.$F$4])/([.$F$5]+[.$F$3])))*1000" office:value-type="float" office:value="16.0225925925926" calcext:value-type="float">
            <text:p>16.0225925925926</text:p>
          </table:table-cell>
          <table:table-cell table:formula="of:=ROUND((([.L179]/1000)*[.$F$10]*[.$H$12])-[.$H$11];5)" office:value-type="float" office:value="2.39619" calcext:value-type="float">
            <text:p>2.39619</text:p>
          </table:table-cell>
          <table:table-cell table:formula="of:=INT([.M179]/([.$F$20]/[.$G$21]))" office:value-type="float" office:value="2974" calcext:value-type="float">
            <text:p>2974</text:p>
          </table:table-cell>
          <table:table-cell table:formula="of:=[.$G$22]*INT([.M179]/([.$G$22]*[.$F$20]/[.$G$21]))" office:value-type="float" office:value="2968" calcext:value-type="float">
            <text:p>2968</text:p>
          </table:table-cell>
          <table:table-cell table:formula="of:=[.O179]-[.O178]" office:value-type="float" office:value="8" calcext:value-type="float">
            <text:p>8</text:p>
          </table:table-cell>
          <table:table-cell table:formula="of:=[.$B$44]+[.$B$46]*([.O179]-[.$B$45])/[.$B$47]" office:value-type="float" office:value="14.348" calcext:value-type="float">
            <text:p>14.348</text:p>
          </table:table-cell>
          <table:table-cell table:formula="of:=TRUNC([.Q179];2)" office:value-type="float" office:value="14.34" calcext:value-type="float">
            <text:p>14.34</text:p>
          </table:table-cell>
          <table:table-cell table:formula="of:=[.R179]-[.K179]" office:value-type="float" office:value="-0.00800000000002221" calcext:value-type="float">
            <text:p>-0.008000000000022</text:p>
          </table:table-cell>
          <table:table-cell table:number-columns-repeated="1005"/>
        </table:table-row>
        <table:table-row table:style-name="ro1">
          <table:table-cell table:formula="of:=[.A179]-[.$B$46]" office:value-type="float" office:value="-14.735" calcext:value-type="float">
            <text:p>-14.735</text:p>
          </table:table-cell>
          <table:table-cell table:formula="of:=((0.01*[.A180]/[.$F$4])+(1.25/[.$F$4])*(([.$F$3]+[.$F$4])/([.$F$5]+[.$F$3])))*1000" office:value-type="float" office:value="7.94398148148148" calcext:value-type="float">
            <text:p>7.94398148148148</text:p>
          </table:table-cell>
          <table:table-cell table:formula="of:=ROUND((([.B180]/1000)*[.$F$10]*[.$H$12])-[.$H$11];5)" office:value-type="float" office:value="0.91999" calcext:value-type="float">
            <text:p>0.91999</text:p>
          </table:table-cell>
          <table:table-cell table:formula="of:=INT([.C180]/([.$F$20]/[.$G$21]))" office:value-type="float" office:value="1141" calcext:value-type="float">
            <text:p>1141</text:p>
          </table:table-cell>
          <table:table-cell table:formula="of:=[.$G$22]*INT([.C180]/([.$G$22]*[.$F$20]/[.$G$21]))" office:value-type="float" office:value="1136" calcext:value-type="float">
            <text:p>1136</text:p>
          </table:table-cell>
          <table:table-cell table:formula="of:=[.E179]-[.E180]" office:value-type="float" office:value="8" calcext:value-type="float">
            <text:p>8</text:p>
          </table:table-cell>
          <table:table-cell table:formula="of:=[.$B$44]+[.$B$46]*([.E180]-[.$B$45])/[.$B$47]" office:value-type="float" office:value="-14.735" calcext:value-type="float">
            <text:p>-14.735</text:p>
          </table:table-cell>
          <table:table-cell table:formula="of:=TRUNC([.G180];2)" office:value-type="float" office:value="-14.73" calcext:value-type="float">
            <text:p>-14.73</text:p>
          </table:table-cell>
          <table:table-cell table:formula="of:=[.H180]-[.A180]" office:value-type="float" office:value="0.00500000000002565" calcext:value-type="float">
            <text:p>0.005000000000026</text:p>
          </table:table-cell>
          <table:table-cell/>
          <table:table-cell table:formula="of:=[.K179]+[.$B$46]" office:value-type="float" office:value="14.475" calcext:value-type="float">
            <text:p>14.475</text:p>
          </table:table-cell>
          <table:table-cell table:formula="of:=((0.01*[.K180]/[.$F$4])+(1.25/[.$F$4])*(([.$F$3]+[.$F$4])/([.$F$5]+[.$F$3])))*1000" office:value-type="float" office:value="16.0578703703704" calcext:value-type="float">
            <text:p>16.0578703703704</text:p>
          </table:table-cell>
          <table:table-cell table:formula="of:=ROUND((([.L180]/1000)*[.$F$10]*[.$H$12])-[.$H$11];5)" office:value-type="float" office:value="2.40264" calcext:value-type="float">
            <text:p>2.40264</text:p>
          </table:table-cell>
          <table:table-cell table:formula="of:=INT([.M180]/([.$F$20]/[.$G$21]))" office:value-type="float" office:value="2982" calcext:value-type="float">
            <text:p>2982</text:p>
          </table:table-cell>
          <table:table-cell table:formula="of:=[.$G$22]*INT([.M180]/([.$G$22]*[.$F$20]/[.$G$21]))" office:value-type="float" office:value="2976" calcext:value-type="float">
            <text:p>2976</text:p>
          </table:table-cell>
          <table:table-cell table:formula="of:=[.O180]-[.O179]" office:value-type="float" office:value="8" calcext:value-type="float">
            <text:p>8</text:p>
          </table:table-cell>
          <table:table-cell table:formula="of:=[.$B$44]+[.$B$46]*([.O180]-[.$B$45])/[.$B$47]" office:value-type="float" office:value="14.475" calcext:value-type="float">
            <text:p>14.475</text:p>
          </table:table-cell>
          <table:table-cell table:formula="of:=TRUNC([.Q180];2)" office:value-type="float" office:value="14.47" calcext:value-type="float">
            <text:p>14.47</text:p>
          </table:table-cell>
          <table:table-cell table:formula="of:=[.R180]-[.K180]" office:value-type="float" office:value="-0.0050000000000221" calcext:value-type="float">
            <text:p>-0.005000000000022</text:p>
          </table:table-cell>
          <table:table-cell table:number-columns-repeated="1005"/>
        </table:table-row>
        <table:table-row table:style-name="ro1">
          <table:table-cell table:formula="of:=[.A180]-[.$B$46]" office:value-type="float" office:value="-14.862" calcext:value-type="float">
            <text:p>-14.862</text:p>
          </table:table-cell>
          <table:table-cell table:formula="of:=((0.01*[.A181]/[.$F$4])+(1.25/[.$F$4])*(([.$F$3]+[.$F$4])/([.$F$5]+[.$F$3])))*1000" office:value-type="float" office:value="7.9087037037037" calcext:value-type="float">
            <text:p>7.9087037037037</text:p>
          </table:table-cell>
          <table:table-cell table:formula="of:=ROUND((([.B181]/1000)*[.$F$10]*[.$H$12])-[.$H$11];5)" office:value-type="float" office:value="0.91355" calcext:value-type="float">
            <text:p>0.91355</text:p>
          </table:table-cell>
          <table:table-cell table:formula="of:=INT([.C181]/([.$F$20]/[.$G$21]))" office:value-type="float" office:value="1133" calcext:value-type="float">
            <text:p>1133</text:p>
          </table:table-cell>
          <table:table-cell table:formula="of:=[.$G$22]*INT([.C181]/([.$G$22]*[.$F$20]/[.$G$21]))" office:value-type="float" office:value="1128" calcext:value-type="float">
            <text:p>1128</text:p>
          </table:table-cell>
          <table:table-cell table:formula="of:=[.E180]-[.E181]" office:value-type="float" office:value="8" calcext:value-type="float">
            <text:p>8</text:p>
          </table:table-cell>
          <table:table-cell table:formula="of:=[.$B$44]+[.$B$46]*([.E181]-[.$B$45])/[.$B$47]" office:value-type="float" office:value="-14.862" calcext:value-type="float">
            <text:p>-14.862</text:p>
          </table:table-cell>
          <table:table-cell table:formula="of:=TRUNC([.G181];2)" office:value-type="float" office:value="-14.86" calcext:value-type="float">
            <text:p>-14.86</text:p>
          </table:table-cell>
          <table:table-cell table:formula="of:=[.H181]-[.A181]" office:value-type="float" office:value="0.00200000000002731" calcext:value-type="float">
            <text:p>0.002000000000027</text:p>
          </table:table-cell>
          <table:table-cell/>
          <table:table-cell table:formula="of:=[.K180]+[.$B$46]" office:value-type="float" office:value="14.602" calcext:value-type="float">
            <text:p>14.602</text:p>
          </table:table-cell>
          <table:table-cell table:formula="of:=((0.01*[.K181]/[.$F$4])+(1.25/[.$F$4])*(([.$F$3]+[.$F$4])/([.$F$5]+[.$F$3])))*1000" office:value-type="float" office:value="16.0931481481482" calcext:value-type="float">
            <text:p>16.0931481481482</text:p>
          </table:table-cell>
          <table:table-cell table:formula="of:=ROUND((([.L181]/1000)*[.$F$10]*[.$H$12])-[.$H$11];5)" office:value-type="float" office:value="2.40908" calcext:value-type="float">
            <text:p>2.40908</text:p>
          </table:table-cell>
          <table:table-cell table:formula="of:=INT([.M181]/([.$F$20]/[.$G$21]))" office:value-type="float" office:value="2990" calcext:value-type="float">
            <text:p>2990</text:p>
          </table:table-cell>
          <table:table-cell table:formula="of:=[.$G$22]*INT([.M181]/([.$G$22]*[.$F$20]/[.$G$21]))" office:value-type="float" office:value="2984" calcext:value-type="float">
            <text:p>2984</text:p>
          </table:table-cell>
          <table:table-cell table:formula="of:=[.O181]-[.O180]" office:value-type="float" office:value="8" calcext:value-type="float">
            <text:p>8</text:p>
          </table:table-cell>
          <table:table-cell table:formula="of:=[.$B$44]+[.$B$46]*([.O181]-[.$B$45])/[.$B$47]" office:value-type="float" office:value="14.602" calcext:value-type="float">
            <text:p>14.602</text:p>
          </table:table-cell>
          <table:table-cell table:formula="of:=TRUNC([.Q181];2)" office:value-type="float" office:value="14.6" calcext:value-type="float">
            <text:p>14.6</text:p>
          </table:table-cell>
          <table:table-cell table:formula="of:=[.R181]-[.K181]" office:value-type="float" office:value="-0.00200000000002376" calcext:value-type="float">
            <text:p>-0.002000000000024</text:p>
          </table:table-cell>
          <table:table-cell table:number-columns-repeated="1005"/>
        </table:table-row>
        <table:table-row table:style-name="ro1">
          <table:table-cell table:formula="of:=[.A181]-[.$B$46]" office:value-type="float" office:value="-14.989" calcext:value-type="float">
            <text:p>-14.989</text:p>
          </table:table-cell>
          <table:table-cell table:formula="of:=((0.01*[.A182]/[.$F$4])+(1.25/[.$F$4])*(([.$F$3]+[.$F$4])/([.$F$5]+[.$F$3])))*1000" office:value-type="float" office:value="7.87342592592592" calcext:value-type="float">
            <text:p>7.87342592592592</text:p>
          </table:table-cell>
          <table:table-cell table:formula="of:=ROUND((([.B182]/1000)*[.$F$10]*[.$H$12])-[.$H$11];5)" office:value-type="float" office:value="0.9071" calcext:value-type="float">
            <text:p>0.9071</text:p>
          </table:table-cell>
          <table:table-cell table:formula="of:=INT([.C182]/([.$F$20]/[.$G$21]))" office:value-type="float" office:value="1125" calcext:value-type="float">
            <text:p>1125</text:p>
          </table:table-cell>
          <table:table-cell table:formula="of:=[.$G$22]*INT([.C182]/([.$G$22]*[.$F$20]/[.$G$21]))" office:value-type="float" office:value="1120" calcext:value-type="float">
            <text:p>1120</text:p>
          </table:table-cell>
          <table:table-cell table:formula="of:=[.E181]-[.E182]" office:value-type="float" office:value="8" calcext:value-type="float">
            <text:p>8</text:p>
          </table:table-cell>
          <table:table-cell table:formula="of:=[.$B$44]+[.$B$46]*([.E182]-[.$B$45])/[.$B$47]" office:value-type="float" office:value="-14.989" calcext:value-type="float">
            <text:p>-14.989</text:p>
          </table:table-cell>
          <table:table-cell table:formula="of:=TRUNC([.G182];2)" office:value-type="float" office:value="-14.98" calcext:value-type="float">
            <text:p>-14.98</text:p>
          </table:table-cell>
          <table:table-cell table:formula="of:=[.H182]-[.A182]" office:value-type="float" office:value="0.00900000000002699" calcext:value-type="float">
            <text:p>0.009000000000027</text:p>
          </table:table-cell>
          <table:table-cell/>
          <table:table-cell table:formula="of:=[.K181]+[.$B$46]" office:value-type="float" office:value="14.729" calcext:value-type="float">
            <text:p>14.729</text:p>
          </table:table-cell>
          <table:table-cell table:formula="of:=((0.01*[.K182]/[.$F$4])+(1.25/[.$F$4])*(([.$F$3]+[.$F$4])/([.$F$5]+[.$F$3])))*1000" office:value-type="float" office:value="16.1284259259259" calcext:value-type="float">
            <text:p>16.1284259259259</text:p>
          </table:table-cell>
          <table:table-cell table:formula="of:=ROUND((([.L182]/1000)*[.$F$10]*[.$H$12])-[.$H$11];5)" office:value-type="float" office:value="2.41553" calcext:value-type="float">
            <text:p>2.41553</text:p>
          </table:table-cell>
          <table:table-cell table:formula="of:=INT([.M182]/([.$F$20]/[.$G$21]))" office:value-type="float" office:value="2998" calcext:value-type="float">
            <text:p>2998</text:p>
          </table:table-cell>
          <table:table-cell table:formula="of:=[.$G$22]*INT([.M182]/([.$G$22]*[.$F$20]/[.$G$21]))" office:value-type="float" office:value="2992" calcext:value-type="float">
            <text:p>2992</text:p>
          </table:table-cell>
          <table:table-cell table:formula="of:=[.O182]-[.O181]" office:value-type="float" office:value="8" calcext:value-type="float">
            <text:p>8</text:p>
          </table:table-cell>
          <table:table-cell table:formula="of:=[.$B$44]+[.$B$46]*([.O182]-[.$B$45])/[.$B$47]" office:value-type="float" office:value="14.729" calcext:value-type="float">
            <text:p>14.729</text:p>
          </table:table-cell>
          <table:table-cell table:formula="of:=TRUNC([.Q182];2)" office:value-type="float" office:value="14.72" calcext:value-type="float">
            <text:p>14.72</text:p>
          </table:table-cell>
          <table:table-cell table:formula="of:=[.R182]-[.K182]" office:value-type="float" office:value="-0.00900000000002343" calcext:value-type="float">
            <text:p>-0.009000000000023</text:p>
          </table:table-cell>
          <table:table-cell table:number-columns-repeated="1005"/>
        </table:table-row>
        <table:table-row table:style-name="ro1">
          <table:table-cell table:formula="of:=[.A182]-[.$B$46]" office:value-type="float" office:value="-15.116" calcext:value-type="float">
            <text:p>-15.116</text:p>
          </table:table-cell>
          <table:table-cell table:formula="of:=((0.01*[.A183]/[.$F$4])+(1.25/[.$F$4])*(([.$F$3]+[.$F$4])/([.$F$5]+[.$F$3])))*1000" office:value-type="float" office:value="7.83814814814814" calcext:value-type="float">
            <text:p>7.83814814814814</text:p>
          </table:table-cell>
          <table:table-cell table:formula="of:=ROUND((([.B183]/1000)*[.$F$10]*[.$H$12])-[.$H$11];5)" office:value-type="float" office:value="0.90066" calcext:value-type="float">
            <text:p>0.90066</text:p>
          </table:table-cell>
          <table:table-cell table:formula="of:=INT([.C183]/([.$F$20]/[.$G$21]))" office:value-type="float" office:value="1117" calcext:value-type="float">
            <text:p>1117</text:p>
          </table:table-cell>
          <table:table-cell table:formula="of:=[.$G$22]*INT([.C183]/([.$G$22]*[.$F$20]/[.$G$21]))" office:value-type="float" office:value="1112" calcext:value-type="float">
            <text:p>1112</text:p>
          </table:table-cell>
          <table:table-cell table:formula="of:=[.E182]-[.E183]" office:value-type="float" office:value="8" calcext:value-type="float">
            <text:p>8</text:p>
          </table:table-cell>
          <table:table-cell table:formula="of:=[.$B$44]+[.$B$46]*([.E183]-[.$B$45])/[.$B$47]" office:value-type="float" office:value="-15.116" calcext:value-type="float">
            <text:p>-15.116</text:p>
          </table:table-cell>
          <table:table-cell table:formula="of:=TRUNC([.G183];2)" office:value-type="float" office:value="-15.11" calcext:value-type="float">
            <text:p>-15.11</text:p>
          </table:table-cell>
          <table:table-cell table:formula="of:=[.H183]-[.A183]" office:value-type="float" office:value="0.00600000000002865" calcext:value-type="float">
            <text:p>0.006000000000029</text:p>
          </table:table-cell>
          <table:table-cell/>
          <table:table-cell table:formula="of:=[.K182]+[.$B$46]" office:value-type="float" office:value="14.856" calcext:value-type="float">
            <text:p>14.856</text:p>
          </table:table-cell>
          <table:table-cell table:formula="of:=((0.01*[.K183]/[.$F$4])+(1.25/[.$F$4])*(([.$F$3]+[.$F$4])/([.$F$5]+[.$F$3])))*1000" office:value-type="float" office:value="16.1637037037037" calcext:value-type="float">
            <text:p>16.1637037037037</text:p>
          </table:table-cell>
          <table:table-cell table:formula="of:=ROUND((([.L183]/1000)*[.$F$10]*[.$H$12])-[.$H$11];5)" office:value-type="float" office:value="2.42197" calcext:value-type="float">
            <text:p>2.42197</text:p>
          </table:table-cell>
          <table:table-cell table:formula="of:=INT([.M183]/([.$F$20]/[.$G$21]))" office:value-type="float" office:value="3006" calcext:value-type="float">
            <text:p>3006</text:p>
          </table:table-cell>
          <table:table-cell table:formula="of:=[.$G$22]*INT([.M183]/([.$G$22]*[.$F$20]/[.$G$21]))" office:value-type="float" office:value="3000" calcext:value-type="float">
            <text:p>3000</text:p>
          </table:table-cell>
          <table:table-cell table:formula="of:=[.O183]-[.O182]" office:value-type="float" office:value="8" calcext:value-type="float">
            <text:p>8</text:p>
          </table:table-cell>
          <table:table-cell table:formula="of:=[.$B$44]+[.$B$46]*([.O183]-[.$B$45])/[.$B$47]" office:value-type="float" office:value="14.856" calcext:value-type="float">
            <text:p>14.856</text:p>
          </table:table-cell>
          <table:table-cell table:formula="of:=TRUNC([.Q183];2)" office:value-type="float" office:value="14.85" calcext:value-type="float">
            <text:p>14.85</text:p>
          </table:table-cell>
          <table:table-cell table:formula="of:=[.R183]-[.K183]" office:value-type="float" office:value="-0.0060000000000251" calcext:value-type="float">
            <text:p>-0.006000000000025</text:p>
          </table:table-cell>
          <table:table-cell table:number-columns-repeated="1005"/>
        </table:table-row>
        <table:table-row table:style-name="ro1">
          <table:table-cell table:formula="of:=[.A183]-[.$B$46]" office:value-type="float" office:value="-15.243" calcext:value-type="float">
            <text:p>-15.243</text:p>
          </table:table-cell>
          <table:table-cell table:formula="of:=((0.01*[.A184]/[.$F$4])+(1.25/[.$F$4])*(([.$F$3]+[.$F$4])/([.$F$5]+[.$F$3])))*1000" office:value-type="float" office:value="7.80287037037036" calcext:value-type="float">
            <text:p>7.80287037037036</text:p>
          </table:table-cell>
          <table:table-cell table:formula="of:=ROUND((([.B184]/1000)*[.$F$10]*[.$H$12])-[.$H$11];5)" office:value-type="float" office:value="0.89421" calcext:value-type="float">
            <text:p>0.89421</text:p>
          </table:table-cell>
          <table:table-cell table:formula="of:=INT([.C184]/([.$F$20]/[.$G$21]))" office:value-type="float" office:value="1109" calcext:value-type="float">
            <text:p>1109</text:p>
          </table:table-cell>
          <table:table-cell table:formula="of:=[.$G$22]*INT([.C184]/([.$G$22]*[.$F$20]/[.$G$21]))" office:value-type="float" office:value="1104" calcext:value-type="float">
            <text:p>1104</text:p>
          </table:table-cell>
          <table:table-cell table:formula="of:=[.E183]-[.E184]" office:value-type="float" office:value="8" calcext:value-type="float">
            <text:p>8</text:p>
          </table:table-cell>
          <table:table-cell table:formula="of:=[.$B$44]+[.$B$46]*([.E184]-[.$B$45])/[.$B$47]" office:value-type="float" office:value="-15.243" calcext:value-type="float">
            <text:p>-15.243</text:p>
          </table:table-cell>
          <table:table-cell table:formula="of:=TRUNC([.G184];2)" office:value-type="float" office:value="-15.24" calcext:value-type="float">
            <text:p>-15.24</text:p>
          </table:table-cell>
          <table:table-cell table:formula="of:=[.H184]-[.A184]" office:value-type="float" office:value="0.00300000000002854" calcext:value-type="float">
            <text:p>0.003000000000029</text:p>
          </table:table-cell>
          <table:table-cell/>
          <table:table-cell table:formula="of:=[.K183]+[.$B$46]" office:value-type="float" office:value="14.983" calcext:value-type="float">
            <text:p>14.983</text:p>
          </table:table-cell>
          <table:table-cell table:formula="of:=((0.01*[.K184]/[.$F$4])+(1.25/[.$F$4])*(([.$F$3]+[.$F$4])/([.$F$5]+[.$F$3])))*1000" office:value-type="float" office:value="16.1989814814815" calcext:value-type="float">
            <text:p>16.1989814814815</text:p>
          </table:table-cell>
          <table:table-cell table:formula="of:=ROUND((([.L184]/1000)*[.$F$10]*[.$H$12])-[.$H$11];5)" office:value-type="float" office:value="2.42842" calcext:value-type="float">
            <text:p>2.42842</text:p>
          </table:table-cell>
          <table:table-cell table:formula="of:=INT([.M184]/([.$F$20]/[.$G$21]))" office:value-type="float" office:value="3014" calcext:value-type="float">
            <text:p>3014</text:p>
          </table:table-cell>
          <table:table-cell table:formula="of:=[.$G$22]*INT([.M184]/([.$G$22]*[.$F$20]/[.$G$21]))" office:value-type="float" office:value="3008" calcext:value-type="float">
            <text:p>3008</text:p>
          </table:table-cell>
          <table:table-cell table:formula="of:=[.O184]-[.O183]" office:value-type="float" office:value="8" calcext:value-type="float">
            <text:p>8</text:p>
          </table:table-cell>
          <table:table-cell table:formula="of:=[.$B$44]+[.$B$46]*([.O184]-[.$B$45])/[.$B$47]" office:value-type="float" office:value="14.983" calcext:value-type="float">
            <text:p>14.983</text:p>
          </table:table-cell>
          <table:table-cell table:formula="of:=TRUNC([.Q184];2)" office:value-type="float" office:value="14.98" calcext:value-type="float">
            <text:p>14.98</text:p>
          </table:table-cell>
          <table:table-cell table:formula="of:=[.R184]-[.K184]" office:value-type="float" office:value="-0.00300000000002498" calcext:value-type="float">
            <text:p>-0.003000000000025</text:p>
          </table:table-cell>
          <table:table-cell table:number-columns-repeated="1005"/>
        </table:table-row>
        <table:table-row table:style-name="ro1">
          <table:table-cell table:formula="of:=[.A184]-[.$B$46]" office:value-type="float" office:value="-15.37" calcext:value-type="float">
            <text:p>-15.37</text:p>
          </table:table-cell>
          <table:table-cell table:formula="of:=((0.01*[.A185]/[.$F$4])+(1.25/[.$F$4])*(([.$F$3]+[.$F$4])/([.$F$5]+[.$F$3])))*1000" office:value-type="float" office:value="7.76759259259259" calcext:value-type="float">
            <text:p>7.76759259259259</text:p>
          </table:table-cell>
          <table:table-cell table:formula="of:=ROUND((([.B185]/1000)*[.$F$10]*[.$H$12])-[.$H$11];5)" office:value-type="float" office:value="0.88776" calcext:value-type="float">
            <text:p>0.88776</text:p>
          </table:table-cell>
          <table:table-cell table:formula="of:=INT([.C185]/([.$F$20]/[.$G$21]))" office:value-type="float" office:value="1101" calcext:value-type="float">
            <text:p>1101</text:p>
          </table:table-cell>
          <table:table-cell table:formula="of:=[.$G$22]*INT([.C185]/([.$G$22]*[.$F$20]/[.$G$21]))" office:value-type="float" office:value="1096" calcext:value-type="float">
            <text:p>1096</text:p>
          </table:table-cell>
          <table:table-cell table:formula="of:=[.E184]-[.E185]" office:value-type="float" office:value="8" calcext:value-type="float">
            <text:p>8</text:p>
          </table:table-cell>
          <table:table-cell table:formula="of:=[.$B$44]+[.$B$46]*([.E185]-[.$B$45])/[.$B$47]" office:value-type="float" office:value="-15.37" calcext:value-type="float">
            <text:p>-15.37</text:p>
          </table:table-cell>
          <table:table-cell table:formula="of:=TRUNC([.G185];2)" office:value-type="float" office:value="-15.37" calcext:value-type="float">
            <text:p>-15.37</text:p>
          </table:table-cell>
          <table:table-cell table:formula="of:=[.H185]-[.A185]" office:value-type="float" office:value="0" calcext:value-type="float">
            <text:p>0</text:p>
          </table:table-cell>
          <table:table-cell/>
          <table:table-cell table:formula="of:=[.K184]+[.$B$46]" office:value-type="float" office:value="15.11" calcext:value-type="float">
            <text:p>15.11</text:p>
          </table:table-cell>
          <table:table-cell table:formula="of:=((0.01*[.K185]/[.$F$4])+(1.25/[.$F$4])*(([.$F$3]+[.$F$4])/([.$F$5]+[.$F$3])))*1000" office:value-type="float" office:value="16.2342592592593" calcext:value-type="float">
            <text:p>16.2342592592593</text:p>
          </table:table-cell>
          <table:table-cell table:formula="of:=ROUND((([.L185]/1000)*[.$F$10]*[.$H$12])-[.$H$11];5)" office:value-type="float" office:value="2.43487" calcext:value-type="float">
            <text:p>2.43487</text:p>
          </table:table-cell>
          <table:table-cell table:formula="of:=INT([.M185]/([.$F$20]/[.$G$21]))" office:value-type="float" office:value="3022" calcext:value-type="float">
            <text:p>3022</text:p>
          </table:table-cell>
          <table:table-cell table:formula="of:=[.$G$22]*INT([.M185]/([.$G$22]*[.$F$20]/[.$G$21]))" office:value-type="float" office:value="3016" calcext:value-type="float">
            <text:p>3016</text:p>
          </table:table-cell>
          <table:table-cell table:formula="of:=[.O185]-[.O184]" office:value-type="float" office:value="8" calcext:value-type="float">
            <text:p>8</text:p>
          </table:table-cell>
          <table:table-cell table:formula="of:=[.$B$44]+[.$B$46]*([.O185]-[.$B$45])/[.$B$47]" office:value-type="float" office:value="15.11" calcext:value-type="float">
            <text:p>15.11</text:p>
          </table:table-cell>
          <table:table-cell table:formula="of:=TRUNC([.Q185];2)" office:value-type="float" office:value="15.11" calcext:value-type="float">
            <text:p>15.11</text:p>
          </table:table-cell>
          <table:table-cell table:formula="of:=[.R185]-[.K18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85]-[.$B$46]" office:value-type="float" office:value="-15.497" calcext:value-type="float">
            <text:p>-15.497</text:p>
          </table:table-cell>
          <table:table-cell table:formula="of:=((0.01*[.A186]/[.$F$4])+(1.25/[.$F$4])*(([.$F$3]+[.$F$4])/([.$F$5]+[.$F$3])))*1000" office:value-type="float" office:value="7.73231481481481" calcext:value-type="float">
            <text:p>7.73231481481481</text:p>
          </table:table-cell>
          <table:table-cell table:formula="of:=ROUND((([.B186]/1000)*[.$F$10]*[.$H$12])-[.$H$11];5)" office:value-type="float" office:value="0.88132" calcext:value-type="float">
            <text:p>0.88132</text:p>
          </table:table-cell>
          <table:table-cell table:formula="of:=INT([.C186]/([.$F$20]/[.$G$21]))" office:value-type="float" office:value="1093" calcext:value-type="float">
            <text:p>1093</text:p>
          </table:table-cell>
          <table:table-cell table:formula="of:=[.$G$22]*INT([.C186]/([.$G$22]*[.$F$20]/[.$G$21]))" office:value-type="float" office:value="1088" calcext:value-type="float">
            <text:p>1088</text:p>
          </table:table-cell>
          <table:table-cell table:formula="of:=[.E185]-[.E186]" office:value-type="float" office:value="8" calcext:value-type="float">
            <text:p>8</text:p>
          </table:table-cell>
          <table:table-cell table:formula="of:=[.$B$44]+[.$B$46]*([.E186]-[.$B$45])/[.$B$47]" office:value-type="float" office:value="-15.497" calcext:value-type="float">
            <text:p>-15.497</text:p>
          </table:table-cell>
          <table:table-cell table:formula="of:=TRUNC([.G186];2)" office:value-type="float" office:value="-15.49" calcext:value-type="float">
            <text:p>-15.49</text:p>
          </table:table-cell>
          <table:table-cell table:formula="of:=[.H186]-[.A186]" office:value-type="float" office:value="0.00700000000002987" calcext:value-type="float">
            <text:p>0.00700000000003</text:p>
          </table:table-cell>
          <table:table-cell/>
          <table:table-cell table:formula="of:=[.K185]+[.$B$46]" office:value-type="float" office:value="15.237" calcext:value-type="float">
            <text:p>15.237</text:p>
          </table:table-cell>
          <table:table-cell table:formula="of:=((0.01*[.K186]/[.$F$4])+(1.25/[.$F$4])*(([.$F$3]+[.$F$4])/([.$F$5]+[.$F$3])))*1000" office:value-type="float" office:value="16.269537037037" calcext:value-type="float">
            <text:p>16.269537037037</text:p>
          </table:table-cell>
          <table:table-cell table:formula="of:=ROUND((([.L186]/1000)*[.$F$10]*[.$H$12])-[.$H$11];5)" office:value-type="float" office:value="2.44131" calcext:value-type="float">
            <text:p>2.44131</text:p>
          </table:table-cell>
          <table:table-cell table:formula="of:=INT([.M186]/([.$F$20]/[.$G$21]))" office:value-type="float" office:value="3030" calcext:value-type="float">
            <text:p>3030</text:p>
          </table:table-cell>
          <table:table-cell table:formula="of:=[.$G$22]*INT([.M186]/([.$G$22]*[.$F$20]/[.$G$21]))" office:value-type="float" office:value="3024" calcext:value-type="float">
            <text:p>3024</text:p>
          </table:table-cell>
          <table:table-cell table:formula="of:=[.O186]-[.O185]" office:value-type="float" office:value="8" calcext:value-type="float">
            <text:p>8</text:p>
          </table:table-cell>
          <table:table-cell table:formula="of:=[.$B$44]+[.$B$46]*([.O186]-[.$B$45])/[.$B$47]" office:value-type="float" office:value="15.237" calcext:value-type="float">
            <text:p>15.237</text:p>
          </table:table-cell>
          <table:table-cell table:formula="of:=TRUNC([.Q186];2)" office:value-type="float" office:value="15.23" calcext:value-type="float">
            <text:p>15.23</text:p>
          </table:table-cell>
          <table:table-cell table:formula="of:=[.R186]-[.K186]" office:value-type="float" office:value="-0.00700000000002632" calcext:value-type="float">
            <text:p>-0.007000000000026</text:p>
          </table:table-cell>
          <table:table-cell table:number-columns-repeated="1005"/>
        </table:table-row>
        <table:table-row table:style-name="ro1">
          <table:table-cell table:formula="of:=[.A186]-[.$B$46]" office:value-type="float" office:value="-15.624" calcext:value-type="float">
            <text:p>-15.624</text:p>
          </table:table-cell>
          <table:table-cell table:formula="of:=((0.01*[.A187]/[.$F$4])+(1.25/[.$F$4])*(([.$F$3]+[.$F$4])/([.$F$5]+[.$F$3])))*1000" office:value-type="float" office:value="7.69703703703703" calcext:value-type="float">
            <text:p>7.69703703703703</text:p>
          </table:table-cell>
          <table:table-cell table:formula="of:=ROUND((([.B187]/1000)*[.$F$10]*[.$H$12])-[.$H$11];5)" office:value-type="float" office:value="0.87487" calcext:value-type="float">
            <text:p>0.87487</text:p>
          </table:table-cell>
          <table:table-cell table:formula="of:=INT([.C187]/([.$F$20]/[.$G$21]))" office:value-type="float" office:value="1085" calcext:value-type="float">
            <text:p>1085</text:p>
          </table:table-cell>
          <table:table-cell table:formula="of:=[.$G$22]*INT([.C187]/([.$G$22]*[.$F$20]/[.$G$21]))" office:value-type="float" office:value="1080" calcext:value-type="float">
            <text:p>1080</text:p>
          </table:table-cell>
          <table:table-cell table:formula="of:=[.E186]-[.E187]" office:value-type="float" office:value="8" calcext:value-type="float">
            <text:p>8</text:p>
          </table:table-cell>
          <table:table-cell table:formula="of:=[.$B$44]+[.$B$46]*([.E187]-[.$B$45])/[.$B$47]" office:value-type="float" office:value="-15.624" calcext:value-type="float">
            <text:p>-15.624</text:p>
          </table:table-cell>
          <table:table-cell table:formula="of:=TRUNC([.G187];2)" office:value-type="float" office:value="-15.62" calcext:value-type="float">
            <text:p>-15.62</text:p>
          </table:table-cell>
          <table:table-cell table:formula="of:=[.H187]-[.A187]" office:value-type="float" office:value="0.00400000000003153" calcext:value-type="float">
            <text:p>0.004000000000032</text:p>
          </table:table-cell>
          <table:table-cell/>
          <table:table-cell table:formula="of:=[.K186]+[.$B$46]" office:value-type="float" office:value="15.364" calcext:value-type="float">
            <text:p>15.364</text:p>
          </table:table-cell>
          <table:table-cell table:formula="of:=((0.01*[.K187]/[.$F$4])+(1.25/[.$F$4])*(([.$F$3]+[.$F$4])/([.$F$5]+[.$F$3])))*1000" office:value-type="float" office:value="16.3048148148148" calcext:value-type="float">
            <text:p>16.3048148148148</text:p>
          </table:table-cell>
          <table:table-cell table:formula="of:=ROUND((([.L187]/1000)*[.$F$10]*[.$H$12])-[.$H$11];5)" office:value-type="float" office:value="2.44776" calcext:value-type="float">
            <text:p>2.44776</text:p>
          </table:table-cell>
          <table:table-cell table:formula="of:=INT([.M187]/([.$F$20]/[.$G$21]))" office:value-type="float" office:value="3038" calcext:value-type="float">
            <text:p>3038</text:p>
          </table:table-cell>
          <table:table-cell table:formula="of:=[.$G$22]*INT([.M187]/([.$G$22]*[.$F$20]/[.$G$21]))" office:value-type="float" office:value="3032" calcext:value-type="float">
            <text:p>3032</text:p>
          </table:table-cell>
          <table:table-cell table:formula="of:=[.O187]-[.O186]" office:value-type="float" office:value="8" calcext:value-type="float">
            <text:p>8</text:p>
          </table:table-cell>
          <table:table-cell table:formula="of:=[.$B$44]+[.$B$46]*([.O187]-[.$B$45])/[.$B$47]" office:value-type="float" office:value="15.364" calcext:value-type="float">
            <text:p>15.364</text:p>
          </table:table-cell>
          <table:table-cell table:formula="of:=TRUNC([.Q187];2)" office:value-type="float" office:value="15.36" calcext:value-type="float">
            <text:p>15.36</text:p>
          </table:table-cell>
          <table:table-cell table:formula="of:=[.R187]-[.K187]" office:value-type="float" office:value="-0.00400000000002798" calcext:value-type="float">
            <text:p>-0.004000000000028</text:p>
          </table:table-cell>
          <table:table-cell table:number-columns-repeated="1005"/>
        </table:table-row>
        <table:table-row table:style-name="ro1">
          <table:table-cell table:formula="of:=[.A187]-[.$B$46]" office:value-type="float" office:value="-15.751" calcext:value-type="float">
            <text:p>-15.751</text:p>
          </table:table-cell>
          <table:table-cell table:formula="of:=((0.01*[.A188]/[.$F$4])+(1.25/[.$F$4])*(([.$F$3]+[.$F$4])/([.$F$5]+[.$F$3])))*1000" office:value-type="float" office:value="7.66175925925925" calcext:value-type="float">
            <text:p>7.66175925925925</text:p>
          </table:table-cell>
          <table:table-cell table:formula="of:=ROUND((([.B188]/1000)*[.$F$10]*[.$H$12])-[.$H$11];5)" office:value-type="float" office:value="0.86842" calcext:value-type="float">
            <text:p>0.86842</text:p>
          </table:table-cell>
          <table:table-cell table:formula="of:=INT([.C188]/([.$F$20]/[.$G$21]))" office:value-type="float" office:value="1077" calcext:value-type="float">
            <text:p>1077</text:p>
          </table:table-cell>
          <table:table-cell table:formula="of:=[.$G$22]*INT([.C188]/([.$G$22]*[.$F$20]/[.$G$21]))" office:value-type="float" office:value="1072" calcext:value-type="float">
            <text:p>1072</text:p>
          </table:table-cell>
          <table:table-cell table:formula="of:=[.E187]-[.E188]" office:value-type="float" office:value="8" calcext:value-type="float">
            <text:p>8</text:p>
          </table:table-cell>
          <table:table-cell table:formula="of:=[.$B$44]+[.$B$46]*([.E188]-[.$B$45])/[.$B$47]" office:value-type="float" office:value="-15.751" calcext:value-type="float">
            <text:p>-15.751</text:p>
          </table:table-cell>
          <table:table-cell table:formula="of:=TRUNC([.G188];2)" office:value-type="float" office:value="-15.75" calcext:value-type="float">
            <text:p>-15.75</text:p>
          </table:table-cell>
          <table:table-cell table:formula="of:=[.H188]-[.A188]" office:value-type="float" office:value="0.00100000000003142" calcext:value-type="float">
            <text:p>0.001000000000031</text:p>
          </table:table-cell>
          <table:table-cell/>
          <table:table-cell table:formula="of:=[.K187]+[.$B$46]" office:value-type="float" office:value="15.491" calcext:value-type="float">
            <text:p>15.491</text:p>
          </table:table-cell>
          <table:table-cell table:formula="of:=((0.01*[.K188]/[.$F$4])+(1.25/[.$F$4])*(([.$F$3]+[.$F$4])/([.$F$5]+[.$F$3])))*1000" office:value-type="float" office:value="16.3400925925926" calcext:value-type="float">
            <text:p>16.3400925925926</text:p>
          </table:table-cell>
          <table:table-cell table:formula="of:=ROUND((([.L188]/1000)*[.$F$10]*[.$H$12])-[.$H$11];5)" office:value-type="float" office:value="2.45421" calcext:value-type="float">
            <text:p>2.45421</text:p>
          </table:table-cell>
          <table:table-cell table:formula="of:=INT([.M188]/([.$F$20]/[.$G$21]))" office:value-type="float" office:value="3046" calcext:value-type="float">
            <text:p>3046</text:p>
          </table:table-cell>
          <table:table-cell table:formula="of:=[.$G$22]*INT([.M188]/([.$G$22]*[.$F$20]/[.$G$21]))" office:value-type="float" office:value="3040" calcext:value-type="float">
            <text:p>3040</text:p>
          </table:table-cell>
          <table:table-cell table:formula="of:=[.O188]-[.O187]" office:value-type="float" office:value="8" calcext:value-type="float">
            <text:p>8</text:p>
          </table:table-cell>
          <table:table-cell table:formula="of:=[.$B$44]+[.$B$46]*([.O188]-[.$B$45])/[.$B$47]" office:value-type="float" office:value="15.491" calcext:value-type="float">
            <text:p>15.491</text:p>
          </table:table-cell>
          <table:table-cell table:formula="of:=TRUNC([.Q188];2)" office:value-type="float" office:value="15.49" calcext:value-type="float">
            <text:p>15.49</text:p>
          </table:table-cell>
          <table:table-cell table:formula="of:=[.R188]-[.K188]" office:value-type="float" office:value="-0.00100000000002787" calcext:value-type="float">
            <text:p>-0.001000000000028</text:p>
          </table:table-cell>
          <table:table-cell table:number-columns-repeated="1005"/>
        </table:table-row>
        <table:table-row table:style-name="ro1">
          <table:table-cell table:formula="of:=[.A188]-[.$B$46]" office:value-type="float" office:value="-15.878" calcext:value-type="float">
            <text:p>-15.878</text:p>
          </table:table-cell>
          <table:table-cell table:formula="of:=((0.01*[.A189]/[.$F$4])+(1.25/[.$F$4])*(([.$F$3]+[.$F$4])/([.$F$5]+[.$F$3])))*1000" office:value-type="float" office:value="7.62648148148147" calcext:value-type="float">
            <text:p>7.62648148148147</text:p>
          </table:table-cell>
          <table:table-cell table:formula="of:=ROUND((([.B189]/1000)*[.$F$10]*[.$H$12])-[.$H$11];5)" office:value-type="float" office:value="0.86198" calcext:value-type="float">
            <text:p>0.86198</text:p>
          </table:table-cell>
          <table:table-cell table:formula="of:=INT([.C189]/([.$F$20]/[.$G$21]))" office:value-type="float" office:value="1069" calcext:value-type="float">
            <text:p>1069</text:p>
          </table:table-cell>
          <table:table-cell table:formula="of:=[.$G$22]*INT([.C189]/([.$G$22]*[.$F$20]/[.$G$21]))" office:value-type="float" office:value="1064" calcext:value-type="float">
            <text:p>1064</text:p>
          </table:table-cell>
          <table:table-cell table:formula="of:=[.E188]-[.E189]" office:value-type="float" office:value="8" calcext:value-type="float">
            <text:p>8</text:p>
          </table:table-cell>
          <table:table-cell table:formula="of:=[.$B$44]+[.$B$46]*([.E189]-[.$B$45])/[.$B$47]" office:value-type="float" office:value="-15.878" calcext:value-type="float">
            <text:p>-15.878</text:p>
          </table:table-cell>
          <table:table-cell table:formula="of:=TRUNC([.G189];2)" office:value-type="float" office:value="-15.87" calcext:value-type="float">
            <text:p>-15.87</text:p>
          </table:table-cell>
          <table:table-cell table:formula="of:=[.H189]-[.A189]" office:value-type="float" office:value="0.00800000000003287" calcext:value-type="float">
            <text:p>0.008000000000033</text:p>
          </table:table-cell>
          <table:table-cell/>
          <table:table-cell table:formula="of:=[.K188]+[.$B$46]" office:value-type="float" office:value="15.618" calcext:value-type="float">
            <text:p>15.618</text:p>
          </table:table-cell>
          <table:table-cell table:formula="of:=((0.01*[.K189]/[.$F$4])+(1.25/[.$F$4])*(([.$F$3]+[.$F$4])/([.$F$5]+[.$F$3])))*1000" office:value-type="float" office:value="16.3753703703704" calcext:value-type="float">
            <text:p>16.3753703703704</text:p>
          </table:table-cell>
          <table:table-cell table:formula="of:=ROUND((([.L189]/1000)*[.$F$10]*[.$H$12])-[.$H$11];5)" office:value-type="float" office:value="2.46065" calcext:value-type="float">
            <text:p>2.46065</text:p>
          </table:table-cell>
          <table:table-cell table:formula="of:=INT([.M189]/([.$F$20]/[.$G$21]))" office:value-type="float" office:value="3054" calcext:value-type="float">
            <text:p>3054</text:p>
          </table:table-cell>
          <table:table-cell table:formula="of:=[.$G$22]*INT([.M189]/([.$G$22]*[.$F$20]/[.$G$21]))" office:value-type="float" office:value="3048" calcext:value-type="float">
            <text:p>3048</text:p>
          </table:table-cell>
          <table:table-cell table:formula="of:=[.O189]-[.O188]" office:value-type="float" office:value="8" calcext:value-type="float">
            <text:p>8</text:p>
          </table:table-cell>
          <table:table-cell table:formula="of:=[.$B$44]+[.$B$46]*([.O189]-[.$B$45])/[.$B$47]" office:value-type="float" office:value="15.618" calcext:value-type="float">
            <text:p>15.618</text:p>
          </table:table-cell>
          <table:table-cell table:formula="of:=TRUNC([.Q189];2)" office:value-type="float" office:value="15.61" calcext:value-type="float">
            <text:p>15.61</text:p>
          </table:table-cell>
          <table:table-cell table:formula="of:=[.R189]-[.K189]" office:value-type="float" office:value="-0.00800000000002932" calcext:value-type="float">
            <text:p>-0.008000000000029</text:p>
          </table:table-cell>
          <table:table-cell table:number-columns-repeated="1005"/>
        </table:table-row>
        <table:table-row table:style-name="ro1">
          <table:table-cell table:formula="of:=[.A189]-[.$B$46]" office:value-type="float" office:value="-16.005" calcext:value-type="float">
            <text:p>-16.005</text:p>
          </table:table-cell>
          <table:table-cell table:formula="of:=((0.01*[.A190]/[.$F$4])+(1.25/[.$F$4])*(([.$F$3]+[.$F$4])/([.$F$5]+[.$F$3])))*1000" office:value-type="float" office:value="7.5912037037037" calcext:value-type="float">
            <text:p>7.5912037037037</text:p>
          </table:table-cell>
          <table:table-cell table:formula="of:=ROUND((([.B190]/1000)*[.$F$10]*[.$H$12])-[.$H$11];5)" office:value-type="float" office:value="0.85553" calcext:value-type="float">
            <text:p>0.85553</text:p>
          </table:table-cell>
          <table:table-cell table:formula="of:=INT([.C190]/([.$F$20]/[.$G$21]))" office:value-type="float" office:value="1061" calcext:value-type="float">
            <text:p>1061</text:p>
          </table:table-cell>
          <table:table-cell table:formula="of:=[.$G$22]*INT([.C190]/([.$G$22]*[.$F$20]/[.$G$21]))" office:value-type="float" office:value="1056" calcext:value-type="float">
            <text:p>1056</text:p>
          </table:table-cell>
          <table:table-cell table:formula="of:=[.E189]-[.E190]" office:value-type="float" office:value="8" calcext:value-type="float">
            <text:p>8</text:p>
          </table:table-cell>
          <table:table-cell table:formula="of:=[.$B$44]+[.$B$46]*([.E190]-[.$B$45])/[.$B$47]" office:value-type="float" office:value="-16.005" calcext:value-type="float">
            <text:p>-16.005</text:p>
          </table:table-cell>
          <table:table-cell table:formula="of:=TRUNC([.G190];2)" office:value-type="float" office:value="-16" calcext:value-type="float">
            <text:p>-16</text:p>
          </table:table-cell>
          <table:table-cell table:formula="of:=[.H190]-[.A190]" office:value-type="float" office:value="0.00500000000003098" calcext:value-type="float">
            <text:p>0.005000000000031</text:p>
          </table:table-cell>
          <table:table-cell/>
          <table:table-cell table:formula="of:=[.K189]+[.$B$46]" office:value-type="float" office:value="15.745" calcext:value-type="float">
            <text:p>15.745</text:p>
          </table:table-cell>
          <table:table-cell table:formula="of:=((0.01*[.K190]/[.$F$4])+(1.25/[.$F$4])*(([.$F$3]+[.$F$4])/([.$F$5]+[.$F$3])))*1000" office:value-type="float" office:value="16.4106481481482" calcext:value-type="float">
            <text:p>16.4106481481482</text:p>
          </table:table-cell>
          <table:table-cell table:formula="of:=ROUND((([.L190]/1000)*[.$F$10]*[.$H$12])-[.$H$11];5)" office:value-type="float" office:value="2.4671" calcext:value-type="float">
            <text:p>2.4671</text:p>
          </table:table-cell>
          <table:table-cell table:formula="of:=INT([.M190]/([.$F$20]/[.$G$21]))" office:value-type="float" office:value="3062" calcext:value-type="float">
            <text:p>3062</text:p>
          </table:table-cell>
          <table:table-cell table:formula="of:=[.$G$22]*INT([.M190]/([.$G$22]*[.$F$20]/[.$G$21]))" office:value-type="float" office:value="3056" calcext:value-type="float">
            <text:p>3056</text:p>
          </table:table-cell>
          <table:table-cell table:formula="of:=[.O190]-[.O189]" office:value-type="float" office:value="8" calcext:value-type="float">
            <text:p>8</text:p>
          </table:table-cell>
          <table:table-cell table:formula="of:=[.$B$44]+[.$B$46]*([.O190]-[.$B$45])/[.$B$47]" office:value-type="float" office:value="15.745" calcext:value-type="float">
            <text:p>15.745</text:p>
          </table:table-cell>
          <table:table-cell table:formula="of:=TRUNC([.Q190];2)" office:value-type="float" office:value="15.74" calcext:value-type="float">
            <text:p>15.74</text:p>
          </table:table-cell>
          <table:table-cell table:formula="of:=[.R190]-[.K190]" office:value-type="float" office:value="-0.0050000000000292" calcext:value-type="float">
            <text:p>-0.005000000000029</text:p>
          </table:table-cell>
          <table:table-cell table:number-columns-repeated="1005"/>
        </table:table-row>
        <table:table-row table:style-name="ro1">
          <table:table-cell table:formula="of:=[.A190]-[.$B$46]" office:value-type="float" office:value="-16.132" calcext:value-type="float">
            <text:p>-16.132</text:p>
          </table:table-cell>
          <table:table-cell table:formula="of:=((0.01*[.A191]/[.$F$4])+(1.25/[.$F$4])*(([.$F$3]+[.$F$4])/([.$F$5]+[.$F$3])))*1000" office:value-type="float" office:value="7.55592592592592" calcext:value-type="float">
            <text:p>7.55592592592592</text:p>
          </table:table-cell>
          <table:table-cell table:formula="of:=ROUND((([.B191]/1000)*[.$F$10]*[.$H$12])-[.$H$11];5)" office:value-type="float" office:value="0.84909" calcext:value-type="float">
            <text:p>0.84909</text:p>
          </table:table-cell>
          <table:table-cell table:formula="of:=INT([.C191]/([.$F$20]/[.$G$21]))" office:value-type="float" office:value="1053" calcext:value-type="float">
            <text:p>1053</text:p>
          </table:table-cell>
          <table:table-cell table:formula="of:=[.$G$22]*INT([.C191]/([.$G$22]*[.$F$20]/[.$G$21]))" office:value-type="float" office:value="1048" calcext:value-type="float">
            <text:p>1048</text:p>
          </table:table-cell>
          <table:table-cell table:formula="of:=[.E190]-[.E191]" office:value-type="float" office:value="8" calcext:value-type="float">
            <text:p>8</text:p>
          </table:table-cell>
          <table:table-cell table:formula="of:=[.$B$44]+[.$B$46]*([.E191]-[.$B$45])/[.$B$47]" office:value-type="float" office:value="-16.132" calcext:value-type="float">
            <text:p>-16.132</text:p>
          </table:table-cell>
          <table:table-cell table:formula="of:=TRUNC([.G191];2)" office:value-type="float" office:value="-16.13" calcext:value-type="float">
            <text:p>-16.13</text:p>
          </table:table-cell>
          <table:table-cell table:formula="of:=[.H191]-[.A191]" office:value-type="float" office:value="0.00200000000003087" calcext:value-type="float">
            <text:p>0.002000000000031</text:p>
          </table:table-cell>
          <table:table-cell/>
          <table:table-cell table:formula="of:=[.K190]+[.$B$46]" office:value-type="float" office:value="15.872" calcext:value-type="float">
            <text:p>15.872</text:p>
          </table:table-cell>
          <table:table-cell table:formula="of:=((0.01*[.K191]/[.$F$4])+(1.25/[.$F$4])*(([.$F$3]+[.$F$4])/([.$F$5]+[.$F$3])))*1000" office:value-type="float" office:value="16.4459259259259" calcext:value-type="float">
            <text:p>16.4459259259259</text:p>
          </table:table-cell>
          <table:table-cell table:formula="of:=ROUND((([.L191]/1000)*[.$F$10]*[.$H$12])-[.$H$11];5)" office:value-type="float" office:value="2.47354" calcext:value-type="float">
            <text:p>2.47354</text:p>
          </table:table-cell>
          <table:table-cell table:formula="of:=INT([.M191]/([.$F$20]/[.$G$21]))" office:value-type="float" office:value="3070" calcext:value-type="float">
            <text:p>3070</text:p>
          </table:table-cell>
          <table:table-cell table:formula="of:=[.$G$22]*INT([.M191]/([.$G$22]*[.$F$20]/[.$G$21]))" office:value-type="float" office:value="3064" calcext:value-type="float">
            <text:p>3064</text:p>
          </table:table-cell>
          <table:table-cell table:formula="of:=[.O191]-[.O190]" office:value-type="float" office:value="8" calcext:value-type="float">
            <text:p>8</text:p>
          </table:table-cell>
          <table:table-cell table:formula="of:=[.$B$44]+[.$B$46]*([.O191]-[.$B$45])/[.$B$47]" office:value-type="float" office:value="15.872" calcext:value-type="float">
            <text:p>15.872</text:p>
          </table:table-cell>
          <table:table-cell table:formula="of:=TRUNC([.Q191];2)" office:value-type="float" office:value="15.87" calcext:value-type="float">
            <text:p>15.87</text:p>
          </table:table-cell>
          <table:table-cell table:formula="of:=[.R191]-[.K191]" office:value-type="float" office:value="-0.00200000000003087" calcext:value-type="float">
            <text:p>-0.002000000000031</text:p>
          </table:table-cell>
          <table:table-cell table:number-columns-repeated="1005"/>
        </table:table-row>
        <table:table-row table:style-name="ro1">
          <table:table-cell table:formula="of:=[.A191]-[.$B$46]" office:value-type="float" office:value="-16.259" calcext:value-type="float">
            <text:p>-16.259</text:p>
          </table:table-cell>
          <table:table-cell table:formula="of:=((0.01*[.A192]/[.$F$4])+(1.25/[.$F$4])*(([.$F$3]+[.$F$4])/([.$F$5]+[.$F$3])))*1000" office:value-type="float" office:value="7.52064814814814" calcext:value-type="float">
            <text:p>7.52064814814814</text:p>
          </table:table-cell>
          <table:table-cell table:formula="of:=ROUND((([.B192]/1000)*[.$F$10]*[.$H$12])-[.$H$11];5)" office:value-type="float" office:value="0.84264" calcext:value-type="float">
            <text:p>0.84264</text:p>
          </table:table-cell>
          <table:table-cell table:formula="of:=INT([.C192]/([.$F$20]/[.$G$21]))" office:value-type="float" office:value="1045" calcext:value-type="float">
            <text:p>1045</text:p>
          </table:table-cell>
          <table:table-cell table:formula="of:=[.$G$22]*INT([.C192]/([.$G$22]*[.$F$20]/[.$G$21]))" office:value-type="float" office:value="1040" calcext:value-type="float">
            <text:p>1040</text:p>
          </table:table-cell>
          <table:table-cell table:formula="of:=[.E191]-[.E192]" office:value-type="float" office:value="8" calcext:value-type="float">
            <text:p>8</text:p>
          </table:table-cell>
          <table:table-cell table:formula="of:=[.$B$44]+[.$B$46]*([.E192]-[.$B$45])/[.$B$47]" office:value-type="float" office:value="-16.259" calcext:value-type="float">
            <text:p>-16.259</text:p>
          </table:table-cell>
          <table:table-cell table:formula="of:=TRUNC([.G192];2)" office:value-type="float" office:value="-16.25" calcext:value-type="float">
            <text:p>-16.25</text:p>
          </table:table-cell>
          <table:table-cell table:formula="of:=[.H192]-[.A192]" office:value-type="float" office:value="0.00900000000002876" calcext:value-type="float">
            <text:p>0.009000000000029</text:p>
          </table:table-cell>
          <table:table-cell/>
          <table:table-cell table:formula="of:=[.K191]+[.$B$46]" office:value-type="float" office:value="15.999" calcext:value-type="float">
            <text:p>15.999</text:p>
          </table:table-cell>
          <table:table-cell table:formula="of:=((0.01*[.K192]/[.$F$4])+(1.25/[.$F$4])*(([.$F$3]+[.$F$4])/([.$F$5]+[.$F$3])))*1000" office:value-type="float" office:value="16.4812037037037" calcext:value-type="float">
            <text:p>16.4812037037037</text:p>
          </table:table-cell>
          <table:table-cell table:formula="of:=ROUND((([.L192]/1000)*[.$F$10]*[.$H$12])-[.$H$11];5)" office:value-type="float" office:value="2.47999" calcext:value-type="float">
            <text:p>2.47999</text:p>
          </table:table-cell>
          <table:table-cell table:formula="of:=INT([.M192]/([.$F$20]/[.$G$21]))" office:value-type="float" office:value="3078" calcext:value-type="float">
            <text:p>3078</text:p>
          </table:table-cell>
          <table:table-cell table:formula="of:=[.$G$22]*INT([.M192]/([.$G$22]*[.$F$20]/[.$G$21]))" office:value-type="float" office:value="3072" calcext:value-type="float">
            <text:p>3072</text:p>
          </table:table-cell>
          <table:table-cell table:formula="of:=[.O192]-[.O191]" office:value-type="float" office:value="8" calcext:value-type="float">
            <text:p>8</text:p>
          </table:table-cell>
          <table:table-cell table:formula="of:=[.$B$44]+[.$B$46]*([.O192]-[.$B$45])/[.$B$47]" office:value-type="float" office:value="15.999" calcext:value-type="float">
            <text:p>15.999</text:p>
          </table:table-cell>
          <table:table-cell table:formula="of:=TRUNC([.Q192];2)" office:value-type="float" office:value="15.99" calcext:value-type="float">
            <text:p>15.99</text:p>
          </table:table-cell>
          <table:table-cell table:formula="of:=[.R192]-[.K192]" office:value-type="float" office:value="-0.00900000000003054" calcext:value-type="float">
            <text:p>-0.009000000000031</text:p>
          </table:table-cell>
          <table:table-cell table:number-columns-repeated="1005"/>
        </table:table-row>
        <table:table-row table:style-name="ro1">
          <table:table-cell table:formula="of:=[.A192]-[.$B$46]" office:value-type="float" office:value="-16.386" calcext:value-type="float">
            <text:p>-16.386</text:p>
          </table:table-cell>
          <table:table-cell table:formula="of:=((0.01*[.A193]/[.$F$4])+(1.25/[.$F$4])*(([.$F$3]+[.$F$4])/([.$F$5]+[.$F$3])))*1000" office:value-type="float" office:value="7.48537037037036" calcext:value-type="float">
            <text:p>7.48537037037036</text:p>
          </table:table-cell>
          <table:table-cell table:formula="of:=ROUND((([.B193]/1000)*[.$F$10]*[.$H$12])-[.$H$11];5)" office:value-type="float" office:value="0.83619" calcext:value-type="float">
            <text:p>0.83619</text:p>
          </table:table-cell>
          <table:table-cell table:formula="of:=INT([.C193]/([.$F$20]/[.$G$21]))" office:value-type="float" office:value="1037" calcext:value-type="float">
            <text:p>1037</text:p>
          </table:table-cell>
          <table:table-cell table:formula="of:=[.$G$22]*INT([.C193]/([.$G$22]*[.$F$20]/[.$G$21]))" office:value-type="float" office:value="1032" calcext:value-type="float">
            <text:p>1032</text:p>
          </table:table-cell>
          <table:table-cell table:formula="of:=[.E192]-[.E193]" office:value-type="float" office:value="8" calcext:value-type="float">
            <text:p>8</text:p>
          </table:table-cell>
          <table:table-cell table:formula="of:=[.$B$44]+[.$B$46]*([.E193]-[.$B$45])/[.$B$47]" office:value-type="float" office:value="-16.386" calcext:value-type="float">
            <text:p>-16.386</text:p>
          </table:table-cell>
          <table:table-cell table:formula="of:=TRUNC([.G193];2)" office:value-type="float" office:value="-16.38" calcext:value-type="float">
            <text:p>-16.38</text:p>
          </table:table-cell>
          <table:table-cell table:formula="of:=[.H193]-[.A193]" office:value-type="float" office:value="0.00600000000002865" calcext:value-type="float">
            <text:p>0.006000000000029</text:p>
          </table:table-cell>
          <table:table-cell/>
          <table:table-cell table:formula="of:=[.K192]+[.$B$46]" office:value-type="float" office:value="16.126" calcext:value-type="float">
            <text:p>16.126</text:p>
          </table:table-cell>
          <table:table-cell table:formula="of:=((0.01*[.K193]/[.$F$4])+(1.25/[.$F$4])*(([.$F$3]+[.$F$4])/([.$F$5]+[.$F$3])))*1000" office:value-type="float" office:value="16.5164814814815" calcext:value-type="float">
            <text:p>16.5164814814815</text:p>
          </table:table-cell>
          <table:table-cell table:formula="of:=ROUND((([.L193]/1000)*[.$F$10]*[.$H$12])-[.$H$11];5)" office:value-type="float" office:value="2.48644" calcext:value-type="float">
            <text:p>2.48644</text:p>
          </table:table-cell>
          <table:table-cell table:formula="of:=INT([.M193]/([.$F$20]/[.$G$21]))" office:value-type="float" office:value="3086" calcext:value-type="float">
            <text:p>3086</text:p>
          </table:table-cell>
          <table:table-cell table:formula="of:=[.$G$22]*INT([.M193]/([.$G$22]*[.$F$20]/[.$G$21]))" office:value-type="float" office:value="3080" calcext:value-type="float">
            <text:p>3080</text:p>
          </table:table-cell>
          <table:table-cell table:formula="of:=[.O193]-[.O192]" office:value-type="float" office:value="8" calcext:value-type="float">
            <text:p>8</text:p>
          </table:table-cell>
          <table:table-cell table:formula="of:=[.$B$44]+[.$B$46]*([.O193]-[.$B$45])/[.$B$47]" office:value-type="float" office:value="16.126" calcext:value-type="float">
            <text:p>16.126</text:p>
          </table:table-cell>
          <table:table-cell table:formula="of:=TRUNC([.Q193];2)" office:value-type="float" office:value="16.12" calcext:value-type="float">
            <text:p>16.12</text:p>
          </table:table-cell>
          <table:table-cell table:formula="of:=[.R193]-[.K193]" office:value-type="float" office:value="-0.00600000000002865" calcext:value-type="float">
            <text:p>-0.006000000000029</text:p>
          </table:table-cell>
          <table:table-cell table:number-columns-repeated="1005"/>
        </table:table-row>
        <table:table-row table:style-name="ro1">
          <table:table-cell table:formula="of:=[.A193]-[.$B$46]" office:value-type="float" office:value="-16.513" calcext:value-type="float">
            <text:p>-16.513</text:p>
          </table:table-cell>
          <table:table-cell table:formula="of:=((0.01*[.A194]/[.$F$4])+(1.25/[.$F$4])*(([.$F$3]+[.$F$4])/([.$F$5]+[.$F$3])))*1000" office:value-type="float" office:value="7.45009259259259" calcext:value-type="float">
            <text:p>7.45009259259259</text:p>
          </table:table-cell>
          <table:table-cell table:formula="of:=ROUND((([.B194]/1000)*[.$F$10]*[.$H$12])-[.$H$11];5)" office:value-type="float" office:value="0.82975" calcext:value-type="float">
            <text:p>0.82975</text:p>
          </table:table-cell>
          <table:table-cell table:formula="of:=INT([.C194]/([.$F$20]/[.$G$21]))" office:value-type="float" office:value="1029" calcext:value-type="float">
            <text:p>1029</text:p>
          </table:table-cell>
          <table:table-cell table:formula="of:=[.$G$22]*INT([.C194]/([.$G$22]*[.$F$20]/[.$G$21]))" office:value-type="float" office:value="1024" calcext:value-type="float">
            <text:p>1024</text:p>
          </table:table-cell>
          <table:table-cell table:formula="of:=[.E193]-[.E194]" office:value-type="float" office:value="8" calcext:value-type="float">
            <text:p>8</text:p>
          </table:table-cell>
          <table:table-cell table:formula="of:=[.$B$44]+[.$B$46]*([.E194]-[.$B$45])/[.$B$47]" office:value-type="float" office:value="-16.513" calcext:value-type="float">
            <text:p>-16.513</text:p>
          </table:table-cell>
          <table:table-cell table:formula="of:=TRUNC([.G194];2)" office:value-type="float" office:value="-16.51" calcext:value-type="float">
            <text:p>-16.51</text:p>
          </table:table-cell>
          <table:table-cell table:formula="of:=[.H194]-[.A194]" office:value-type="float" office:value="0.00300000000002498" calcext:value-type="float">
            <text:p>0.003000000000025</text:p>
          </table:table-cell>
          <table:table-cell/>
          <table:table-cell table:formula="of:=[.K193]+[.$B$46]" office:value-type="float" office:value="16.253" calcext:value-type="float">
            <text:p>16.253</text:p>
          </table:table-cell>
          <table:table-cell table:formula="of:=((0.01*[.K194]/[.$F$4])+(1.25/[.$F$4])*(([.$F$3]+[.$F$4])/([.$F$5]+[.$F$3])))*1000" office:value-type="float" office:value="16.5517592592593" calcext:value-type="float">
            <text:p>16.5517592592593</text:p>
          </table:table-cell>
          <table:table-cell table:formula="of:=ROUND((([.L194]/1000)*[.$F$10]*[.$H$12])-[.$H$11];5)" office:value-type="float" office:value="2.49288" calcext:value-type="float">
            <text:p>2.49288</text:p>
          </table:table-cell>
          <table:table-cell table:formula="of:=INT([.M194]/([.$F$20]/[.$G$21]))" office:value-type="float" office:value="3094" calcext:value-type="float">
            <text:p>3094</text:p>
          </table:table-cell>
          <table:table-cell table:formula="of:=[.$G$22]*INT([.M194]/([.$G$22]*[.$F$20]/[.$G$21]))" office:value-type="float" office:value="3088" calcext:value-type="float">
            <text:p>3088</text:p>
          </table:table-cell>
          <table:table-cell table:formula="of:=[.O194]-[.O193]" office:value-type="float" office:value="8" calcext:value-type="float">
            <text:p>8</text:p>
          </table:table-cell>
          <table:table-cell table:formula="of:=[.$B$44]+[.$B$46]*([.O194]-[.$B$45])/[.$B$47]" office:value-type="float" office:value="16.253" calcext:value-type="float">
            <text:p>16.253</text:p>
          </table:table-cell>
          <table:table-cell table:formula="of:=TRUNC([.Q194];2)" office:value-type="float" office:value="16.25" calcext:value-type="float">
            <text:p>16.25</text:p>
          </table:table-cell>
          <table:table-cell table:formula="of:=[.R194]-[.K194]" office:value-type="float" office:value="-0.00300000000002854" calcext:value-type="float">
            <text:p>-0.003000000000029</text:p>
          </table:table-cell>
          <table:table-cell table:number-columns-repeated="1005"/>
        </table:table-row>
        <table:table-row table:style-name="ro1">
          <table:table-cell table:formula="of:=[.A194]-[.$B$46]" office:value-type="float" office:value="-16.64" calcext:value-type="float">
            <text:p>-16.64</text:p>
          </table:table-cell>
          <table:table-cell table:formula="of:=((0.01*[.A195]/[.$F$4])+(1.25/[.$F$4])*(([.$F$3]+[.$F$4])/([.$F$5]+[.$F$3])))*1000" office:value-type="float" office:value="7.41481481481481" calcext:value-type="float">
            <text:p>7.41481481481481</text:p>
          </table:table-cell>
          <table:table-cell table:formula="of:=ROUND((([.B195]/1000)*[.$F$10]*[.$H$12])-[.$H$11];5)" office:value-type="float" office:value="0.8233" calcext:value-type="float">
            <text:p>0.8233</text:p>
          </table:table-cell>
          <table:table-cell table:formula="of:=INT([.C195]/([.$F$20]/[.$G$21]))" office:value-type="float" office:value="1021" calcext:value-type="float">
            <text:p>1021</text:p>
          </table:table-cell>
          <table:table-cell table:formula="of:=[.$G$22]*INT([.C195]/([.$G$22]*[.$F$20]/[.$G$21]))" office:value-type="float" office:value="1016" calcext:value-type="float">
            <text:p>1016</text:p>
          </table:table-cell>
          <table:table-cell table:formula="of:=[.E194]-[.E195]" office:value-type="float" office:value="8" calcext:value-type="float">
            <text:p>8</text:p>
          </table:table-cell>
          <table:table-cell table:formula="of:=[.$B$44]+[.$B$46]*([.E195]-[.$B$45])/[.$B$47]" office:value-type="float" office:value="-16.64" calcext:value-type="float">
            <text:p>-16.64</text:p>
          </table:table-cell>
          <table:table-cell table:formula="of:=TRUNC([.G195];2)" office:value-type="float" office:value="-16.64" calcext:value-type="float">
            <text:p>-16.64</text:p>
          </table:table-cell>
          <table:table-cell table:formula="of:=[.H195]-[.A195]" office:value-type="float" office:value="0" calcext:value-type="float">
            <text:p>0</text:p>
          </table:table-cell>
          <table:table-cell/>
          <table:table-cell table:formula="of:=[.K194]+[.$B$46]" office:value-type="float" office:value="16.38" calcext:value-type="float">
            <text:p>16.38</text:p>
          </table:table-cell>
          <table:table-cell table:formula="of:=((0.01*[.K195]/[.$F$4])+(1.25/[.$F$4])*(([.$F$3]+[.$F$4])/([.$F$5]+[.$F$3])))*1000" office:value-type="float" office:value="16.587037037037" calcext:value-type="float">
            <text:p>16.587037037037</text:p>
          </table:table-cell>
          <table:table-cell table:formula="of:=ROUND((([.L195]/1000)*[.$F$10]*[.$H$12])-[.$H$11];5)" office:value-type="float" office:value="2.49933" calcext:value-type="float">
            <text:p>2.49933</text:p>
          </table:table-cell>
          <table:table-cell table:formula="of:=INT([.M195]/([.$F$20]/[.$G$21]))" office:value-type="float" office:value="3102" calcext:value-type="float">
            <text:p>3102</text:p>
          </table:table-cell>
          <table:table-cell table:formula="of:=[.$G$22]*INT([.M195]/([.$G$22]*[.$F$20]/[.$G$21]))" office:value-type="float" office:value="3096" calcext:value-type="float">
            <text:p>3096</text:p>
          </table:table-cell>
          <table:table-cell table:formula="of:=[.O195]-[.O194]" office:value-type="float" office:value="8" calcext:value-type="float">
            <text:p>8</text:p>
          </table:table-cell>
          <table:table-cell table:formula="of:=[.$B$44]+[.$B$46]*([.O195]-[.$B$45])/[.$B$47]" office:value-type="float" office:value="16.38" calcext:value-type="float">
            <text:p>16.38</text:p>
          </table:table-cell>
          <table:table-cell table:formula="of:=TRUNC([.Q195];2)" office:value-type="float" office:value="16.38" calcext:value-type="float">
            <text:p>16.38</text:p>
          </table:table-cell>
          <table:table-cell table:formula="of:=[.R195]-[.K19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195]-[.$B$46]" office:value-type="float" office:value="-16.767" calcext:value-type="float">
            <text:p>-16.767</text:p>
          </table:table-cell>
          <table:table-cell table:formula="of:=((0.01*[.A196]/[.$F$4])+(1.25/[.$F$4])*(([.$F$3]+[.$F$4])/([.$F$5]+[.$F$3])))*1000" office:value-type="float" office:value="7.37953703703703" calcext:value-type="float">
            <text:p>7.37953703703703</text:p>
          </table:table-cell>
          <table:table-cell table:formula="of:=ROUND((([.B196]/1000)*[.$F$10]*[.$H$12])-[.$H$11];5)" office:value-type="float" office:value="0.81685" calcext:value-type="float">
            <text:p>0.81685</text:p>
          </table:table-cell>
          <table:table-cell table:formula="of:=INT([.C196]/([.$F$20]/[.$G$21]))" office:value-type="float" office:value="1013" calcext:value-type="float">
            <text:p>1013</text:p>
          </table:table-cell>
          <table:table-cell table:formula="of:=[.$G$22]*INT([.C196]/([.$G$22]*[.$F$20]/[.$G$21]))" office:value-type="float" office:value="1008" calcext:value-type="float">
            <text:p>1008</text:p>
          </table:table-cell>
          <table:table-cell table:formula="of:=[.E195]-[.E196]" office:value-type="float" office:value="8" calcext:value-type="float">
            <text:p>8</text:p>
          </table:table-cell>
          <table:table-cell table:formula="of:=[.$B$44]+[.$B$46]*([.E196]-[.$B$45])/[.$B$47]" office:value-type="float" office:value="-16.767" calcext:value-type="float">
            <text:p>-16.767</text:p>
          </table:table-cell>
          <table:table-cell table:formula="of:=TRUNC([.G196];2)" office:value-type="float" office:value="-16.76" calcext:value-type="float">
            <text:p>-16.76</text:p>
          </table:table-cell>
          <table:table-cell table:formula="of:=[.H196]-[.A196]" office:value-type="float" office:value="0.00700000000002277" calcext:value-type="float">
            <text:p>0.007000000000023</text:p>
          </table:table-cell>
          <table:table-cell/>
          <table:table-cell table:formula="of:=[.K195]+[.$B$46]" office:value-type="float" office:value="16.507" calcext:value-type="float">
            <text:p>16.507</text:p>
          </table:table-cell>
          <table:table-cell table:formula="of:=((0.01*[.K196]/[.$F$4])+(1.25/[.$F$4])*(([.$F$3]+[.$F$4])/([.$F$5]+[.$F$3])))*1000" office:value-type="float" office:value="16.6223148148148" calcext:value-type="float">
            <text:p>16.6223148148148</text:p>
          </table:table-cell>
          <table:table-cell table:formula="of:=ROUND((([.L196]/1000)*[.$F$10]*[.$H$12])-[.$H$11];5)" office:value-type="float" office:value="2.50578" calcext:value-type="float">
            <text:p>2.50578</text:p>
          </table:table-cell>
          <table:table-cell table:formula="of:=INT([.M196]/([.$F$20]/[.$G$21]))" office:value-type="float" office:value="3110" calcext:value-type="float">
            <text:p>3110</text:p>
          </table:table-cell>
          <table:table-cell table:formula="of:=[.$G$22]*INT([.M196]/([.$G$22]*[.$F$20]/[.$G$21]))" office:value-type="float" office:value="3104" calcext:value-type="float">
            <text:p>3104</text:p>
          </table:table-cell>
          <table:table-cell table:formula="of:=[.O196]-[.O195]" office:value-type="float" office:value="8" calcext:value-type="float">
            <text:p>8</text:p>
          </table:table-cell>
          <table:table-cell table:formula="of:=[.$B$44]+[.$B$46]*([.O196]-[.$B$45])/[.$B$47]" office:value-type="float" office:value="16.507" calcext:value-type="float">
            <text:p>16.507</text:p>
          </table:table-cell>
          <table:table-cell table:formula="of:=TRUNC([.Q196];2)" office:value-type="float" office:value="16.5" calcext:value-type="float">
            <text:p>16.5</text:p>
          </table:table-cell>
          <table:table-cell table:formula="of:=[.R196]-[.K196]" office:value-type="float" office:value="-0.00700000000002632" calcext:value-type="float">
            <text:p>-0.007000000000026</text:p>
          </table:table-cell>
          <table:table-cell table:number-columns-repeated="1005"/>
        </table:table-row>
        <table:table-row table:style-name="ro1">
          <table:table-cell table:formula="of:=[.A196]-[.$B$46]" office:value-type="float" office:value="-16.894" calcext:value-type="float">
            <text:p>-16.894</text:p>
          </table:table-cell>
          <table:table-cell table:formula="of:=((0.01*[.A197]/[.$F$4])+(1.25/[.$F$4])*(([.$F$3]+[.$F$4])/([.$F$5]+[.$F$3])))*1000" office:value-type="float" office:value="7.34425925925925" calcext:value-type="float">
            <text:p>7.34425925925925</text:p>
          </table:table-cell>
          <table:table-cell table:formula="of:=ROUND((([.B197]/1000)*[.$F$10]*[.$H$12])-[.$H$11];5)" office:value-type="float" office:value="0.81041" calcext:value-type="float">
            <text:p>0.81041</text:p>
          </table:table-cell>
          <table:table-cell table:formula="of:=INT([.C197]/([.$F$20]/[.$G$21]))" office:value-type="float" office:value="1005" calcext:value-type="float">
            <text:p>1005</text:p>
          </table:table-cell>
          <table:table-cell table:formula="of:=[.$G$22]*INT([.C197]/([.$G$22]*[.$F$20]/[.$G$21]))" office:value-type="float" office:value="1000" calcext:value-type="float">
            <text:p>1000</text:p>
          </table:table-cell>
          <table:table-cell table:formula="of:=[.E196]-[.E197]" office:value-type="float" office:value="8" calcext:value-type="float">
            <text:p>8</text:p>
          </table:table-cell>
          <table:table-cell table:formula="of:=[.$B$44]+[.$B$46]*([.E197]-[.$B$45])/[.$B$47]" office:value-type="float" office:value="-16.894" calcext:value-type="float">
            <text:p>-16.894</text:p>
          </table:table-cell>
          <table:table-cell table:formula="of:=TRUNC([.G197];2)" office:value-type="float" office:value="-16.89" calcext:value-type="float">
            <text:p>-16.89</text:p>
          </table:table-cell>
          <table:table-cell table:formula="of:=[.H197]-[.A197]" office:value-type="float" office:value="0.00400000000002265" calcext:value-type="float">
            <text:p>0.004000000000023</text:p>
          </table:table-cell>
          <table:table-cell/>
          <table:table-cell table:formula="of:=[.K196]+[.$B$46]" office:value-type="float" office:value="16.634" calcext:value-type="float">
            <text:p>16.634</text:p>
          </table:table-cell>
          <table:table-cell table:formula="of:=((0.01*[.K197]/[.$F$4])+(1.25/[.$F$4])*(([.$F$3]+[.$F$4])/([.$F$5]+[.$F$3])))*1000" office:value-type="float" office:value="16.6575925925926" calcext:value-type="float">
            <text:p>16.6575925925926</text:p>
          </table:table-cell>
          <table:table-cell table:formula="of:=ROUND((([.L197]/1000)*[.$F$10]*[.$H$12])-[.$H$11];5)" office:value-type="float" office:value="2.51222" calcext:value-type="float">
            <text:p>2.51222</text:p>
          </table:table-cell>
          <table:table-cell table:formula="of:=INT([.M197]/([.$F$20]/[.$G$21]))" office:value-type="float" office:value="3118" calcext:value-type="float">
            <text:p>3118</text:p>
          </table:table-cell>
          <table:table-cell table:formula="of:=[.$G$22]*INT([.M197]/([.$G$22]*[.$F$20]/[.$G$21]))" office:value-type="float" office:value="3112" calcext:value-type="float">
            <text:p>3112</text:p>
          </table:table-cell>
          <table:table-cell table:formula="of:=[.O197]-[.O196]" office:value-type="float" office:value="8" calcext:value-type="float">
            <text:p>8</text:p>
          </table:table-cell>
          <table:table-cell table:formula="of:=[.$B$44]+[.$B$46]*([.O197]-[.$B$45])/[.$B$47]" office:value-type="float" office:value="16.634" calcext:value-type="float">
            <text:p>16.634</text:p>
          </table:table-cell>
          <table:table-cell table:formula="of:=TRUNC([.Q197];2)" office:value-type="float" office:value="16.63" calcext:value-type="float">
            <text:p>16.63</text:p>
          </table:table-cell>
          <table:table-cell table:formula="of:=[.R197]-[.K197]" office:value-type="float" office:value="-0.00400000000002621" calcext:value-type="float">
            <text:p>-0.004000000000026</text:p>
          </table:table-cell>
          <table:table-cell table:number-columns-repeated="1005"/>
        </table:table-row>
        <table:table-row table:style-name="ro1">
          <table:table-cell table:formula="of:=[.A197]-[.$B$46]" office:value-type="float" office:value="-17.021" calcext:value-type="float">
            <text:p>-17.021</text:p>
          </table:table-cell>
          <table:table-cell table:formula="of:=((0.01*[.A198]/[.$F$4])+(1.25/[.$F$4])*(([.$F$3]+[.$F$4])/([.$F$5]+[.$F$3])))*1000" office:value-type="float" office:value="7.30898148148148" calcext:value-type="float">
            <text:p>7.30898148148148</text:p>
          </table:table-cell>
          <table:table-cell table:formula="of:=ROUND((([.B198]/1000)*[.$F$10]*[.$H$12])-[.$H$11];5)" office:value-type="float" office:value="0.80396" calcext:value-type="float">
            <text:p>0.80396</text:p>
          </table:table-cell>
          <table:table-cell table:formula="of:=INT([.C198]/([.$F$20]/[.$G$21]))" office:value-type="float" office:value="997" calcext:value-type="float">
            <text:p>997</text:p>
          </table:table-cell>
          <table:table-cell table:formula="of:=[.$G$22]*INT([.C198]/([.$G$22]*[.$F$20]/[.$G$21]))" office:value-type="float" office:value="992" calcext:value-type="float">
            <text:p>992</text:p>
          </table:table-cell>
          <table:table-cell table:formula="of:=[.E197]-[.E198]" office:value-type="float" office:value="8" calcext:value-type="float">
            <text:p>8</text:p>
          </table:table-cell>
          <table:table-cell table:formula="of:=[.$B$44]+[.$B$46]*([.E198]-[.$B$45])/[.$B$47]" office:value-type="float" office:value="-17.021" calcext:value-type="float">
            <text:p>-17.021</text:p>
          </table:table-cell>
          <table:table-cell table:formula="of:=TRUNC([.G198];2)" office:value-type="float" office:value="-17.02" calcext:value-type="float">
            <text:p>-17.02</text:p>
          </table:table-cell>
          <table:table-cell table:formula="of:=[.H198]-[.A198]" office:value-type="float" office:value="0.00100000000002254" calcext:value-type="float">
            <text:p>0.001000000000023</text:p>
          </table:table-cell>
          <table:table-cell/>
          <table:table-cell table:formula="of:=[.K197]+[.$B$46]" office:value-type="float" office:value="16.761" calcext:value-type="float">
            <text:p>16.761</text:p>
          </table:table-cell>
          <table:table-cell table:formula="of:=((0.01*[.K198]/[.$F$4])+(1.25/[.$F$4])*(([.$F$3]+[.$F$4])/([.$F$5]+[.$F$3])))*1000" office:value-type="float" office:value="16.6928703703704" calcext:value-type="float">
            <text:p>16.6928703703704</text:p>
          </table:table-cell>
          <table:table-cell table:formula="of:=ROUND((([.L198]/1000)*[.$F$10]*[.$H$12])-[.$H$11];5)" office:value-type="float" office:value="2.51867" calcext:value-type="float">
            <text:p>2.51867</text:p>
          </table:table-cell>
          <table:table-cell table:formula="of:=INT([.M198]/([.$F$20]/[.$G$21]))" office:value-type="float" office:value="3126" calcext:value-type="float">
            <text:p>3126</text:p>
          </table:table-cell>
          <table:table-cell table:formula="of:=[.$G$22]*INT([.M198]/([.$G$22]*[.$F$20]/[.$G$21]))" office:value-type="float" office:value="3120" calcext:value-type="float">
            <text:p>3120</text:p>
          </table:table-cell>
          <table:table-cell table:formula="of:=[.O198]-[.O197]" office:value-type="float" office:value="8" calcext:value-type="float">
            <text:p>8</text:p>
          </table:table-cell>
          <table:table-cell table:formula="of:=[.$B$44]+[.$B$46]*([.O198]-[.$B$45])/[.$B$47]" office:value-type="float" office:value="16.761" calcext:value-type="float">
            <text:p>16.761</text:p>
          </table:table-cell>
          <table:table-cell table:formula="of:=TRUNC([.Q198];2)" office:value-type="float" office:value="16.76" calcext:value-type="float">
            <text:p>16.76</text:p>
          </table:table-cell>
          <table:table-cell table:formula="of:=[.R198]-[.K198]" office:value-type="float" office:value="-0.00100000000002254" calcext:value-type="float">
            <text:p>-0.001000000000023</text:p>
          </table:table-cell>
          <table:table-cell table:number-columns-repeated="1005"/>
        </table:table-row>
        <table:table-row table:style-name="ro1">
          <table:table-cell table:formula="of:=[.A198]-[.$B$46]" office:value-type="float" office:value="-17.148" calcext:value-type="float">
            <text:p>-17.148</text:p>
          </table:table-cell>
          <table:table-cell table:formula="of:=((0.01*[.A199]/[.$F$4])+(1.25/[.$F$4])*(([.$F$3]+[.$F$4])/([.$F$5]+[.$F$3])))*1000" office:value-type="float" office:value="7.2737037037037" calcext:value-type="float">
            <text:p>7.2737037037037</text:p>
          </table:table-cell>
          <table:table-cell table:formula="of:=ROUND((([.B199]/1000)*[.$F$10]*[.$H$12])-[.$H$11];5)" office:value-type="float" office:value="0.79752" calcext:value-type="float">
            <text:p>0.79752</text:p>
          </table:table-cell>
          <table:table-cell table:formula="of:=INT([.C199]/([.$F$20]/[.$G$21]))" office:value-type="float" office:value="989" calcext:value-type="float">
            <text:p>989</text:p>
          </table:table-cell>
          <table:table-cell table:formula="of:=[.$G$22]*INT([.C199]/([.$G$22]*[.$F$20]/[.$G$21]))" office:value-type="float" office:value="984" calcext:value-type="float">
            <text:p>984</text:p>
          </table:table-cell>
          <table:table-cell table:formula="of:=[.E198]-[.E199]" office:value-type="float" office:value="8" calcext:value-type="float">
            <text:p>8</text:p>
          </table:table-cell>
          <table:table-cell table:formula="of:=[.$B$44]+[.$B$46]*([.E199]-[.$B$45])/[.$B$47]" office:value-type="float" office:value="-17.148" calcext:value-type="float">
            <text:p>-17.148</text:p>
          </table:table-cell>
          <table:table-cell table:formula="of:=TRUNC([.G199];2)" office:value-type="float" office:value="-17.14" calcext:value-type="float">
            <text:p>-17.14</text:p>
          </table:table-cell>
          <table:table-cell table:formula="of:=[.H199]-[.A199]" office:value-type="float" office:value="0.00800000000002044" calcext:value-type="float">
            <text:p>0.00800000000002</text:p>
          </table:table-cell>
          <table:table-cell/>
          <table:table-cell table:formula="of:=[.K198]+[.$B$46]" office:value-type="float" office:value="16.888" calcext:value-type="float">
            <text:p>16.888</text:p>
          </table:table-cell>
          <table:table-cell table:formula="of:=((0.01*[.K199]/[.$F$4])+(1.25/[.$F$4])*(([.$F$3]+[.$F$4])/([.$F$5]+[.$F$3])))*1000" office:value-type="float" office:value="16.7281481481482" calcext:value-type="float">
            <text:p>16.7281481481482</text:p>
          </table:table-cell>
          <table:table-cell table:formula="of:=ROUND((([.L199]/1000)*[.$F$10]*[.$H$12])-[.$H$11];5)" office:value-type="float" office:value="2.52512" calcext:value-type="float">
            <text:p>2.52512</text:p>
          </table:table-cell>
          <table:table-cell table:formula="of:=INT([.M199]/([.$F$20]/[.$G$21]))" office:value-type="float" office:value="3134" calcext:value-type="float">
            <text:p>3134</text:p>
          </table:table-cell>
          <table:table-cell table:formula="of:=[.$G$22]*INT([.M199]/([.$G$22]*[.$F$20]/[.$G$21]))" office:value-type="float" office:value="3128" calcext:value-type="float">
            <text:p>3128</text:p>
          </table:table-cell>
          <table:table-cell table:formula="of:=[.O199]-[.O198]" office:value-type="float" office:value="8" calcext:value-type="float">
            <text:p>8</text:p>
          </table:table-cell>
          <table:table-cell table:formula="of:=[.$B$44]+[.$B$46]*([.O199]-[.$B$45])/[.$B$47]" office:value-type="float" office:value="16.888" calcext:value-type="float">
            <text:p>16.888</text:p>
          </table:table-cell>
          <table:table-cell table:formula="of:=TRUNC([.Q199];2)" office:value-type="float" office:value="16.88" calcext:value-type="float">
            <text:p>16.88</text:p>
          </table:table-cell>
          <table:table-cell table:formula="of:=[.R199]-[.K199]" office:value-type="float" office:value="-0.00800000000002399" calcext:value-type="float">
            <text:p>-0.008000000000024</text:p>
          </table:table-cell>
          <table:table-cell table:number-columns-repeated="1005"/>
        </table:table-row>
        <table:table-row table:style-name="ro1">
          <table:table-cell table:formula="of:=[.A199]-[.$B$46]" office:value-type="float" office:value="-17.275" calcext:value-type="float">
            <text:p>-17.275</text:p>
          </table:table-cell>
          <table:table-cell table:formula="of:=((0.01*[.A200]/[.$F$4])+(1.25/[.$F$4])*(([.$F$3]+[.$F$4])/([.$F$5]+[.$F$3])))*1000" office:value-type="float" office:value="7.23842592592592" calcext:value-type="float">
            <text:p>7.23842592592592</text:p>
          </table:table-cell>
          <table:table-cell table:formula="of:=ROUND((([.B200]/1000)*[.$F$10]*[.$H$12])-[.$H$11];5)" office:value-type="float" office:value="0.79107" calcext:value-type="float">
            <text:p>0.79107</text:p>
          </table:table-cell>
          <table:table-cell table:formula="of:=INT([.C200]/([.$F$20]/[.$G$21]))" office:value-type="float" office:value="981" calcext:value-type="float">
            <text:p>981</text:p>
          </table:table-cell>
          <table:table-cell table:formula="of:=[.$G$22]*INT([.C200]/([.$G$22]*[.$F$20]/[.$G$21]))" office:value-type="float" office:value="976" calcext:value-type="float">
            <text:p>976</text:p>
          </table:table-cell>
          <table:table-cell table:formula="of:=[.E199]-[.E200]" office:value-type="float" office:value="8" calcext:value-type="float">
            <text:p>8</text:p>
          </table:table-cell>
          <table:table-cell table:formula="of:=[.$B$44]+[.$B$46]*([.E200]-[.$B$45])/[.$B$47]" office:value-type="float" office:value="-17.275" calcext:value-type="float">
            <text:p>-17.275</text:p>
          </table:table-cell>
          <table:table-cell table:formula="of:=TRUNC([.G200];2)" office:value-type="float" office:value="-17.27" calcext:value-type="float">
            <text:p>-17.27</text:p>
          </table:table-cell>
          <table:table-cell table:formula="of:=[.H200]-[.A200]" office:value-type="float" office:value="0.00500000000002032" calcext:value-type="float">
            <text:p>0.00500000000002</text:p>
          </table:table-cell>
          <table:table-cell/>
          <table:table-cell table:formula="of:=[.K199]+[.$B$46]" office:value-type="float" office:value="17.015" calcext:value-type="float">
            <text:p>17.015</text:p>
          </table:table-cell>
          <table:table-cell table:formula="of:=((0.01*[.K200]/[.$F$4])+(1.25/[.$F$4])*(([.$F$3]+[.$F$4])/([.$F$5]+[.$F$3])))*1000" office:value-type="float" office:value="16.7634259259259" calcext:value-type="float">
            <text:p>16.7634259259259</text:p>
          </table:table-cell>
          <table:table-cell table:formula="of:=ROUND((([.L200]/1000)*[.$F$10]*[.$H$12])-[.$H$11];5)" office:value-type="float" office:value="2.53156" calcext:value-type="float">
            <text:p>2.53156</text:p>
          </table:table-cell>
          <table:table-cell table:formula="of:=INT([.M200]/([.$F$20]/[.$G$21]))" office:value-type="float" office:value="3142" calcext:value-type="float">
            <text:p>3142</text:p>
          </table:table-cell>
          <table:table-cell table:formula="of:=[.$G$22]*INT([.M200]/([.$G$22]*[.$F$20]/[.$G$21]))" office:value-type="float" office:value="3136" calcext:value-type="float">
            <text:p>3136</text:p>
          </table:table-cell>
          <table:table-cell table:formula="of:=[.O200]-[.O199]" office:value-type="float" office:value="8" calcext:value-type="float">
            <text:p>8</text:p>
          </table:table-cell>
          <table:table-cell table:formula="of:=[.$B$44]+[.$B$46]*([.O200]-[.$B$45])/[.$B$47]" office:value-type="float" office:value="17.015" calcext:value-type="float">
            <text:p>17.015</text:p>
          </table:table-cell>
          <table:table-cell table:formula="of:=TRUNC([.Q200];2)" office:value-type="float" office:value="17.01" calcext:value-type="float">
            <text:p>17.01</text:p>
          </table:table-cell>
          <table:table-cell table:formula="of:=[.R200]-[.K200]" office:value-type="float" office:value="-0.00500000000002032" calcext:value-type="float">
            <text:p>-0.00500000000002</text:p>
          </table:table-cell>
          <table:table-cell table:number-columns-repeated="1005"/>
        </table:table-row>
        <table:table-row table:style-name="ro1">
          <table:table-cell table:formula="of:=[.A200]-[.$B$46]" office:value-type="float" office:value="-17.402" calcext:value-type="float">
            <text:p>-17.402</text:p>
          </table:table-cell>
          <table:table-cell table:formula="of:=((0.01*[.A201]/[.$F$4])+(1.25/[.$F$4])*(([.$F$3]+[.$F$4])/([.$F$5]+[.$F$3])))*1000" office:value-type="float" office:value="7.20314814814814" calcext:value-type="float">
            <text:p>7.20314814814814</text:p>
          </table:table-cell>
          <table:table-cell table:formula="of:=ROUND((([.B201]/1000)*[.$F$10]*[.$H$12])-[.$H$11];5)" office:value-type="float" office:value="0.78462" calcext:value-type="float">
            <text:p>0.78462</text:p>
          </table:table-cell>
          <table:table-cell table:formula="of:=INT([.C201]/([.$F$20]/[.$G$21]))" office:value-type="float" office:value="973" calcext:value-type="float">
            <text:p>973</text:p>
          </table:table-cell>
          <table:table-cell table:formula="of:=[.$G$22]*INT([.C201]/([.$G$22]*[.$F$20]/[.$G$21]))" office:value-type="float" office:value="968" calcext:value-type="float">
            <text:p>968</text:p>
          </table:table-cell>
          <table:table-cell table:formula="of:=[.E200]-[.E201]" office:value-type="float" office:value="8" calcext:value-type="float">
            <text:p>8</text:p>
          </table:table-cell>
          <table:table-cell table:formula="of:=[.$B$44]+[.$B$46]*([.E201]-[.$B$45])/[.$B$47]" office:value-type="float" office:value="-17.402" calcext:value-type="float">
            <text:p>-17.402</text:p>
          </table:table-cell>
          <table:table-cell table:formula="of:=TRUNC([.G201];2)" office:value-type="float" office:value="-17.4" calcext:value-type="float">
            <text:p>-17.4</text:p>
          </table:table-cell>
          <table:table-cell table:formula="of:=[.H201]-[.A201]" office:value-type="float" office:value="0.00200000000002021" calcext:value-type="float">
            <text:p>0.00200000000002</text:p>
          </table:table-cell>
          <table:table-cell/>
          <table:table-cell table:formula="of:=[.K200]+[.$B$46]" office:value-type="float" office:value="17.142" calcext:value-type="float">
            <text:p>17.142</text:p>
          </table:table-cell>
          <table:table-cell table:formula="of:=((0.01*[.K201]/[.$F$4])+(1.25/[.$F$4])*(([.$F$3]+[.$F$4])/([.$F$5]+[.$F$3])))*1000" office:value-type="float" office:value="16.7987037037037" calcext:value-type="float">
            <text:p>16.7987037037037</text:p>
          </table:table-cell>
          <table:table-cell table:formula="of:=ROUND((([.L201]/1000)*[.$F$10]*[.$H$12])-[.$H$11];5)" office:value-type="float" office:value="2.53801" calcext:value-type="float">
            <text:p>2.53801</text:p>
          </table:table-cell>
          <table:table-cell table:formula="of:=INT([.M201]/([.$F$20]/[.$G$21]))" office:value-type="float" office:value="3150" calcext:value-type="float">
            <text:p>3150</text:p>
          </table:table-cell>
          <table:table-cell table:formula="of:=[.$G$22]*INT([.M201]/([.$G$22]*[.$F$20]/[.$G$21]))" office:value-type="float" office:value="3144" calcext:value-type="float">
            <text:p>3144</text:p>
          </table:table-cell>
          <table:table-cell table:formula="of:=[.O201]-[.O200]" office:value-type="float" office:value="8" calcext:value-type="float">
            <text:p>8</text:p>
          </table:table-cell>
          <table:table-cell table:formula="of:=[.$B$44]+[.$B$46]*([.O201]-[.$B$45])/[.$B$47]" office:value-type="float" office:value="17.142" calcext:value-type="float">
            <text:p>17.142</text:p>
          </table:table-cell>
          <table:table-cell table:formula="of:=TRUNC([.Q201];2)" office:value-type="float" office:value="17.14" calcext:value-type="float">
            <text:p>17.14</text:p>
          </table:table-cell>
          <table:table-cell table:formula="of:=[.R201]-[.K201]" office:value-type="float" office:value="-0.00200000000002021" calcext:value-type="float">
            <text:p>-0.00200000000002</text:p>
          </table:table-cell>
          <table:table-cell table:number-columns-repeated="1005"/>
        </table:table-row>
        <table:table-row table:style-name="ro1">
          <table:table-cell table:formula="of:=[.A201]-[.$B$46]" office:value-type="float" office:value="-17.529" calcext:value-type="float">
            <text:p>-17.529</text:p>
          </table:table-cell>
          <table:table-cell table:formula="of:=((0.01*[.A202]/[.$F$4])+(1.25/[.$F$4])*(([.$F$3]+[.$F$4])/([.$F$5]+[.$F$3])))*1000" office:value-type="float" office:value="7.16787037037037" calcext:value-type="float">
            <text:p>7.16787037037037</text:p>
          </table:table-cell>
          <table:table-cell table:formula="of:=ROUND((([.B202]/1000)*[.$F$10]*[.$H$12])-[.$H$11];5)" office:value-type="float" office:value="0.77818" calcext:value-type="float">
            <text:p>0.77818</text:p>
          </table:table-cell>
          <table:table-cell table:formula="of:=INT([.C202]/([.$F$20]/[.$G$21]))" office:value-type="float" office:value="965" calcext:value-type="float">
            <text:p>965</text:p>
          </table:table-cell>
          <table:table-cell table:formula="of:=[.$G$22]*INT([.C202]/([.$G$22]*[.$F$20]/[.$G$21]))" office:value-type="float" office:value="960" calcext:value-type="float">
            <text:p>960</text:p>
          </table:table-cell>
          <table:table-cell table:formula="of:=[.E201]-[.E202]" office:value-type="float" office:value="8" calcext:value-type="float">
            <text:p>8</text:p>
          </table:table-cell>
          <table:table-cell table:formula="of:=[.$B$44]+[.$B$46]*([.E202]-[.$B$45])/[.$B$47]" office:value-type="float" office:value="-17.529" calcext:value-type="float">
            <text:p>-17.529</text:p>
          </table:table-cell>
          <table:table-cell table:formula="of:=TRUNC([.G202];2)" office:value-type="float" office:value="-17.52" calcext:value-type="float">
            <text:p>-17.52</text:p>
          </table:table-cell>
          <table:table-cell table:formula="of:=[.H202]-[.A202]" office:value-type="float" office:value="0.0090000000000181" calcext:value-type="float">
            <text:p>0.009000000000018</text:p>
          </table:table-cell>
          <table:table-cell/>
          <table:table-cell table:formula="of:=[.K201]+[.$B$46]" office:value-type="float" office:value="17.269" calcext:value-type="float">
            <text:p>17.269</text:p>
          </table:table-cell>
          <table:table-cell table:formula="of:=((0.01*[.K202]/[.$F$4])+(1.25/[.$F$4])*(([.$F$3]+[.$F$4])/([.$F$5]+[.$F$3])))*1000" office:value-type="float" office:value="16.8339814814815" calcext:value-type="float">
            <text:p>16.8339814814815</text:p>
          </table:table-cell>
          <table:table-cell table:formula="of:=ROUND((([.L202]/1000)*[.$F$10]*[.$H$12])-[.$H$11];5)" office:value-type="float" office:value="2.54445" calcext:value-type="float">
            <text:p>2.54445</text:p>
          </table:table-cell>
          <table:table-cell table:formula="of:=INT([.M202]/([.$F$20]/[.$G$21]))" office:value-type="float" office:value="3158" calcext:value-type="float">
            <text:p>3158</text:p>
          </table:table-cell>
          <table:table-cell table:formula="of:=[.$G$22]*INT([.M202]/([.$G$22]*[.$F$20]/[.$G$21]))" office:value-type="float" office:value="3152" calcext:value-type="float">
            <text:p>3152</text:p>
          </table:table-cell>
          <table:table-cell table:formula="of:=[.O202]-[.O201]" office:value-type="float" office:value="8" calcext:value-type="float">
            <text:p>8</text:p>
          </table:table-cell>
          <table:table-cell table:formula="of:=[.$B$44]+[.$B$46]*([.O202]-[.$B$45])/[.$B$47]" office:value-type="float" office:value="17.269" calcext:value-type="float">
            <text:p>17.269</text:p>
          </table:table-cell>
          <table:table-cell table:formula="of:=TRUNC([.Q202];2)" office:value-type="float" office:value="17.26" calcext:value-type="float">
            <text:p>17.26</text:p>
          </table:table-cell>
          <table:table-cell table:formula="of:=[.R202]-[.K202]" office:value-type="float" office:value="-0.0090000000000181" calcext:value-type="float">
            <text:p>-0.009000000000018</text:p>
          </table:table-cell>
          <table:table-cell table:number-columns-repeated="1005"/>
        </table:table-row>
        <table:table-row table:style-name="ro1">
          <table:table-cell table:formula="of:=[.A202]-[.$B$46]" office:value-type="float" office:value="-17.656" calcext:value-type="float">
            <text:p>-17.656</text:p>
          </table:table-cell>
          <table:table-cell table:formula="of:=((0.01*[.A203]/[.$F$4])+(1.25/[.$F$4])*(([.$F$3]+[.$F$4])/([.$F$5]+[.$F$3])))*1000" office:value-type="float" office:value="7.13259259259259" calcext:value-type="float">
            <text:p>7.13259259259259</text:p>
          </table:table-cell>
          <table:table-cell table:formula="of:=ROUND((([.B203]/1000)*[.$F$10]*[.$H$12])-[.$H$11];5)" office:value-type="float" office:value="0.77173" calcext:value-type="float">
            <text:p>0.77173</text:p>
          </table:table-cell>
          <table:table-cell table:formula="of:=INT([.C203]/([.$F$20]/[.$G$21]))" office:value-type="float" office:value="957" calcext:value-type="float">
            <text:p>957</text:p>
          </table:table-cell>
          <table:table-cell table:formula="of:=[.$G$22]*INT([.C203]/([.$G$22]*[.$F$20]/[.$G$21]))" office:value-type="float" office:value="952" calcext:value-type="float">
            <text:p>952</text:p>
          </table:table-cell>
          <table:table-cell table:formula="of:=[.E202]-[.E203]" office:value-type="float" office:value="8" calcext:value-type="float">
            <text:p>8</text:p>
          </table:table-cell>
          <table:table-cell table:formula="of:=[.$B$44]+[.$B$46]*([.E203]-[.$B$45])/[.$B$47]" office:value-type="float" office:value="-17.656" calcext:value-type="float">
            <text:p>-17.656</text:p>
          </table:table-cell>
          <table:table-cell table:formula="of:=TRUNC([.G203];2)" office:value-type="float" office:value="-17.65" calcext:value-type="float">
            <text:p>-17.65</text:p>
          </table:table-cell>
          <table:table-cell table:formula="of:=[.H203]-[.A203]" office:value-type="float" office:value="0.00600000000001799" calcext:value-type="float">
            <text:p>0.006000000000018</text:p>
          </table:table-cell>
          <table:table-cell/>
          <table:table-cell table:formula="of:=[.K202]+[.$B$46]" office:value-type="float" office:value="17.396" calcext:value-type="float">
            <text:p>17.396</text:p>
          </table:table-cell>
          <table:table-cell table:formula="of:=((0.01*[.K203]/[.$F$4])+(1.25/[.$F$4])*(([.$F$3]+[.$F$4])/([.$F$5]+[.$F$3])))*1000" office:value-type="float" office:value="16.8692592592593" calcext:value-type="float">
            <text:p>16.8692592592593</text:p>
          </table:table-cell>
          <table:table-cell table:formula="of:=ROUND((([.L203]/1000)*[.$F$10]*[.$H$12])-[.$H$11];5)" office:value-type="float" office:value="2.5509" calcext:value-type="float">
            <text:p>2.5509</text:p>
          </table:table-cell>
          <table:table-cell table:formula="of:=INT([.M203]/([.$F$20]/[.$G$21]))" office:value-type="float" office:value="3166" calcext:value-type="float">
            <text:p>3166</text:p>
          </table:table-cell>
          <table:table-cell table:formula="of:=[.$G$22]*INT([.M203]/([.$G$22]*[.$F$20]/[.$G$21]))" office:value-type="float" office:value="3160" calcext:value-type="float">
            <text:p>3160</text:p>
          </table:table-cell>
          <table:table-cell table:formula="of:=[.O203]-[.O202]" office:value-type="float" office:value="8" calcext:value-type="float">
            <text:p>8</text:p>
          </table:table-cell>
          <table:table-cell table:formula="of:=[.$B$44]+[.$B$46]*([.O203]-[.$B$45])/[.$B$47]" office:value-type="float" office:value="17.396" calcext:value-type="float">
            <text:p>17.396</text:p>
          </table:table-cell>
          <table:table-cell table:formula="of:=TRUNC([.Q203];2)" office:value-type="float" office:value="17.39" calcext:value-type="float">
            <text:p>17.39</text:p>
          </table:table-cell>
          <table:table-cell table:formula="of:=[.R203]-[.K203]" office:value-type="float" office:value="-0.00600000000001799" calcext:value-type="float">
            <text:p>-0.006000000000018</text:p>
          </table:table-cell>
          <table:table-cell table:number-columns-repeated="1005"/>
        </table:table-row>
        <table:table-row table:style-name="ro1">
          <table:table-cell table:formula="of:=[.A203]-[.$B$46]" office:value-type="float" office:value="-17.783" calcext:value-type="float">
            <text:p>-17.783</text:p>
          </table:table-cell>
          <table:table-cell table:formula="of:=((0.01*[.A204]/[.$F$4])+(1.25/[.$F$4])*(([.$F$3]+[.$F$4])/([.$F$5]+[.$F$3])))*1000" office:value-type="float" office:value="7.09731481481481" calcext:value-type="float">
            <text:p>7.09731481481481</text:p>
          </table:table-cell>
          <table:table-cell table:formula="of:=ROUND((([.B204]/1000)*[.$F$10]*[.$H$12])-[.$H$11];5)" office:value-type="float" office:value="0.76528" calcext:value-type="float">
            <text:p>0.76528</text:p>
          </table:table-cell>
          <table:table-cell table:formula="of:=INT([.C204]/([.$F$20]/[.$G$21]))" office:value-type="float" office:value="949" calcext:value-type="float">
            <text:p>949</text:p>
          </table:table-cell>
          <table:table-cell table:formula="of:=[.$G$22]*INT([.C204]/([.$G$22]*[.$F$20]/[.$G$21]))" office:value-type="float" office:value="944" calcext:value-type="float">
            <text:p>944</text:p>
          </table:table-cell>
          <table:table-cell table:formula="of:=[.E203]-[.E204]" office:value-type="float" office:value="8" calcext:value-type="float">
            <text:p>8</text:p>
          </table:table-cell>
          <table:table-cell table:formula="of:=[.$B$44]+[.$B$46]*([.E204]-[.$B$45])/[.$B$47]" office:value-type="float" office:value="-17.783" calcext:value-type="float">
            <text:p>-17.783</text:p>
          </table:table-cell>
          <table:table-cell table:formula="of:=TRUNC([.G204];2)" office:value-type="float" office:value="-17.78" calcext:value-type="float">
            <text:p>-17.78</text:p>
          </table:table-cell>
          <table:table-cell table:formula="of:=[.H204]-[.A204]" office:value-type="float" office:value="0.00300000000001432" calcext:value-type="float">
            <text:p>0.003000000000014</text:p>
          </table:table-cell>
          <table:table-cell/>
          <table:table-cell table:formula="of:=[.K203]+[.$B$46]" office:value-type="float" office:value="17.523" calcext:value-type="float">
            <text:p>17.523</text:p>
          </table:table-cell>
          <table:table-cell table:formula="of:=((0.01*[.K204]/[.$F$4])+(1.25/[.$F$4])*(([.$F$3]+[.$F$4])/([.$F$5]+[.$F$3])))*1000" office:value-type="float" office:value="16.904537037037" calcext:value-type="float">
            <text:p>16.904537037037</text:p>
          </table:table-cell>
          <table:table-cell table:formula="of:=ROUND((([.L204]/1000)*[.$F$10]*[.$H$12])-[.$H$11];5)" office:value-type="float" office:value="2.55735" calcext:value-type="float">
            <text:p>2.55735</text:p>
          </table:table-cell>
          <table:table-cell table:formula="of:=INT([.M204]/([.$F$20]/[.$G$21]))" office:value-type="float" office:value="3174" calcext:value-type="float">
            <text:p>3174</text:p>
          </table:table-cell>
          <table:table-cell table:formula="of:=[.$G$22]*INT([.M204]/([.$G$22]*[.$F$20]/[.$G$21]))" office:value-type="float" office:value="3168" calcext:value-type="float">
            <text:p>3168</text:p>
          </table:table-cell>
          <table:table-cell table:formula="of:=[.O204]-[.O203]" office:value-type="float" office:value="8" calcext:value-type="float">
            <text:p>8</text:p>
          </table:table-cell>
          <table:table-cell table:formula="of:=[.$B$44]+[.$B$46]*([.O204]-[.$B$45])/[.$B$47]" office:value-type="float" office:value="17.523" calcext:value-type="float">
            <text:p>17.523</text:p>
          </table:table-cell>
          <table:table-cell table:formula="of:=TRUNC([.Q204];2)" office:value-type="float" office:value="17.52" calcext:value-type="float">
            <text:p>17.52</text:p>
          </table:table-cell>
          <table:table-cell table:formula="of:=[.R204]-[.K204]" office:value-type="float" office:value="-0.00300000000001788" calcext:value-type="float">
            <text:p>-0.003000000000018</text:p>
          </table:table-cell>
          <table:table-cell table:number-columns-repeated="1005"/>
        </table:table-row>
        <table:table-row table:style-name="ro1">
          <table:table-cell table:formula="of:=[.A204]-[.$B$46]" office:value-type="float" office:value="-17.91" calcext:value-type="float">
            <text:p>-17.91</text:p>
          </table:table-cell>
          <table:table-cell table:formula="of:=((0.01*[.A205]/[.$F$4])+(1.25/[.$F$4])*(([.$F$3]+[.$F$4])/([.$F$5]+[.$F$3])))*1000" office:value-type="float" office:value="7.06203703703704" calcext:value-type="float">
            <text:p>7.06203703703704</text:p>
          </table:table-cell>
          <table:table-cell table:formula="of:=ROUND((([.B205]/1000)*[.$F$10]*[.$H$12])-[.$H$11];5)" office:value-type="float" office:value="0.75884" calcext:value-type="float">
            <text:p>0.75884</text:p>
          </table:table-cell>
          <table:table-cell table:formula="of:=INT([.C205]/([.$F$20]/[.$G$21]))" office:value-type="float" office:value="941" calcext:value-type="float">
            <text:p>941</text:p>
          </table:table-cell>
          <table:table-cell table:formula="of:=[.$G$22]*INT([.C205]/([.$G$22]*[.$F$20]/[.$G$21]))" office:value-type="float" office:value="936" calcext:value-type="float">
            <text:p>936</text:p>
          </table:table-cell>
          <table:table-cell table:formula="of:=[.E204]-[.E205]" office:value-type="float" office:value="8" calcext:value-type="float">
            <text:p>8</text:p>
          </table:table-cell>
          <table:table-cell table:formula="of:=[.$B$44]+[.$B$46]*([.E205]-[.$B$45])/[.$B$47]" office:value-type="float" office:value="-17.91" calcext:value-type="float">
            <text:p>-17.91</text:p>
          </table:table-cell>
          <table:table-cell table:formula="of:=TRUNC([.G205];2)" office:value-type="float" office:value="-17.91" calcext:value-type="float">
            <text:p>-17.91</text:p>
          </table:table-cell>
          <table:table-cell table:formula="of:=[.H205]-[.A205]" office:value-type="float" office:value="0" calcext:value-type="float">
            <text:p>0</text:p>
          </table:table-cell>
          <table:table-cell/>
          <table:table-cell table:formula="of:=[.K204]+[.$B$46]" office:value-type="float" office:value="17.65" calcext:value-type="float">
            <text:p>17.65</text:p>
          </table:table-cell>
          <table:table-cell table:formula="of:=((0.01*[.K205]/[.$F$4])+(1.25/[.$F$4])*(([.$F$3]+[.$F$4])/([.$F$5]+[.$F$3])))*1000" office:value-type="float" office:value="16.9398148148148" calcext:value-type="float">
            <text:p>16.9398148148148</text:p>
          </table:table-cell>
          <table:table-cell table:formula="of:=ROUND((([.L205]/1000)*[.$F$10]*[.$H$12])-[.$H$11];5)" office:value-type="float" office:value="2.56379" calcext:value-type="float">
            <text:p>2.56379</text:p>
          </table:table-cell>
          <table:table-cell table:formula="of:=INT([.M205]/([.$F$20]/[.$G$21]))" office:value-type="float" office:value="3182" calcext:value-type="float">
            <text:p>3182</text:p>
          </table:table-cell>
          <table:table-cell table:formula="of:=[.$G$22]*INT([.M205]/([.$G$22]*[.$F$20]/[.$G$21]))" office:value-type="float" office:value="3176" calcext:value-type="float">
            <text:p>3176</text:p>
          </table:table-cell>
          <table:table-cell table:formula="of:=[.O205]-[.O204]" office:value-type="float" office:value="8" calcext:value-type="float">
            <text:p>8</text:p>
          </table:table-cell>
          <table:table-cell table:formula="of:=[.$B$44]+[.$B$46]*([.O205]-[.$B$45])/[.$B$47]" office:value-type="float" office:value="17.65" calcext:value-type="float">
            <text:p>17.65</text:p>
          </table:table-cell>
          <table:table-cell table:formula="of:=TRUNC([.Q205];2)" office:value-type="float" office:value="17.65" calcext:value-type="float">
            <text:p>17.65</text:p>
          </table:table-cell>
          <table:table-cell table:formula="of:=[.R205]-[.K20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05]-[.$B$46]" office:value-type="float" office:value="-18.037" calcext:value-type="float">
            <text:p>-18.037</text:p>
          </table:table-cell>
          <table:table-cell table:formula="of:=((0.01*[.A206]/[.$F$4])+(1.25/[.$F$4])*(([.$F$3]+[.$F$4])/([.$F$5]+[.$F$3])))*1000" office:value-type="float" office:value="7.02675925925926" calcext:value-type="float">
            <text:p>7.02675925925926</text:p>
          </table:table-cell>
          <table:table-cell table:formula="of:=ROUND((([.B206]/1000)*[.$F$10]*[.$H$12])-[.$H$11];5)" office:value-type="float" office:value="0.75239" calcext:value-type="float">
            <text:p>0.75239</text:p>
          </table:table-cell>
          <table:table-cell table:formula="of:=INT([.C206]/([.$F$20]/[.$G$21]))" office:value-type="float" office:value="933" calcext:value-type="float">
            <text:p>933</text:p>
          </table:table-cell>
          <table:table-cell table:formula="of:=[.$G$22]*INT([.C206]/([.$G$22]*[.$F$20]/[.$G$21]))" office:value-type="float" office:value="928" calcext:value-type="float">
            <text:p>928</text:p>
          </table:table-cell>
          <table:table-cell table:formula="of:=[.E205]-[.E206]" office:value-type="float" office:value="8" calcext:value-type="float">
            <text:p>8</text:p>
          </table:table-cell>
          <table:table-cell table:formula="of:=[.$B$44]+[.$B$46]*([.E206]-[.$B$45])/[.$B$47]" office:value-type="float" office:value="-18.037" calcext:value-type="float">
            <text:p>-18.037</text:p>
          </table:table-cell>
          <table:table-cell table:formula="of:=TRUNC([.G206];2)" office:value-type="float" office:value="-18.03" calcext:value-type="float">
            <text:p>-18.03</text:p>
          </table:table-cell>
          <table:table-cell table:formula="of:=[.H206]-[.A206]" office:value-type="float" office:value="0.00700000000001211" calcext:value-type="float">
            <text:p>0.007000000000012</text:p>
          </table:table-cell>
          <table:table-cell/>
          <table:table-cell table:formula="of:=[.K205]+[.$B$46]" office:value-type="float" office:value="17.777" calcext:value-type="float">
            <text:p>17.777</text:p>
          </table:table-cell>
          <table:table-cell table:formula="of:=((0.01*[.K206]/[.$F$4])+(1.25/[.$F$4])*(([.$F$3]+[.$F$4])/([.$F$5]+[.$F$3])))*1000" office:value-type="float" office:value="16.9750925925926" calcext:value-type="float">
            <text:p>16.9750925925926</text:p>
          </table:table-cell>
          <table:table-cell table:formula="of:=ROUND((([.L206]/1000)*[.$F$10]*[.$H$12])-[.$H$11];5)" office:value-type="float" office:value="2.57024" calcext:value-type="float">
            <text:p>2.57024</text:p>
          </table:table-cell>
          <table:table-cell table:formula="of:=INT([.M206]/([.$F$20]/[.$G$21]))" office:value-type="float" office:value="3190" calcext:value-type="float">
            <text:p>3190</text:p>
          </table:table-cell>
          <table:table-cell table:formula="of:=[.$G$22]*INT([.M206]/([.$G$22]*[.$F$20]/[.$G$21]))" office:value-type="float" office:value="3184" calcext:value-type="float">
            <text:p>3184</text:p>
          </table:table-cell>
          <table:table-cell table:formula="of:=[.O206]-[.O205]" office:value-type="float" office:value="8" calcext:value-type="float">
            <text:p>8</text:p>
          </table:table-cell>
          <table:table-cell table:formula="of:=[.$B$44]+[.$B$46]*([.O206]-[.$B$45])/[.$B$47]" office:value-type="float" office:value="17.777" calcext:value-type="float">
            <text:p>17.777</text:p>
          </table:table-cell>
          <table:table-cell table:formula="of:=TRUNC([.Q206];2)" office:value-type="float" office:value="17.77" calcext:value-type="float">
            <text:p>17.77</text:p>
          </table:table-cell>
          <table:table-cell table:formula="of:=[.R206]-[.K206]" office:value-type="float" office:value="-0.00700000000001566" calcext:value-type="float">
            <text:p>-0.007000000000016</text:p>
          </table:table-cell>
          <table:table-cell table:number-columns-repeated="1005"/>
        </table:table-row>
        <table:table-row table:style-name="ro1">
          <table:table-cell table:formula="of:=[.A206]-[.$B$46]" office:value-type="float" office:value="-18.164" calcext:value-type="float">
            <text:p>-18.164</text:p>
          </table:table-cell>
          <table:table-cell table:formula="of:=((0.01*[.A207]/[.$F$4])+(1.25/[.$F$4])*(([.$F$3]+[.$F$4])/([.$F$5]+[.$F$3])))*1000" office:value-type="float" office:value="6.99148148148148" calcext:value-type="float">
            <text:p>6.99148148148148</text:p>
          </table:table-cell>
          <table:table-cell table:formula="of:=ROUND((([.B207]/1000)*[.$F$10]*[.$H$12])-[.$H$11];5)" office:value-type="float" office:value="0.74594" calcext:value-type="float">
            <text:p>0.74594</text:p>
          </table:table-cell>
          <table:table-cell table:formula="of:=INT([.C207]/([.$F$20]/[.$G$21]))" office:value-type="float" office:value="925" calcext:value-type="float">
            <text:p>925</text:p>
          </table:table-cell>
          <table:table-cell table:formula="of:=[.$G$22]*INT([.C207]/([.$G$22]*[.$F$20]/[.$G$21]))" office:value-type="float" office:value="920" calcext:value-type="float">
            <text:p>920</text:p>
          </table:table-cell>
          <table:table-cell table:formula="of:=[.E206]-[.E207]" office:value-type="float" office:value="8" calcext:value-type="float">
            <text:p>8</text:p>
          </table:table-cell>
          <table:table-cell table:formula="of:=[.$B$44]+[.$B$46]*([.E207]-[.$B$45])/[.$B$47]" office:value-type="float" office:value="-18.164" calcext:value-type="float">
            <text:p>-18.164</text:p>
          </table:table-cell>
          <table:table-cell table:formula="of:=TRUNC([.G207];2)" office:value-type="float" office:value="-18.16" calcext:value-type="float">
            <text:p>-18.16</text:p>
          </table:table-cell>
          <table:table-cell table:formula="of:=[.H207]-[.A207]" office:value-type="float" office:value="0.00400000000001199" calcext:value-type="float">
            <text:p>0.004000000000012</text:p>
          </table:table-cell>
          <table:table-cell/>
          <table:table-cell table:formula="of:=[.K206]+[.$B$46]" office:value-type="float" office:value="17.904" calcext:value-type="float">
            <text:p>17.904</text:p>
          </table:table-cell>
          <table:table-cell table:formula="of:=((0.01*[.K207]/[.$F$4])+(1.25/[.$F$4])*(([.$F$3]+[.$F$4])/([.$F$5]+[.$F$3])))*1000" office:value-type="float" office:value="17.0103703703704" calcext:value-type="float">
            <text:p>17.0103703703704</text:p>
          </table:table-cell>
          <table:table-cell table:formula="of:=ROUND((([.L207]/1000)*[.$F$10]*[.$H$12])-[.$H$11];5)" office:value-type="float" office:value="2.57669" calcext:value-type="float">
            <text:p>2.57669</text:p>
          </table:table-cell>
          <table:table-cell table:formula="of:=INT([.M207]/([.$F$20]/[.$G$21]))" office:value-type="float" office:value="3198" calcext:value-type="float">
            <text:p>3198</text:p>
          </table:table-cell>
          <table:table-cell table:formula="of:=[.$G$22]*INT([.M207]/([.$G$22]*[.$F$20]/[.$G$21]))" office:value-type="float" office:value="3192" calcext:value-type="float">
            <text:p>3192</text:p>
          </table:table-cell>
          <table:table-cell table:formula="of:=[.O207]-[.O206]" office:value-type="float" office:value="8" calcext:value-type="float">
            <text:p>8</text:p>
          </table:table-cell>
          <table:table-cell table:formula="of:=[.$B$44]+[.$B$46]*([.O207]-[.$B$45])/[.$B$47]" office:value-type="float" office:value="17.904" calcext:value-type="float">
            <text:p>17.904</text:p>
          </table:table-cell>
          <table:table-cell table:formula="of:=TRUNC([.Q207];2)" office:value-type="float" office:value="17.9" calcext:value-type="float">
            <text:p>17.9</text:p>
          </table:table-cell>
          <table:table-cell table:formula="of:=[.R207]-[.K207]" office:value-type="float" office:value="-0.00400000000001555" calcext:value-type="float">
            <text:p>-0.004000000000016</text:p>
          </table:table-cell>
          <table:table-cell table:number-columns-repeated="1005"/>
        </table:table-row>
        <table:table-row table:style-name="ro1">
          <table:table-cell table:formula="of:=[.A207]-[.$B$46]" office:value-type="float" office:value="-18.291" calcext:value-type="float">
            <text:p>-18.291</text:p>
          </table:table-cell>
          <table:table-cell table:formula="of:=((0.01*[.A208]/[.$F$4])+(1.25/[.$F$4])*(([.$F$3]+[.$F$4])/([.$F$5]+[.$F$3])))*1000" office:value-type="float" office:value="6.9562037037037" calcext:value-type="float">
            <text:p>6.9562037037037</text:p>
          </table:table-cell>
          <table:table-cell table:formula="of:=ROUND((([.B208]/1000)*[.$F$10]*[.$H$12])-[.$H$11];5)" office:value-type="float" office:value="0.7395" calcext:value-type="float">
            <text:p>0.7395</text:p>
          </table:table-cell>
          <table:table-cell table:formula="of:=INT([.C208]/([.$F$20]/[.$G$21]))" office:value-type="float" office:value="917" calcext:value-type="float">
            <text:p>917</text:p>
          </table:table-cell>
          <table:table-cell table:formula="of:=[.$G$22]*INT([.C208]/([.$G$22]*[.$F$20]/[.$G$21]))" office:value-type="float" office:value="912" calcext:value-type="float">
            <text:p>912</text:p>
          </table:table-cell>
          <table:table-cell table:formula="of:=[.E207]-[.E208]" office:value-type="float" office:value="8" calcext:value-type="float">
            <text:p>8</text:p>
          </table:table-cell>
          <table:table-cell table:formula="of:=[.$B$44]+[.$B$46]*([.E208]-[.$B$45])/[.$B$47]" office:value-type="float" office:value="-18.291" calcext:value-type="float">
            <text:p>-18.291</text:p>
          </table:table-cell>
          <table:table-cell table:formula="of:=TRUNC([.G208];2)" office:value-type="float" office:value="-18.29" calcext:value-type="float">
            <text:p>-18.29</text:p>
          </table:table-cell>
          <table:table-cell table:formula="of:=[.H208]-[.A208]" office:value-type="float" office:value="0.00100000000001188" calcext:value-type="float">
            <text:p>0.001000000000012</text:p>
          </table:table-cell>
          <table:table-cell/>
          <table:table-cell table:formula="of:=[.K207]+[.$B$46]" office:value-type="float" office:value="18.031" calcext:value-type="float">
            <text:p>18.031</text:p>
          </table:table-cell>
          <table:table-cell table:formula="of:=((0.01*[.K208]/[.$F$4])+(1.25/[.$F$4])*(([.$F$3]+[.$F$4])/([.$F$5]+[.$F$3])))*1000" office:value-type="float" office:value="17.0456481481482" calcext:value-type="float">
            <text:p>17.0456481481482</text:p>
          </table:table-cell>
          <table:table-cell table:formula="of:=ROUND((([.L208]/1000)*[.$F$10]*[.$H$12])-[.$H$11];5)" office:value-type="float" office:value="2.58313" calcext:value-type="float">
            <text:p>2.58313</text:p>
          </table:table-cell>
          <table:table-cell table:formula="of:=INT([.M208]/([.$F$20]/[.$G$21]))" office:value-type="float" office:value="3206" calcext:value-type="float">
            <text:p>3206</text:p>
          </table:table-cell>
          <table:table-cell table:formula="of:=[.$G$22]*INT([.M208]/([.$G$22]*[.$F$20]/[.$G$21]))" office:value-type="float" office:value="3200" calcext:value-type="float">
            <text:p>3200</text:p>
          </table:table-cell>
          <table:table-cell table:formula="of:=[.O208]-[.O207]" office:value-type="float" office:value="8" calcext:value-type="float">
            <text:p>8</text:p>
          </table:table-cell>
          <table:table-cell table:formula="of:=[.$B$44]+[.$B$46]*([.O208]-[.$B$45])/[.$B$47]" office:value-type="float" office:value="18.031" calcext:value-type="float">
            <text:p>18.031</text:p>
          </table:table-cell>
          <table:table-cell table:formula="of:=TRUNC([.Q208];2)" office:value-type="float" office:value="18.03" calcext:value-type="float">
            <text:p>18.03</text:p>
          </table:table-cell>
          <table:table-cell table:formula="of:=[.R208]-[.K208]" office:value-type="float" office:value="-0.00100000000001188" calcext:value-type="float">
            <text:p>-0.001000000000012</text:p>
          </table:table-cell>
          <table:table-cell table:number-columns-repeated="1005"/>
        </table:table-row>
        <table:table-row table:style-name="ro1">
          <table:table-cell table:formula="of:=[.A208]-[.$B$46]" office:value-type="float" office:value="-18.418" calcext:value-type="float">
            <text:p>-18.418</text:p>
          </table:table-cell>
          <table:table-cell table:formula="of:=((0.01*[.A209]/[.$F$4])+(1.25/[.$F$4])*(([.$F$3]+[.$F$4])/([.$F$5]+[.$F$3])))*1000" office:value-type="float" office:value="6.92092592592593" calcext:value-type="float">
            <text:p>6.92092592592593</text:p>
          </table:table-cell>
          <table:table-cell table:formula="of:=ROUND((([.B209]/1000)*[.$F$10]*[.$H$12])-[.$H$11];5)" office:value-type="float" office:value="0.73305" calcext:value-type="float">
            <text:p>0.73305</text:p>
          </table:table-cell>
          <table:table-cell table:formula="of:=INT([.C209]/([.$F$20]/[.$G$21]))" office:value-type="float" office:value="909" calcext:value-type="float">
            <text:p>909</text:p>
          </table:table-cell>
          <table:table-cell table:formula="of:=[.$G$22]*INT([.C209]/([.$G$22]*[.$F$20]/[.$G$21]))" office:value-type="float" office:value="904" calcext:value-type="float">
            <text:p>904</text:p>
          </table:table-cell>
          <table:table-cell table:formula="of:=[.E208]-[.E209]" office:value-type="float" office:value="8" calcext:value-type="float">
            <text:p>8</text:p>
          </table:table-cell>
          <table:table-cell table:formula="of:=[.$B$44]+[.$B$46]*([.E209]-[.$B$45])/[.$B$47]" office:value-type="float" office:value="-18.418" calcext:value-type="float">
            <text:p>-18.418</text:p>
          </table:table-cell>
          <table:table-cell table:formula="of:=TRUNC([.G209];2)" office:value-type="float" office:value="-18.41" calcext:value-type="float">
            <text:p>-18.41</text:p>
          </table:table-cell>
          <table:table-cell table:formula="of:=[.H209]-[.A209]" office:value-type="float" office:value="0.00800000000000978" calcext:value-type="float">
            <text:p>0.00800000000001</text:p>
          </table:table-cell>
          <table:table-cell/>
          <table:table-cell table:formula="of:=[.K208]+[.$B$46]" office:value-type="float" office:value="18.158" calcext:value-type="float">
            <text:p>18.158</text:p>
          </table:table-cell>
          <table:table-cell table:formula="of:=((0.01*[.K209]/[.$F$4])+(1.25/[.$F$4])*(([.$F$3]+[.$F$4])/([.$F$5]+[.$F$3])))*1000" office:value-type="float" office:value="17.0809259259259" calcext:value-type="float">
            <text:p>17.0809259259259</text:p>
          </table:table-cell>
          <table:table-cell table:formula="of:=ROUND((([.L209]/1000)*[.$F$10]*[.$H$12])-[.$H$11];5)" office:value-type="float" office:value="2.58958" calcext:value-type="float">
            <text:p>2.58958</text:p>
          </table:table-cell>
          <table:table-cell table:formula="of:=INT([.M209]/([.$F$20]/[.$G$21]))" office:value-type="float" office:value="3214" calcext:value-type="float">
            <text:p>3214</text:p>
          </table:table-cell>
          <table:table-cell table:formula="of:=[.$G$22]*INT([.M209]/([.$G$22]*[.$F$20]/[.$G$21]))" office:value-type="float" office:value="3208" calcext:value-type="float">
            <text:p>3208</text:p>
          </table:table-cell>
          <table:table-cell table:formula="of:=[.O209]-[.O208]" office:value-type="float" office:value="8" calcext:value-type="float">
            <text:p>8</text:p>
          </table:table-cell>
          <table:table-cell table:formula="of:=[.$B$44]+[.$B$46]*([.O209]-[.$B$45])/[.$B$47]" office:value-type="float" office:value="18.158" calcext:value-type="float">
            <text:p>18.158</text:p>
          </table:table-cell>
          <table:table-cell table:formula="of:=TRUNC([.Q209];2)" office:value-type="float" office:value="18.15" calcext:value-type="float">
            <text:p>18.15</text:p>
          </table:table-cell>
          <table:table-cell table:formula="of:=[.R209]-[.K209]" office:value-type="float" office:value="-0.00800000000001333" calcext:value-type="float">
            <text:p>-0.008000000000013</text:p>
          </table:table-cell>
          <table:table-cell table:number-columns-repeated="1005"/>
        </table:table-row>
        <table:table-row table:style-name="ro1">
          <table:table-cell table:formula="of:=[.A209]-[.$B$46]" office:value-type="float" office:value="-18.545" calcext:value-type="float">
            <text:p>-18.545</text:p>
          </table:table-cell>
          <table:table-cell table:formula="of:=((0.01*[.A210]/[.$F$4])+(1.25/[.$F$4])*(([.$F$3]+[.$F$4])/([.$F$5]+[.$F$3])))*1000" office:value-type="float" office:value="6.88564814814815" calcext:value-type="float">
            <text:p>6.88564814814815</text:p>
          </table:table-cell>
          <table:table-cell table:formula="of:=ROUND((([.B210]/1000)*[.$F$10]*[.$H$12])-[.$H$11];5)" office:value-type="float" office:value="0.72661" calcext:value-type="float">
            <text:p>0.72661</text:p>
          </table:table-cell>
          <table:table-cell table:formula="of:=INT([.C210]/([.$F$20]/[.$G$21]))" office:value-type="float" office:value="901" calcext:value-type="float">
            <text:p>901</text:p>
          </table:table-cell>
          <table:table-cell table:formula="of:=[.$G$22]*INT([.C210]/([.$G$22]*[.$F$20]/[.$G$21]))" office:value-type="float" office:value="896" calcext:value-type="float">
            <text:p>896</text:p>
          </table:table-cell>
          <table:table-cell table:formula="of:=[.E209]-[.E210]" office:value-type="float" office:value="8" calcext:value-type="float">
            <text:p>8</text:p>
          </table:table-cell>
          <table:table-cell table:formula="of:=[.$B$44]+[.$B$46]*([.E210]-[.$B$45])/[.$B$47]" office:value-type="float" office:value="-18.545" calcext:value-type="float">
            <text:p>-18.545</text:p>
          </table:table-cell>
          <table:table-cell table:formula="of:=TRUNC([.G210];2)" office:value-type="float" office:value="-18.54" calcext:value-type="float">
            <text:p>-18.54</text:p>
          </table:table-cell>
          <table:table-cell table:formula="of:=[.H210]-[.A210]" office:value-type="float" office:value="0.00500000000000966" calcext:value-type="float">
            <text:p>0.00500000000001</text:p>
          </table:table-cell>
          <table:table-cell/>
          <table:table-cell table:formula="of:=[.K209]+[.$B$46]" office:value-type="float" office:value="18.285" calcext:value-type="float">
            <text:p>18.285</text:p>
          </table:table-cell>
          <table:table-cell table:formula="of:=((0.01*[.K210]/[.$F$4])+(1.25/[.$F$4])*(([.$F$3]+[.$F$4])/([.$F$5]+[.$F$3])))*1000" office:value-type="float" office:value="17.1162037037037" calcext:value-type="float">
            <text:p>17.1162037037037</text:p>
          </table:table-cell>
          <table:table-cell table:formula="of:=ROUND((([.L210]/1000)*[.$F$10]*[.$H$12])-[.$H$11];5)" office:value-type="float" office:value="2.59602" calcext:value-type="float">
            <text:p>2.59602</text:p>
          </table:table-cell>
          <table:table-cell table:formula="of:=INT([.M210]/([.$F$20]/[.$G$21]))" office:value-type="float" office:value="3222" calcext:value-type="float">
            <text:p>3222</text:p>
          </table:table-cell>
          <table:table-cell table:formula="of:=[.$G$22]*INT([.M210]/([.$G$22]*[.$F$20]/[.$G$21]))" office:value-type="float" office:value="3216" calcext:value-type="float">
            <text:p>3216</text:p>
          </table:table-cell>
          <table:table-cell table:formula="of:=[.O210]-[.O209]" office:value-type="float" office:value="8" calcext:value-type="float">
            <text:p>8</text:p>
          </table:table-cell>
          <table:table-cell table:formula="of:=[.$B$44]+[.$B$46]*([.O210]-[.$B$45])/[.$B$47]" office:value-type="float" office:value="18.285" calcext:value-type="float">
            <text:p>18.285</text:p>
          </table:table-cell>
          <table:table-cell table:formula="of:=TRUNC([.Q210];2)" office:value-type="float" office:value="18.28" calcext:value-type="float">
            <text:p>18.28</text:p>
          </table:table-cell>
          <table:table-cell table:formula="of:=[.R210]-[.K210]" office:value-type="float" office:value="-0.00500000000000966" calcext:value-type="float">
            <text:p>-0.00500000000001</text:p>
          </table:table-cell>
          <table:table-cell table:number-columns-repeated="1005"/>
        </table:table-row>
        <table:table-row table:style-name="ro1">
          <table:table-cell table:formula="of:=[.A210]-[.$B$46]" office:value-type="float" office:value="-18.672" calcext:value-type="float">
            <text:p>-18.672</text:p>
          </table:table-cell>
          <table:table-cell table:formula="of:=((0.01*[.A211]/[.$F$4])+(1.25/[.$F$4])*(([.$F$3]+[.$F$4])/([.$F$5]+[.$F$3])))*1000" office:value-type="float" office:value="6.85037037037037" calcext:value-type="float">
            <text:p>6.85037037037037</text:p>
          </table:table-cell>
          <table:table-cell table:formula="of:=ROUND((([.B211]/1000)*[.$F$10]*[.$H$12])-[.$H$11];5)" office:value-type="float" office:value="0.72016" calcext:value-type="float">
            <text:p>0.72016</text:p>
          </table:table-cell>
          <table:table-cell table:formula="of:=INT([.C211]/([.$F$20]/[.$G$21]))" office:value-type="float" office:value="893" calcext:value-type="float">
            <text:p>893</text:p>
          </table:table-cell>
          <table:table-cell table:formula="of:=[.$G$22]*INT([.C211]/([.$G$22]*[.$F$20]/[.$G$21]))" office:value-type="float" office:value="888" calcext:value-type="float">
            <text:p>888</text:p>
          </table:table-cell>
          <table:table-cell table:formula="of:=[.E210]-[.E211]" office:value-type="float" office:value="8" calcext:value-type="float">
            <text:p>8</text:p>
          </table:table-cell>
          <table:table-cell table:formula="of:=[.$B$44]+[.$B$46]*([.E211]-[.$B$45])/[.$B$47]" office:value-type="float" office:value="-18.672" calcext:value-type="float">
            <text:p>-18.672</text:p>
          </table:table-cell>
          <table:table-cell table:formula="of:=TRUNC([.G211];2)" office:value-type="float" office:value="-18.67" calcext:value-type="float">
            <text:p>-18.67</text:p>
          </table:table-cell>
          <table:table-cell table:formula="of:=[.H211]-[.A211]" office:value-type="float" office:value="0.002000000000006" calcext:value-type="float">
            <text:p>0.002000000000006</text:p>
          </table:table-cell>
          <table:table-cell/>
          <table:table-cell table:formula="of:=[.K210]+[.$B$46]" office:value-type="float" office:value="18.412" calcext:value-type="float">
            <text:p>18.412</text:p>
          </table:table-cell>
          <table:table-cell table:formula="of:=((0.01*[.K211]/[.$F$4])+(1.25/[.$F$4])*(([.$F$3]+[.$F$4])/([.$F$5]+[.$F$3])))*1000" office:value-type="float" office:value="17.1514814814815" calcext:value-type="float">
            <text:p>17.1514814814815</text:p>
          </table:table-cell>
          <table:table-cell table:formula="of:=ROUND((([.L211]/1000)*[.$F$10]*[.$H$12])-[.$H$11];5)" office:value-type="float" office:value="2.60247" calcext:value-type="float">
            <text:p>2.60247</text:p>
          </table:table-cell>
          <table:table-cell table:formula="of:=INT([.M211]/([.$F$20]/[.$G$21]))" office:value-type="float" office:value="3230" calcext:value-type="float">
            <text:p>3230</text:p>
          </table:table-cell>
          <table:table-cell table:formula="of:=[.$G$22]*INT([.M211]/([.$G$22]*[.$F$20]/[.$G$21]))" office:value-type="float" office:value="3224" calcext:value-type="float">
            <text:p>3224</text:p>
          </table:table-cell>
          <table:table-cell table:formula="of:=[.O211]-[.O210]" office:value-type="float" office:value="8" calcext:value-type="float">
            <text:p>8</text:p>
          </table:table-cell>
          <table:table-cell table:formula="of:=[.$B$44]+[.$B$46]*([.O211]-[.$B$45])/[.$B$47]" office:value-type="float" office:value="18.412" calcext:value-type="float">
            <text:p>18.412</text:p>
          </table:table-cell>
          <table:table-cell table:formula="of:=TRUNC([.Q211];2)" office:value-type="float" office:value="18.41" calcext:value-type="float">
            <text:p>18.41</text:p>
          </table:table-cell>
          <table:table-cell table:formula="of:=[.R211]-[.K211]" office:value-type="float" office:value="-0.00200000000000955" calcext:value-type="float">
            <text:p>-0.00200000000001</text:p>
          </table:table-cell>
          <table:table-cell table:number-columns-repeated="1005"/>
        </table:table-row>
        <table:table-row table:style-name="ro1">
          <table:table-cell table:formula="of:=[.A211]-[.$B$46]" office:value-type="float" office:value="-18.799" calcext:value-type="float">
            <text:p>-18.799</text:p>
          </table:table-cell>
          <table:table-cell table:formula="of:=((0.01*[.A212]/[.$F$4])+(1.25/[.$F$4])*(([.$F$3]+[.$F$4])/([.$F$5]+[.$F$3])))*1000" office:value-type="float" office:value="6.81509259259259" calcext:value-type="float">
            <text:p>6.81509259259259</text:p>
          </table:table-cell>
          <table:table-cell table:formula="of:=ROUND((([.B212]/1000)*[.$F$10]*[.$H$12])-[.$H$11];5)" office:value-type="float" office:value="0.71371" calcext:value-type="float">
            <text:p>0.71371</text:p>
          </table:table-cell>
          <table:table-cell table:formula="of:=INT([.C212]/([.$F$20]/[.$G$21]))" office:value-type="float" office:value="885" calcext:value-type="float">
            <text:p>885</text:p>
          </table:table-cell>
          <table:table-cell table:formula="of:=[.$G$22]*INT([.C212]/([.$G$22]*[.$F$20]/[.$G$21]))" office:value-type="float" office:value="880" calcext:value-type="float">
            <text:p>880</text:p>
          </table:table-cell>
          <table:table-cell table:formula="of:=[.E211]-[.E212]" office:value-type="float" office:value="8" calcext:value-type="float">
            <text:p>8</text:p>
          </table:table-cell>
          <table:table-cell table:formula="of:=[.$B$44]+[.$B$46]*([.E212]-[.$B$45])/[.$B$47]" office:value-type="float" office:value="-18.799" calcext:value-type="float">
            <text:p>-18.799</text:p>
          </table:table-cell>
          <table:table-cell table:formula="of:=TRUNC([.G212];2)" office:value-type="float" office:value="-18.79" calcext:value-type="float">
            <text:p>-18.79</text:p>
          </table:table-cell>
          <table:table-cell table:formula="of:=[.H212]-[.A212]" office:value-type="float" office:value="0.00900000000000745" calcext:value-type="float">
            <text:p>0.009000000000007</text:p>
          </table:table-cell>
          <table:table-cell/>
          <table:table-cell table:formula="of:=[.K211]+[.$B$46]" office:value-type="float" office:value="18.539" calcext:value-type="float">
            <text:p>18.539</text:p>
          </table:table-cell>
          <table:table-cell table:formula="of:=((0.01*[.K212]/[.$F$4])+(1.25/[.$F$4])*(([.$F$3]+[.$F$4])/([.$F$5]+[.$F$3])))*1000" office:value-type="float" office:value="17.1867592592593" calcext:value-type="float">
            <text:p>17.1867592592593</text:p>
          </table:table-cell>
          <table:table-cell table:formula="of:=ROUND((([.L212]/1000)*[.$F$10]*[.$H$12])-[.$H$11];5)" office:value-type="float" office:value="2.60892" calcext:value-type="float">
            <text:p>2.60892</text:p>
          </table:table-cell>
          <table:table-cell table:formula="of:=INT([.M212]/([.$F$20]/[.$G$21]))" office:value-type="float" office:value="3238" calcext:value-type="float">
            <text:p>3238</text:p>
          </table:table-cell>
          <table:table-cell table:formula="of:=[.$G$22]*INT([.M212]/([.$G$22]*[.$F$20]/[.$G$21]))" office:value-type="float" office:value="3232" calcext:value-type="float">
            <text:p>3232</text:p>
          </table:table-cell>
          <table:table-cell table:formula="of:=[.O212]-[.O211]" office:value-type="float" office:value="8" calcext:value-type="float">
            <text:p>8</text:p>
          </table:table-cell>
          <table:table-cell table:formula="of:=[.$B$44]+[.$B$46]*([.O212]-[.$B$45])/[.$B$47]" office:value-type="float" office:value="18.539" calcext:value-type="float">
            <text:p>18.539</text:p>
          </table:table-cell>
          <table:table-cell table:formula="of:=TRUNC([.Q212];2)" office:value-type="float" office:value="18.53" calcext:value-type="float">
            <text:p>18.53</text:p>
          </table:table-cell>
          <table:table-cell table:formula="of:=[.R212]-[.K212]" office:value-type="float" office:value="-0.00900000000000745" calcext:value-type="float">
            <text:p>-0.009000000000007</text:p>
          </table:table-cell>
          <table:table-cell table:number-columns-repeated="1005"/>
        </table:table-row>
        <table:table-row table:style-name="ro1">
          <table:table-cell table:formula="of:=[.A212]-[.$B$46]" office:value-type="float" office:value="-18.926" calcext:value-type="float">
            <text:p>-18.926</text:p>
          </table:table-cell>
          <table:table-cell table:formula="of:=((0.01*[.A213]/[.$F$4])+(1.25/[.$F$4])*(([.$F$3]+[.$F$4])/([.$F$5]+[.$F$3])))*1000" office:value-type="float" office:value="6.77981481481482" calcext:value-type="float">
            <text:p>6.77981481481482</text:p>
          </table:table-cell>
          <table:table-cell table:formula="of:=ROUND((([.B213]/1000)*[.$F$10]*[.$H$12])-[.$H$11];5)" office:value-type="float" office:value="0.70727" calcext:value-type="float">
            <text:p>0.70727</text:p>
          </table:table-cell>
          <table:table-cell table:formula="of:=INT([.C213]/([.$F$20]/[.$G$21]))" office:value-type="float" office:value="877" calcext:value-type="float">
            <text:p>877</text:p>
          </table:table-cell>
          <table:table-cell table:formula="of:=[.$G$22]*INT([.C213]/([.$G$22]*[.$F$20]/[.$G$21]))" office:value-type="float" office:value="872" calcext:value-type="float">
            <text:p>872</text:p>
          </table:table-cell>
          <table:table-cell table:formula="of:=[.E212]-[.E213]" office:value-type="float" office:value="8" calcext:value-type="float">
            <text:p>8</text:p>
          </table:table-cell>
          <table:table-cell table:formula="of:=[.$B$44]+[.$B$46]*([.E213]-[.$B$45])/[.$B$47]" office:value-type="float" office:value="-18.926" calcext:value-type="float">
            <text:p>-18.926</text:p>
          </table:table-cell>
          <table:table-cell table:formula="of:=TRUNC([.G213];2)" office:value-type="float" office:value="-18.92" calcext:value-type="float">
            <text:p>-18.92</text:p>
          </table:table-cell>
          <table:table-cell table:formula="of:=[.H213]-[.A213]" office:value-type="float" office:value="0.00600000000000378" calcext:value-type="float">
            <text:p>0.006000000000004</text:p>
          </table:table-cell>
          <table:table-cell/>
          <table:table-cell table:formula="of:=[.K212]+[.$B$46]" office:value-type="float" office:value="18.666" calcext:value-type="float">
            <text:p>18.666</text:p>
          </table:table-cell>
          <table:table-cell table:formula="of:=((0.01*[.K213]/[.$F$4])+(1.25/[.$F$4])*(([.$F$3]+[.$F$4])/([.$F$5]+[.$F$3])))*1000" office:value-type="float" office:value="17.222037037037" calcext:value-type="float">
            <text:p>17.222037037037</text:p>
          </table:table-cell>
          <table:table-cell table:formula="of:=ROUND((([.L213]/1000)*[.$F$10]*[.$H$12])-[.$H$11];5)" office:value-type="float" office:value="2.61536" calcext:value-type="float">
            <text:p>2.61536</text:p>
          </table:table-cell>
          <table:table-cell table:formula="of:=INT([.M213]/([.$F$20]/[.$G$21]))" office:value-type="float" office:value="3246" calcext:value-type="float">
            <text:p>3246</text:p>
          </table:table-cell>
          <table:table-cell table:formula="of:=[.$G$22]*INT([.M213]/([.$G$22]*[.$F$20]/[.$G$21]))" office:value-type="float" office:value="3240" calcext:value-type="float">
            <text:p>3240</text:p>
          </table:table-cell>
          <table:table-cell table:formula="of:=[.O213]-[.O212]" office:value-type="float" office:value="8" calcext:value-type="float">
            <text:p>8</text:p>
          </table:table-cell>
          <table:table-cell table:formula="of:=[.$B$44]+[.$B$46]*([.O213]-[.$B$45])/[.$B$47]" office:value-type="float" office:value="18.666" calcext:value-type="float">
            <text:p>18.666</text:p>
          </table:table-cell>
          <table:table-cell table:formula="of:=TRUNC([.Q213];2)" office:value-type="float" office:value="18.66" calcext:value-type="float">
            <text:p>18.66</text:p>
          </table:table-cell>
          <table:table-cell table:formula="of:=[.R213]-[.K213]" office:value-type="float" office:value="-0.00600000000000733" calcext:value-type="float">
            <text:p>-0.006000000000007</text:p>
          </table:table-cell>
          <table:table-cell table:number-columns-repeated="1005"/>
        </table:table-row>
        <table:table-row table:style-name="ro1">
          <table:table-cell table:formula="of:=[.A213]-[.$B$46]" office:value-type="float" office:value="-19.053" calcext:value-type="float">
            <text:p>-19.053</text:p>
          </table:table-cell>
          <table:table-cell table:formula="of:=((0.01*[.A214]/[.$F$4])+(1.25/[.$F$4])*(([.$F$3]+[.$F$4])/([.$F$5]+[.$F$3])))*1000" office:value-type="float" office:value="6.74453703703704" calcext:value-type="float">
            <text:p>6.74453703703704</text:p>
          </table:table-cell>
          <table:table-cell table:formula="of:=ROUND((([.B214]/1000)*[.$F$10]*[.$H$12])-[.$H$11];5)" office:value-type="float" office:value="0.70082" calcext:value-type="float">
            <text:p>0.70082</text:p>
          </table:table-cell>
          <table:table-cell table:formula="of:=INT([.C214]/([.$F$20]/[.$G$21]))" office:value-type="float" office:value="869" calcext:value-type="float">
            <text:p>869</text:p>
          </table:table-cell>
          <table:table-cell table:formula="of:=[.$G$22]*INT([.C214]/([.$G$22]*[.$F$20]/[.$G$21]))" office:value-type="float" office:value="864" calcext:value-type="float">
            <text:p>864</text:p>
          </table:table-cell>
          <table:table-cell table:formula="of:=[.E213]-[.E214]" office:value-type="float" office:value="8" calcext:value-type="float">
            <text:p>8</text:p>
          </table:table-cell>
          <table:table-cell table:formula="of:=[.$B$44]+[.$B$46]*([.E214]-[.$B$45])/[.$B$47]" office:value-type="float" office:value="-19.053" calcext:value-type="float">
            <text:p>-19.053</text:p>
          </table:table-cell>
          <table:table-cell table:formula="of:=TRUNC([.G214];2)" office:value-type="float" office:value="-19.05" calcext:value-type="float">
            <text:p>-19.05</text:p>
          </table:table-cell>
          <table:table-cell table:formula="of:=[.H214]-[.A214]" office:value-type="float" office:value="0.00300000000000367" calcext:value-type="float">
            <text:p>0.003000000000004</text:p>
          </table:table-cell>
          <table:table-cell/>
          <table:table-cell table:formula="of:=[.K213]+[.$B$46]" office:value-type="float" office:value="18.793" calcext:value-type="float">
            <text:p>18.793</text:p>
          </table:table-cell>
          <table:table-cell table:formula="of:=((0.01*[.K214]/[.$F$4])+(1.25/[.$F$4])*(([.$F$3]+[.$F$4])/([.$F$5]+[.$F$3])))*1000" office:value-type="float" office:value="17.2573148148148" calcext:value-type="float">
            <text:p>17.2573148148148</text:p>
          </table:table-cell>
          <table:table-cell table:formula="of:=ROUND((([.L214]/1000)*[.$F$10]*[.$H$12])-[.$H$11];5)" office:value-type="float" office:value="2.62181" calcext:value-type="float">
            <text:p>2.62181</text:p>
          </table:table-cell>
          <table:table-cell table:formula="of:=INT([.M214]/([.$F$20]/[.$G$21]))" office:value-type="float" office:value="3254" calcext:value-type="float">
            <text:p>3254</text:p>
          </table:table-cell>
          <table:table-cell table:formula="of:=[.$G$22]*INT([.M214]/([.$G$22]*[.$F$20]/[.$G$21]))" office:value-type="float" office:value="3248" calcext:value-type="float">
            <text:p>3248</text:p>
          </table:table-cell>
          <table:table-cell table:formula="of:=[.O214]-[.O213]" office:value-type="float" office:value="8" calcext:value-type="float">
            <text:p>8</text:p>
          </table:table-cell>
          <table:table-cell table:formula="of:=[.$B$44]+[.$B$46]*([.O214]-[.$B$45])/[.$B$47]" office:value-type="float" office:value="18.793" calcext:value-type="float">
            <text:p>18.793</text:p>
          </table:table-cell>
          <table:table-cell table:formula="of:=TRUNC([.Q214];2)" office:value-type="float" office:value="18.79" calcext:value-type="float">
            <text:p>18.79</text:p>
          </table:table-cell>
          <table:table-cell table:formula="of:=[.R214]-[.K214]" office:value-type="float" office:value="-0.00300000000000722" calcext:value-type="float">
            <text:p>-0.003000000000007</text:p>
          </table:table-cell>
          <table:table-cell table:number-columns-repeated="1005"/>
        </table:table-row>
        <table:table-row table:style-name="ro1">
          <table:table-cell table:formula="of:=[.A214]-[.$B$46]" office:value-type="float" office:value="-19.18" calcext:value-type="float">
            <text:p>-19.18</text:p>
          </table:table-cell>
          <table:table-cell table:formula="of:=((0.01*[.A215]/[.$F$4])+(1.25/[.$F$4])*(([.$F$3]+[.$F$4])/([.$F$5]+[.$F$3])))*1000" office:value-type="float" office:value="6.70925925925926" calcext:value-type="float">
            <text:p>6.70925925925926</text:p>
          </table:table-cell>
          <table:table-cell table:formula="of:=ROUND((([.B215]/1000)*[.$F$10]*[.$H$12])-[.$H$11];5)" office:value-type="float" office:value="0.69437" calcext:value-type="float">
            <text:p>0.69437</text:p>
          </table:table-cell>
          <table:table-cell table:formula="of:=INT([.C215]/([.$F$20]/[.$G$21]))" office:value-type="float" office:value="861" calcext:value-type="float">
            <text:p>861</text:p>
          </table:table-cell>
          <table:table-cell table:formula="of:=[.$G$22]*INT([.C215]/([.$G$22]*[.$F$20]/[.$G$21]))" office:value-type="float" office:value="856" calcext:value-type="float">
            <text:p>856</text:p>
          </table:table-cell>
          <table:table-cell table:formula="of:=[.E214]-[.E215]" office:value-type="float" office:value="8" calcext:value-type="float">
            <text:p>8</text:p>
          </table:table-cell>
          <table:table-cell table:formula="of:=[.$B$44]+[.$B$46]*([.E215]-[.$B$45])/[.$B$47]" office:value-type="float" office:value="-19.18" calcext:value-type="float">
            <text:p>-19.18</text:p>
          </table:table-cell>
          <table:table-cell table:formula="of:=TRUNC([.G215];2)" office:value-type="float" office:value="-19.18" calcext:value-type="float">
            <text:p>-19.18</text:p>
          </table:table-cell>
          <table:table-cell table:formula="of:=[.H215]-[.A215]" office:value-type="float" office:value="0" calcext:value-type="float">
            <text:p>0</text:p>
          </table:table-cell>
          <table:table-cell/>
          <table:table-cell table:formula="of:=[.K214]+[.$B$46]" office:value-type="float" office:value="18.92" calcext:value-type="float">
            <text:p>18.92</text:p>
          </table:table-cell>
          <table:table-cell table:formula="of:=((0.01*[.K215]/[.$F$4])+(1.25/[.$F$4])*(([.$F$3]+[.$F$4])/([.$F$5]+[.$F$3])))*1000" office:value-type="float" office:value="17.2925925925926" calcext:value-type="float">
            <text:p>17.2925925925926</text:p>
          </table:table-cell>
          <table:table-cell table:formula="of:=ROUND((([.L215]/1000)*[.$F$10]*[.$H$12])-[.$H$11];5)" office:value-type="float" office:value="2.62826" calcext:value-type="float">
            <text:p>2.62826</text:p>
          </table:table-cell>
          <table:table-cell table:formula="of:=INT([.M215]/([.$F$20]/[.$G$21]))" office:value-type="float" office:value="3262" calcext:value-type="float">
            <text:p>3262</text:p>
          </table:table-cell>
          <table:table-cell table:formula="of:=[.$G$22]*INT([.M215]/([.$G$22]*[.$F$20]/[.$G$21]))" office:value-type="float" office:value="3256" calcext:value-type="float">
            <text:p>3256</text:p>
          </table:table-cell>
          <table:table-cell table:formula="of:=[.O215]-[.O214]" office:value-type="float" office:value="8" calcext:value-type="float">
            <text:p>8</text:p>
          </table:table-cell>
          <table:table-cell table:formula="of:=[.$B$44]+[.$B$46]*([.O215]-[.$B$45])/[.$B$47]" office:value-type="float" office:value="18.92" calcext:value-type="float">
            <text:p>18.92</text:p>
          </table:table-cell>
          <table:table-cell table:formula="of:=TRUNC([.Q215];2)" office:value-type="float" office:value="18.92" calcext:value-type="float">
            <text:p>18.92</text:p>
          </table:table-cell>
          <table:table-cell table:formula="of:=[.R215]-[.K2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15]-[.$B$46]" office:value-type="float" office:value="-19.307" calcext:value-type="float">
            <text:p>-19.307</text:p>
          </table:table-cell>
          <table:table-cell table:formula="of:=((0.01*[.A216]/[.$F$4])+(1.25/[.$F$4])*(([.$F$3]+[.$F$4])/([.$F$5]+[.$F$3])))*1000" office:value-type="float" office:value="6.67398148148148" calcext:value-type="float">
            <text:p>6.67398148148148</text:p>
          </table:table-cell>
          <table:table-cell table:formula="of:=ROUND((([.B216]/1000)*[.$F$10]*[.$H$12])-[.$H$11];5)" office:value-type="float" office:value="0.68793" calcext:value-type="float">
            <text:p>0.68793</text:p>
          </table:table-cell>
          <table:table-cell table:formula="of:=INT([.C216]/([.$F$20]/[.$G$21]))" office:value-type="float" office:value="853" calcext:value-type="float">
            <text:p>853</text:p>
          </table:table-cell>
          <table:table-cell table:formula="of:=[.$G$22]*INT([.C216]/([.$G$22]*[.$F$20]/[.$G$21]))" office:value-type="float" office:value="848" calcext:value-type="float">
            <text:p>848</text:p>
          </table:table-cell>
          <table:table-cell table:formula="of:=[.E215]-[.E216]" office:value-type="float" office:value="8" calcext:value-type="float">
            <text:p>8</text:p>
          </table:table-cell>
          <table:table-cell table:formula="of:=[.$B$44]+[.$B$46]*([.E216]-[.$B$45])/[.$B$47]" office:value-type="float" office:value="-19.307" calcext:value-type="float">
            <text:p>-19.307</text:p>
          </table:table-cell>
          <table:table-cell table:formula="of:=TRUNC([.G216];2)" office:value-type="float" office:value="-19.3" calcext:value-type="float">
            <text:p>-19.3</text:p>
          </table:table-cell>
          <table:table-cell table:formula="of:=[.H216]-[.A216]" office:value-type="float" office:value="0.00700000000000145" calcext:value-type="float">
            <text:p>0.007000000000001</text:p>
          </table:table-cell>
          <table:table-cell/>
          <table:table-cell table:formula="of:=[.K215]+[.$B$46]" office:value-type="float" office:value="19.047" calcext:value-type="float">
            <text:p>19.047</text:p>
          </table:table-cell>
          <table:table-cell table:formula="of:=((0.01*[.K216]/[.$F$4])+(1.25/[.$F$4])*(([.$F$3]+[.$F$4])/([.$F$5]+[.$F$3])))*1000" office:value-type="float" office:value="17.3278703703704" calcext:value-type="float">
            <text:p>17.3278703703704</text:p>
          </table:table-cell>
          <table:table-cell table:formula="of:=ROUND((([.L216]/1000)*[.$F$10]*[.$H$12])-[.$H$11];5)" office:value-type="float" office:value="2.6347" calcext:value-type="float">
            <text:p>2.6347</text:p>
          </table:table-cell>
          <table:table-cell table:formula="of:=INT([.M216]/([.$F$20]/[.$G$21]))" office:value-type="float" office:value="3270" calcext:value-type="float">
            <text:p>3270</text:p>
          </table:table-cell>
          <table:table-cell table:formula="of:=[.$G$22]*INT([.M216]/([.$G$22]*[.$F$20]/[.$G$21]))" office:value-type="float" office:value="3264" calcext:value-type="float">
            <text:p>3264</text:p>
          </table:table-cell>
          <table:table-cell table:formula="of:=[.O216]-[.O215]" office:value-type="float" office:value="8" calcext:value-type="float">
            <text:p>8</text:p>
          </table:table-cell>
          <table:table-cell table:formula="of:=[.$B$44]+[.$B$46]*([.O216]-[.$B$45])/[.$B$47]" office:value-type="float" office:value="19.047" calcext:value-type="float">
            <text:p>19.047</text:p>
          </table:table-cell>
          <table:table-cell table:formula="of:=TRUNC([.Q216];2)" office:value-type="float" office:value="19.04" calcext:value-type="float">
            <text:p>19.04</text:p>
          </table:table-cell>
          <table:table-cell table:formula="of:=[.R216]-[.K216]" office:value-type="float" office:value="-0.007000000000005" calcext:value-type="float">
            <text:p>-0.007000000000005</text:p>
          </table:table-cell>
          <table:table-cell table:number-columns-repeated="1005"/>
        </table:table-row>
        <table:table-row table:style-name="ro1">
          <table:table-cell table:formula="of:=[.A216]-[.$B$46]" office:value-type="float" office:value="-19.434" calcext:value-type="float">
            <text:p>-19.434</text:p>
          </table:table-cell>
          <table:table-cell table:formula="of:=((0.01*[.A217]/[.$F$4])+(1.25/[.$F$4])*(([.$F$3]+[.$F$4])/([.$F$5]+[.$F$3])))*1000" office:value-type="float" office:value="6.6387037037037" calcext:value-type="float">
            <text:p>6.6387037037037</text:p>
          </table:table-cell>
          <table:table-cell table:formula="of:=ROUND((([.B217]/1000)*[.$F$10]*[.$H$12])-[.$H$11];5)" office:value-type="float" office:value="0.68148" calcext:value-type="float">
            <text:p>0.68148</text:p>
          </table:table-cell>
          <table:table-cell table:formula="of:=INT([.C217]/([.$F$20]/[.$G$21]))" office:value-type="float" office:value="845" calcext:value-type="float">
            <text:p>845</text:p>
          </table:table-cell>
          <table:table-cell table:formula="of:=[.$G$22]*INT([.C217]/([.$G$22]*[.$F$20]/[.$G$21]))" office:value-type="float" office:value="840" calcext:value-type="float">
            <text:p>840</text:p>
          </table:table-cell>
          <table:table-cell table:formula="of:=[.E216]-[.E217]" office:value-type="float" office:value="8" calcext:value-type="float">
            <text:p>8</text:p>
          </table:table-cell>
          <table:table-cell table:formula="of:=[.$B$44]+[.$B$46]*([.E217]-[.$B$45])/[.$B$47]" office:value-type="float" office:value="-19.434" calcext:value-type="float">
            <text:p>-19.434</text:p>
          </table:table-cell>
          <table:table-cell table:formula="of:=TRUNC([.G217];2)" office:value-type="float" office:value="-19.43" calcext:value-type="float">
            <text:p>-19.43</text:p>
          </table:table-cell>
          <table:table-cell table:formula="of:=[.H217]-[.A217]" office:value-type="float" office:value="0.00400000000000134" calcext:value-type="float">
            <text:p>0.004000000000001</text:p>
          </table:table-cell>
          <table:table-cell/>
          <table:table-cell table:formula="of:=[.K216]+[.$B$46]" office:value-type="float" office:value="19.174" calcext:value-type="float">
            <text:p>19.174</text:p>
          </table:table-cell>
          <table:table-cell table:formula="of:=((0.01*[.K217]/[.$F$4])+(1.25/[.$F$4])*(([.$F$3]+[.$F$4])/([.$F$5]+[.$F$3])))*1000" office:value-type="float" office:value="17.3631481481482" calcext:value-type="float">
            <text:p>17.3631481481482</text:p>
          </table:table-cell>
          <table:table-cell table:formula="of:=ROUND((([.L217]/1000)*[.$F$10]*[.$H$12])-[.$H$11];5)" office:value-type="float" office:value="2.64115" calcext:value-type="float">
            <text:p>2.64115</text:p>
          </table:table-cell>
          <table:table-cell table:formula="of:=INT([.M217]/([.$F$20]/[.$G$21]))" office:value-type="float" office:value="3278" calcext:value-type="float">
            <text:p>3278</text:p>
          </table:table-cell>
          <table:table-cell table:formula="of:=[.$G$22]*INT([.M217]/([.$G$22]*[.$F$20]/[.$G$21]))" office:value-type="float" office:value="3272" calcext:value-type="float">
            <text:p>3272</text:p>
          </table:table-cell>
          <table:table-cell table:formula="of:=[.O217]-[.O216]" office:value-type="float" office:value="8" calcext:value-type="float">
            <text:p>8</text:p>
          </table:table-cell>
          <table:table-cell table:formula="of:=[.$B$44]+[.$B$46]*([.O217]-[.$B$45])/[.$B$47]" office:value-type="float" office:value="19.174" calcext:value-type="float">
            <text:p>19.174</text:p>
          </table:table-cell>
          <table:table-cell table:formula="of:=TRUNC([.Q217];2)" office:value-type="float" office:value="19.17" calcext:value-type="float">
            <text:p>19.17</text:p>
          </table:table-cell>
          <table:table-cell table:formula="of:=[.R217]-[.K217]" office:value-type="float" office:value="-0.00400000000000134" calcext:value-type="float">
            <text:p>-0.004000000000001</text:p>
          </table:table-cell>
          <table:table-cell table:number-columns-repeated="1005"/>
        </table:table-row>
        <table:table-row table:style-name="ro1">
          <table:table-cell table:formula="of:=[.A217]-[.$B$46]" office:value-type="float" office:value="-19.561" calcext:value-type="float">
            <text:p>-19.561</text:p>
          </table:table-cell>
          <table:table-cell table:formula="of:=((0.01*[.A218]/[.$F$4])+(1.25/[.$F$4])*(([.$F$3]+[.$F$4])/([.$F$5]+[.$F$3])))*1000" office:value-type="float" office:value="6.60342592592593" calcext:value-type="float">
            <text:p>6.60342592592593</text:p>
          </table:table-cell>
          <table:table-cell table:formula="of:=ROUND((([.B218]/1000)*[.$F$10]*[.$H$12])-[.$H$11];5)" office:value-type="float" office:value="0.67504" calcext:value-type="float">
            <text:p>0.67504</text:p>
          </table:table-cell>
          <table:table-cell table:formula="of:=INT([.C218]/([.$F$20]/[.$G$21]))" office:value-type="float" office:value="837" calcext:value-type="float">
            <text:p>837</text:p>
          </table:table-cell>
          <table:table-cell table:formula="of:=[.$G$22]*INT([.C218]/([.$G$22]*[.$F$20]/[.$G$21]))" office:value-type="float" office:value="832" calcext:value-type="float">
            <text:p>832</text:p>
          </table:table-cell>
          <table:table-cell table:formula="of:=[.E217]-[.E218]" office:value-type="float" office:value="8" calcext:value-type="float">
            <text:p>8</text:p>
          </table:table-cell>
          <table:table-cell table:formula="of:=[.$B$44]+[.$B$46]*([.E218]-[.$B$45])/[.$B$47]" office:value-type="float" office:value="-19.561" calcext:value-type="float">
            <text:p>-19.561</text:p>
          </table:table-cell>
          <table:table-cell table:formula="of:=TRUNC([.G218];2)" office:value-type="float" office:value="-19.56" calcext:value-type="float">
            <text:p>-19.56</text:p>
          </table:table-cell>
          <table:table-cell table:formula="of:=[.H218]-[.A218]" office:value-type="float" office:value="0.00100000000000122" calcext:value-type="float">
            <text:p>0.001000000000001</text:p>
          </table:table-cell>
          <table:table-cell/>
          <table:table-cell table:formula="of:=[.K217]+[.$B$46]" office:value-type="float" office:value="19.301" calcext:value-type="float">
            <text:p>19.301</text:p>
          </table:table-cell>
          <table:table-cell table:formula="of:=((0.01*[.K218]/[.$F$4])+(1.25/[.$F$4])*(([.$F$3]+[.$F$4])/([.$F$5]+[.$F$3])))*1000" office:value-type="float" office:value="17.3984259259259" calcext:value-type="float">
            <text:p>17.3984259259259</text:p>
          </table:table-cell>
          <table:table-cell table:formula="of:=ROUND((([.L218]/1000)*[.$F$10]*[.$H$12])-[.$H$11];5)" office:value-type="float" office:value="2.64759" calcext:value-type="float">
            <text:p>2.64759</text:p>
          </table:table-cell>
          <table:table-cell table:formula="of:=INT([.M218]/([.$F$20]/[.$G$21]))" office:value-type="float" office:value="3286" calcext:value-type="float">
            <text:p>3286</text:p>
          </table:table-cell>
          <table:table-cell table:formula="of:=[.$G$22]*INT([.M218]/([.$G$22]*[.$F$20]/[.$G$21]))" office:value-type="float" office:value="3280" calcext:value-type="float">
            <text:p>3280</text:p>
          </table:table-cell>
          <table:table-cell table:formula="of:=[.O218]-[.O217]" office:value-type="float" office:value="8" calcext:value-type="float">
            <text:p>8</text:p>
          </table:table-cell>
          <table:table-cell table:formula="of:=[.$B$44]+[.$B$46]*([.O218]-[.$B$45])/[.$B$47]" office:value-type="float" office:value="19.301" calcext:value-type="float">
            <text:p>19.301</text:p>
          </table:table-cell>
          <table:table-cell table:formula="of:=TRUNC([.Q218];2)" office:value-type="float" office:value="19.3" calcext:value-type="float">
            <text:p>19.3</text:p>
          </table:table-cell>
          <table:table-cell table:formula="of:=[.R218]-[.K218]" office:value-type="float" office:value="-0.00100000000000122" calcext:value-type="float">
            <text:p>-0.001000000000001</text:p>
          </table:table-cell>
          <table:table-cell table:number-columns-repeated="1005"/>
        </table:table-row>
        <table:table-row table:style-name="ro1">
          <table:table-cell table:formula="of:=[.A218]-[.$B$46]" office:value-type="float" office:value="-19.688" calcext:value-type="float">
            <text:p>-19.688</text:p>
          </table:table-cell>
          <table:table-cell table:formula="of:=((0.01*[.A219]/[.$F$4])+(1.25/[.$F$4])*(([.$F$3]+[.$F$4])/([.$F$5]+[.$F$3])))*1000" office:value-type="float" office:value="6.56814814814815" calcext:value-type="float">
            <text:p>6.56814814814815</text:p>
          </table:table-cell>
          <table:table-cell table:formula="of:=ROUND((([.B219]/1000)*[.$F$10]*[.$H$12])-[.$H$11];5)" office:value-type="float" office:value="0.66859" calcext:value-type="float">
            <text:p>0.66859</text:p>
          </table:table-cell>
          <table:table-cell table:formula="of:=INT([.C219]/([.$F$20]/[.$G$21]))" office:value-type="float" office:value="829" calcext:value-type="float">
            <text:p>829</text:p>
          </table:table-cell>
          <table:table-cell table:formula="of:=[.$G$22]*INT([.C219]/([.$G$22]*[.$F$20]/[.$G$21]))" office:value-type="float" office:value="824" calcext:value-type="float">
            <text:p>824</text:p>
          </table:table-cell>
          <table:table-cell table:formula="of:=[.E218]-[.E219]" office:value-type="float" office:value="8" calcext:value-type="float">
            <text:p>8</text:p>
          </table:table-cell>
          <table:table-cell table:formula="of:=[.$B$44]+[.$B$46]*([.E219]-[.$B$45])/[.$B$47]" office:value-type="float" office:value="-19.688" calcext:value-type="float">
            <text:p>-19.688</text:p>
          </table:table-cell>
          <table:table-cell table:formula="of:=TRUNC([.G219];2)" office:value-type="float" office:value="-19.68" calcext:value-type="float">
            <text:p>-19.68</text:p>
          </table:table-cell>
          <table:table-cell table:formula="of:=[.H219]-[.A219]" office:value-type="float" office:value="0.00799999999999912" calcext:value-type="float">
            <text:p>0.007999999999999</text:p>
          </table:table-cell>
          <table:table-cell/>
          <table:table-cell table:formula="of:=[.K218]+[.$B$46]" office:value-type="float" office:value="19.428" calcext:value-type="float">
            <text:p>19.428</text:p>
          </table:table-cell>
          <table:table-cell table:formula="of:=((0.01*[.K219]/[.$F$4])+(1.25/[.$F$4])*(([.$F$3]+[.$F$4])/([.$F$5]+[.$F$3])))*1000" office:value-type="float" office:value="17.4337037037037" calcext:value-type="float">
            <text:p>17.4337037037037</text:p>
          </table:table-cell>
          <table:table-cell table:formula="of:=ROUND((([.L219]/1000)*[.$F$10]*[.$H$12])-[.$H$11];5)" office:value-type="float" office:value="2.65404" calcext:value-type="float">
            <text:p>2.65404</text:p>
          </table:table-cell>
          <table:table-cell table:formula="of:=INT([.M219]/([.$F$20]/[.$G$21]))" office:value-type="float" office:value="3294" calcext:value-type="float">
            <text:p>3294</text:p>
          </table:table-cell>
          <table:table-cell table:formula="of:=[.$G$22]*INT([.M219]/([.$G$22]*[.$F$20]/[.$G$21]))" office:value-type="float" office:value="3288" calcext:value-type="float">
            <text:p>3288</text:p>
          </table:table-cell>
          <table:table-cell table:formula="of:=[.O219]-[.O218]" office:value-type="float" office:value="8" calcext:value-type="float">
            <text:p>8</text:p>
          </table:table-cell>
          <table:table-cell table:formula="of:=[.$B$44]+[.$B$46]*([.O219]-[.$B$45])/[.$B$47]" office:value-type="float" office:value="19.428" calcext:value-type="float">
            <text:p>19.428</text:p>
          </table:table-cell>
          <table:table-cell table:formula="of:=TRUNC([.Q219];2)" office:value-type="float" office:value="19.42" calcext:value-type="float">
            <text:p>19.42</text:p>
          </table:table-cell>
          <table:table-cell table:formula="of:=[.R219]-[.K219]" office:value-type="float" office:value="-0.00799999999999912" calcext:value-type="float">
            <text:p>-0.007999999999999</text:p>
          </table:table-cell>
          <table:table-cell table:number-columns-repeated="1005"/>
        </table:table-row>
        <table:table-row table:style-name="ro1">
          <table:table-cell table:formula="of:=[.A219]-[.$B$46]" office:value-type="float" office:value="-19.815" calcext:value-type="float">
            <text:p>-19.815</text:p>
          </table:table-cell>
          <table:table-cell table:formula="of:=((0.01*[.A220]/[.$F$4])+(1.25/[.$F$4])*(([.$F$3]+[.$F$4])/([.$F$5]+[.$F$3])))*1000" office:value-type="float" office:value="6.53287037037037" calcext:value-type="float">
            <text:p>6.53287037037037</text:p>
          </table:table-cell>
          <table:table-cell table:formula="of:=ROUND((([.B220]/1000)*[.$F$10]*[.$H$12])-[.$H$11];5)" office:value-type="float" office:value="0.66214" calcext:value-type="float">
            <text:p>0.66214</text:p>
          </table:table-cell>
          <table:table-cell table:formula="of:=INT([.C220]/([.$F$20]/[.$G$21]))" office:value-type="float" office:value="821" calcext:value-type="float">
            <text:p>821</text:p>
          </table:table-cell>
          <table:table-cell table:formula="of:=[.$G$22]*INT([.C220]/([.$G$22]*[.$F$20]/[.$G$21]))" office:value-type="float" office:value="816" calcext:value-type="float">
            <text:p>816</text:p>
          </table:table-cell>
          <table:table-cell table:formula="of:=[.E219]-[.E220]" office:value-type="float" office:value="8" calcext:value-type="float">
            <text:p>8</text:p>
          </table:table-cell>
          <table:table-cell table:formula="of:=[.$B$44]+[.$B$46]*([.E220]-[.$B$45])/[.$B$47]" office:value-type="float" office:value="-19.815" calcext:value-type="float">
            <text:p>-19.815</text:p>
          </table:table-cell>
          <table:table-cell table:formula="of:=TRUNC([.G220];2)" office:value-type="float" office:value="-19.81" calcext:value-type="float">
            <text:p>-19.81</text:p>
          </table:table-cell>
          <table:table-cell table:formula="of:=[.H220]-[.A220]" office:value-type="float" office:value="0.00499999999999901" calcext:value-type="float">
            <text:p>0.004999999999999</text:p>
          </table:table-cell>
          <table:table-cell/>
          <table:table-cell table:formula="of:=[.K219]+[.$B$46]" office:value-type="float" office:value="19.555" calcext:value-type="float">
            <text:p>19.555</text:p>
          </table:table-cell>
          <table:table-cell table:formula="of:=((0.01*[.K220]/[.$F$4])+(1.25/[.$F$4])*(([.$F$3]+[.$F$4])/([.$F$5]+[.$F$3])))*1000" office:value-type="float" office:value="17.4689814814815" calcext:value-type="float">
            <text:p>17.4689814814815</text:p>
          </table:table-cell>
          <table:table-cell table:formula="of:=ROUND((([.L220]/1000)*[.$F$10]*[.$H$12])-[.$H$11];5)" office:value-type="float" office:value="2.66049" calcext:value-type="float">
            <text:p>2.66049</text:p>
          </table:table-cell>
          <table:table-cell table:formula="of:=INT([.M220]/([.$F$20]/[.$G$21]))" office:value-type="float" office:value="3302" calcext:value-type="float">
            <text:p>3302</text:p>
          </table:table-cell>
          <table:table-cell table:formula="of:=[.$G$22]*INT([.M220]/([.$G$22]*[.$F$20]/[.$G$21]))" office:value-type="float" office:value="3296" calcext:value-type="float">
            <text:p>3296</text:p>
          </table:table-cell>
          <table:table-cell table:formula="of:=[.O220]-[.O219]" office:value-type="float" office:value="8" calcext:value-type="float">
            <text:p>8</text:p>
          </table:table-cell>
          <table:table-cell table:formula="of:=[.$B$44]+[.$B$46]*([.O220]-[.$B$45])/[.$B$47]" office:value-type="float" office:value="19.555" calcext:value-type="float">
            <text:p>19.555</text:p>
          </table:table-cell>
          <table:table-cell table:formula="of:=TRUNC([.Q220];2)" office:value-type="float" office:value="19.55" calcext:value-type="float">
            <text:p>19.55</text:p>
          </table:table-cell>
          <table:table-cell table:formula="of:=[.R220]-[.K220]" office:value-type="float" office:value="-0.00499999999999901" calcext:value-type="float">
            <text:p>-0.004999999999999</text:p>
          </table:table-cell>
          <table:table-cell table:number-columns-repeated="1005"/>
        </table:table-row>
        <table:table-row table:style-name="ro1">
          <table:table-cell table:formula="of:=[.A220]-[.$B$46]" office:value-type="float" office:value="-19.942" calcext:value-type="float">
            <text:p>-19.942</text:p>
          </table:table-cell>
          <table:table-cell table:formula="of:=((0.01*[.A221]/[.$F$4])+(1.25/[.$F$4])*(([.$F$3]+[.$F$4])/([.$F$5]+[.$F$3])))*1000" office:value-type="float" office:value="6.4975925925926" calcext:value-type="float">
            <text:p>6.4975925925926</text:p>
          </table:table-cell>
          <table:table-cell table:formula="of:=ROUND((([.B221]/1000)*[.$F$10]*[.$H$12])-[.$H$11];5)" office:value-type="float" office:value="0.6557" calcext:value-type="float">
            <text:p>0.6557</text:p>
          </table:table-cell>
          <table:table-cell table:formula="of:=INT([.C221]/([.$F$20]/[.$G$21]))" office:value-type="float" office:value="813" calcext:value-type="float">
            <text:p>813</text:p>
          </table:table-cell>
          <table:table-cell table:formula="of:=[.$G$22]*INT([.C221]/([.$G$22]*[.$F$20]/[.$G$21]))" office:value-type="float" office:value="808" calcext:value-type="float">
            <text:p>808</text:p>
          </table:table-cell>
          <table:table-cell table:formula="of:=[.E220]-[.E221]" office:value-type="float" office:value="8" calcext:value-type="float">
            <text:p>8</text:p>
          </table:table-cell>
          <table:table-cell table:formula="of:=[.$B$44]+[.$B$46]*([.E221]-[.$B$45])/[.$B$47]" office:value-type="float" office:value="-19.942" calcext:value-type="float">
            <text:p>-19.942</text:p>
          </table:table-cell>
          <table:table-cell table:formula="of:=TRUNC([.G221];2)" office:value-type="float" office:value="-19.94" calcext:value-type="float">
            <text:p>-19.94</text:p>
          </table:table-cell>
          <table:table-cell table:formula="of:=[.H221]-[.A221]" office:value-type="float" office:value="0.00199999999999534" calcext:value-type="float">
            <text:p>0.001999999999995</text:p>
          </table:table-cell>
          <table:table-cell/>
          <table:table-cell table:formula="of:=[.K220]+[.$B$46]" office:value-type="float" office:value="19.682" calcext:value-type="float">
            <text:p>19.682</text:p>
          </table:table-cell>
          <table:table-cell table:formula="of:=((0.01*[.K221]/[.$F$4])+(1.25/[.$F$4])*(([.$F$3]+[.$F$4])/([.$F$5]+[.$F$3])))*1000" office:value-type="float" office:value="17.5042592592593" calcext:value-type="float">
            <text:p>17.5042592592593</text:p>
          </table:table-cell>
          <table:table-cell table:formula="of:=ROUND((([.L221]/1000)*[.$F$10]*[.$H$12])-[.$H$11];5)" office:value-type="float" office:value="2.66693" calcext:value-type="float">
            <text:p>2.66693</text:p>
          </table:table-cell>
          <table:table-cell table:formula="of:=INT([.M221]/([.$F$20]/[.$G$21]))" office:value-type="float" office:value="3310" calcext:value-type="float">
            <text:p>3310</text:p>
          </table:table-cell>
          <table:table-cell table:formula="of:=[.$G$22]*INT([.M221]/([.$G$22]*[.$F$20]/[.$G$21]))" office:value-type="float" office:value="3304" calcext:value-type="float">
            <text:p>3304</text:p>
          </table:table-cell>
          <table:table-cell table:formula="of:=[.O221]-[.O220]" office:value-type="float" office:value="8" calcext:value-type="float">
            <text:p>8</text:p>
          </table:table-cell>
          <table:table-cell table:formula="of:=[.$B$44]+[.$B$46]*([.O221]-[.$B$45])/[.$B$47]" office:value-type="float" office:value="19.682" calcext:value-type="float">
            <text:p>19.682</text:p>
          </table:table-cell>
          <table:table-cell table:formula="of:=TRUNC([.Q221];2)" office:value-type="float" office:value="19.68" calcext:value-type="float">
            <text:p>19.68</text:p>
          </table:table-cell>
          <table:table-cell table:formula="of:=[.R221]-[.K221]" office:value-type="float" office:value="-0.00199999999999889" calcext:value-type="float">
            <text:p>-0.001999999999999</text:p>
          </table:table-cell>
          <table:table-cell table:number-columns-repeated="1005"/>
        </table:table-row>
        <table:table-row table:style-name="ro1">
          <table:table-cell table:formula="of:=[.A221]-[.$B$46]" office:value-type="float" office:value="-20.069" calcext:value-type="float">
            <text:p>-20.069</text:p>
          </table:table-cell>
          <table:table-cell table:formula="of:=((0.01*[.A222]/[.$F$4])+(1.25/[.$F$4])*(([.$F$3]+[.$F$4])/([.$F$5]+[.$F$3])))*1000" office:value-type="float" office:value="6.46231481481482" calcext:value-type="float">
            <text:p>6.46231481481482</text:p>
          </table:table-cell>
          <table:table-cell table:formula="of:=ROUND((([.B222]/1000)*[.$F$10]*[.$H$12])-[.$H$11];5)" office:value-type="float" office:value="0.64925" calcext:value-type="float">
            <text:p>0.64925</text:p>
          </table:table-cell>
          <table:table-cell table:formula="of:=INT([.C222]/([.$F$20]/[.$G$21]))" office:value-type="float" office:value="805" calcext:value-type="float">
            <text:p>805</text:p>
          </table:table-cell>
          <table:table-cell table:formula="of:=[.$G$22]*INT([.C222]/([.$G$22]*[.$F$20]/[.$G$21]))" office:value-type="float" office:value="800" calcext:value-type="float">
            <text:p>800</text:p>
          </table:table-cell>
          <table:table-cell table:formula="of:=[.E221]-[.E222]" office:value-type="float" office:value="8" calcext:value-type="float">
            <text:p>8</text:p>
          </table:table-cell>
          <table:table-cell table:formula="of:=[.$B$44]+[.$B$46]*([.E222]-[.$B$45])/[.$B$47]" office:value-type="float" office:value="-20.069" calcext:value-type="float">
            <text:p>-20.069</text:p>
          </table:table-cell>
          <table:table-cell table:formula="of:=TRUNC([.G222];2)" office:value-type="float" office:value="-20.06" calcext:value-type="float">
            <text:p>-20.06</text:p>
          </table:table-cell>
          <table:table-cell table:formula="of:=[.H222]-[.A222]" office:value-type="float" office:value="0.00899999999999679" calcext:value-type="float">
            <text:p>0.008999999999997</text:p>
          </table:table-cell>
          <table:table-cell/>
          <table:table-cell table:formula="of:=[.K221]+[.$B$46]" office:value-type="float" office:value="19.809" calcext:value-type="float">
            <text:p>19.809</text:p>
          </table:table-cell>
          <table:table-cell table:formula="of:=((0.01*[.K222]/[.$F$4])+(1.25/[.$F$4])*(([.$F$3]+[.$F$4])/([.$F$5]+[.$F$3])))*1000" office:value-type="float" office:value="17.539537037037" calcext:value-type="float">
            <text:p>17.539537037037</text:p>
          </table:table-cell>
          <table:table-cell table:formula="of:=ROUND((([.L222]/1000)*[.$F$10]*[.$H$12])-[.$H$11];5)" office:value-type="float" office:value="2.67338" calcext:value-type="float">
            <text:p>2.67338</text:p>
          </table:table-cell>
          <table:table-cell table:formula="of:=INT([.M222]/([.$F$20]/[.$G$21]))" office:value-type="float" office:value="3318" calcext:value-type="float">
            <text:p>3318</text:p>
          </table:table-cell>
          <table:table-cell table:formula="of:=[.$G$22]*INT([.M222]/([.$G$22]*[.$F$20]/[.$G$21]))" office:value-type="float" office:value="3312" calcext:value-type="float">
            <text:p>3312</text:p>
          </table:table-cell>
          <table:table-cell table:formula="of:=[.O222]-[.O221]" office:value-type="float" office:value="8" calcext:value-type="float">
            <text:p>8</text:p>
          </table:table-cell>
          <table:table-cell table:formula="of:=[.$B$44]+[.$B$46]*([.O222]-[.$B$45])/[.$B$47]" office:value-type="float" office:value="19.809" calcext:value-type="float">
            <text:p>19.809</text:p>
          </table:table-cell>
          <table:table-cell table:formula="of:=TRUNC([.Q222];2)" office:value-type="float" office:value="19.8" calcext:value-type="float">
            <text:p>19.8</text:p>
          </table:table-cell>
          <table:table-cell table:formula="of:=[.R222]-[.K222]" office:value-type="float" office:value="-0.00899999999999679" calcext:value-type="float">
            <text:p>-0.008999999999997</text:p>
          </table:table-cell>
          <table:table-cell table:number-columns-repeated="1005"/>
        </table:table-row>
        <table:table-row table:style-name="ro1">
          <table:table-cell table:formula="of:=[.A222]-[.$B$46]" office:value-type="float" office:value="-20.196" calcext:value-type="float">
            <text:p>-20.196</text:p>
          </table:table-cell>
          <table:table-cell table:formula="of:=((0.01*[.A223]/[.$F$4])+(1.25/[.$F$4])*(([.$F$3]+[.$F$4])/([.$F$5]+[.$F$3])))*1000" office:value-type="float" office:value="6.42703703703704" calcext:value-type="float">
            <text:p>6.42703703703704</text:p>
          </table:table-cell>
          <table:table-cell table:formula="of:=ROUND((([.B223]/1000)*[.$F$10]*[.$H$12])-[.$H$11];5)" office:value-type="float" office:value="0.6428" calcext:value-type="float">
            <text:p>0.6428</text:p>
          </table:table-cell>
          <table:table-cell table:formula="of:=INT([.C223]/([.$F$20]/[.$G$21]))" office:value-type="float" office:value="797" calcext:value-type="float">
            <text:p>797</text:p>
          </table:table-cell>
          <table:table-cell table:formula="of:=[.$G$22]*INT([.C223]/([.$G$22]*[.$F$20]/[.$G$21]))" office:value-type="float" office:value="792" calcext:value-type="float">
            <text:p>792</text:p>
          </table:table-cell>
          <table:table-cell table:formula="of:=[.E222]-[.E223]" office:value-type="float" office:value="8" calcext:value-type="float">
            <text:p>8</text:p>
          </table:table-cell>
          <table:table-cell table:formula="of:=[.$B$44]+[.$B$46]*([.E223]-[.$B$45])/[.$B$47]" office:value-type="float" office:value="-20.196" calcext:value-type="float">
            <text:p>-20.196</text:p>
          </table:table-cell>
          <table:table-cell table:formula="of:=TRUNC([.G223];2)" office:value-type="float" office:value="-20.19" calcext:value-type="float">
            <text:p>-20.19</text:p>
          </table:table-cell>
          <table:table-cell table:formula="of:=[.H223]-[.A223]" office:value-type="float" office:value="0.00599999999999312" calcext:value-type="float">
            <text:p>0.005999999999993</text:p>
          </table:table-cell>
          <table:table-cell/>
          <table:table-cell table:formula="of:=[.K222]+[.$B$46]" office:value-type="float" office:value="19.936" calcext:value-type="float">
            <text:p>19.936</text:p>
          </table:table-cell>
          <table:table-cell table:formula="of:=((0.01*[.K223]/[.$F$4])+(1.25/[.$F$4])*(([.$F$3]+[.$F$4])/([.$F$5]+[.$F$3])))*1000" office:value-type="float" office:value="17.5748148148148" calcext:value-type="float">
            <text:p>17.5748148148148</text:p>
          </table:table-cell>
          <table:table-cell table:formula="of:=ROUND((([.L223]/1000)*[.$F$10]*[.$H$12])-[.$H$11];5)" office:value-type="float" office:value="2.67983" calcext:value-type="float">
            <text:p>2.67983</text:p>
          </table:table-cell>
          <table:table-cell table:formula="of:=INT([.M223]/([.$F$20]/[.$G$21]))" office:value-type="float" office:value="3326" calcext:value-type="float">
            <text:p>3326</text:p>
          </table:table-cell>
          <table:table-cell table:formula="of:=[.$G$22]*INT([.M223]/([.$G$22]*[.$F$20]/[.$G$21]))" office:value-type="float" office:value="3320" calcext:value-type="float">
            <text:p>3320</text:p>
          </table:table-cell>
          <table:table-cell table:formula="of:=[.O223]-[.O222]" office:value-type="float" office:value="8" calcext:value-type="float">
            <text:p>8</text:p>
          </table:table-cell>
          <table:table-cell table:formula="of:=[.$B$44]+[.$B$46]*([.O223]-[.$B$45])/[.$B$47]" office:value-type="float" office:value="19.936" calcext:value-type="float">
            <text:p>19.936</text:p>
          </table:table-cell>
          <table:table-cell table:formula="of:=TRUNC([.Q223];2)" office:value-type="float" office:value="19.93" calcext:value-type="float">
            <text:p>19.93</text:p>
          </table:table-cell>
          <table:table-cell table:formula="of:=[.R223]-[.K223]" office:value-type="float" office:value="-0.00599999999999667" calcext:value-type="float">
            <text:p>-0.005999999999997</text:p>
          </table:table-cell>
          <table:table-cell table:number-columns-repeated="1005"/>
        </table:table-row>
        <table:table-row table:style-name="ro1">
          <table:table-cell table:formula="of:=[.A223]-[.$B$46]" office:value-type="float" office:value="-20.323" calcext:value-type="float">
            <text:p>-20.323</text:p>
          </table:table-cell>
          <table:table-cell table:formula="of:=((0.01*[.A224]/[.$F$4])+(1.25/[.$F$4])*(([.$F$3]+[.$F$4])/([.$F$5]+[.$F$3])))*1000" office:value-type="float" office:value="6.39175925925926" calcext:value-type="float">
            <text:p>6.39175925925926</text:p>
          </table:table-cell>
          <table:table-cell table:formula="of:=ROUND((([.B224]/1000)*[.$F$10]*[.$H$12])-[.$H$11];5)" office:value-type="float" office:value="0.63636" calcext:value-type="float">
            <text:p>0.63636</text:p>
          </table:table-cell>
          <table:table-cell table:formula="of:=INT([.C224]/([.$F$20]/[.$G$21]))" office:value-type="float" office:value="789" calcext:value-type="float">
            <text:p>789</text:p>
          </table:table-cell>
          <table:table-cell table:formula="of:=[.$G$22]*INT([.C224]/([.$G$22]*[.$F$20]/[.$G$21]))" office:value-type="float" office:value="784" calcext:value-type="float">
            <text:p>784</text:p>
          </table:table-cell>
          <table:table-cell table:formula="of:=[.E223]-[.E224]" office:value-type="float" office:value="8" calcext:value-type="float">
            <text:p>8</text:p>
          </table:table-cell>
          <table:table-cell table:formula="of:=[.$B$44]+[.$B$46]*([.E224]-[.$B$45])/[.$B$47]" office:value-type="float" office:value="-20.323" calcext:value-type="float">
            <text:p>-20.323</text:p>
          </table:table-cell>
          <table:table-cell table:formula="of:=TRUNC([.G224];2)" office:value-type="float" office:value="-20.32" calcext:value-type="float">
            <text:p>-20.32</text:p>
          </table:table-cell>
          <table:table-cell table:formula="of:=[.H224]-[.A224]" office:value-type="float" office:value="0.00299999999999301" calcext:value-type="float">
            <text:p>0.002999999999993</text:p>
          </table:table-cell>
          <table:table-cell/>
          <table:table-cell table:formula="of:=[.K223]+[.$B$46]" office:value-type="float" office:value="20.063" calcext:value-type="float">
            <text:p>20.063</text:p>
          </table:table-cell>
          <table:table-cell table:formula="of:=((0.01*[.K224]/[.$F$4])+(1.25/[.$F$4])*(([.$F$3]+[.$F$4])/([.$F$5]+[.$F$3])))*1000" office:value-type="float" office:value="17.6100925925926" calcext:value-type="float">
            <text:p>17.6100925925926</text:p>
          </table:table-cell>
          <table:table-cell table:formula="of:=ROUND((([.L224]/1000)*[.$F$10]*[.$H$12])-[.$H$11];5)" office:value-type="float" office:value="2.68627" calcext:value-type="float">
            <text:p>2.68627</text:p>
          </table:table-cell>
          <table:table-cell table:formula="of:=INT([.M224]/([.$F$20]/[.$G$21]))" office:value-type="float" office:value="3334" calcext:value-type="float">
            <text:p>3334</text:p>
          </table:table-cell>
          <table:table-cell table:formula="of:=[.$G$22]*INT([.M224]/([.$G$22]*[.$F$20]/[.$G$21]))" office:value-type="float" office:value="3328" calcext:value-type="float">
            <text:p>3328</text:p>
          </table:table-cell>
          <table:table-cell table:formula="of:=[.O224]-[.O223]" office:value-type="float" office:value="8" calcext:value-type="float">
            <text:p>8</text:p>
          </table:table-cell>
          <table:table-cell table:formula="of:=[.$B$44]+[.$B$46]*([.O224]-[.$B$45])/[.$B$47]" office:value-type="float" office:value="20.063" calcext:value-type="float">
            <text:p>20.063</text:p>
          </table:table-cell>
          <table:table-cell table:formula="of:=TRUNC([.Q224];2)" office:value-type="float" office:value="20.06" calcext:value-type="float">
            <text:p>20.06</text:p>
          </table:table-cell>
          <table:table-cell table:formula="of:=[.R224]-[.K224]" office:value-type="float" office:value="-0.00299999999999656" calcext:value-type="float">
            <text:p>-0.002999999999997</text:p>
          </table:table-cell>
          <table:table-cell table:number-columns-repeated="1005"/>
        </table:table-row>
        <table:table-row table:style-name="ro1">
          <table:table-cell table:formula="of:=[.A224]-[.$B$46]" office:value-type="float" office:value="-20.45" calcext:value-type="float">
            <text:p>-20.45</text:p>
          </table:table-cell>
          <table:table-cell table:formula="of:=((0.01*[.A225]/[.$F$4])+(1.25/[.$F$4])*(([.$F$3]+[.$F$4])/([.$F$5]+[.$F$3])))*1000" office:value-type="float" office:value="6.35648148148149" calcext:value-type="float">
            <text:p>6.35648148148149</text:p>
          </table:table-cell>
          <table:table-cell table:formula="of:=ROUND((([.B225]/1000)*[.$F$10]*[.$H$12])-[.$H$11];5)" office:value-type="float" office:value="0.62991" calcext:value-type="float">
            <text:p>0.62991</text:p>
          </table:table-cell>
          <table:table-cell table:formula="of:=INT([.C225]/([.$F$20]/[.$G$21]))" office:value-type="float" office:value="781" calcext:value-type="float">
            <text:p>781</text:p>
          </table:table-cell>
          <table:table-cell table:formula="of:=[.$G$22]*INT([.C225]/([.$G$22]*[.$F$20]/[.$G$21]))" office:value-type="float" office:value="776" calcext:value-type="float">
            <text:p>776</text:p>
          </table:table-cell>
          <table:table-cell table:formula="of:=[.E224]-[.E225]" office:value-type="float" office:value="8" calcext:value-type="float">
            <text:p>8</text:p>
          </table:table-cell>
          <table:table-cell table:formula="of:=[.$B$44]+[.$B$46]*([.E225]-[.$B$45])/[.$B$47]" office:value-type="float" office:value="-20.45" calcext:value-type="float">
            <text:p>-20.45</text:p>
          </table:table-cell>
          <table:table-cell table:formula="of:=TRUNC([.G225];2)" office:value-type="float" office:value="-20.45" calcext:value-type="float">
            <text:p>-20.45</text:p>
          </table:table-cell>
          <table:table-cell table:formula="of:=[.H225]-[.A225]" office:value-type="float" office:value="0" calcext:value-type="float">
            <text:p>0</text:p>
          </table:table-cell>
          <table:table-cell/>
          <table:table-cell table:formula="of:=[.K224]+[.$B$46]" office:value-type="float" office:value="20.19" calcext:value-type="float">
            <text:p>20.19</text:p>
          </table:table-cell>
          <table:table-cell table:formula="of:=((0.01*[.K225]/[.$F$4])+(1.25/[.$F$4])*(([.$F$3]+[.$F$4])/([.$F$5]+[.$F$3])))*1000" office:value-type="float" office:value="17.6453703703704" calcext:value-type="float">
            <text:p>17.6453703703704</text:p>
          </table:table-cell>
          <table:table-cell table:formula="of:=ROUND((([.L225]/1000)*[.$F$10]*[.$H$12])-[.$H$11];5)" office:value-type="float" office:value="2.69272" calcext:value-type="float">
            <text:p>2.69272</text:p>
          </table:table-cell>
          <table:table-cell table:formula="of:=INT([.M225]/([.$F$20]/[.$G$21]))" office:value-type="float" office:value="3342" calcext:value-type="float">
            <text:p>3342</text:p>
          </table:table-cell>
          <table:table-cell table:formula="of:=[.$G$22]*INT([.M225]/([.$G$22]*[.$F$20]/[.$G$21]))" office:value-type="float" office:value="3336" calcext:value-type="float">
            <text:p>3336</text:p>
          </table:table-cell>
          <table:table-cell table:formula="of:=[.O225]-[.O224]" office:value-type="float" office:value="8" calcext:value-type="float">
            <text:p>8</text:p>
          </table:table-cell>
          <table:table-cell table:formula="of:=[.$B$44]+[.$B$46]*([.O225]-[.$B$45])/[.$B$47]" office:value-type="float" office:value="20.19" calcext:value-type="float">
            <text:p>20.19</text:p>
          </table:table-cell>
          <table:table-cell table:formula="of:=TRUNC([.Q225];2)" office:value-type="float" office:value="20.19" calcext:value-type="float">
            <text:p>20.19</text:p>
          </table:table-cell>
          <table:table-cell table:formula="of:=[.R225]-[.K22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25]-[.$B$46]" office:value-type="float" office:value="-20.577" calcext:value-type="float">
            <text:p>-20.577</text:p>
          </table:table-cell>
          <table:table-cell table:formula="of:=((0.01*[.A226]/[.$F$4])+(1.25/[.$F$4])*(([.$F$3]+[.$F$4])/([.$F$5]+[.$F$3])))*1000" office:value-type="float" office:value="6.32120370370371" calcext:value-type="float">
            <text:p>6.32120370370371</text:p>
          </table:table-cell>
          <table:table-cell table:formula="of:=ROUND((([.B226]/1000)*[.$F$10]*[.$H$12])-[.$H$11];5)" office:value-type="float" office:value="0.62347" calcext:value-type="float">
            <text:p>0.62347</text:p>
          </table:table-cell>
          <table:table-cell table:formula="of:=INT([.C226]/([.$F$20]/[.$G$21]))" office:value-type="float" office:value="773" calcext:value-type="float">
            <text:p>773</text:p>
          </table:table-cell>
          <table:table-cell table:formula="of:=[.$G$22]*INT([.C226]/([.$G$22]*[.$F$20]/[.$G$21]))" office:value-type="float" office:value="768" calcext:value-type="float">
            <text:p>768</text:p>
          </table:table-cell>
          <table:table-cell table:formula="of:=[.E225]-[.E226]" office:value-type="float" office:value="8" calcext:value-type="float">
            <text:p>8</text:p>
          </table:table-cell>
          <table:table-cell table:formula="of:=[.$B$44]+[.$B$46]*([.E226]-[.$B$45])/[.$B$47]" office:value-type="float" office:value="-20.577" calcext:value-type="float">
            <text:p>-20.577</text:p>
          </table:table-cell>
          <table:table-cell table:formula="of:=TRUNC([.G226];2)" office:value-type="float" office:value="-20.57" calcext:value-type="float">
            <text:p>-20.57</text:p>
          </table:table-cell>
          <table:table-cell table:formula="of:=[.H226]-[.A226]" office:value-type="float" office:value="0.00699999999999079" calcext:value-type="float">
            <text:p>0.006999999999991</text:p>
          </table:table-cell>
          <table:table-cell/>
          <table:table-cell table:formula="of:=[.K225]+[.$B$46]" office:value-type="float" office:value="20.317" calcext:value-type="float">
            <text:p>20.317</text:p>
          </table:table-cell>
          <table:table-cell table:formula="of:=((0.01*[.K226]/[.$F$4])+(1.25/[.$F$4])*(([.$F$3]+[.$F$4])/([.$F$5]+[.$F$3])))*1000" office:value-type="float" office:value="17.6806481481481" calcext:value-type="float">
            <text:p>17.6806481481481</text:p>
          </table:table-cell>
          <table:table-cell table:formula="of:=ROUND((([.L226]/1000)*[.$F$10]*[.$H$12])-[.$H$11];5)" office:value-type="float" office:value="2.69916" calcext:value-type="float">
            <text:p>2.69916</text:p>
          </table:table-cell>
          <table:table-cell table:formula="of:=INT([.M226]/([.$F$20]/[.$G$21]))" office:value-type="float" office:value="3350" calcext:value-type="float">
            <text:p>3350</text:p>
          </table:table-cell>
          <table:table-cell table:formula="of:=[.$G$22]*INT([.M226]/([.$G$22]*[.$F$20]/[.$G$21]))" office:value-type="float" office:value="3344" calcext:value-type="float">
            <text:p>3344</text:p>
          </table:table-cell>
          <table:table-cell table:formula="of:=[.O226]-[.O225]" office:value-type="float" office:value="8" calcext:value-type="float">
            <text:p>8</text:p>
          </table:table-cell>
          <table:table-cell table:formula="of:=[.$B$44]+[.$B$46]*([.O226]-[.$B$45])/[.$B$47]" office:value-type="float" office:value="20.317" calcext:value-type="float">
            <text:p>20.317</text:p>
          </table:table-cell>
          <table:table-cell table:formula="of:=TRUNC([.Q226];2)" office:value-type="float" office:value="20.31" calcext:value-type="float">
            <text:p>20.31</text:p>
          </table:table-cell>
          <table:table-cell table:formula="of:=[.R226]-[.K226]" office:value-type="float" office:value="-0.00699999999999434" calcext:value-type="float">
            <text:p>-0.006999999999994</text:p>
          </table:table-cell>
          <table:table-cell table:number-columns-repeated="1005"/>
        </table:table-row>
        <table:table-row table:style-name="ro1">
          <table:table-cell table:formula="of:=[.A226]-[.$B$46]" office:value-type="float" office:value="-20.704" calcext:value-type="float">
            <text:p>-20.704</text:p>
          </table:table-cell>
          <table:table-cell table:formula="of:=((0.01*[.A227]/[.$F$4])+(1.25/[.$F$4])*(([.$F$3]+[.$F$4])/([.$F$5]+[.$F$3])))*1000" office:value-type="float" office:value="6.28592592592593" calcext:value-type="float">
            <text:p>6.28592592592593</text:p>
          </table:table-cell>
          <table:table-cell table:formula="of:=ROUND((([.B227]/1000)*[.$F$10]*[.$H$12])-[.$H$11];5)" office:value-type="float" office:value="0.61702" calcext:value-type="float">
            <text:p>0.61702</text:p>
          </table:table-cell>
          <table:table-cell table:formula="of:=INT([.C227]/([.$F$20]/[.$G$21]))" office:value-type="float" office:value="765" calcext:value-type="float">
            <text:p>765</text:p>
          </table:table-cell>
          <table:table-cell table:formula="of:=[.$G$22]*INT([.C227]/([.$G$22]*[.$F$20]/[.$G$21]))" office:value-type="float" office:value="760" calcext:value-type="float">
            <text:p>760</text:p>
          </table:table-cell>
          <table:table-cell table:formula="of:=[.E226]-[.E227]" office:value-type="float" office:value="8" calcext:value-type="float">
            <text:p>8</text:p>
          </table:table-cell>
          <table:table-cell table:formula="of:=[.$B$44]+[.$B$46]*([.E227]-[.$B$45])/[.$B$47]" office:value-type="float" office:value="-20.704" calcext:value-type="float">
            <text:p>-20.704</text:p>
          </table:table-cell>
          <table:table-cell table:formula="of:=TRUNC([.G227];2)" office:value-type="float" office:value="-20.7" calcext:value-type="float">
            <text:p>-20.7</text:p>
          </table:table-cell>
          <table:table-cell table:formula="of:=[.H227]-[.A227]" office:value-type="float" office:value="0.00399999999999068" calcext:value-type="float">
            <text:p>0.003999999999991</text:p>
          </table:table-cell>
          <table:table-cell/>
          <table:table-cell table:formula="of:=[.K226]+[.$B$46]" office:value-type="float" office:value="20.444" calcext:value-type="float">
            <text:p>20.444</text:p>
          </table:table-cell>
          <table:table-cell table:formula="of:=((0.01*[.K227]/[.$F$4])+(1.25/[.$F$4])*(([.$F$3]+[.$F$4])/([.$F$5]+[.$F$3])))*1000" office:value-type="float" office:value="17.7159259259259" calcext:value-type="float">
            <text:p>17.7159259259259</text:p>
          </table:table-cell>
          <table:table-cell table:formula="of:=ROUND((([.L227]/1000)*[.$F$10]*[.$H$12])-[.$H$11];5)" office:value-type="float" office:value="2.70561" calcext:value-type="float">
            <text:p>2.70561</text:p>
          </table:table-cell>
          <table:table-cell table:formula="of:=INT([.M227]/([.$F$20]/[.$G$21]))" office:value-type="float" office:value="3358" calcext:value-type="float">
            <text:p>3358</text:p>
          </table:table-cell>
          <table:table-cell table:formula="of:=[.$G$22]*INT([.M227]/([.$G$22]*[.$F$20]/[.$G$21]))" office:value-type="float" office:value="3352" calcext:value-type="float">
            <text:p>3352</text:p>
          </table:table-cell>
          <table:table-cell table:formula="of:=[.O227]-[.O226]" office:value-type="float" office:value="8" calcext:value-type="float">
            <text:p>8</text:p>
          </table:table-cell>
          <table:table-cell table:formula="of:=[.$B$44]+[.$B$46]*([.O227]-[.$B$45])/[.$B$47]" office:value-type="float" office:value="20.444" calcext:value-type="float">
            <text:p>20.444</text:p>
          </table:table-cell>
          <table:table-cell table:formula="of:=TRUNC([.Q227];2)" office:value-type="float" office:value="20.44" calcext:value-type="float">
            <text:p>20.44</text:p>
          </table:table-cell>
          <table:table-cell table:formula="of:=[.R227]-[.K227]" office:value-type="float" office:value="-0.00399999999999068" calcext:value-type="float">
            <text:p>-0.003999999999991</text:p>
          </table:table-cell>
          <table:table-cell table:number-columns-repeated="1005"/>
        </table:table-row>
        <table:table-row table:style-name="ro1">
          <table:table-cell table:formula="of:=[.A227]-[.$B$46]" office:value-type="float" office:value="-20.831" calcext:value-type="float">
            <text:p>-20.831</text:p>
          </table:table-cell>
          <table:table-cell table:formula="of:=((0.01*[.A228]/[.$F$4])+(1.25/[.$F$4])*(([.$F$3]+[.$F$4])/([.$F$5]+[.$F$3])))*1000" office:value-type="float" office:value="6.25064814814815" calcext:value-type="float">
            <text:p>6.25064814814815</text:p>
          </table:table-cell>
          <table:table-cell table:formula="of:=ROUND((([.B228]/1000)*[.$F$10]*[.$H$12])-[.$H$11];5)" office:value-type="float" office:value="0.61057" calcext:value-type="float">
            <text:p>0.61057</text:p>
          </table:table-cell>
          <table:table-cell table:formula="of:=INT([.C228]/([.$F$20]/[.$G$21]))" office:value-type="float" office:value="757" calcext:value-type="float">
            <text:p>757</text:p>
          </table:table-cell>
          <table:table-cell table:formula="of:=[.$G$22]*INT([.C228]/([.$G$22]*[.$F$20]/[.$G$21]))" office:value-type="float" office:value="752" calcext:value-type="float">
            <text:p>752</text:p>
          </table:table-cell>
          <table:table-cell table:formula="of:=[.E227]-[.E228]" office:value-type="float" office:value="8" calcext:value-type="float">
            <text:p>8</text:p>
          </table:table-cell>
          <table:table-cell table:formula="of:=[.$B$44]+[.$B$46]*([.E228]-[.$B$45])/[.$B$47]" office:value-type="float" office:value="-20.831" calcext:value-type="float">
            <text:p>-20.831</text:p>
          </table:table-cell>
          <table:table-cell table:formula="of:=TRUNC([.G228];2)" office:value-type="float" office:value="-20.83" calcext:value-type="float">
            <text:p>-20.83</text:p>
          </table:table-cell>
          <table:table-cell table:formula="of:=[.H228]-[.A228]" office:value-type="float" office:value="0.000999999999990564" calcext:value-type="float">
            <text:p>0.000999999999991</text:p>
          </table:table-cell>
          <table:table-cell/>
          <table:table-cell table:formula="of:=[.K227]+[.$B$46]" office:value-type="float" office:value="20.571" calcext:value-type="float">
            <text:p>20.571</text:p>
          </table:table-cell>
          <table:table-cell table:formula="of:=((0.01*[.K228]/[.$F$4])+(1.25/[.$F$4])*(([.$F$3]+[.$F$4])/([.$F$5]+[.$F$3])))*1000" office:value-type="float" office:value="17.7512037037037" calcext:value-type="float">
            <text:p>17.7512037037037</text:p>
          </table:table-cell>
          <table:table-cell table:formula="of:=ROUND((([.L228]/1000)*[.$F$10]*[.$H$12])-[.$H$11];5)" office:value-type="float" office:value="2.71206" calcext:value-type="float">
            <text:p>2.71206</text:p>
          </table:table-cell>
          <table:table-cell table:formula="of:=INT([.M228]/([.$F$20]/[.$G$21]))" office:value-type="float" office:value="3366" calcext:value-type="float">
            <text:p>3366</text:p>
          </table:table-cell>
          <table:table-cell table:formula="of:=[.$G$22]*INT([.M228]/([.$G$22]*[.$F$20]/[.$G$21]))" office:value-type="float" office:value="3360" calcext:value-type="float">
            <text:p>3360</text:p>
          </table:table-cell>
          <table:table-cell table:formula="of:=[.O228]-[.O227]" office:value-type="float" office:value="8" calcext:value-type="float">
            <text:p>8</text:p>
          </table:table-cell>
          <table:table-cell table:formula="of:=[.$B$44]+[.$B$46]*([.O228]-[.$B$45])/[.$B$47]" office:value-type="float" office:value="20.571" calcext:value-type="float">
            <text:p>20.571</text:p>
          </table:table-cell>
          <table:table-cell table:formula="of:=TRUNC([.Q228];2)" office:value-type="float" office:value="20.57" calcext:value-type="float">
            <text:p>20.57</text:p>
          </table:table-cell>
          <table:table-cell table:formula="of:=[.R228]-[.K228]" office:value-type="float" office:value="-0.000999999999990564" calcext:value-type="float">
            <text:p>-0.000999999999991</text:p>
          </table:table-cell>
          <table:table-cell table:number-columns-repeated="1005"/>
        </table:table-row>
        <table:table-row table:style-name="ro1">
          <table:table-cell table:formula="of:=[.A228]-[.$B$46]" office:value-type="float" office:value="-20.958" calcext:value-type="float">
            <text:p>-20.958</text:p>
          </table:table-cell>
          <table:table-cell table:formula="of:=((0.01*[.A229]/[.$F$4])+(1.25/[.$F$4])*(([.$F$3]+[.$F$4])/([.$F$5]+[.$F$3])))*1000" office:value-type="float" office:value="6.21537037037038" calcext:value-type="float">
            <text:p>6.21537037037038</text:p>
          </table:table-cell>
          <table:table-cell table:formula="of:=ROUND((([.B229]/1000)*[.$F$10]*[.$H$12])-[.$H$11];5)" office:value-type="float" office:value="0.60413" calcext:value-type="float">
            <text:p>0.60413</text:p>
          </table:table-cell>
          <table:table-cell table:formula="of:=INT([.C229]/([.$F$20]/[.$G$21]))" office:value-type="float" office:value="749" calcext:value-type="float">
            <text:p>749</text:p>
          </table:table-cell>
          <table:table-cell table:formula="of:=[.$G$22]*INT([.C229]/([.$G$22]*[.$F$20]/[.$G$21]))" office:value-type="float" office:value="744" calcext:value-type="float">
            <text:p>744</text:p>
          </table:table-cell>
          <table:table-cell table:formula="of:=[.E228]-[.E229]" office:value-type="float" office:value="8" calcext:value-type="float">
            <text:p>8</text:p>
          </table:table-cell>
          <table:table-cell table:formula="of:=[.$B$44]+[.$B$46]*([.E229]-[.$B$45])/[.$B$47]" office:value-type="float" office:value="-20.958" calcext:value-type="float">
            <text:p>-20.958</text:p>
          </table:table-cell>
          <table:table-cell table:formula="of:=TRUNC([.G229];2)" office:value-type="float" office:value="-20.95" calcext:value-type="float">
            <text:p>-20.95</text:p>
          </table:table-cell>
          <table:table-cell table:formula="of:=[.H229]-[.A229]" office:value-type="float" office:value="0.00799999999998846" calcext:value-type="float">
            <text:p>0.007999999999988</text:p>
          </table:table-cell>
          <table:table-cell/>
          <table:table-cell table:formula="of:=[.K228]+[.$B$46]" office:value-type="float" office:value="20.698" calcext:value-type="float">
            <text:p>20.698</text:p>
          </table:table-cell>
          <table:table-cell table:formula="of:=((0.01*[.K229]/[.$F$4])+(1.25/[.$F$4])*(([.$F$3]+[.$F$4])/([.$F$5]+[.$F$3])))*1000" office:value-type="float" office:value="17.7864814814815" calcext:value-type="float">
            <text:p>17.7864814814815</text:p>
          </table:table-cell>
          <table:table-cell table:formula="of:=ROUND((([.L229]/1000)*[.$F$10]*[.$H$12])-[.$H$11];5)" office:value-type="float" office:value="2.7185" calcext:value-type="float">
            <text:p>2.7185</text:p>
          </table:table-cell>
          <table:table-cell table:formula="of:=INT([.M229]/([.$F$20]/[.$G$21]))" office:value-type="float" office:value="3374" calcext:value-type="float">
            <text:p>3374</text:p>
          </table:table-cell>
          <table:table-cell table:formula="of:=[.$G$22]*INT([.M229]/([.$G$22]*[.$F$20]/[.$G$21]))" office:value-type="float" office:value="3368" calcext:value-type="float">
            <text:p>3368</text:p>
          </table:table-cell>
          <table:table-cell table:formula="of:=[.O229]-[.O228]" office:value-type="float" office:value="8" calcext:value-type="float">
            <text:p>8</text:p>
          </table:table-cell>
          <table:table-cell table:formula="of:=[.$B$44]+[.$B$46]*([.O229]-[.$B$45])/[.$B$47]" office:value-type="float" office:value="20.698" calcext:value-type="float">
            <text:p>20.698</text:p>
          </table:table-cell>
          <table:table-cell table:formula="of:=TRUNC([.Q229];2)" office:value-type="float" office:value="20.69" calcext:value-type="float">
            <text:p>20.69</text:p>
          </table:table-cell>
          <table:table-cell table:formula="of:=[.R229]-[.K229]" office:value-type="float" office:value="-0.00799999999998846" calcext:value-type="float">
            <text:p>-0.007999999999988</text:p>
          </table:table-cell>
          <table:table-cell table:number-columns-repeated="1005"/>
        </table:table-row>
        <table:table-row table:style-name="ro1">
          <table:table-cell table:formula="of:=[.A229]-[.$B$46]" office:value-type="float" office:value="-21.085" calcext:value-type="float">
            <text:p>-21.085</text:p>
          </table:table-cell>
          <table:table-cell table:formula="of:=((0.01*[.A230]/[.$F$4])+(1.25/[.$F$4])*(([.$F$3]+[.$F$4])/([.$F$5]+[.$F$3])))*1000" office:value-type="float" office:value="6.1800925925926" calcext:value-type="float">
            <text:p>6.1800925925926</text:p>
          </table:table-cell>
          <table:table-cell table:formula="of:=ROUND((([.B230]/1000)*[.$F$10]*[.$H$12])-[.$H$11];5)" office:value-type="float" office:value="0.59768" calcext:value-type="float">
            <text:p>0.59768</text:p>
          </table:table-cell>
          <table:table-cell table:formula="of:=INT([.C230]/([.$F$20]/[.$G$21]))" office:value-type="float" office:value="741" calcext:value-type="float">
            <text:p>741</text:p>
          </table:table-cell>
          <table:table-cell table:formula="of:=[.$G$22]*INT([.C230]/([.$G$22]*[.$F$20]/[.$G$21]))" office:value-type="float" office:value="736" calcext:value-type="float">
            <text:p>736</text:p>
          </table:table-cell>
          <table:table-cell table:formula="of:=[.E229]-[.E230]" office:value-type="float" office:value="8" calcext:value-type="float">
            <text:p>8</text:p>
          </table:table-cell>
          <table:table-cell table:formula="of:=[.$B$44]+[.$B$46]*([.E230]-[.$B$45])/[.$B$47]" office:value-type="float" office:value="-21.085" calcext:value-type="float">
            <text:p>-21.085</text:p>
          </table:table-cell>
          <table:table-cell table:formula="of:=TRUNC([.G230];2)" office:value-type="float" office:value="-21.08" calcext:value-type="float">
            <text:p>-21.08</text:p>
          </table:table-cell>
          <table:table-cell table:formula="of:=[.H230]-[.A230]" office:value-type="float" office:value="0.00499999999998835" calcext:value-type="float">
            <text:p>0.004999999999988</text:p>
          </table:table-cell>
          <table:table-cell/>
          <table:table-cell table:formula="of:=[.K229]+[.$B$46]" office:value-type="float" office:value="20.825" calcext:value-type="float">
            <text:p>20.825</text:p>
          </table:table-cell>
          <table:table-cell table:formula="of:=((0.01*[.K230]/[.$F$4])+(1.25/[.$F$4])*(([.$F$3]+[.$F$4])/([.$F$5]+[.$F$3])))*1000" office:value-type="float" office:value="17.8217592592593" calcext:value-type="float">
            <text:p>17.8217592592593</text:p>
          </table:table-cell>
          <table:table-cell table:formula="of:=ROUND((([.L230]/1000)*[.$F$10]*[.$H$12])-[.$H$11];5)" office:value-type="float" office:value="2.72495" calcext:value-type="float">
            <text:p>2.72495</text:p>
          </table:table-cell>
          <table:table-cell table:formula="of:=INT([.M230]/([.$F$20]/[.$G$21]))" office:value-type="float" office:value="3382" calcext:value-type="float">
            <text:p>3382</text:p>
          </table:table-cell>
          <table:table-cell table:formula="of:=[.$G$22]*INT([.M230]/([.$G$22]*[.$F$20]/[.$G$21]))" office:value-type="float" office:value="3376" calcext:value-type="float">
            <text:p>3376</text:p>
          </table:table-cell>
          <table:table-cell table:formula="of:=[.O230]-[.O229]" office:value-type="float" office:value="8" calcext:value-type="float">
            <text:p>8</text:p>
          </table:table-cell>
          <table:table-cell table:formula="of:=[.$B$44]+[.$B$46]*([.O230]-[.$B$45])/[.$B$47]" office:value-type="float" office:value="20.825" calcext:value-type="float">
            <text:p>20.825</text:p>
          </table:table-cell>
          <table:table-cell table:formula="of:=TRUNC([.Q230];2)" office:value-type="float" office:value="20.82" calcext:value-type="float">
            <text:p>20.82</text:p>
          </table:table-cell>
          <table:table-cell table:formula="of:=[.R230]-[.K230]" office:value-type="float" office:value="-0.00499999999998835" calcext:value-type="float">
            <text:p>-0.004999999999988</text:p>
          </table:table-cell>
          <table:table-cell table:number-columns-repeated="1005"/>
        </table:table-row>
        <table:table-row table:style-name="ro1">
          <table:table-cell table:formula="of:=[.A230]-[.$B$46]" office:value-type="float" office:value="-21.212" calcext:value-type="float">
            <text:p>-21.212</text:p>
          </table:table-cell>
          <table:table-cell table:formula="of:=((0.01*[.A231]/[.$F$4])+(1.25/[.$F$4])*(([.$F$3]+[.$F$4])/([.$F$5]+[.$F$3])))*1000" office:value-type="float" office:value="6.14481481481482" calcext:value-type="float">
            <text:p>6.14481481481482</text:p>
          </table:table-cell>
          <table:table-cell table:formula="of:=ROUND((([.B231]/1000)*[.$F$10]*[.$H$12])-[.$H$11];5)" office:value-type="float" office:value="0.59123" calcext:value-type="float">
            <text:p>0.59123</text:p>
          </table:table-cell>
          <table:table-cell table:formula="of:=INT([.C231]/([.$F$20]/[.$G$21]))" office:value-type="float" office:value="733" calcext:value-type="float">
            <text:p>733</text:p>
          </table:table-cell>
          <table:table-cell table:formula="of:=[.$G$22]*INT([.C231]/([.$G$22]*[.$F$20]/[.$G$21]))" office:value-type="float" office:value="728" calcext:value-type="float">
            <text:p>728</text:p>
          </table:table-cell>
          <table:table-cell table:formula="of:=[.E230]-[.E231]" office:value-type="float" office:value="8" calcext:value-type="float">
            <text:p>8</text:p>
          </table:table-cell>
          <table:table-cell table:formula="of:=[.$B$44]+[.$B$46]*([.E231]-[.$B$45])/[.$B$47]" office:value-type="float" office:value="-21.212" calcext:value-type="float">
            <text:p>-21.212</text:p>
          </table:table-cell>
          <table:table-cell table:formula="of:=TRUNC([.G231];2)" office:value-type="float" office:value="-21.21" calcext:value-type="float">
            <text:p>-21.21</text:p>
          </table:table-cell>
          <table:table-cell table:formula="of:=[.H231]-[.A231]" office:value-type="float" office:value="0.00199999999998468" calcext:value-type="float">
            <text:p>0.001999999999985</text:p>
          </table:table-cell>
          <table:table-cell/>
          <table:table-cell table:formula="of:=[.K230]+[.$B$46]" office:value-type="float" office:value="20.952" calcext:value-type="float">
            <text:p>20.952</text:p>
          </table:table-cell>
          <table:table-cell table:formula="of:=((0.01*[.K231]/[.$F$4])+(1.25/[.$F$4])*(([.$F$3]+[.$F$4])/([.$F$5]+[.$F$3])))*1000" office:value-type="float" office:value="17.857037037037" calcext:value-type="float">
            <text:p>17.857037037037</text:p>
          </table:table-cell>
          <table:table-cell table:formula="of:=ROUND((([.L231]/1000)*[.$F$10]*[.$H$12])-[.$H$11];5)" office:value-type="float" office:value="2.7314" calcext:value-type="float">
            <text:p>2.7314</text:p>
          </table:table-cell>
          <table:table-cell table:formula="of:=INT([.M231]/([.$F$20]/[.$G$21]))" office:value-type="float" office:value="3390" calcext:value-type="float">
            <text:p>3390</text:p>
          </table:table-cell>
          <table:table-cell table:formula="of:=[.$G$22]*INT([.M231]/([.$G$22]*[.$F$20]/[.$G$21]))" office:value-type="float" office:value="3384" calcext:value-type="float">
            <text:p>3384</text:p>
          </table:table-cell>
          <table:table-cell table:formula="of:=[.O231]-[.O230]" office:value-type="float" office:value="8" calcext:value-type="float">
            <text:p>8</text:p>
          </table:table-cell>
          <table:table-cell table:formula="of:=[.$B$44]+[.$B$46]*([.O231]-[.$B$45])/[.$B$47]" office:value-type="float" office:value="20.952" calcext:value-type="float">
            <text:p>20.952</text:p>
          </table:table-cell>
          <table:table-cell table:formula="of:=TRUNC([.Q231];2)" office:value-type="float" office:value="20.95" calcext:value-type="float">
            <text:p>20.95</text:p>
          </table:table-cell>
          <table:table-cell table:formula="of:=[.R231]-[.K231]" office:value-type="float" office:value="-0.00199999999998823" calcext:value-type="float">
            <text:p>-0.001999999999988</text:p>
          </table:table-cell>
          <table:table-cell table:number-columns-repeated="1005"/>
        </table:table-row>
        <table:table-row table:style-name="ro1">
          <table:table-cell table:formula="of:=[.A231]-[.$B$46]" office:value-type="float" office:value="-21.339" calcext:value-type="float">
            <text:p>-21.339</text:p>
          </table:table-cell>
          <table:table-cell table:formula="of:=((0.01*[.A232]/[.$F$4])+(1.25/[.$F$4])*(([.$F$3]+[.$F$4])/([.$F$5]+[.$F$3])))*1000" office:value-type="float" office:value="6.10953703703704" calcext:value-type="float">
            <text:p>6.10953703703704</text:p>
          </table:table-cell>
          <table:table-cell table:formula="of:=ROUND((([.B232]/1000)*[.$F$10]*[.$H$12])-[.$H$11];5)" office:value-type="float" office:value="0.58479" calcext:value-type="float">
            <text:p>0.58479</text:p>
          </table:table-cell>
          <table:table-cell table:formula="of:=INT([.C232]/([.$F$20]/[.$G$21]))" office:value-type="float" office:value="725" calcext:value-type="float">
            <text:p>725</text:p>
          </table:table-cell>
          <table:table-cell table:formula="of:=[.$G$22]*INT([.C232]/([.$G$22]*[.$F$20]/[.$G$21]))" office:value-type="float" office:value="720" calcext:value-type="float">
            <text:p>720</text:p>
          </table:table-cell>
          <table:table-cell table:formula="of:=[.E231]-[.E232]" office:value-type="float" office:value="8" calcext:value-type="float">
            <text:p>8</text:p>
          </table:table-cell>
          <table:table-cell table:formula="of:=[.$B$44]+[.$B$46]*([.E232]-[.$B$45])/[.$B$47]" office:value-type="float" office:value="-21.339" calcext:value-type="float">
            <text:p>-21.339</text:p>
          </table:table-cell>
          <table:table-cell table:formula="of:=TRUNC([.G232];2)" office:value-type="float" office:value="-21.33" calcext:value-type="float">
            <text:p>-21.33</text:p>
          </table:table-cell>
          <table:table-cell table:formula="of:=[.H232]-[.A232]" office:value-type="float" office:value="0.00899999999998613" calcext:value-type="float">
            <text:p>0.008999999999986</text:p>
          </table:table-cell>
          <table:table-cell/>
          <table:table-cell table:formula="of:=[.K231]+[.$B$46]" office:value-type="float" office:value="21.079" calcext:value-type="float">
            <text:p>21.079</text:p>
          </table:table-cell>
          <table:table-cell table:formula="of:=((0.01*[.K232]/[.$F$4])+(1.25/[.$F$4])*(([.$F$3]+[.$F$4])/([.$F$5]+[.$F$3])))*1000" office:value-type="float" office:value="17.8923148148148" calcext:value-type="float">
            <text:p>17.8923148148148</text:p>
          </table:table-cell>
          <table:table-cell table:formula="of:=ROUND((([.L232]/1000)*[.$F$10]*[.$H$12])-[.$H$11];5)" office:value-type="float" office:value="2.73784" calcext:value-type="float">
            <text:p>2.73784</text:p>
          </table:table-cell>
          <table:table-cell table:formula="of:=INT([.M232]/([.$F$20]/[.$G$21]))" office:value-type="float" office:value="3398" calcext:value-type="float">
            <text:p>3398</text:p>
          </table:table-cell>
          <table:table-cell table:formula="of:=[.$G$22]*INT([.M232]/([.$G$22]*[.$F$20]/[.$G$21]))" office:value-type="float" office:value="3392" calcext:value-type="float">
            <text:p>3392</text:p>
          </table:table-cell>
          <table:table-cell table:formula="of:=[.O232]-[.O231]" office:value-type="float" office:value="8" calcext:value-type="float">
            <text:p>8</text:p>
          </table:table-cell>
          <table:table-cell table:formula="of:=[.$B$44]+[.$B$46]*([.O232]-[.$B$45])/[.$B$47]" office:value-type="float" office:value="21.079" calcext:value-type="float">
            <text:p>21.079</text:p>
          </table:table-cell>
          <table:table-cell table:formula="of:=TRUNC([.Q232];2)" office:value-type="float" office:value="21.07" calcext:value-type="float">
            <text:p>21.07</text:p>
          </table:table-cell>
          <table:table-cell table:formula="of:=[.R232]-[.K232]" office:value-type="float" office:value="-0.00899999999998613" calcext:value-type="float">
            <text:p>-0.008999999999986</text:p>
          </table:table-cell>
          <table:table-cell table:number-columns-repeated="1005"/>
        </table:table-row>
        <table:table-row table:style-name="ro1">
          <table:table-cell table:formula="of:=[.A232]-[.$B$46]" office:value-type="float" office:value="-21.466" calcext:value-type="float">
            <text:p>-21.466</text:p>
          </table:table-cell>
          <table:table-cell table:formula="of:=((0.01*[.A233]/[.$F$4])+(1.25/[.$F$4])*(([.$F$3]+[.$F$4])/([.$F$5]+[.$F$3])))*1000" office:value-type="float" office:value="6.07425925925927" calcext:value-type="float">
            <text:p>6.07425925925927</text:p>
          </table:table-cell>
          <table:table-cell table:formula="of:=ROUND((([.B233]/1000)*[.$F$10]*[.$H$12])-[.$H$11];5)" office:value-type="float" office:value="0.57834" calcext:value-type="float">
            <text:p>0.57834</text:p>
          </table:table-cell>
          <table:table-cell table:formula="of:=INT([.C233]/([.$F$20]/[.$G$21]))" office:value-type="float" office:value="717" calcext:value-type="float">
            <text:p>717</text:p>
          </table:table-cell>
          <table:table-cell table:formula="of:=[.$G$22]*INT([.C233]/([.$G$22]*[.$F$20]/[.$G$21]))" office:value-type="float" office:value="712" calcext:value-type="float">
            <text:p>712</text:p>
          </table:table-cell>
          <table:table-cell table:formula="of:=[.E232]-[.E233]" office:value-type="float" office:value="8" calcext:value-type="float">
            <text:p>8</text:p>
          </table:table-cell>
          <table:table-cell table:formula="of:=[.$B$44]+[.$B$46]*([.E233]-[.$B$45])/[.$B$47]" office:value-type="float" office:value="-21.466" calcext:value-type="float">
            <text:p>-21.466</text:p>
          </table:table-cell>
          <table:table-cell table:formula="of:=TRUNC([.G233];2)" office:value-type="float" office:value="-21.46" calcext:value-type="float">
            <text:p>-21.46</text:p>
          </table:table-cell>
          <table:table-cell table:formula="of:=[.H233]-[.A233]" office:value-type="float" office:value="0.00599999999998246" calcext:value-type="float">
            <text:p>0.005999999999982</text:p>
          </table:table-cell>
          <table:table-cell/>
          <table:table-cell table:formula="of:=[.K232]+[.$B$46]" office:value-type="float" office:value="21.206" calcext:value-type="float">
            <text:p>21.206</text:p>
          </table:table-cell>
          <table:table-cell table:formula="of:=((0.01*[.K233]/[.$F$4])+(1.25/[.$F$4])*(([.$F$3]+[.$F$4])/([.$F$5]+[.$F$3])))*1000" office:value-type="float" office:value="17.9275925925926" calcext:value-type="float">
            <text:p>17.9275925925926</text:p>
          </table:table-cell>
          <table:table-cell table:formula="of:=ROUND((([.L233]/1000)*[.$F$10]*[.$H$12])-[.$H$11];5)" office:value-type="float" office:value="2.74429" calcext:value-type="float">
            <text:p>2.74429</text:p>
          </table:table-cell>
          <table:table-cell table:formula="of:=INT([.M233]/([.$F$20]/[.$G$21]))" office:value-type="float" office:value="3406" calcext:value-type="float">
            <text:p>3406</text:p>
          </table:table-cell>
          <table:table-cell table:formula="of:=[.$G$22]*INT([.M233]/([.$G$22]*[.$F$20]/[.$G$21]))" office:value-type="float" office:value="3400" calcext:value-type="float">
            <text:p>3400</text:p>
          </table:table-cell>
          <table:table-cell table:formula="of:=[.O233]-[.O232]" office:value-type="float" office:value="8" calcext:value-type="float">
            <text:p>8</text:p>
          </table:table-cell>
          <table:table-cell table:formula="of:=[.$B$44]+[.$B$46]*([.O233]-[.$B$45])/[.$B$47]" office:value-type="float" office:value="21.206" calcext:value-type="float">
            <text:p>21.206</text:p>
          </table:table-cell>
          <table:table-cell table:formula="of:=TRUNC([.Q233];2)" office:value-type="float" office:value="21.2" calcext:value-type="float">
            <text:p>21.2</text:p>
          </table:table-cell>
          <table:table-cell table:formula="of:=[.R233]-[.K233]" office:value-type="float" office:value="-0.00599999999998602" calcext:value-type="float">
            <text:p>-0.005999999999986</text:p>
          </table:table-cell>
          <table:table-cell table:number-columns-repeated="1005"/>
        </table:table-row>
        <table:table-row table:style-name="ro1">
          <table:table-cell table:formula="of:=[.A233]-[.$B$46]" office:value-type="float" office:value="-21.593" calcext:value-type="float">
            <text:p>-21.593</text:p>
          </table:table-cell>
          <table:table-cell table:formula="of:=((0.01*[.A234]/[.$F$4])+(1.25/[.$F$4])*(([.$F$3]+[.$F$4])/([.$F$5]+[.$F$3])))*1000" office:value-type="float" office:value="6.03898148148149" calcext:value-type="float">
            <text:p>6.03898148148149</text:p>
          </table:table-cell>
          <table:table-cell table:formula="of:=ROUND((([.B234]/1000)*[.$F$10]*[.$H$12])-[.$H$11];5)" office:value-type="float" office:value="0.5719" calcext:value-type="float">
            <text:p>0.5719</text:p>
          </table:table-cell>
          <table:table-cell table:formula="of:=INT([.C234]/([.$F$20]/[.$G$21]))" office:value-type="float" office:value="709" calcext:value-type="float">
            <text:p>709</text:p>
          </table:table-cell>
          <table:table-cell table:formula="of:=[.$G$22]*INT([.C234]/([.$G$22]*[.$F$20]/[.$G$21]))" office:value-type="float" office:value="704" calcext:value-type="float">
            <text:p>704</text:p>
          </table:table-cell>
          <table:table-cell table:formula="of:=[.E233]-[.E234]" office:value-type="float" office:value="8" calcext:value-type="float">
            <text:p>8</text:p>
          </table:table-cell>
          <table:table-cell table:formula="of:=[.$B$44]+[.$B$46]*([.E234]-[.$B$45])/[.$B$47]" office:value-type="float" office:value="-21.593" calcext:value-type="float">
            <text:p>-21.593</text:p>
          </table:table-cell>
          <table:table-cell table:formula="of:=TRUNC([.G234];2)" office:value-type="float" office:value="-21.59" calcext:value-type="float">
            <text:p>-21.59</text:p>
          </table:table-cell>
          <table:table-cell table:formula="of:=[.H234]-[.A234]" office:value-type="float" office:value="0.00299999999998235" calcext:value-type="float">
            <text:p>0.002999999999982</text:p>
          </table:table-cell>
          <table:table-cell/>
          <table:table-cell table:formula="of:=[.K233]+[.$B$46]" office:value-type="float" office:value="21.333" calcext:value-type="float">
            <text:p>21.333</text:p>
          </table:table-cell>
          <table:table-cell table:formula="of:=((0.01*[.K234]/[.$F$4])+(1.25/[.$F$4])*(([.$F$3]+[.$F$4])/([.$F$5]+[.$F$3])))*1000" office:value-type="float" office:value="17.9628703703704" calcext:value-type="float">
            <text:p>17.9628703703704</text:p>
          </table:table-cell>
          <table:table-cell table:formula="of:=ROUND((([.L234]/1000)*[.$F$10]*[.$H$12])-[.$H$11];5)" office:value-type="float" office:value="2.75073" calcext:value-type="float">
            <text:p>2.75073</text:p>
          </table:table-cell>
          <table:table-cell table:formula="of:=INT([.M234]/([.$F$20]/[.$G$21]))" office:value-type="float" office:value="3414" calcext:value-type="float">
            <text:p>3414</text:p>
          </table:table-cell>
          <table:table-cell table:formula="of:=[.$G$22]*INT([.M234]/([.$G$22]*[.$F$20]/[.$G$21]))" office:value-type="float" office:value="3408" calcext:value-type="float">
            <text:p>3408</text:p>
          </table:table-cell>
          <table:table-cell table:formula="of:=[.O234]-[.O233]" office:value-type="float" office:value="8" calcext:value-type="float">
            <text:p>8</text:p>
          </table:table-cell>
          <table:table-cell table:formula="of:=[.$B$44]+[.$B$46]*([.O234]-[.$B$45])/[.$B$47]" office:value-type="float" office:value="21.333" calcext:value-type="float">
            <text:p>21.333</text:p>
          </table:table-cell>
          <table:table-cell table:formula="of:=TRUNC([.Q234];2)" office:value-type="float" office:value="21.33" calcext:value-type="float">
            <text:p>21.33</text:p>
          </table:table-cell>
          <table:table-cell table:formula="of:=[.R234]-[.K234]" office:value-type="float" office:value="-0.0029999999999859" calcext:value-type="float">
            <text:p>-0.002999999999986</text:p>
          </table:table-cell>
          <table:table-cell table:number-columns-repeated="1005"/>
        </table:table-row>
        <table:table-row table:style-name="ro1">
          <table:table-cell table:formula="of:=[.A234]-[.$B$46]" office:value-type="float" office:value="-21.72" calcext:value-type="float">
            <text:p>-21.72</text:p>
          </table:table-cell>
          <table:table-cell table:formula="of:=((0.01*[.A235]/[.$F$4])+(1.25/[.$F$4])*(([.$F$3]+[.$F$4])/([.$F$5]+[.$F$3])))*1000" office:value-type="float" office:value="6.00370370370371" calcext:value-type="float">
            <text:p>6.00370370370371</text:p>
          </table:table-cell>
          <table:table-cell table:formula="of:=ROUND((([.B235]/1000)*[.$F$10]*[.$H$12])-[.$H$11];5)" office:value-type="float" office:value="0.56545" calcext:value-type="float">
            <text:p>0.56545</text:p>
          </table:table-cell>
          <table:table-cell table:formula="of:=INT([.C235]/([.$F$20]/[.$G$21]))" office:value-type="float" office:value="701" calcext:value-type="float">
            <text:p>701</text:p>
          </table:table-cell>
          <table:table-cell table:formula="of:=[.$G$22]*INT([.C235]/([.$G$22]*[.$F$20]/[.$G$21]))" office:value-type="float" office:value="696" calcext:value-type="float">
            <text:p>696</text:p>
          </table:table-cell>
          <table:table-cell table:formula="of:=[.E234]-[.E235]" office:value-type="float" office:value="8" calcext:value-type="float">
            <text:p>8</text:p>
          </table:table-cell>
          <table:table-cell table:formula="of:=[.$B$44]+[.$B$46]*([.E235]-[.$B$45])/[.$B$47]" office:value-type="float" office:value="-21.72" calcext:value-type="float">
            <text:p>-21.72</text:p>
          </table:table-cell>
          <table:table-cell table:formula="of:=TRUNC([.G235];2)" office:value-type="float" office:value="-21.72" calcext:value-type="float">
            <text:p>-21.72</text:p>
          </table:table-cell>
          <table:table-cell table:formula="of:=[.H235]-[.A235]" office:value-type="float" office:value="0" calcext:value-type="float">
            <text:p>0</text:p>
          </table:table-cell>
          <table:table-cell/>
          <table:table-cell table:formula="of:=[.K234]+[.$B$46]" office:value-type="float" office:value="21.46" calcext:value-type="float">
            <text:p>21.46</text:p>
          </table:table-cell>
          <table:table-cell table:formula="of:=((0.01*[.K235]/[.$F$4])+(1.25/[.$F$4])*(([.$F$3]+[.$F$4])/([.$F$5]+[.$F$3])))*1000" office:value-type="float" office:value="17.9981481481481" calcext:value-type="float">
            <text:p>17.9981481481481</text:p>
          </table:table-cell>
          <table:table-cell table:formula="of:=ROUND((([.L235]/1000)*[.$F$10]*[.$H$12])-[.$H$11];5)" office:value-type="float" office:value="2.75718" calcext:value-type="float">
            <text:p>2.75718</text:p>
          </table:table-cell>
          <table:table-cell table:formula="of:=INT([.M235]/([.$F$20]/[.$G$21]))" office:value-type="float" office:value="3422" calcext:value-type="float">
            <text:p>3422</text:p>
          </table:table-cell>
          <table:table-cell table:formula="of:=[.$G$22]*INT([.M235]/([.$G$22]*[.$F$20]/[.$G$21]))" office:value-type="float" office:value="3416" calcext:value-type="float">
            <text:p>3416</text:p>
          </table:table-cell>
          <table:table-cell table:formula="of:=[.O235]-[.O234]" office:value-type="float" office:value="8" calcext:value-type="float">
            <text:p>8</text:p>
          </table:table-cell>
          <table:table-cell table:formula="of:=[.$B$44]+[.$B$46]*([.O235]-[.$B$45])/[.$B$47]" office:value-type="float" office:value="21.46" calcext:value-type="float">
            <text:p>21.46</text:p>
          </table:table-cell>
          <table:table-cell table:formula="of:=TRUNC([.Q235];2)" office:value-type="float" office:value="21.46" calcext:value-type="float">
            <text:p>21.46</text:p>
          </table:table-cell>
          <table:table-cell table:formula="of:=[.R235]-[.K2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35]-[.$B$46]" office:value-type="float" office:value="-21.847" calcext:value-type="float">
            <text:p>-21.847</text:p>
          </table:table-cell>
          <table:table-cell table:formula="of:=((0.01*[.A236]/[.$F$4])+(1.25/[.$F$4])*(([.$F$3]+[.$F$4])/([.$F$5]+[.$F$3])))*1000" office:value-type="float" office:value="5.96842592592593" calcext:value-type="float">
            <text:p>5.96842592592593</text:p>
          </table:table-cell>
          <table:table-cell table:formula="of:=ROUND((([.B236]/1000)*[.$F$10]*[.$H$12])-[.$H$11];5)" office:value-type="float" office:value="0.559" calcext:value-type="float">
            <text:p>0.559</text:p>
          </table:table-cell>
          <table:table-cell table:formula="of:=INT([.C236]/([.$F$20]/[.$G$21]))" office:value-type="float" office:value="693" calcext:value-type="float">
            <text:p>693</text:p>
          </table:table-cell>
          <table:table-cell table:formula="of:=[.$G$22]*INT([.C236]/([.$G$22]*[.$F$20]/[.$G$21]))" office:value-type="float" office:value="688" calcext:value-type="float">
            <text:p>688</text:p>
          </table:table-cell>
          <table:table-cell table:formula="of:=[.E235]-[.E236]" office:value-type="float" office:value="8" calcext:value-type="float">
            <text:p>8</text:p>
          </table:table-cell>
          <table:table-cell table:formula="of:=[.$B$44]+[.$B$46]*([.E236]-[.$B$45])/[.$B$47]" office:value-type="float" office:value="-21.847" calcext:value-type="float">
            <text:p>-21.847</text:p>
          </table:table-cell>
          <table:table-cell table:formula="of:=TRUNC([.G236];2)" office:value-type="float" office:value="-21.84" calcext:value-type="float">
            <text:p>-21.84</text:p>
          </table:table-cell>
          <table:table-cell table:formula="of:=[.H236]-[.A236]" office:value-type="float" office:value="0.00699999999998013" calcext:value-type="float">
            <text:p>0.00699999999998</text:p>
          </table:table-cell>
          <table:table-cell/>
          <table:table-cell table:formula="of:=[.K235]+[.$B$46]" office:value-type="float" office:value="21.587" calcext:value-type="float">
            <text:p>21.587</text:p>
          </table:table-cell>
          <table:table-cell table:formula="of:=((0.01*[.K236]/[.$F$4])+(1.25/[.$F$4])*(([.$F$3]+[.$F$4])/([.$F$5]+[.$F$3])))*1000" office:value-type="float" office:value="18.0334259259259" calcext:value-type="float">
            <text:p>18.0334259259259</text:p>
          </table:table-cell>
          <table:table-cell table:formula="of:=ROUND((([.L236]/1000)*[.$F$10]*[.$H$12])-[.$H$11];5)" office:value-type="float" office:value="2.76363" calcext:value-type="float">
            <text:p>2.76363</text:p>
          </table:table-cell>
          <table:table-cell table:formula="of:=INT([.M236]/([.$F$20]/[.$G$21]))" office:value-type="float" office:value="3430" calcext:value-type="float">
            <text:p>3430</text:p>
          </table:table-cell>
          <table:table-cell table:formula="of:=[.$G$22]*INT([.M236]/([.$G$22]*[.$F$20]/[.$G$21]))" office:value-type="float" office:value="3424" calcext:value-type="float">
            <text:p>3424</text:p>
          </table:table-cell>
          <table:table-cell table:formula="of:=[.O236]-[.O235]" office:value-type="float" office:value="8" calcext:value-type="float">
            <text:p>8</text:p>
          </table:table-cell>
          <table:table-cell table:formula="of:=[.$B$44]+[.$B$46]*([.O236]-[.$B$45])/[.$B$47]" office:value-type="float" office:value="21.587" calcext:value-type="float">
            <text:p>21.587</text:p>
          </table:table-cell>
          <table:table-cell table:formula="of:=TRUNC([.Q236];2)" office:value-type="float" office:value="21.58" calcext:value-type="float">
            <text:p>21.58</text:p>
          </table:table-cell>
          <table:table-cell table:formula="of:=[.R236]-[.K236]" office:value-type="float" office:value="-0.00699999999998369" calcext:value-type="float">
            <text:p>-0.006999999999984</text:p>
          </table:table-cell>
          <table:table-cell table:number-columns-repeated="1005"/>
        </table:table-row>
        <table:table-row table:style-name="ro1">
          <table:table-cell table:formula="of:=[.A236]-[.$B$46]" office:value-type="float" office:value="-21.974" calcext:value-type="float">
            <text:p>-21.974</text:p>
          </table:table-cell>
          <table:table-cell table:formula="of:=((0.01*[.A237]/[.$F$4])+(1.25/[.$F$4])*(([.$F$3]+[.$F$4])/([.$F$5]+[.$F$3])))*1000" office:value-type="float" office:value="5.93314814814816" calcext:value-type="float">
            <text:p>5.93314814814816</text:p>
          </table:table-cell>
          <table:table-cell table:formula="of:=ROUND((([.B237]/1000)*[.$F$10]*[.$H$12])-[.$H$11];5)" office:value-type="float" office:value="0.55256" calcext:value-type="float">
            <text:p>0.55256</text:p>
          </table:table-cell>
          <table:table-cell table:formula="of:=INT([.C237]/([.$F$20]/[.$G$21]))" office:value-type="float" office:value="685" calcext:value-type="float">
            <text:p>685</text:p>
          </table:table-cell>
          <table:table-cell table:formula="of:=[.$G$22]*INT([.C237]/([.$G$22]*[.$F$20]/[.$G$21]))" office:value-type="float" office:value="680" calcext:value-type="float">
            <text:p>680</text:p>
          </table:table-cell>
          <table:table-cell table:formula="of:=[.E236]-[.E237]" office:value-type="float" office:value="8" calcext:value-type="float">
            <text:p>8</text:p>
          </table:table-cell>
          <table:table-cell table:formula="of:=[.$B$44]+[.$B$46]*([.E237]-[.$B$45])/[.$B$47]" office:value-type="float" office:value="-21.974" calcext:value-type="float">
            <text:p>-21.974</text:p>
          </table:table-cell>
          <table:table-cell table:formula="of:=TRUNC([.G237];2)" office:value-type="float" office:value="-21.97" calcext:value-type="float">
            <text:p>-21.97</text:p>
          </table:table-cell>
          <table:table-cell table:formula="of:=[.H237]-[.A237]" office:value-type="float" office:value="0.00399999999998002" calcext:value-type="float">
            <text:p>0.00399999999998</text:p>
          </table:table-cell>
          <table:table-cell/>
          <table:table-cell table:formula="of:=[.K236]+[.$B$46]" office:value-type="float" office:value="21.714" calcext:value-type="float">
            <text:p>21.714</text:p>
          </table:table-cell>
          <table:table-cell table:formula="of:=((0.01*[.K237]/[.$F$4])+(1.25/[.$F$4])*(([.$F$3]+[.$F$4])/([.$F$5]+[.$F$3])))*1000" office:value-type="float" office:value="18.0687037037037" calcext:value-type="float">
            <text:p>18.0687037037037</text:p>
          </table:table-cell>
          <table:table-cell table:formula="of:=ROUND((([.L237]/1000)*[.$F$10]*[.$H$12])-[.$H$11];5)" office:value-type="float" office:value="2.77007" calcext:value-type="float">
            <text:p>2.77007</text:p>
          </table:table-cell>
          <table:table-cell table:formula="of:=INT([.M237]/([.$F$20]/[.$G$21]))" office:value-type="float" office:value="3438" calcext:value-type="float">
            <text:p>3438</text:p>
          </table:table-cell>
          <table:table-cell table:formula="of:=[.$G$22]*INT([.M237]/([.$G$22]*[.$F$20]/[.$G$21]))" office:value-type="float" office:value="3432" calcext:value-type="float">
            <text:p>3432</text:p>
          </table:table-cell>
          <table:table-cell table:formula="of:=[.O237]-[.O236]" office:value-type="float" office:value="8" calcext:value-type="float">
            <text:p>8</text:p>
          </table:table-cell>
          <table:table-cell table:formula="of:=[.$B$44]+[.$B$46]*([.O237]-[.$B$45])/[.$B$47]" office:value-type="float" office:value="21.714" calcext:value-type="float">
            <text:p>21.714</text:p>
          </table:table-cell>
          <table:table-cell table:formula="of:=TRUNC([.Q237];2)" office:value-type="float" office:value="21.71" calcext:value-type="float">
            <text:p>21.71</text:p>
          </table:table-cell>
          <table:table-cell table:formula="of:=[.R237]-[.K237]" office:value-type="float" office:value="-0.00399999999998002" calcext:value-type="float">
            <text:p>-0.00399999999998</text:p>
          </table:table-cell>
          <table:table-cell table:number-columns-repeated="1005"/>
        </table:table-row>
        <table:table-row table:style-name="ro1">
          <table:table-cell table:formula="of:=[.A237]-[.$B$46]" office:value-type="float" office:value="-22.101" calcext:value-type="float">
            <text:p>-22.101</text:p>
          </table:table-cell>
          <table:table-cell table:formula="of:=((0.01*[.A238]/[.$F$4])+(1.25/[.$F$4])*(([.$F$3]+[.$F$4])/([.$F$5]+[.$F$3])))*1000" office:value-type="float" office:value="5.89787037037038" calcext:value-type="float">
            <text:p>5.89787037037038</text:p>
          </table:table-cell>
          <table:table-cell table:formula="of:=ROUND((([.B238]/1000)*[.$F$10]*[.$H$12])-[.$H$11];5)" office:value-type="float" office:value="0.54611" calcext:value-type="float">
            <text:p>0.54611</text:p>
          </table:table-cell>
          <table:table-cell table:formula="of:=INT([.C238]/([.$F$20]/[.$G$21]))" office:value-type="float" office:value="677" calcext:value-type="float">
            <text:p>677</text:p>
          </table:table-cell>
          <table:table-cell table:formula="of:=[.$G$22]*INT([.C238]/([.$G$22]*[.$F$20]/[.$G$21]))" office:value-type="float" office:value="672" calcext:value-type="float">
            <text:p>672</text:p>
          </table:table-cell>
          <table:table-cell table:formula="of:=[.E237]-[.E238]" office:value-type="float" office:value="8" calcext:value-type="float">
            <text:p>8</text:p>
          </table:table-cell>
          <table:table-cell table:formula="of:=[.$B$44]+[.$B$46]*([.E238]-[.$B$45])/[.$B$47]" office:value-type="float" office:value="-22.101" calcext:value-type="float">
            <text:p>-22.101</text:p>
          </table:table-cell>
          <table:table-cell table:formula="of:=TRUNC([.G238];2)" office:value-type="float" office:value="-22.1" calcext:value-type="float">
            <text:p>-22.1</text:p>
          </table:table-cell>
          <table:table-cell table:formula="of:=[.H238]-[.A238]" office:value-type="float" office:value="0.000999999999976353" calcext:value-type="float">
            <text:p>0.000999999999976</text:p>
          </table:table-cell>
          <table:table-cell/>
          <table:table-cell table:formula="of:=[.K237]+[.$B$46]" office:value-type="float" office:value="21.841" calcext:value-type="float">
            <text:p>21.841</text:p>
          </table:table-cell>
          <table:table-cell table:formula="of:=((0.01*[.K238]/[.$F$4])+(1.25/[.$F$4])*(([.$F$3]+[.$F$4])/([.$F$5]+[.$F$3])))*1000" office:value-type="float" office:value="18.1039814814815" calcext:value-type="float">
            <text:p>18.1039814814815</text:p>
          </table:table-cell>
          <table:table-cell table:formula="of:=ROUND((([.L238]/1000)*[.$F$10]*[.$H$12])-[.$H$11];5)" office:value-type="float" office:value="2.77652" calcext:value-type="float">
            <text:p>2.77652</text:p>
          </table:table-cell>
          <table:table-cell table:formula="of:=INT([.M238]/([.$F$20]/[.$G$21]))" office:value-type="float" office:value="3446" calcext:value-type="float">
            <text:p>3446</text:p>
          </table:table-cell>
          <table:table-cell table:formula="of:=[.$G$22]*INT([.M238]/([.$G$22]*[.$F$20]/[.$G$21]))" office:value-type="float" office:value="3440" calcext:value-type="float">
            <text:p>3440</text:p>
          </table:table-cell>
          <table:table-cell table:formula="of:=[.O238]-[.O237]" office:value-type="float" office:value="8" calcext:value-type="float">
            <text:p>8</text:p>
          </table:table-cell>
          <table:table-cell table:formula="of:=[.$B$44]+[.$B$46]*([.O238]-[.$B$45])/[.$B$47]" office:value-type="float" office:value="21.841" calcext:value-type="float">
            <text:p>21.841</text:p>
          </table:table-cell>
          <table:table-cell table:formula="of:=TRUNC([.Q238];2)" office:value-type="float" office:value="21.84" calcext:value-type="float">
            <text:p>21.84</text:p>
          </table:table-cell>
          <table:table-cell table:formula="of:=[.R238]-[.K238]" office:value-type="float" office:value="-0.000999999999979906" calcext:value-type="float">
            <text:p>-0.00099999999998</text:p>
          </table:table-cell>
          <table:table-cell table:number-columns-repeated="1005"/>
        </table:table-row>
        <table:table-row table:style-name="ro1">
          <table:table-cell table:formula="of:=[.A238]-[.$B$46]" office:value-type="float" office:value="-22.228" calcext:value-type="float">
            <text:p>-22.228</text:p>
          </table:table-cell>
          <table:table-cell table:formula="of:=((0.01*[.A239]/[.$F$4])+(1.25/[.$F$4])*(([.$F$3]+[.$F$4])/([.$F$5]+[.$F$3])))*1000" office:value-type="float" office:value="5.8625925925926" calcext:value-type="float">
            <text:p>5.8625925925926</text:p>
          </table:table-cell>
          <table:table-cell table:formula="of:=ROUND((([.B239]/1000)*[.$F$10]*[.$H$12])-[.$H$11];5)" office:value-type="float" office:value="0.53966" calcext:value-type="float">
            <text:p>0.53966</text:p>
          </table:table-cell>
          <table:table-cell table:formula="of:=INT([.C239]/([.$F$20]/[.$G$21]))" office:value-type="float" office:value="669" calcext:value-type="float">
            <text:p>669</text:p>
          </table:table-cell>
          <table:table-cell table:formula="of:=[.$G$22]*INT([.C239]/([.$G$22]*[.$F$20]/[.$G$21]))" office:value-type="float" office:value="664" calcext:value-type="float">
            <text:p>664</text:p>
          </table:table-cell>
          <table:table-cell table:formula="of:=[.E238]-[.E239]" office:value-type="float" office:value="8" calcext:value-type="float">
            <text:p>8</text:p>
          </table:table-cell>
          <table:table-cell table:formula="of:=[.$B$44]+[.$B$46]*([.E239]-[.$B$45])/[.$B$47]" office:value-type="float" office:value="-22.228" calcext:value-type="float">
            <text:p>-22.228</text:p>
          </table:table-cell>
          <table:table-cell table:formula="of:=TRUNC([.G239];2)" office:value-type="float" office:value="-22.22" calcext:value-type="float">
            <text:p>-22.22</text:p>
          </table:table-cell>
          <table:table-cell table:formula="of:=[.H239]-[.A239]" office:value-type="float" office:value="0.0079999999999778" calcext:value-type="float">
            <text:p>0.007999999999978</text:p>
          </table:table-cell>
          <table:table-cell/>
          <table:table-cell table:formula="of:=[.K238]+[.$B$46]" office:value-type="float" office:value="21.968" calcext:value-type="float">
            <text:p>21.968</text:p>
          </table:table-cell>
          <table:table-cell table:formula="of:=((0.01*[.K239]/[.$F$4])+(1.25/[.$F$4])*(([.$F$3]+[.$F$4])/([.$F$5]+[.$F$3])))*1000" office:value-type="float" office:value="18.1392592592593" calcext:value-type="float">
            <text:p>18.1392592592593</text:p>
          </table:table-cell>
          <table:table-cell table:formula="of:=ROUND((([.L239]/1000)*[.$F$10]*[.$H$12])-[.$H$11];5)" office:value-type="float" office:value="2.78297" calcext:value-type="float">
            <text:p>2.78297</text:p>
          </table:table-cell>
          <table:table-cell table:formula="of:=INT([.M239]/([.$F$20]/[.$G$21]))" office:value-type="float" office:value="3454" calcext:value-type="float">
            <text:p>3454</text:p>
          </table:table-cell>
          <table:table-cell table:formula="of:=[.$G$22]*INT([.M239]/([.$G$22]*[.$F$20]/[.$G$21]))" office:value-type="float" office:value="3448" calcext:value-type="float">
            <text:p>3448</text:p>
          </table:table-cell>
          <table:table-cell table:formula="of:=[.O239]-[.O238]" office:value-type="float" office:value="8" calcext:value-type="float">
            <text:p>8</text:p>
          </table:table-cell>
          <table:table-cell table:formula="of:=[.$B$44]+[.$B$46]*([.O239]-[.$B$45])/[.$B$47]" office:value-type="float" office:value="21.968" calcext:value-type="float">
            <text:p>21.968</text:p>
          </table:table-cell>
          <table:table-cell table:formula="of:=TRUNC([.Q239];2)" office:value-type="float" office:value="21.96" calcext:value-type="float">
            <text:p>21.96</text:p>
          </table:table-cell>
          <table:table-cell table:formula="of:=[.R239]-[.K239]" office:value-type="float" office:value="-0.0079999999999778" calcext:value-type="float">
            <text:p>-0.007999999999978</text:p>
          </table:table-cell>
          <table:table-cell table:number-columns-repeated="1005"/>
        </table:table-row>
        <table:table-row table:style-name="ro1">
          <table:table-cell table:formula="of:=[.A239]-[.$B$46]" office:value-type="float" office:value="-22.355" calcext:value-type="float">
            <text:p>-22.355</text:p>
          </table:table-cell>
          <table:table-cell table:formula="of:=((0.01*[.A240]/[.$F$4])+(1.25/[.$F$4])*(([.$F$3]+[.$F$4])/([.$F$5]+[.$F$3])))*1000" office:value-type="float" office:value="5.82731481481482" calcext:value-type="float">
            <text:p>5.82731481481482</text:p>
          </table:table-cell>
          <table:table-cell table:formula="of:=ROUND((([.B240]/1000)*[.$F$10]*[.$H$12])-[.$H$11];5)" office:value-type="float" office:value="0.53322" calcext:value-type="float">
            <text:p>0.53322</text:p>
          </table:table-cell>
          <table:table-cell table:formula="of:=INT([.C240]/([.$F$20]/[.$G$21]))" office:value-type="float" office:value="661" calcext:value-type="float">
            <text:p>661</text:p>
          </table:table-cell>
          <table:table-cell table:formula="of:=[.$G$22]*INT([.C240]/([.$G$22]*[.$F$20]/[.$G$21]))" office:value-type="float" office:value="656" calcext:value-type="float">
            <text:p>656</text:p>
          </table:table-cell>
          <table:table-cell table:formula="of:=[.E239]-[.E240]" office:value-type="float" office:value="8" calcext:value-type="float">
            <text:p>8</text:p>
          </table:table-cell>
          <table:table-cell table:formula="of:=[.$B$44]+[.$B$46]*([.E240]-[.$B$45])/[.$B$47]" office:value-type="float" office:value="-22.355" calcext:value-type="float">
            <text:p>-22.355</text:p>
          </table:table-cell>
          <table:table-cell table:formula="of:=TRUNC([.G240];2)" office:value-type="float" office:value="-22.35" calcext:value-type="float">
            <text:p>-22.35</text:p>
          </table:table-cell>
          <table:table-cell table:formula="of:=[.H240]-[.A240]" office:value-type="float" office:value="0.00499999999997414" calcext:value-type="float">
            <text:p>0.004999999999974</text:p>
          </table:table-cell>
          <table:table-cell/>
          <table:table-cell table:formula="of:=[.K239]+[.$B$46]" office:value-type="float" office:value="22.095" calcext:value-type="float">
            <text:p>22.095</text:p>
          </table:table-cell>
          <table:table-cell table:formula="of:=((0.01*[.K240]/[.$F$4])+(1.25/[.$F$4])*(([.$F$3]+[.$F$4])/([.$F$5]+[.$F$3])))*1000" office:value-type="float" office:value="18.174537037037" calcext:value-type="float">
            <text:p>18.174537037037</text:p>
          </table:table-cell>
          <table:table-cell table:formula="of:=ROUND((([.L240]/1000)*[.$F$10]*[.$H$12])-[.$H$11];5)" office:value-type="float" office:value="2.78941" calcext:value-type="float">
            <text:p>2.78941</text:p>
          </table:table-cell>
          <table:table-cell table:formula="of:=INT([.M240]/([.$F$20]/[.$G$21]))" office:value-type="float" office:value="3462" calcext:value-type="float">
            <text:p>3462</text:p>
          </table:table-cell>
          <table:table-cell table:formula="of:=[.$G$22]*INT([.M240]/([.$G$22]*[.$F$20]/[.$G$21]))" office:value-type="float" office:value="3456" calcext:value-type="float">
            <text:p>3456</text:p>
          </table:table-cell>
          <table:table-cell table:formula="of:=[.O240]-[.O239]" office:value-type="float" office:value="8" calcext:value-type="float">
            <text:p>8</text:p>
          </table:table-cell>
          <table:table-cell table:formula="of:=[.$B$44]+[.$B$46]*([.O240]-[.$B$45])/[.$B$47]" office:value-type="float" office:value="22.095" calcext:value-type="float">
            <text:p>22.095</text:p>
          </table:table-cell>
          <table:table-cell table:formula="of:=TRUNC([.Q240];2)" office:value-type="float" office:value="22.09" calcext:value-type="float">
            <text:p>22.09</text:p>
          </table:table-cell>
          <table:table-cell table:formula="of:=[.R240]-[.K240]" office:value-type="float" office:value="-0.00499999999997769" calcext:value-type="float">
            <text:p>-0.004999999999978</text:p>
          </table:table-cell>
          <table:table-cell table:number-columns-repeated="1005"/>
        </table:table-row>
        <table:table-row table:style-name="ro1">
          <table:table-cell table:formula="of:=[.A240]-[.$B$46]" office:value-type="float" office:value="-22.482" calcext:value-type="float">
            <text:p>-22.482</text:p>
          </table:table-cell>
          <table:table-cell table:formula="of:=((0.01*[.A241]/[.$F$4])+(1.25/[.$F$4])*(([.$F$3]+[.$F$4])/([.$F$5]+[.$F$3])))*1000" office:value-type="float" office:value="5.79203703703705" calcext:value-type="float">
            <text:p>5.79203703703705</text:p>
          </table:table-cell>
          <table:table-cell table:formula="of:=ROUND((([.B241]/1000)*[.$F$10]*[.$H$12])-[.$H$11];5)" office:value-type="float" office:value="0.52677" calcext:value-type="float">
            <text:p>0.52677</text:p>
          </table:table-cell>
          <table:table-cell table:formula="of:=INT([.C241]/([.$F$20]/[.$G$21]))" office:value-type="float" office:value="653" calcext:value-type="float">
            <text:p>653</text:p>
          </table:table-cell>
          <table:table-cell table:formula="of:=[.$G$22]*INT([.C241]/([.$G$22]*[.$F$20]/[.$G$21]))" office:value-type="float" office:value="648" calcext:value-type="float">
            <text:p>648</text:p>
          </table:table-cell>
          <table:table-cell table:formula="of:=[.E240]-[.E241]" office:value-type="float" office:value="8" calcext:value-type="float">
            <text:p>8</text:p>
          </table:table-cell>
          <table:table-cell table:formula="of:=[.$B$44]+[.$B$46]*([.E241]-[.$B$45])/[.$B$47]" office:value-type="float" office:value="-22.482" calcext:value-type="float">
            <text:p>-22.482</text:p>
          </table:table-cell>
          <table:table-cell table:formula="of:=TRUNC([.G241];2)" office:value-type="float" office:value="-22.48" calcext:value-type="float">
            <text:p>-22.48</text:p>
          </table:table-cell>
          <table:table-cell table:formula="of:=[.H241]-[.A241]" office:value-type="float" office:value="0.00199999999997402" calcext:value-type="float">
            <text:p>0.001999999999974</text:p>
          </table:table-cell>
          <table:table-cell/>
          <table:table-cell table:formula="of:=[.K240]+[.$B$46]" office:value-type="float" office:value="22.222" calcext:value-type="float">
            <text:p>22.222</text:p>
          </table:table-cell>
          <table:table-cell table:formula="of:=((0.01*[.K241]/[.$F$4])+(1.25/[.$F$4])*(([.$F$3]+[.$F$4])/([.$F$5]+[.$F$3])))*1000" office:value-type="float" office:value="18.2098148148148" calcext:value-type="float">
            <text:p>18.2098148148148</text:p>
          </table:table-cell>
          <table:table-cell table:formula="of:=ROUND((([.L241]/1000)*[.$F$10]*[.$H$12])-[.$H$11];5)" office:value-type="float" office:value="2.79586" calcext:value-type="float">
            <text:p>2.79586</text:p>
          </table:table-cell>
          <table:table-cell table:formula="of:=INT([.M241]/([.$F$20]/[.$G$21]))" office:value-type="float" office:value="3470" calcext:value-type="float">
            <text:p>3470</text:p>
          </table:table-cell>
          <table:table-cell table:formula="of:=[.$G$22]*INT([.M241]/([.$G$22]*[.$F$20]/[.$G$21]))" office:value-type="float" office:value="3464" calcext:value-type="float">
            <text:p>3464</text:p>
          </table:table-cell>
          <table:table-cell table:formula="of:=[.O241]-[.O240]" office:value-type="float" office:value="8" calcext:value-type="float">
            <text:p>8</text:p>
          </table:table-cell>
          <table:table-cell table:formula="of:=[.$B$44]+[.$B$46]*([.O241]-[.$B$45])/[.$B$47]" office:value-type="float" office:value="22.222" calcext:value-type="float">
            <text:p>22.222</text:p>
          </table:table-cell>
          <table:table-cell table:formula="of:=TRUNC([.Q241];2)" office:value-type="float" office:value="22.22" calcext:value-type="float">
            <text:p>22.22</text:p>
          </table:table-cell>
          <table:table-cell table:formula="of:=[.R241]-[.K241]" office:value-type="float" office:value="-0.00199999999997758" calcext:value-type="float">
            <text:p>-0.001999999999978</text:p>
          </table:table-cell>
          <table:table-cell table:number-columns-repeated="1005"/>
        </table:table-row>
        <table:table-row table:style-name="ro1">
          <table:table-cell table:formula="of:=[.A241]-[.$B$46]" office:value-type="float" office:value="-22.609" calcext:value-type="float">
            <text:p>-22.609</text:p>
          </table:table-cell>
          <table:table-cell table:formula="of:=((0.01*[.A242]/[.$F$4])+(1.25/[.$F$4])*(([.$F$3]+[.$F$4])/([.$F$5]+[.$F$3])))*1000" office:value-type="float" office:value="5.75675925925927" calcext:value-type="float">
            <text:p>5.75675925925927</text:p>
          </table:table-cell>
          <table:table-cell table:formula="of:=ROUND((([.B242]/1000)*[.$F$10]*[.$H$12])-[.$H$11];5)" office:value-type="float" office:value="0.52033" calcext:value-type="float">
            <text:p>0.52033</text:p>
          </table:table-cell>
          <table:table-cell table:formula="of:=INT([.C242]/([.$F$20]/[.$G$21]))" office:value-type="float" office:value="645" calcext:value-type="float">
            <text:p>645</text:p>
          </table:table-cell>
          <table:table-cell table:formula="of:=[.$G$22]*INT([.C242]/([.$G$22]*[.$F$20]/[.$G$21]))" office:value-type="float" office:value="640" calcext:value-type="float">
            <text:p>640</text:p>
          </table:table-cell>
          <table:table-cell table:formula="of:=[.E241]-[.E242]" office:value-type="float" office:value="8" calcext:value-type="float">
            <text:p>8</text:p>
          </table:table-cell>
          <table:table-cell table:formula="of:=[.$B$44]+[.$B$46]*([.E242]-[.$B$45])/[.$B$47]" office:value-type="float" office:value="-22.609" calcext:value-type="float">
            <text:p>-22.609</text:p>
          </table:table-cell>
          <table:table-cell table:formula="of:=TRUNC([.G242];2)" office:value-type="float" office:value="-22.6" calcext:value-type="float">
            <text:p>-22.6</text:p>
          </table:table-cell>
          <table:table-cell table:formula="of:=[.H242]-[.A242]" office:value-type="float" office:value="0.00899999999997192" calcext:value-type="float">
            <text:p>0.008999999999972</text:p>
          </table:table-cell>
          <table:table-cell/>
          <table:table-cell table:formula="of:=[.K241]+[.$B$46]" office:value-type="float" office:value="22.349" calcext:value-type="float">
            <text:p>22.349</text:p>
          </table:table-cell>
          <table:table-cell table:formula="of:=((0.01*[.K242]/[.$F$4])+(1.25/[.$F$4])*(([.$F$3]+[.$F$4])/([.$F$5]+[.$F$3])))*1000" office:value-type="float" office:value="18.2450925925926" calcext:value-type="float">
            <text:p>18.2450925925926</text:p>
          </table:table-cell>
          <table:table-cell table:formula="of:=ROUND((([.L242]/1000)*[.$F$10]*[.$H$12])-[.$H$11];5)" office:value-type="float" office:value="2.8023" calcext:value-type="float">
            <text:p>2.8023</text:p>
          </table:table-cell>
          <table:table-cell table:formula="of:=INT([.M242]/([.$F$20]/[.$G$21]))" office:value-type="float" office:value="3478" calcext:value-type="float">
            <text:p>3478</text:p>
          </table:table-cell>
          <table:table-cell table:formula="of:=[.$G$22]*INT([.M242]/([.$G$22]*[.$F$20]/[.$G$21]))" office:value-type="float" office:value="3472" calcext:value-type="float">
            <text:p>3472</text:p>
          </table:table-cell>
          <table:table-cell table:formula="of:=[.O242]-[.O241]" office:value-type="float" office:value="8" calcext:value-type="float">
            <text:p>8</text:p>
          </table:table-cell>
          <table:table-cell table:formula="of:=[.$B$44]+[.$B$46]*([.O242]-[.$B$45])/[.$B$47]" office:value-type="float" office:value="22.349" calcext:value-type="float">
            <text:p>22.349</text:p>
          </table:table-cell>
          <table:table-cell table:formula="of:=TRUNC([.Q242];2)" office:value-type="float" office:value="22.34" calcext:value-type="float">
            <text:p>22.34</text:p>
          </table:table-cell>
          <table:table-cell table:formula="of:=[.R242]-[.K242]" office:value-type="float" office:value="-0.00899999999997547" calcext:value-type="float">
            <text:p>-0.008999999999975</text:p>
          </table:table-cell>
          <table:table-cell table:number-columns-repeated="1005"/>
        </table:table-row>
        <table:table-row table:style-name="ro1">
          <table:table-cell table:formula="of:=[.A242]-[.$B$46]" office:value-type="float" office:value="-22.736" calcext:value-type="float">
            <text:p>-22.736</text:p>
          </table:table-cell>
          <table:table-cell table:formula="of:=((0.01*[.A243]/[.$F$4])+(1.25/[.$F$4])*(([.$F$3]+[.$F$4])/([.$F$5]+[.$F$3])))*1000" office:value-type="float" office:value="5.72148148148149" calcext:value-type="float">
            <text:p>5.72148148148149</text:p>
          </table:table-cell>
          <table:table-cell table:formula="of:=ROUND((([.B243]/1000)*[.$F$10]*[.$H$12])-[.$H$11];5)" office:value-type="float" office:value="0.51388" calcext:value-type="float">
            <text:p>0.51388</text:p>
          </table:table-cell>
          <table:table-cell table:formula="of:=INT([.C243]/([.$F$20]/[.$G$21]))" office:value-type="float" office:value="637" calcext:value-type="float">
            <text:p>637</text:p>
          </table:table-cell>
          <table:table-cell table:formula="of:=[.$G$22]*INT([.C243]/([.$G$22]*[.$F$20]/[.$G$21]))" office:value-type="float" office:value="632" calcext:value-type="float">
            <text:p>632</text:p>
          </table:table-cell>
          <table:table-cell table:formula="of:=[.E242]-[.E243]" office:value-type="float" office:value="8" calcext:value-type="float">
            <text:p>8</text:p>
          </table:table-cell>
          <table:table-cell table:formula="of:=[.$B$44]+[.$B$46]*([.E243]-[.$B$45])/[.$B$47]" office:value-type="float" office:value="-22.736" calcext:value-type="float">
            <text:p>-22.736</text:p>
          </table:table-cell>
          <table:table-cell table:formula="of:=TRUNC([.G243];2)" office:value-type="float" office:value="-22.73" calcext:value-type="float">
            <text:p>-22.73</text:p>
          </table:table-cell>
          <table:table-cell table:formula="of:=[.H243]-[.A243]" office:value-type="float" office:value="0.00599999999997181" calcext:value-type="float">
            <text:p>0.005999999999972</text:p>
          </table:table-cell>
          <table:table-cell/>
          <table:table-cell table:formula="of:=[.K242]+[.$B$46]" office:value-type="float" office:value="22.476" calcext:value-type="float">
            <text:p>22.476</text:p>
          </table:table-cell>
          <table:table-cell table:formula="of:=((0.01*[.K243]/[.$F$4])+(1.25/[.$F$4])*(([.$F$3]+[.$F$4])/([.$F$5]+[.$F$3])))*1000" office:value-type="float" office:value="18.2803703703704" calcext:value-type="float">
            <text:p>18.2803703703704</text:p>
          </table:table-cell>
          <table:table-cell table:formula="of:=ROUND((([.L243]/1000)*[.$F$10]*[.$H$12])-[.$H$11];5)" office:value-type="float" office:value="2.80875" calcext:value-type="float">
            <text:p>2.80875</text:p>
          </table:table-cell>
          <table:table-cell table:formula="of:=INT([.M243]/([.$F$20]/[.$G$21]))" office:value-type="float" office:value="3486" calcext:value-type="float">
            <text:p>3486</text:p>
          </table:table-cell>
          <table:table-cell table:formula="of:=[.$G$22]*INT([.M243]/([.$G$22]*[.$F$20]/[.$G$21]))" office:value-type="float" office:value="3480" calcext:value-type="float">
            <text:p>3480</text:p>
          </table:table-cell>
          <table:table-cell table:formula="of:=[.O243]-[.O242]" office:value-type="float" office:value="8" calcext:value-type="float">
            <text:p>8</text:p>
          </table:table-cell>
          <table:table-cell table:formula="of:=[.$B$44]+[.$B$46]*([.O243]-[.$B$45])/[.$B$47]" office:value-type="float" office:value="22.476" calcext:value-type="float">
            <text:p>22.476</text:p>
          </table:table-cell>
          <table:table-cell table:formula="of:=TRUNC([.Q243];2)" office:value-type="float" office:value="22.47" calcext:value-type="float">
            <text:p>22.47</text:p>
          </table:table-cell>
          <table:table-cell table:formula="of:=[.R243]-[.K243]" office:value-type="float" office:value="-0.00599999999997536" calcext:value-type="float">
            <text:p>-0.005999999999975</text:p>
          </table:table-cell>
          <table:table-cell table:number-columns-repeated="1005"/>
        </table:table-row>
        <table:table-row table:style-name="ro1">
          <table:table-cell table:formula="of:=[.A243]-[.$B$46]" office:value-type="float" office:value="-22.863" calcext:value-type="float">
            <text:p>-22.863</text:p>
          </table:table-cell>
          <table:table-cell table:formula="of:=((0.01*[.A244]/[.$F$4])+(1.25/[.$F$4])*(([.$F$3]+[.$F$4])/([.$F$5]+[.$F$3])))*1000" office:value-type="float" office:value="5.68620370370371" calcext:value-type="float">
            <text:p>5.68620370370371</text:p>
          </table:table-cell>
          <table:table-cell table:formula="of:=ROUND((([.B244]/1000)*[.$F$10]*[.$H$12])-[.$H$11];5)" office:value-type="float" office:value="0.50743" calcext:value-type="float">
            <text:p>0.50743</text:p>
          </table:table-cell>
          <table:table-cell table:formula="of:=INT([.C244]/([.$F$20]/[.$G$21]))" office:value-type="float" office:value="629" calcext:value-type="float">
            <text:p>629</text:p>
          </table:table-cell>
          <table:table-cell table:formula="of:=[.$G$22]*INT([.C244]/([.$G$22]*[.$F$20]/[.$G$21]))" office:value-type="float" office:value="624" calcext:value-type="float">
            <text:p>624</text:p>
          </table:table-cell>
          <table:table-cell table:formula="of:=[.E243]-[.E244]" office:value-type="float" office:value="8" calcext:value-type="float">
            <text:p>8</text:p>
          </table:table-cell>
          <table:table-cell table:formula="of:=[.$B$44]+[.$B$46]*([.E244]-[.$B$45])/[.$B$47]" office:value-type="float" office:value="-22.863" calcext:value-type="float">
            <text:p>-22.863</text:p>
          </table:table-cell>
          <table:table-cell table:formula="of:=TRUNC([.G244];2)" office:value-type="float" office:value="-22.86" calcext:value-type="float">
            <text:p>-22.86</text:p>
          </table:table-cell>
          <table:table-cell table:formula="of:=[.H244]-[.A244]" office:value-type="float" office:value="0.00299999999997169" calcext:value-type="float">
            <text:p>0.002999999999972</text:p>
          </table:table-cell>
          <table:table-cell/>
          <table:table-cell table:formula="of:=[.K243]+[.$B$46]" office:value-type="float" office:value="22.603" calcext:value-type="float">
            <text:p>22.603</text:p>
          </table:table-cell>
          <table:table-cell table:formula="of:=((0.01*[.K244]/[.$F$4])+(1.25/[.$F$4])*(([.$F$3]+[.$F$4])/([.$F$5]+[.$F$3])))*1000" office:value-type="float" office:value="18.3156481481481" calcext:value-type="float">
            <text:p>18.3156481481481</text:p>
          </table:table-cell>
          <table:table-cell table:formula="of:=ROUND((([.L244]/1000)*[.$F$10]*[.$H$12])-[.$H$11];5)" office:value-type="float" office:value="2.8152" calcext:value-type="float">
            <text:p>2.8152</text:p>
          </table:table-cell>
          <table:table-cell table:formula="of:=INT([.M244]/([.$F$20]/[.$G$21]))" office:value-type="float" office:value="3494" calcext:value-type="float">
            <text:p>3494</text:p>
          </table:table-cell>
          <table:table-cell table:formula="of:=[.$G$22]*INT([.M244]/([.$G$22]*[.$F$20]/[.$G$21]))" office:value-type="float" office:value="3488" calcext:value-type="float">
            <text:p>3488</text:p>
          </table:table-cell>
          <table:table-cell table:formula="of:=[.O244]-[.O243]" office:value-type="float" office:value="8" calcext:value-type="float">
            <text:p>8</text:p>
          </table:table-cell>
          <table:table-cell table:formula="of:=[.$B$44]+[.$B$46]*([.O244]-[.$B$45])/[.$B$47]" office:value-type="float" office:value="22.603" calcext:value-type="float">
            <text:p>22.603</text:p>
          </table:table-cell>
          <table:table-cell table:formula="of:=TRUNC([.Q244];2)" office:value-type="float" office:value="22.6" calcext:value-type="float">
            <text:p>22.6</text:p>
          </table:table-cell>
          <table:table-cell table:formula="of:=[.R244]-[.K244]" office:value-type="float" office:value="-0.00299999999997169" calcext:value-type="float">
            <text:p>-0.002999999999972</text:p>
          </table:table-cell>
          <table:table-cell table:number-columns-repeated="1005"/>
        </table:table-row>
        <table:table-row table:style-name="ro1">
          <table:table-cell table:formula="of:=[.A244]-[.$B$46]" office:value-type="float" office:value="-22.99" calcext:value-type="float">
            <text:p>-22.99</text:p>
          </table:table-cell>
          <table:table-cell table:formula="of:=((0.01*[.A245]/[.$F$4])+(1.25/[.$F$4])*(([.$F$3]+[.$F$4])/([.$F$5]+[.$F$3])))*1000" office:value-type="float" office:value="5.65092592592594" calcext:value-type="float">
            <text:p>5.65092592592594</text:p>
          </table:table-cell>
          <table:table-cell table:formula="of:=ROUND((([.B245]/1000)*[.$F$10]*[.$H$12])-[.$H$11];5)" office:value-type="float" office:value="0.50099" calcext:value-type="float">
            <text:p>0.50099</text:p>
          </table:table-cell>
          <table:table-cell table:formula="of:=INT([.C245]/([.$F$20]/[.$G$21]))" office:value-type="float" office:value="621" calcext:value-type="float">
            <text:p>621</text:p>
          </table:table-cell>
          <table:table-cell table:formula="of:=[.$G$22]*INT([.C245]/([.$G$22]*[.$F$20]/[.$G$21]))" office:value-type="float" office:value="616" calcext:value-type="float">
            <text:p>616</text:p>
          </table:table-cell>
          <table:table-cell table:formula="of:=[.E244]-[.E245]" office:value-type="float" office:value="8" calcext:value-type="float">
            <text:p>8</text:p>
          </table:table-cell>
          <table:table-cell table:formula="of:=[.$B$44]+[.$B$46]*([.E245]-[.$B$45])/[.$B$47]" office:value-type="float" office:value="-22.99" calcext:value-type="float">
            <text:p>-22.99</text:p>
          </table:table-cell>
          <table:table-cell table:formula="of:=TRUNC([.G245];2)" office:value-type="float" office:value="-22.99" calcext:value-type="float">
            <text:p>-22.99</text:p>
          </table:table-cell>
          <table:table-cell table:formula="of:=[.H245]-[.A245]" office:value-type="float" office:value="0" calcext:value-type="float">
            <text:p>0</text:p>
          </table:table-cell>
          <table:table-cell/>
          <table:table-cell table:formula="of:=[.K244]+[.$B$46]" office:value-type="float" office:value="22.73" calcext:value-type="float">
            <text:p>22.73</text:p>
          </table:table-cell>
          <table:table-cell table:formula="of:=((0.01*[.K245]/[.$F$4])+(1.25/[.$F$4])*(([.$F$3]+[.$F$4])/([.$F$5]+[.$F$3])))*1000" office:value-type="float" office:value="18.3509259259259" calcext:value-type="float">
            <text:p>18.3509259259259</text:p>
          </table:table-cell>
          <table:table-cell table:formula="of:=ROUND((([.L245]/1000)*[.$F$10]*[.$H$12])-[.$H$11];5)" office:value-type="float" office:value="2.82164" calcext:value-type="float">
            <text:p>2.82164</text:p>
          </table:table-cell>
          <table:table-cell table:formula="of:=INT([.M245]/([.$F$20]/[.$G$21]))" office:value-type="float" office:value="3502" calcext:value-type="float">
            <text:p>3502</text:p>
          </table:table-cell>
          <table:table-cell table:formula="of:=[.$G$22]*INT([.M245]/([.$G$22]*[.$F$20]/[.$G$21]))" office:value-type="float" office:value="3496" calcext:value-type="float">
            <text:p>3496</text:p>
          </table:table-cell>
          <table:table-cell table:formula="of:=[.O245]-[.O244]" office:value-type="float" office:value="8" calcext:value-type="float">
            <text:p>8</text:p>
          </table:table-cell>
          <table:table-cell table:formula="of:=[.$B$44]+[.$B$46]*([.O245]-[.$B$45])/[.$B$47]" office:value-type="float" office:value="22.73" calcext:value-type="float">
            <text:p>22.73</text:p>
          </table:table-cell>
          <table:table-cell table:formula="of:=TRUNC([.Q245];2)" office:value-type="float" office:value="22.73" calcext:value-type="float">
            <text:p>22.73</text:p>
          </table:table-cell>
          <table:table-cell table:formula="of:=[.R245]-[.K24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45]-[.$B$46]" office:value-type="float" office:value="-23.117" calcext:value-type="float">
            <text:p>-23.117</text:p>
          </table:table-cell>
          <table:table-cell table:formula="of:=((0.01*[.A246]/[.$F$4])+(1.25/[.$F$4])*(([.$F$3]+[.$F$4])/([.$F$5]+[.$F$3])))*1000" office:value-type="float" office:value="5.61564814814816" calcext:value-type="float">
            <text:p>5.61564814814816</text:p>
          </table:table-cell>
          <table:table-cell table:formula="of:=ROUND((([.B246]/1000)*[.$F$10]*[.$H$12])-[.$H$11];5)" office:value-type="float" office:value="0.49454" calcext:value-type="float">
            <text:p>0.49454</text:p>
          </table:table-cell>
          <table:table-cell table:formula="of:=INT([.C246]/([.$F$20]/[.$G$21]))" office:value-type="float" office:value="613" calcext:value-type="float">
            <text:p>613</text:p>
          </table:table-cell>
          <table:table-cell table:formula="of:=[.$G$22]*INT([.C246]/([.$G$22]*[.$F$20]/[.$G$21]))" office:value-type="float" office:value="608" calcext:value-type="float">
            <text:p>608</text:p>
          </table:table-cell>
          <table:table-cell table:formula="of:=[.E245]-[.E246]" office:value-type="float" office:value="8" calcext:value-type="float">
            <text:p>8</text:p>
          </table:table-cell>
          <table:table-cell table:formula="of:=[.$B$44]+[.$B$46]*([.E246]-[.$B$45])/[.$B$47]" office:value-type="float" office:value="-23.117" calcext:value-type="float">
            <text:p>-23.117</text:p>
          </table:table-cell>
          <table:table-cell table:formula="of:=TRUNC([.G246];2)" office:value-type="float" office:value="-23.11" calcext:value-type="float">
            <text:p>-23.11</text:p>
          </table:table-cell>
          <table:table-cell table:formula="of:=[.H246]-[.A246]" office:value-type="float" office:value="0.00699999999996948" calcext:value-type="float">
            <text:p>0.006999999999969</text:p>
          </table:table-cell>
          <table:table-cell/>
          <table:table-cell table:formula="of:=[.K245]+[.$B$46]" office:value-type="float" office:value="22.857" calcext:value-type="float">
            <text:p>22.857</text:p>
          </table:table-cell>
          <table:table-cell table:formula="of:=((0.01*[.K246]/[.$F$4])+(1.25/[.$F$4])*(([.$F$3]+[.$F$4])/([.$F$5]+[.$F$3])))*1000" office:value-type="float" office:value="18.3862037037037" calcext:value-type="float">
            <text:p>18.3862037037037</text:p>
          </table:table-cell>
          <table:table-cell table:formula="of:=ROUND((([.L246]/1000)*[.$F$10]*[.$H$12])-[.$H$11];5)" office:value-type="float" office:value="2.82809" calcext:value-type="float">
            <text:p>2.82809</text:p>
          </table:table-cell>
          <table:table-cell table:formula="of:=INT([.M246]/([.$F$20]/[.$G$21]))" office:value-type="float" office:value="3510" calcext:value-type="float">
            <text:p>3510</text:p>
          </table:table-cell>
          <table:table-cell table:formula="of:=[.$G$22]*INT([.M246]/([.$G$22]*[.$F$20]/[.$G$21]))" office:value-type="float" office:value="3504" calcext:value-type="float">
            <text:p>3504</text:p>
          </table:table-cell>
          <table:table-cell table:formula="of:=[.O246]-[.O245]" office:value-type="float" office:value="8" calcext:value-type="float">
            <text:p>8</text:p>
          </table:table-cell>
          <table:table-cell table:formula="of:=[.$B$44]+[.$B$46]*([.O246]-[.$B$45])/[.$B$47]" office:value-type="float" office:value="22.857" calcext:value-type="float">
            <text:p>22.857</text:p>
          </table:table-cell>
          <table:table-cell table:formula="of:=TRUNC([.Q246];2)" office:value-type="float" office:value="22.85" calcext:value-type="float">
            <text:p>22.85</text:p>
          </table:table-cell>
          <table:table-cell table:formula="of:=[.R246]-[.K246]" office:value-type="float" office:value="-0.00699999999996948" calcext:value-type="float">
            <text:p>-0.006999999999969</text:p>
          </table:table-cell>
          <table:table-cell table:number-columns-repeated="1005"/>
        </table:table-row>
        <table:table-row table:style-name="ro1">
          <table:table-cell table:formula="of:=[.A246]-[.$B$46]" office:value-type="float" office:value="-23.244" calcext:value-type="float">
            <text:p>-23.244</text:p>
          </table:table-cell>
          <table:table-cell table:formula="of:=((0.01*[.A247]/[.$F$4])+(1.25/[.$F$4])*(([.$F$3]+[.$F$4])/([.$F$5]+[.$F$3])))*1000" office:value-type="float" office:value="5.58037037037038" calcext:value-type="float">
            <text:p>5.58037037037038</text:p>
          </table:table-cell>
          <table:table-cell table:formula="of:=ROUND((([.B247]/1000)*[.$F$10]*[.$H$12])-[.$H$11];5)" office:value-type="float" office:value="0.48809" calcext:value-type="float">
            <text:p>0.48809</text:p>
          </table:table-cell>
          <table:table-cell table:formula="of:=INT([.C247]/([.$F$20]/[.$G$21]))" office:value-type="float" office:value="605" calcext:value-type="float">
            <text:p>605</text:p>
          </table:table-cell>
          <table:table-cell table:formula="of:=[.$G$22]*INT([.C247]/([.$G$22]*[.$F$20]/[.$G$21]))" office:value-type="float" office:value="600" calcext:value-type="float">
            <text:p>600</text:p>
          </table:table-cell>
          <table:table-cell table:formula="of:=[.E246]-[.E247]" office:value-type="float" office:value="8" calcext:value-type="float">
            <text:p>8</text:p>
          </table:table-cell>
          <table:table-cell table:formula="of:=[.$B$44]+[.$B$46]*([.E247]-[.$B$45])/[.$B$47]" office:value-type="float" office:value="-23.244" calcext:value-type="float">
            <text:p>-23.244</text:p>
          </table:table-cell>
          <table:table-cell table:formula="of:=TRUNC([.G247];2)" office:value-type="float" office:value="-23.24" calcext:value-type="float">
            <text:p>-23.24</text:p>
          </table:table-cell>
          <table:table-cell table:formula="of:=[.H247]-[.A247]" office:value-type="float" office:value="0.00399999999996936" calcext:value-type="float">
            <text:p>0.003999999999969</text:p>
          </table:table-cell>
          <table:table-cell/>
          <table:table-cell table:formula="of:=[.K246]+[.$B$46]" office:value-type="float" office:value="22.984" calcext:value-type="float">
            <text:p>22.984</text:p>
          </table:table-cell>
          <table:table-cell table:formula="of:=((0.01*[.K247]/[.$F$4])+(1.25/[.$F$4])*(([.$F$3]+[.$F$4])/([.$F$5]+[.$F$3])))*1000" office:value-type="float" office:value="18.4214814814815" calcext:value-type="float">
            <text:p>18.4214814814815</text:p>
          </table:table-cell>
          <table:table-cell table:formula="of:=ROUND((([.L247]/1000)*[.$F$10]*[.$H$12])-[.$H$11];5)" office:value-type="float" office:value="2.83454" calcext:value-type="float">
            <text:p>2.83454</text:p>
          </table:table-cell>
          <table:table-cell table:formula="of:=INT([.M247]/([.$F$20]/[.$G$21]))" office:value-type="float" office:value="3518" calcext:value-type="float">
            <text:p>3518</text:p>
          </table:table-cell>
          <table:table-cell table:formula="of:=[.$G$22]*INT([.M247]/([.$G$22]*[.$F$20]/[.$G$21]))" office:value-type="float" office:value="3512" calcext:value-type="float">
            <text:p>3512</text:p>
          </table:table-cell>
          <table:table-cell table:formula="of:=[.O247]-[.O246]" office:value-type="float" office:value="8" calcext:value-type="float">
            <text:p>8</text:p>
          </table:table-cell>
          <table:table-cell table:formula="of:=[.$B$44]+[.$B$46]*([.O247]-[.$B$45])/[.$B$47]" office:value-type="float" office:value="22.984" calcext:value-type="float">
            <text:p>22.984</text:p>
          </table:table-cell>
          <table:table-cell table:formula="of:=TRUNC([.Q247];2)" office:value-type="float" office:value="22.98" calcext:value-type="float">
            <text:p>22.98</text:p>
          </table:table-cell>
          <table:table-cell table:formula="of:=[.R247]-[.K247]" office:value-type="float" office:value="-0.00399999999996936" calcext:value-type="float">
            <text:p>-0.003999999999969</text:p>
          </table:table-cell>
          <table:table-cell table:number-columns-repeated="1005"/>
        </table:table-row>
        <table:table-row table:style-name="ro1">
          <table:table-cell table:formula="of:=[.A247]-[.$B$46]" office:value-type="float" office:value="-23.371" calcext:value-type="float">
            <text:p>-23.371</text:p>
          </table:table-cell>
          <table:table-cell table:formula="of:=((0.01*[.A248]/[.$F$4])+(1.25/[.$F$4])*(([.$F$3]+[.$F$4])/([.$F$5]+[.$F$3])))*1000" office:value-type="float" office:value="5.5450925925926" calcext:value-type="float">
            <text:p>5.5450925925926</text:p>
          </table:table-cell>
          <table:table-cell table:formula="of:=ROUND((([.B248]/1000)*[.$F$10]*[.$H$12])-[.$H$11];5)" office:value-type="float" office:value="0.48165" calcext:value-type="float">
            <text:p>0.48165</text:p>
          </table:table-cell>
          <table:table-cell table:formula="of:=INT([.C248]/([.$F$20]/[.$G$21]))" office:value-type="float" office:value="597" calcext:value-type="float">
            <text:p>597</text:p>
          </table:table-cell>
          <table:table-cell table:formula="of:=[.$G$22]*INT([.C248]/([.$G$22]*[.$F$20]/[.$G$21]))" office:value-type="float" office:value="592" calcext:value-type="float">
            <text:p>592</text:p>
          </table:table-cell>
          <table:table-cell table:formula="of:=[.E247]-[.E248]" office:value-type="float" office:value="8" calcext:value-type="float">
            <text:p>8</text:p>
          </table:table-cell>
          <table:table-cell table:formula="of:=[.$B$44]+[.$B$46]*([.E248]-[.$B$45])/[.$B$47]" office:value-type="float" office:value="-23.371" calcext:value-type="float">
            <text:p>-23.371</text:p>
          </table:table-cell>
          <table:table-cell table:formula="of:=TRUNC([.G248];2)" office:value-type="float" office:value="-23.37" calcext:value-type="float">
            <text:p>-23.37</text:p>
          </table:table-cell>
          <table:table-cell table:formula="of:=[.H248]-[.A248]" office:value-type="float" office:value="0.000999999999965695" calcext:value-type="float">
            <text:p>0.000999999999966</text:p>
          </table:table-cell>
          <table:table-cell/>
          <table:table-cell table:formula="of:=[.K247]+[.$B$46]" office:value-type="float" office:value="23.111" calcext:value-type="float">
            <text:p>23.111</text:p>
          </table:table-cell>
          <table:table-cell table:formula="of:=((0.01*[.K248]/[.$F$4])+(1.25/[.$F$4])*(([.$F$3]+[.$F$4])/([.$F$5]+[.$F$3])))*1000" office:value-type="float" office:value="18.4567592592593" calcext:value-type="float">
            <text:p>18.4567592592593</text:p>
          </table:table-cell>
          <table:table-cell table:formula="of:=ROUND((([.L248]/1000)*[.$F$10]*[.$H$12])-[.$H$11];5)" office:value-type="float" office:value="2.84098" calcext:value-type="float">
            <text:p>2.84098</text:p>
          </table:table-cell>
          <table:table-cell table:formula="of:=INT([.M248]/([.$F$20]/[.$G$21]))" office:value-type="float" office:value="3526" calcext:value-type="float">
            <text:p>3526</text:p>
          </table:table-cell>
          <table:table-cell table:formula="of:=[.$G$22]*INT([.M248]/([.$G$22]*[.$F$20]/[.$G$21]))" office:value-type="float" office:value="3520" calcext:value-type="float">
            <text:p>3520</text:p>
          </table:table-cell>
          <table:table-cell table:formula="of:=[.O248]-[.O247]" office:value-type="float" office:value="8" calcext:value-type="float">
            <text:p>8</text:p>
          </table:table-cell>
          <table:table-cell table:formula="of:=[.$B$44]+[.$B$46]*([.O248]-[.$B$45])/[.$B$47]" office:value-type="float" office:value="23.111" calcext:value-type="float">
            <text:p>23.111</text:p>
          </table:table-cell>
          <table:table-cell table:formula="of:=TRUNC([.Q248];2)" office:value-type="float" office:value="23.11" calcext:value-type="float">
            <text:p>23.11</text:p>
          </table:table-cell>
          <table:table-cell table:formula="of:=[.R248]-[.K248]" office:value-type="float" office:value="-0.000999999999969248" calcext:value-type="float">
            <text:p>-0.000999999999969</text:p>
          </table:table-cell>
          <table:table-cell table:number-columns-repeated="1005"/>
        </table:table-row>
        <table:table-row table:style-name="ro1">
          <table:table-cell table:formula="of:=[.A248]-[.$B$46]" office:value-type="float" office:value="-23.498" calcext:value-type="float">
            <text:p>-23.498</text:p>
          </table:table-cell>
          <table:table-cell table:formula="of:=((0.01*[.A249]/[.$F$4])+(1.25/[.$F$4])*(([.$F$3]+[.$F$4])/([.$F$5]+[.$F$3])))*1000" office:value-type="float" office:value="5.50981481481483" calcext:value-type="float">
            <text:p>5.50981481481483</text:p>
          </table:table-cell>
          <table:table-cell table:formula="of:=ROUND((([.B249]/1000)*[.$F$10]*[.$H$12])-[.$H$11];5)" office:value-type="float" office:value="0.4752" calcext:value-type="float">
            <text:p>0.4752</text:p>
          </table:table-cell>
          <table:table-cell table:formula="of:=INT([.C249]/([.$F$20]/[.$G$21]))" office:value-type="float" office:value="589" calcext:value-type="float">
            <text:p>589</text:p>
          </table:table-cell>
          <table:table-cell table:formula="of:=[.$G$22]*INT([.C249]/([.$G$22]*[.$F$20]/[.$G$21]))" office:value-type="float" office:value="584" calcext:value-type="float">
            <text:p>584</text:p>
          </table:table-cell>
          <table:table-cell table:formula="of:=[.E248]-[.E249]" office:value-type="float" office:value="8" calcext:value-type="float">
            <text:p>8</text:p>
          </table:table-cell>
          <table:table-cell table:formula="of:=[.$B$44]+[.$B$46]*([.E249]-[.$B$45])/[.$B$47]" office:value-type="float" office:value="-23.498" calcext:value-type="float">
            <text:p>-23.498</text:p>
          </table:table-cell>
          <table:table-cell table:formula="of:=TRUNC([.G249];2)" office:value-type="float" office:value="-23.49" calcext:value-type="float">
            <text:p>-23.49</text:p>
          </table:table-cell>
          <table:table-cell table:formula="of:=[.H249]-[.A249]" office:value-type="float" office:value="0.00799999999996714" calcext:value-type="float">
            <text:p>0.007999999999967</text:p>
          </table:table-cell>
          <table:table-cell/>
          <table:table-cell table:formula="of:=[.K248]+[.$B$46]" office:value-type="float" office:value="23.238" calcext:value-type="float">
            <text:p>23.238</text:p>
          </table:table-cell>
          <table:table-cell table:formula="of:=((0.01*[.K249]/[.$F$4])+(1.25/[.$F$4])*(([.$F$3]+[.$F$4])/([.$F$5]+[.$F$3])))*1000" office:value-type="float" office:value="18.492037037037" calcext:value-type="float">
            <text:p>18.492037037037</text:p>
          </table:table-cell>
          <table:table-cell table:formula="of:=ROUND((([.L249]/1000)*[.$F$10]*[.$H$12])-[.$H$11];5)" office:value-type="float" office:value="2.84743" calcext:value-type="float">
            <text:p>2.84743</text:p>
          </table:table-cell>
          <table:table-cell table:formula="of:=INT([.M249]/([.$F$20]/[.$G$21]))" office:value-type="float" office:value="3534" calcext:value-type="float">
            <text:p>3534</text:p>
          </table:table-cell>
          <table:table-cell table:formula="of:=[.$G$22]*INT([.M249]/([.$G$22]*[.$F$20]/[.$G$21]))" office:value-type="float" office:value="3528" calcext:value-type="float">
            <text:p>3528</text:p>
          </table:table-cell>
          <table:table-cell table:formula="of:=[.O249]-[.O248]" office:value-type="float" office:value="8" calcext:value-type="float">
            <text:p>8</text:p>
          </table:table-cell>
          <table:table-cell table:formula="of:=[.$B$44]+[.$B$46]*([.O249]-[.$B$45])/[.$B$47]" office:value-type="float" office:value="23.238" calcext:value-type="float">
            <text:p>23.238</text:p>
          </table:table-cell>
          <table:table-cell table:formula="of:=TRUNC([.Q249];2)" office:value-type="float" office:value="23.23" calcext:value-type="float">
            <text:p>23.23</text:p>
          </table:table-cell>
          <table:table-cell table:formula="of:=[.R249]-[.K249]" office:value-type="float" office:value="-0.00799999999996714" calcext:value-type="float">
            <text:p>-0.007999999999967</text:p>
          </table:table-cell>
          <table:table-cell table:number-columns-repeated="1005"/>
        </table:table-row>
        <table:table-row table:style-name="ro1">
          <table:table-cell table:formula="of:=[.A249]-[.$B$46]" office:value-type="float" office:value="-23.625" calcext:value-type="float">
            <text:p>-23.625</text:p>
          </table:table-cell>
          <table:table-cell table:formula="of:=((0.01*[.A250]/[.$F$4])+(1.25/[.$F$4])*(([.$F$3]+[.$F$4])/([.$F$5]+[.$F$3])))*1000" office:value-type="float" office:value="5.47453703703705" calcext:value-type="float">
            <text:p>5.47453703703705</text:p>
          </table:table-cell>
          <table:table-cell table:formula="of:=ROUND((([.B250]/1000)*[.$F$10]*[.$H$12])-[.$H$11];5)" office:value-type="float" office:value="0.46876" calcext:value-type="float">
            <text:p>0.46876</text:p>
          </table:table-cell>
          <table:table-cell table:formula="of:=INT([.C250]/([.$F$20]/[.$G$21]))" office:value-type="float" office:value="581" calcext:value-type="float">
            <text:p>581</text:p>
          </table:table-cell>
          <table:table-cell table:formula="of:=[.$G$22]*INT([.C250]/([.$G$22]*[.$F$20]/[.$G$21]))" office:value-type="float" office:value="576" calcext:value-type="float">
            <text:p>576</text:p>
          </table:table-cell>
          <table:table-cell table:formula="of:=[.E249]-[.E250]" office:value-type="float" office:value="8" calcext:value-type="float">
            <text:p>8</text:p>
          </table:table-cell>
          <table:table-cell table:formula="of:=[.$B$44]+[.$B$46]*([.E250]-[.$B$45])/[.$B$47]" office:value-type="float" office:value="-23.625" calcext:value-type="float">
            <text:p>-23.625</text:p>
          </table:table-cell>
          <table:table-cell table:formula="of:=TRUNC([.G250];2)" office:value-type="float" office:value="-23.62" calcext:value-type="float">
            <text:p>-23.62</text:p>
          </table:table-cell>
          <table:table-cell table:formula="of:=[.H250]-[.A250]" office:value-type="float" office:value="0.00499999999996348" calcext:value-type="float">
            <text:p>0.004999999999963</text:p>
          </table:table-cell>
          <table:table-cell/>
          <table:table-cell table:formula="of:=[.K249]+[.$B$46]" office:value-type="float" office:value="23.365" calcext:value-type="float">
            <text:p>23.365</text:p>
          </table:table-cell>
          <table:table-cell table:formula="of:=((0.01*[.K250]/[.$F$4])+(1.25/[.$F$4])*(([.$F$3]+[.$F$4])/([.$F$5]+[.$F$3])))*1000" office:value-type="float" office:value="18.5273148148148" calcext:value-type="float">
            <text:p>18.5273148148148</text:p>
          </table:table-cell>
          <table:table-cell table:formula="of:=ROUND((([.L250]/1000)*[.$F$10]*[.$H$12])-[.$H$11];5)" office:value-type="float" office:value="2.85387" calcext:value-type="float">
            <text:p>2.85387</text:p>
          </table:table-cell>
          <table:table-cell table:formula="of:=INT([.M250]/([.$F$20]/[.$G$21]))" office:value-type="float" office:value="3542" calcext:value-type="float">
            <text:p>3542</text:p>
          </table:table-cell>
          <table:table-cell table:formula="of:=[.$G$22]*INT([.M250]/([.$G$22]*[.$F$20]/[.$G$21]))" office:value-type="float" office:value="3536" calcext:value-type="float">
            <text:p>3536</text:p>
          </table:table-cell>
          <table:table-cell table:formula="of:=[.O250]-[.O249]" office:value-type="float" office:value="8" calcext:value-type="float">
            <text:p>8</text:p>
          </table:table-cell>
          <table:table-cell table:formula="of:=[.$B$44]+[.$B$46]*([.O250]-[.$B$45])/[.$B$47]" office:value-type="float" office:value="23.365" calcext:value-type="float">
            <text:p>23.365</text:p>
          </table:table-cell>
          <table:table-cell table:formula="of:=TRUNC([.Q250];2)" office:value-type="float" office:value="23.36" calcext:value-type="float">
            <text:p>23.36</text:p>
          </table:table-cell>
          <table:table-cell table:formula="of:=[.R250]-[.K250]" office:value-type="float" office:value="-0.00499999999996703" calcext:value-type="float">
            <text:p>-0.004999999999967</text:p>
          </table:table-cell>
          <table:table-cell table:number-columns-repeated="1005"/>
        </table:table-row>
        <table:table-row table:style-name="ro1">
          <table:table-cell table:formula="of:=[.A250]-[.$B$46]" office:value-type="float" office:value="-23.752" calcext:value-type="float">
            <text:p>-23.752</text:p>
          </table:table-cell>
          <table:table-cell table:formula="of:=((0.01*[.A251]/[.$F$4])+(1.25/[.$F$4])*(([.$F$3]+[.$F$4])/([.$F$5]+[.$F$3])))*1000" office:value-type="float" office:value="5.43925925925927" calcext:value-type="float">
            <text:p>5.43925925925927</text:p>
          </table:table-cell>
          <table:table-cell table:formula="of:=ROUND((([.B251]/1000)*[.$F$10]*[.$H$12])-[.$H$11];5)" office:value-type="float" office:value="0.46231" calcext:value-type="float">
            <text:p>0.46231</text:p>
          </table:table-cell>
          <table:table-cell table:formula="of:=INT([.C251]/([.$F$20]/[.$G$21]))" office:value-type="float" office:value="573" calcext:value-type="float">
            <text:p>573</text:p>
          </table:table-cell>
          <table:table-cell table:formula="of:=[.$G$22]*INT([.C251]/([.$G$22]*[.$F$20]/[.$G$21]))" office:value-type="float" office:value="568" calcext:value-type="float">
            <text:p>568</text:p>
          </table:table-cell>
          <table:table-cell table:formula="of:=[.E250]-[.E251]" office:value-type="float" office:value="8" calcext:value-type="float">
            <text:p>8</text:p>
          </table:table-cell>
          <table:table-cell table:formula="of:=[.$B$44]+[.$B$46]*([.E251]-[.$B$45])/[.$B$47]" office:value-type="float" office:value="-23.752" calcext:value-type="float">
            <text:p>-23.752</text:p>
          </table:table-cell>
          <table:table-cell table:formula="of:=TRUNC([.G251];2)" office:value-type="float" office:value="-23.75" calcext:value-type="float">
            <text:p>-23.75</text:p>
          </table:table-cell>
          <table:table-cell table:formula="of:=[.H251]-[.A251]" office:value-type="float" office:value="0.00199999999996336" calcext:value-type="float">
            <text:p>0.001999999999963</text:p>
          </table:table-cell>
          <table:table-cell/>
          <table:table-cell table:formula="of:=[.K250]+[.$B$46]" office:value-type="float" office:value="23.492" calcext:value-type="float">
            <text:p>23.492</text:p>
          </table:table-cell>
          <table:table-cell table:formula="of:=((0.01*[.K251]/[.$F$4])+(1.25/[.$F$4])*(([.$F$3]+[.$F$4])/([.$F$5]+[.$F$3])))*1000" office:value-type="float" office:value="18.5625925925926" calcext:value-type="float">
            <text:p>18.5625925925926</text:p>
          </table:table-cell>
          <table:table-cell table:formula="of:=ROUND((([.L251]/1000)*[.$F$10]*[.$H$12])-[.$H$11];5)" office:value-type="float" office:value="2.86032" calcext:value-type="float">
            <text:p>2.86032</text:p>
          </table:table-cell>
          <table:table-cell table:formula="of:=INT([.M251]/([.$F$20]/[.$G$21]))" office:value-type="float" office:value="3550" calcext:value-type="float">
            <text:p>3550</text:p>
          </table:table-cell>
          <table:table-cell table:formula="of:=[.$G$22]*INT([.M251]/([.$G$22]*[.$F$20]/[.$G$21]))" office:value-type="float" office:value="3544" calcext:value-type="float">
            <text:p>3544</text:p>
          </table:table-cell>
          <table:table-cell table:formula="of:=[.O251]-[.O250]" office:value-type="float" office:value="8" calcext:value-type="float">
            <text:p>8</text:p>
          </table:table-cell>
          <table:table-cell table:formula="of:=[.$B$44]+[.$B$46]*([.O251]-[.$B$45])/[.$B$47]" office:value-type="float" office:value="23.492" calcext:value-type="float">
            <text:p>23.492</text:p>
          </table:table-cell>
          <table:table-cell table:formula="of:=TRUNC([.Q251];2)" office:value-type="float" office:value="23.49" calcext:value-type="float">
            <text:p>23.49</text:p>
          </table:table-cell>
          <table:table-cell table:formula="of:=[.R251]-[.K251]" office:value-type="float" office:value="-0.00199999999996692" calcext:value-type="float">
            <text:p>-0.001999999999967</text:p>
          </table:table-cell>
          <table:table-cell table:number-columns-repeated="1005"/>
        </table:table-row>
        <table:table-row table:style-name="ro1">
          <table:table-cell table:formula="of:=[.A251]-[.$B$46]" office:value-type="float" office:value="-23.879" calcext:value-type="float">
            <text:p>-23.879</text:p>
          </table:table-cell>
          <table:table-cell table:formula="of:=((0.01*[.A252]/[.$F$4])+(1.25/[.$F$4])*(([.$F$3]+[.$F$4])/([.$F$5]+[.$F$3])))*1000" office:value-type="float" office:value="5.40398148148149" calcext:value-type="float">
            <text:p>5.40398148148149</text:p>
          </table:table-cell>
          <table:table-cell table:formula="of:=ROUND((([.B252]/1000)*[.$F$10]*[.$H$12])-[.$H$11];5)" office:value-type="float" office:value="0.45586" calcext:value-type="float">
            <text:p>0.45586</text:p>
          </table:table-cell>
          <table:table-cell table:formula="of:=INT([.C252]/([.$F$20]/[.$G$21]))" office:value-type="float" office:value="565" calcext:value-type="float">
            <text:p>565</text:p>
          </table:table-cell>
          <table:table-cell table:formula="of:=[.$G$22]*INT([.C252]/([.$G$22]*[.$F$20]/[.$G$21]))" office:value-type="float" office:value="560" calcext:value-type="float">
            <text:p>560</text:p>
          </table:table-cell>
          <table:table-cell table:formula="of:=[.E251]-[.E252]" office:value-type="float" office:value="8" calcext:value-type="float">
            <text:p>8</text:p>
          </table:table-cell>
          <table:table-cell table:formula="of:=[.$B$44]+[.$B$46]*([.E252]-[.$B$45])/[.$B$47]" office:value-type="float" office:value="-23.879" calcext:value-type="float">
            <text:p>-23.879</text:p>
          </table:table-cell>
          <table:table-cell table:formula="of:=TRUNC([.G252];2)" office:value-type="float" office:value="-23.87" calcext:value-type="float">
            <text:p>-23.87</text:p>
          </table:table-cell>
          <table:table-cell table:formula="of:=[.H252]-[.A252]" office:value-type="float" office:value="0.00899999999996126" calcext:value-type="float">
            <text:p>0.008999999999961</text:p>
          </table:table-cell>
          <table:table-cell/>
          <table:table-cell table:formula="of:=[.K251]+[.$B$46]" office:value-type="float" office:value="23.619" calcext:value-type="float">
            <text:p>23.619</text:p>
          </table:table-cell>
          <table:table-cell table:formula="of:=((0.01*[.K252]/[.$F$4])+(1.25/[.$F$4])*(([.$F$3]+[.$F$4])/([.$F$5]+[.$F$3])))*1000" office:value-type="float" office:value="18.5978703703704" calcext:value-type="float">
            <text:p>18.5978703703704</text:p>
          </table:table-cell>
          <table:table-cell table:formula="of:=ROUND((([.L252]/1000)*[.$F$10]*[.$H$12])-[.$H$11];5)" office:value-type="float" office:value="2.86677" calcext:value-type="float">
            <text:p>2.86677</text:p>
          </table:table-cell>
          <table:table-cell table:formula="of:=INT([.M252]/([.$F$20]/[.$G$21]))" office:value-type="float" office:value="3558" calcext:value-type="float">
            <text:p>3558</text:p>
          </table:table-cell>
          <table:table-cell table:formula="of:=[.$G$22]*INT([.M252]/([.$G$22]*[.$F$20]/[.$G$21]))" office:value-type="float" office:value="3552" calcext:value-type="float">
            <text:p>3552</text:p>
          </table:table-cell>
          <table:table-cell table:formula="of:=[.O252]-[.O251]" office:value-type="float" office:value="8" calcext:value-type="float">
            <text:p>8</text:p>
          </table:table-cell>
          <table:table-cell table:formula="of:=[.$B$44]+[.$B$46]*([.O252]-[.$B$45])/[.$B$47]" office:value-type="float" office:value="23.619" calcext:value-type="float">
            <text:p>23.619</text:p>
          </table:table-cell>
          <table:table-cell table:formula="of:=TRUNC([.Q252];2)" office:value-type="float" office:value="23.61" calcext:value-type="float">
            <text:p>23.61</text:p>
          </table:table-cell>
          <table:table-cell table:formula="of:=[.R252]-[.K252]" office:value-type="float" office:value="-0.00899999999996481" calcext:value-type="float">
            <text:p>-0.008999999999965</text:p>
          </table:table-cell>
          <table:table-cell table:number-columns-repeated="1005"/>
        </table:table-row>
        <table:table-row table:style-name="ro1">
          <table:table-cell table:formula="of:=[.A252]-[.$B$46]" office:value-type="float" office:value="-24.006" calcext:value-type="float">
            <text:p>-24.006</text:p>
          </table:table-cell>
          <table:table-cell table:formula="of:=((0.01*[.A253]/[.$F$4])+(1.25/[.$F$4])*(([.$F$3]+[.$F$4])/([.$F$5]+[.$F$3])))*1000" office:value-type="float" office:value="5.36870370370372" calcext:value-type="float">
            <text:p>5.36870370370372</text:p>
          </table:table-cell>
          <table:table-cell table:formula="of:=ROUND((([.B253]/1000)*[.$F$10]*[.$H$12])-[.$H$11];5)" office:value-type="float" office:value="0.44942" calcext:value-type="float">
            <text:p>0.44942</text:p>
          </table:table-cell>
          <table:table-cell table:formula="of:=INT([.C253]/([.$F$20]/[.$G$21]))" office:value-type="float" office:value="557" calcext:value-type="float">
            <text:p>557</text:p>
          </table:table-cell>
          <table:table-cell table:formula="of:=[.$G$22]*INT([.C253]/([.$G$22]*[.$F$20]/[.$G$21]))" office:value-type="float" office:value="552" calcext:value-type="float">
            <text:p>552</text:p>
          </table:table-cell>
          <table:table-cell table:formula="of:=[.E252]-[.E253]" office:value-type="float" office:value="8" calcext:value-type="float">
            <text:p>8</text:p>
          </table:table-cell>
          <table:table-cell table:formula="of:=[.$B$44]+[.$B$46]*([.E253]-[.$B$45])/[.$B$47]" office:value-type="float" office:value="-24.006" calcext:value-type="float">
            <text:p>-24.006</text:p>
          </table:table-cell>
          <table:table-cell table:formula="of:=TRUNC([.G253];2)" office:value-type="float" office:value="-24" calcext:value-type="float">
            <text:p>-24</text:p>
          </table:table-cell>
          <table:table-cell table:formula="of:=[.H253]-[.A253]" office:value-type="float" office:value="0.00599999999996115" calcext:value-type="float">
            <text:p>0.005999999999961</text:p>
          </table:table-cell>
          <table:table-cell/>
          <table:table-cell table:formula="of:=[.K252]+[.$B$46]" office:value-type="float" office:value="23.746" calcext:value-type="float">
            <text:p>23.746</text:p>
          </table:table-cell>
          <table:table-cell table:formula="of:=((0.01*[.K253]/[.$F$4])+(1.25/[.$F$4])*(([.$F$3]+[.$F$4])/([.$F$5]+[.$F$3])))*1000" office:value-type="float" office:value="18.6331481481481" calcext:value-type="float">
            <text:p>18.6331481481481</text:p>
          </table:table-cell>
          <table:table-cell table:formula="of:=ROUND((([.L253]/1000)*[.$F$10]*[.$H$12])-[.$H$11];5)" office:value-type="float" office:value="2.87321" calcext:value-type="float">
            <text:p>2.87321</text:p>
          </table:table-cell>
          <table:table-cell table:formula="of:=INT([.M253]/([.$F$20]/[.$G$21]))" office:value-type="float" office:value="3566" calcext:value-type="float">
            <text:p>3566</text:p>
          </table:table-cell>
          <table:table-cell table:formula="of:=[.$G$22]*INT([.M253]/([.$G$22]*[.$F$20]/[.$G$21]))" office:value-type="float" office:value="3560" calcext:value-type="float">
            <text:p>3560</text:p>
          </table:table-cell>
          <table:table-cell table:formula="of:=[.O253]-[.O252]" office:value-type="float" office:value="8" calcext:value-type="float">
            <text:p>8</text:p>
          </table:table-cell>
          <table:table-cell table:formula="of:=[.$B$44]+[.$B$46]*([.O253]-[.$B$45])/[.$B$47]" office:value-type="float" office:value="23.746" calcext:value-type="float">
            <text:p>23.746</text:p>
          </table:table-cell>
          <table:table-cell table:formula="of:=TRUNC([.Q253];2)" office:value-type="float" office:value="23.74" calcext:value-type="float">
            <text:p>23.74</text:p>
          </table:table-cell>
          <table:table-cell table:formula="of:=[.R253]-[.K253]" office:value-type="float" office:value="-0.0059999999999647" calcext:value-type="float">
            <text:p>-0.005999999999965</text:p>
          </table:table-cell>
          <table:table-cell table:number-columns-repeated="1005"/>
        </table:table-row>
        <table:table-row table:style-name="ro1">
          <table:table-cell table:formula="of:=[.A253]-[.$B$46]" office:value-type="float" office:value="-24.133" calcext:value-type="float">
            <text:p>-24.133</text:p>
          </table:table-cell>
          <table:table-cell table:formula="of:=((0.01*[.A254]/[.$F$4])+(1.25/[.$F$4])*(([.$F$3]+[.$F$4])/([.$F$5]+[.$F$3])))*1000" office:value-type="float" office:value="5.33342592592594" calcext:value-type="float">
            <text:p>5.33342592592594</text:p>
          </table:table-cell>
          <table:table-cell table:formula="of:=ROUND((([.B254]/1000)*[.$F$10]*[.$H$12])-[.$H$11];5)" office:value-type="float" office:value="0.44297" calcext:value-type="float">
            <text:p>0.44297</text:p>
          </table:table-cell>
          <table:table-cell table:formula="of:=INT([.C254]/([.$F$20]/[.$G$21]))" office:value-type="float" office:value="549" calcext:value-type="float">
            <text:p>549</text:p>
          </table:table-cell>
          <table:table-cell table:formula="of:=[.$G$22]*INT([.C254]/([.$G$22]*[.$F$20]/[.$G$21]))" office:value-type="float" office:value="544" calcext:value-type="float">
            <text:p>544</text:p>
          </table:table-cell>
          <table:table-cell table:formula="of:=[.E253]-[.E254]" office:value-type="float" office:value="8" calcext:value-type="float">
            <text:p>8</text:p>
          </table:table-cell>
          <table:table-cell table:formula="of:=[.$B$44]+[.$B$46]*([.E254]-[.$B$45])/[.$B$47]" office:value-type="float" office:value="-24.133" calcext:value-type="float">
            <text:p>-24.133</text:p>
          </table:table-cell>
          <table:table-cell table:formula="of:=TRUNC([.G254];2)" office:value-type="float" office:value="-24.13" calcext:value-type="float">
            <text:p>-24.13</text:p>
          </table:table-cell>
          <table:table-cell table:formula="of:=[.H254]-[.A254]" office:value-type="float" office:value="0.00299999999996103" calcext:value-type="float">
            <text:p>0.002999999999961</text:p>
          </table:table-cell>
          <table:table-cell/>
          <table:table-cell table:formula="of:=[.K253]+[.$B$46]" office:value-type="float" office:value="23.873" calcext:value-type="float">
            <text:p>23.873</text:p>
          </table:table-cell>
          <table:table-cell table:formula="of:=((0.01*[.K254]/[.$F$4])+(1.25/[.$F$4])*(([.$F$3]+[.$F$4])/([.$F$5]+[.$F$3])))*1000" office:value-type="float" office:value="18.6684259259259" calcext:value-type="float">
            <text:p>18.6684259259259</text:p>
          </table:table-cell>
          <table:table-cell table:formula="of:=ROUND((([.L254]/1000)*[.$F$10]*[.$H$12])-[.$H$11];5)" office:value-type="float" office:value="2.87966" calcext:value-type="float">
            <text:p>2.87966</text:p>
          </table:table-cell>
          <table:table-cell table:formula="of:=INT([.M254]/([.$F$20]/[.$G$21]))" office:value-type="float" office:value="3574" calcext:value-type="float">
            <text:p>3574</text:p>
          </table:table-cell>
          <table:table-cell table:formula="of:=[.$G$22]*INT([.M254]/([.$G$22]*[.$F$20]/[.$G$21]))" office:value-type="float" office:value="3568" calcext:value-type="float">
            <text:p>3568</text:p>
          </table:table-cell>
          <table:table-cell table:formula="of:=[.O254]-[.O253]" office:value-type="float" office:value="8" calcext:value-type="float">
            <text:p>8</text:p>
          </table:table-cell>
          <table:table-cell table:formula="of:=[.$B$44]+[.$B$46]*([.O254]-[.$B$45])/[.$B$47]" office:value-type="float" office:value="23.873" calcext:value-type="float">
            <text:p>23.873</text:p>
          </table:table-cell>
          <table:table-cell table:formula="of:=TRUNC([.Q254];2)" office:value-type="float" office:value="23.87" calcext:value-type="float">
            <text:p>23.87</text:p>
          </table:table-cell>
          <table:table-cell table:formula="of:=[.R254]-[.K254]" office:value-type="float" office:value="-0.00299999999996103" calcext:value-type="float">
            <text:p>-0.002999999999961</text:p>
          </table:table-cell>
          <table:table-cell table:number-columns-repeated="1005"/>
        </table:table-row>
        <table:table-row table:style-name="ro1">
          <table:table-cell table:formula="of:=[.A254]-[.$B$46]" office:value-type="float" office:value="-24.26" calcext:value-type="float">
            <text:p>-24.26</text:p>
          </table:table-cell>
          <table:table-cell table:formula="of:=((0.01*[.A255]/[.$F$4])+(1.25/[.$F$4])*(([.$F$3]+[.$F$4])/([.$F$5]+[.$F$3])))*1000" office:value-type="float" office:value="5.29814814814816" calcext:value-type="float">
            <text:p>5.29814814814816</text:p>
          </table:table-cell>
          <table:table-cell table:formula="of:=ROUND((([.B255]/1000)*[.$F$10]*[.$H$12])-[.$H$11];5)" office:value-type="float" office:value="0.43652" calcext:value-type="float">
            <text:p>0.43652</text:p>
          </table:table-cell>
          <table:table-cell table:formula="of:=INT([.C255]/([.$F$20]/[.$G$21]))" office:value-type="float" office:value="541" calcext:value-type="float">
            <text:p>541</text:p>
          </table:table-cell>
          <table:table-cell table:formula="of:=[.$G$22]*INT([.C255]/([.$G$22]*[.$F$20]/[.$G$21]))" office:value-type="float" office:value="536" calcext:value-type="float">
            <text:p>536</text:p>
          </table:table-cell>
          <table:table-cell table:formula="of:=[.E254]-[.E255]" office:value-type="float" office:value="8" calcext:value-type="float">
            <text:p>8</text:p>
          </table:table-cell>
          <table:table-cell table:formula="of:=[.$B$44]+[.$B$46]*([.E255]-[.$B$45])/[.$B$47]" office:value-type="float" office:value="-24.26" calcext:value-type="float">
            <text:p>-24.26</text:p>
          </table:table-cell>
          <table:table-cell table:formula="of:=TRUNC([.G255];2)" office:value-type="float" office:value="-24.26" calcext:value-type="float">
            <text:p>-24.26</text:p>
          </table:table-cell>
          <table:table-cell table:formula="of:=[.H255]-[.A255]" office:value-type="float" office:value="0" calcext:value-type="float">
            <text:p>0</text:p>
          </table:table-cell>
          <table:table-cell/>
          <table:table-cell table:formula="of:=[.K254]+[.$B$46]" office:value-type="float" office:value="24" calcext:value-type="float">
            <text:p>24</text:p>
          </table:table-cell>
          <table:table-cell table:formula="of:=((0.01*[.K255]/[.$F$4])+(1.25/[.$F$4])*(([.$F$3]+[.$F$4])/([.$F$5]+[.$F$3])))*1000" office:value-type="float" office:value="18.7037037037037" calcext:value-type="float">
            <text:p>18.7037037037037</text:p>
          </table:table-cell>
          <table:table-cell table:formula="of:=ROUND((([.L255]/1000)*[.$F$10]*[.$H$12])-[.$H$11];5)" office:value-type="float" office:value="2.88611" calcext:value-type="float">
            <text:p>2.88611</text:p>
          </table:table-cell>
          <table:table-cell table:formula="of:=INT([.M255]/([.$F$20]/[.$G$21]))" office:value-type="float" office:value="3582" calcext:value-type="float">
            <text:p>3582</text:p>
          </table:table-cell>
          <table:table-cell table:formula="of:=[.$G$22]*INT([.M255]/([.$G$22]*[.$F$20]/[.$G$21]))" office:value-type="float" office:value="3576" calcext:value-type="float">
            <text:p>3576</text:p>
          </table:table-cell>
          <table:table-cell table:formula="of:=[.O255]-[.O254]" office:value-type="float" office:value="8" calcext:value-type="float">
            <text:p>8</text:p>
          </table:table-cell>
          <table:table-cell table:formula="of:=[.$B$44]+[.$B$46]*([.O255]-[.$B$45])/[.$B$47]" office:value-type="float" office:value="24" calcext:value-type="float">
            <text:p>24</text:p>
          </table:table-cell>
          <table:table-cell table:formula="of:=TRUNC([.Q255];2)" office:value-type="float" office:value="24" calcext:value-type="float">
            <text:p>24</text:p>
          </table:table-cell>
          <table:table-cell table:formula="of:=[.R255]-[.K25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55]-[.$B$46]" office:value-type="float" office:value="-24.387" calcext:value-type="float">
            <text:p>-24.387</text:p>
          </table:table-cell>
          <table:table-cell table:formula="of:=((0.01*[.A256]/[.$F$4])+(1.25/[.$F$4])*(([.$F$3]+[.$F$4])/([.$F$5]+[.$F$3])))*1000" office:value-type="float" office:value="5.26287037037038" calcext:value-type="float">
            <text:p>5.26287037037038</text:p>
          </table:table-cell>
          <table:table-cell table:formula="of:=ROUND((([.B256]/1000)*[.$F$10]*[.$H$12])-[.$H$11];5)" office:value-type="float" office:value="0.43008" calcext:value-type="float">
            <text:p>0.43008</text:p>
          </table:table-cell>
          <table:table-cell table:formula="of:=INT([.C256]/([.$F$20]/[.$G$21]))" office:value-type="float" office:value="533" calcext:value-type="float">
            <text:p>533</text:p>
          </table:table-cell>
          <table:table-cell table:formula="of:=[.$G$22]*INT([.C256]/([.$G$22]*[.$F$20]/[.$G$21]))" office:value-type="float" office:value="528" calcext:value-type="float">
            <text:p>528</text:p>
          </table:table-cell>
          <table:table-cell table:formula="of:=[.E255]-[.E256]" office:value-type="float" office:value="8" calcext:value-type="float">
            <text:p>8</text:p>
          </table:table-cell>
          <table:table-cell table:formula="of:=[.$B$44]+[.$B$46]*([.E256]-[.$B$45])/[.$B$47]" office:value-type="float" office:value="-24.387" calcext:value-type="float">
            <text:p>-24.387</text:p>
          </table:table-cell>
          <table:table-cell table:formula="of:=TRUNC([.G256];2)" office:value-type="float" office:value="-24.38" calcext:value-type="float">
            <text:p>-24.38</text:p>
          </table:table-cell>
          <table:table-cell table:formula="of:=[.H256]-[.A256]" office:value-type="float" office:value="0.00699999999995882" calcext:value-type="float">
            <text:p>0.006999999999959</text:p>
          </table:table-cell>
          <table:table-cell/>
          <table:table-cell table:formula="of:=[.K255]+[.$B$46]" office:value-type="float" office:value="24.127" calcext:value-type="float">
            <text:p>24.127</text:p>
          </table:table-cell>
          <table:table-cell table:formula="of:=((0.01*[.K256]/[.$F$4])+(1.25/[.$F$4])*(([.$F$3]+[.$F$4])/([.$F$5]+[.$F$3])))*1000" office:value-type="float" office:value="18.7389814814815" calcext:value-type="float">
            <text:p>18.7389814814815</text:p>
          </table:table-cell>
          <table:table-cell table:formula="of:=ROUND((([.L256]/1000)*[.$F$10]*[.$H$12])-[.$H$11];5)" office:value-type="float" office:value="2.89255" calcext:value-type="float">
            <text:p>2.89255</text:p>
          </table:table-cell>
          <table:table-cell table:formula="of:=INT([.M256]/([.$F$20]/[.$G$21]))" office:value-type="float" office:value="3590" calcext:value-type="float">
            <text:p>3590</text:p>
          </table:table-cell>
          <table:table-cell table:formula="of:=[.$G$22]*INT([.M256]/([.$G$22]*[.$F$20]/[.$G$21]))" office:value-type="float" office:value="3584" calcext:value-type="float">
            <text:p>3584</text:p>
          </table:table-cell>
          <table:table-cell table:formula="of:=[.O256]-[.O255]" office:value-type="float" office:value="8" calcext:value-type="float">
            <text:p>8</text:p>
          </table:table-cell>
          <table:table-cell table:formula="of:=[.$B$44]+[.$B$46]*([.O256]-[.$B$45])/[.$B$47]" office:value-type="float" office:value="24.127" calcext:value-type="float">
            <text:p>24.127</text:p>
          </table:table-cell>
          <table:table-cell table:formula="of:=TRUNC([.Q256];2)" office:value-type="float" office:value="24.12" calcext:value-type="float">
            <text:p>24.12</text:p>
          </table:table-cell>
          <table:table-cell table:formula="of:=[.R256]-[.K256]" office:value-type="float" office:value="-0.00699999999995882" calcext:value-type="float">
            <text:p>-0.006999999999959</text:p>
          </table:table-cell>
          <table:table-cell table:number-columns-repeated="1005"/>
        </table:table-row>
        <table:table-row table:style-name="ro1">
          <table:table-cell table:formula="of:=[.A256]-[.$B$46]" office:value-type="float" office:value="-24.514" calcext:value-type="float">
            <text:p>-24.514</text:p>
          </table:table-cell>
          <table:table-cell table:formula="of:=((0.01*[.A257]/[.$F$4])+(1.25/[.$F$4])*(([.$F$3]+[.$F$4])/([.$F$5]+[.$F$3])))*1000" office:value-type="float" office:value="5.22759259259261" calcext:value-type="float">
            <text:p>5.22759259259261</text:p>
          </table:table-cell>
          <table:table-cell table:formula="of:=ROUND((([.B257]/1000)*[.$F$10]*[.$H$12])-[.$H$11];5)" office:value-type="float" office:value="0.42363" calcext:value-type="float">
            <text:p>0.42363</text:p>
          </table:table-cell>
          <table:table-cell table:formula="of:=INT([.C257]/([.$F$20]/[.$G$21]))" office:value-type="float" office:value="525" calcext:value-type="float">
            <text:p>525</text:p>
          </table:table-cell>
          <table:table-cell table:formula="of:=[.$G$22]*INT([.C257]/([.$G$22]*[.$F$20]/[.$G$21]))" office:value-type="float" office:value="520" calcext:value-type="float">
            <text:p>520</text:p>
          </table:table-cell>
          <table:table-cell table:formula="of:=[.E256]-[.E257]" office:value-type="float" office:value="8" calcext:value-type="float">
            <text:p>8</text:p>
          </table:table-cell>
          <table:table-cell table:formula="of:=[.$B$44]+[.$B$46]*([.E257]-[.$B$45])/[.$B$47]" office:value-type="float" office:value="-24.514" calcext:value-type="float">
            <text:p>-24.514</text:p>
          </table:table-cell>
          <table:table-cell table:formula="of:=TRUNC([.G257];2)" office:value-type="float" office:value="-24.51" calcext:value-type="float">
            <text:p>-24.51</text:p>
          </table:table-cell>
          <table:table-cell table:formula="of:=[.H257]-[.A257]" office:value-type="float" office:value="0.00399999999995515" calcext:value-type="float">
            <text:p>0.003999999999955</text:p>
          </table:table-cell>
          <table:table-cell/>
          <table:table-cell table:formula="of:=[.K256]+[.$B$46]" office:value-type="float" office:value="24.254" calcext:value-type="float">
            <text:p>24.254</text:p>
          </table:table-cell>
          <table:table-cell table:formula="of:=((0.01*[.K257]/[.$F$4])+(1.25/[.$F$4])*(([.$F$3]+[.$F$4])/([.$F$5]+[.$F$3])))*1000" office:value-type="float" office:value="18.7742592592592" calcext:value-type="float">
            <text:p>18.7742592592592</text:p>
          </table:table-cell>
          <table:table-cell table:formula="of:=ROUND((([.L257]/1000)*[.$F$10]*[.$H$12])-[.$H$11];5)" office:value-type="float" office:value="2.899" calcext:value-type="float">
            <text:p>2.899</text:p>
          </table:table-cell>
          <table:table-cell table:formula="of:=INT([.M257]/([.$F$20]/[.$G$21]))" office:value-type="float" office:value="3598" calcext:value-type="float">
            <text:p>3598</text:p>
          </table:table-cell>
          <table:table-cell table:formula="of:=[.$G$22]*INT([.M257]/([.$G$22]*[.$F$20]/[.$G$21]))" office:value-type="float" office:value="3592" calcext:value-type="float">
            <text:p>3592</text:p>
          </table:table-cell>
          <table:table-cell table:formula="of:=[.O257]-[.O256]" office:value-type="float" office:value="8" calcext:value-type="float">
            <text:p>8</text:p>
          </table:table-cell>
          <table:table-cell table:formula="of:=[.$B$44]+[.$B$46]*([.O257]-[.$B$45])/[.$B$47]" office:value-type="float" office:value="24.254" calcext:value-type="float">
            <text:p>24.254</text:p>
          </table:table-cell>
          <table:table-cell table:formula="of:=TRUNC([.Q257];2)" office:value-type="float" office:value="24.25" calcext:value-type="float">
            <text:p>24.25</text:p>
          </table:table-cell>
          <table:table-cell table:formula="of:=[.R257]-[.K257]" office:value-type="float" office:value="-0.0039999999999587" calcext:value-type="float">
            <text:p>-0.003999999999959</text:p>
          </table:table-cell>
          <table:table-cell table:number-columns-repeated="1005"/>
        </table:table-row>
        <table:table-row table:style-name="ro1">
          <table:table-cell table:formula="of:=[.A257]-[.$B$46]" office:value-type="float" office:value="-24.641" calcext:value-type="float">
            <text:p>-24.641</text:p>
          </table:table-cell>
          <table:table-cell table:formula="of:=((0.01*[.A258]/[.$F$4])+(1.25/[.$F$4])*(([.$F$3]+[.$F$4])/([.$F$5]+[.$F$3])))*1000" office:value-type="float" office:value="5.19231481481483" calcext:value-type="float">
            <text:p>5.19231481481483</text:p>
          </table:table-cell>
          <table:table-cell table:formula="of:=ROUND((([.B258]/1000)*[.$F$10]*[.$H$12])-[.$H$11];5)" office:value-type="float" office:value="0.41719" calcext:value-type="float">
            <text:p>0.41719</text:p>
          </table:table-cell>
          <table:table-cell table:formula="of:=INT([.C258]/([.$F$20]/[.$G$21]))" office:value-type="float" office:value="517" calcext:value-type="float">
            <text:p>517</text:p>
          </table:table-cell>
          <table:table-cell table:formula="of:=[.$G$22]*INT([.C258]/([.$G$22]*[.$F$20]/[.$G$21]))" office:value-type="float" office:value="512" calcext:value-type="float">
            <text:p>512</text:p>
          </table:table-cell>
          <table:table-cell table:formula="of:=[.E257]-[.E258]" office:value-type="float" office:value="8" calcext:value-type="float">
            <text:p>8</text:p>
          </table:table-cell>
          <table:table-cell table:formula="of:=[.$B$44]+[.$B$46]*([.E258]-[.$B$45])/[.$B$47]" office:value-type="float" office:value="-24.641" calcext:value-type="float">
            <text:p>-24.641</text:p>
          </table:table-cell>
          <table:table-cell table:formula="of:=TRUNC([.G258];2)" office:value-type="float" office:value="-24.64" calcext:value-type="float">
            <text:p>-24.64</text:p>
          </table:table-cell>
          <table:table-cell table:formula="of:=[.H258]-[.A258]" office:value-type="float" office:value="0.000999999999955037" calcext:value-type="float">
            <text:p>0.000999999999955</text:p>
          </table:table-cell>
          <table:table-cell/>
          <table:table-cell table:formula="of:=[.K257]+[.$B$46]" office:value-type="float" office:value="24.381" calcext:value-type="float">
            <text:p>24.381</text:p>
          </table:table-cell>
          <table:table-cell table:formula="of:=((0.01*[.K258]/[.$F$4])+(1.25/[.$F$4])*(([.$F$3]+[.$F$4])/([.$F$5]+[.$F$3])))*1000" office:value-type="float" office:value="18.809537037037" calcext:value-type="float">
            <text:p>18.809537037037</text:p>
          </table:table-cell>
          <table:table-cell table:formula="of:=ROUND((([.L258]/1000)*[.$F$10]*[.$H$12])-[.$H$11];5)" office:value-type="float" office:value="2.90544" calcext:value-type="float">
            <text:p>2.90544</text:p>
          </table:table-cell>
          <table:table-cell table:formula="of:=INT([.M258]/([.$F$20]/[.$G$21]))" office:value-type="float" office:value="3606" calcext:value-type="float">
            <text:p>3606</text:p>
          </table:table-cell>
          <table:table-cell table:formula="of:=[.$G$22]*INT([.M258]/([.$G$22]*[.$F$20]/[.$G$21]))" office:value-type="float" office:value="3600" calcext:value-type="float">
            <text:p>3600</text:p>
          </table:table-cell>
          <table:table-cell table:formula="of:=[.O258]-[.O257]" office:value-type="float" office:value="8" calcext:value-type="float">
            <text:p>8</text:p>
          </table:table-cell>
          <table:table-cell table:formula="of:=[.$B$44]+[.$B$46]*([.O258]-[.$B$45])/[.$B$47]" office:value-type="float" office:value="24.381" calcext:value-type="float">
            <text:p>24.381</text:p>
          </table:table-cell>
          <table:table-cell table:formula="of:=TRUNC([.Q258];2)" office:value-type="float" office:value="24.38" calcext:value-type="float">
            <text:p>24.38</text:p>
          </table:table-cell>
          <table:table-cell table:formula="of:=[.R258]-[.K258]" office:value-type="float" office:value="-0.00099999999995859" calcext:value-type="float">
            <text:p>-0.000999999999959</text:p>
          </table:table-cell>
          <table:table-cell table:number-columns-repeated="1005"/>
        </table:table-row>
        <table:table-row table:style-name="ro1">
          <table:table-cell table:formula="of:=[.A258]-[.$B$46]" office:value-type="float" office:value="-24.768" calcext:value-type="float">
            <text:p>-24.768</text:p>
          </table:table-cell>
          <table:table-cell table:formula="of:=((0.01*[.A259]/[.$F$4])+(1.25/[.$F$4])*(([.$F$3]+[.$F$4])/([.$F$5]+[.$F$3])))*1000" office:value-type="float" office:value="5.15703703703705" calcext:value-type="float">
            <text:p>5.15703703703705</text:p>
          </table:table-cell>
          <table:table-cell table:formula="of:=ROUND((([.B259]/1000)*[.$F$10]*[.$H$12])-[.$H$11];5)" office:value-type="float" office:value="0.41074" calcext:value-type="float">
            <text:p>0.41074</text:p>
          </table:table-cell>
          <table:table-cell table:formula="of:=INT([.C259]/([.$F$20]/[.$G$21]))" office:value-type="float" office:value="509" calcext:value-type="float">
            <text:p>509</text:p>
          </table:table-cell>
          <table:table-cell table:formula="of:=[.$G$22]*INT([.C259]/([.$G$22]*[.$F$20]/[.$G$21]))" office:value-type="float" office:value="504" calcext:value-type="float">
            <text:p>504</text:p>
          </table:table-cell>
          <table:table-cell table:formula="of:=[.E258]-[.E259]" office:value-type="float" office:value="8" calcext:value-type="float">
            <text:p>8</text:p>
          </table:table-cell>
          <table:table-cell table:formula="of:=[.$B$44]+[.$B$46]*([.E259]-[.$B$45])/[.$B$47]" office:value-type="float" office:value="-24.768" calcext:value-type="float">
            <text:p>-24.768</text:p>
          </table:table-cell>
          <table:table-cell table:formula="of:=TRUNC([.G259];2)" office:value-type="float" office:value="-24.76" calcext:value-type="float">
            <text:p>-24.76</text:p>
          </table:table-cell>
          <table:table-cell table:formula="of:=[.H259]-[.A259]" office:value-type="float" office:value="0.00799999999995293" calcext:value-type="float">
            <text:p>0.007999999999953</text:p>
          </table:table-cell>
          <table:table-cell/>
          <table:table-cell table:formula="of:=[.K258]+[.$B$46]" office:value-type="float" office:value="24.508" calcext:value-type="float">
            <text:p>24.508</text:p>
          </table:table-cell>
          <table:table-cell table:formula="of:=((0.01*[.K259]/[.$F$4])+(1.25/[.$F$4])*(([.$F$3]+[.$F$4])/([.$F$5]+[.$F$3])))*1000" office:value-type="float" office:value="18.8448148148148" calcext:value-type="float">
            <text:p>18.8448148148148</text:p>
          </table:table-cell>
          <table:table-cell table:formula="of:=ROUND((([.L259]/1000)*[.$F$10]*[.$H$12])-[.$H$11];5)" office:value-type="float" office:value="2.91189" calcext:value-type="float">
            <text:p>2.91189</text:p>
          </table:table-cell>
          <table:table-cell table:formula="of:=INT([.M259]/([.$F$20]/[.$G$21]))" office:value-type="float" office:value="3614" calcext:value-type="float">
            <text:p>3614</text:p>
          </table:table-cell>
          <table:table-cell table:formula="of:=[.$G$22]*INT([.M259]/([.$G$22]*[.$F$20]/[.$G$21]))" office:value-type="float" office:value="3608" calcext:value-type="float">
            <text:p>3608</text:p>
          </table:table-cell>
          <table:table-cell table:formula="of:=[.O259]-[.O258]" office:value-type="float" office:value="8" calcext:value-type="float">
            <text:p>8</text:p>
          </table:table-cell>
          <table:table-cell table:formula="of:=[.$B$44]+[.$B$46]*([.O259]-[.$B$45])/[.$B$47]" office:value-type="float" office:value="24.508" calcext:value-type="float">
            <text:p>24.508</text:p>
          </table:table-cell>
          <table:table-cell table:formula="of:=TRUNC([.Q259];2)" office:value-type="float" office:value="24.5" calcext:value-type="float">
            <text:p>24.5</text:p>
          </table:table-cell>
          <table:table-cell table:formula="of:=[.R259]-[.K259]" office:value-type="float" office:value="-0.00799999999995649" calcext:value-type="float">
            <text:p>-0.007999999999956</text:p>
          </table:table-cell>
          <table:table-cell table:number-columns-repeated="1005"/>
        </table:table-row>
        <table:table-row table:style-name="ro1">
          <table:table-cell table:formula="of:=[.A259]-[.$B$46]" office:value-type="float" office:value="-24.895" calcext:value-type="float">
            <text:p>-24.895</text:p>
          </table:table-cell>
          <table:table-cell table:formula="of:=((0.01*[.A260]/[.$F$4])+(1.25/[.$F$4])*(([.$F$3]+[.$F$4])/([.$F$5]+[.$F$3])))*1000" office:value-type="float" office:value="5.12175925925927" calcext:value-type="float">
            <text:p>5.12175925925927</text:p>
          </table:table-cell>
          <table:table-cell table:formula="of:=ROUND((([.B260]/1000)*[.$F$10]*[.$H$12])-[.$H$11];5)" office:value-type="float" office:value="0.40429" calcext:value-type="float">
            <text:p>0.40429</text:p>
          </table:table-cell>
          <table:table-cell table:formula="of:=INT([.C260]/([.$F$20]/[.$G$21]))" office:value-type="float" office:value="501" calcext:value-type="float">
            <text:p>501</text:p>
          </table:table-cell>
          <table:table-cell table:formula="of:=[.$G$22]*INT([.C260]/([.$G$22]*[.$F$20]/[.$G$21]))" office:value-type="float" office:value="496" calcext:value-type="float">
            <text:p>496</text:p>
          </table:table-cell>
          <table:table-cell table:formula="of:=[.E259]-[.E260]" office:value-type="float" office:value="8" calcext:value-type="float">
            <text:p>8</text:p>
          </table:table-cell>
          <table:table-cell table:formula="of:=[.$B$44]+[.$B$46]*([.E260]-[.$B$45])/[.$B$47]" office:value-type="float" office:value="-24.895" calcext:value-type="float">
            <text:p>-24.895</text:p>
          </table:table-cell>
          <table:table-cell table:formula="of:=TRUNC([.G260];2)" office:value-type="float" office:value="-24.89" calcext:value-type="float">
            <text:p>-24.89</text:p>
          </table:table-cell>
          <table:table-cell table:formula="of:=[.H260]-[.A260]" office:value-type="float" office:value="0.00499999999995282" calcext:value-type="float">
            <text:p>0.004999999999953</text:p>
          </table:table-cell>
          <table:table-cell/>
          <table:table-cell table:formula="of:=[.K259]+[.$B$46]" office:value-type="float" office:value="24.635" calcext:value-type="float">
            <text:p>24.635</text:p>
          </table:table-cell>
          <table:table-cell table:formula="of:=((0.01*[.K260]/[.$F$4])+(1.25/[.$F$4])*(([.$F$3]+[.$F$4])/([.$F$5]+[.$F$3])))*1000" office:value-type="float" office:value="18.8800925925926" calcext:value-type="float">
            <text:p>18.8800925925926</text:p>
          </table:table-cell>
          <table:table-cell table:formula="of:=ROUND((([.L260]/1000)*[.$F$10]*[.$H$12])-[.$H$11];5)" office:value-type="float" office:value="2.91834" calcext:value-type="float">
            <text:p>2.91834</text:p>
          </table:table-cell>
          <table:table-cell table:formula="of:=INT([.M260]/([.$F$20]/[.$G$21]))" office:value-type="float" office:value="3622" calcext:value-type="float">
            <text:p>3622</text:p>
          </table:table-cell>
          <table:table-cell table:formula="of:=[.$G$22]*INT([.M260]/([.$G$22]*[.$F$20]/[.$G$21]))" office:value-type="float" office:value="3616" calcext:value-type="float">
            <text:p>3616</text:p>
          </table:table-cell>
          <table:table-cell table:formula="of:=[.O260]-[.O259]" office:value-type="float" office:value="8" calcext:value-type="float">
            <text:p>8</text:p>
          </table:table-cell>
          <table:table-cell table:formula="of:=[.$B$44]+[.$B$46]*([.O260]-[.$B$45])/[.$B$47]" office:value-type="float" office:value="24.635" calcext:value-type="float">
            <text:p>24.635</text:p>
          </table:table-cell>
          <table:table-cell table:formula="of:=TRUNC([.Q260];2)" office:value-type="float" office:value="24.63" calcext:value-type="float">
            <text:p>24.63</text:p>
          </table:table-cell>
          <table:table-cell table:formula="of:=[.R260]-[.K260]" office:value-type="float" office:value="-0.00499999999995637" calcext:value-type="float">
            <text:p>-0.004999999999956</text:p>
          </table:table-cell>
          <table:table-cell table:number-columns-repeated="1005"/>
        </table:table-row>
        <table:table-row table:style-name="ro1">
          <table:table-cell table:formula="of:=[.A260]-[.$B$46]" office:value-type="float" office:value="-25.022" calcext:value-type="float">
            <text:p>-25.022</text:p>
          </table:table-cell>
          <table:table-cell table:formula="of:=((0.01*[.A261]/[.$F$4])+(1.25/[.$F$4])*(([.$F$3]+[.$F$4])/([.$F$5]+[.$F$3])))*1000" office:value-type="float" office:value="5.0864814814815" calcext:value-type="float">
            <text:p>5.0864814814815</text:p>
          </table:table-cell>
          <table:table-cell table:formula="of:=ROUND((([.B261]/1000)*[.$F$10]*[.$H$12])-[.$H$11];5)" office:value-type="float" office:value="0.39785" calcext:value-type="float">
            <text:p>0.39785</text:p>
          </table:table-cell>
          <table:table-cell table:formula="of:=INT([.C261]/([.$F$20]/[.$G$21]))" office:value-type="float" office:value="493" calcext:value-type="float">
            <text:p>493</text:p>
          </table:table-cell>
          <table:table-cell table:formula="of:=[.$G$22]*INT([.C261]/([.$G$22]*[.$F$20]/[.$G$21]))" office:value-type="float" office:value="488" calcext:value-type="float">
            <text:p>488</text:p>
          </table:table-cell>
          <table:table-cell table:formula="of:=[.E260]-[.E261]" office:value-type="float" office:value="8" calcext:value-type="float">
            <text:p>8</text:p>
          </table:table-cell>
          <table:table-cell table:formula="of:=[.$B$44]+[.$B$46]*([.E261]-[.$B$45])/[.$B$47]" office:value-type="float" office:value="-25.022" calcext:value-type="float">
            <text:p>-25.022</text:p>
          </table:table-cell>
          <table:table-cell table:formula="of:=TRUNC([.G261];2)" office:value-type="float" office:value="-25.02" calcext:value-type="float">
            <text:p>-25.02</text:p>
          </table:table-cell>
          <table:table-cell table:formula="of:=[.H261]-[.A261]" office:value-type="float" office:value="0.00199999999995271" calcext:value-type="float">
            <text:p>0.001999999999953</text:p>
          </table:table-cell>
          <table:table-cell/>
          <table:table-cell table:formula="of:=[.K260]+[.$B$46]" office:value-type="float" office:value="24.762" calcext:value-type="float">
            <text:p>24.762</text:p>
          </table:table-cell>
          <table:table-cell table:formula="of:=((0.01*[.K261]/[.$F$4])+(1.25/[.$F$4])*(([.$F$3]+[.$F$4])/([.$F$5]+[.$F$3])))*1000" office:value-type="float" office:value="18.9153703703704" calcext:value-type="float">
            <text:p>18.9153703703704</text:p>
          </table:table-cell>
          <table:table-cell table:formula="of:=ROUND((([.L261]/1000)*[.$F$10]*[.$H$12])-[.$H$11];5)" office:value-type="float" office:value="2.92478" calcext:value-type="float">
            <text:p>2.92478</text:p>
          </table:table-cell>
          <table:table-cell table:formula="of:=INT([.M261]/([.$F$20]/[.$G$21]))" office:value-type="float" office:value="3630" calcext:value-type="float">
            <text:p>3630</text:p>
          </table:table-cell>
          <table:table-cell table:formula="of:=[.$G$22]*INT([.M261]/([.$G$22]*[.$F$20]/[.$G$21]))" office:value-type="float" office:value="3624" calcext:value-type="float">
            <text:p>3624</text:p>
          </table:table-cell>
          <table:table-cell table:formula="of:=[.O261]-[.O260]" office:value-type="float" office:value="8" calcext:value-type="float">
            <text:p>8</text:p>
          </table:table-cell>
          <table:table-cell table:formula="of:=[.$B$44]+[.$B$46]*([.O261]-[.$B$45])/[.$B$47]" office:value-type="float" office:value="24.762" calcext:value-type="float">
            <text:p>24.762</text:p>
          </table:table-cell>
          <table:table-cell table:formula="of:=TRUNC([.Q261];2)" office:value-type="float" office:value="24.76" calcext:value-type="float">
            <text:p>24.76</text:p>
          </table:table-cell>
          <table:table-cell table:formula="of:=[.R261]-[.K261]" office:value-type="float" office:value="-0.00199999999995271" calcext:value-type="float">
            <text:p>-0.001999999999953</text:p>
          </table:table-cell>
          <table:table-cell table:number-columns-repeated="1005"/>
        </table:table-row>
        <table:table-row table:style-name="ro1">
          <table:table-cell table:formula="of:=[.A261]-[.$B$46]" office:value-type="float" office:value="-25.1489999999999" calcext:value-type="float">
            <text:p>-25.1489999999999</text:p>
          </table:table-cell>
          <table:table-cell table:formula="of:=((0.01*[.A262]/[.$F$4])+(1.25/[.$F$4])*(([.$F$3]+[.$F$4])/([.$F$5]+[.$F$3])))*1000" office:value-type="float" office:value="5.05120370370372" calcext:value-type="float">
            <text:p>5.05120370370372</text:p>
          </table:table-cell>
          <table:table-cell table:formula="of:=ROUND((([.B262]/1000)*[.$F$10]*[.$H$12])-[.$H$11];5)" office:value-type="float" office:value="0.3914" calcext:value-type="float">
            <text:p>0.3914</text:p>
          </table:table-cell>
          <table:table-cell table:formula="of:=INT([.C262]/([.$F$20]/[.$G$21]))" office:value-type="float" office:value="485" calcext:value-type="float">
            <text:p>485</text:p>
          </table:table-cell>
          <table:table-cell table:formula="of:=[.$G$22]*INT([.C262]/([.$G$22]*[.$F$20]/[.$G$21]))" office:value-type="float" office:value="480" calcext:value-type="float">
            <text:p>480</text:p>
          </table:table-cell>
          <table:table-cell table:formula="of:=[.E261]-[.E262]" office:value-type="float" office:value="8" calcext:value-type="float">
            <text:p>8</text:p>
          </table:table-cell>
          <table:table-cell table:formula="of:=[.$B$44]+[.$B$46]*([.E262]-[.$B$45])/[.$B$47]" office:value-type="float" office:value="-25.149" calcext:value-type="float">
            <text:p>-25.149</text:p>
          </table:table-cell>
          <table:table-cell table:formula="of:=TRUNC([.G262];2)" office:value-type="float" office:value="-25.14" calcext:value-type="float">
            <text:p>-25.14</text:p>
          </table:table-cell>
          <table:table-cell table:formula="of:=[.H262]-[.A262]" office:value-type="float" office:value="0.0089999999999506" calcext:value-type="float">
            <text:p>0.008999999999951</text:p>
          </table:table-cell>
          <table:table-cell/>
          <table:table-cell table:formula="of:=[.K261]+[.$B$46]" office:value-type="float" office:value="24.889" calcext:value-type="float">
            <text:p>24.889</text:p>
          </table:table-cell>
          <table:table-cell table:formula="of:=((0.01*[.K262]/[.$F$4])+(1.25/[.$F$4])*(([.$F$3]+[.$F$4])/([.$F$5]+[.$F$3])))*1000" office:value-type="float" office:value="18.9506481481481" calcext:value-type="float">
            <text:p>18.9506481481481</text:p>
          </table:table-cell>
          <table:table-cell table:formula="of:=ROUND((([.L262]/1000)*[.$F$10]*[.$H$12])-[.$H$11];5)" office:value-type="float" office:value="2.93123" calcext:value-type="float">
            <text:p>2.93123</text:p>
          </table:table-cell>
          <table:table-cell table:formula="of:=INT([.M262]/([.$F$20]/[.$G$21]))" office:value-type="float" office:value="3638" calcext:value-type="float">
            <text:p>3638</text:p>
          </table:table-cell>
          <table:table-cell table:formula="of:=[.$G$22]*INT([.M262]/([.$G$22]*[.$F$20]/[.$G$21]))" office:value-type="float" office:value="3632" calcext:value-type="float">
            <text:p>3632</text:p>
          </table:table-cell>
          <table:table-cell table:formula="of:=[.O262]-[.O261]" office:value-type="float" office:value="8" calcext:value-type="float">
            <text:p>8</text:p>
          </table:table-cell>
          <table:table-cell table:formula="of:=[.$B$44]+[.$B$46]*([.O262]-[.$B$45])/[.$B$47]" office:value-type="float" office:value="24.889" calcext:value-type="float">
            <text:p>24.889</text:p>
          </table:table-cell>
          <table:table-cell table:formula="of:=TRUNC([.Q262];2)" office:value-type="float" office:value="24.88" calcext:value-type="float">
            <text:p>24.88</text:p>
          </table:table-cell>
          <table:table-cell table:formula="of:=[.R262]-[.K262]" office:value-type="float" office:value="-0.00899999999995416" calcext:value-type="float">
            <text:p>-0.008999999999954</text:p>
          </table:table-cell>
          <table:table-cell table:number-columns-repeated="1005"/>
        </table:table-row>
        <table:table-row table:style-name="ro1">
          <table:table-cell table:formula="of:=[.A262]-[.$B$46]" office:value-type="float" office:value="-25.276" calcext:value-type="float">
            <text:p>-25.276</text:p>
          </table:table-cell>
          <table:table-cell table:formula="of:=((0.01*[.A263]/[.$F$4])+(1.25/[.$F$4])*(([.$F$3]+[.$F$4])/([.$F$5]+[.$F$3])))*1000" office:value-type="float" office:value="5.01592592592594" calcext:value-type="float">
            <text:p>5.01592592592594</text:p>
          </table:table-cell>
          <table:table-cell table:formula="of:=ROUND((([.B263]/1000)*[.$F$10]*[.$H$12])-[.$H$11];5)" office:value-type="float" office:value="0.38495" calcext:value-type="float">
            <text:p>0.38495</text:p>
          </table:table-cell>
          <table:table-cell table:formula="of:=INT([.C263]/([.$F$20]/[.$G$21]))" office:value-type="float" office:value="477" calcext:value-type="float">
            <text:p>477</text:p>
          </table:table-cell>
          <table:table-cell table:formula="of:=[.$G$22]*INT([.C263]/([.$G$22]*[.$F$20]/[.$G$21]))" office:value-type="float" office:value="472" calcext:value-type="float">
            <text:p>472</text:p>
          </table:table-cell>
          <table:table-cell table:formula="of:=[.E262]-[.E263]" office:value-type="float" office:value="8" calcext:value-type="float">
            <text:p>8</text:p>
          </table:table-cell>
          <table:table-cell table:formula="of:=[.$B$44]+[.$B$46]*([.E263]-[.$B$45])/[.$B$47]" office:value-type="float" office:value="-25.276" calcext:value-type="float">
            <text:p>-25.276</text:p>
          </table:table-cell>
          <table:table-cell table:formula="of:=TRUNC([.G263];2)" office:value-type="float" office:value="-25.27" calcext:value-type="float">
            <text:p>-25.27</text:p>
          </table:table-cell>
          <table:table-cell table:formula="of:=[.H263]-[.A263]" office:value-type="float" office:value="0.00599999999995049" calcext:value-type="float">
            <text:p>0.00599999999995</text:p>
          </table:table-cell>
          <table:table-cell/>
          <table:table-cell table:formula="of:=[.K262]+[.$B$46]" office:value-type="float" office:value="25.016" calcext:value-type="float">
            <text:p>25.016</text:p>
          </table:table-cell>
          <table:table-cell table:formula="of:=((0.01*[.K263]/[.$F$4])+(1.25/[.$F$4])*(([.$F$3]+[.$F$4])/([.$F$5]+[.$F$3])))*1000" office:value-type="float" office:value="18.9859259259259" calcext:value-type="float">
            <text:p>18.9859259259259</text:p>
          </table:table-cell>
          <table:table-cell table:formula="of:=ROUND((([.L263]/1000)*[.$F$10]*[.$H$12])-[.$H$11];5)" office:value-type="float" office:value="2.93768" calcext:value-type="float">
            <text:p>2.93768</text:p>
          </table:table-cell>
          <table:table-cell table:formula="of:=INT([.M263]/([.$F$20]/[.$G$21]))" office:value-type="float" office:value="3646" calcext:value-type="float">
            <text:p>3646</text:p>
          </table:table-cell>
          <table:table-cell table:formula="of:=[.$G$22]*INT([.M263]/([.$G$22]*[.$F$20]/[.$G$21]))" office:value-type="float" office:value="3640" calcext:value-type="float">
            <text:p>3640</text:p>
          </table:table-cell>
          <table:table-cell table:formula="of:=[.O263]-[.O262]" office:value-type="float" office:value="8" calcext:value-type="float">
            <text:p>8</text:p>
          </table:table-cell>
          <table:table-cell table:formula="of:=[.$B$44]+[.$B$46]*([.O263]-[.$B$45])/[.$B$47]" office:value-type="float" office:value="25.016" calcext:value-type="float">
            <text:p>25.016</text:p>
          </table:table-cell>
          <table:table-cell table:formula="of:=TRUNC([.Q263];2)" office:value-type="float" office:value="25.01" calcext:value-type="float">
            <text:p>25.01</text:p>
          </table:table-cell>
          <table:table-cell table:formula="of:=[.R263]-[.K263]" office:value-type="float" office:value="-0.00599999999995049" calcext:value-type="float">
            <text:p>-0.00599999999995</text:p>
          </table:table-cell>
          <table:table-cell table:number-columns-repeated="1005"/>
        </table:table-row>
        <table:table-row table:style-name="ro1">
          <table:table-cell table:formula="of:=[.A263]-[.$B$46]" office:value-type="float" office:value="-25.4029999999999" calcext:value-type="float">
            <text:p>-25.4029999999999</text:p>
          </table:table-cell>
          <table:table-cell table:formula="of:=((0.01*[.A264]/[.$F$4])+(1.25/[.$F$4])*(([.$F$3]+[.$F$4])/([.$F$5]+[.$F$3])))*1000" office:value-type="float" office:value="4.98064814814816" calcext:value-type="float">
            <text:p>4.98064814814816</text:p>
          </table:table-cell>
          <table:table-cell table:formula="of:=ROUND((([.B264]/1000)*[.$F$10]*[.$H$12])-[.$H$11];5)" office:value-type="float" office:value="0.37851" calcext:value-type="float">
            <text:p>0.37851</text:p>
          </table:table-cell>
          <table:table-cell table:formula="of:=INT([.C264]/([.$F$20]/[.$G$21]))" office:value-type="float" office:value="469" calcext:value-type="float">
            <text:p>469</text:p>
          </table:table-cell>
          <table:table-cell table:formula="of:=[.$G$22]*INT([.C264]/([.$G$22]*[.$F$20]/[.$G$21]))" office:value-type="float" office:value="464" calcext:value-type="float">
            <text:p>464</text:p>
          </table:table-cell>
          <table:table-cell table:formula="of:=[.E263]-[.E264]" office:value-type="float" office:value="8" calcext:value-type="float">
            <text:p>8</text:p>
          </table:table-cell>
          <table:table-cell table:formula="of:=[.$B$44]+[.$B$46]*([.E264]-[.$B$45])/[.$B$47]" office:value-type="float" office:value="-25.403" calcext:value-type="float">
            <text:p>-25.403</text:p>
          </table:table-cell>
          <table:table-cell table:formula="of:=TRUNC([.G264];2)" office:value-type="float" office:value="-25.4" calcext:value-type="float">
            <text:p>-25.4</text:p>
          </table:table-cell>
          <table:table-cell table:formula="of:=[.H264]-[.A264]" office:value-type="float" office:value="0.00299999999995038" calcext:value-type="float">
            <text:p>0.00299999999995</text:p>
          </table:table-cell>
          <table:table-cell/>
          <table:table-cell table:formula="of:=[.K263]+[.$B$46]" office:value-type="float" office:value="25.1429999999999" calcext:value-type="float">
            <text:p>25.1429999999999</text:p>
          </table:table-cell>
          <table:table-cell table:formula="of:=((0.01*[.K264]/[.$F$4])+(1.25/[.$F$4])*(([.$F$3]+[.$F$4])/([.$F$5]+[.$F$3])))*1000" office:value-type="float" office:value="19.0212037037037" calcext:value-type="float">
            <text:p>19.0212037037037</text:p>
          </table:table-cell>
          <table:table-cell table:formula="of:=ROUND((([.L264]/1000)*[.$F$10]*[.$H$12])-[.$H$11];5)" office:value-type="float" office:value="2.94412" calcext:value-type="float">
            <text:p>2.94412</text:p>
          </table:table-cell>
          <table:table-cell table:formula="of:=INT([.M264]/([.$F$20]/[.$G$21]))" office:value-type="float" office:value="3654" calcext:value-type="float">
            <text:p>3654</text:p>
          </table:table-cell>
          <table:table-cell table:formula="of:=[.$G$22]*INT([.M264]/([.$G$22]*[.$F$20]/[.$G$21]))" office:value-type="float" office:value="3648" calcext:value-type="float">
            <text:p>3648</text:p>
          </table:table-cell>
          <table:table-cell table:formula="of:=[.O264]-[.O263]" office:value-type="float" office:value="8" calcext:value-type="float">
            <text:p>8</text:p>
          </table:table-cell>
          <table:table-cell table:formula="of:=[.$B$44]+[.$B$46]*([.O264]-[.$B$45])/[.$B$47]" office:value-type="float" office:value="25.143" calcext:value-type="float">
            <text:p>25.143</text:p>
          </table:table-cell>
          <table:table-cell table:formula="of:=TRUNC([.Q264];2)" office:value-type="float" office:value="25.14" calcext:value-type="float">
            <text:p>25.14</text:p>
          </table:table-cell>
          <table:table-cell table:formula="of:=[.R264]-[.K264]" office:value-type="float" office:value="-0.00299999999995038" calcext:value-type="float">
            <text:p>-0.00299999999995</text:p>
          </table:table-cell>
          <table:table-cell table:number-columns-repeated="1005"/>
        </table:table-row>
        <table:table-row table:style-name="ro1">
          <table:table-cell table:formula="of:=[.A264]-[.$B$46]" office:value-type="float" office:value="-25.5299999999999" calcext:value-type="float">
            <text:p>-25.5299999999999</text:p>
          </table:table-cell>
          <table:table-cell table:formula="of:=((0.01*[.A265]/[.$F$4])+(1.25/[.$F$4])*(([.$F$3]+[.$F$4])/([.$F$5]+[.$F$3])))*1000" office:value-type="float" office:value="4.94537037037039" calcext:value-type="float">
            <text:p>4.94537037037039</text:p>
          </table:table-cell>
          <table:table-cell table:formula="of:=ROUND((([.B265]/1000)*[.$F$10]*[.$H$12])-[.$H$11];5)" office:value-type="float" office:value="0.37206" calcext:value-type="float">
            <text:p>0.37206</text:p>
          </table:table-cell>
          <table:table-cell table:formula="of:=INT([.C265]/([.$F$20]/[.$G$21]))" office:value-type="float" office:value="461" calcext:value-type="float">
            <text:p>461</text:p>
          </table:table-cell>
          <table:table-cell table:formula="of:=[.$G$22]*INT([.C265]/([.$G$22]*[.$F$20]/[.$G$21]))" office:value-type="float" office:value="456" calcext:value-type="float">
            <text:p>456</text:p>
          </table:table-cell>
          <table:table-cell table:formula="of:=[.E264]-[.E265]" office:value-type="float" office:value="8" calcext:value-type="float">
            <text:p>8</text:p>
          </table:table-cell>
          <table:table-cell table:formula="of:=[.$B$44]+[.$B$46]*([.E265]-[.$B$45])/[.$B$47]" office:value-type="float" office:value="-25.53" calcext:value-type="float">
            <text:p>-25.53</text:p>
          </table:table-cell>
          <table:table-cell table:formula="of:=TRUNC([.G265];2)" office:value-type="float" office:value="-25.53" calcext:value-type="float">
            <text:p>-25.53</text:p>
          </table:table-cell>
          <table:table-cell table:formula="of:=[.H265]-[.A265]" office:value-type="float" office:value="0" calcext:value-type="float">
            <text:p>0</text:p>
          </table:table-cell>
          <table:table-cell/>
          <table:table-cell table:formula="of:=[.K264]+[.$B$46]" office:value-type="float" office:value="25.2699999999999" calcext:value-type="float">
            <text:p>25.2699999999999</text:p>
          </table:table-cell>
          <table:table-cell table:formula="of:=((0.01*[.K265]/[.$F$4])+(1.25/[.$F$4])*(([.$F$3]+[.$F$4])/([.$F$5]+[.$F$3])))*1000" office:value-type="float" office:value="19.0564814814815" calcext:value-type="float">
            <text:p>19.0564814814815</text:p>
          </table:table-cell>
          <table:table-cell table:formula="of:=ROUND((([.L265]/1000)*[.$F$10]*[.$H$12])-[.$H$11];5)" office:value-type="float" office:value="2.95057" calcext:value-type="float">
            <text:p>2.95057</text:p>
          </table:table-cell>
          <table:table-cell table:formula="of:=INT([.M265]/([.$F$20]/[.$G$21]))" office:value-type="float" office:value="3662" calcext:value-type="float">
            <text:p>3662</text:p>
          </table:table-cell>
          <table:table-cell table:formula="of:=[.$G$22]*INT([.M265]/([.$G$22]*[.$F$20]/[.$G$21]))" office:value-type="float" office:value="3656" calcext:value-type="float">
            <text:p>3656</text:p>
          </table:table-cell>
          <table:table-cell table:formula="of:=[.O265]-[.O264]" office:value-type="float" office:value="8" calcext:value-type="float">
            <text:p>8</text:p>
          </table:table-cell>
          <table:table-cell table:formula="of:=[.$B$44]+[.$B$46]*([.O265]-[.$B$45])/[.$B$47]" office:value-type="float" office:value="25.27" calcext:value-type="float">
            <text:p>25.27</text:p>
          </table:table-cell>
          <table:table-cell table:formula="of:=TRUNC([.Q265];2)" office:value-type="float" office:value="25.27" calcext:value-type="float">
            <text:p>25.27</text:p>
          </table:table-cell>
          <table:table-cell table:formula="of:=[.R265]-[.K26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65]-[.$B$46]" office:value-type="float" office:value="-25.6569999999999" calcext:value-type="float">
            <text:p>-25.6569999999999</text:p>
          </table:table-cell>
          <table:table-cell table:formula="of:=((0.01*[.A266]/[.$F$4])+(1.25/[.$F$4])*(([.$F$3]+[.$F$4])/([.$F$5]+[.$F$3])))*1000" office:value-type="float" office:value="4.91009259259261" calcext:value-type="float">
            <text:p>4.91009259259261</text:p>
          </table:table-cell>
          <table:table-cell table:formula="of:=ROUND((([.B266]/1000)*[.$F$10]*[.$H$12])-[.$H$11];5)" office:value-type="float" office:value="0.36562" calcext:value-type="float">
            <text:p>0.36562</text:p>
          </table:table-cell>
          <table:table-cell table:formula="of:=INT([.C266]/([.$F$20]/[.$G$21]))" office:value-type="float" office:value="453" calcext:value-type="float">
            <text:p>453</text:p>
          </table:table-cell>
          <table:table-cell table:formula="of:=[.$G$22]*INT([.C266]/([.$G$22]*[.$F$20]/[.$G$21]))" office:value-type="float" office:value="448" calcext:value-type="float">
            <text:p>448</text:p>
          </table:table-cell>
          <table:table-cell table:formula="of:=[.E265]-[.E266]" office:value-type="float" office:value="8" calcext:value-type="float">
            <text:p>8</text:p>
          </table:table-cell>
          <table:table-cell table:formula="of:=[.$B$44]+[.$B$46]*([.E266]-[.$B$45])/[.$B$47]" office:value-type="float" office:value="-25.657" calcext:value-type="float">
            <text:p>-25.657</text:p>
          </table:table-cell>
          <table:table-cell table:formula="of:=TRUNC([.G266];2)" office:value-type="float" office:value="-25.65" calcext:value-type="float">
            <text:p>-25.65</text:p>
          </table:table-cell>
          <table:table-cell table:formula="of:=[.H266]-[.A266]" office:value-type="float" office:value="0.00699999999994816" calcext:value-type="float">
            <text:p>0.006999999999948</text:p>
          </table:table-cell>
          <table:table-cell/>
          <table:table-cell table:formula="of:=[.K265]+[.$B$46]" office:value-type="float" office:value="25.3969999999999" calcext:value-type="float">
            <text:p>25.3969999999999</text:p>
          </table:table-cell>
          <table:table-cell table:formula="of:=((0.01*[.K266]/[.$F$4])+(1.25/[.$F$4])*(([.$F$3]+[.$F$4])/([.$F$5]+[.$F$3])))*1000" office:value-type="float" office:value="19.0917592592592" calcext:value-type="float">
            <text:p>19.0917592592592</text:p>
          </table:table-cell>
          <table:table-cell table:formula="of:=ROUND((([.L266]/1000)*[.$F$10]*[.$H$12])-[.$H$11];5)" office:value-type="float" office:value="2.95702" calcext:value-type="float">
            <text:p>2.95702</text:p>
          </table:table-cell>
          <table:table-cell table:formula="of:=INT([.M266]/([.$F$20]/[.$G$21]))" office:value-type="float" office:value="3670" calcext:value-type="float">
            <text:p>3670</text:p>
          </table:table-cell>
          <table:table-cell table:formula="of:=[.$G$22]*INT([.M266]/([.$G$22]*[.$F$20]/[.$G$21]))" office:value-type="float" office:value="3664" calcext:value-type="float">
            <text:p>3664</text:p>
          </table:table-cell>
          <table:table-cell table:formula="of:=[.O266]-[.O265]" office:value-type="float" office:value="8" calcext:value-type="float">
            <text:p>8</text:p>
          </table:table-cell>
          <table:table-cell table:formula="of:=[.$B$44]+[.$B$46]*([.O266]-[.$B$45])/[.$B$47]" office:value-type="float" office:value="25.397" calcext:value-type="float">
            <text:p>25.397</text:p>
          </table:table-cell>
          <table:table-cell table:formula="of:=TRUNC([.Q266];2)" office:value-type="float" office:value="25.39" calcext:value-type="float">
            <text:p>25.39</text:p>
          </table:table-cell>
          <table:table-cell table:formula="of:=[.R266]-[.K266]" office:value-type="float" office:value="-0.00699999999994816" calcext:value-type="float">
            <text:p>-0.006999999999948</text:p>
          </table:table-cell>
          <table:table-cell table:number-columns-repeated="1005"/>
        </table:table-row>
        <table:table-row table:style-name="ro1">
          <table:table-cell table:formula="of:=[.A266]-[.$B$46]" office:value-type="float" office:value="-25.7839999999999" calcext:value-type="float">
            <text:p>-25.7839999999999</text:p>
          </table:table-cell>
          <table:table-cell table:formula="of:=((0.01*[.A267]/[.$F$4])+(1.25/[.$F$4])*(([.$F$3]+[.$F$4])/([.$F$5]+[.$F$3])))*1000" office:value-type="float" office:value="4.87481481481483" calcext:value-type="float">
            <text:p>4.87481481481483</text:p>
          </table:table-cell>
          <table:table-cell table:formula="of:=ROUND((([.B267]/1000)*[.$F$10]*[.$H$12])-[.$H$11];5)" office:value-type="float" office:value="0.35917" calcext:value-type="float">
            <text:p>0.35917</text:p>
          </table:table-cell>
          <table:table-cell table:formula="of:=INT([.C267]/([.$F$20]/[.$G$21]))" office:value-type="float" office:value="445" calcext:value-type="float">
            <text:p>445</text:p>
          </table:table-cell>
          <table:table-cell table:formula="of:=[.$G$22]*INT([.C267]/([.$G$22]*[.$F$20]/[.$G$21]))" office:value-type="float" office:value="440" calcext:value-type="float">
            <text:p>440</text:p>
          </table:table-cell>
          <table:table-cell table:formula="of:=[.E266]-[.E267]" office:value-type="float" office:value="8" calcext:value-type="float">
            <text:p>8</text:p>
          </table:table-cell>
          <table:table-cell table:formula="of:=[.$B$44]+[.$B$46]*([.E267]-[.$B$45])/[.$B$47]" office:value-type="float" office:value="-25.784" calcext:value-type="float">
            <text:p>-25.784</text:p>
          </table:table-cell>
          <table:table-cell table:formula="of:=TRUNC([.G267];2)" office:value-type="float" office:value="-25.78" calcext:value-type="float">
            <text:p>-25.78</text:p>
          </table:table-cell>
          <table:table-cell table:formula="of:=[.H267]-[.A267]" office:value-type="float" office:value="0.00399999999994449" calcext:value-type="float">
            <text:p>0.003999999999945</text:p>
          </table:table-cell>
          <table:table-cell/>
          <table:table-cell table:formula="of:=[.K266]+[.$B$46]" office:value-type="float" office:value="25.5239999999999" calcext:value-type="float">
            <text:p>25.5239999999999</text:p>
          </table:table-cell>
          <table:table-cell table:formula="of:=((0.01*[.K267]/[.$F$4])+(1.25/[.$F$4])*(([.$F$3]+[.$F$4])/([.$F$5]+[.$F$3])))*1000" office:value-type="float" office:value="19.127037037037" calcext:value-type="float">
            <text:p>19.127037037037</text:p>
          </table:table-cell>
          <table:table-cell table:formula="of:=ROUND((([.L267]/1000)*[.$F$10]*[.$H$12])-[.$H$11];5)" office:value-type="float" office:value="2.96346" calcext:value-type="float">
            <text:p>2.96346</text:p>
          </table:table-cell>
          <table:table-cell table:formula="of:=INT([.M267]/([.$F$20]/[.$G$21]))" office:value-type="float" office:value="3678" calcext:value-type="float">
            <text:p>3678</text:p>
          </table:table-cell>
          <table:table-cell table:formula="of:=[.$G$22]*INT([.M267]/([.$G$22]*[.$F$20]/[.$G$21]))" office:value-type="float" office:value="3672" calcext:value-type="float">
            <text:p>3672</text:p>
          </table:table-cell>
          <table:table-cell table:formula="of:=[.O267]-[.O266]" office:value-type="float" office:value="8" calcext:value-type="float">
            <text:p>8</text:p>
          </table:table-cell>
          <table:table-cell table:formula="of:=[.$B$44]+[.$B$46]*([.O267]-[.$B$45])/[.$B$47]" office:value-type="float" office:value="25.524" calcext:value-type="float">
            <text:p>25.524</text:p>
          </table:table-cell>
          <table:table-cell table:formula="of:=TRUNC([.Q267];2)" office:value-type="float" office:value="25.52" calcext:value-type="float">
            <text:p>25.52</text:p>
          </table:table-cell>
          <table:table-cell table:formula="of:=[.R267]-[.K267]" office:value-type="float" office:value="-0.00399999999994805" calcext:value-type="float">
            <text:p>-0.003999999999948</text:p>
          </table:table-cell>
          <table:table-cell table:number-columns-repeated="1005"/>
        </table:table-row>
        <table:table-row table:style-name="ro1">
          <table:table-cell table:formula="of:=[.A267]-[.$B$46]" office:value-type="float" office:value="-25.9109999999999" calcext:value-type="float">
            <text:p>-25.9109999999999</text:p>
          </table:table-cell>
          <table:table-cell table:formula="of:=((0.01*[.A268]/[.$F$4])+(1.25/[.$F$4])*(([.$F$3]+[.$F$4])/([.$F$5]+[.$F$3])))*1000" office:value-type="float" office:value="4.83953703703705" calcext:value-type="float">
            <text:p>4.83953703703705</text:p>
          </table:table-cell>
          <table:table-cell table:formula="of:=ROUND((([.B268]/1000)*[.$F$10]*[.$H$12])-[.$H$11];5)" office:value-type="float" office:value="0.35272" calcext:value-type="float">
            <text:p>0.35272</text:p>
          </table:table-cell>
          <table:table-cell table:formula="of:=INT([.C268]/([.$F$20]/[.$G$21]))" office:value-type="float" office:value="437" calcext:value-type="float">
            <text:p>437</text:p>
          </table:table-cell>
          <table:table-cell table:formula="of:=[.$G$22]*INT([.C268]/([.$G$22]*[.$F$20]/[.$G$21]))" office:value-type="float" office:value="432" calcext:value-type="float">
            <text:p>432</text:p>
          </table:table-cell>
          <table:table-cell table:formula="of:=[.E267]-[.E268]" office:value-type="float" office:value="8" calcext:value-type="float">
            <text:p>8</text:p>
          </table:table-cell>
          <table:table-cell table:formula="of:=[.$B$44]+[.$B$46]*([.E268]-[.$B$45])/[.$B$47]" office:value-type="float" office:value="-25.911" calcext:value-type="float">
            <text:p>-25.911</text:p>
          </table:table-cell>
          <table:table-cell table:formula="of:=TRUNC([.G268];2)" office:value-type="float" office:value="-25.91" calcext:value-type="float">
            <text:p>-25.91</text:p>
          </table:table-cell>
          <table:table-cell table:formula="of:=[.H268]-[.A268]" office:value-type="float" office:value="0.000999999999944379" calcext:value-type="float">
            <text:p>0.000999999999944</text:p>
          </table:table-cell>
          <table:table-cell/>
          <table:table-cell table:formula="of:=[.K267]+[.$B$46]" office:value-type="float" office:value="25.6509999999999" calcext:value-type="float">
            <text:p>25.6509999999999</text:p>
          </table:table-cell>
          <table:table-cell table:formula="of:=((0.01*[.K268]/[.$F$4])+(1.25/[.$F$4])*(([.$F$3]+[.$F$4])/([.$F$5]+[.$F$3])))*1000" office:value-type="float" office:value="19.1623148148148" calcext:value-type="float">
            <text:p>19.1623148148148</text:p>
          </table:table-cell>
          <table:table-cell table:formula="of:=ROUND((([.L268]/1000)*[.$F$10]*[.$H$12])-[.$H$11];5)" office:value-type="float" office:value="2.96991" calcext:value-type="float">
            <text:p>2.96991</text:p>
          </table:table-cell>
          <table:table-cell table:formula="of:=INT([.M268]/([.$F$20]/[.$G$21]))" office:value-type="float" office:value="3686" calcext:value-type="float">
            <text:p>3686</text:p>
          </table:table-cell>
          <table:table-cell table:formula="of:=[.$G$22]*INT([.M268]/([.$G$22]*[.$F$20]/[.$G$21]))" office:value-type="float" office:value="3680" calcext:value-type="float">
            <text:p>3680</text:p>
          </table:table-cell>
          <table:table-cell table:formula="of:=[.O268]-[.O267]" office:value-type="float" office:value="8" calcext:value-type="float">
            <text:p>8</text:p>
          </table:table-cell>
          <table:table-cell table:formula="of:=[.$B$44]+[.$B$46]*([.O268]-[.$B$45])/[.$B$47]" office:value-type="float" office:value="25.651" calcext:value-type="float">
            <text:p>25.651</text:p>
          </table:table-cell>
          <table:table-cell table:formula="of:=TRUNC([.Q268];2)" office:value-type="float" office:value="25.65" calcext:value-type="float">
            <text:p>25.65</text:p>
          </table:table-cell>
          <table:table-cell table:formula="of:=[.R268]-[.K268]" office:value-type="float" office:value="-0.000999999999947931" calcext:value-type="float">
            <text:p>-0.000999999999948</text:p>
          </table:table-cell>
          <table:table-cell table:number-columns-repeated="1005"/>
        </table:table-row>
        <table:table-row table:style-name="ro1">
          <table:table-cell table:formula="of:=[.A268]-[.$B$46]" office:value-type="float" office:value="-26.0379999999999" calcext:value-type="float">
            <text:p>-26.0379999999999</text:p>
          </table:table-cell>
          <table:table-cell table:formula="of:=((0.01*[.A269]/[.$F$4])+(1.25/[.$F$4])*(([.$F$3]+[.$F$4])/([.$F$5]+[.$F$3])))*1000" office:value-type="float" office:value="4.80425925925928" calcext:value-type="float">
            <text:p>4.80425925925928</text:p>
          </table:table-cell>
          <table:table-cell table:formula="of:=ROUND((([.B269]/1000)*[.$F$10]*[.$H$12])-[.$H$11];5)" office:value-type="float" office:value="0.34628" calcext:value-type="float">
            <text:p>0.34628</text:p>
          </table:table-cell>
          <table:table-cell table:formula="of:=INT([.C269]/([.$F$20]/[.$G$21]))" office:value-type="float" office:value="429" calcext:value-type="float">
            <text:p>429</text:p>
          </table:table-cell>
          <table:table-cell table:formula="of:=[.$G$22]*INT([.C269]/([.$G$22]*[.$F$20]/[.$G$21]))" office:value-type="float" office:value="424" calcext:value-type="float">
            <text:p>424</text:p>
          </table:table-cell>
          <table:table-cell table:formula="of:=[.E268]-[.E269]" office:value-type="float" office:value="8" calcext:value-type="float">
            <text:p>8</text:p>
          </table:table-cell>
          <table:table-cell table:formula="of:=[.$B$44]+[.$B$46]*([.E269]-[.$B$45])/[.$B$47]" office:value-type="float" office:value="-26.038" calcext:value-type="float">
            <text:p>-26.038</text:p>
          </table:table-cell>
          <table:table-cell table:formula="of:=TRUNC([.G269];2)" office:value-type="float" office:value="-26.03" calcext:value-type="float">
            <text:p>-26.03</text:p>
          </table:table-cell>
          <table:table-cell table:formula="of:=[.H269]-[.A269]" office:value-type="float" office:value="0.00799999999994228" calcext:value-type="float">
            <text:p>0.007999999999942</text:p>
          </table:table-cell>
          <table:table-cell/>
          <table:table-cell table:formula="of:=[.K268]+[.$B$46]" office:value-type="float" office:value="25.7779999999999" calcext:value-type="float">
            <text:p>25.7779999999999</text:p>
          </table:table-cell>
          <table:table-cell table:formula="of:=((0.01*[.K269]/[.$F$4])+(1.25/[.$F$4])*(([.$F$3]+[.$F$4])/([.$F$5]+[.$F$3])))*1000" office:value-type="float" office:value="19.1975925925926" calcext:value-type="float">
            <text:p>19.1975925925926</text:p>
          </table:table-cell>
          <table:table-cell table:formula="of:=ROUND((([.L269]/1000)*[.$F$10]*[.$H$12])-[.$H$11];5)" office:value-type="float" office:value="2.97635" calcext:value-type="float">
            <text:p>2.97635</text:p>
          </table:table-cell>
          <table:table-cell table:formula="of:=INT([.M269]/([.$F$20]/[.$G$21]))" office:value-type="float" office:value="3694" calcext:value-type="float">
            <text:p>3694</text:p>
          </table:table-cell>
          <table:table-cell table:formula="of:=[.$G$22]*INT([.M269]/([.$G$22]*[.$F$20]/[.$G$21]))" office:value-type="float" office:value="3688" calcext:value-type="float">
            <text:p>3688</text:p>
          </table:table-cell>
          <table:table-cell table:formula="of:=[.O269]-[.O268]" office:value-type="float" office:value="8" calcext:value-type="float">
            <text:p>8</text:p>
          </table:table-cell>
          <table:table-cell table:formula="of:=[.$B$44]+[.$B$46]*([.O269]-[.$B$45])/[.$B$47]" office:value-type="float" office:value="25.778" calcext:value-type="float">
            <text:p>25.778</text:p>
          </table:table-cell>
          <table:table-cell table:formula="of:=TRUNC([.Q269];2)" office:value-type="float" office:value="25.77" calcext:value-type="float">
            <text:p>25.77</text:p>
          </table:table-cell>
          <table:table-cell table:formula="of:=[.R269]-[.K269]" office:value-type="float" office:value="-0.00799999999994583" calcext:value-type="float">
            <text:p>-0.007999999999946</text:p>
          </table:table-cell>
          <table:table-cell table:number-columns-repeated="1005"/>
        </table:table-row>
        <table:table-row table:style-name="ro1">
          <table:table-cell table:formula="of:=[.A269]-[.$B$46]" office:value-type="float" office:value="-26.1649999999999" calcext:value-type="float">
            <text:p>-26.1649999999999</text:p>
          </table:table-cell>
          <table:table-cell table:formula="of:=((0.01*[.A270]/[.$F$4])+(1.25/[.$F$4])*(([.$F$3]+[.$F$4])/([.$F$5]+[.$F$3])))*1000" office:value-type="float" office:value="4.7689814814815" calcext:value-type="float">
            <text:p>4.7689814814815</text:p>
          </table:table-cell>
          <table:table-cell table:formula="of:=ROUND((([.B270]/1000)*[.$F$10]*[.$H$12])-[.$H$11];5)" office:value-type="float" office:value="0.33983" calcext:value-type="float">
            <text:p>0.33983</text:p>
          </table:table-cell>
          <table:table-cell table:formula="of:=INT([.C270]/([.$F$20]/[.$G$21]))" office:value-type="float" office:value="421" calcext:value-type="float">
            <text:p>421</text:p>
          </table:table-cell>
          <table:table-cell table:formula="of:=[.$G$22]*INT([.C270]/([.$G$22]*[.$F$20]/[.$G$21]))" office:value-type="float" office:value="416" calcext:value-type="float">
            <text:p>416</text:p>
          </table:table-cell>
          <table:table-cell table:formula="of:=[.E269]-[.E270]" office:value-type="float" office:value="8" calcext:value-type="float">
            <text:p>8</text:p>
          </table:table-cell>
          <table:table-cell table:formula="of:=[.$B$44]+[.$B$46]*([.E270]-[.$B$45])/[.$B$47]" office:value-type="float" office:value="-26.165" calcext:value-type="float">
            <text:p>-26.165</text:p>
          </table:table-cell>
          <table:table-cell table:formula="of:=TRUNC([.G270];2)" office:value-type="float" office:value="-26.16" calcext:value-type="float">
            <text:p>-26.16</text:p>
          </table:table-cell>
          <table:table-cell table:formula="of:=[.H270]-[.A270]" office:value-type="float" office:value="0.00499999999994216" calcext:value-type="float">
            <text:p>0.004999999999942</text:p>
          </table:table-cell>
          <table:table-cell/>
          <table:table-cell table:formula="of:=[.K269]+[.$B$46]" office:value-type="float" office:value="25.9049999999999" calcext:value-type="float">
            <text:p>25.9049999999999</text:p>
          </table:table-cell>
          <table:table-cell table:formula="of:=((0.01*[.K270]/[.$F$4])+(1.25/[.$F$4])*(([.$F$3]+[.$F$4])/([.$F$5]+[.$F$3])))*1000" office:value-type="float" office:value="19.2328703703704" calcext:value-type="float">
            <text:p>19.2328703703704</text:p>
          </table:table-cell>
          <table:table-cell table:formula="of:=ROUND((([.L270]/1000)*[.$F$10]*[.$H$12])-[.$H$11];5)" office:value-type="float" office:value="2.9828" calcext:value-type="float">
            <text:p>2.9828</text:p>
          </table:table-cell>
          <table:table-cell table:formula="of:=INT([.M270]/([.$F$20]/[.$G$21]))" office:value-type="float" office:value="3702" calcext:value-type="float">
            <text:p>3702</text:p>
          </table:table-cell>
          <table:table-cell table:formula="of:=[.$G$22]*INT([.M270]/([.$G$22]*[.$F$20]/[.$G$21]))" office:value-type="float" office:value="3696" calcext:value-type="float">
            <text:p>3696</text:p>
          </table:table-cell>
          <table:table-cell table:formula="of:=[.O270]-[.O269]" office:value-type="float" office:value="8" calcext:value-type="float">
            <text:p>8</text:p>
          </table:table-cell>
          <table:table-cell table:formula="of:=[.$B$44]+[.$B$46]*([.O270]-[.$B$45])/[.$B$47]" office:value-type="float" office:value="25.905" calcext:value-type="float">
            <text:p>25.905</text:p>
          </table:table-cell>
          <table:table-cell table:formula="of:=TRUNC([.Q270];2)" office:value-type="float" office:value="25.9" calcext:value-type="float">
            <text:p>25.9</text:p>
          </table:table-cell>
          <table:table-cell table:formula="of:=[.R270]-[.K270]" office:value-type="float" office:value="-0.00499999999994571" calcext:value-type="float">
            <text:p>-0.004999999999946</text:p>
          </table:table-cell>
          <table:table-cell table:number-columns-repeated="1005"/>
        </table:table-row>
        <table:table-row table:style-name="ro1">
          <table:table-cell table:formula="of:=[.A270]-[.$B$46]" office:value-type="float" office:value="-26.2919999999999" calcext:value-type="float">
            <text:p>-26.2919999999999</text:p>
          </table:table-cell>
          <table:table-cell table:formula="of:=((0.01*[.A271]/[.$F$4])+(1.25/[.$F$4])*(([.$F$3]+[.$F$4])/([.$F$5]+[.$F$3])))*1000" office:value-type="float" office:value="4.73370370370372" calcext:value-type="float">
            <text:p>4.73370370370372</text:p>
          </table:table-cell>
          <table:table-cell table:formula="of:=ROUND((([.B271]/1000)*[.$F$10]*[.$H$12])-[.$H$11];5)" office:value-type="float" office:value="0.33338" calcext:value-type="float">
            <text:p>0.33338</text:p>
          </table:table-cell>
          <table:table-cell table:formula="of:=INT([.C271]/([.$F$20]/[.$G$21]))" office:value-type="float" office:value="413" calcext:value-type="float">
            <text:p>413</text:p>
          </table:table-cell>
          <table:table-cell table:formula="of:=[.$G$22]*INT([.C271]/([.$G$22]*[.$F$20]/[.$G$21]))" office:value-type="float" office:value="408" calcext:value-type="float">
            <text:p>408</text:p>
          </table:table-cell>
          <table:table-cell table:formula="of:=[.E270]-[.E271]" office:value-type="float" office:value="8" calcext:value-type="float">
            <text:p>8</text:p>
          </table:table-cell>
          <table:table-cell table:formula="of:=[.$B$44]+[.$B$46]*([.E271]-[.$B$45])/[.$B$47]" office:value-type="float" office:value="-26.292" calcext:value-type="float">
            <text:p>-26.292</text:p>
          </table:table-cell>
          <table:table-cell table:formula="of:=TRUNC([.G271];2)" office:value-type="float" office:value="-26.29" calcext:value-type="float">
            <text:p>-26.29</text:p>
          </table:table-cell>
          <table:table-cell table:formula="of:=[.H271]-[.A271]" office:value-type="float" office:value="0.00199999999994205" calcext:value-type="float">
            <text:p>0.001999999999942</text:p>
          </table:table-cell>
          <table:table-cell/>
          <table:table-cell table:formula="of:=[.K270]+[.$B$46]" office:value-type="float" office:value="26.0319999999999" calcext:value-type="float">
            <text:p>26.0319999999999</text:p>
          </table:table-cell>
          <table:table-cell table:formula="of:=((0.01*[.K271]/[.$F$4])+(1.25/[.$F$4])*(([.$F$3]+[.$F$4])/([.$F$5]+[.$F$3])))*1000" office:value-type="float" office:value="19.2681481481481" calcext:value-type="float">
            <text:p>19.2681481481481</text:p>
          </table:table-cell>
          <table:table-cell table:formula="of:=ROUND((([.L271]/1000)*[.$F$10]*[.$H$12])-[.$H$11];5)" office:value-type="float" office:value="2.98925" calcext:value-type="float">
            <text:p>2.98925</text:p>
          </table:table-cell>
          <table:table-cell table:formula="of:=INT([.M271]/([.$F$20]/[.$G$21]))" office:value-type="float" office:value="3710" calcext:value-type="float">
            <text:p>3710</text:p>
          </table:table-cell>
          <table:table-cell table:formula="of:=[.$G$22]*INT([.M271]/([.$G$22]*[.$F$20]/[.$G$21]))" office:value-type="float" office:value="3704" calcext:value-type="float">
            <text:p>3704</text:p>
          </table:table-cell>
          <table:table-cell table:formula="of:=[.O271]-[.O270]" office:value-type="float" office:value="8" calcext:value-type="float">
            <text:p>8</text:p>
          </table:table-cell>
          <table:table-cell table:formula="of:=[.$B$44]+[.$B$46]*([.O271]-[.$B$45])/[.$B$47]" office:value-type="float" office:value="26.032" calcext:value-type="float">
            <text:p>26.032</text:p>
          </table:table-cell>
          <table:table-cell table:formula="of:=TRUNC([.Q271];2)" office:value-type="float" office:value="26.03" calcext:value-type="float">
            <text:p>26.03</text:p>
          </table:table-cell>
          <table:table-cell table:formula="of:=[.R271]-[.K271]" office:value-type="float" office:value="-0.00199999999994205" calcext:value-type="float">
            <text:p>-0.001999999999942</text:p>
          </table:table-cell>
          <table:table-cell table:number-columns-repeated="1005"/>
        </table:table-row>
        <table:table-row table:style-name="ro1">
          <table:table-cell table:formula="of:=[.A271]-[.$B$46]" office:value-type="float" office:value="-26.4189999999999" calcext:value-type="float">
            <text:p>-26.4189999999999</text:p>
          </table:table-cell>
          <table:table-cell table:formula="of:=((0.01*[.A272]/[.$F$4])+(1.25/[.$F$4])*(([.$F$3]+[.$F$4])/([.$F$5]+[.$F$3])))*1000" office:value-type="float" office:value="4.69842592592594" calcext:value-type="float">
            <text:p>4.69842592592594</text:p>
          </table:table-cell>
          <table:table-cell table:formula="of:=ROUND((([.B272]/1000)*[.$F$10]*[.$H$12])-[.$H$11];5)" office:value-type="float" office:value="0.32694" calcext:value-type="float">
            <text:p>0.32694</text:p>
          </table:table-cell>
          <table:table-cell table:formula="of:=INT([.C272]/([.$F$20]/[.$G$21]))" office:value-type="float" office:value="405" calcext:value-type="float">
            <text:p>405</text:p>
          </table:table-cell>
          <table:table-cell table:formula="of:=[.$G$22]*INT([.C272]/([.$G$22]*[.$F$20]/[.$G$21]))" office:value-type="float" office:value="400" calcext:value-type="float">
            <text:p>400</text:p>
          </table:table-cell>
          <table:table-cell table:formula="of:=[.E271]-[.E272]" office:value-type="float" office:value="8" calcext:value-type="float">
            <text:p>8</text:p>
          </table:table-cell>
          <table:table-cell table:formula="of:=[.$B$44]+[.$B$46]*([.E272]-[.$B$45])/[.$B$47]" office:value-type="float" office:value="-26.419" calcext:value-type="float">
            <text:p>-26.419</text:p>
          </table:table-cell>
          <table:table-cell table:formula="of:=TRUNC([.G272];2)" office:value-type="float" office:value="-26.41" calcext:value-type="float">
            <text:p>-26.41</text:p>
          </table:table-cell>
          <table:table-cell table:formula="of:=[.H272]-[.A272]" office:value-type="float" office:value="0.00899999999993995" calcext:value-type="float">
            <text:p>0.00899999999994</text:p>
          </table:table-cell>
          <table:table-cell/>
          <table:table-cell table:formula="of:=[.K271]+[.$B$46]" office:value-type="float" office:value="26.1589999999999" calcext:value-type="float">
            <text:p>26.1589999999999</text:p>
          </table:table-cell>
          <table:table-cell table:formula="of:=((0.01*[.K272]/[.$F$4])+(1.25/[.$F$4])*(([.$F$3]+[.$F$4])/([.$F$5]+[.$F$3])))*1000" office:value-type="float" office:value="19.3034259259259" calcext:value-type="float">
            <text:p>19.3034259259259</text:p>
          </table:table-cell>
          <table:table-cell table:formula="of:=ROUND((([.L272]/1000)*[.$F$10]*[.$H$12])-[.$H$11];5)" office:value-type="float" office:value="2.99569" calcext:value-type="float">
            <text:p>2.99569</text:p>
          </table:table-cell>
          <table:table-cell table:formula="of:=INT([.M272]/([.$F$20]/[.$G$21]))" office:value-type="float" office:value="3718" calcext:value-type="float">
            <text:p>3718</text:p>
          </table:table-cell>
          <table:table-cell table:formula="of:=[.$G$22]*INT([.M272]/([.$G$22]*[.$F$20]/[.$G$21]))" office:value-type="float" office:value="3712" calcext:value-type="float">
            <text:p>3712</text:p>
          </table:table-cell>
          <table:table-cell table:formula="of:=[.O272]-[.O271]" office:value-type="float" office:value="8" calcext:value-type="float">
            <text:p>8</text:p>
          </table:table-cell>
          <table:table-cell table:formula="of:=[.$B$44]+[.$B$46]*([.O272]-[.$B$45])/[.$B$47]" office:value-type="float" office:value="26.159" calcext:value-type="float">
            <text:p>26.159</text:p>
          </table:table-cell>
          <table:table-cell table:formula="of:=TRUNC([.Q272];2)" office:value-type="float" office:value="26.15" calcext:value-type="float">
            <text:p>26.15</text:p>
          </table:table-cell>
          <table:table-cell table:formula="of:=[.R272]-[.K272]" office:value-type="float" office:value="-0.0089999999999435" calcext:value-type="float">
            <text:p>-0.008999999999944</text:p>
          </table:table-cell>
          <table:table-cell table:number-columns-repeated="1005"/>
        </table:table-row>
        <table:table-row table:style-name="ro1">
          <table:table-cell table:formula="of:=[.A272]-[.$B$46]" office:value-type="float" office:value="-26.5459999999999" calcext:value-type="float">
            <text:p>-26.5459999999999</text:p>
          </table:table-cell>
          <table:table-cell table:formula="of:=((0.01*[.A273]/[.$F$4])+(1.25/[.$F$4])*(([.$F$3]+[.$F$4])/([.$F$5]+[.$F$3])))*1000" office:value-type="float" office:value="4.66314814814817" calcext:value-type="float">
            <text:p>4.66314814814817</text:p>
          </table:table-cell>
          <table:table-cell table:formula="of:=ROUND((([.B273]/1000)*[.$F$10]*[.$H$12])-[.$H$11];5)" office:value-type="float" office:value="0.32049" calcext:value-type="float">
            <text:p>0.32049</text:p>
          </table:table-cell>
          <table:table-cell table:formula="of:=INT([.C273]/([.$F$20]/[.$G$21]))" office:value-type="float" office:value="397" calcext:value-type="float">
            <text:p>397</text:p>
          </table:table-cell>
          <table:table-cell table:formula="of:=[.$G$22]*INT([.C273]/([.$G$22]*[.$F$20]/[.$G$21]))" office:value-type="float" office:value="392" calcext:value-type="float">
            <text:p>392</text:p>
          </table:table-cell>
          <table:table-cell table:formula="of:=[.E272]-[.E273]" office:value-type="float" office:value="8" calcext:value-type="float">
            <text:p>8</text:p>
          </table:table-cell>
          <table:table-cell table:formula="of:=[.$B$44]+[.$B$46]*([.E273]-[.$B$45])/[.$B$47]" office:value-type="float" office:value="-26.546" calcext:value-type="float">
            <text:p>-26.546</text:p>
          </table:table-cell>
          <table:table-cell table:formula="of:=TRUNC([.G273];2)" office:value-type="float" office:value="-26.54" calcext:value-type="float">
            <text:p>-26.54</text:p>
          </table:table-cell>
          <table:table-cell table:formula="of:=[.H273]-[.A273]" office:value-type="float" office:value="0.00599999999993983" calcext:value-type="float">
            <text:p>0.00599999999994</text:p>
          </table:table-cell>
          <table:table-cell/>
          <table:table-cell table:formula="of:=[.K272]+[.$B$46]" office:value-type="float" office:value="26.2859999999999" calcext:value-type="float">
            <text:p>26.2859999999999</text:p>
          </table:table-cell>
          <table:table-cell table:formula="of:=((0.01*[.K273]/[.$F$4])+(1.25/[.$F$4])*(([.$F$3]+[.$F$4])/([.$F$5]+[.$F$3])))*1000" office:value-type="float" office:value="19.3387037037037" calcext:value-type="float">
            <text:p>19.3387037037037</text:p>
          </table:table-cell>
          <table:table-cell table:formula="of:=ROUND((([.L273]/1000)*[.$F$10]*[.$H$12])-[.$H$11];5)" office:value-type="float" office:value="3.00214" calcext:value-type="float">
            <text:p>3.00214</text:p>
          </table:table-cell>
          <table:table-cell table:formula="of:=INT([.M273]/([.$F$20]/[.$G$21]))" office:value-type="float" office:value="3726" calcext:value-type="float">
            <text:p>3726</text:p>
          </table:table-cell>
          <table:table-cell table:formula="of:=[.$G$22]*INT([.M273]/([.$G$22]*[.$F$20]/[.$G$21]))" office:value-type="float" office:value="3720" calcext:value-type="float">
            <text:p>3720</text:p>
          </table:table-cell>
          <table:table-cell table:formula="of:=[.O273]-[.O272]" office:value-type="float" office:value="8" calcext:value-type="float">
            <text:p>8</text:p>
          </table:table-cell>
          <table:table-cell table:formula="of:=[.$B$44]+[.$B$46]*([.O273]-[.$B$45])/[.$B$47]" office:value-type="float" office:value="26.286" calcext:value-type="float">
            <text:p>26.286</text:p>
          </table:table-cell>
          <table:table-cell table:formula="of:=TRUNC([.Q273];2)" office:value-type="float" office:value="26.28" calcext:value-type="float">
            <text:p>26.28</text:p>
          </table:table-cell>
          <table:table-cell table:formula="of:=[.R273]-[.K273]" office:value-type="float" office:value="-0.00599999999993983" calcext:value-type="float">
            <text:p>-0.00599999999994</text:p>
          </table:table-cell>
          <table:table-cell table:number-columns-repeated="1005"/>
        </table:table-row>
        <table:table-row table:style-name="ro1">
          <table:table-cell table:formula="of:=[.A273]-[.$B$46]" office:value-type="float" office:value="-26.6729999999999" calcext:value-type="float">
            <text:p>-26.6729999999999</text:p>
          </table:table-cell>
          <table:table-cell table:formula="of:=((0.01*[.A274]/[.$F$4])+(1.25/[.$F$4])*(([.$F$3]+[.$F$4])/([.$F$5]+[.$F$3])))*1000" office:value-type="float" office:value="4.62787037037039" calcext:value-type="float">
            <text:p>4.62787037037039</text:p>
          </table:table-cell>
          <table:table-cell table:formula="of:=ROUND((([.B274]/1000)*[.$F$10]*[.$H$12])-[.$H$11];5)" office:value-type="float" office:value="0.31404" calcext:value-type="float">
            <text:p>0.31404</text:p>
          </table:table-cell>
          <table:table-cell table:formula="of:=INT([.C274]/([.$F$20]/[.$G$21]))" office:value-type="float" office:value="389" calcext:value-type="float">
            <text:p>389</text:p>
          </table:table-cell>
          <table:table-cell table:formula="of:=[.$G$22]*INT([.C274]/([.$G$22]*[.$F$20]/[.$G$21]))" office:value-type="float" office:value="384" calcext:value-type="float">
            <text:p>384</text:p>
          </table:table-cell>
          <table:table-cell table:formula="of:=[.E273]-[.E274]" office:value-type="float" office:value="8" calcext:value-type="float">
            <text:p>8</text:p>
          </table:table-cell>
          <table:table-cell table:formula="of:=[.$B$44]+[.$B$46]*([.E274]-[.$B$45])/[.$B$47]" office:value-type="float" office:value="-26.673" calcext:value-type="float">
            <text:p>-26.673</text:p>
          </table:table-cell>
          <table:table-cell table:formula="of:=TRUNC([.G274];2)" office:value-type="float" office:value="-26.67" calcext:value-type="float">
            <text:p>-26.67</text:p>
          </table:table-cell>
          <table:table-cell table:formula="of:=[.H274]-[.A274]" office:value-type="float" office:value="0.00299999999993616" calcext:value-type="float">
            <text:p>0.002999999999936</text:p>
          </table:table-cell>
          <table:table-cell/>
          <table:table-cell table:formula="of:=[.K273]+[.$B$46]" office:value-type="float" office:value="26.4129999999999" calcext:value-type="float">
            <text:p>26.4129999999999</text:p>
          </table:table-cell>
          <table:table-cell table:formula="of:=((0.01*[.K274]/[.$F$4])+(1.25/[.$F$4])*(([.$F$3]+[.$F$4])/([.$F$5]+[.$F$3])))*1000" office:value-type="float" office:value="19.3739814814815" calcext:value-type="float">
            <text:p>19.3739814814815</text:p>
          </table:table-cell>
          <table:table-cell table:formula="of:=ROUND((([.L274]/1000)*[.$F$10]*[.$H$12])-[.$H$11];5)" office:value-type="float" office:value="3.00859" calcext:value-type="float">
            <text:p>3.00859</text:p>
          </table:table-cell>
          <table:table-cell table:formula="of:=INT([.M274]/([.$F$20]/[.$G$21]))" office:value-type="float" office:value="3734" calcext:value-type="float">
            <text:p>3734</text:p>
          </table:table-cell>
          <table:table-cell table:formula="of:=[.$G$22]*INT([.M274]/([.$G$22]*[.$F$20]/[.$G$21]))" office:value-type="float" office:value="3728" calcext:value-type="float">
            <text:p>3728</text:p>
          </table:table-cell>
          <table:table-cell table:formula="of:=[.O274]-[.O273]" office:value-type="float" office:value="8" calcext:value-type="float">
            <text:p>8</text:p>
          </table:table-cell>
          <table:table-cell table:formula="of:=[.$B$44]+[.$B$46]*([.O274]-[.$B$45])/[.$B$47]" office:value-type="float" office:value="26.413" calcext:value-type="float">
            <text:p>26.413</text:p>
          </table:table-cell>
          <table:table-cell table:formula="of:=TRUNC([.Q274];2)" office:value-type="float" office:value="26.41" calcext:value-type="float">
            <text:p>26.41</text:p>
          </table:table-cell>
          <table:table-cell table:formula="of:=[.R274]-[.K274]" office:value-type="float" office:value="-0.00299999999993972" calcext:value-type="float">
            <text:p>-0.00299999999994</text:p>
          </table:table-cell>
          <table:table-cell table:number-columns-repeated="1005"/>
        </table:table-row>
        <table:table-row table:style-name="ro1">
          <table:table-cell table:formula="of:=[.A274]-[.$B$46]" office:value-type="float" office:value="-26.7999999999999" calcext:value-type="float">
            <text:p>-26.7999999999999</text:p>
          </table:table-cell>
          <table:table-cell table:formula="of:=((0.01*[.A275]/[.$F$4])+(1.25/[.$F$4])*(([.$F$3]+[.$F$4])/([.$F$5]+[.$F$3])))*1000" office:value-type="float" office:value="4.59259259259261" calcext:value-type="float">
            <text:p>4.59259259259261</text:p>
          </table:table-cell>
          <table:table-cell table:formula="of:=ROUND((([.B275]/1000)*[.$F$10]*[.$H$12])-[.$H$11];5)" office:value-type="float" office:value="0.3076" calcext:value-type="float">
            <text:p>0.3076</text:p>
          </table:table-cell>
          <table:table-cell table:formula="of:=INT([.C275]/([.$F$20]/[.$G$21]))" office:value-type="float" office:value="381" calcext:value-type="float">
            <text:p>381</text:p>
          </table:table-cell>
          <table:table-cell table:formula="of:=[.$G$22]*INT([.C275]/([.$G$22]*[.$F$20]/[.$G$21]))" office:value-type="float" office:value="376" calcext:value-type="float">
            <text:p>376</text:p>
          </table:table-cell>
          <table:table-cell table:formula="of:=[.E274]-[.E275]" office:value-type="float" office:value="8" calcext:value-type="float">
            <text:p>8</text:p>
          </table:table-cell>
          <table:table-cell table:formula="of:=[.$B$44]+[.$B$46]*([.E275]-[.$B$45])/[.$B$47]" office:value-type="float" office:value="-26.8" calcext:value-type="float">
            <text:p>-26.8</text:p>
          </table:table-cell>
          <table:table-cell table:formula="of:=TRUNC([.G275];2)" office:value-type="float" office:value="-26.8" calcext:value-type="float">
            <text:p>-26.8</text:p>
          </table:table-cell>
          <table:table-cell table:formula="of:=[.H275]-[.A275]" office:value-type="float" office:value="0" calcext:value-type="float">
            <text:p>0</text:p>
          </table:table-cell>
          <table:table-cell/>
          <table:table-cell table:formula="of:=[.K274]+[.$B$46]" office:value-type="float" office:value="26.5399999999999" calcext:value-type="float">
            <text:p>26.5399999999999</text:p>
          </table:table-cell>
          <table:table-cell table:formula="of:=((0.01*[.K275]/[.$F$4])+(1.25/[.$F$4])*(([.$F$3]+[.$F$4])/([.$F$5]+[.$F$3])))*1000" office:value-type="float" office:value="19.4092592592592" calcext:value-type="float">
            <text:p>19.4092592592592</text:p>
          </table:table-cell>
          <table:table-cell table:formula="of:=ROUND((([.L275]/1000)*[.$F$10]*[.$H$12])-[.$H$11];5)" office:value-type="float" office:value="3.01503" calcext:value-type="float">
            <text:p>3.01503</text:p>
          </table:table-cell>
          <table:table-cell table:formula="of:=INT([.M275]/([.$F$20]/[.$G$21]))" office:value-type="float" office:value="3742" calcext:value-type="float">
            <text:p>3742</text:p>
          </table:table-cell>
          <table:table-cell table:formula="of:=[.$G$22]*INT([.M275]/([.$G$22]*[.$F$20]/[.$G$21]))" office:value-type="float" office:value="3736" calcext:value-type="float">
            <text:p>3736</text:p>
          </table:table-cell>
          <table:table-cell table:formula="of:=[.O275]-[.O274]" office:value-type="float" office:value="8" calcext:value-type="float">
            <text:p>8</text:p>
          </table:table-cell>
          <table:table-cell table:formula="of:=[.$B$44]+[.$B$46]*([.O275]-[.$B$45])/[.$B$47]" office:value-type="float" office:value="26.54" calcext:value-type="float">
            <text:p>26.54</text:p>
          </table:table-cell>
          <table:table-cell table:formula="of:=TRUNC([.Q275];2)" office:value-type="float" office:value="26.54" calcext:value-type="float">
            <text:p>26.54</text:p>
          </table:table-cell>
          <table:table-cell table:formula="of:=[.R275]-[.K27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75]-[.$B$46]" office:value-type="float" office:value="-26.9269999999999" calcext:value-type="float">
            <text:p>-26.9269999999999</text:p>
          </table:table-cell>
          <table:table-cell table:formula="of:=((0.01*[.A276]/[.$F$4])+(1.25/[.$F$4])*(([.$F$3]+[.$F$4])/([.$F$5]+[.$F$3])))*1000" office:value-type="float" office:value="4.55731481481484" calcext:value-type="float">
            <text:p>4.55731481481484</text:p>
          </table:table-cell>
          <table:table-cell table:formula="of:=ROUND((([.B276]/1000)*[.$F$10]*[.$H$12])-[.$H$11];5)" office:value-type="float" office:value="0.30115" calcext:value-type="float">
            <text:p>0.30115</text:p>
          </table:table-cell>
          <table:table-cell table:formula="of:=INT([.C276]/([.$F$20]/[.$G$21]))" office:value-type="float" office:value="373" calcext:value-type="float">
            <text:p>373</text:p>
          </table:table-cell>
          <table:table-cell table:formula="of:=[.$G$22]*INT([.C276]/([.$G$22]*[.$F$20]/[.$G$21]))" office:value-type="float" office:value="368" calcext:value-type="float">
            <text:p>368</text:p>
          </table:table-cell>
          <table:table-cell table:formula="of:=[.E275]-[.E276]" office:value-type="float" office:value="8" calcext:value-type="float">
            <text:p>8</text:p>
          </table:table-cell>
          <table:table-cell table:formula="of:=[.$B$44]+[.$B$46]*([.E276]-[.$B$45])/[.$B$47]" office:value-type="float" office:value="-26.927" calcext:value-type="float">
            <text:p>-26.927</text:p>
          </table:table-cell>
          <table:table-cell table:formula="of:=TRUNC([.G276];2)" office:value-type="float" office:value="-26.92" calcext:value-type="float">
            <text:p>-26.92</text:p>
          </table:table-cell>
          <table:table-cell table:formula="of:=[.H276]-[.A276]" office:value-type="float" office:value="0.00699999999993395" calcext:value-type="float">
            <text:p>0.006999999999934</text:p>
          </table:table-cell>
          <table:table-cell/>
          <table:table-cell table:formula="of:=[.K275]+[.$B$46]" office:value-type="float" office:value="26.6669999999999" calcext:value-type="float">
            <text:p>26.6669999999999</text:p>
          </table:table-cell>
          <table:table-cell table:formula="of:=((0.01*[.K276]/[.$F$4])+(1.25/[.$F$4])*(([.$F$3]+[.$F$4])/([.$F$5]+[.$F$3])))*1000" office:value-type="float" office:value="19.444537037037" calcext:value-type="float">
            <text:p>19.444537037037</text:p>
          </table:table-cell>
          <table:table-cell table:formula="of:=ROUND((([.L276]/1000)*[.$F$10]*[.$H$12])-[.$H$11];5)" office:value-type="float" office:value="3.02148" calcext:value-type="float">
            <text:p>3.02148</text:p>
          </table:table-cell>
          <table:table-cell table:formula="of:=INT([.M276]/([.$F$20]/[.$G$21]))" office:value-type="float" office:value="3750" calcext:value-type="float">
            <text:p>3750</text:p>
          </table:table-cell>
          <table:table-cell table:formula="of:=[.$G$22]*INT([.M276]/([.$G$22]*[.$F$20]/[.$G$21]))" office:value-type="float" office:value="3744" calcext:value-type="float">
            <text:p>3744</text:p>
          </table:table-cell>
          <table:table-cell table:formula="of:=[.O276]-[.O275]" office:value-type="float" office:value="8" calcext:value-type="float">
            <text:p>8</text:p>
          </table:table-cell>
          <table:table-cell table:formula="of:=[.$B$44]+[.$B$46]*([.O276]-[.$B$45])/[.$B$47]" office:value-type="float" office:value="26.667" calcext:value-type="float">
            <text:p>26.667</text:p>
          </table:table-cell>
          <table:table-cell table:formula="of:=TRUNC([.Q276];2)" office:value-type="float" office:value="26.66" calcext:value-type="float">
            <text:p>26.66</text:p>
          </table:table-cell>
          <table:table-cell table:formula="of:=[.R276]-[.K276]" office:value-type="float" office:value="-0.0069999999999375" calcext:value-type="float">
            <text:p>-0.006999999999938</text:p>
          </table:table-cell>
          <table:table-cell table:number-columns-repeated="1005"/>
        </table:table-row>
        <table:table-row table:style-name="ro1">
          <table:table-cell table:formula="of:=[.A276]-[.$B$46]" office:value-type="float" office:value="-27.0539999999999" calcext:value-type="float">
            <text:p>-27.0539999999999</text:p>
          </table:table-cell>
          <table:table-cell table:formula="of:=((0.01*[.A277]/[.$F$4])+(1.25/[.$F$4])*(([.$F$3]+[.$F$4])/([.$F$5]+[.$F$3])))*1000" office:value-type="float" office:value="4.52203703703706" calcext:value-type="float">
            <text:p>4.52203703703706</text:p>
          </table:table-cell>
          <table:table-cell table:formula="of:=ROUND((([.B277]/1000)*[.$F$10]*[.$H$12])-[.$H$11];5)" office:value-type="float" office:value="0.29471" calcext:value-type="float">
            <text:p>0.29471</text:p>
          </table:table-cell>
          <table:table-cell table:formula="of:=INT([.C277]/([.$F$20]/[.$G$21]))" office:value-type="float" office:value="365" calcext:value-type="float">
            <text:p>365</text:p>
          </table:table-cell>
          <table:table-cell table:formula="of:=[.$G$22]*INT([.C277]/([.$G$22]*[.$F$20]/[.$G$21]))" office:value-type="float" office:value="360" calcext:value-type="float">
            <text:p>360</text:p>
          </table:table-cell>
          <table:table-cell table:formula="of:=[.E276]-[.E277]" office:value-type="float" office:value="8" calcext:value-type="float">
            <text:p>8</text:p>
          </table:table-cell>
          <table:table-cell table:formula="of:=[.$B$44]+[.$B$46]*([.E277]-[.$B$45])/[.$B$47]" office:value-type="float" office:value="-27.054" calcext:value-type="float">
            <text:p>-27.054</text:p>
          </table:table-cell>
          <table:table-cell table:formula="of:=TRUNC([.G277];2)" office:value-type="float" office:value="-27.05" calcext:value-type="float">
            <text:p>-27.05</text:p>
          </table:table-cell>
          <table:table-cell table:formula="of:=[.H277]-[.A277]" office:value-type="float" office:value="0.00399999999993383" calcext:value-type="float">
            <text:p>0.003999999999934</text:p>
          </table:table-cell>
          <table:table-cell/>
          <table:table-cell table:formula="of:=[.K276]+[.$B$46]" office:value-type="float" office:value="26.7939999999999" calcext:value-type="float">
            <text:p>26.7939999999999</text:p>
          </table:table-cell>
          <table:table-cell table:formula="of:=((0.01*[.K277]/[.$F$4])+(1.25/[.$F$4])*(([.$F$3]+[.$F$4])/([.$F$5]+[.$F$3])))*1000" office:value-type="float" office:value="19.4798148148148" calcext:value-type="float">
            <text:p>19.4798148148148</text:p>
          </table:table-cell>
          <table:table-cell table:formula="of:=ROUND((([.L277]/1000)*[.$F$10]*[.$H$12])-[.$H$11];5)" office:value-type="float" office:value="3.02792" calcext:value-type="float">
            <text:p>3.02792</text:p>
          </table:table-cell>
          <table:table-cell table:formula="of:=INT([.M277]/([.$F$20]/[.$G$21]))" office:value-type="float" office:value="3758" calcext:value-type="float">
            <text:p>3758</text:p>
          </table:table-cell>
          <table:table-cell table:formula="of:=[.$G$22]*INT([.M277]/([.$G$22]*[.$F$20]/[.$G$21]))" office:value-type="float" office:value="3752" calcext:value-type="float">
            <text:p>3752</text:p>
          </table:table-cell>
          <table:table-cell table:formula="of:=[.O277]-[.O276]" office:value-type="float" office:value="8" calcext:value-type="float">
            <text:p>8</text:p>
          </table:table-cell>
          <table:table-cell table:formula="of:=[.$B$44]+[.$B$46]*([.O277]-[.$B$45])/[.$B$47]" office:value-type="float" office:value="26.794" calcext:value-type="float">
            <text:p>26.794</text:p>
          </table:table-cell>
          <table:table-cell table:formula="of:=TRUNC([.Q277];2)" office:value-type="float" office:value="26.79" calcext:value-type="float">
            <text:p>26.79</text:p>
          </table:table-cell>
          <table:table-cell table:formula="of:=[.R277]-[.K277]" office:value-type="float" office:value="-0.00399999999993739" calcext:value-type="float">
            <text:p>-0.003999999999937</text:p>
          </table:table-cell>
          <table:table-cell table:number-columns-repeated="1005"/>
        </table:table-row>
        <table:table-row table:style-name="ro1">
          <table:table-cell table:formula="of:=[.A277]-[.$B$46]" office:value-type="float" office:value="-27.1809999999999" calcext:value-type="float">
            <text:p>-27.1809999999999</text:p>
          </table:table-cell>
          <table:table-cell table:formula="of:=((0.01*[.A278]/[.$F$4])+(1.25/[.$F$4])*(([.$F$3]+[.$F$4])/([.$F$5]+[.$F$3])))*1000" office:value-type="float" office:value="4.48675925925928" calcext:value-type="float">
            <text:p>4.48675925925928</text:p>
          </table:table-cell>
          <table:table-cell table:formula="of:=ROUND((([.B278]/1000)*[.$F$10]*[.$H$12])-[.$H$11];5)" office:value-type="float" office:value="0.28826" calcext:value-type="float">
            <text:p>0.28826</text:p>
          </table:table-cell>
          <table:table-cell table:formula="of:=INT([.C278]/([.$F$20]/[.$G$21]))" office:value-type="float" office:value="357" calcext:value-type="float">
            <text:p>357</text:p>
          </table:table-cell>
          <table:table-cell table:formula="of:=[.$G$22]*INT([.C278]/([.$G$22]*[.$F$20]/[.$G$21]))" office:value-type="float" office:value="352" calcext:value-type="float">
            <text:p>352</text:p>
          </table:table-cell>
          <table:table-cell table:formula="of:=[.E277]-[.E278]" office:value-type="float" office:value="8" calcext:value-type="float">
            <text:p>8</text:p>
          </table:table-cell>
          <table:table-cell table:formula="of:=[.$B$44]+[.$B$46]*([.E278]-[.$B$45])/[.$B$47]" office:value-type="float" office:value="-27.181" calcext:value-type="float">
            <text:p>-27.181</text:p>
          </table:table-cell>
          <table:table-cell table:formula="of:=TRUNC([.G278];2)" office:value-type="float" office:value="-27.18" calcext:value-type="float">
            <text:p>-27.18</text:p>
          </table:table-cell>
          <table:table-cell table:formula="of:=[.H278]-[.A278]" office:value-type="float" office:value="0.000999999999933721" calcext:value-type="float">
            <text:p>0.000999999999934</text:p>
          </table:table-cell>
          <table:table-cell/>
          <table:table-cell table:formula="of:=[.K277]+[.$B$46]" office:value-type="float" office:value="26.9209999999999" calcext:value-type="float">
            <text:p>26.9209999999999</text:p>
          </table:table-cell>
          <table:table-cell table:formula="of:=((0.01*[.K278]/[.$F$4])+(1.25/[.$F$4])*(([.$F$3]+[.$F$4])/([.$F$5]+[.$F$3])))*1000" office:value-type="float" office:value="19.5150925925926" calcext:value-type="float">
            <text:p>19.5150925925926</text:p>
          </table:table-cell>
          <table:table-cell table:formula="of:=ROUND((([.L278]/1000)*[.$F$10]*[.$H$12])-[.$H$11];5)" office:value-type="float" office:value="3.03437" calcext:value-type="float">
            <text:p>3.03437</text:p>
          </table:table-cell>
          <table:table-cell table:formula="of:=INT([.M278]/([.$F$20]/[.$G$21]))" office:value-type="float" office:value="3766" calcext:value-type="float">
            <text:p>3766</text:p>
          </table:table-cell>
          <table:table-cell table:formula="of:=[.$G$22]*INT([.M278]/([.$G$22]*[.$F$20]/[.$G$21]))" office:value-type="float" office:value="3760" calcext:value-type="float">
            <text:p>3760</text:p>
          </table:table-cell>
          <table:table-cell table:formula="of:=[.O278]-[.O277]" office:value-type="float" office:value="8" calcext:value-type="float">
            <text:p>8</text:p>
          </table:table-cell>
          <table:table-cell table:formula="of:=[.$B$44]+[.$B$46]*([.O278]-[.$B$45])/[.$B$47]" office:value-type="float" office:value="26.921" calcext:value-type="float">
            <text:p>26.921</text:p>
          </table:table-cell>
          <table:table-cell table:formula="of:=TRUNC([.Q278];2)" office:value-type="float" office:value="26.92" calcext:value-type="float">
            <text:p>26.92</text:p>
          </table:table-cell>
          <table:table-cell table:formula="of:=[.R278]-[.K278]" office:value-type="float" office:value="-0.000999999999933721" calcext:value-type="float">
            <text:p>-0.000999999999934</text:p>
          </table:table-cell>
          <table:table-cell table:number-columns-repeated="1005"/>
        </table:table-row>
        <table:table-row table:style-name="ro1">
          <table:table-cell table:formula="of:=[.A278]-[.$B$46]" office:value-type="float" office:value="-27.3079999999999" calcext:value-type="float">
            <text:p>-27.3079999999999</text:p>
          </table:table-cell>
          <table:table-cell table:formula="of:=((0.01*[.A279]/[.$F$4])+(1.25/[.$F$4])*(([.$F$3]+[.$F$4])/([.$F$5]+[.$F$3])))*1000" office:value-type="float" office:value="4.4514814814815" calcext:value-type="float">
            <text:p>4.4514814814815</text:p>
          </table:table-cell>
          <table:table-cell table:formula="of:=ROUND((([.B279]/1000)*[.$F$10]*[.$H$12])-[.$H$11];5)" office:value-type="float" office:value="0.28181" calcext:value-type="float">
            <text:p>0.28181</text:p>
          </table:table-cell>
          <table:table-cell table:formula="of:=INT([.C279]/([.$F$20]/[.$G$21]))" office:value-type="float" office:value="349" calcext:value-type="float">
            <text:p>349</text:p>
          </table:table-cell>
          <table:table-cell table:formula="of:=[.$G$22]*INT([.C279]/([.$G$22]*[.$F$20]/[.$G$21]))" office:value-type="float" office:value="344" calcext:value-type="float">
            <text:p>344</text:p>
          </table:table-cell>
          <table:table-cell table:formula="of:=[.E278]-[.E279]" office:value-type="float" office:value="8" calcext:value-type="float">
            <text:p>8</text:p>
          </table:table-cell>
          <table:table-cell table:formula="of:=[.$B$44]+[.$B$46]*([.E279]-[.$B$45])/[.$B$47]" office:value-type="float" office:value="-27.308" calcext:value-type="float">
            <text:p>-27.308</text:p>
          </table:table-cell>
          <table:table-cell table:formula="of:=TRUNC([.G279];2)" office:value-type="float" office:value="-27.3" calcext:value-type="float">
            <text:p>-27.3</text:p>
          </table:table-cell>
          <table:table-cell table:formula="of:=[.H279]-[.A279]" office:value-type="float" office:value="0.00799999999993162" calcext:value-type="float">
            <text:p>0.007999999999932</text:p>
          </table:table-cell>
          <table:table-cell/>
          <table:table-cell table:formula="of:=[.K278]+[.$B$46]" office:value-type="float" office:value="27.0479999999999" calcext:value-type="float">
            <text:p>27.0479999999999</text:p>
          </table:table-cell>
          <table:table-cell table:formula="of:=((0.01*[.K279]/[.$F$4])+(1.25/[.$F$4])*(([.$F$3]+[.$F$4])/([.$F$5]+[.$F$3])))*1000" office:value-type="float" office:value="19.5503703703704" calcext:value-type="float">
            <text:p>19.5503703703704</text:p>
          </table:table-cell>
          <table:table-cell table:formula="of:=ROUND((([.L279]/1000)*[.$F$10]*[.$H$12])-[.$H$11];5)" office:value-type="float" office:value="3.04082" calcext:value-type="float">
            <text:p>3.04082</text:p>
          </table:table-cell>
          <table:table-cell table:formula="of:=INT([.M279]/([.$F$20]/[.$G$21]))" office:value-type="float" office:value="3774" calcext:value-type="float">
            <text:p>3774</text:p>
          </table:table-cell>
          <table:table-cell table:formula="of:=[.$G$22]*INT([.M279]/([.$G$22]*[.$F$20]/[.$G$21]))" office:value-type="float" office:value="3768" calcext:value-type="float">
            <text:p>3768</text:p>
          </table:table-cell>
          <table:table-cell table:formula="of:=[.O279]-[.O278]" office:value-type="float" office:value="8" calcext:value-type="float">
            <text:p>8</text:p>
          </table:table-cell>
          <table:table-cell table:formula="of:=[.$B$44]+[.$B$46]*([.O279]-[.$B$45])/[.$B$47]" office:value-type="float" office:value="27.048" calcext:value-type="float">
            <text:p>27.048</text:p>
          </table:table-cell>
          <table:table-cell table:formula="of:=TRUNC([.Q279];2)" office:value-type="float" office:value="27.04" calcext:value-type="float">
            <text:p>27.04</text:p>
          </table:table-cell>
          <table:table-cell table:formula="of:=[.R279]-[.K279]" office:value-type="float" office:value="-0.00799999999993517" calcext:value-type="float">
            <text:p>-0.007999999999935</text:p>
          </table:table-cell>
          <table:table-cell table:number-columns-repeated="1005"/>
        </table:table-row>
        <table:table-row table:style-name="ro1">
          <table:table-cell table:formula="of:=[.A279]-[.$B$46]" office:value-type="float" office:value="-27.4349999999999" calcext:value-type="float">
            <text:p>-27.4349999999999</text:p>
          </table:table-cell>
          <table:table-cell table:formula="of:=((0.01*[.A280]/[.$F$4])+(1.25/[.$F$4])*(([.$F$3]+[.$F$4])/([.$F$5]+[.$F$3])))*1000" office:value-type="float" office:value="4.41620370370372" calcext:value-type="float">
            <text:p>4.41620370370372</text:p>
          </table:table-cell>
          <table:table-cell table:formula="of:=ROUND((([.B280]/1000)*[.$F$10]*[.$H$12])-[.$H$11];5)" office:value-type="float" office:value="0.27537" calcext:value-type="float">
            <text:p>0.27537</text:p>
          </table:table-cell>
          <table:table-cell table:formula="of:=INT([.C280]/([.$F$20]/[.$G$21]))" office:value-type="float" office:value="341" calcext:value-type="float">
            <text:p>341</text:p>
          </table:table-cell>
          <table:table-cell table:formula="of:=[.$G$22]*INT([.C280]/([.$G$22]*[.$F$20]/[.$G$21]))" office:value-type="float" office:value="336" calcext:value-type="float">
            <text:p>336</text:p>
          </table:table-cell>
          <table:table-cell table:formula="of:=[.E279]-[.E280]" office:value-type="float" office:value="8" calcext:value-type="float">
            <text:p>8</text:p>
          </table:table-cell>
          <table:table-cell table:formula="of:=[.$B$44]+[.$B$46]*([.E280]-[.$B$45])/[.$B$47]" office:value-type="float" office:value="-27.435" calcext:value-type="float">
            <text:p>-27.435</text:p>
          </table:table-cell>
          <table:table-cell table:formula="of:=TRUNC([.G280];2)" office:value-type="float" office:value="-27.43" calcext:value-type="float">
            <text:p>-27.43</text:p>
          </table:table-cell>
          <table:table-cell table:formula="of:=[.H280]-[.A280]" office:value-type="float" office:value="0.0049999999999315" calcext:value-type="float">
            <text:p>0.004999999999932</text:p>
          </table:table-cell>
          <table:table-cell/>
          <table:table-cell table:formula="of:=[.K279]+[.$B$46]" office:value-type="float" office:value="27.1749999999999" calcext:value-type="float">
            <text:p>27.1749999999999</text:p>
          </table:table-cell>
          <table:table-cell table:formula="of:=((0.01*[.K280]/[.$F$4])+(1.25/[.$F$4])*(([.$F$3]+[.$F$4])/([.$F$5]+[.$F$3])))*1000" office:value-type="float" office:value="19.5856481481481" calcext:value-type="float">
            <text:p>19.5856481481481</text:p>
          </table:table-cell>
          <table:table-cell table:formula="of:=ROUND((([.L280]/1000)*[.$F$10]*[.$H$12])-[.$H$11];5)" office:value-type="float" office:value="3.04726" calcext:value-type="float">
            <text:p>3.04726</text:p>
          </table:table-cell>
          <table:table-cell table:formula="of:=INT([.M280]/([.$F$20]/[.$G$21]))" office:value-type="float" office:value="3782" calcext:value-type="float">
            <text:p>3782</text:p>
          </table:table-cell>
          <table:table-cell table:formula="of:=[.$G$22]*INT([.M280]/([.$G$22]*[.$F$20]/[.$G$21]))" office:value-type="float" office:value="3776" calcext:value-type="float">
            <text:p>3776</text:p>
          </table:table-cell>
          <table:table-cell table:formula="of:=[.O280]-[.O279]" office:value-type="float" office:value="8" calcext:value-type="float">
            <text:p>8</text:p>
          </table:table-cell>
          <table:table-cell table:formula="of:=[.$B$44]+[.$B$46]*([.O280]-[.$B$45])/[.$B$47]" office:value-type="float" office:value="27.175" calcext:value-type="float">
            <text:p>27.175</text:p>
          </table:table-cell>
          <table:table-cell table:formula="of:=TRUNC([.Q280];2)" office:value-type="float" office:value="27.17" calcext:value-type="float">
            <text:p>27.17</text:p>
          </table:table-cell>
          <table:table-cell table:formula="of:=[.R280]-[.K280]" office:value-type="float" office:value="-0.0049999999999315" calcext:value-type="float">
            <text:p>-0.004999999999932</text:p>
          </table:table-cell>
          <table:table-cell table:number-columns-repeated="1005"/>
        </table:table-row>
        <table:table-row table:style-name="ro1">
          <table:table-cell table:formula="of:=[.A280]-[.$B$46]" office:value-type="float" office:value="-27.5619999999999" calcext:value-type="float">
            <text:p>-27.5619999999999</text:p>
          </table:table-cell>
          <table:table-cell table:formula="of:=((0.01*[.A281]/[.$F$4])+(1.25/[.$F$4])*(([.$F$3]+[.$F$4])/([.$F$5]+[.$F$3])))*1000" office:value-type="float" office:value="4.38092592592595" calcext:value-type="float">
            <text:p>4.38092592592595</text:p>
          </table:table-cell>
          <table:table-cell table:formula="of:=ROUND((([.B281]/1000)*[.$F$10]*[.$H$12])-[.$H$11];5)" office:value-type="float" office:value="0.26892" calcext:value-type="float">
            <text:p>0.26892</text:p>
          </table:table-cell>
          <table:table-cell table:formula="of:=INT([.C281]/([.$F$20]/[.$G$21]))" office:value-type="float" office:value="333" calcext:value-type="float">
            <text:p>333</text:p>
          </table:table-cell>
          <table:table-cell table:formula="of:=[.$G$22]*INT([.C281]/([.$G$22]*[.$F$20]/[.$G$21]))" office:value-type="float" office:value="328" calcext:value-type="float">
            <text:p>328</text:p>
          </table:table-cell>
          <table:table-cell table:formula="of:=[.E280]-[.E281]" office:value-type="float" office:value="8" calcext:value-type="float">
            <text:p>8</text:p>
          </table:table-cell>
          <table:table-cell table:formula="of:=[.$B$44]+[.$B$46]*([.E281]-[.$B$45])/[.$B$47]" office:value-type="float" office:value="-27.562" calcext:value-type="float">
            <text:p>-27.562</text:p>
          </table:table-cell>
          <table:table-cell table:formula="of:=TRUNC([.G281];2)" office:value-type="float" office:value="-27.56" calcext:value-type="float">
            <text:p>-27.56</text:p>
          </table:table-cell>
          <table:table-cell table:formula="of:=[.H281]-[.A281]" office:value-type="float" office:value="0.00199999999993139" calcext:value-type="float">
            <text:p>0.001999999999931</text:p>
          </table:table-cell>
          <table:table-cell/>
          <table:table-cell table:formula="of:=[.K280]+[.$B$46]" office:value-type="float" office:value="27.3019999999999" calcext:value-type="float">
            <text:p>27.3019999999999</text:p>
          </table:table-cell>
          <table:table-cell table:formula="of:=((0.01*[.K281]/[.$F$4])+(1.25/[.$F$4])*(([.$F$3]+[.$F$4])/([.$F$5]+[.$F$3])))*1000" office:value-type="float" office:value="19.6209259259259" calcext:value-type="float">
            <text:p>19.6209259259259</text:p>
          </table:table-cell>
          <table:table-cell table:formula="of:=ROUND((([.L281]/1000)*[.$F$10]*[.$H$12])-[.$H$11];5)" office:value-type="float" office:value="3.05371" calcext:value-type="float">
            <text:p>3.05371</text:p>
          </table:table-cell>
          <table:table-cell table:formula="of:=INT([.M281]/([.$F$20]/[.$G$21]))" office:value-type="float" office:value="3790" calcext:value-type="float">
            <text:p>3790</text:p>
          </table:table-cell>
          <table:table-cell table:formula="of:=[.$G$22]*INT([.M281]/([.$G$22]*[.$F$20]/[.$G$21]))" office:value-type="float" office:value="3784" calcext:value-type="float">
            <text:p>3784</text:p>
          </table:table-cell>
          <table:table-cell table:formula="of:=[.O281]-[.O280]" office:value-type="float" office:value="8" calcext:value-type="float">
            <text:p>8</text:p>
          </table:table-cell>
          <table:table-cell table:formula="of:=[.$B$44]+[.$B$46]*([.O281]-[.$B$45])/[.$B$47]" office:value-type="float" office:value="27.302" calcext:value-type="float">
            <text:p>27.302</text:p>
          </table:table-cell>
          <table:table-cell table:formula="of:=TRUNC([.Q281];2)" office:value-type="float" office:value="27.3" calcext:value-type="float">
            <text:p>27.3</text:p>
          </table:table-cell>
          <table:table-cell table:formula="of:=[.R281]-[.K281]" office:value-type="float" office:value="-0.00199999999993139" calcext:value-type="float">
            <text:p>-0.001999999999931</text:p>
          </table:table-cell>
          <table:table-cell table:number-columns-repeated="1005"/>
        </table:table-row>
        <table:table-row table:style-name="ro1">
          <table:table-cell table:formula="of:=[.A281]-[.$B$46]" office:value-type="float" office:value="-27.6889999999999" calcext:value-type="float">
            <text:p>-27.6889999999999</text:p>
          </table:table-cell>
          <table:table-cell table:formula="of:=((0.01*[.A282]/[.$F$4])+(1.25/[.$F$4])*(([.$F$3]+[.$F$4])/([.$F$5]+[.$F$3])))*1000" office:value-type="float" office:value="4.34564814814817" calcext:value-type="float">
            <text:p>4.34564814814817</text:p>
          </table:table-cell>
          <table:table-cell table:formula="of:=ROUND((([.B282]/1000)*[.$F$10]*[.$H$12])-[.$H$11];5)" office:value-type="float" office:value="0.26247" calcext:value-type="float">
            <text:p>0.26247</text:p>
          </table:table-cell>
          <table:table-cell table:formula="of:=INT([.C282]/([.$F$20]/[.$G$21]))" office:value-type="float" office:value="325" calcext:value-type="float">
            <text:p>325</text:p>
          </table:table-cell>
          <table:table-cell table:formula="of:=[.$G$22]*INT([.C282]/([.$G$22]*[.$F$20]/[.$G$21]))" office:value-type="float" office:value="320" calcext:value-type="float">
            <text:p>320</text:p>
          </table:table-cell>
          <table:table-cell table:formula="of:=[.E281]-[.E282]" office:value-type="float" office:value="8" calcext:value-type="float">
            <text:p>8</text:p>
          </table:table-cell>
          <table:table-cell table:formula="of:=[.$B$44]+[.$B$46]*([.E282]-[.$B$45])/[.$B$47]" office:value-type="float" office:value="-27.689" calcext:value-type="float">
            <text:p>-27.689</text:p>
          </table:table-cell>
          <table:table-cell table:formula="of:=TRUNC([.G282];2)" office:value-type="float" office:value="-27.68" calcext:value-type="float">
            <text:p>-27.68</text:p>
          </table:table-cell>
          <table:table-cell table:formula="of:=[.H282]-[.A282]" office:value-type="float" office:value="0.00899999999992929" calcext:value-type="float">
            <text:p>0.008999999999929</text:p>
          </table:table-cell>
          <table:table-cell/>
          <table:table-cell table:formula="of:=[.K281]+[.$B$46]" office:value-type="float" office:value="27.4289999999999" calcext:value-type="float">
            <text:p>27.4289999999999</text:p>
          </table:table-cell>
          <table:table-cell table:formula="of:=((0.01*[.K282]/[.$F$4])+(1.25/[.$F$4])*(([.$F$3]+[.$F$4])/([.$F$5]+[.$F$3])))*1000" office:value-type="float" office:value="19.6562037037037" calcext:value-type="float">
            <text:p>19.6562037037037</text:p>
          </table:table-cell>
          <table:table-cell table:formula="of:=ROUND((([.L282]/1000)*[.$F$10]*[.$H$12])-[.$H$11];5)" office:value-type="float" office:value="3.06016" calcext:value-type="float">
            <text:p>3.06016</text:p>
          </table:table-cell>
          <table:table-cell table:formula="of:=INT([.M282]/([.$F$20]/[.$G$21]))" office:value-type="float" office:value="3798" calcext:value-type="float">
            <text:p>3798</text:p>
          </table:table-cell>
          <table:table-cell table:formula="of:=[.$G$22]*INT([.M282]/([.$G$22]*[.$F$20]/[.$G$21]))" office:value-type="float" office:value="3792" calcext:value-type="float">
            <text:p>3792</text:p>
          </table:table-cell>
          <table:table-cell table:formula="of:=[.O282]-[.O281]" office:value-type="float" office:value="8" calcext:value-type="float">
            <text:p>8</text:p>
          </table:table-cell>
          <table:table-cell table:formula="of:=[.$B$44]+[.$B$46]*([.O282]-[.$B$45])/[.$B$47]" office:value-type="float" office:value="27.429" calcext:value-type="float">
            <text:p>27.429</text:p>
          </table:table-cell>
          <table:table-cell table:formula="of:=TRUNC([.Q282];2)" office:value-type="float" office:value="27.42" calcext:value-type="float">
            <text:p>27.42</text:p>
          </table:table-cell>
          <table:table-cell table:formula="of:=[.R282]-[.K282]" office:value-type="float" office:value="-0.00899999999992929" calcext:value-type="float">
            <text:p>-0.008999999999929</text:p>
          </table:table-cell>
          <table:table-cell table:number-columns-repeated="1005"/>
        </table:table-row>
        <table:table-row table:style-name="ro1">
          <table:table-cell table:formula="of:=[.A282]-[.$B$46]" office:value-type="float" office:value="-27.8159999999999" calcext:value-type="float">
            <text:p>-27.8159999999999</text:p>
          </table:table-cell>
          <table:table-cell table:formula="of:=((0.01*[.A283]/[.$F$4])+(1.25/[.$F$4])*(([.$F$3]+[.$F$4])/([.$F$5]+[.$F$3])))*1000" office:value-type="float" office:value="4.31037037037039" calcext:value-type="float">
            <text:p>4.31037037037039</text:p>
          </table:table-cell>
          <table:table-cell table:formula="of:=ROUND((([.B283]/1000)*[.$F$10]*[.$H$12])-[.$H$11];5)" office:value-type="float" office:value="0.25603" calcext:value-type="float">
            <text:p>0.25603</text:p>
          </table:table-cell>
          <table:table-cell table:formula="of:=INT([.C283]/([.$F$20]/[.$G$21]))" office:value-type="float" office:value="317" calcext:value-type="float">
            <text:p>317</text:p>
          </table:table-cell>
          <table:table-cell table:formula="of:=[.$G$22]*INT([.C283]/([.$G$22]*[.$F$20]/[.$G$21]))" office:value-type="float" office:value="312" calcext:value-type="float">
            <text:p>312</text:p>
          </table:table-cell>
          <table:table-cell table:formula="of:=[.E282]-[.E283]" office:value-type="float" office:value="8" calcext:value-type="float">
            <text:p>8</text:p>
          </table:table-cell>
          <table:table-cell table:formula="of:=[.$B$44]+[.$B$46]*([.E283]-[.$B$45])/[.$B$47]" office:value-type="float" office:value="-27.816" calcext:value-type="float">
            <text:p>-27.816</text:p>
          </table:table-cell>
          <table:table-cell table:formula="of:=TRUNC([.G283];2)" office:value-type="float" office:value="-27.81" calcext:value-type="float">
            <text:p>-27.81</text:p>
          </table:table-cell>
          <table:table-cell table:formula="of:=[.H283]-[.A283]" office:value-type="float" office:value="0.00599999999992917" calcext:value-type="float">
            <text:p>0.005999999999929</text:p>
          </table:table-cell>
          <table:table-cell/>
          <table:table-cell table:formula="of:=[.K282]+[.$B$46]" office:value-type="float" office:value="27.5559999999999" calcext:value-type="float">
            <text:p>27.5559999999999</text:p>
          </table:table-cell>
          <table:table-cell table:formula="of:=((0.01*[.K283]/[.$F$4])+(1.25/[.$F$4])*(([.$F$3]+[.$F$4])/([.$F$5]+[.$F$3])))*1000" office:value-type="float" office:value="19.6914814814815" calcext:value-type="float">
            <text:p>19.6914814814815</text:p>
          </table:table-cell>
          <table:table-cell table:formula="of:=ROUND((([.L283]/1000)*[.$F$10]*[.$H$12])-[.$H$11];5)" office:value-type="float" office:value="3.0666" calcext:value-type="float">
            <text:p>3.0666</text:p>
          </table:table-cell>
          <table:table-cell table:formula="of:=INT([.M283]/([.$F$20]/[.$G$21]))" office:value-type="float" office:value="3806" calcext:value-type="float">
            <text:p>3806</text:p>
          </table:table-cell>
          <table:table-cell table:formula="of:=[.$G$22]*INT([.M283]/([.$G$22]*[.$F$20]/[.$G$21]))" office:value-type="float" office:value="3800" calcext:value-type="float">
            <text:p>3800</text:p>
          </table:table-cell>
          <table:table-cell table:formula="of:=[.O283]-[.O282]" office:value-type="float" office:value="8" calcext:value-type="float">
            <text:p>8</text:p>
          </table:table-cell>
          <table:table-cell table:formula="of:=[.$B$44]+[.$B$46]*([.O283]-[.$B$45])/[.$B$47]" office:value-type="float" office:value="27.556" calcext:value-type="float">
            <text:p>27.556</text:p>
          </table:table-cell>
          <table:table-cell table:formula="of:=TRUNC([.Q283];2)" office:value-type="float" office:value="27.55" calcext:value-type="float">
            <text:p>27.55</text:p>
          </table:table-cell>
          <table:table-cell table:formula="of:=[.R283]-[.K283]" office:value-type="float" office:value="-0.00599999999992917" calcext:value-type="float">
            <text:p>-0.005999999999929</text:p>
          </table:table-cell>
          <table:table-cell table:number-columns-repeated="1005"/>
        </table:table-row>
        <table:table-row table:style-name="ro1">
          <table:table-cell table:formula="of:=[.A283]-[.$B$46]" office:value-type="float" office:value="-27.9429999999999" calcext:value-type="float">
            <text:p>-27.9429999999999</text:p>
          </table:table-cell>
          <table:table-cell table:formula="of:=((0.01*[.A284]/[.$F$4])+(1.25/[.$F$4])*(([.$F$3]+[.$F$4])/([.$F$5]+[.$F$3])))*1000" office:value-type="float" office:value="4.27509259259261" calcext:value-type="float">
            <text:p>4.27509259259261</text:p>
          </table:table-cell>
          <table:table-cell table:formula="of:=ROUND((([.B284]/1000)*[.$F$10]*[.$H$12])-[.$H$11];5)" office:value-type="float" office:value="0.24958" calcext:value-type="float">
            <text:p>0.24958</text:p>
          </table:table-cell>
          <table:table-cell table:formula="of:=INT([.C284]/([.$F$20]/[.$G$21]))" office:value-type="float" office:value="309" calcext:value-type="float">
            <text:p>309</text:p>
          </table:table-cell>
          <table:table-cell table:formula="of:=[.$G$22]*INT([.C284]/([.$G$22]*[.$F$20]/[.$G$21]))" office:value-type="float" office:value="304" calcext:value-type="float">
            <text:p>304</text:p>
          </table:table-cell>
          <table:table-cell table:formula="of:=[.E283]-[.E284]" office:value-type="float" office:value="8" calcext:value-type="float">
            <text:p>8</text:p>
          </table:table-cell>
          <table:table-cell table:formula="of:=[.$B$44]+[.$B$46]*([.E284]-[.$B$45])/[.$B$47]" office:value-type="float" office:value="-27.943" calcext:value-type="float">
            <text:p>-27.943</text:p>
          </table:table-cell>
          <table:table-cell table:formula="of:=TRUNC([.G284];2)" office:value-type="float" office:value="-27.94" calcext:value-type="float">
            <text:p>-27.94</text:p>
          </table:table-cell>
          <table:table-cell table:formula="of:=[.H284]-[.A284]" office:value-type="float" office:value="0.00299999999992551" calcext:value-type="float">
            <text:p>0.002999999999926</text:p>
          </table:table-cell>
          <table:table-cell/>
          <table:table-cell table:formula="of:=[.K283]+[.$B$46]" office:value-type="float" office:value="27.6829999999999" calcext:value-type="float">
            <text:p>27.6829999999999</text:p>
          </table:table-cell>
          <table:table-cell table:formula="of:=((0.01*[.K284]/[.$F$4])+(1.25/[.$F$4])*(([.$F$3]+[.$F$4])/([.$F$5]+[.$F$3])))*1000" office:value-type="float" office:value="19.7267592592592" calcext:value-type="float">
            <text:p>19.7267592592592</text:p>
          </table:table-cell>
          <table:table-cell table:formula="of:=ROUND((([.L284]/1000)*[.$F$10]*[.$H$12])-[.$H$11];5)" office:value-type="float" office:value="3.07305" calcext:value-type="float">
            <text:p>3.07305</text:p>
          </table:table-cell>
          <table:table-cell table:formula="of:=INT([.M284]/([.$F$20]/[.$G$21]))" office:value-type="float" office:value="3814" calcext:value-type="float">
            <text:p>3814</text:p>
          </table:table-cell>
          <table:table-cell table:formula="of:=[.$G$22]*INT([.M284]/([.$G$22]*[.$F$20]/[.$G$21]))" office:value-type="float" office:value="3808" calcext:value-type="float">
            <text:p>3808</text:p>
          </table:table-cell>
          <table:table-cell table:formula="of:=[.O284]-[.O283]" office:value-type="float" office:value="8" calcext:value-type="float">
            <text:p>8</text:p>
          </table:table-cell>
          <table:table-cell table:formula="of:=[.$B$44]+[.$B$46]*([.O284]-[.$B$45])/[.$B$47]" office:value-type="float" office:value="27.683" calcext:value-type="float">
            <text:p>27.683</text:p>
          </table:table-cell>
          <table:table-cell table:formula="of:=TRUNC([.Q284];2)" office:value-type="float" office:value="27.68" calcext:value-type="float">
            <text:p>27.68</text:p>
          </table:table-cell>
          <table:table-cell table:formula="of:=[.R284]-[.K284]" office:value-type="float" office:value="-0.00299999999992906" calcext:value-type="float">
            <text:p>-0.002999999999929</text:p>
          </table:table-cell>
          <table:table-cell table:number-columns-repeated="1005"/>
        </table:table-row>
        <table:table-row table:style-name="ro1">
          <table:table-cell table:formula="of:=[.A284]-[.$B$46]" office:value-type="float" office:value="-28.0699999999999" calcext:value-type="float">
            <text:p>-28.0699999999999</text:p>
          </table:table-cell>
          <table:table-cell table:formula="of:=((0.01*[.A285]/[.$F$4])+(1.25/[.$F$4])*(([.$F$3]+[.$F$4])/([.$F$5]+[.$F$3])))*1000" office:value-type="float" office:value="4.23981481481484" calcext:value-type="float">
            <text:p>4.23981481481484</text:p>
          </table:table-cell>
          <table:table-cell table:formula="of:=ROUND((([.B285]/1000)*[.$F$10]*[.$H$12])-[.$H$11];5)" office:value-type="float" office:value="0.24314" calcext:value-type="float">
            <text:p>0.24314</text:p>
          </table:table-cell>
          <table:table-cell table:formula="of:=INT([.C285]/([.$F$20]/[.$G$21]))" office:value-type="float" office:value="301" calcext:value-type="float">
            <text:p>301</text:p>
          </table:table-cell>
          <table:table-cell table:formula="of:=[.$G$22]*INT([.C285]/([.$G$22]*[.$F$20]/[.$G$21]))" office:value-type="float" office:value="296" calcext:value-type="float">
            <text:p>296</text:p>
          </table:table-cell>
          <table:table-cell table:formula="of:=[.E284]-[.E285]" office:value-type="float" office:value="8" calcext:value-type="float">
            <text:p>8</text:p>
          </table:table-cell>
          <table:table-cell table:formula="of:=[.$B$44]+[.$B$46]*([.E285]-[.$B$45])/[.$B$47]" office:value-type="float" office:value="-28.07" calcext:value-type="float">
            <text:p>-28.07</text:p>
          </table:table-cell>
          <table:table-cell table:formula="of:=TRUNC([.G285];2)" office:value-type="float" office:value="-28.07" calcext:value-type="float">
            <text:p>-28.07</text:p>
          </table:table-cell>
          <table:table-cell table:formula="of:=[.H285]-[.A285]" office:value-type="float" office:value="0" calcext:value-type="float">
            <text:p>0</text:p>
          </table:table-cell>
          <table:table-cell/>
          <table:table-cell table:formula="of:=[.K284]+[.$B$46]" office:value-type="float" office:value="27.8099999999999" calcext:value-type="float">
            <text:p>27.8099999999999</text:p>
          </table:table-cell>
          <table:table-cell table:formula="of:=((0.01*[.K285]/[.$F$4])+(1.25/[.$F$4])*(([.$F$3]+[.$F$4])/([.$F$5]+[.$F$3])))*1000" office:value-type="float" office:value="19.762037037037" calcext:value-type="float">
            <text:p>19.762037037037</text:p>
          </table:table-cell>
          <table:table-cell table:formula="of:=ROUND((([.L285]/1000)*[.$F$10]*[.$H$12])-[.$H$11];5)" office:value-type="float" office:value="3.07949" calcext:value-type="float">
            <text:p>3.07949</text:p>
          </table:table-cell>
          <table:table-cell table:formula="of:=INT([.M285]/([.$F$20]/[.$G$21]))" office:value-type="float" office:value="3822" calcext:value-type="float">
            <text:p>3822</text:p>
          </table:table-cell>
          <table:table-cell table:formula="of:=[.$G$22]*INT([.M285]/([.$G$22]*[.$F$20]/[.$G$21]))" office:value-type="float" office:value="3816" calcext:value-type="float">
            <text:p>3816</text:p>
          </table:table-cell>
          <table:table-cell table:formula="of:=[.O285]-[.O284]" office:value-type="float" office:value="8" calcext:value-type="float">
            <text:p>8</text:p>
          </table:table-cell>
          <table:table-cell table:formula="of:=[.$B$44]+[.$B$46]*([.O285]-[.$B$45])/[.$B$47]" office:value-type="float" office:value="27.81" calcext:value-type="float">
            <text:p>27.81</text:p>
          </table:table-cell>
          <table:table-cell table:formula="of:=TRUNC([.Q285];2)" office:value-type="float" office:value="27.81" calcext:value-type="float">
            <text:p>27.81</text:p>
          </table:table-cell>
          <table:table-cell table:formula="of:=[.R285]-[.K28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85]-[.$B$46]" office:value-type="float" office:value="-28.1969999999999" calcext:value-type="float">
            <text:p>-28.1969999999999</text:p>
          </table:table-cell>
          <table:table-cell table:formula="of:=((0.01*[.A286]/[.$F$4])+(1.25/[.$F$4])*(([.$F$3]+[.$F$4])/([.$F$5]+[.$F$3])))*1000" office:value-type="float" office:value="4.20453703703706" calcext:value-type="float">
            <text:p>4.20453703703706</text:p>
          </table:table-cell>
          <table:table-cell table:formula="of:=ROUND((([.B286]/1000)*[.$F$10]*[.$H$12])-[.$H$11];5)" office:value-type="float" office:value="0.23669" calcext:value-type="float">
            <text:p>0.23669</text:p>
          </table:table-cell>
          <table:table-cell table:formula="of:=INT([.C286]/([.$F$20]/[.$G$21]))" office:value-type="float" office:value="293" calcext:value-type="float">
            <text:p>293</text:p>
          </table:table-cell>
          <table:table-cell table:formula="of:=[.$G$22]*INT([.C286]/([.$G$22]*[.$F$20]/[.$G$21]))" office:value-type="float" office:value="288" calcext:value-type="float">
            <text:p>288</text:p>
          </table:table-cell>
          <table:table-cell table:formula="of:=[.E285]-[.E286]" office:value-type="float" office:value="8" calcext:value-type="float">
            <text:p>8</text:p>
          </table:table-cell>
          <table:table-cell table:formula="of:=[.$B$44]+[.$B$46]*([.E286]-[.$B$45])/[.$B$47]" office:value-type="float" office:value="-28.197" calcext:value-type="float">
            <text:p>-28.197</text:p>
          </table:table-cell>
          <table:table-cell table:formula="of:=TRUNC([.G286];2)" office:value-type="float" office:value="-28.19" calcext:value-type="float">
            <text:p>-28.19</text:p>
          </table:table-cell>
          <table:table-cell table:formula="of:=[.H286]-[.A286]" office:value-type="float" office:value="0.00699999999992329" calcext:value-type="float">
            <text:p>0.006999999999923</text:p>
          </table:table-cell>
          <table:table-cell/>
          <table:table-cell table:formula="of:=[.K285]+[.$B$46]" office:value-type="float" office:value="27.9369999999999" calcext:value-type="float">
            <text:p>27.9369999999999</text:p>
          </table:table-cell>
          <table:table-cell table:formula="of:=((0.01*[.K286]/[.$F$4])+(1.25/[.$F$4])*(([.$F$3]+[.$F$4])/([.$F$5]+[.$F$3])))*1000" office:value-type="float" office:value="19.7973148148148" calcext:value-type="float">
            <text:p>19.7973148148148</text:p>
          </table:table-cell>
          <table:table-cell table:formula="of:=ROUND((([.L286]/1000)*[.$F$10]*[.$H$12])-[.$H$11];5)" office:value-type="float" office:value="3.08594" calcext:value-type="float">
            <text:p>3.08594</text:p>
          </table:table-cell>
          <table:table-cell table:formula="of:=INT([.M286]/([.$F$20]/[.$G$21]))" office:value-type="float" office:value="3830" calcext:value-type="float">
            <text:p>3830</text:p>
          </table:table-cell>
          <table:table-cell table:formula="of:=[.$G$22]*INT([.M286]/([.$G$22]*[.$F$20]/[.$G$21]))" office:value-type="float" office:value="3824" calcext:value-type="float">
            <text:p>3824</text:p>
          </table:table-cell>
          <table:table-cell table:formula="of:=[.O286]-[.O285]" office:value-type="float" office:value="8" calcext:value-type="float">
            <text:p>8</text:p>
          </table:table-cell>
          <table:table-cell table:formula="of:=[.$B$44]+[.$B$46]*([.O286]-[.$B$45])/[.$B$47]" office:value-type="float" office:value="27.937" calcext:value-type="float">
            <text:p>27.937</text:p>
          </table:table-cell>
          <table:table-cell table:formula="of:=TRUNC([.Q286];2)" office:value-type="float" office:value="27.93" calcext:value-type="float">
            <text:p>27.93</text:p>
          </table:table-cell>
          <table:table-cell table:formula="of:=[.R286]-[.K286]" office:value-type="float" office:value="-0.00699999999992684" calcext:value-type="float">
            <text:p>-0.006999999999927</text:p>
          </table:table-cell>
          <table:table-cell table:number-columns-repeated="1005"/>
        </table:table-row>
        <table:table-row table:style-name="ro1">
          <table:table-cell table:formula="of:=[.A286]-[.$B$46]" office:value-type="float" office:value="-28.3239999999999" calcext:value-type="float">
            <text:p>-28.3239999999999</text:p>
          </table:table-cell>
          <table:table-cell table:formula="of:=((0.01*[.A287]/[.$F$4])+(1.25/[.$F$4])*(([.$F$3]+[.$F$4])/([.$F$5]+[.$F$3])))*1000" office:value-type="float" office:value="4.16925925925928" calcext:value-type="float">
            <text:p>4.16925925925928</text:p>
          </table:table-cell>
          <table:table-cell table:formula="of:=ROUND((([.B287]/1000)*[.$F$10]*[.$H$12])-[.$H$11];5)" office:value-type="float" office:value="0.23024" calcext:value-type="float">
            <text:p>0.23024</text:p>
          </table:table-cell>
          <table:table-cell table:formula="of:=INT([.C287]/([.$F$20]/[.$G$21]))" office:value-type="float" office:value="285" calcext:value-type="float">
            <text:p>285</text:p>
          </table:table-cell>
          <table:table-cell table:formula="of:=[.$G$22]*INT([.C287]/([.$G$22]*[.$F$20]/[.$G$21]))" office:value-type="float" office:value="280" calcext:value-type="float">
            <text:p>280</text:p>
          </table:table-cell>
          <table:table-cell table:formula="of:=[.E286]-[.E287]" office:value-type="float" office:value="8" calcext:value-type="float">
            <text:p>8</text:p>
          </table:table-cell>
          <table:table-cell table:formula="of:=[.$B$44]+[.$B$46]*([.E287]-[.$B$45])/[.$B$47]" office:value-type="float" office:value="-28.324" calcext:value-type="float">
            <text:p>-28.324</text:p>
          </table:table-cell>
          <table:table-cell table:formula="of:=TRUNC([.G287];2)" office:value-type="float" office:value="-28.32" calcext:value-type="float">
            <text:p>-28.32</text:p>
          </table:table-cell>
          <table:table-cell table:formula="of:=[.H287]-[.A287]" office:value-type="float" office:value="0.00399999999992318" calcext:value-type="float">
            <text:p>0.003999999999923</text:p>
          </table:table-cell>
          <table:table-cell/>
          <table:table-cell table:formula="of:=[.K286]+[.$B$46]" office:value-type="float" office:value="28.0639999999999" calcext:value-type="float">
            <text:p>28.0639999999999</text:p>
          </table:table-cell>
          <table:table-cell table:formula="of:=((0.01*[.K287]/[.$F$4])+(1.25/[.$F$4])*(([.$F$3]+[.$F$4])/([.$F$5]+[.$F$3])))*1000" office:value-type="float" office:value="19.8325925925926" calcext:value-type="float">
            <text:p>19.8325925925926</text:p>
          </table:table-cell>
          <table:table-cell table:formula="of:=ROUND((([.L287]/1000)*[.$F$10]*[.$H$12])-[.$H$11];5)" office:value-type="float" office:value="3.09239" calcext:value-type="float">
            <text:p>3.09239</text:p>
          </table:table-cell>
          <table:table-cell table:formula="of:=INT([.M287]/([.$F$20]/[.$G$21]))" office:value-type="float" office:value="3838" calcext:value-type="float">
            <text:p>3838</text:p>
          </table:table-cell>
          <table:table-cell table:formula="of:=[.$G$22]*INT([.M287]/([.$G$22]*[.$F$20]/[.$G$21]))" office:value-type="float" office:value="3832" calcext:value-type="float">
            <text:p>3832</text:p>
          </table:table-cell>
          <table:table-cell table:formula="of:=[.O287]-[.O286]" office:value-type="float" office:value="8" calcext:value-type="float">
            <text:p>8</text:p>
          </table:table-cell>
          <table:table-cell table:formula="of:=[.$B$44]+[.$B$46]*([.O287]-[.$B$45])/[.$B$47]" office:value-type="float" office:value="28.064" calcext:value-type="float">
            <text:p>28.064</text:p>
          </table:table-cell>
          <table:table-cell table:formula="of:=TRUNC([.Q287];2)" office:value-type="float" office:value="28.06" calcext:value-type="float">
            <text:p>28.06</text:p>
          </table:table-cell>
          <table:table-cell table:formula="of:=[.R287]-[.K287]" office:value-type="float" office:value="-0.00399999999992673" calcext:value-type="float">
            <text:p>-0.003999999999927</text:p>
          </table:table-cell>
          <table:table-cell table:number-columns-repeated="1005"/>
        </table:table-row>
        <table:table-row table:style-name="ro1">
          <table:table-cell table:formula="of:=[.A287]-[.$B$46]" office:value-type="float" office:value="-28.4509999999999" calcext:value-type="float">
            <text:p>-28.4509999999999</text:p>
          </table:table-cell>
          <table:table-cell table:formula="of:=((0.01*[.A288]/[.$F$4])+(1.25/[.$F$4])*(([.$F$3]+[.$F$4])/([.$F$5]+[.$F$3])))*1000" office:value-type="float" office:value="4.13398148148151" calcext:value-type="float">
            <text:p>4.13398148148151</text:p>
          </table:table-cell>
          <table:table-cell table:formula="of:=ROUND((([.B288]/1000)*[.$F$10]*[.$H$12])-[.$H$11];5)" office:value-type="float" office:value="0.2238" calcext:value-type="float">
            <text:p>0.2238</text:p>
          </table:table-cell>
          <table:table-cell table:formula="of:=INT([.C288]/([.$F$20]/[.$G$21]))" office:value-type="float" office:value="277" calcext:value-type="float">
            <text:p>277</text:p>
          </table:table-cell>
          <table:table-cell table:formula="of:=[.$G$22]*INT([.C288]/([.$G$22]*[.$F$20]/[.$G$21]))" office:value-type="float" office:value="272" calcext:value-type="float">
            <text:p>272</text:p>
          </table:table-cell>
          <table:table-cell table:formula="of:=[.E287]-[.E288]" office:value-type="float" office:value="8" calcext:value-type="float">
            <text:p>8</text:p>
          </table:table-cell>
          <table:table-cell table:formula="of:=[.$B$44]+[.$B$46]*([.E288]-[.$B$45])/[.$B$47]" office:value-type="float" office:value="-28.451" calcext:value-type="float">
            <text:p>-28.451</text:p>
          </table:table-cell>
          <table:table-cell table:formula="of:=TRUNC([.G288];2)" office:value-type="float" office:value="-28.45" calcext:value-type="float">
            <text:p>-28.45</text:p>
          </table:table-cell>
          <table:table-cell table:formula="of:=[.H288]-[.A288]" office:value-type="float" office:value="0.000999999999923062" calcext:value-type="float">
            <text:p>0.000999999999923</text:p>
          </table:table-cell>
          <table:table-cell/>
          <table:table-cell table:formula="of:=[.K287]+[.$B$46]" office:value-type="float" office:value="28.1909999999999" calcext:value-type="float">
            <text:p>28.1909999999999</text:p>
          </table:table-cell>
          <table:table-cell table:formula="of:=((0.01*[.K288]/[.$F$4])+(1.25/[.$F$4])*(([.$F$3]+[.$F$4])/([.$F$5]+[.$F$3])))*1000" office:value-type="float" office:value="19.8678703703704" calcext:value-type="float">
            <text:p>19.8678703703704</text:p>
          </table:table-cell>
          <table:table-cell table:formula="of:=ROUND((([.L288]/1000)*[.$F$10]*[.$H$12])-[.$H$11];5)" office:value-type="float" office:value="3.09883" calcext:value-type="float">
            <text:p>3.09883</text:p>
          </table:table-cell>
          <table:table-cell table:formula="of:=INT([.M288]/([.$F$20]/[.$G$21]))" office:value-type="float" office:value="3846" calcext:value-type="float">
            <text:p>3846</text:p>
          </table:table-cell>
          <table:table-cell table:formula="of:=[.$G$22]*INT([.M288]/([.$G$22]*[.$F$20]/[.$G$21]))" office:value-type="float" office:value="3840" calcext:value-type="float">
            <text:p>3840</text:p>
          </table:table-cell>
          <table:table-cell table:formula="of:=[.O288]-[.O287]" office:value-type="float" office:value="8" calcext:value-type="float">
            <text:p>8</text:p>
          </table:table-cell>
          <table:table-cell table:formula="of:=[.$B$44]+[.$B$46]*([.O288]-[.$B$45])/[.$B$47]" office:value-type="float" office:value="28.191" calcext:value-type="float">
            <text:p>28.191</text:p>
          </table:table-cell>
          <table:table-cell table:formula="of:=TRUNC([.Q288];2)" office:value-type="float" office:value="28.19" calcext:value-type="float">
            <text:p>28.19</text:p>
          </table:table-cell>
          <table:table-cell table:formula="of:=[.R288]-[.K288]" office:value-type="float" office:value="-0.000999999999923062" calcext:value-type="float">
            <text:p>-0.000999999999923</text:p>
          </table:table-cell>
          <table:table-cell table:number-columns-repeated="1005"/>
        </table:table-row>
        <table:table-row table:style-name="ro1">
          <table:table-cell table:formula="of:=[.A288]-[.$B$46]" office:value-type="float" office:value="-28.5779999999999" calcext:value-type="float">
            <text:p>-28.5779999999999</text:p>
          </table:table-cell>
          <table:table-cell table:formula="of:=((0.01*[.A289]/[.$F$4])+(1.25/[.$F$4])*(([.$F$3]+[.$F$4])/([.$F$5]+[.$F$3])))*1000" office:value-type="float" office:value="4.09870370370373" calcext:value-type="float">
            <text:p>4.09870370370373</text:p>
          </table:table-cell>
          <table:table-cell table:formula="of:=ROUND((([.B289]/1000)*[.$F$10]*[.$H$12])-[.$H$11];5)" office:value-type="float" office:value="0.21735" calcext:value-type="float">
            <text:p>0.21735</text:p>
          </table:table-cell>
          <table:table-cell table:formula="of:=INT([.C289]/([.$F$20]/[.$G$21]))" office:value-type="float" office:value="269" calcext:value-type="float">
            <text:p>269</text:p>
          </table:table-cell>
          <table:table-cell table:formula="of:=[.$G$22]*INT([.C289]/([.$G$22]*[.$F$20]/[.$G$21]))" office:value-type="float" office:value="264" calcext:value-type="float">
            <text:p>264</text:p>
          </table:table-cell>
          <table:table-cell table:formula="of:=[.E288]-[.E289]" office:value-type="float" office:value="8" calcext:value-type="float">
            <text:p>8</text:p>
          </table:table-cell>
          <table:table-cell table:formula="of:=[.$B$44]+[.$B$46]*([.E289]-[.$B$45])/[.$B$47]" office:value-type="float" office:value="-28.578" calcext:value-type="float">
            <text:p>-28.578</text:p>
          </table:table-cell>
          <table:table-cell table:formula="of:=TRUNC([.G289];2)" office:value-type="float" office:value="-28.57" calcext:value-type="float">
            <text:p>-28.57</text:p>
          </table:table-cell>
          <table:table-cell table:formula="of:=[.H289]-[.A289]" office:value-type="float" office:value="0.00799999999992096" calcext:value-type="float">
            <text:p>0.007999999999921</text:p>
          </table:table-cell>
          <table:table-cell/>
          <table:table-cell table:formula="of:=[.K288]+[.$B$46]" office:value-type="float" office:value="28.3179999999999" calcext:value-type="float">
            <text:p>28.3179999999999</text:p>
          </table:table-cell>
          <table:table-cell table:formula="of:=((0.01*[.K289]/[.$F$4])+(1.25/[.$F$4])*(([.$F$3]+[.$F$4])/([.$F$5]+[.$F$3])))*1000" office:value-type="float" office:value="19.9031481481481" calcext:value-type="float">
            <text:p>19.9031481481481</text:p>
          </table:table-cell>
          <table:table-cell table:formula="of:=ROUND((([.L289]/1000)*[.$F$10]*[.$H$12])-[.$H$11];5)" office:value-type="float" office:value="3.10528" calcext:value-type="float">
            <text:p>3.10528</text:p>
          </table:table-cell>
          <table:table-cell table:formula="of:=INT([.M289]/([.$F$20]/[.$G$21]))" office:value-type="float" office:value="3854" calcext:value-type="float">
            <text:p>3854</text:p>
          </table:table-cell>
          <table:table-cell table:formula="of:=[.$G$22]*INT([.M289]/([.$G$22]*[.$F$20]/[.$G$21]))" office:value-type="float" office:value="3848" calcext:value-type="float">
            <text:p>3848</text:p>
          </table:table-cell>
          <table:table-cell table:formula="of:=[.O289]-[.O288]" office:value-type="float" office:value="8" calcext:value-type="float">
            <text:p>8</text:p>
          </table:table-cell>
          <table:table-cell table:formula="of:=[.$B$44]+[.$B$46]*([.O289]-[.$B$45])/[.$B$47]" office:value-type="float" office:value="28.318" calcext:value-type="float">
            <text:p>28.318</text:p>
          </table:table-cell>
          <table:table-cell table:formula="of:=TRUNC([.Q289];2)" office:value-type="float" office:value="28.31" calcext:value-type="float">
            <text:p>28.31</text:p>
          </table:table-cell>
          <table:table-cell table:formula="of:=[.R289]-[.K289]" office:value-type="float" office:value="-0.00799999999992451" calcext:value-type="float">
            <text:p>-0.007999999999925</text:p>
          </table:table-cell>
          <table:table-cell table:number-columns-repeated="1005"/>
        </table:table-row>
        <table:table-row table:style-name="ro1">
          <table:table-cell table:formula="of:=[.A289]-[.$B$46]" office:value-type="float" office:value="-28.7049999999999" calcext:value-type="float">
            <text:p>-28.7049999999999</text:p>
          </table:table-cell>
          <table:table-cell table:formula="of:=((0.01*[.A290]/[.$F$4])+(1.25/[.$F$4])*(([.$F$3]+[.$F$4])/([.$F$5]+[.$F$3])))*1000" office:value-type="float" office:value="4.06342592592595" calcext:value-type="float">
            <text:p>4.06342592592595</text:p>
          </table:table-cell>
          <table:table-cell table:formula="of:=ROUND((([.B290]/1000)*[.$F$10]*[.$H$12])-[.$H$11];5)" office:value-type="float" office:value="0.2109" calcext:value-type="float">
            <text:p>0.2109</text:p>
          </table:table-cell>
          <table:table-cell table:formula="of:=INT([.C290]/([.$F$20]/[.$G$21]))" office:value-type="float" office:value="261" calcext:value-type="float">
            <text:p>261</text:p>
          </table:table-cell>
          <table:table-cell table:formula="of:=[.$G$22]*INT([.C290]/([.$G$22]*[.$F$20]/[.$G$21]))" office:value-type="float" office:value="256" calcext:value-type="float">
            <text:p>256</text:p>
          </table:table-cell>
          <table:table-cell table:formula="of:=[.E289]-[.E290]" office:value-type="float" office:value="8" calcext:value-type="float">
            <text:p>8</text:p>
          </table:table-cell>
          <table:table-cell table:formula="of:=[.$B$44]+[.$B$46]*([.E290]-[.$B$45])/[.$B$47]" office:value-type="float" office:value="-28.705" calcext:value-type="float">
            <text:p>-28.705</text:p>
          </table:table-cell>
          <table:table-cell table:formula="of:=TRUNC([.G290];2)" office:value-type="float" office:value="-28.7" calcext:value-type="float">
            <text:p>-28.7</text:p>
          </table:table-cell>
          <table:table-cell table:formula="of:=[.H290]-[.A290]" office:value-type="float" office:value="0.00499999999992085" calcext:value-type="float">
            <text:p>0.004999999999921</text:p>
          </table:table-cell>
          <table:table-cell/>
          <table:table-cell table:formula="of:=[.K289]+[.$B$46]" office:value-type="float" office:value="28.4449999999999" calcext:value-type="float">
            <text:p>28.4449999999999</text:p>
          </table:table-cell>
          <table:table-cell table:formula="of:=((0.01*[.K290]/[.$F$4])+(1.25/[.$F$4])*(([.$F$3]+[.$F$4])/([.$F$5]+[.$F$3])))*1000" office:value-type="float" office:value="19.9384259259259" calcext:value-type="float">
            <text:p>19.9384259259259</text:p>
          </table:table-cell>
          <table:table-cell table:formula="of:=ROUND((([.L290]/1000)*[.$F$10]*[.$H$12])-[.$H$11];5)" office:value-type="float" office:value="3.11173" calcext:value-type="float">
            <text:p>3.11173</text:p>
          </table:table-cell>
          <table:table-cell table:formula="of:=INT([.M290]/([.$F$20]/[.$G$21]))" office:value-type="float" office:value="3862" calcext:value-type="float">
            <text:p>3862</text:p>
          </table:table-cell>
          <table:table-cell table:formula="of:=[.$G$22]*INT([.M290]/([.$G$22]*[.$F$20]/[.$G$21]))" office:value-type="float" office:value="3856" calcext:value-type="float">
            <text:p>3856</text:p>
          </table:table-cell>
          <table:table-cell table:formula="of:=[.O290]-[.O289]" office:value-type="float" office:value="8" calcext:value-type="float">
            <text:p>8</text:p>
          </table:table-cell>
          <table:table-cell table:formula="of:=[.$B$44]+[.$B$46]*([.O290]-[.$B$45])/[.$B$47]" office:value-type="float" office:value="28.445" calcext:value-type="float">
            <text:p>28.445</text:p>
          </table:table-cell>
          <table:table-cell table:formula="of:=TRUNC([.Q290];2)" office:value-type="float" office:value="28.44" calcext:value-type="float">
            <text:p>28.44</text:p>
          </table:table-cell>
          <table:table-cell table:formula="of:=[.R290]-[.K290]" office:value-type="float" office:value="-0.00499999999992085" calcext:value-type="float">
            <text:p>-0.004999999999921</text:p>
          </table:table-cell>
          <table:table-cell table:number-columns-repeated="1005"/>
        </table:table-row>
        <table:table-row table:style-name="ro1">
          <table:table-cell table:formula="of:=[.A290]-[.$B$46]" office:value-type="float" office:value="-28.8319999999999" calcext:value-type="float">
            <text:p>-28.8319999999999</text:p>
          </table:table-cell>
          <table:table-cell table:formula="of:=((0.01*[.A291]/[.$F$4])+(1.25/[.$F$4])*(([.$F$3]+[.$F$4])/([.$F$5]+[.$F$3])))*1000" office:value-type="float" office:value="4.02814814814817" calcext:value-type="float">
            <text:p>4.02814814814817</text:p>
          </table:table-cell>
          <table:table-cell table:formula="of:=ROUND((([.B291]/1000)*[.$F$10]*[.$H$12])-[.$H$11];5)" office:value-type="float" office:value="0.20446" calcext:value-type="float">
            <text:p>0.20446</text:p>
          </table:table-cell>
          <table:table-cell table:formula="of:=INT([.C291]/([.$F$20]/[.$G$21]))" office:value-type="float" office:value="253" calcext:value-type="float">
            <text:p>253</text:p>
          </table:table-cell>
          <table:table-cell table:formula="of:=[.$G$22]*INT([.C291]/([.$G$22]*[.$F$20]/[.$G$21]))" office:value-type="float" office:value="248" calcext:value-type="float">
            <text:p>248</text:p>
          </table:table-cell>
          <table:table-cell table:formula="of:=[.E290]-[.E291]" office:value-type="float" office:value="8" calcext:value-type="float">
            <text:p>8</text:p>
          </table:table-cell>
          <table:table-cell table:formula="of:=[.$B$44]+[.$B$46]*([.E291]-[.$B$45])/[.$B$47]" office:value-type="float" office:value="-28.832" calcext:value-type="float">
            <text:p>-28.832</text:p>
          </table:table-cell>
          <table:table-cell table:formula="of:=TRUNC([.G291];2)" office:value-type="float" office:value="-28.83" calcext:value-type="float">
            <text:p>-28.83</text:p>
          </table:table-cell>
          <table:table-cell table:formula="of:=[.H291]-[.A291]" office:value-type="float" office:value="0.00199999999992073" calcext:value-type="float">
            <text:p>0.001999999999921</text:p>
          </table:table-cell>
          <table:table-cell/>
          <table:table-cell table:formula="of:=[.K290]+[.$B$46]" office:value-type="float" office:value="28.5719999999999" calcext:value-type="float">
            <text:p>28.5719999999999</text:p>
          </table:table-cell>
          <table:table-cell table:formula="of:=((0.01*[.K291]/[.$F$4])+(1.25/[.$F$4])*(([.$F$3]+[.$F$4])/([.$F$5]+[.$F$3])))*1000" office:value-type="float" office:value="19.9737037037037" calcext:value-type="float">
            <text:p>19.9737037037037</text:p>
          </table:table-cell>
          <table:table-cell table:formula="of:=ROUND((([.L291]/1000)*[.$F$10]*[.$H$12])-[.$H$11];5)" office:value-type="float" office:value="3.11817" calcext:value-type="float">
            <text:p>3.11817</text:p>
          </table:table-cell>
          <table:table-cell table:formula="of:=INT([.M291]/([.$F$20]/[.$G$21]))" office:value-type="float" office:value="3870" calcext:value-type="float">
            <text:p>3870</text:p>
          </table:table-cell>
          <table:table-cell table:formula="of:=[.$G$22]*INT([.M291]/([.$G$22]*[.$F$20]/[.$G$21]))" office:value-type="float" office:value="3864" calcext:value-type="float">
            <text:p>3864</text:p>
          </table:table-cell>
          <table:table-cell table:formula="of:=[.O291]-[.O290]" office:value-type="float" office:value="8" calcext:value-type="float">
            <text:p>8</text:p>
          </table:table-cell>
          <table:table-cell table:formula="of:=[.$B$44]+[.$B$46]*([.O291]-[.$B$45])/[.$B$47]" office:value-type="float" office:value="28.572" calcext:value-type="float">
            <text:p>28.572</text:p>
          </table:table-cell>
          <table:table-cell table:formula="of:=TRUNC([.Q291];2)" office:value-type="float" office:value="28.57" calcext:value-type="float">
            <text:p>28.57</text:p>
          </table:table-cell>
          <table:table-cell table:formula="of:=[.R291]-[.K291]" office:value-type="float" office:value="-0.00199999999992073" calcext:value-type="float">
            <text:p>-0.001999999999921</text:p>
          </table:table-cell>
          <table:table-cell table:number-columns-repeated="1005"/>
        </table:table-row>
        <table:table-row table:style-name="ro1">
          <table:table-cell table:formula="of:=[.A291]-[.$B$46]" office:value-type="float" office:value="-28.9589999999999" calcext:value-type="float">
            <text:p>-28.9589999999999</text:p>
          </table:table-cell>
          <table:table-cell table:formula="of:=((0.01*[.A292]/[.$F$4])+(1.25/[.$F$4])*(([.$F$3]+[.$F$4])/([.$F$5]+[.$F$3])))*1000" office:value-type="float" office:value="3.99287037037039" calcext:value-type="float">
            <text:p>3.99287037037039</text:p>
          </table:table-cell>
          <table:table-cell table:formula="of:=ROUND((([.B292]/1000)*[.$F$10]*[.$H$12])-[.$H$11];5)" office:value-type="float" office:value="0.19801" calcext:value-type="float">
            <text:p>0.19801</text:p>
          </table:table-cell>
          <table:table-cell table:formula="of:=INT([.C292]/([.$F$20]/[.$G$21]))" office:value-type="float" office:value="245" calcext:value-type="float">
            <text:p>245</text:p>
          </table:table-cell>
          <table:table-cell table:formula="of:=[.$G$22]*INT([.C292]/([.$G$22]*[.$F$20]/[.$G$21]))" office:value-type="float" office:value="240" calcext:value-type="float">
            <text:p>240</text:p>
          </table:table-cell>
          <table:table-cell table:formula="of:=[.E291]-[.E292]" office:value-type="float" office:value="8" calcext:value-type="float">
            <text:p>8</text:p>
          </table:table-cell>
          <table:table-cell table:formula="of:=[.$B$44]+[.$B$46]*([.E292]-[.$B$45])/[.$B$47]" office:value-type="float" office:value="-28.959" calcext:value-type="float">
            <text:p>-28.959</text:p>
          </table:table-cell>
          <table:table-cell table:formula="of:=TRUNC([.G292];2)" office:value-type="float" office:value="-28.95" calcext:value-type="float">
            <text:p>-28.95</text:p>
          </table:table-cell>
          <table:table-cell table:formula="of:=[.H292]-[.A292]" office:value-type="float" office:value="0.00899999999991863" calcext:value-type="float">
            <text:p>0.008999999999919</text:p>
          </table:table-cell>
          <table:table-cell/>
          <table:table-cell table:formula="of:=[.K291]+[.$B$46]" office:value-type="float" office:value="28.6989999999999" calcext:value-type="float">
            <text:p>28.6989999999999</text:p>
          </table:table-cell>
          <table:table-cell table:formula="of:=((0.01*[.K292]/[.$F$4])+(1.25/[.$F$4])*(([.$F$3]+[.$F$4])/([.$F$5]+[.$F$3])))*1000" office:value-type="float" office:value="20.0089814814815" calcext:value-type="float">
            <text:p>20.0089814814815</text:p>
          </table:table-cell>
          <table:table-cell table:formula="of:=ROUND((([.L292]/1000)*[.$F$10]*[.$H$12])-[.$H$11];5)" office:value-type="float" office:value="3.12462" calcext:value-type="float">
            <text:p>3.12462</text:p>
          </table:table-cell>
          <table:table-cell table:formula="of:=INT([.M292]/([.$F$20]/[.$G$21]))" office:value-type="float" office:value="3878" calcext:value-type="float">
            <text:p>3878</text:p>
          </table:table-cell>
          <table:table-cell table:formula="of:=[.$G$22]*INT([.M292]/([.$G$22]*[.$F$20]/[.$G$21]))" office:value-type="float" office:value="3872" calcext:value-type="float">
            <text:p>3872</text:p>
          </table:table-cell>
          <table:table-cell table:formula="of:=[.O292]-[.O291]" office:value-type="float" office:value="8" calcext:value-type="float">
            <text:p>8</text:p>
          </table:table-cell>
          <table:table-cell table:formula="of:=[.$B$44]+[.$B$46]*([.O292]-[.$B$45])/[.$B$47]" office:value-type="float" office:value="28.699" calcext:value-type="float">
            <text:p>28.699</text:p>
          </table:table-cell>
          <table:table-cell table:formula="of:=TRUNC([.Q292];2)" office:value-type="float" office:value="28.69" calcext:value-type="float">
            <text:p>28.69</text:p>
          </table:table-cell>
          <table:table-cell table:formula="of:=[.R292]-[.K292]" office:value-type="float" office:value="-0.00899999999991863" calcext:value-type="float">
            <text:p>-0.008999999999919</text:p>
          </table:table-cell>
          <table:table-cell table:number-columns-repeated="1005"/>
        </table:table-row>
        <table:table-row table:style-name="ro1">
          <table:table-cell table:formula="of:=[.A292]-[.$B$46]" office:value-type="float" office:value="-29.0859999999999" calcext:value-type="float">
            <text:p>-29.0859999999999</text:p>
          </table:table-cell>
          <table:table-cell table:formula="of:=((0.01*[.A293]/[.$F$4])+(1.25/[.$F$4])*(([.$F$3]+[.$F$4])/([.$F$5]+[.$F$3])))*1000" office:value-type="float" office:value="3.95759259259262" calcext:value-type="float">
            <text:p>3.95759259259262</text:p>
          </table:table-cell>
          <table:table-cell table:formula="of:=ROUND((([.B293]/1000)*[.$F$10]*[.$H$12])-[.$H$11];5)" office:value-type="float" office:value="0.19157" calcext:value-type="float">
            <text:p>0.19157</text:p>
          </table:table-cell>
          <table:table-cell table:formula="of:=INT([.C293]/([.$F$20]/[.$G$21]))" office:value-type="float" office:value="237" calcext:value-type="float">
            <text:p>237</text:p>
          </table:table-cell>
          <table:table-cell table:formula="of:=[.$G$22]*INT([.C293]/([.$G$22]*[.$F$20]/[.$G$21]))" office:value-type="float" office:value="232" calcext:value-type="float">
            <text:p>232</text:p>
          </table:table-cell>
          <table:table-cell table:formula="of:=[.E292]-[.E293]" office:value-type="float" office:value="8" calcext:value-type="float">
            <text:p>8</text:p>
          </table:table-cell>
          <table:table-cell table:formula="of:=[.$B$44]+[.$B$46]*([.E293]-[.$B$45])/[.$B$47]" office:value-type="float" office:value="-29.086" calcext:value-type="float">
            <text:p>-29.086</text:p>
          </table:table-cell>
          <table:table-cell table:formula="of:=TRUNC([.G293];2)" office:value-type="float" office:value="-29.08" calcext:value-type="float">
            <text:p>-29.08</text:p>
          </table:table-cell>
          <table:table-cell table:formula="of:=[.H293]-[.A293]" office:value-type="float" office:value="0.00599999999991852" calcext:value-type="float">
            <text:p>0.005999999999919</text:p>
          </table:table-cell>
          <table:table-cell/>
          <table:table-cell table:formula="of:=[.K292]+[.$B$46]" office:value-type="float" office:value="28.8259999999999" calcext:value-type="float">
            <text:p>28.8259999999999</text:p>
          </table:table-cell>
          <table:table-cell table:formula="of:=((0.01*[.K293]/[.$F$4])+(1.25/[.$F$4])*(([.$F$3]+[.$F$4])/([.$F$5]+[.$F$3])))*1000" office:value-type="float" office:value="20.0442592592592" calcext:value-type="float">
            <text:p>20.0442592592592</text:p>
          </table:table-cell>
          <table:table-cell table:formula="of:=ROUND((([.L293]/1000)*[.$F$10]*[.$H$12])-[.$H$11];5)" office:value-type="float" office:value="3.13106" calcext:value-type="float">
            <text:p>3.13106</text:p>
          </table:table-cell>
          <table:table-cell table:formula="of:=INT([.M293]/([.$F$20]/[.$G$21]))" office:value-type="float" office:value="3886" calcext:value-type="float">
            <text:p>3886</text:p>
          </table:table-cell>
          <table:table-cell table:formula="of:=[.$G$22]*INT([.M293]/([.$G$22]*[.$F$20]/[.$G$21]))" office:value-type="float" office:value="3880" calcext:value-type="float">
            <text:p>3880</text:p>
          </table:table-cell>
          <table:table-cell table:formula="of:=[.O293]-[.O292]" office:value-type="float" office:value="8" calcext:value-type="float">
            <text:p>8</text:p>
          </table:table-cell>
          <table:table-cell table:formula="of:=[.$B$44]+[.$B$46]*([.O293]-[.$B$45])/[.$B$47]" office:value-type="float" office:value="28.826" calcext:value-type="float">
            <text:p>28.826</text:p>
          </table:table-cell>
          <table:table-cell table:formula="of:=TRUNC([.Q293];2)" office:value-type="float" office:value="28.82" calcext:value-type="float">
            <text:p>28.82</text:p>
          </table:table-cell>
          <table:table-cell table:formula="of:=[.R293]-[.K293]" office:value-type="float" office:value="-0.00599999999991852" calcext:value-type="float">
            <text:p>-0.005999999999919</text:p>
          </table:table-cell>
          <table:table-cell table:number-columns-repeated="1005"/>
        </table:table-row>
        <table:table-row table:style-name="ro1">
          <table:table-cell table:formula="of:=[.A293]-[.$B$46]" office:value-type="float" office:value="-29.2129999999999" calcext:value-type="float">
            <text:p>-29.2129999999999</text:p>
          </table:table-cell>
          <table:table-cell table:formula="of:=((0.01*[.A294]/[.$F$4])+(1.25/[.$F$4])*(([.$F$3]+[.$F$4])/([.$F$5]+[.$F$3])))*1000" office:value-type="float" office:value="3.92231481481484" calcext:value-type="float">
            <text:p>3.92231481481484</text:p>
          </table:table-cell>
          <table:table-cell table:formula="of:=ROUND((([.B294]/1000)*[.$F$10]*[.$H$12])-[.$H$11];5)" office:value-type="float" office:value="0.18512" calcext:value-type="float">
            <text:p>0.18512</text:p>
          </table:table-cell>
          <table:table-cell table:formula="of:=INT([.C294]/([.$F$20]/[.$G$21]))" office:value-type="float" office:value="229" calcext:value-type="float">
            <text:p>229</text:p>
          </table:table-cell>
          <table:table-cell table:formula="of:=[.$G$22]*INT([.C294]/([.$G$22]*[.$F$20]/[.$G$21]))" office:value-type="float" office:value="224" calcext:value-type="float">
            <text:p>224</text:p>
          </table:table-cell>
          <table:table-cell table:formula="of:=[.E293]-[.E294]" office:value-type="float" office:value="8" calcext:value-type="float">
            <text:p>8</text:p>
          </table:table-cell>
          <table:table-cell table:formula="of:=[.$B$44]+[.$B$46]*([.E294]-[.$B$45])/[.$B$47]" office:value-type="float" office:value="-29.213" calcext:value-type="float">
            <text:p>-29.213</text:p>
          </table:table-cell>
          <table:table-cell table:formula="of:=TRUNC([.G294];2)" office:value-type="float" office:value="-29.21" calcext:value-type="float">
            <text:p>-29.21</text:p>
          </table:table-cell>
          <table:table-cell table:formula="of:=[.H294]-[.A294]" office:value-type="float" office:value="0.00299999999991485" calcext:value-type="float">
            <text:p>0.002999999999915</text:p>
          </table:table-cell>
          <table:table-cell/>
          <table:table-cell table:formula="of:=[.K293]+[.$B$46]" office:value-type="float" office:value="28.9529999999999" calcext:value-type="float">
            <text:p>28.9529999999999</text:p>
          </table:table-cell>
          <table:table-cell table:formula="of:=((0.01*[.K294]/[.$F$4])+(1.25/[.$F$4])*(([.$F$3]+[.$F$4])/([.$F$5]+[.$F$3])))*1000" office:value-type="float" office:value="20.079537037037" calcext:value-type="float">
            <text:p>20.079537037037</text:p>
          </table:table-cell>
          <table:table-cell table:formula="of:=ROUND((([.L294]/1000)*[.$F$10]*[.$H$12])-[.$H$11];5)" office:value-type="float" office:value="3.13751" calcext:value-type="float">
            <text:p>3.13751</text:p>
          </table:table-cell>
          <table:table-cell table:formula="of:=INT([.M294]/([.$F$20]/[.$G$21]))" office:value-type="float" office:value="3894" calcext:value-type="float">
            <text:p>3894</text:p>
          </table:table-cell>
          <table:table-cell table:formula="of:=[.$G$22]*INT([.M294]/([.$G$22]*[.$F$20]/[.$G$21]))" office:value-type="float" office:value="3888" calcext:value-type="float">
            <text:p>3888</text:p>
          </table:table-cell>
          <table:table-cell table:formula="of:=[.O294]-[.O293]" office:value-type="float" office:value="8" calcext:value-type="float">
            <text:p>8</text:p>
          </table:table-cell>
          <table:table-cell table:formula="of:=[.$B$44]+[.$B$46]*([.O294]-[.$B$45])/[.$B$47]" office:value-type="float" office:value="28.953" calcext:value-type="float">
            <text:p>28.953</text:p>
          </table:table-cell>
          <table:table-cell table:formula="of:=TRUNC([.Q294];2)" office:value-type="float" office:value="28.95" calcext:value-type="float">
            <text:p>28.95</text:p>
          </table:table-cell>
          <table:table-cell table:formula="of:=[.R294]-[.K294]" office:value-type="float" office:value="-0.0029999999999184" calcext:value-type="float">
            <text:p>-0.002999999999918</text:p>
          </table:table-cell>
          <table:table-cell table:number-columns-repeated="1005"/>
        </table:table-row>
        <table:table-row table:style-name="ro1">
          <table:table-cell table:formula="of:=[.A294]-[.$B$46]" office:value-type="float" office:value="-29.3399999999999" calcext:value-type="float">
            <text:p>-29.3399999999999</text:p>
          </table:table-cell>
          <table:table-cell table:formula="of:=((0.01*[.A295]/[.$F$4])+(1.25/[.$F$4])*(([.$F$3]+[.$F$4])/([.$F$5]+[.$F$3])))*1000" office:value-type="float" office:value="3.88703703703706" calcext:value-type="float">
            <text:p>3.88703703703706</text:p>
          </table:table-cell>
          <table:table-cell table:formula="of:=ROUND((([.B295]/1000)*[.$F$10]*[.$H$12])-[.$H$11];5)" office:value-type="float" office:value="0.17867" calcext:value-type="float">
            <text:p>0.17867</text:p>
          </table:table-cell>
          <table:table-cell table:formula="of:=INT([.C295]/([.$F$20]/[.$G$21]))" office:value-type="float" office:value="221" calcext:value-type="float">
            <text:p>221</text:p>
          </table:table-cell>
          <table:table-cell table:formula="of:=[.$G$22]*INT([.C295]/([.$G$22]*[.$F$20]/[.$G$21]))" office:value-type="float" office:value="216" calcext:value-type="float">
            <text:p>216</text:p>
          </table:table-cell>
          <table:table-cell table:formula="of:=[.E294]-[.E295]" office:value-type="float" office:value="8" calcext:value-type="float">
            <text:p>8</text:p>
          </table:table-cell>
          <table:table-cell table:formula="of:=[.$B$44]+[.$B$46]*([.E295]-[.$B$45])/[.$B$47]" office:value-type="float" office:value="-29.34" calcext:value-type="float">
            <text:p>-29.34</text:p>
          </table:table-cell>
          <table:table-cell table:formula="of:=TRUNC([.G295];2)" office:value-type="float" office:value="-29.34" calcext:value-type="float">
            <text:p>-29.34</text:p>
          </table:table-cell>
          <table:table-cell table:formula="of:=[.H295]-[.A295]" office:value-type="float" office:value="0" calcext:value-type="float">
            <text:p>0</text:p>
          </table:table-cell>
          <table:table-cell/>
          <table:table-cell table:formula="of:=[.K294]+[.$B$46]" office:value-type="float" office:value="29.0799999999999" calcext:value-type="float">
            <text:p>29.0799999999999</text:p>
          </table:table-cell>
          <table:table-cell table:formula="of:=((0.01*[.K295]/[.$F$4])+(1.25/[.$F$4])*(([.$F$3]+[.$F$4])/([.$F$5]+[.$F$3])))*1000" office:value-type="float" office:value="20.1148148148148" calcext:value-type="float">
            <text:p>20.1148148148148</text:p>
          </table:table-cell>
          <table:table-cell table:formula="of:=ROUND((([.L295]/1000)*[.$F$10]*[.$H$12])-[.$H$11];5)" office:value-type="float" office:value="3.14396" calcext:value-type="float">
            <text:p>3.14396</text:p>
          </table:table-cell>
          <table:table-cell table:formula="of:=INT([.M295]/([.$F$20]/[.$G$21]))" office:value-type="float" office:value="3902" calcext:value-type="float">
            <text:p>3902</text:p>
          </table:table-cell>
          <table:table-cell table:formula="of:=[.$G$22]*INT([.M295]/([.$G$22]*[.$F$20]/[.$G$21]))" office:value-type="float" office:value="3896" calcext:value-type="float">
            <text:p>3896</text:p>
          </table:table-cell>
          <table:table-cell table:formula="of:=[.O295]-[.O294]" office:value-type="float" office:value="8" calcext:value-type="float">
            <text:p>8</text:p>
          </table:table-cell>
          <table:table-cell table:formula="of:=[.$B$44]+[.$B$46]*([.O295]-[.$B$45])/[.$B$47]" office:value-type="float" office:value="29.08" calcext:value-type="float">
            <text:p>29.08</text:p>
          </table:table-cell>
          <table:table-cell table:formula="of:=TRUNC([.Q295];2)" office:value-type="float" office:value="29.08" calcext:value-type="float">
            <text:p>29.08</text:p>
          </table:table-cell>
          <table:table-cell table:formula="of:=[.R295]-[.K29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295]-[.$B$46]" office:value-type="float" office:value="-29.4669999999999" calcext:value-type="float">
            <text:p>-29.4669999999999</text:p>
          </table:table-cell>
          <table:table-cell table:formula="of:=((0.01*[.A296]/[.$F$4])+(1.25/[.$F$4])*(([.$F$3]+[.$F$4])/([.$F$5]+[.$F$3])))*1000" office:value-type="float" office:value="3.85175925925928" calcext:value-type="float">
            <text:p>3.85175925925928</text:p>
          </table:table-cell>
          <table:table-cell table:formula="of:=ROUND((([.B296]/1000)*[.$F$10]*[.$H$12])-[.$H$11];5)" office:value-type="float" office:value="0.17223" calcext:value-type="float">
            <text:p>0.17223</text:p>
          </table:table-cell>
          <table:table-cell table:formula="of:=INT([.C296]/([.$F$20]/[.$G$21]))" office:value-type="float" office:value="213" calcext:value-type="float">
            <text:p>213</text:p>
          </table:table-cell>
          <table:table-cell table:formula="of:=[.$G$22]*INT([.C296]/([.$G$22]*[.$F$20]/[.$G$21]))" office:value-type="float" office:value="208" calcext:value-type="float">
            <text:p>208</text:p>
          </table:table-cell>
          <table:table-cell table:formula="of:=[.E295]-[.E296]" office:value-type="float" office:value="8" calcext:value-type="float">
            <text:p>8</text:p>
          </table:table-cell>
          <table:table-cell table:formula="of:=[.$B$44]+[.$B$46]*([.E296]-[.$B$45])/[.$B$47]" office:value-type="float" office:value="-29.467" calcext:value-type="float">
            <text:p>-29.467</text:p>
          </table:table-cell>
          <table:table-cell table:formula="of:=TRUNC([.G296];2)" office:value-type="float" office:value="-29.46" calcext:value-type="float">
            <text:p>-29.46</text:p>
          </table:table-cell>
          <table:table-cell table:formula="of:=[.H296]-[.A296]" office:value-type="float" office:value="0.00699999999991263" calcext:value-type="float">
            <text:p>0.006999999999913</text:p>
          </table:table-cell>
          <table:table-cell/>
          <table:table-cell table:formula="of:=[.K295]+[.$B$46]" office:value-type="float" office:value="29.2069999999999" calcext:value-type="float">
            <text:p>29.2069999999999</text:p>
          </table:table-cell>
          <table:table-cell table:formula="of:=((0.01*[.K296]/[.$F$4])+(1.25/[.$F$4])*(([.$F$3]+[.$F$4])/([.$F$5]+[.$F$3])))*1000" office:value-type="float" office:value="20.1500925925926" calcext:value-type="float">
            <text:p>20.1500925925926</text:p>
          </table:table-cell>
          <table:table-cell table:formula="of:=ROUND((([.L296]/1000)*[.$F$10]*[.$H$12])-[.$H$11];5)" office:value-type="float" office:value="3.1504" calcext:value-type="float">
            <text:p>3.1504</text:p>
          </table:table-cell>
          <table:table-cell table:formula="of:=INT([.M296]/([.$F$20]/[.$G$21]))" office:value-type="float" office:value="3910" calcext:value-type="float">
            <text:p>3910</text:p>
          </table:table-cell>
          <table:table-cell table:formula="of:=[.$G$22]*INT([.M296]/([.$G$22]*[.$F$20]/[.$G$21]))" office:value-type="float" office:value="3904" calcext:value-type="float">
            <text:p>3904</text:p>
          </table:table-cell>
          <table:table-cell table:formula="of:=[.O296]-[.O295]" office:value-type="float" office:value="8" calcext:value-type="float">
            <text:p>8</text:p>
          </table:table-cell>
          <table:table-cell table:formula="of:=[.$B$44]+[.$B$46]*([.O296]-[.$B$45])/[.$B$47]" office:value-type="float" office:value="29.207" calcext:value-type="float">
            <text:p>29.207</text:p>
          </table:table-cell>
          <table:table-cell table:formula="of:=TRUNC([.Q296];2)" office:value-type="float" office:value="29.2" calcext:value-type="float">
            <text:p>29.2</text:p>
          </table:table-cell>
          <table:table-cell table:formula="of:=[.R296]-[.K296]" office:value-type="float" office:value="-0.00699999999991618" calcext:value-type="float">
            <text:p>-0.006999999999916</text:p>
          </table:table-cell>
          <table:table-cell table:number-columns-repeated="1005"/>
        </table:table-row>
        <table:table-row table:style-name="ro1">
          <table:table-cell table:formula="of:=[.A296]-[.$B$46]" office:value-type="float" office:value="-29.5939999999999" calcext:value-type="float">
            <text:p>-29.5939999999999</text:p>
          </table:table-cell>
          <table:table-cell table:formula="of:=((0.01*[.A297]/[.$F$4])+(1.25/[.$F$4])*(([.$F$3]+[.$F$4])/([.$F$5]+[.$F$3])))*1000" office:value-type="float" office:value="3.81648148148151" calcext:value-type="float">
            <text:p>3.81648148148151</text:p>
          </table:table-cell>
          <table:table-cell table:formula="of:=ROUND((([.B297]/1000)*[.$F$10]*[.$H$12])-[.$H$11];5)" office:value-type="float" office:value="0.16578" calcext:value-type="float">
            <text:p>0.16578</text:p>
          </table:table-cell>
          <table:table-cell table:formula="of:=INT([.C297]/([.$F$20]/[.$G$21]))" office:value-type="float" office:value="205" calcext:value-type="float">
            <text:p>205</text:p>
          </table:table-cell>
          <table:table-cell table:formula="of:=[.$G$22]*INT([.C297]/([.$G$22]*[.$F$20]/[.$G$21]))" office:value-type="float" office:value="200" calcext:value-type="float">
            <text:p>200</text:p>
          </table:table-cell>
          <table:table-cell table:formula="of:=[.E296]-[.E297]" office:value-type="float" office:value="8" calcext:value-type="float">
            <text:p>8</text:p>
          </table:table-cell>
          <table:table-cell table:formula="of:=[.$B$44]+[.$B$46]*([.E297]-[.$B$45])/[.$B$47]" office:value-type="float" office:value="-29.594" calcext:value-type="float">
            <text:p>-29.594</text:p>
          </table:table-cell>
          <table:table-cell table:formula="of:=TRUNC([.G297];2)" office:value-type="float" office:value="-29.59" calcext:value-type="float">
            <text:p>-29.59</text:p>
          </table:table-cell>
          <table:table-cell table:formula="of:=[.H297]-[.A297]" office:value-type="float" office:value="0.00399999999991252" calcext:value-type="float">
            <text:p>0.003999999999913</text:p>
          </table:table-cell>
          <table:table-cell/>
          <table:table-cell table:formula="of:=[.K296]+[.$B$46]" office:value-type="float" office:value="29.3339999999999" calcext:value-type="float">
            <text:p>29.3339999999999</text:p>
          </table:table-cell>
          <table:table-cell table:formula="of:=((0.01*[.K297]/[.$F$4])+(1.25/[.$F$4])*(([.$F$3]+[.$F$4])/([.$F$5]+[.$F$3])))*1000" office:value-type="float" office:value="20.1853703703703" calcext:value-type="float">
            <text:p>20.1853703703703</text:p>
          </table:table-cell>
          <table:table-cell table:formula="of:=ROUND((([.L297]/1000)*[.$F$10]*[.$H$12])-[.$H$11];5)" office:value-type="float" office:value="3.15685" calcext:value-type="float">
            <text:p>3.15685</text:p>
          </table:table-cell>
          <table:table-cell table:formula="of:=INT([.M297]/([.$F$20]/[.$G$21]))" office:value-type="float" office:value="3918" calcext:value-type="float">
            <text:p>3918</text:p>
          </table:table-cell>
          <table:table-cell table:formula="of:=[.$G$22]*INT([.M297]/([.$G$22]*[.$F$20]/[.$G$21]))" office:value-type="float" office:value="3912" calcext:value-type="float">
            <text:p>3912</text:p>
          </table:table-cell>
          <table:table-cell table:formula="of:=[.O297]-[.O296]" office:value-type="float" office:value="8" calcext:value-type="float">
            <text:p>8</text:p>
          </table:table-cell>
          <table:table-cell table:formula="of:=[.$B$44]+[.$B$46]*([.O297]-[.$B$45])/[.$B$47]" office:value-type="float" office:value="29.334" calcext:value-type="float">
            <text:p>29.334</text:p>
          </table:table-cell>
          <table:table-cell table:formula="of:=TRUNC([.Q297];2)" office:value-type="float" office:value="29.33" calcext:value-type="float">
            <text:p>29.33</text:p>
          </table:table-cell>
          <table:table-cell table:formula="of:=[.R297]-[.K297]" office:value-type="float" office:value="-0.00399999999991607" calcext:value-type="float">
            <text:p>-0.003999999999916</text:p>
          </table:table-cell>
          <table:table-cell table:number-columns-repeated="1005"/>
        </table:table-row>
        <table:table-row table:style-name="ro1">
          <table:table-cell table:formula="of:=[.A297]-[.$B$46]" office:value-type="float" office:value="-29.7209999999999" calcext:value-type="float">
            <text:p>-29.7209999999999</text:p>
          </table:table-cell>
          <table:table-cell table:formula="of:=((0.01*[.A298]/[.$F$4])+(1.25/[.$F$4])*(([.$F$3]+[.$F$4])/([.$F$5]+[.$F$3])))*1000" office:value-type="float" office:value="3.78120370370373" calcext:value-type="float">
            <text:p>3.78120370370373</text:p>
          </table:table-cell>
          <table:table-cell table:formula="of:=ROUND((([.B298]/1000)*[.$F$10]*[.$H$12])-[.$H$11];5)" office:value-type="float" office:value="0.15933" calcext:value-type="float">
            <text:p>0.15933</text:p>
          </table:table-cell>
          <table:table-cell table:formula="of:=INT([.C298]/([.$F$20]/[.$G$21]))" office:value-type="float" office:value="197" calcext:value-type="float">
            <text:p>197</text:p>
          </table:table-cell>
          <table:table-cell table:formula="of:=[.$G$22]*INT([.C298]/([.$G$22]*[.$F$20]/[.$G$21]))" office:value-type="float" office:value="192" calcext:value-type="float">
            <text:p>192</text:p>
          </table:table-cell>
          <table:table-cell table:formula="of:=[.E297]-[.E298]" office:value-type="float" office:value="8" calcext:value-type="float">
            <text:p>8</text:p>
          </table:table-cell>
          <table:table-cell table:formula="of:=[.$B$44]+[.$B$46]*([.E298]-[.$B$45])/[.$B$47]" office:value-type="float" office:value="-29.721" calcext:value-type="float">
            <text:p>-29.721</text:p>
          </table:table-cell>
          <table:table-cell table:formula="of:=TRUNC([.G298];2)" office:value-type="float" office:value="-29.72" calcext:value-type="float">
            <text:p>-29.72</text:p>
          </table:table-cell>
          <table:table-cell table:formula="of:=[.H298]-[.A298]" office:value-type="float" office:value="0.000999999999912404" calcext:value-type="float">
            <text:p>0.000999999999912</text:p>
          </table:table-cell>
          <table:table-cell/>
          <table:table-cell table:formula="of:=[.K297]+[.$B$46]" office:value-type="float" office:value="29.4609999999999" calcext:value-type="float">
            <text:p>29.4609999999999</text:p>
          </table:table-cell>
          <table:table-cell table:formula="of:=((0.01*[.K298]/[.$F$4])+(1.25/[.$F$4])*(([.$F$3]+[.$F$4])/([.$F$5]+[.$F$3])))*1000" office:value-type="float" office:value="20.2206481481481" calcext:value-type="float">
            <text:p>20.2206481481481</text:p>
          </table:table-cell>
          <table:table-cell table:formula="of:=ROUND((([.L298]/1000)*[.$F$10]*[.$H$12])-[.$H$11];5)" office:value-type="float" office:value="3.1633" calcext:value-type="float">
            <text:p>3.1633</text:p>
          </table:table-cell>
          <table:table-cell table:formula="of:=INT([.M298]/([.$F$20]/[.$G$21]))" office:value-type="float" office:value="3926" calcext:value-type="float">
            <text:p>3926</text:p>
          </table:table-cell>
          <table:table-cell table:formula="of:=[.$G$22]*INT([.M298]/([.$G$22]*[.$F$20]/[.$G$21]))" office:value-type="float" office:value="3920" calcext:value-type="float">
            <text:p>3920</text:p>
          </table:table-cell>
          <table:table-cell table:formula="of:=[.O298]-[.O297]" office:value-type="float" office:value="8" calcext:value-type="float">
            <text:p>8</text:p>
          </table:table-cell>
          <table:table-cell table:formula="of:=[.$B$44]+[.$B$46]*([.O298]-[.$B$45])/[.$B$47]" office:value-type="float" office:value="29.461" calcext:value-type="float">
            <text:p>29.461</text:p>
          </table:table-cell>
          <table:table-cell table:formula="of:=TRUNC([.Q298];2)" office:value-type="float" office:value="29.46" calcext:value-type="float">
            <text:p>29.46</text:p>
          </table:table-cell>
          <table:table-cell table:formula="of:=[.R298]-[.K298]" office:value-type="float" office:value="-0.000999999999912404" calcext:value-type="float">
            <text:p>-0.000999999999912</text:p>
          </table:table-cell>
          <table:table-cell table:number-columns-repeated="1005"/>
        </table:table-row>
        <table:table-row table:style-name="ro1">
          <table:table-cell table:formula="of:=[.A298]-[.$B$46]" office:value-type="float" office:value="-29.8479999999999" calcext:value-type="float">
            <text:p>-29.8479999999999</text:p>
          </table:table-cell>
          <table:table-cell table:formula="of:=((0.01*[.A299]/[.$F$4])+(1.25/[.$F$4])*(([.$F$3]+[.$F$4])/([.$F$5]+[.$F$3])))*1000" office:value-type="float" office:value="3.74592592592595" calcext:value-type="float">
            <text:p>3.74592592592595</text:p>
          </table:table-cell>
          <table:table-cell table:formula="of:=ROUND((([.B299]/1000)*[.$F$10]*[.$H$12])-[.$H$11];5)" office:value-type="float" office:value="0.15289" calcext:value-type="float">
            <text:p>0.15289</text:p>
          </table:table-cell>
          <table:table-cell table:formula="of:=INT([.C299]/([.$F$20]/[.$G$21]))" office:value-type="float" office:value="189" calcext:value-type="float">
            <text:p>189</text:p>
          </table:table-cell>
          <table:table-cell table:formula="of:=[.$G$22]*INT([.C299]/([.$G$22]*[.$F$20]/[.$G$21]))" office:value-type="float" office:value="184" calcext:value-type="float">
            <text:p>184</text:p>
          </table:table-cell>
          <table:table-cell table:formula="of:=[.E298]-[.E299]" office:value-type="float" office:value="8" calcext:value-type="float">
            <text:p>8</text:p>
          </table:table-cell>
          <table:table-cell table:formula="of:=[.$B$44]+[.$B$46]*([.E299]-[.$B$45])/[.$B$47]" office:value-type="float" office:value="-29.848" calcext:value-type="float">
            <text:p>-29.848</text:p>
          </table:table-cell>
          <table:table-cell table:formula="of:=TRUNC([.G299];2)" office:value-type="float" office:value="-29.84" calcext:value-type="float">
            <text:p>-29.84</text:p>
          </table:table-cell>
          <table:table-cell table:formula="of:=[.H299]-[.A299]" office:value-type="float" office:value="0.0079999999999103" calcext:value-type="float">
            <text:p>0.00799999999991</text:p>
          </table:table-cell>
          <table:table-cell/>
          <table:table-cell table:formula="of:=[.K298]+[.$B$46]" office:value-type="float" office:value="29.5879999999999" calcext:value-type="float">
            <text:p>29.5879999999999</text:p>
          </table:table-cell>
          <table:table-cell table:formula="of:=((0.01*[.K299]/[.$F$4])+(1.25/[.$F$4])*(([.$F$3]+[.$F$4])/([.$F$5]+[.$F$3])))*1000" office:value-type="float" office:value="20.2559259259259" calcext:value-type="float">
            <text:p>20.2559259259259</text:p>
          </table:table-cell>
          <table:table-cell table:formula="of:=ROUND((([.L299]/1000)*[.$F$10]*[.$H$12])-[.$H$11];5)" office:value-type="float" office:value="3.16974" calcext:value-type="float">
            <text:p>3.16974</text:p>
          </table:table-cell>
          <table:table-cell table:formula="of:=INT([.M299]/([.$F$20]/[.$G$21]))" office:value-type="float" office:value="3934" calcext:value-type="float">
            <text:p>3934</text:p>
          </table:table-cell>
          <table:table-cell table:formula="of:=[.$G$22]*INT([.M299]/([.$G$22]*[.$F$20]/[.$G$21]))" office:value-type="float" office:value="3928" calcext:value-type="float">
            <text:p>3928</text:p>
          </table:table-cell>
          <table:table-cell table:formula="of:=[.O299]-[.O298]" office:value-type="float" office:value="8" calcext:value-type="float">
            <text:p>8</text:p>
          </table:table-cell>
          <table:table-cell table:formula="of:=[.$B$44]+[.$B$46]*([.O299]-[.$B$45])/[.$B$47]" office:value-type="float" office:value="29.588" calcext:value-type="float">
            <text:p>29.588</text:p>
          </table:table-cell>
          <table:table-cell table:formula="of:=TRUNC([.Q299];2)" office:value-type="float" office:value="29.58" calcext:value-type="float">
            <text:p>29.58</text:p>
          </table:table-cell>
          <table:table-cell table:formula="of:=[.R299]-[.K299]" office:value-type="float" office:value="-0.00799999999991385" calcext:value-type="float">
            <text:p>-0.007999999999914</text:p>
          </table:table-cell>
          <table:table-cell table:number-columns-repeated="1005"/>
        </table:table-row>
        <table:table-row table:style-name="ro1">
          <table:table-cell table:formula="of:=[.A299]-[.$B$46]" office:value-type="float" office:value="-29.9749999999999" calcext:value-type="float">
            <text:p>-29.9749999999999</text:p>
          </table:table-cell>
          <table:table-cell table:formula="of:=((0.01*[.A300]/[.$F$4])+(1.25/[.$F$4])*(([.$F$3]+[.$F$4])/([.$F$5]+[.$F$3])))*1000" office:value-type="float" office:value="3.71064814814818" calcext:value-type="float">
            <text:p>3.71064814814818</text:p>
          </table:table-cell>
          <table:table-cell table:formula="of:=ROUND((([.B300]/1000)*[.$F$10]*[.$H$12])-[.$H$11];5)" office:value-type="float" office:value="0.14644" calcext:value-type="float">
            <text:p>0.14644</text:p>
          </table:table-cell>
          <table:table-cell table:formula="of:=INT([.C300]/([.$F$20]/[.$G$21]))" office:value-type="float" office:value="181" calcext:value-type="float">
            <text:p>181</text:p>
          </table:table-cell>
          <table:table-cell table:formula="of:=[.$G$22]*INT([.C300]/([.$G$22]*[.$F$20]/[.$G$21]))" office:value-type="float" office:value="176" calcext:value-type="float">
            <text:p>176</text:p>
          </table:table-cell>
          <table:table-cell table:formula="of:=[.E299]-[.E300]" office:value-type="float" office:value="8" calcext:value-type="float">
            <text:p>8</text:p>
          </table:table-cell>
          <table:table-cell table:formula="of:=[.$B$44]+[.$B$46]*([.E300]-[.$B$45])/[.$B$47]" office:value-type="float" office:value="-29.975" calcext:value-type="float">
            <text:p>-29.975</text:p>
          </table:table-cell>
          <table:table-cell table:formula="of:=TRUNC([.G300];2)" office:value-type="float" office:value="-29.97" calcext:value-type="float">
            <text:p>-29.97</text:p>
          </table:table-cell>
          <table:table-cell table:formula="of:=[.H300]-[.A300]" office:value-type="float" office:value="0.00499999999991019" calcext:value-type="float">
            <text:p>0.00499999999991</text:p>
          </table:table-cell>
          <table:table-cell/>
          <table:table-cell table:formula="of:=[.K299]+[.$B$46]" office:value-type="float" office:value="29.7149999999999" calcext:value-type="float">
            <text:p>29.7149999999999</text:p>
          </table:table-cell>
          <table:table-cell table:formula="of:=((0.01*[.K300]/[.$F$4])+(1.25/[.$F$4])*(([.$F$3]+[.$F$4])/([.$F$5]+[.$F$3])))*1000" office:value-type="float" office:value="20.2912037037037" calcext:value-type="float">
            <text:p>20.2912037037037</text:p>
          </table:table-cell>
          <table:table-cell table:formula="of:=ROUND((([.L300]/1000)*[.$F$10]*[.$H$12])-[.$H$11];5)" office:value-type="float" office:value="3.17619" calcext:value-type="float">
            <text:p>3.17619</text:p>
          </table:table-cell>
          <table:table-cell table:formula="of:=INT([.M300]/([.$F$20]/[.$G$21]))" office:value-type="float" office:value="3942" calcext:value-type="float">
            <text:p>3942</text:p>
          </table:table-cell>
          <table:table-cell table:formula="of:=[.$G$22]*INT([.M300]/([.$G$22]*[.$F$20]/[.$G$21]))" office:value-type="float" office:value="3936" calcext:value-type="float">
            <text:p>3936</text:p>
          </table:table-cell>
          <table:table-cell table:formula="of:=[.O300]-[.O299]" office:value-type="float" office:value="8" calcext:value-type="float">
            <text:p>8</text:p>
          </table:table-cell>
          <table:table-cell table:formula="of:=[.$B$44]+[.$B$46]*([.O300]-[.$B$45])/[.$B$47]" office:value-type="float" office:value="29.715" calcext:value-type="float">
            <text:p>29.715</text:p>
          </table:table-cell>
          <table:table-cell table:formula="of:=TRUNC([.Q300];2)" office:value-type="float" office:value="29.71" calcext:value-type="float">
            <text:p>29.71</text:p>
          </table:table-cell>
          <table:table-cell table:formula="of:=[.R300]-[.K300]" office:value-type="float" office:value="-0.00499999999991019" calcext:value-type="float">
            <text:p>-0.00499999999991</text:p>
          </table:table-cell>
          <table:table-cell table:number-columns-repeated="1005"/>
        </table:table-row>
        <table:table-row table:style-name="ro1">
          <table:table-cell table:formula="of:=[.A300]-[.$B$46]" office:value-type="float" office:value="-30.1019999999999" calcext:value-type="float">
            <text:p>-30.1019999999999</text:p>
          </table:table-cell>
          <table:table-cell table:formula="of:=((0.01*[.A301]/[.$F$4])+(1.25/[.$F$4])*(([.$F$3]+[.$F$4])/([.$F$5]+[.$F$3])))*1000" office:value-type="float" office:value="3.6753703703704" calcext:value-type="float">
            <text:p>3.6753703703704</text:p>
          </table:table-cell>
          <table:table-cell table:formula="of:=ROUND((([.B301]/1000)*[.$F$10]*[.$H$12])-[.$H$11];5)" office:value-type="float" office:value="0.14" calcext:value-type="float">
            <text:p>0.14</text:p>
          </table:table-cell>
          <table:table-cell table:formula="of:=INT([.C301]/([.$F$20]/[.$G$21]))" office:value-type="float" office:value="173" calcext:value-type="float">
            <text:p>173</text:p>
          </table:table-cell>
          <table:table-cell table:formula="of:=[.$G$22]*INT([.C301]/([.$G$22]*[.$F$20]/[.$G$21]))" office:value-type="float" office:value="168" calcext:value-type="float">
            <text:p>168</text:p>
          </table:table-cell>
          <table:table-cell table:formula="of:=[.E300]-[.E301]" office:value-type="float" office:value="8" calcext:value-type="float">
            <text:p>8</text:p>
          </table:table-cell>
          <table:table-cell table:formula="of:=[.$B$44]+[.$B$46]*([.E301]-[.$B$45])/[.$B$47]" office:value-type="float" office:value="-30.102" calcext:value-type="float">
            <text:p>-30.102</text:p>
          </table:table-cell>
          <table:table-cell table:formula="of:=TRUNC([.G301];2)" office:value-type="float" office:value="-30.1" calcext:value-type="float">
            <text:p>-30.1</text:p>
          </table:table-cell>
          <table:table-cell table:formula="of:=[.H301]-[.A301]" office:value-type="float" office:value="0.00199999999990652" calcext:value-type="float">
            <text:p>0.001999999999907</text:p>
          </table:table-cell>
          <table:table-cell/>
          <table:table-cell table:formula="of:=[.K300]+[.$B$46]" office:value-type="float" office:value="29.8419999999999" calcext:value-type="float">
            <text:p>29.8419999999999</text:p>
          </table:table-cell>
          <table:table-cell table:formula="of:=((0.01*[.K301]/[.$F$4])+(1.25/[.$F$4])*(([.$F$3]+[.$F$4])/([.$F$5]+[.$F$3])))*1000" office:value-type="float" office:value="20.3264814814815" calcext:value-type="float">
            <text:p>20.3264814814815</text:p>
          </table:table-cell>
          <table:table-cell table:formula="of:=ROUND((([.L301]/1000)*[.$F$10]*[.$H$12])-[.$H$11];5)" office:value-type="float" office:value="3.18263" calcext:value-type="float">
            <text:p>3.18263</text:p>
          </table:table-cell>
          <table:table-cell table:formula="of:=INT([.M301]/([.$F$20]/[.$G$21]))" office:value-type="float" office:value="3950" calcext:value-type="float">
            <text:p>3950</text:p>
          </table:table-cell>
          <table:table-cell table:formula="of:=[.$G$22]*INT([.M301]/([.$G$22]*[.$F$20]/[.$G$21]))" office:value-type="float" office:value="3944" calcext:value-type="float">
            <text:p>3944</text:p>
          </table:table-cell>
          <table:table-cell table:formula="of:=[.O301]-[.O300]" office:value-type="float" office:value="8" calcext:value-type="float">
            <text:p>8</text:p>
          </table:table-cell>
          <table:table-cell table:formula="of:=[.$B$44]+[.$B$46]*([.O301]-[.$B$45])/[.$B$47]" office:value-type="float" office:value="29.842" calcext:value-type="float">
            <text:p>29.842</text:p>
          </table:table-cell>
          <table:table-cell table:formula="of:=TRUNC([.Q301];2)" office:value-type="float" office:value="29.84" calcext:value-type="float">
            <text:p>29.84</text:p>
          </table:table-cell>
          <table:table-cell table:formula="of:=[.R301]-[.K301]" office:value-type="float" office:value="-0.00199999999991007" calcext:value-type="float">
            <text:p>-0.00199999999991</text:p>
          </table:table-cell>
          <table:table-cell table:number-columns-repeated="1005"/>
        </table:table-row>
        <table:table-row table:style-name="ro1">
          <table:table-cell table:formula="of:=[.A301]-[.$B$46]" office:value-type="float" office:value="-30.2289999999999" calcext:value-type="float">
            <text:p>-30.2289999999999</text:p>
          </table:table-cell>
          <table:table-cell table:formula="of:=((0.01*[.A302]/[.$F$4])+(1.25/[.$F$4])*(([.$F$3]+[.$F$4])/([.$F$5]+[.$F$3])))*1000" office:value-type="float" office:value="3.64009259259262" calcext:value-type="float">
            <text:p>3.64009259259262</text:p>
          </table:table-cell>
          <table:table-cell table:formula="of:=ROUND((([.B302]/1000)*[.$F$10]*[.$H$12])-[.$H$11];5)" office:value-type="float" office:value="0.13355" calcext:value-type="float">
            <text:p>0.13355</text:p>
          </table:table-cell>
          <table:table-cell table:formula="of:=INT([.C302]/([.$F$20]/[.$G$21]))" office:value-type="float" office:value="165" calcext:value-type="float">
            <text:p>165</text:p>
          </table:table-cell>
          <table:table-cell table:formula="of:=[.$G$22]*INT([.C302]/([.$G$22]*[.$F$20]/[.$G$21]))" office:value-type="float" office:value="160" calcext:value-type="float">
            <text:p>160</text:p>
          </table:table-cell>
          <table:table-cell table:formula="of:=[.E301]-[.E302]" office:value-type="float" office:value="8" calcext:value-type="float">
            <text:p>8</text:p>
          </table:table-cell>
          <table:table-cell table:formula="of:=[.$B$44]+[.$B$46]*([.E302]-[.$B$45])/[.$B$47]" office:value-type="float" office:value="-30.229" calcext:value-type="float">
            <text:p>-30.229</text:p>
          </table:table-cell>
          <table:table-cell table:formula="of:=TRUNC([.G302];2)" office:value-type="float" office:value="-30.22" calcext:value-type="float">
            <text:p>-30.22</text:p>
          </table:table-cell>
          <table:table-cell table:formula="of:=[.H302]-[.A302]" office:value-type="float" office:value="0.00899999999990797" calcext:value-type="float">
            <text:p>0.008999999999908</text:p>
          </table:table-cell>
          <table:table-cell/>
          <table:table-cell table:formula="of:=[.K301]+[.$B$46]" office:value-type="float" office:value="29.9689999999999" calcext:value-type="float">
            <text:p>29.9689999999999</text:p>
          </table:table-cell>
          <table:table-cell table:formula="of:=((0.01*[.K302]/[.$F$4])+(1.25/[.$F$4])*(([.$F$3]+[.$F$4])/([.$F$5]+[.$F$3])))*1000" office:value-type="float" office:value="20.3617592592592" calcext:value-type="float">
            <text:p>20.3617592592592</text:p>
          </table:table-cell>
          <table:table-cell table:formula="of:=ROUND((([.L302]/1000)*[.$F$10]*[.$H$12])-[.$H$11];5)" office:value-type="float" office:value="3.18908" calcext:value-type="float">
            <text:p>3.18908</text:p>
          </table:table-cell>
          <table:table-cell table:formula="of:=INT([.M302]/([.$F$20]/[.$G$21]))" office:value-type="float" office:value="3958" calcext:value-type="float">
            <text:p>3958</text:p>
          </table:table-cell>
          <table:table-cell table:formula="of:=[.$G$22]*INT([.M302]/([.$G$22]*[.$F$20]/[.$G$21]))" office:value-type="float" office:value="3952" calcext:value-type="float">
            <text:p>3952</text:p>
          </table:table-cell>
          <table:table-cell table:formula="of:=[.O302]-[.O301]" office:value-type="float" office:value="8" calcext:value-type="float">
            <text:p>8</text:p>
          </table:table-cell>
          <table:table-cell table:formula="of:=[.$B$44]+[.$B$46]*([.O302]-[.$B$45])/[.$B$47]" office:value-type="float" office:value="29.969" calcext:value-type="float">
            <text:p>29.969</text:p>
          </table:table-cell>
          <table:table-cell table:formula="of:=TRUNC([.Q302];2)" office:value-type="float" office:value="29.96" calcext:value-type="float">
            <text:p>29.96</text:p>
          </table:table-cell>
          <table:table-cell table:formula="of:=[.R302]-[.K302]" office:value-type="float" office:value="-0.00899999999990797" calcext:value-type="float">
            <text:p>-0.008999999999908</text:p>
          </table:table-cell>
          <table:table-cell table:number-columns-repeated="1005"/>
        </table:table-row>
        <table:table-row table:style-name="ro1">
          <table:table-cell table:formula="of:=[.A302]-[.$B$46]" office:value-type="float" office:value="-30.3559999999999" calcext:value-type="float">
            <text:p>-30.3559999999999</text:p>
          </table:table-cell>
          <table:table-cell table:formula="of:=((0.01*[.A303]/[.$F$4])+(1.25/[.$F$4])*(([.$F$3]+[.$F$4])/([.$F$5]+[.$F$3])))*1000" office:value-type="float" office:value="3.60481481481484" calcext:value-type="float">
            <text:p>3.60481481481484</text:p>
          </table:table-cell>
          <table:table-cell table:formula="of:=ROUND((([.B303]/1000)*[.$F$10]*[.$H$12])-[.$H$11];5)" office:value-type="float" office:value="0.1271" calcext:value-type="float">
            <text:p>0.1271</text:p>
          </table:table-cell>
          <table:table-cell table:formula="of:=INT([.C303]/([.$F$20]/[.$G$21]))" office:value-type="float" office:value="157" calcext:value-type="float">
            <text:p>157</text:p>
          </table:table-cell>
          <table:table-cell table:formula="of:=[.$G$22]*INT([.C303]/([.$G$22]*[.$F$20]/[.$G$21]))" office:value-type="float" office:value="152" calcext:value-type="float">
            <text:p>152</text:p>
          </table:table-cell>
          <table:table-cell table:formula="of:=[.E302]-[.E303]" office:value-type="float" office:value="8" calcext:value-type="float">
            <text:p>8</text:p>
          </table:table-cell>
          <table:table-cell table:formula="of:=[.$B$44]+[.$B$46]*([.E303]-[.$B$45])/[.$B$47]" office:value-type="float" office:value="-30.356" calcext:value-type="float">
            <text:p>-30.356</text:p>
          </table:table-cell>
          <table:table-cell table:formula="of:=TRUNC([.G303];2)" office:value-type="float" office:value="-30.35" calcext:value-type="float">
            <text:p>-30.35</text:p>
          </table:table-cell>
          <table:table-cell table:formula="of:=[.H303]-[.A303]" office:value-type="float" office:value="0.0059999999999043" calcext:value-type="float">
            <text:p>0.005999999999904</text:p>
          </table:table-cell>
          <table:table-cell/>
          <table:table-cell table:formula="of:=[.K302]+[.$B$46]" office:value-type="float" office:value="30.0959999999999" calcext:value-type="float">
            <text:p>30.0959999999999</text:p>
          </table:table-cell>
          <table:table-cell table:formula="of:=((0.01*[.K303]/[.$F$4])+(1.25/[.$F$4])*(([.$F$3]+[.$F$4])/([.$F$5]+[.$F$3])))*1000" office:value-type="float" office:value="20.397037037037" calcext:value-type="float">
            <text:p>20.397037037037</text:p>
          </table:table-cell>
          <table:table-cell table:formula="of:=ROUND((([.L303]/1000)*[.$F$10]*[.$H$12])-[.$H$11];5)" office:value-type="float" office:value="3.19553" calcext:value-type="float">
            <text:p>3.19553</text:p>
          </table:table-cell>
          <table:table-cell table:formula="of:=INT([.M303]/([.$F$20]/[.$G$21]))" office:value-type="float" office:value="3966" calcext:value-type="float">
            <text:p>3966</text:p>
          </table:table-cell>
          <table:table-cell table:formula="of:=[.$G$22]*INT([.M303]/([.$G$22]*[.$F$20]/[.$G$21]))" office:value-type="float" office:value="3960" calcext:value-type="float">
            <text:p>3960</text:p>
          </table:table-cell>
          <table:table-cell table:formula="of:=[.O303]-[.O302]" office:value-type="float" office:value="8" calcext:value-type="float">
            <text:p>8</text:p>
          </table:table-cell>
          <table:table-cell table:formula="of:=[.$B$44]+[.$B$46]*([.O303]-[.$B$45])/[.$B$47]" office:value-type="float" office:value="30.096" calcext:value-type="float">
            <text:p>30.096</text:p>
          </table:table-cell>
          <table:table-cell table:formula="of:=TRUNC([.Q303];2)" office:value-type="float" office:value="30.09" calcext:value-type="float">
            <text:p>30.09</text:p>
          </table:table-cell>
          <table:table-cell table:formula="of:=[.R303]-[.K303]" office:value-type="float" office:value="-0.00599999999990786" calcext:value-type="float">
            <text:p>-0.005999999999908</text:p>
          </table:table-cell>
          <table:table-cell table:number-columns-repeated="1005"/>
        </table:table-row>
        <table:table-row table:style-name="ro1">
          <table:table-cell table:formula="of:=[.A303]-[.$B$46]" office:value-type="float" office:value="-30.4829999999999" calcext:value-type="float">
            <text:p>-30.4829999999999</text:p>
          </table:table-cell>
          <table:table-cell table:formula="of:=((0.01*[.A304]/[.$F$4])+(1.25/[.$F$4])*(([.$F$3]+[.$F$4])/([.$F$5]+[.$F$3])))*1000" office:value-type="float" office:value="3.56953703703707" calcext:value-type="float">
            <text:p>3.56953703703707</text:p>
          </table:table-cell>
          <table:table-cell table:formula="of:=ROUND((([.B304]/1000)*[.$F$10]*[.$H$12])-[.$H$11];5)" office:value-type="float" office:value="0.12066" calcext:value-type="float">
            <text:p>0.12066</text:p>
          </table:table-cell>
          <table:table-cell table:formula="of:=INT([.C304]/([.$F$20]/[.$G$21]))" office:value-type="float" office:value="149" calcext:value-type="float">
            <text:p>149</text:p>
          </table:table-cell>
          <table:table-cell table:formula="of:=[.$G$22]*INT([.C304]/([.$G$22]*[.$F$20]/[.$G$21]))" office:value-type="float" office:value="144" calcext:value-type="float">
            <text:p>144</text:p>
          </table:table-cell>
          <table:table-cell table:formula="of:=[.E303]-[.E304]" office:value-type="float" office:value="8" calcext:value-type="float">
            <text:p>8</text:p>
          </table:table-cell>
          <table:table-cell table:formula="of:=[.$B$44]+[.$B$46]*([.E304]-[.$B$45])/[.$B$47]" office:value-type="float" office:value="-30.483" calcext:value-type="float">
            <text:p>-30.483</text:p>
          </table:table-cell>
          <table:table-cell table:formula="of:=TRUNC([.G304];2)" office:value-type="float" office:value="-30.48" calcext:value-type="float">
            <text:p>-30.48</text:p>
          </table:table-cell>
          <table:table-cell table:formula="of:=[.H304]-[.A304]" office:value-type="float" office:value="0.00299999999990419" calcext:value-type="float">
            <text:p>0.002999999999904</text:p>
          </table:table-cell>
          <table:table-cell/>
          <table:table-cell table:formula="of:=[.K303]+[.$B$46]" office:value-type="float" office:value="30.2229999999999" calcext:value-type="float">
            <text:p>30.2229999999999</text:p>
          </table:table-cell>
          <table:table-cell table:formula="of:=((0.01*[.K304]/[.$F$4])+(1.25/[.$F$4])*(([.$F$3]+[.$F$4])/([.$F$5]+[.$F$3])))*1000" office:value-type="float" office:value="20.4323148148148" calcext:value-type="float">
            <text:p>20.4323148148148</text:p>
          </table:table-cell>
          <table:table-cell table:formula="of:=ROUND((([.L304]/1000)*[.$F$10]*[.$H$12])-[.$H$11];5)" office:value-type="float" office:value="3.20197" calcext:value-type="float">
            <text:p>3.20197</text:p>
          </table:table-cell>
          <table:table-cell table:formula="of:=INT([.M304]/([.$F$20]/[.$G$21]))" office:value-type="float" office:value="3974" calcext:value-type="float">
            <text:p>3974</text:p>
          </table:table-cell>
          <table:table-cell table:formula="of:=[.$G$22]*INT([.M304]/([.$G$22]*[.$F$20]/[.$G$21]))" office:value-type="float" office:value="3968" calcext:value-type="float">
            <text:p>3968</text:p>
          </table:table-cell>
          <table:table-cell table:formula="of:=[.O304]-[.O303]" office:value-type="float" office:value="8" calcext:value-type="float">
            <text:p>8</text:p>
          </table:table-cell>
          <table:table-cell table:formula="of:=[.$B$44]+[.$B$46]*([.O304]-[.$B$45])/[.$B$47]" office:value-type="float" office:value="30.223" calcext:value-type="float">
            <text:p>30.223</text:p>
          </table:table-cell>
          <table:table-cell table:formula="of:=TRUNC([.Q304];2)" office:value-type="float" office:value="30.22" calcext:value-type="float">
            <text:p>30.22</text:p>
          </table:table-cell>
          <table:table-cell table:formula="of:=[.R304]-[.K304]" office:value-type="float" office:value="-0.00299999999990774" calcext:value-type="float">
            <text:p>-0.002999999999908</text:p>
          </table:table-cell>
          <table:table-cell table:number-columns-repeated="1005"/>
        </table:table-row>
        <table:table-row table:style-name="ro1">
          <table:table-cell table:formula="of:=[.A304]-[.$B$46]" office:value-type="float" office:value="-30.6099999999999" calcext:value-type="float">
            <text:p>-30.6099999999999</text:p>
          </table:table-cell>
          <table:table-cell table:formula="of:=((0.01*[.A305]/[.$F$4])+(1.25/[.$F$4])*(([.$F$3]+[.$F$4])/([.$F$5]+[.$F$3])))*1000" office:value-type="float" office:value="3.53425925925929" calcext:value-type="float">
            <text:p>3.53425925925929</text:p>
          </table:table-cell>
          <table:table-cell table:formula="of:=ROUND((([.B305]/1000)*[.$F$10]*[.$H$12])-[.$H$11];5)" office:value-type="float" office:value="0.11421" calcext:value-type="float">
            <text:p>0.11421</text:p>
          </table:table-cell>
          <table:table-cell table:formula="of:=INT([.C305]/([.$F$20]/[.$G$21]))" office:value-type="float" office:value="141" calcext:value-type="float">
            <text:p>141</text:p>
          </table:table-cell>
          <table:table-cell table:formula="of:=[.$G$22]*INT([.C305]/([.$G$22]*[.$F$20]/[.$G$21]))" office:value-type="float" office:value="136" calcext:value-type="float">
            <text:p>136</text:p>
          </table:table-cell>
          <table:table-cell table:formula="of:=[.E304]-[.E305]" office:value-type="float" office:value="8" calcext:value-type="float">
            <text:p>8</text:p>
          </table:table-cell>
          <table:table-cell table:formula="of:=[.$B$44]+[.$B$46]*([.E305]-[.$B$45])/[.$B$47]" office:value-type="float" office:value="-30.61" calcext:value-type="float">
            <text:p>-30.61</text:p>
          </table:table-cell>
          <table:table-cell table:formula="of:=TRUNC([.G305];2)" office:value-type="float" office:value="-30.61" calcext:value-type="float">
            <text:p>-30.61</text:p>
          </table:table-cell>
          <table:table-cell table:formula="of:=[.H305]-[.A305]" office:value-type="float" office:value="0" calcext:value-type="float">
            <text:p>0</text:p>
          </table:table-cell>
          <table:table-cell/>
          <table:table-cell table:formula="of:=[.K304]+[.$B$46]" office:value-type="float" office:value="30.3499999999999" calcext:value-type="float">
            <text:p>30.3499999999999</text:p>
          </table:table-cell>
          <table:table-cell table:formula="of:=((0.01*[.K305]/[.$F$4])+(1.25/[.$F$4])*(([.$F$3]+[.$F$4])/([.$F$5]+[.$F$3])))*1000" office:value-type="float" office:value="20.4675925925926" calcext:value-type="float">
            <text:p>20.4675925925926</text:p>
          </table:table-cell>
          <table:table-cell table:formula="of:=ROUND((([.L305]/1000)*[.$F$10]*[.$H$12])-[.$H$11];5)" office:value-type="float" office:value="3.20842" calcext:value-type="float">
            <text:p>3.20842</text:p>
          </table:table-cell>
          <table:table-cell table:formula="of:=INT([.M305]/([.$F$20]/[.$G$21]))" office:value-type="float" office:value="3982" calcext:value-type="float">
            <text:p>3982</text:p>
          </table:table-cell>
          <table:table-cell table:formula="of:=[.$G$22]*INT([.M305]/([.$G$22]*[.$F$20]/[.$G$21]))" office:value-type="float" office:value="3976" calcext:value-type="float">
            <text:p>3976</text:p>
          </table:table-cell>
          <table:table-cell table:formula="of:=[.O305]-[.O304]" office:value-type="float" office:value="8" calcext:value-type="float">
            <text:p>8</text:p>
          </table:table-cell>
          <table:table-cell table:formula="of:=[.$B$44]+[.$B$46]*([.O305]-[.$B$45])/[.$B$47]" office:value-type="float" office:value="30.35" calcext:value-type="float">
            <text:p>30.35</text:p>
          </table:table-cell>
          <table:table-cell table:formula="of:=TRUNC([.Q305];2)" office:value-type="float" office:value="30.35" calcext:value-type="float">
            <text:p>30.35</text:p>
          </table:table-cell>
          <table:table-cell table:formula="of:=[.R305]-[.K30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305]-[.$B$46]" office:value-type="float" office:value="-30.7369999999999" calcext:value-type="float">
            <text:p>-30.7369999999999</text:p>
          </table:table-cell>
          <table:table-cell table:formula="of:=((0.01*[.A306]/[.$F$4])+(1.25/[.$F$4])*(([.$F$3]+[.$F$4])/([.$F$5]+[.$F$3])))*1000" office:value-type="float" office:value="3.49898148148151" calcext:value-type="float">
            <text:p>3.49898148148151</text:p>
          </table:table-cell>
          <table:table-cell table:formula="of:=ROUND((([.B306]/1000)*[.$F$10]*[.$H$12])-[.$H$11];5)" office:value-type="float" office:value="0.10776" calcext:value-type="float">
            <text:p>0.10776</text:p>
          </table:table-cell>
          <table:table-cell table:formula="of:=INT([.C306]/([.$F$20]/[.$G$21]))" office:value-type="float" office:value="133" calcext:value-type="float">
            <text:p>133</text:p>
          </table:table-cell>
          <table:table-cell table:formula="of:=[.$G$22]*INT([.C306]/([.$G$22]*[.$F$20]/[.$G$21]))" office:value-type="float" office:value="128" calcext:value-type="float">
            <text:p>128</text:p>
          </table:table-cell>
          <table:table-cell table:formula="of:=[.E305]-[.E306]" office:value-type="float" office:value="8" calcext:value-type="float">
            <text:p>8</text:p>
          </table:table-cell>
          <table:table-cell table:formula="of:=[.$B$44]+[.$B$46]*([.E306]-[.$B$45])/[.$B$47]" office:value-type="float" office:value="-30.737" calcext:value-type="float">
            <text:p>-30.737</text:p>
          </table:table-cell>
          <table:table-cell table:formula="of:=TRUNC([.G306];2)" office:value-type="float" office:value="-30.73" calcext:value-type="float">
            <text:p>-30.73</text:p>
          </table:table-cell>
          <table:table-cell table:formula="of:=[.H306]-[.A306]" office:value-type="float" office:value="0.00699999999990197" calcext:value-type="float">
            <text:p>0.006999999999902</text:p>
          </table:table-cell>
          <table:table-cell/>
          <table:table-cell table:formula="of:=[.K305]+[.$B$46]" office:value-type="float" office:value="30.4769999999999" calcext:value-type="float">
            <text:p>30.4769999999999</text:p>
          </table:table-cell>
          <table:table-cell table:formula="of:=((0.01*[.K306]/[.$F$4])+(1.25/[.$F$4])*(([.$F$3]+[.$F$4])/([.$F$5]+[.$F$3])))*1000" office:value-type="float" office:value="20.5028703703703" calcext:value-type="float">
            <text:p>20.5028703703703</text:p>
          </table:table-cell>
          <table:table-cell table:formula="of:=ROUND((([.L306]/1000)*[.$F$10]*[.$H$12])-[.$H$11];5)" office:value-type="float" office:value="3.21487" calcext:value-type="float">
            <text:p>3.21487</text:p>
          </table:table-cell>
          <table:table-cell table:formula="of:=INT([.M306]/([.$F$20]/[.$G$21]))" office:value-type="float" office:value="3990" calcext:value-type="float">
            <text:p>3990</text:p>
          </table:table-cell>
          <table:table-cell table:formula="of:=[.$G$22]*INT([.M306]/([.$G$22]*[.$F$20]/[.$G$21]))" office:value-type="float" office:value="3984" calcext:value-type="float">
            <text:p>3984</text:p>
          </table:table-cell>
          <table:table-cell table:formula="of:=[.O306]-[.O305]" office:value-type="float" office:value="8" calcext:value-type="float">
            <text:p>8</text:p>
          </table:table-cell>
          <table:table-cell table:formula="of:=[.$B$44]+[.$B$46]*([.O306]-[.$B$45])/[.$B$47]" office:value-type="float" office:value="30.477" calcext:value-type="float">
            <text:p>30.477</text:p>
          </table:table-cell>
          <table:table-cell table:formula="of:=TRUNC([.Q306];2)" office:value-type="float" office:value="30.47" calcext:value-type="float">
            <text:p>30.47</text:p>
          </table:table-cell>
          <table:table-cell table:formula="of:=[.R306]-[.K306]" office:value-type="float" office:value="-0.00699999999990553" calcext:value-type="float">
            <text:p>-0.006999999999906</text:p>
          </table:table-cell>
          <table:table-cell table:number-columns-repeated="1005"/>
        </table:table-row>
        <table:table-row table:style-name="ro1">
          <table:table-cell table:formula="of:=[.A306]-[.$B$46]" office:value-type="float" office:value="-30.8639999999999" calcext:value-type="float">
            <text:p>-30.8639999999999</text:p>
          </table:table-cell>
          <table:table-cell table:formula="of:=((0.01*[.A307]/[.$F$4])+(1.25/[.$F$4])*(([.$F$3]+[.$F$4])/([.$F$5]+[.$F$3])))*1000" office:value-type="float" office:value="3.46370370370373" calcext:value-type="float">
            <text:p>3.46370370370373</text:p>
          </table:table-cell>
          <table:table-cell table:formula="of:=ROUND((([.B307]/1000)*[.$F$10]*[.$H$12])-[.$H$11];5)" office:value-type="float" office:value="0.10132" calcext:value-type="float">
            <text:p>0.10132</text:p>
          </table:table-cell>
          <table:table-cell table:formula="of:=INT([.C307]/([.$F$20]/[.$G$21]))" office:value-type="float" office:value="125" calcext:value-type="float">
            <text:p>125</text:p>
          </table:table-cell>
          <table:table-cell table:formula="of:=[.$G$22]*INT([.C307]/([.$G$22]*[.$F$20]/[.$G$21]))" office:value-type="float" office:value="120" calcext:value-type="float">
            <text:p>120</text:p>
          </table:table-cell>
          <table:table-cell table:formula="of:=[.E306]-[.E307]" office:value-type="float" office:value="8" calcext:value-type="float">
            <text:p>8</text:p>
          </table:table-cell>
          <table:table-cell table:formula="of:=[.$B$44]+[.$B$46]*([.E307]-[.$B$45])/[.$B$47]" office:value-type="float" office:value="-30.864" calcext:value-type="float">
            <text:p>-30.864</text:p>
          </table:table-cell>
          <table:table-cell table:formula="of:=TRUNC([.G307];2)" office:value-type="float" office:value="-30.86" calcext:value-type="float">
            <text:p>-30.86</text:p>
          </table:table-cell>
          <table:table-cell table:formula="of:=[.H307]-[.A307]" office:value-type="float" office:value="0.00399999999990186" calcext:value-type="float">
            <text:p>0.003999999999902</text:p>
          </table:table-cell>
          <table:table-cell/>
          <table:table-cell table:formula="of:=[.K306]+[.$B$46]" office:value-type="float" office:value="30.6039999999999" calcext:value-type="float">
            <text:p>30.6039999999999</text:p>
          </table:table-cell>
          <table:table-cell table:formula="of:=((0.01*[.K307]/[.$F$4])+(1.25/[.$F$4])*(([.$F$3]+[.$F$4])/([.$F$5]+[.$F$3])))*1000" office:value-type="float" office:value="20.5381481481481" calcext:value-type="float">
            <text:p>20.5381481481481</text:p>
          </table:table-cell>
          <table:table-cell table:formula="of:=ROUND((([.L307]/1000)*[.$F$10]*[.$H$12])-[.$H$11];5)" office:value-type="float" office:value="3.22131" calcext:value-type="float">
            <text:p>3.22131</text:p>
          </table:table-cell>
          <table:table-cell table:formula="of:=INT([.M307]/([.$F$20]/[.$G$21]))" office:value-type="float" office:value="3998" calcext:value-type="float">
            <text:p>3998</text:p>
          </table:table-cell>
          <table:table-cell table:formula="of:=[.$G$22]*INT([.M307]/([.$G$22]*[.$F$20]/[.$G$21]))" office:value-type="float" office:value="3992" calcext:value-type="float">
            <text:p>3992</text:p>
          </table:table-cell>
          <table:table-cell table:formula="of:=[.O307]-[.O306]" office:value-type="float" office:value="8" calcext:value-type="float">
            <text:p>8</text:p>
          </table:table-cell>
          <table:table-cell table:formula="of:=[.$B$44]+[.$B$46]*([.O307]-[.$B$45])/[.$B$47]" office:value-type="float" office:value="30.604" calcext:value-type="float">
            <text:p>30.604</text:p>
          </table:table-cell>
          <table:table-cell table:formula="of:=TRUNC([.Q307];2)" office:value-type="float" office:value="30.6" calcext:value-type="float">
            <text:p>30.6</text:p>
          </table:table-cell>
          <table:table-cell table:formula="of:=[.R307]-[.K307]" office:value-type="float" office:value="-0.00399999999990186" calcext:value-type="float">
            <text:p>-0.003999999999902</text:p>
          </table:table-cell>
          <table:table-cell table:number-columns-repeated="1005"/>
        </table:table-row>
        <table:table-row table:style-name="ro1">
          <table:table-cell table:formula="of:=[.A307]-[.$B$46]" office:value-type="float" office:value="-30.9909999999999" calcext:value-type="float">
            <text:p>-30.9909999999999</text:p>
          </table:table-cell>
          <table:table-cell table:formula="of:=((0.01*[.A308]/[.$F$4])+(1.25/[.$F$4])*(([.$F$3]+[.$F$4])/([.$F$5]+[.$F$3])))*1000" office:value-type="float" office:value="3.42842592592595" calcext:value-type="float">
            <text:p>3.42842592592595</text:p>
          </table:table-cell>
          <table:table-cell table:formula="of:=ROUND((([.B308]/1000)*[.$F$10]*[.$H$12])-[.$H$11];5)" office:value-type="float" office:value="0.09487" calcext:value-type="float">
            <text:p>0.09487</text:p>
          </table:table-cell>
          <table:table-cell table:formula="of:=INT([.C308]/([.$F$20]/[.$G$21]))" office:value-type="float" office:value="117" calcext:value-type="float">
            <text:p>117</text:p>
          </table:table-cell>
          <table:table-cell table:formula="of:=[.$G$22]*INT([.C308]/([.$G$22]*[.$F$20]/[.$G$21]))" office:value-type="float" office:value="112" calcext:value-type="float">
            <text:p>112</text:p>
          </table:table-cell>
          <table:table-cell table:formula="of:=[.E307]-[.E308]" office:value-type="float" office:value="8" calcext:value-type="float">
            <text:p>8</text:p>
          </table:table-cell>
          <table:table-cell table:formula="of:=[.$B$44]+[.$B$46]*([.E308]-[.$B$45])/[.$B$47]" office:value-type="float" office:value="-30.991" calcext:value-type="float">
            <text:p>-30.991</text:p>
          </table:table-cell>
          <table:table-cell table:formula="of:=TRUNC([.G308];2)" office:value-type="float" office:value="-30.99" calcext:value-type="float">
            <text:p>-30.99</text:p>
          </table:table-cell>
          <table:table-cell table:formula="of:=[.H308]-[.A308]" office:value-type="float" office:value="0.000999999999901746" calcext:value-type="float">
            <text:p>0.000999999999902</text:p>
          </table:table-cell>
          <table:table-cell/>
          <table:table-cell table:formula="of:=[.K307]+[.$B$46]" office:value-type="float" office:value="30.7309999999999" calcext:value-type="float">
            <text:p>30.7309999999999</text:p>
          </table:table-cell>
          <table:table-cell table:formula="of:=((0.01*[.K308]/[.$F$4])+(1.25/[.$F$4])*(([.$F$3]+[.$F$4])/([.$F$5]+[.$F$3])))*1000" office:value-type="float" office:value="20.5734259259259" calcext:value-type="float">
            <text:p>20.5734259259259</text:p>
          </table:table-cell>
          <table:table-cell table:formula="of:=ROUND((([.L308]/1000)*[.$F$10]*[.$H$12])-[.$H$11];5)" office:value-type="float" office:value="3.22776" calcext:value-type="float">
            <text:p>3.22776</text:p>
          </table:table-cell>
          <table:table-cell table:formula="of:=INT([.M308]/([.$F$20]/[.$G$21]))" office:value-type="float" office:value="4006" calcext:value-type="float">
            <text:p>4006</text:p>
          </table:table-cell>
          <table:table-cell table:formula="of:=[.$G$22]*INT([.M308]/([.$G$22]*[.$F$20]/[.$G$21]))" office:value-type="float" office:value="4000" calcext:value-type="float">
            <text:p>4000</text:p>
          </table:table-cell>
          <table:table-cell table:formula="of:=[.O308]-[.O307]" office:value-type="float" office:value="8" calcext:value-type="float">
            <text:p>8</text:p>
          </table:table-cell>
          <table:table-cell table:formula="of:=[.$B$44]+[.$B$46]*([.O308]-[.$B$45])/[.$B$47]" office:value-type="float" office:value="30.731" calcext:value-type="float">
            <text:p>30.731</text:p>
          </table:table-cell>
          <table:table-cell table:formula="of:=TRUNC([.Q308];2)" office:value-type="float" office:value="30.73" calcext:value-type="float">
            <text:p>30.73</text:p>
          </table:table-cell>
          <table:table-cell table:formula="of:=[.R308]-[.K308]" office:value-type="float" office:value="-0.000999999999901746" calcext:value-type="float">
            <text:p>-0.000999999999902</text:p>
          </table:table-cell>
          <table:table-cell table:number-columns-repeated="1005"/>
        </table:table-row>
        <table:table-row table:style-name="ro1">
          <table:table-cell table:formula="of:=[.A308]-[.$B$46]" office:value-type="float" office:value="-31.1179999999999" calcext:value-type="float">
            <text:p>-31.1179999999999</text:p>
          </table:table-cell>
          <table:table-cell table:formula="of:=((0.01*[.A309]/[.$F$4])+(1.25/[.$F$4])*(([.$F$3]+[.$F$4])/([.$F$5]+[.$F$3])))*1000" office:value-type="float" office:value="3.39314814814818" calcext:value-type="float">
            <text:p>3.39314814814818</text:p>
          </table:table-cell>
          <table:table-cell table:formula="of:=ROUND((([.B309]/1000)*[.$F$10]*[.$H$12])-[.$H$11];5)" office:value-type="float" office:value="0.08843" calcext:value-type="float">
            <text:p>0.08843</text:p>
          </table:table-cell>
          <table:table-cell table:formula="of:=INT([.C309]/([.$F$20]/[.$G$21]))" office:value-type="float" office:value="109" calcext:value-type="float">
            <text:p>109</text:p>
          </table:table-cell>
          <table:table-cell table:formula="of:=[.$G$22]*INT([.C309]/([.$G$22]*[.$F$20]/[.$G$21]))" office:value-type="float" office:value="104" calcext:value-type="float">
            <text:p>104</text:p>
          </table:table-cell>
          <table:table-cell table:formula="of:=[.E308]-[.E309]" office:value-type="float" office:value="8" calcext:value-type="float">
            <text:p>8</text:p>
          </table:table-cell>
          <table:table-cell table:formula="of:=[.$B$44]+[.$B$46]*([.E309]-[.$B$45])/[.$B$47]" office:value-type="float" office:value="-31.118" calcext:value-type="float">
            <text:p>-31.118</text:p>
          </table:table-cell>
          <table:table-cell table:formula="of:=TRUNC([.G309];2)" office:value-type="float" office:value="-31.11" calcext:value-type="float">
            <text:p>-31.11</text:p>
          </table:table-cell>
          <table:table-cell table:formula="of:=[.H309]-[.A309]" office:value-type="float" office:value="0.00799999999989964" calcext:value-type="float">
            <text:p>0.0079999999999</text:p>
          </table:table-cell>
          <table:table-cell/>
          <table:table-cell table:formula="of:=[.K308]+[.$B$46]" office:value-type="float" office:value="30.8579999999999" calcext:value-type="float">
            <text:p>30.8579999999999</text:p>
          </table:table-cell>
          <table:table-cell table:formula="of:=((0.01*[.K309]/[.$F$4])+(1.25/[.$F$4])*(([.$F$3]+[.$F$4])/([.$F$5]+[.$F$3])))*1000" office:value-type="float" office:value="20.6087037037037" calcext:value-type="float">
            <text:p>20.6087037037037</text:p>
          </table:table-cell>
          <table:table-cell table:formula="of:=ROUND((([.L309]/1000)*[.$F$10]*[.$H$12])-[.$H$11];5)" office:value-type="float" office:value="3.2342" calcext:value-type="float">
            <text:p>3.2342</text:p>
          </table:table-cell>
          <table:table-cell table:formula="of:=INT([.M309]/([.$F$20]/[.$G$21]))" office:value-type="float" office:value="4014" calcext:value-type="float">
            <text:p>4014</text:p>
          </table:table-cell>
          <table:table-cell table:formula="of:=[.$G$22]*INT([.M309]/([.$G$22]*[.$F$20]/[.$G$21]))" office:value-type="float" office:value="4008" calcext:value-type="float">
            <text:p>4008</text:p>
          </table:table-cell>
          <table:table-cell table:formula="of:=[.O309]-[.O308]" office:value-type="float" office:value="8" calcext:value-type="float">
            <text:p>8</text:p>
          </table:table-cell>
          <table:table-cell table:formula="of:=[.$B$44]+[.$B$46]*([.O309]-[.$B$45])/[.$B$47]" office:value-type="float" office:value="30.858" calcext:value-type="float">
            <text:p>30.858</text:p>
          </table:table-cell>
          <table:table-cell table:formula="of:=TRUNC([.Q309];2)" office:value-type="float" office:value="30.85" calcext:value-type="float">
            <text:p>30.85</text:p>
          </table:table-cell>
          <table:table-cell table:formula="of:=[.R309]-[.K309]" office:value-type="float" office:value="-0.00799999999989964" calcext:value-type="float">
            <text:p>-0.0079999999999</text:p>
          </table:table-cell>
          <table:table-cell table:number-columns-repeated="1005"/>
        </table:table-row>
        <table:table-row table:style-name="ro1">
          <table:table-cell table:formula="of:=[.A309]-[.$B$46]" office:value-type="float" office:value="-31.2449999999999" calcext:value-type="float">
            <text:p>-31.2449999999999</text:p>
          </table:table-cell>
          <table:table-cell table:formula="of:=((0.01*[.A310]/[.$F$4])+(1.25/[.$F$4])*(([.$F$3]+[.$F$4])/([.$F$5]+[.$F$3])))*1000" office:value-type="float" office:value="3.3578703703704" calcext:value-type="float">
            <text:p>3.3578703703704</text:p>
          </table:table-cell>
          <table:table-cell table:formula="of:=ROUND((([.B310]/1000)*[.$F$10]*[.$H$12])-[.$H$11];5)" office:value-type="float" office:value="0.08198" calcext:value-type="float">
            <text:p>0.08198</text:p>
          </table:table-cell>
          <table:table-cell table:formula="of:=INT([.C310]/([.$F$20]/[.$G$21]))" office:value-type="float" office:value="101" calcext:value-type="float">
            <text:p>101</text:p>
          </table:table-cell>
          <table:table-cell table:formula="of:=[.$G$22]*INT([.C310]/([.$G$22]*[.$F$20]/[.$G$21]))" office:value-type="float" office:value="96" calcext:value-type="float">
            <text:p>96</text:p>
          </table:table-cell>
          <table:table-cell table:formula="of:=[.E309]-[.E310]" office:value-type="float" office:value="8" calcext:value-type="float">
            <text:p>8</text:p>
          </table:table-cell>
          <table:table-cell table:formula="of:=[.$B$44]+[.$B$46]*([.E310]-[.$B$45])/[.$B$47]" office:value-type="float" office:value="-31.245" calcext:value-type="float">
            <text:p>-31.245</text:p>
          </table:table-cell>
          <table:table-cell table:formula="of:=TRUNC([.G310];2)" office:value-type="float" office:value="-31.24" calcext:value-type="float">
            <text:p>-31.24</text:p>
          </table:table-cell>
          <table:table-cell table:formula="of:=[.H310]-[.A310]" office:value-type="float" office:value="0.00499999999989953" calcext:value-type="float">
            <text:p>0.0049999999999</text:p>
          </table:table-cell>
          <table:table-cell/>
          <table:table-cell table:formula="of:=[.K309]+[.$B$46]" office:value-type="float" office:value="30.9849999999999" calcext:value-type="float">
            <text:p>30.9849999999999</text:p>
          </table:table-cell>
          <table:table-cell table:formula="of:=((0.01*[.K310]/[.$F$4])+(1.25/[.$F$4])*(([.$F$3]+[.$F$4])/([.$F$5]+[.$F$3])))*1000" office:value-type="float" office:value="20.6439814814815" calcext:value-type="float">
            <text:p>20.6439814814815</text:p>
          </table:table-cell>
          <table:table-cell table:formula="of:=ROUND((([.L310]/1000)*[.$F$10]*[.$H$12])-[.$H$11];5)" office:value-type="float" office:value="3.24065" calcext:value-type="float">
            <text:p>3.24065</text:p>
          </table:table-cell>
          <table:table-cell table:formula="of:=INT([.M310]/([.$F$20]/[.$G$21]))" office:value-type="float" office:value="4022" calcext:value-type="float">
            <text:p>4022</text:p>
          </table:table-cell>
          <table:table-cell table:formula="of:=[.$G$22]*INT([.M310]/([.$G$22]*[.$F$20]/[.$G$21]))" office:value-type="float" office:value="4016" calcext:value-type="float">
            <text:p>4016</text:p>
          </table:table-cell>
          <table:table-cell table:formula="of:=[.O310]-[.O309]" office:value-type="float" office:value="8" calcext:value-type="float">
            <text:p>8</text:p>
          </table:table-cell>
          <table:table-cell table:formula="of:=[.$B$44]+[.$B$46]*([.O310]-[.$B$45])/[.$B$47]" office:value-type="float" office:value="30.985" calcext:value-type="float">
            <text:p>30.985</text:p>
          </table:table-cell>
          <table:table-cell table:formula="of:=TRUNC([.Q310];2)" office:value-type="float" office:value="30.98" calcext:value-type="float">
            <text:p>30.98</text:p>
          </table:table-cell>
          <table:table-cell table:formula="of:=[.R310]-[.K310]" office:value-type="float" office:value="-0.00499999999989953" calcext:value-type="float">
            <text:p>-0.0049999999999</text:p>
          </table:table-cell>
          <table:table-cell table:number-columns-repeated="1005"/>
        </table:table-row>
        <table:table-row table:style-name="ro1">
          <table:table-cell table:formula="of:=[.A310]-[.$B$46]" office:value-type="float" office:value="-31.3719999999999" calcext:value-type="float">
            <text:p>-31.3719999999999</text:p>
          </table:table-cell>
          <table:table-cell table:formula="of:=((0.01*[.A311]/[.$F$4])+(1.25/[.$F$4])*(([.$F$3]+[.$F$4])/([.$F$5]+[.$F$3])))*1000" office:value-type="float" office:value="3.32259259259262" calcext:value-type="float">
            <text:p>3.32259259259262</text:p>
          </table:table-cell>
          <table:table-cell table:formula="of:=ROUND((([.B311]/1000)*[.$F$10]*[.$H$12])-[.$H$11];5)" office:value-type="float" office:value="0.07553" calcext:value-type="float">
            <text:p>0.07553</text:p>
          </table:table-cell>
          <table:table-cell table:formula="of:=INT([.C311]/([.$F$20]/[.$G$21]))" office:value-type="float" office:value="93" calcext:value-type="float">
            <text:p>93</text:p>
          </table:table-cell>
          <table:table-cell table:formula="of:=[.$G$22]*INT([.C311]/([.$G$22]*[.$F$20]/[.$G$21]))" office:value-type="float" office:value="88" calcext:value-type="float">
            <text:p>88</text:p>
          </table:table-cell>
          <table:table-cell table:formula="of:=[.E310]-[.E311]" office:value-type="float" office:value="8" calcext:value-type="float">
            <text:p>8</text:p>
          </table:table-cell>
          <table:table-cell table:formula="of:=[.$B$44]+[.$B$46]*([.E311]-[.$B$45])/[.$B$47]" office:value-type="float" office:value="-31.372" calcext:value-type="float">
            <text:p>-31.372</text:p>
          </table:table-cell>
          <table:table-cell table:formula="of:=TRUNC([.G311];2)" office:value-type="float" office:value="-31.37" calcext:value-type="float">
            <text:p>-31.37</text:p>
          </table:table-cell>
          <table:table-cell table:formula="of:=[.H311]-[.A311]" office:value-type="float" office:value="0.00199999999989586" calcext:value-type="float">
            <text:p>0.001999999999896</text:p>
          </table:table-cell>
          <table:table-cell/>
          <table:table-cell table:formula="of:=[.K310]+[.$B$46]" office:value-type="float" office:value="31.1119999999999" calcext:value-type="float">
            <text:p>31.1119999999999</text:p>
          </table:table-cell>
          <table:table-cell table:formula="of:=((0.01*[.K311]/[.$F$4])+(1.25/[.$F$4])*(([.$F$3]+[.$F$4])/([.$F$5]+[.$F$3])))*1000" office:value-type="float" office:value="20.6792592592592" calcext:value-type="float">
            <text:p>20.6792592592592</text:p>
          </table:table-cell>
          <table:table-cell table:formula="of:=ROUND((([.L311]/1000)*[.$F$10]*[.$H$12])-[.$H$11];5)" office:value-type="float" office:value="3.2471" calcext:value-type="float">
            <text:p>3.2471</text:p>
          </table:table-cell>
          <table:table-cell table:formula="of:=INT([.M311]/([.$F$20]/[.$G$21]))" office:value-type="float" office:value="4030" calcext:value-type="float">
            <text:p>4030</text:p>
          </table:table-cell>
          <table:table-cell table:formula="of:=[.$G$22]*INT([.M311]/([.$G$22]*[.$F$20]/[.$G$21]))" office:value-type="float" office:value="4024" calcext:value-type="float">
            <text:p>4024</text:p>
          </table:table-cell>
          <table:table-cell table:formula="of:=[.O311]-[.O310]" office:value-type="float" office:value="8" calcext:value-type="float">
            <text:p>8</text:p>
          </table:table-cell>
          <table:table-cell table:formula="of:=[.$B$44]+[.$B$46]*([.O311]-[.$B$45])/[.$B$47]" office:value-type="float" office:value="31.112" calcext:value-type="float">
            <text:p>31.112</text:p>
          </table:table-cell>
          <table:table-cell table:formula="of:=TRUNC([.Q311];2)" office:value-type="float" office:value="31.11" calcext:value-type="float">
            <text:p>31.11</text:p>
          </table:table-cell>
          <table:table-cell table:formula="of:=[.R311]-[.K311]" office:value-type="float" office:value="-0.00199999999989942" calcext:value-type="float">
            <text:p>-0.001999999999899</text:p>
          </table:table-cell>
          <table:table-cell table:number-columns-repeated="1005"/>
        </table:table-row>
        <table:table-row table:style-name="ro1">
          <table:table-cell table:formula="of:=[.A311]-[.$B$46]" office:value-type="float" office:value="-31.4989999999999" calcext:value-type="float">
            <text:p>-31.4989999999999</text:p>
          </table:table-cell>
          <table:table-cell table:formula="of:=((0.01*[.A312]/[.$F$4])+(1.25/[.$F$4])*(([.$F$3]+[.$F$4])/([.$F$5]+[.$F$3])))*1000" office:value-type="float" office:value="3.28731481481485" calcext:value-type="float">
            <text:p>3.28731481481485</text:p>
          </table:table-cell>
          <table:table-cell table:formula="of:=ROUND((([.B312]/1000)*[.$F$10]*[.$H$12])-[.$H$11];5)" office:value-type="float" office:value="0.06909" calcext:value-type="float">
            <text:p>0.06909</text:p>
          </table:table-cell>
          <table:table-cell table:formula="of:=INT([.C312]/([.$F$20]/[.$G$21]))" office:value-type="float" office:value="85" calcext:value-type="float">
            <text:p>85</text:p>
          </table:table-cell>
          <table:table-cell table:formula="of:=[.$G$22]*INT([.C312]/([.$G$22]*[.$F$20]/[.$G$21]))" office:value-type="float" office:value="80" calcext:value-type="float">
            <text:p>80</text:p>
          </table:table-cell>
          <table:table-cell table:formula="of:=[.E311]-[.E312]" office:value-type="float" office:value="8" calcext:value-type="float">
            <text:p>8</text:p>
          </table:table-cell>
          <table:table-cell table:formula="of:=[.$B$44]+[.$B$46]*([.E312]-[.$B$45])/[.$B$47]" office:value-type="float" office:value="-31.499" calcext:value-type="float">
            <text:p>-31.499</text:p>
          </table:table-cell>
          <table:table-cell table:formula="of:=TRUNC([.G312];2)" office:value-type="float" office:value="-31.49" calcext:value-type="float">
            <text:p>-31.49</text:p>
          </table:table-cell>
          <table:table-cell table:formula="of:=[.H312]-[.A312]" office:value-type="float" office:value="0.00899999999989731" calcext:value-type="float">
            <text:p>0.008999999999897</text:p>
          </table:table-cell>
          <table:table-cell/>
          <table:table-cell table:formula="of:=[.K311]+[.$B$46]" office:value-type="float" office:value="31.2389999999999" calcext:value-type="float">
            <text:p>31.2389999999999</text:p>
          </table:table-cell>
          <table:table-cell table:formula="of:=((0.01*[.K312]/[.$F$4])+(1.25/[.$F$4])*(([.$F$3]+[.$F$4])/([.$F$5]+[.$F$3])))*1000" office:value-type="float" office:value="20.714537037037" calcext:value-type="float">
            <text:p>20.714537037037</text:p>
          </table:table-cell>
          <table:table-cell table:formula="of:=ROUND((([.L312]/1000)*[.$F$10]*[.$H$12])-[.$H$11];5)" office:value-type="float" office:value="3.25354" calcext:value-type="float">
            <text:p>3.25354</text:p>
          </table:table-cell>
          <table:table-cell table:formula="of:=INT([.M312]/([.$F$20]/[.$G$21]))" office:value-type="float" office:value="4038" calcext:value-type="float">
            <text:p>4038</text:p>
          </table:table-cell>
          <table:table-cell table:formula="of:=[.$G$22]*INT([.M312]/([.$G$22]*[.$F$20]/[.$G$21]))" office:value-type="float" office:value="4032" calcext:value-type="float">
            <text:p>4032</text:p>
          </table:table-cell>
          <table:table-cell table:formula="of:=[.O312]-[.O311]" office:value-type="float" office:value="8" calcext:value-type="float">
            <text:p>8</text:p>
          </table:table-cell>
          <table:table-cell table:formula="of:=[.$B$44]+[.$B$46]*([.O312]-[.$B$45])/[.$B$47]" office:value-type="float" office:value="31.239" calcext:value-type="float">
            <text:p>31.239</text:p>
          </table:table-cell>
          <table:table-cell table:formula="of:=TRUNC([.Q312];2)" office:value-type="float" office:value="31.23" calcext:value-type="float">
            <text:p>31.23</text:p>
          </table:table-cell>
          <table:table-cell table:formula="of:=[.R312]-[.K312]" office:value-type="float" office:value="-0.00899999999989731" calcext:value-type="float">
            <text:p>-0.008999999999897</text:p>
          </table:table-cell>
          <table:table-cell table:number-columns-repeated="1005"/>
        </table:table-row>
        <table:table-row table:style-name="ro1">
          <table:table-cell table:formula="of:=[.A312]-[.$B$46]" office:value-type="float" office:value="-31.6259999999999" calcext:value-type="float">
            <text:p>-31.6259999999999</text:p>
          </table:table-cell>
          <table:table-cell table:formula="of:=((0.01*[.A313]/[.$F$4])+(1.25/[.$F$4])*(([.$F$3]+[.$F$4])/([.$F$5]+[.$F$3])))*1000" office:value-type="float" office:value="3.25203703703707" calcext:value-type="float">
            <text:p>3.25203703703707</text:p>
          </table:table-cell>
          <table:table-cell table:formula="of:=ROUND((([.B313]/1000)*[.$F$10]*[.$H$12])-[.$H$11];5)" office:value-type="float" office:value="0.06264" calcext:value-type="float">
            <text:p>0.06264</text:p>
          </table:table-cell>
          <table:table-cell table:formula="of:=INT([.C313]/([.$F$20]/[.$G$21]))" office:value-type="float" office:value="77" calcext:value-type="float">
            <text:p>77</text:p>
          </table:table-cell>
          <table:table-cell table:formula="of:=[.$G$22]*INT([.C313]/([.$G$22]*[.$F$20]/[.$G$21]))" office:value-type="float" office:value="72" calcext:value-type="float">
            <text:p>72</text:p>
          </table:table-cell>
          <table:table-cell table:formula="of:=[.E312]-[.E313]" office:value-type="float" office:value="8" calcext:value-type="float">
            <text:p>8</text:p>
          </table:table-cell>
          <table:table-cell table:formula="of:=[.$B$44]+[.$B$46]*([.E313]-[.$B$45])/[.$B$47]" office:value-type="float" office:value="-31.626" calcext:value-type="float">
            <text:p>-31.626</text:p>
          </table:table-cell>
          <table:table-cell table:formula="of:=TRUNC([.G313];2)" office:value-type="float" office:value="-31.62" calcext:value-type="float">
            <text:p>-31.62</text:p>
          </table:table-cell>
          <table:table-cell table:formula="of:=[.H313]-[.A313]" office:value-type="float" office:value="0.00599999999989365" calcext:value-type="float">
            <text:p>0.005999999999894</text:p>
          </table:table-cell>
          <table:table-cell/>
          <table:table-cell table:formula="of:=[.K312]+[.$B$46]" office:value-type="float" office:value="31.3659999999999" calcext:value-type="float">
            <text:p>31.3659999999999</text:p>
          </table:table-cell>
          <table:table-cell table:formula="of:=((0.01*[.K313]/[.$F$4])+(1.25/[.$F$4])*(([.$F$3]+[.$F$4])/([.$F$5]+[.$F$3])))*1000" office:value-type="float" office:value="20.7498148148148" calcext:value-type="float">
            <text:p>20.7498148148148</text:p>
          </table:table-cell>
          <table:table-cell table:formula="of:=ROUND((([.L313]/1000)*[.$F$10]*[.$H$12])-[.$H$11];5)" office:value-type="float" office:value="3.25999" calcext:value-type="float">
            <text:p>3.25999</text:p>
          </table:table-cell>
          <table:table-cell table:formula="of:=INT([.M313]/([.$F$20]/[.$G$21]))" office:value-type="float" office:value="4046" calcext:value-type="float">
            <text:p>4046</text:p>
          </table:table-cell>
          <table:table-cell table:formula="of:=[.$G$22]*INT([.M313]/([.$G$22]*[.$F$20]/[.$G$21]))" office:value-type="float" office:value="4040" calcext:value-type="float">
            <text:p>4040</text:p>
          </table:table-cell>
          <table:table-cell table:formula="of:=[.O313]-[.O312]" office:value-type="float" office:value="8" calcext:value-type="float">
            <text:p>8</text:p>
          </table:table-cell>
          <table:table-cell table:formula="of:=[.$B$44]+[.$B$46]*([.O313]-[.$B$45])/[.$B$47]" office:value-type="float" office:value="31.366" calcext:value-type="float">
            <text:p>31.366</text:p>
          </table:table-cell>
          <table:table-cell table:formula="of:=TRUNC([.Q313];2)" office:value-type="float" office:value="31.36" calcext:value-type="float">
            <text:p>31.36</text:p>
          </table:table-cell>
          <table:table-cell table:formula="of:=[.R313]-[.K313]" office:value-type="float" office:value="-0.0059999999998972" calcext:value-type="float">
            <text:p>-0.005999999999897</text:p>
          </table:table-cell>
          <table:table-cell table:number-columns-repeated="1005"/>
        </table:table-row>
        <table:table-row table:style-name="ro1">
          <table:table-cell table:formula="of:=[.A313]-[.$B$46]" office:value-type="float" office:value="-31.7529999999999" calcext:value-type="float">
            <text:p>-31.7529999999999</text:p>
          </table:table-cell>
          <table:table-cell table:formula="of:=((0.01*[.A314]/[.$F$4])+(1.25/[.$F$4])*(([.$F$3]+[.$F$4])/([.$F$5]+[.$F$3])))*1000" office:value-type="float" office:value="3.21675925925929" calcext:value-type="float">
            <text:p>3.21675925925929</text:p>
          </table:table-cell>
          <table:table-cell table:formula="of:=ROUND((([.B314]/1000)*[.$F$10]*[.$H$12])-[.$H$11];5)" office:value-type="float" office:value="0.05619" calcext:value-type="float">
            <text:p>0.05619</text:p>
          </table:table-cell>
          <table:table-cell table:formula="of:=INT([.C314]/([.$F$20]/[.$G$21]))" office:value-type="float" office:value="69" calcext:value-type="float">
            <text:p>69</text:p>
          </table:table-cell>
          <table:table-cell table:formula="of:=[.$G$22]*INT([.C314]/([.$G$22]*[.$F$20]/[.$G$21]))" office:value-type="float" office:value="64" calcext:value-type="float">
            <text:p>64</text:p>
          </table:table-cell>
          <table:table-cell table:formula="of:=[.E313]-[.E314]" office:value-type="float" office:value="8" calcext:value-type="float">
            <text:p>8</text:p>
          </table:table-cell>
          <table:table-cell table:formula="of:=[.$B$44]+[.$B$46]*([.E314]-[.$B$45])/[.$B$47]" office:value-type="float" office:value="-31.753" calcext:value-type="float">
            <text:p>-31.753</text:p>
          </table:table-cell>
          <table:table-cell table:formula="of:=TRUNC([.G314];2)" office:value-type="float" office:value="-31.75" calcext:value-type="float">
            <text:p>-31.75</text:p>
          </table:table-cell>
          <table:table-cell table:formula="of:=[.H314]-[.A314]" office:value-type="float" office:value="0.00299999999989353" calcext:value-type="float">
            <text:p>0.002999999999894</text:p>
          </table:table-cell>
          <table:table-cell/>
          <table:table-cell table:formula="of:=[.K313]+[.$B$46]" office:value-type="float" office:value="31.4929999999999" calcext:value-type="float">
            <text:p>31.4929999999999</text:p>
          </table:table-cell>
          <table:table-cell table:formula="of:=((0.01*[.K314]/[.$F$4])+(1.25/[.$F$4])*(([.$F$3]+[.$F$4])/([.$F$5]+[.$F$3])))*1000" office:value-type="float" office:value="20.7850925925926" calcext:value-type="float">
            <text:p>20.7850925925926</text:p>
          </table:table-cell>
          <table:table-cell table:formula="of:=ROUND((([.L314]/1000)*[.$F$10]*[.$H$12])-[.$H$11];5)" office:value-type="float" office:value="3.26644" calcext:value-type="float">
            <text:p>3.26644</text:p>
          </table:table-cell>
          <table:table-cell table:formula="of:=INT([.M314]/([.$F$20]/[.$G$21]))" office:value-type="float" office:value="4054" calcext:value-type="float">
            <text:p>4054</text:p>
          </table:table-cell>
          <table:table-cell table:formula="of:=[.$G$22]*INT([.M314]/([.$G$22]*[.$F$20]/[.$G$21]))" office:value-type="float" office:value="4048" calcext:value-type="float">
            <text:p>4048</text:p>
          </table:table-cell>
          <table:table-cell table:formula="of:=[.O314]-[.O313]" office:value-type="float" office:value="8" calcext:value-type="float">
            <text:p>8</text:p>
          </table:table-cell>
          <table:table-cell table:formula="of:=[.$B$44]+[.$B$46]*([.O314]-[.$B$45])/[.$B$47]" office:value-type="float" office:value="31.493" calcext:value-type="float">
            <text:p>31.493</text:p>
          </table:table-cell>
          <table:table-cell table:formula="of:=TRUNC([.Q314];2)" office:value-type="float" office:value="31.49" calcext:value-type="float">
            <text:p>31.49</text:p>
          </table:table-cell>
          <table:table-cell table:formula="of:=[.R314]-[.K314]" office:value-type="float" office:value="-0.00299999999989708" calcext:value-type="float">
            <text:p>-0.002999999999897</text:p>
          </table:table-cell>
          <table:table-cell table:number-columns-repeated="1005"/>
        </table:table-row>
        <table:table-row table:style-name="ro1">
          <table:table-cell table:formula="of:=[.A314]-[.$B$46]" office:value-type="float" office:value="-31.8799999999999" calcext:value-type="float">
            <text:p>-31.8799999999999</text:p>
          </table:table-cell>
          <table:table-cell table:formula="of:=((0.01*[.A315]/[.$F$4])+(1.25/[.$F$4])*(([.$F$3]+[.$F$4])/([.$F$5]+[.$F$3])))*1000" office:value-type="float" office:value="3.18148148148151" calcext:value-type="float">
            <text:p>3.18148148148151</text:p>
          </table:table-cell>
          <table:table-cell table:formula="of:=ROUND((([.B315]/1000)*[.$F$10]*[.$H$12])-[.$H$11];5)" office:value-type="float" office:value="0.04975" calcext:value-type="float">
            <text:p>0.04975</text:p>
          </table:table-cell>
          <table:table-cell table:formula="of:=INT([.C315]/([.$F$20]/[.$G$21]))" office:value-type="float" office:value="61" calcext:value-type="float">
            <text:p>61</text:p>
          </table:table-cell>
          <table:table-cell table:formula="of:=[.$G$22]*INT([.C315]/([.$G$22]*[.$F$20]/[.$G$21]))" office:value-type="float" office:value="56" calcext:value-type="float">
            <text:p>56</text:p>
          </table:table-cell>
          <table:table-cell table:formula="of:=[.E314]-[.E315]" office:value-type="float" office:value="8" calcext:value-type="float">
            <text:p>8</text:p>
          </table:table-cell>
          <table:table-cell table:formula="of:=[.$B$44]+[.$B$46]*([.E315]-[.$B$45])/[.$B$47]" office:value-type="float" office:value="-31.88" calcext:value-type="float">
            <text:p>-31.88</text:p>
          </table:table-cell>
          <table:table-cell table:formula="of:=TRUNC([.G315];2)" office:value-type="float" office:value="-31.88" calcext:value-type="float">
            <text:p>-31.88</text:p>
          </table:table-cell>
          <table:table-cell table:formula="of:=[.H315]-[.A315]" office:value-type="float" office:value="0" calcext:value-type="float">
            <text:p>0</text:p>
          </table:table-cell>
          <table:table-cell/>
          <table:table-cell table:formula="of:=[.K314]+[.$B$46]" office:value-type="float" office:value="31.6199999999999" calcext:value-type="float">
            <text:p>31.6199999999999</text:p>
          </table:table-cell>
          <table:table-cell table:formula="of:=((0.01*[.K315]/[.$F$4])+(1.25/[.$F$4])*(([.$F$3]+[.$F$4])/([.$F$5]+[.$F$3])))*1000" office:value-type="float" office:value="20.8203703703703" calcext:value-type="float">
            <text:p>20.8203703703703</text:p>
          </table:table-cell>
          <table:table-cell table:formula="of:=ROUND((([.L315]/1000)*[.$F$10]*[.$H$12])-[.$H$11];5)" office:value-type="float" office:value="3.27288" calcext:value-type="float">
            <text:p>3.27288</text:p>
          </table:table-cell>
          <table:table-cell table:formula="of:=INT([.M315]/([.$F$20]/[.$G$21]))" office:value-type="float" office:value="4062" calcext:value-type="float">
            <text:p>4062</text:p>
          </table:table-cell>
          <table:table-cell table:formula="of:=[.$G$22]*INT([.M315]/([.$G$22]*[.$F$20]/[.$G$21]))" office:value-type="float" office:value="4056" calcext:value-type="float">
            <text:p>4056</text:p>
          </table:table-cell>
          <table:table-cell table:formula="of:=[.O315]-[.O314]" office:value-type="float" office:value="8" calcext:value-type="float">
            <text:p>8</text:p>
          </table:table-cell>
          <table:table-cell table:formula="of:=[.$B$44]+[.$B$46]*([.O315]-[.$B$45])/[.$B$47]" office:value-type="float" office:value="31.62" calcext:value-type="float">
            <text:p>31.62</text:p>
          </table:table-cell>
          <table:table-cell table:formula="of:=TRUNC([.Q315];2)" office:value-type="float" office:value="31.62" calcext:value-type="float">
            <text:p>31.62</text:p>
          </table:table-cell>
          <table:table-cell table:formula="of:=[.R315]-[.K3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formula="of:=[.A315]-[.$B$46]" office:value-type="float" office:value="-32.0069999999999" calcext:value-type="float">
            <text:p>-32.0069999999999</text:p>
          </table:table-cell>
          <table:table-cell table:formula="of:=((0.01*[.A316]/[.$F$4])+(1.25/[.$F$4])*(([.$F$3]+[.$F$4])/([.$F$5]+[.$F$3])))*1000" office:value-type="float" office:value="3.14620370370374" calcext:value-type="float">
            <text:p>3.14620370370374</text:p>
          </table:table-cell>
          <table:table-cell table:formula="of:=ROUND((([.B316]/1000)*[.$F$10]*[.$H$12])-[.$H$11];5)" office:value-type="float" office:value="0.0433" calcext:value-type="float">
            <text:p>0.0433</text:p>
          </table:table-cell>
          <table:table-cell table:formula="of:=INT([.C316]/([.$F$20]/[.$G$21]))" office:value-type="float" office:value="53" calcext:value-type="float">
            <text:p>53</text:p>
          </table:table-cell>
          <table:table-cell table:formula="of:=[.$G$22]*INT([.C316]/([.$G$22]*[.$F$20]/[.$G$21]))" office:value-type="float" office:value="48" calcext:value-type="float">
            <text:p>48</text:p>
          </table:table-cell>
          <table:table-cell table:formula="of:=[.E315]-[.E316]" office:value-type="float" office:value="8" calcext:value-type="float">
            <text:p>8</text:p>
          </table:table-cell>
          <table:table-cell table:formula="of:=[.$B$44]+[.$B$46]*([.E316]-[.$B$45])/[.$B$47]" office:value-type="float" office:value="-32.007" calcext:value-type="float">
            <text:p>-32.007</text:p>
          </table:table-cell>
          <table:table-cell table:formula="of:=TRUNC([.G316];2)" office:value-type="float" office:value="-32" calcext:value-type="float">
            <text:p>-32</text:p>
          </table:table-cell>
          <table:table-cell table:formula="of:=[.H316]-[.A316]" office:value-type="float" office:value="0.00699999999989132" calcext:value-type="float">
            <text:p>0.006999999999891</text:p>
          </table:table-cell>
          <table:table-cell/>
          <table:table-cell table:formula="of:=[.K315]+[.$B$46]" office:value-type="float" office:value="31.7469999999999" calcext:value-type="float">
            <text:p>31.7469999999999</text:p>
          </table:table-cell>
          <table:table-cell table:formula="of:=((0.01*[.K316]/[.$F$4])+(1.25/[.$F$4])*(([.$F$3]+[.$F$4])/([.$F$5]+[.$F$3])))*1000" office:value-type="float" office:value="20.8556481481481" calcext:value-type="float">
            <text:p>20.8556481481481</text:p>
          </table:table-cell>
          <table:table-cell table:formula="of:=ROUND((([.L316]/1000)*[.$F$10]*[.$H$12])-[.$H$11];5)" office:value-type="float" office:value="3.27933" calcext:value-type="float">
            <text:p>3.27933</text:p>
          </table:table-cell>
          <table:table-cell table:formula="of:=INT([.M316]/([.$F$20]/[.$G$21]))" office:value-type="float" office:value="4070" calcext:value-type="float">
            <text:p>4070</text:p>
          </table:table-cell>
          <table:table-cell table:formula="of:=[.$G$22]*INT([.M316]/([.$G$22]*[.$F$20]/[.$G$21]))" office:value-type="float" office:value="4064" calcext:value-type="float">
            <text:p>4064</text:p>
          </table:table-cell>
          <table:table-cell table:formula="of:=[.O316]-[.O315]" office:value-type="float" office:value="8" calcext:value-type="float">
            <text:p>8</text:p>
          </table:table-cell>
          <table:table-cell table:formula="of:=[.$B$44]+[.$B$46]*([.O316]-[.$B$45])/[.$B$47]" office:value-type="float" office:value="31.747" calcext:value-type="float">
            <text:p>31.747</text:p>
          </table:table-cell>
          <table:table-cell table:formula="of:=TRUNC([.Q316];2)" office:value-type="float" office:value="31.74" calcext:value-type="float">
            <text:p>31.74</text:p>
          </table:table-cell>
          <table:table-cell table:formula="of:=[.R316]-[.K316]" office:value-type="float" office:value="-0.00699999999989487" calcext:value-type="float">
            <text:p>-0.006999999999895</text:p>
          </table:table-cell>
          <table:table-cell table:number-columns-repeated="1005"/>
        </table:table-row>
        <table:table-row table:style-name="ro1">
          <table:table-cell table:formula="of:=[.A316]-[.$B$46]" office:value-type="float" office:value="-32.1339999999999" calcext:value-type="float">
            <text:p>-32.1339999999999</text:p>
          </table:table-cell>
          <table:table-cell table:formula="of:=((0.01*[.A317]/[.$F$4])+(1.25/[.$F$4])*(([.$F$3]+[.$F$4])/([.$F$5]+[.$F$3])))*1000" office:value-type="float" office:value="3.11092592592596" calcext:value-type="float">
            <text:p>3.11092592592596</text:p>
          </table:table-cell>
          <table:table-cell table:formula="of:=ROUND((([.B317]/1000)*[.$F$10]*[.$H$12])-[.$H$11];5)" office:value-type="float" office:value="0.03686" calcext:value-type="float">
            <text:p>0.03686</text:p>
          </table:table-cell>
          <table:table-cell table:formula="of:=INT([.C317]/([.$F$20]/[.$G$21]))" office:value-type="float" office:value="45" calcext:value-type="float">
            <text:p>45</text:p>
          </table:table-cell>
          <table:table-cell table:formula="of:=[.$G$22]*INT([.C317]/([.$G$22]*[.$F$20]/[.$G$21]))" office:value-type="float" office:value="40" calcext:value-type="float">
            <text:p>40</text:p>
          </table:table-cell>
          <table:table-cell table:formula="of:=[.E316]-[.E317]" office:value-type="float" office:value="8" calcext:value-type="float">
            <text:p>8</text:p>
          </table:table-cell>
          <table:table-cell table:formula="of:=[.$B$44]+[.$B$46]*([.E317]-[.$B$45])/[.$B$47]" office:value-type="float" office:value="-32.134" calcext:value-type="float">
            <text:p>-32.134</text:p>
          </table:table-cell>
          <table:table-cell table:formula="of:=TRUNC([.G317];2)" office:value-type="float" office:value="-32.13" calcext:value-type="float">
            <text:p>-32.13</text:p>
          </table:table-cell>
          <table:table-cell table:formula="of:=[.H317]-[.A317]" office:value-type="float" office:value="0.0039999999998912" calcext:value-type="float">
            <text:p>0.003999999999891</text:p>
          </table:table-cell>
          <table:table-cell/>
          <table:table-cell table:formula="of:=[.K316]+[.$B$46]" office:value-type="float" office:value="31.8739999999999" calcext:value-type="float">
            <text:p>31.8739999999999</text:p>
          </table:table-cell>
          <table:table-cell table:formula="of:=((0.01*[.K317]/[.$F$4])+(1.25/[.$F$4])*(([.$F$3]+[.$F$4])/([.$F$5]+[.$F$3])))*1000" office:value-type="float" office:value="20.8909259259259" calcext:value-type="float">
            <text:p>20.8909259259259</text:p>
          </table:table-cell>
          <table:table-cell table:formula="of:=ROUND((([.L317]/1000)*[.$F$10]*[.$H$12])-[.$H$11];5)" office:value-type="float" office:value="3.28577" calcext:value-type="float">
            <text:p>3.28577</text:p>
          </table:table-cell>
          <table:table-cell table:formula="of:=INT([.M317]/([.$F$20]/[.$G$21]))" office:value-type="float" office:value="4078" calcext:value-type="float">
            <text:p>4078</text:p>
          </table:table-cell>
          <table:table-cell table:formula="of:=[.$G$22]*INT([.M317]/([.$G$22]*[.$F$20]/[.$G$21]))" office:value-type="float" office:value="4072" calcext:value-type="float">
            <text:p>4072</text:p>
          </table:table-cell>
          <table:table-cell table:formula="of:=[.O317]-[.O316]" office:value-type="float" office:value="8" calcext:value-type="float">
            <text:p>8</text:p>
          </table:table-cell>
          <table:table-cell table:formula="of:=[.$B$44]+[.$B$46]*([.O317]-[.$B$45])/[.$B$47]" office:value-type="float" office:value="31.874" calcext:value-type="float">
            <text:p>31.874</text:p>
          </table:table-cell>
          <table:table-cell table:formula="of:=TRUNC([.Q317];2)" office:value-type="float" office:value="31.87" calcext:value-type="float">
            <text:p>31.87</text:p>
          </table:table-cell>
          <table:table-cell table:formula="of:=[.R317]-[.K317]" office:value-type="float" office:value="-0.0039999999998912" calcext:value-type="float">
            <text:p>-0.003999999999891</text:p>
          </table:table-cell>
          <table:table-cell table:number-columns-repeated="1005"/>
        </table:table-row>
        <table:table-row table:style-name="ro1">
          <table:table-cell table:formula="of:=[.A317]-[.$B$46]" office:value-type="float" office:value="-32.2609999999999" calcext:value-type="float">
            <text:p>-32.2609999999999</text:p>
          </table:table-cell>
          <table:table-cell table:formula="of:=((0.01*[.A318]/[.$F$4])+(1.25/[.$F$4])*(([.$F$3]+[.$F$4])/([.$F$5]+[.$F$3])))*1000" office:value-type="float" office:value="3.07564814814818" calcext:value-type="float">
            <text:p>3.07564814814818</text:p>
          </table:table-cell>
          <table:table-cell table:formula="of:=ROUND((([.B318]/1000)*[.$F$10]*[.$H$12])-[.$H$11];5)" office:value-type="float" office:value="0.03041" calcext:value-type="float">
            <text:p>0.03041</text:p>
          </table:table-cell>
          <table:table-cell table:formula="of:=INT([.C318]/([.$F$20]/[.$G$21]))" office:value-type="float" office:value="37" calcext:value-type="float">
            <text:p>37</text:p>
          </table:table-cell>
          <table:table-cell table:formula="of:=[.$G$22]*INT([.C318]/([.$G$22]*[.$F$20]/[.$G$21]))" office:value-type="float" office:value="32" calcext:value-type="float">
            <text:p>32</text:p>
          </table:table-cell>
          <table:table-cell table:formula="of:=[.E317]-[.E318]" office:value-type="float" office:value="8" calcext:value-type="float">
            <text:p>8</text:p>
          </table:table-cell>
          <table:table-cell table:formula="of:=[.$B$44]+[.$B$46]*([.E318]-[.$B$45])/[.$B$47]" office:value-type="float" office:value="-32.261" calcext:value-type="float">
            <text:p>-32.261</text:p>
          </table:table-cell>
          <table:table-cell table:formula="of:=TRUNC([.G318];2)" office:value-type="float" office:value="-32.26" calcext:value-type="float">
            <text:p>-32.26</text:p>
          </table:table-cell>
          <table:table-cell table:formula="of:=[.H318]-[.A318]" office:value-type="float" office:value="0.000999999999898193" calcext:value-type="float">
            <text:p>0.000999999999898</text:p>
          </table:table-cell>
          <table:table-cell/>
          <table:table-cell table:formula="of:=[.K317]+[.$B$46]" office:value-type="float" office:value="32.0009999999999" calcext:value-type="float">
            <text:p>32.0009999999999</text:p>
          </table:table-cell>
          <table:table-cell table:formula="of:=((0.01*[.K318]/[.$F$4])+(1.25/[.$F$4])*(([.$F$3]+[.$F$4])/([.$F$5]+[.$F$3])))*1000" office:value-type="float" office:value="20.9262037037037" calcext:value-type="float">
            <text:p>20.9262037037037</text:p>
          </table:table-cell>
          <table:table-cell table:formula="of:=ROUND((([.L318]/1000)*[.$F$10]*[.$H$12])-[.$H$11];5)" office:value-type="float" office:value="3.29222" calcext:value-type="float">
            <text:p>3.29222</text:p>
          </table:table-cell>
          <table:table-cell table:formula="of:=INT([.M318]/([.$F$20]/[.$G$21]))" office:value-type="float" office:value="4086" calcext:value-type="float">
            <text:p>4086</text:p>
          </table:table-cell>
          <table:table-cell table:formula="of:=[.$G$22]*INT([.M318]/([.$G$22]*[.$F$20]/[.$G$21]))" office:value-type="float" office:value="4080" calcext:value-type="float">
            <text:p>4080</text:p>
          </table:table-cell>
          <table:table-cell table:formula="of:=[.O318]-[.O317]" office:value-type="float" office:value="8" calcext:value-type="float">
            <text:p>8</text:p>
          </table:table-cell>
          <table:table-cell table:formula="of:=[.$B$44]+[.$B$46]*([.O318]-[.$B$45])/[.$B$47]" office:value-type="float" office:value="32.001" calcext:value-type="float">
            <text:p>32.001</text:p>
          </table:table-cell>
          <table:table-cell table:formula="of:=TRUNC([.Q318];2)" office:value-type="float" office:value="32" calcext:value-type="float">
            <text:p>32</text:p>
          </table:table-cell>
          <table:table-cell table:formula="of:=[.R318]-[.K318]" office:value-type="float" office:value="-0.000999999999891088" calcext:value-type="float">
            <text:p>-0.000999999999891</text:p>
          </table:table-cell>
          <table:table-cell table:number-columns-repeated="1005"/>
        </table:table-row>
        <table:table-row table:style-name="ro1">
          <table:table-cell table:formula="of:=[.A318]-[.$B$46]" office:value-type="float" office:value="-32.3879999999999" calcext:value-type="float">
            <text:p>-32.3879999999999</text:p>
          </table:table-cell>
          <table:table-cell table:formula="of:=((0.01*[.A319]/[.$F$4])+(1.25/[.$F$4])*(([.$F$3]+[.$F$4])/([.$F$5]+[.$F$3])))*1000" office:value-type="float" office:value="3.0403703703704" calcext:value-type="float">
            <text:p>3.0403703703704</text:p>
          </table:table-cell>
          <table:table-cell table:formula="of:=ROUND((([.B319]/1000)*[.$F$10]*[.$H$12])-[.$H$11];5)" office:value-type="float" office:value="0.02396" calcext:value-type="float">
            <text:p>0.02396</text:p>
          </table:table-cell>
          <table:table-cell table:formula="of:=INT([.C319]/([.$F$20]/[.$G$21]))" office:value-type="float" office:value="29" calcext:value-type="float">
            <text:p>29</text:p>
          </table:table-cell>
          <table:table-cell table:formula="of:=[.$G$22]*INT([.C319]/([.$G$22]*[.$F$20]/[.$G$21]))" office:value-type="float" office:value="24" calcext:value-type="float">
            <text:p>24</text:p>
          </table:table-cell>
          <table:table-cell table:formula="of:=[.E318]-[.E319]" office:value-type="float" office:value="8" calcext:value-type="float">
            <text:p>8</text:p>
          </table:table-cell>
          <table:table-cell table:formula="of:=[.$B$44]+[.$B$46]*([.E319]-[.$B$45])/[.$B$47]" office:value-type="float" office:value="-32.388" calcext:value-type="float">
            <text:p>-32.388</text:p>
          </table:table-cell>
          <table:table-cell table:formula="of:=TRUNC([.G319];2)" office:value-type="float" office:value="-32.38" calcext:value-type="float">
            <text:p>-32.38</text:p>
          </table:table-cell>
          <table:table-cell table:formula="of:=[.H319]-[.A319]" office:value-type="float" office:value="0.00799999999989609" calcext:value-type="float">
            <text:p>0.007999999999896</text:p>
          </table:table-cell>
          <table:table-cell/>
          <table:table-cell table:formula="of:=[.K318]+[.$B$46]" office:value-type="float" office:value="32.1279999999999" calcext:value-type="float">
            <text:p>32.1279999999999</text:p>
          </table:table-cell>
          <table:table-cell table:formula="of:=((0.01*[.K319]/[.$F$4])+(1.25/[.$F$4])*(([.$F$3]+[.$F$4])/([.$F$5]+[.$F$3])))*1000" office:value-type="float" office:value="20.9614814814815" calcext:value-type="float">
            <text:p>20.9614814814815</text:p>
          </table:table-cell>
          <table:table-cell table:formula="of:=ROUND((([.L319]/1000)*[.$F$10]*[.$H$12])-[.$H$11];5)" office:value-type="float" office:value="3.29867" calcext:value-type="float">
            <text:p>3.29867</text:p>
          </table:table-cell>
          <table:table-cell table:formula="of:=INT([.M319]/([.$F$20]/[.$G$21]))" office:value-type="float" office:value="4094" calcext:value-type="float">
            <text:p>4094</text:p>
          </table:table-cell>
          <table:table-cell table:formula="of:=[.$G$22]*INT([.M319]/([.$G$22]*[.$F$20]/[.$G$21]))" office:value-type="float" office:value="4088" calcext:value-type="float">
            <text:p>4088</text:p>
          </table:table-cell>
          <table:table-cell table:formula="of:=[.O319]-[.O318]" office:value-type="float" office:value="8" calcext:value-type="float">
            <text:p>8</text:p>
          </table:table-cell>
          <table:table-cell table:formula="of:=[.$B$44]+[.$B$46]*([.O319]-[.$B$45])/[.$B$47]" office:value-type="float" office:value="32.128" calcext:value-type="float">
            <text:p>32.128</text:p>
          </table:table-cell>
          <table:table-cell table:formula="of:=TRUNC([.Q319];2)" office:value-type="float" office:value="32.12" calcext:value-type="float">
            <text:p>32.12</text:p>
          </table:table-cell>
          <table:table-cell table:formula="of:=[.R319]-[.K319]" office:value-type="float" office:value="-0.00799999999989609" calcext:value-type="float">
            <text:p>-0.007999999999896</text:p>
          </table:table-cell>
          <table:table-cell table:number-columns-repeated="1005"/>
        </table:table-row>
        <table:table-row table:style-name="ro1">
          <table:table-cell table:formula="of:=[.A319]-[.$B$46]" office:value-type="float" office:value="-32.5149999999999" calcext:value-type="float">
            <text:p>-32.5149999999999</text:p>
          </table:table-cell>
          <table:table-cell table:formula="of:=((0.01*[.A320]/[.$F$4])+(1.25/[.$F$4])*(([.$F$3]+[.$F$4])/([.$F$5]+[.$F$3])))*1000" office:value-type="float" office:value="3.00509259259262" calcext:value-type="float">
            <text:p>3.00509259259262</text:p>
          </table:table-cell>
          <table:table-cell table:formula="of:=ROUND((([.B320]/1000)*[.$F$10]*[.$H$12])-[.$H$11];5)" office:value-type="float" office:value="0.01752" calcext:value-type="float">
            <text:p>0.01752</text:p>
          </table:table-cell>
          <table:table-cell table:formula="of:=INT([.C320]/([.$F$20]/[.$G$21]))" office:value-type="float" office:value="21" calcext:value-type="float">
            <text:p>21</text:p>
          </table:table-cell>
          <table:table-cell table:formula="of:=[.$G$22]*INT([.C320]/([.$G$22]*[.$F$20]/[.$G$21]))" office:value-type="float" office:value="16" calcext:value-type="float">
            <text:p>16</text:p>
          </table:table-cell>
          <table:table-cell table:formula="of:=[.E319]-[.E320]" office:value-type="float" office:value="8" calcext:value-type="float">
            <text:p>8</text:p>
          </table:table-cell>
          <table:table-cell table:formula="of:=[.$B$44]+[.$B$46]*([.E320]-[.$B$45])/[.$B$47]" office:value-type="float" office:value="-32.515" calcext:value-type="float">
            <text:p>-32.515</text:p>
          </table:table-cell>
          <table:table-cell table:formula="of:=TRUNC([.G320];2)" office:value-type="float" office:value="-32.51" calcext:value-type="float">
            <text:p>-32.51</text:p>
          </table:table-cell>
          <table:table-cell table:formula="of:=[.H320]-[.A320]" office:value-type="float" office:value="0.00499999999990308" calcext:value-type="float">
            <text:p>0.004999999999903</text:p>
          </table:table-cell>
          <table:table-cell/>
          <table:table-cell table:formula="of:=[.K319]+[.$B$46]" office:value-type="float" office:value="32.2549999999999" calcext:value-type="float">
            <text:p>32.2549999999999</text:p>
          </table:table-cell>
          <table:table-cell table:formula="of:=((0.01*[.K320]/[.$F$4])+(1.25/[.$F$4])*(([.$F$3]+[.$F$4])/([.$F$5]+[.$F$3])))*1000" office:value-type="float" office:value="20.9967592592592" calcext:value-type="float">
            <text:p>20.9967592592592</text:p>
          </table:table-cell>
          <table:table-cell table:formula="of:=ROUND((([.L320]/1000)*[.$F$10]*[.$H$12])-[.$H$11];5)" office:value-type="float" office:value="3.30511" calcext:value-type="float">
            <text:p>3.30511</text:p>
          </table:table-cell>
          <table:table-cell table:formula="of:=INT([.M320]/([.$F$20]/[.$G$21]))" office:value-type="float" office:value="4102" calcext:value-type="float">
            <text:p>4102</text:p>
          </table:table-cell>
          <table:table-cell table:formula="of:=[.$G$22]*INT([.M320]/([.$G$22]*[.$F$20]/[.$G$21]))" office:value-type="float" office:value="4096" calcext:value-type="float">
            <text:p>4096</text:p>
          </table:table-cell>
          <table:table-cell table:formula="of:=[.O320]-[.O319]" office:value-type="float" office:value="8" calcext:value-type="float">
            <text:p>8</text:p>
          </table:table-cell>
          <table:table-cell table:formula="of:=[.$B$44]+[.$B$46]*([.O320]-[.$B$45])/[.$B$47]" office:value-type="float" office:value="32.255" calcext:value-type="float">
            <text:p>32.255</text:p>
          </table:table-cell>
          <table:table-cell table:formula="of:=TRUNC([.Q320];2)" office:value-type="float" office:value="32.25" calcext:value-type="float">
            <text:p>32.25</text:p>
          </table:table-cell>
          <table:table-cell table:formula="of:=[.R320]-[.K320]" office:value-type="float" office:value="-0.00499999999989598" calcext:value-type="float">
            <text:p>-0.004999999999896</text:p>
          </table:table-cell>
          <table:table-cell table:number-columns-repeated="1005"/>
        </table:table-row>
        <table:table-row table:style-name="ro1">
          <table:table-cell table:formula="of:=[.A320]-[.$B$46]" office:value-type="float" office:value="-32.6419999999999" calcext:value-type="float">
            <text:p>-32.6419999999999</text:p>
          </table:table-cell>
          <table:table-cell table:formula="of:=((0.01*[.A321]/[.$F$4])+(1.25/[.$F$4])*(([.$F$3]+[.$F$4])/([.$F$5]+[.$F$3])))*1000" office:value-type="float" office:value="2.96981481481484" calcext:value-type="float">
            <text:p>2.96981481481484</text:p>
          </table:table-cell>
          <table:table-cell table:formula="of:=ROUND((([.B321]/1000)*[.$F$10]*[.$H$12])-[.$H$11];5)" office:value-type="float" office:value="0.01107" calcext:value-type="float">
            <text:p>0.01107</text:p>
          </table:table-cell>
          <table:table-cell table:formula="of:=INT([.C321]/([.$F$20]/[.$G$21]))" office:value-type="float" office:value="13" calcext:value-type="float">
            <text:p>13</text:p>
          </table:table-cell>
          <table:table-cell table:formula="of:=[.$G$22]*INT([.C321]/([.$G$22]*[.$F$20]/[.$G$21]))" office:value-type="float" office:value="8" calcext:value-type="float">
            <text:p>8</text:p>
          </table:table-cell>
          <table:table-cell table:formula="of:=[.E320]-[.E321]" office:value-type="float" office:value="8" calcext:value-type="float">
            <text:p>8</text:p>
          </table:table-cell>
          <table:table-cell table:formula="of:=[.$B$44]+[.$B$46]*([.E321]-[.$B$45])/[.$B$47]" office:value-type="float" office:value="-32.642" calcext:value-type="float">
            <text:p>-32.642</text:p>
          </table:table-cell>
          <table:table-cell table:formula="of:=TRUNC([.G321];2)" office:value-type="float" office:value="-32.64" calcext:value-type="float">
            <text:p>-32.64</text:p>
          </table:table-cell>
          <table:table-cell table:formula="of:=[.H321]-[.A321]" office:value-type="float" office:value="0.00199999999990297" calcext:value-type="float">
            <text:p>0.001999999999903</text:p>
          </table:table-cell>
          <table:table-cell/>
          <table:table-cell table:formula="of:=[.K320]+[.$B$46]" office:value-type="float" office:value="32.3819999999999" calcext:value-type="float">
            <text:p>32.3819999999999</text:p>
          </table:table-cell>
          <table:table-cell table:formula="of:=((0.01*[.K321]/[.$F$4])+(1.25/[.$F$4])*(([.$F$3]+[.$F$4])/([.$F$5]+[.$F$3])))*1000" office:value-type="float" office:value="21.032037037037" calcext:value-type="float">
            <text:p>21.032037037037</text:p>
          </table:table-cell>
          <table:table-cell table:formula="of:=ROUND((([.L321]/1000)*[.$F$10]*[.$H$12])-[.$H$11];5)" office:value-type="float" office:value="3.31156" calcext:value-type="float">
            <text:p>3.31156</text:p>
          </table:table-cell>
          <table:table-cell table:formula="of:=INT([.M321]/([.$F$20]/[.$G$21]))" office:value-type="float" office:value="4110" calcext:value-type="float">
            <text:p>4110</text:p>
          </table:table-cell>
          <table:table-cell table:formula="of:=[.$G$22]*INT([.M321]/([.$G$22]*[.$F$20]/[.$G$21]))" office:value-type="float" office:value="4104" calcext:value-type="float">
            <text:p>4104</text:p>
          </table:table-cell>
          <table:table-cell table:formula="of:=[.O321]-[.O320]" office:value-type="float" office:value="8" calcext:value-type="float">
            <text:p>8</text:p>
          </table:table-cell>
          <table:table-cell table:formula="of:=[.$B$44]+[.$B$46]*([.O321]-[.$B$45])/[.$B$47]" office:value-type="float" office:value="32.382" calcext:value-type="float">
            <text:p>32.382</text:p>
          </table:table-cell>
          <table:table-cell table:formula="of:=TRUNC([.Q321];2)" office:value-type="float" office:value="32.38" calcext:value-type="float">
            <text:p>32.38</text:p>
          </table:table-cell>
          <table:table-cell table:formula="of:=[.R321]-[.K321]" office:value-type="float" office:value="-0.00199999999989586" calcext:value-type="float">
            <text:p>-0.001999999999896</text:p>
          </table:table-cell>
          <table:table-cell table:number-columns-repeated="1005"/>
        </table:table-row>
        <table:table-row table:style-name="ro1">
          <table:table-cell table:formula="of:=[.A321]-[.$B$46]" office:value-type="float" office:value="-32.7689999999999" calcext:value-type="float">
            <text:p>-32.7689999999999</text:p>
          </table:table-cell>
          <table:table-cell table:formula="of:=((0.01*[.A322]/[.$F$4])+(1.25/[.$F$4])*(([.$F$3]+[.$F$4])/([.$F$5]+[.$F$3])))*1000" office:value-type="float" office:value="2.93453703703706" calcext:value-type="float">
            <text:p>2.93453703703706</text:p>
          </table:table-cell>
          <table:table-cell table:formula="of:=ROUND((([.B322]/1000)*[.$F$10]*[.$H$12])-[.$H$11];5)" office:value-type="float" office:value="0.00462" calcext:value-type="float">
            <text:p>0.00462</text:p>
          </table:table-cell>
          <table:table-cell table:formula="of:=INT([.C322]/([.$F$20]/[.$G$21]))" office:value-type="float" office:value="5" calcext:value-type="float">
            <text:p>5</text:p>
          </table:table-cell>
          <table:table-cell table:formula="of:=[.$G$22]*INT([.C322]/([.$G$22]*[.$F$20]/[.$G$21]))" office:value-type="float" office:value="0" calcext:value-type="float">
            <text:p>0</text:p>
          </table:table-cell>
          <table:table-cell table:formula="of:=[.E321]-[.E322]" office:value-type="float" office:value="8" calcext:value-type="float">
            <text:p>8</text:p>
          </table:table-cell>
          <table:table-cell table:formula="of:=[.$B$44]+[.$B$46]*([.E322]-[.$B$45])/[.$B$47]" office:value-type="float" office:value="-32.769" calcext:value-type="float">
            <text:p>-32.769</text:p>
          </table:table-cell>
          <table:table-cell table:formula="of:=TRUNC([.G322];2)" office:value-type="float" office:value="-32.76" calcext:value-type="float">
            <text:p>-32.76</text:p>
          </table:table-cell>
          <table:table-cell table:formula="of:=[.H322]-[.A322]" office:value-type="float" office:value="0.00899999999990797" calcext:value-type="float">
            <text:p>0.008999999999908</text:p>
          </table:table-cell>
          <table:table-cell/>
          <table:table-cell table:formula="of:=[.K321]+[.$B$46]" office:value-type="float" office:value="32.5089999999999" calcext:value-type="float">
            <text:p>32.5089999999999</text:p>
          </table:table-cell>
          <table:table-cell table:formula="of:=((0.01*[.K322]/[.$F$4])+(1.25/[.$F$4])*(([.$F$3]+[.$F$4])/([.$F$5]+[.$F$3])))*1000" office:value-type="float" office:value="21.0673148148148" calcext:value-type="float">
            <text:p>21.0673148148148</text:p>
          </table:table-cell>
          <table:table-cell table:formula="of:=ROUND((([.L322]/1000)*[.$F$10]*[.$H$12])-[.$H$11];5)" office:value-type="float" office:value="3.31801" calcext:value-type="float">
            <text:p>3.31801</text:p>
          </table:table-cell>
          <table:table-cell table:formula="of:=INT([.M322]/([.$F$20]/[.$G$21]))" office:value-type="float" office:value="4118" calcext:value-type="float">
            <text:p>4118</text:p>
          </table:table-cell>
          <table:table-cell table:formula="of:=[.$G$22]*INT([.M322]/([.$G$22]*[.$F$20]/[.$G$21]))" office:value-type="float" office:value="4112" calcext:value-type="float">
            <text:p>4112</text:p>
          </table:table-cell>
          <table:table-cell table:formula="of:=[.O322]-[.O321]" office:value-type="float" office:value="8" calcext:value-type="float">
            <text:p>8</text:p>
          </table:table-cell>
          <table:table-cell table:formula="of:=[.$B$44]+[.$B$46]*([.O322]-[.$B$45])/[.$B$47]" office:value-type="float" office:value="32.509" calcext:value-type="float">
            <text:p>32.509</text:p>
          </table:table-cell>
          <table:table-cell table:formula="of:=TRUNC([.Q322];2)" office:value-type="float" office:value="32.5" calcext:value-type="float">
            <text:p>32.5</text:p>
          </table:table-cell>
          <table:table-cell table:formula="of:=[.R322]-[.K322]" office:value-type="float" office:value="-0.00899999999990087" calcext:value-type="float">
            <text:p>-0.008999999999901</text:p>
          </table:table-cell>
          <table:table-cell table:number-columns-repeated="1005"/>
        </table:table-row>
        <table:table-row table:style-name="ro1">
          <table:table-cell table:formula="of:=[.A322]-[.$B$46]" office:value-type="float" office:value="-32.8959999999999" calcext:value-type="float">
            <text:p>-32.8959999999999</text:p>
          </table:table-cell>
          <table:table-cell table:formula="of:=((0.01*[.A323]/[.$F$4])+(1.25/[.$F$4])*(([.$F$3]+[.$F$4])/([.$F$5]+[.$F$3])))*1000" office:value-type="float" office:value="2.89925925925929" calcext:value-type="float">
            <text:p>2.89925925925929</text:p>
          </table:table-cell>
          <table:table-cell table:formula="of:=ROUND((([.B323]/1000)*[.$F$10]*[.$H$12])-[.$H$11];5)" office:value-type="float" office:value="-0.00182" calcext:value-type="float">
            <text:p>-0.00182</text:p>
          </table:table-cell>
          <table:table-cell table:formula="of:=INT([.C323]/([.$F$20]/[.$G$21]))" office:value-type="float" office:value="-3" calcext:value-type="float">
            <text:p>-3</text:p>
          </table:table-cell>
          <table:table-cell table:formula="of:=[.$G$22]*INT([.C323]/([.$G$22]*[.$F$20]/[.$G$21]))" office:value-type="float" office:value="-8" calcext:value-type="float">
            <text:p>-8</text:p>
          </table:table-cell>
          <table:table-cell table:formula="of:=[.E322]-[.E323]" office:value-type="float" office:value="8" calcext:value-type="float">
            <text:p>8</text:p>
          </table:table-cell>
          <table:table-cell table:formula="of:=[.$B$44]+[.$B$46]*([.E323]-[.$B$45])/[.$B$47]" office:value-type="float" office:value="-32.896" calcext:value-type="float">
            <text:p>-32.896</text:p>
          </table:table-cell>
          <table:table-cell table:formula="of:=TRUNC([.G323];2)" office:value-type="float" office:value="-32.89" calcext:value-type="float">
            <text:p>-32.89</text:p>
          </table:table-cell>
          <table:table-cell table:formula="of:=[.H323]-[.A323]" office:value-type="float" office:value="0.00599999999990786" calcext:value-type="float">
            <text:p>0.005999999999908</text:p>
          </table:table-cell>
          <table:table-cell/>
          <table:table-cell table:formula="of:=[.K322]+[.$B$46]" office:value-type="float" office:value="32.6359999999999" calcext:value-type="float">
            <text:p>32.6359999999999</text:p>
          </table:table-cell>
          <table:table-cell table:formula="of:=((0.01*[.K323]/[.$F$4])+(1.25/[.$F$4])*(([.$F$3]+[.$F$4])/([.$F$5]+[.$F$3])))*1000" office:value-type="float" office:value="21.1025925925926" calcext:value-type="float">
            <text:p>21.1025925925926</text:p>
          </table:table-cell>
          <table:table-cell table:formula="of:=ROUND((([.L323]/1000)*[.$F$10]*[.$H$12])-[.$H$11];5)" office:value-type="float" office:value="3.32445" calcext:value-type="float">
            <text:p>3.32445</text:p>
          </table:table-cell>
          <table:table-cell table:formula="of:=INT([.M323]/([.$F$20]/[.$G$21]))" office:value-type="float" office:value="4126" calcext:value-type="float">
            <text:p>4126</text:p>
          </table:table-cell>
          <table:table-cell table:formula="of:=[.$G$22]*INT([.M323]/([.$G$22]*[.$F$20]/[.$G$21]))" office:value-type="float" office:value="4120" calcext:value-type="float">
            <text:p>4120</text:p>
          </table:table-cell>
          <table:table-cell table:formula="of:=[.O323]-[.O322]" office:value-type="float" office:value="8" calcext:value-type="float">
            <text:p>8</text:p>
          </table:table-cell>
          <table:table-cell table:formula="of:=[.$B$44]+[.$B$46]*([.O323]-[.$B$45])/[.$B$47]" office:value-type="float" office:value="32.636" calcext:value-type="float">
            <text:p>32.636</text:p>
          </table:table-cell>
          <table:table-cell table:formula="of:=TRUNC([.Q323];2)" office:value-type="float" office:value="32.63" calcext:value-type="float">
            <text:p>32.63</text:p>
          </table:table-cell>
          <table:table-cell table:formula="of:=[.R323]-[.K323]" office:value-type="float" office:value="-0.00599999999990075" calcext:value-type="float">
            <text:p>-0.00599999999990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23]+[.$B$46]" office:value-type="float" office:value="32.7629999999999" calcext:value-type="float">
            <text:p>32.7629999999999</text:p>
          </table:table-cell>
          <table:table-cell table:formula="of:=((0.01*[.K324]/[.$F$4])+(1.25/[.$F$4])*(([.$F$3]+[.$F$4])/([.$F$5]+[.$F$3])))*1000" office:value-type="float" office:value="21.1378703703703" calcext:value-type="float">
            <text:p>21.1378703703703</text:p>
          </table:table-cell>
          <table:table-cell table:formula="of:=ROUND((([.L324]/1000)*[.$F$10]*[.$H$12])-[.$H$11];5)" office:value-type="float" office:value="3.3309" calcext:value-type="float">
            <text:p>3.3309</text:p>
          </table:table-cell>
          <table:table-cell table:formula="of:=INT([.M324]/([.$F$20]/[.$G$21]))" office:value-type="float" office:value="4134" calcext:value-type="float">
            <text:p>4134</text:p>
          </table:table-cell>
          <table:table-cell table:formula="of:=[.$G$22]*INT([.M324]/([.$G$22]*[.$F$20]/[.$G$21]))" office:value-type="float" office:value="4128" calcext:value-type="float">
            <text:p>4128</text:p>
          </table:table-cell>
          <table:table-cell table:formula="of:=[.O324]-[.O323]" office:value-type="float" office:value="8" calcext:value-type="float">
            <text:p>8</text:p>
          </table:table-cell>
          <table:table-cell table:formula="of:=[.$B$44]+[.$B$46]*([.O324]-[.$B$45])/[.$B$47]" office:value-type="float" office:value="32.763" calcext:value-type="float">
            <text:p>32.763</text:p>
          </table:table-cell>
          <table:table-cell table:formula="of:=TRUNC([.Q324];2)" office:value-type="float" office:value="32.76" calcext:value-type="float">
            <text:p>32.76</text:p>
          </table:table-cell>
          <table:table-cell table:formula="of:=[.R324]-[.K324]" office:value-type="float" office:value="-0.00299999999990774" calcext:value-type="float">
            <text:p>-0.00299999999990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24]+[.$B$46]" office:value-type="float" office:value="32.8899999999999" calcext:value-type="float">
            <text:p>32.8899999999999</text:p>
          </table:table-cell>
          <table:table-cell table:formula="of:=((0.01*[.K325]/[.$F$4])+(1.25/[.$F$4])*(([.$F$3]+[.$F$4])/([.$F$5]+[.$F$3])))*1000" office:value-type="float" office:value="21.1731481481481" calcext:value-type="float">
            <text:p>21.1731481481481</text:p>
          </table:table-cell>
          <table:table-cell table:formula="of:=ROUND((([.L325]/1000)*[.$F$10]*[.$H$12])-[.$H$11];5)" office:value-type="float" office:value="3.33735" calcext:value-type="float">
            <text:p>3.33735</text:p>
          </table:table-cell>
          <table:table-cell table:formula="of:=INT([.M325]/([.$F$20]/[.$G$21]))" office:value-type="float" office:value="4142" calcext:value-type="float">
            <text:p>4142</text:p>
          </table:table-cell>
          <table:table-cell table:formula="of:=[.$G$22]*INT([.M325]/([.$G$22]*[.$F$20]/[.$G$21]))" office:value-type="float" office:value="4136" calcext:value-type="float">
            <text:p>4136</text:p>
          </table:table-cell>
          <table:table-cell table:formula="of:=[.O325]-[.O324]" office:value-type="float" office:value="8" calcext:value-type="float">
            <text:p>8</text:p>
          </table:table-cell>
          <table:table-cell table:formula="of:=[.$B$44]+[.$B$46]*([.O325]-[.$B$45])/[.$B$47]" office:value-type="float" office:value="32.89" calcext:value-type="float">
            <text:p>32.89</text:p>
          </table:table-cell>
          <table:table-cell table:formula="of:=TRUNC([.Q325];2)" office:value-type="float" office:value="32.89" calcext:value-type="float">
            <text:p>32.89</text:p>
          </table:table-cell>
          <table:table-cell table:formula="of:=[.R325]-[.K32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25]+[.$B$46]" office:value-type="float" office:value="33.0169999999999" calcext:value-type="float">
            <text:p>33.0169999999999</text:p>
          </table:table-cell>
          <table:table-cell table:formula="of:=((0.01*[.K326]/[.$F$4])+(1.25/[.$F$4])*(([.$F$3]+[.$F$4])/([.$F$5]+[.$F$3])))*1000" office:value-type="float" office:value="21.2084259259259" calcext:value-type="float">
            <text:p>21.2084259259259</text:p>
          </table:table-cell>
          <table:table-cell table:formula="of:=ROUND((([.L326]/1000)*[.$F$10]*[.$H$12])-[.$H$11];5)" office:value-type="float" office:value="3.34379" calcext:value-type="float">
            <text:p>3.34379</text:p>
          </table:table-cell>
          <table:table-cell table:formula="of:=INT([.M326]/([.$F$20]/[.$G$21]))" office:value-type="float" office:value="4150" calcext:value-type="float">
            <text:p>4150</text:p>
          </table:table-cell>
          <table:table-cell table:formula="of:=[.$G$22]*INT([.M326]/([.$G$22]*[.$F$20]/[.$G$21]))" office:value-type="float" office:value="4144" calcext:value-type="float">
            <text:p>4144</text:p>
          </table:table-cell>
          <table:table-cell table:formula="of:=[.O326]-[.O325]" office:value-type="float" office:value="8" calcext:value-type="float">
            <text:p>8</text:p>
          </table:table-cell>
          <table:table-cell table:formula="of:=[.$B$44]+[.$B$46]*([.O326]-[.$B$45])/[.$B$47]" office:value-type="float" office:value="33.017" calcext:value-type="float">
            <text:p>33.017</text:p>
          </table:table-cell>
          <table:table-cell table:formula="of:=TRUNC([.Q326];2)" office:value-type="float" office:value="33.01" calcext:value-type="float">
            <text:p>33.01</text:p>
          </table:table-cell>
          <table:table-cell table:formula="of:=[.R326]-[.K326]" office:value-type="float" office:value="-0.00699999999991263" calcext:value-type="float">
            <text:p>-0.006999999999913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26]+[.$B$46]" office:value-type="float" office:value="33.1439999999999" calcext:value-type="float">
            <text:p>33.1439999999999</text:p>
          </table:table-cell>
          <table:table-cell table:formula="of:=((0.01*[.K327]/[.$F$4])+(1.25/[.$F$4])*(([.$F$3]+[.$F$4])/([.$F$5]+[.$F$3])))*1000" office:value-type="float" office:value="21.2437037037037" calcext:value-type="float">
            <text:p>21.2437037037037</text:p>
          </table:table-cell>
          <table:table-cell table:formula="of:=ROUND((([.L327]/1000)*[.$F$10]*[.$H$12])-[.$H$11];5)" office:value-type="float" office:value="3.35024" calcext:value-type="float">
            <text:p>3.35024</text:p>
          </table:table-cell>
          <table:table-cell table:formula="of:=INT([.M327]/([.$F$20]/[.$G$21]))" office:value-type="float" office:value="4158" calcext:value-type="float">
            <text:p>4158</text:p>
          </table:table-cell>
          <table:table-cell table:formula="of:=[.$G$22]*INT([.M327]/([.$G$22]*[.$F$20]/[.$G$21]))" office:value-type="float" office:value="4152" calcext:value-type="float">
            <text:p>4152</text:p>
          </table:table-cell>
          <table:table-cell table:formula="of:=[.O327]-[.O326]" office:value-type="float" office:value="8" calcext:value-type="float">
            <text:p>8</text:p>
          </table:table-cell>
          <table:table-cell table:formula="of:=[.$B$44]+[.$B$46]*([.O327]-[.$B$45])/[.$B$47]" office:value-type="float" office:value="33.144" calcext:value-type="float">
            <text:p>33.144</text:p>
          </table:table-cell>
          <table:table-cell table:formula="of:=TRUNC([.Q327];2)" office:value-type="float" office:value="33.14" calcext:value-type="float">
            <text:p>33.14</text:p>
          </table:table-cell>
          <table:table-cell table:formula="of:=[.R327]-[.K327]" office:value-type="float" office:value="-0.00399999999991252" calcext:value-type="float">
            <text:p>-0.003999999999913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27]+[.$B$46]" office:value-type="float" office:value="33.2709999999999" calcext:value-type="float">
            <text:p>33.2709999999999</text:p>
          </table:table-cell>
          <table:table-cell table:formula="of:=((0.01*[.K328]/[.$F$4])+(1.25/[.$F$4])*(([.$F$3]+[.$F$4])/([.$F$5]+[.$F$3])))*1000" office:value-type="float" office:value="21.2789814814815" calcext:value-type="float">
            <text:p>21.2789814814815</text:p>
          </table:table-cell>
          <table:table-cell table:formula="of:=ROUND((([.L328]/1000)*[.$F$10]*[.$H$12])-[.$H$11];5)" office:value-type="float" office:value="3.35668" calcext:value-type="float">
            <text:p>3.35668</text:p>
          </table:table-cell>
          <table:table-cell table:formula="of:=INT([.M328]/([.$F$20]/[.$G$21]))" office:value-type="float" office:value="4166" calcext:value-type="float">
            <text:p>4166</text:p>
          </table:table-cell>
          <table:table-cell table:formula="of:=[.$G$22]*INT([.M328]/([.$G$22]*[.$F$20]/[.$G$21]))" office:value-type="float" office:value="4160" calcext:value-type="float">
            <text:p>4160</text:p>
          </table:table-cell>
          <table:table-cell table:formula="of:=[.O328]-[.O327]" office:value-type="float" office:value="8" calcext:value-type="float">
            <text:p>8</text:p>
          </table:table-cell>
          <table:table-cell table:formula="of:=[.$B$44]+[.$B$46]*([.O328]-[.$B$45])/[.$B$47]" office:value-type="float" office:value="33.271" calcext:value-type="float">
            <text:p>33.271</text:p>
          </table:table-cell>
          <table:table-cell table:formula="of:=TRUNC([.Q328];2)" office:value-type="float" office:value="33.27" calcext:value-type="float">
            <text:p>33.27</text:p>
          </table:table-cell>
          <table:table-cell table:formula="of:=[.R328]-[.K328]" office:value-type="float" office:value="-0.000999999999912404" calcext:value-type="float">
            <text:p>-0.000999999999912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28]+[.$B$46]" office:value-type="float" office:value="33.3979999999999" calcext:value-type="float">
            <text:p>33.3979999999999</text:p>
          </table:table-cell>
          <table:table-cell table:formula="of:=((0.01*[.K329]/[.$F$4])+(1.25/[.$F$4])*(([.$F$3]+[.$F$4])/([.$F$5]+[.$F$3])))*1000" office:value-type="float" office:value="21.3142592592592" calcext:value-type="float">
            <text:p>21.3142592592592</text:p>
          </table:table-cell>
          <table:table-cell table:formula="of:=ROUND((([.L329]/1000)*[.$F$10]*[.$H$12])-[.$H$11];5)" office:value-type="float" office:value="3.36313" calcext:value-type="float">
            <text:p>3.36313</text:p>
          </table:table-cell>
          <table:table-cell table:formula="of:=INT([.M329]/([.$F$20]/[.$G$21]))" office:value-type="float" office:value="4174" calcext:value-type="float">
            <text:p>4174</text:p>
          </table:table-cell>
          <table:table-cell table:formula="of:=[.$G$22]*INT([.M329]/([.$G$22]*[.$F$20]/[.$G$21]))" office:value-type="float" office:value="4168" calcext:value-type="float">
            <text:p>4168</text:p>
          </table:table-cell>
          <table:table-cell table:formula="of:=[.O329]-[.O328]" office:value-type="float" office:value="8" calcext:value-type="float">
            <text:p>8</text:p>
          </table:table-cell>
          <table:table-cell table:formula="of:=[.$B$44]+[.$B$46]*([.O329]-[.$B$45])/[.$B$47]" office:value-type="float" office:value="33.398" calcext:value-type="float">
            <text:p>33.398</text:p>
          </table:table-cell>
          <table:table-cell table:formula="of:=TRUNC([.Q329];2)" office:value-type="float" office:value="33.39" calcext:value-type="float">
            <text:p>33.39</text:p>
          </table:table-cell>
          <table:table-cell table:formula="of:=[.R329]-[.K329]" office:value-type="float" office:value="-0.00799999999991741" calcext:value-type="float">
            <text:p>-0.00799999999991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29]+[.$B$46]" office:value-type="float" office:value="33.5249999999999" calcext:value-type="float">
            <text:p>33.5249999999999</text:p>
          </table:table-cell>
          <table:table-cell table:formula="of:=((0.01*[.K330]/[.$F$4])+(1.25/[.$F$4])*(([.$F$3]+[.$F$4])/([.$F$5]+[.$F$3])))*1000" office:value-type="float" office:value="21.349537037037" calcext:value-type="float">
            <text:p>21.349537037037</text:p>
          </table:table-cell>
          <table:table-cell table:formula="of:=ROUND((([.L330]/1000)*[.$F$10]*[.$H$12])-[.$H$11];5)" office:value-type="float" office:value="3.36958" calcext:value-type="float">
            <text:p>3.36958</text:p>
          </table:table-cell>
          <table:table-cell table:formula="of:=INT([.M330]/([.$F$20]/[.$G$21]))" office:value-type="float" office:value="4182" calcext:value-type="float">
            <text:p>4182</text:p>
          </table:table-cell>
          <table:table-cell table:formula="of:=[.$G$22]*INT([.M330]/([.$G$22]*[.$F$20]/[.$G$21]))" office:value-type="float" office:value="4176" calcext:value-type="float">
            <text:p>4176</text:p>
          </table:table-cell>
          <table:table-cell table:formula="of:=[.O330]-[.O329]" office:value-type="float" office:value="8" calcext:value-type="float">
            <text:p>8</text:p>
          </table:table-cell>
          <table:table-cell table:formula="of:=[.$B$44]+[.$B$46]*([.O330]-[.$B$45])/[.$B$47]" office:value-type="float" office:value="33.525" calcext:value-type="float">
            <text:p>33.525</text:p>
          </table:table-cell>
          <table:table-cell table:formula="of:=TRUNC([.Q330];2)" office:value-type="float" office:value="33.52" calcext:value-type="float">
            <text:p>33.52</text:p>
          </table:table-cell>
          <table:table-cell table:formula="of:=[.R330]-[.K330]" office:value-type="float" office:value="-0.00499999999991729" calcext:value-type="float">
            <text:p>-0.00499999999991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30]+[.$B$46]" office:value-type="float" office:value="33.6519999999999" calcext:value-type="float">
            <text:p>33.6519999999999</text:p>
          </table:table-cell>
          <table:table-cell table:formula="of:=((0.01*[.K331]/[.$F$4])+(1.25/[.$F$4])*(([.$F$3]+[.$F$4])/([.$F$5]+[.$F$3])))*1000" office:value-type="float" office:value="21.3848148148148" calcext:value-type="float">
            <text:p>21.3848148148148</text:p>
          </table:table-cell>
          <table:table-cell table:formula="of:=ROUND((([.L331]/1000)*[.$F$10]*[.$H$12])-[.$H$11];5)" office:value-type="float" office:value="3.37602" calcext:value-type="float">
            <text:p>3.37602</text:p>
          </table:table-cell>
          <table:table-cell table:formula="of:=INT([.M331]/([.$F$20]/[.$G$21]))" office:value-type="float" office:value="4190" calcext:value-type="float">
            <text:p>4190</text:p>
          </table:table-cell>
          <table:table-cell table:formula="of:=[.$G$22]*INT([.M331]/([.$G$22]*[.$F$20]/[.$G$21]))" office:value-type="float" office:value="4184" calcext:value-type="float">
            <text:p>4184</text:p>
          </table:table-cell>
          <table:table-cell table:formula="of:=[.O331]-[.O330]" office:value-type="float" office:value="8" calcext:value-type="float">
            <text:p>8</text:p>
          </table:table-cell>
          <table:table-cell table:formula="of:=[.$B$44]+[.$B$46]*([.O331]-[.$B$45])/[.$B$47]" office:value-type="float" office:value="33.652" calcext:value-type="float">
            <text:p>33.652</text:p>
          </table:table-cell>
          <table:table-cell table:formula="of:=TRUNC([.Q331];2)" office:value-type="float" office:value="33.65" calcext:value-type="float">
            <text:p>33.65</text:p>
          </table:table-cell>
          <table:table-cell table:formula="of:=[.R331]-[.K331]" office:value-type="float" office:value="-0.00199999999992428" calcext:value-type="float">
            <text:p>-0.00199999999992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31]+[.$B$46]" office:value-type="float" office:value="33.7789999999999" calcext:value-type="float">
            <text:p>33.7789999999999</text:p>
          </table:table-cell>
          <table:table-cell table:formula="of:=((0.01*[.K332]/[.$F$4])+(1.25/[.$F$4])*(([.$F$3]+[.$F$4])/([.$F$5]+[.$F$3])))*1000" office:value-type="float" office:value="21.4200925925926" calcext:value-type="float">
            <text:p>21.4200925925926</text:p>
          </table:table-cell>
          <table:table-cell table:formula="of:=ROUND((([.L332]/1000)*[.$F$10]*[.$H$12])-[.$H$11];5)" office:value-type="float" office:value="3.38247" calcext:value-type="float">
            <text:p>3.38247</text:p>
          </table:table-cell>
          <table:table-cell table:formula="of:=INT([.M332]/([.$F$20]/[.$G$21]))" office:value-type="float" office:value="4198" calcext:value-type="float">
            <text:p>4198</text:p>
          </table:table-cell>
          <table:table-cell table:formula="of:=[.$G$22]*INT([.M332]/([.$G$22]*[.$F$20]/[.$G$21]))" office:value-type="float" office:value="4192" calcext:value-type="float">
            <text:p>4192</text:p>
          </table:table-cell>
          <table:table-cell table:formula="of:=[.O332]-[.O331]" office:value-type="float" office:value="8" calcext:value-type="float">
            <text:p>8</text:p>
          </table:table-cell>
          <table:table-cell table:formula="of:=[.$B$44]+[.$B$46]*([.O332]-[.$B$45])/[.$B$47]" office:value-type="float" office:value="33.779" calcext:value-type="float">
            <text:p>33.779</text:p>
          </table:table-cell>
          <table:table-cell table:formula="of:=TRUNC([.Q332];2)" office:value-type="float" office:value="33.77" calcext:value-type="float">
            <text:p>33.77</text:p>
          </table:table-cell>
          <table:table-cell table:formula="of:=[.R332]-[.K332]" office:value-type="float" office:value="-0.00899999999992218" calcext:value-type="float">
            <text:p>-0.008999999999922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32]+[.$B$46]" office:value-type="float" office:value="33.9059999999999" calcext:value-type="float">
            <text:p>33.9059999999999</text:p>
          </table:table-cell>
          <table:table-cell table:formula="of:=((0.01*[.K333]/[.$F$4])+(1.25/[.$F$4])*(([.$F$3]+[.$F$4])/([.$F$5]+[.$F$3])))*1000" office:value-type="float" office:value="21.4553703703704" calcext:value-type="float">
            <text:p>21.4553703703704</text:p>
          </table:table-cell>
          <table:table-cell table:formula="of:=ROUND((([.L333]/1000)*[.$F$10]*[.$H$12])-[.$H$11];5)" office:value-type="float" office:value="3.38892" calcext:value-type="float">
            <text:p>3.38892</text:p>
          </table:table-cell>
          <table:table-cell table:formula="of:=INT([.M333]/([.$F$20]/[.$G$21]))" office:value-type="float" office:value="4206" calcext:value-type="float">
            <text:p>4206</text:p>
          </table:table-cell>
          <table:table-cell table:formula="of:=[.$G$22]*INT([.M333]/([.$G$22]*[.$F$20]/[.$G$21]))" office:value-type="float" office:value="4200" calcext:value-type="float">
            <text:p>4200</text:p>
          </table:table-cell>
          <table:table-cell table:formula="of:=[.O333]-[.O332]" office:value-type="float" office:value="8" calcext:value-type="float">
            <text:p>8</text:p>
          </table:table-cell>
          <table:table-cell table:formula="of:=[.$B$44]+[.$B$46]*([.O333]-[.$B$45])/[.$B$47]" office:value-type="float" office:value="33.906" calcext:value-type="float">
            <text:p>33.906</text:p>
          </table:table-cell>
          <table:table-cell table:formula="of:=TRUNC([.Q333];2)" office:value-type="float" office:value="33.9" calcext:value-type="float">
            <text:p>33.9</text:p>
          </table:table-cell>
          <table:table-cell table:formula="of:=[.R333]-[.K333]" office:value-type="float" office:value="-0.00599999999992917" calcext:value-type="float">
            <text:p>-0.0059999999999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33]+[.$B$46]" office:value-type="float" office:value="34.0329999999999" calcext:value-type="float">
            <text:p>34.0329999999999</text:p>
          </table:table-cell>
          <table:table-cell table:formula="of:=((0.01*[.K334]/[.$F$4])+(1.25/[.$F$4])*(([.$F$3]+[.$F$4])/([.$F$5]+[.$F$3])))*1000" office:value-type="float" office:value="21.4906481481481" calcext:value-type="float">
            <text:p>21.4906481481481</text:p>
          </table:table-cell>
          <table:table-cell table:formula="of:=ROUND((([.L334]/1000)*[.$F$10]*[.$H$12])-[.$H$11];5)" office:value-type="float" office:value="3.39536" calcext:value-type="float">
            <text:p>3.39536</text:p>
          </table:table-cell>
          <table:table-cell table:formula="of:=INT([.M334]/([.$F$20]/[.$G$21]))" office:value-type="float" office:value="4214" calcext:value-type="float">
            <text:p>4214</text:p>
          </table:table-cell>
          <table:table-cell table:formula="of:=[.$G$22]*INT([.M334]/([.$G$22]*[.$F$20]/[.$G$21]))" office:value-type="float" office:value="4208" calcext:value-type="float">
            <text:p>4208</text:p>
          </table:table-cell>
          <table:table-cell table:formula="of:=[.O334]-[.O333]" office:value-type="float" office:value="8" calcext:value-type="float">
            <text:p>8</text:p>
          </table:table-cell>
          <table:table-cell table:formula="of:=[.$B$44]+[.$B$46]*([.O334]-[.$B$45])/[.$B$47]" office:value-type="float" office:value="34.033" calcext:value-type="float">
            <text:p>34.033</text:p>
          </table:table-cell>
          <table:table-cell table:formula="of:=TRUNC([.Q334];2)" office:value-type="float" office:value="34.03" calcext:value-type="float">
            <text:p>34.03</text:p>
          </table:table-cell>
          <table:table-cell table:formula="of:=[.R334]-[.K334]" office:value-type="float" office:value="-0.00299999999992906" calcext:value-type="float">
            <text:p>-0.0029999999999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34]+[.$B$46]" office:value-type="float" office:value="34.1599999999999" calcext:value-type="float">
            <text:p>34.1599999999999</text:p>
          </table:table-cell>
          <table:table-cell table:formula="of:=((0.01*[.K335]/[.$F$4])+(1.25/[.$F$4])*(([.$F$3]+[.$F$4])/([.$F$5]+[.$F$3])))*1000" office:value-type="float" office:value="21.5259259259259" calcext:value-type="float">
            <text:p>21.5259259259259</text:p>
          </table:table-cell>
          <table:table-cell table:formula="of:=ROUND((([.L335]/1000)*[.$F$10]*[.$H$12])-[.$H$11];5)" office:value-type="float" office:value="3.40181" calcext:value-type="float">
            <text:p>3.40181</text:p>
          </table:table-cell>
          <table:table-cell table:formula="of:=INT([.M335]/([.$F$20]/[.$G$21]))" office:value-type="float" office:value="4222" calcext:value-type="float">
            <text:p>4222</text:p>
          </table:table-cell>
          <table:table-cell table:formula="of:=[.$G$22]*INT([.M335]/([.$G$22]*[.$F$20]/[.$G$21]))" office:value-type="float" office:value="4216" calcext:value-type="float">
            <text:p>4216</text:p>
          </table:table-cell>
          <table:table-cell table:formula="of:=[.O335]-[.O334]" office:value-type="float" office:value="8" calcext:value-type="float">
            <text:p>8</text:p>
          </table:table-cell>
          <table:table-cell table:formula="of:=[.$B$44]+[.$B$46]*([.O335]-[.$B$45])/[.$B$47]" office:value-type="float" office:value="34.16" calcext:value-type="float">
            <text:p>34.16</text:p>
          </table:table-cell>
          <table:table-cell table:formula="of:=TRUNC([.Q335];2)" office:value-type="float" office:value="34.16" calcext:value-type="float">
            <text:p>34.16</text:p>
          </table:table-cell>
          <table:table-cell table:formula="of:=[.R335]-[.K3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35]+[.$B$46]" office:value-type="float" office:value="34.2869999999999" calcext:value-type="float">
            <text:p>34.2869999999999</text:p>
          </table:table-cell>
          <table:table-cell table:formula="of:=((0.01*[.K336]/[.$F$4])+(1.25/[.$F$4])*(([.$F$3]+[.$F$4])/([.$F$5]+[.$F$3])))*1000" office:value-type="float" office:value="21.5612037037037" calcext:value-type="float">
            <text:p>21.5612037037037</text:p>
          </table:table-cell>
          <table:table-cell table:formula="of:=ROUND((([.L336]/1000)*[.$F$10]*[.$H$12])-[.$H$11];5)" office:value-type="float" office:value="3.40825" calcext:value-type="float">
            <text:p>3.40825</text:p>
          </table:table-cell>
          <table:table-cell table:formula="of:=INT([.M336]/([.$F$20]/[.$G$21]))" office:value-type="float" office:value="4230" calcext:value-type="float">
            <text:p>4230</text:p>
          </table:table-cell>
          <table:table-cell table:formula="of:=[.$G$22]*INT([.M336]/([.$G$22]*[.$F$20]/[.$G$21]))" office:value-type="float" office:value="4224" calcext:value-type="float">
            <text:p>4224</text:p>
          </table:table-cell>
          <table:table-cell table:formula="of:=[.O336]-[.O335]" office:value-type="float" office:value="8" calcext:value-type="float">
            <text:p>8</text:p>
          </table:table-cell>
          <table:table-cell table:formula="of:=[.$B$44]+[.$B$46]*([.O336]-[.$B$45])/[.$B$47]" office:value-type="float" office:value="34.287" calcext:value-type="float">
            <text:p>34.287</text:p>
          </table:table-cell>
          <table:table-cell table:formula="of:=TRUNC([.Q336];2)" office:value-type="float" office:value="34.28" calcext:value-type="float">
            <text:p>34.28</text:p>
          </table:table-cell>
          <table:table-cell table:formula="of:=[.R336]-[.K336]" office:value-type="float" office:value="-0.00699999999993395" calcext:value-type="float">
            <text:p>-0.00699999999993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K336]+[.$B$46]" office:value-type="float" office:value="34.4139999999999" calcext:value-type="float">
            <text:p>34.4139999999999</text:p>
          </table:table-cell>
          <table:table-cell table:formula="of:=((0.01*[.K337]/[.$F$4])+(1.25/[.$F$4])*(([.$F$3]+[.$F$4])/([.$F$5]+[.$F$3])))*1000" office:value-type="float" office:value="21.5964814814815" calcext:value-type="float">
            <text:p>21.5964814814815</text:p>
          </table:table-cell>
          <table:table-cell table:formula="of:=ROUND((([.L337]/1000)*[.$F$10]*[.$H$12])-[.$H$11];5)" office:value-type="float" office:value="3.4147" calcext:value-type="float">
            <text:p>3.4147</text:p>
          </table:table-cell>
          <table:table-cell table:formula="of:=INT([.M337]/([.$F$20]/[.$G$21]))" office:value-type="float" office:value="4238" calcext:value-type="float">
            <text:p>4238</text:p>
          </table:table-cell>
          <table:table-cell table:formula="of:=[.$G$22]*INT([.M337]/([.$G$22]*[.$F$20]/[.$G$21]))" office:value-type="float" office:value="4232" calcext:value-type="float">
            <text:p>4232</text:p>
          </table:table-cell>
          <table:table-cell table:formula="of:=[.O337]-[.O336]" office:value-type="float" office:value="8" calcext:value-type="float">
            <text:p>8</text:p>
          </table:table-cell>
          <table:table-cell table:formula="of:=[.$B$44]+[.$B$46]*([.O337]-[.$B$45])/[.$B$47]" office:value-type="float" office:value="34.414" calcext:value-type="float">
            <text:p>34.414</text:p>
          </table:table-cell>
          <table:table-cell table:formula="of:=TRUNC([.Q337];2)" office:value-type="float" office:value="34.41" calcext:value-type="float">
            <text:p>34.41</text:p>
          </table:table-cell>
          <table:table-cell table:formula="of:=[.R337]-[.K337]" office:value-type="float" office:value="-0.00399999999994094" calcext:value-type="float">
            <text:p>-0.003999999999941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0:32:30.666793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15:10.583134199</meta:creation-date>
    <dc:date>2017-12-12T12:11:31.513924195</dc:date>
    <meta:editing-duration>P8DT4H48M20S</meta:editing-duration>
    <meta:editing-cycles>133</meta:editing-cycles>
    <meta:generator>LibreOffice/5.2.7.2$Linux_x86 LibreOffice_project/20m0$Build-2</meta:generator>
    <meta:document-statistic meta:table-count="3" meta:cell-count="5399" meta:object-count="0"/>
  </office:meta>
</office:document-meta>
</file>